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space Neon" svg:font-family="'Monaspace Neon', ui-monospace, SFMono-Regular, 'SF Mono', Menlo, Consolas, 'Liberation Mono', monospac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a1" style:family="table">
      <style:table-properties style:width="17cm" table:align="left"/>
    </style:style>
    <style:style style:name="Tabla1.A" style:family="table-column">
      <style:table-column-properties style:column-width="3.903cm"/>
    </style:style>
    <style:style style:name="Tabla1.B" style:family="table-column">
      <style:table-column-properties style:column-width="5.098cm"/>
    </style:style>
    <style:style style:name="Tabla1.C" style:family="table-column">
      <style:table-column-properties style:column-width="7.999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4.276cm"/>
    </style:style>
    <style:style style:name="Tabla2.B" style:family="table-column">
      <style:table-column-properties style:column-width="6.071cm"/>
    </style:style>
    <style:style style:name="Tabla2.C" style:family="table-column">
      <style:table-column-properties style:column-width="6.653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5.039cm"/>
    </style:style>
    <style:style style:name="Tabla3.B" style:family="table-column">
      <style:table-column-properties style:column-width="2.596cm"/>
    </style:style>
    <style:style style:name="Tabla3.C" style:family="table-column">
      <style:table-column-properties style:column-width="4.318cm"/>
    </style:style>
    <style:style style:name="Tabla3.D" style:family="table-column">
      <style:table-column-properties style:column-width="5.046cm"/>
    </style:style>
    <style:style style:name="Tabla3.A1" style:family="table-cell">
      <style:table-cell-properties style:vertical-align="middle" fo:padding="0.049cm" fo:border="none"/>
    </style:style>
    <style:style style:name="Tabla5" style:family="table">
      <style:table-properties style:width="12.333cm" table:align="left"/>
    </style:style>
    <style:style style:name="Tabla5.A" style:family="table-column">
      <style:table-column-properties style:column-width="4.969cm"/>
    </style:style>
    <style:style style:name="Tabla5.B" style:family="table-column">
      <style:table-column-properties style:column-width="2.574cm"/>
    </style:style>
    <style:style style:name="Tabla5.C" style:family="table-column">
      <style:table-column-properties style:column-width="4.791cm"/>
    </style:style>
    <style:style style:name="Tabla5.A1" style:family="table-cell">
      <style:table-cell-properties style:vertical-align="middle" fo:padding="0.049cm" fo:border="none"/>
    </style:style>
    <style:style style:name="Tabla4" style:family="table">
      <style:table-properties style:width="13.356cm" table:align="left"/>
    </style:style>
    <style:style style:name="Tabla4.A" style:family="table-column">
      <style:table-column-properties style:column-width="5.724cm"/>
    </style:style>
    <style:style style:name="Tabla4.B" style:family="table-column">
      <style:table-column-properties style:column-width="7.632cm"/>
    </style:style>
    <style:style style:name="Tabla4.A1" style:family="table-cell">
      <style:table-cell-properties style:vertical-align="middle" fo:padding="0.049cm" fo:border="none"/>
    </style:style>
    <style:style style:name="Tabla6" style:family="table">
      <style:table-properties style:width="11.479cm" table:align="left"/>
    </style:style>
    <style:style style:name="Tabla6.A" style:family="table-column">
      <style:table-column-properties style:column-width="4.172cm"/>
    </style:style>
    <style:style style:name="Tabla6.B" style:family="table-column">
      <style:table-column-properties style:column-width="7.308cm"/>
    </style:style>
    <style:style style:name="Tabla6.A1" style:family="table-cell">
      <style:table-cell-properties style:vertical-align="middle" fo:padding="0.049cm" fo:border="none"/>
    </style:style>
    <style:style style:name="P1" style:family="paragraph" style:parent-style-name="Heading">
      <style:text-properties fo:font-size="28pt" style:font-size-asian="28pt" style:font-size-complex="28pt"/>
    </style:style>
    <style:style style:name="P2" style:family="paragraph" style:parent-style-name="Text_20_body">
      <style:text-properties fo:font-size="28pt" style:font-size-asian="28pt" style:font-size-complex="28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4">
      <style:paragraph-properties>
        <style:tab-stops>
          <style:tab-stop style:position="15.49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Heading_20_3">
      <style:text-properties fo:font-variant="normal" fo:text-transform="none" style:use-window-font-color="true" loext:opacity="0%" fo:font-size="28pt" fo:letter-spacing="normal" style:font-size-asian="28pt" style:font-size-complex="28pt" loext:padding-left="0cm" loext:padding-right="0cm" loext:padding-top="0.635cm" loext:padding-bottom="0cm" loext:border-left="none" loext:border-right="none" loext:border-top="4.51pt solid #000000" loext:border-bottom="none"/>
    </style:style>
    <style:style style:name="P10"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Monaspace Neon" fo:font-size="10.5pt" fo:letter-spacing="normal" fo:font-style="normal" fo:font-weight="normal" fo:background-color="#151b23" style:font-size-asian="28pt" style:font-size-complex="28pt" loext:padding="0cm" loext:border="none"/>
    </style:style>
    <style:style style:name="P11"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f0f6fc" loext:opacity="100%" style:font-name="apple-system" fo:font-size="10.5pt" fo:letter-spacing="normal" fo:font-style="normal" fo:font-weight="normal" style:font-size-asian="28pt" style:font-size-complex="28pt" loext:padding-left="0cm" loext:padding-right="0cm" loext:padding-top="0.635cm" loext:padding-bottom="0cm" loext:border-left="none" loext:border-right="none" loext:border-top="0.06pt solid #3d444d" loext:border-bottom="none"/>
    </style:style>
    <style:style style:name="P12" style:family="paragraph" style:parent-style-name="Standard">
      <style:paragraph-properties fo:margin-left="0cm" fo:margin-right="0cm" fo:text-indent="0cm" style:auto-text-indent="false"/>
      <style:text-properties officeooo:paragraph-rsid="001f0456"/>
    </style:style>
    <style:style style:name="P13" style:family="paragraph" style:parent-style-name="Text_20_body">
      <style:paragraph-properties fo:margin-left="0cm" fo:margin-right="0cm" fo:text-indent="0cm" style:auto-text-indent="false"/>
      <style:text-properties officeooo:paragraph-rsid="001f0456"/>
    </style:style>
    <style:style style:name="P14" style:family="paragraph" style:parent-style-name="Heading_20_3">
      <style:text-properties officeooo:paragraph-rsid="001f0456"/>
    </style:style>
    <style:style style:name="P15" style:family="paragraph" style:parent-style-name="Text_20_body">
      <style:text-properties officeooo:paragraph-rsid="001f0456"/>
    </style:style>
    <style:style style:name="P16" style:family="paragraph" style:parent-style-name="Preformatted_20_Text">
      <style:paragraph-properties fo:margin-top="0cm" fo:margin-bottom="0.499cm" style:contextual-spacing="false"/>
      <style:text-properties officeooo:paragraph-rsid="001f0456"/>
    </style:style>
    <style:style style:name="P17" style:family="paragraph" style:parent-style-name="Heading_20_2">
      <style:text-properties officeooo:paragraph-rsid="001f0456"/>
    </style:style>
    <style:style style:name="P18" style:family="paragraph" style:parent-style-name="Text_20_body" style:list-style-name="L1">
      <style:text-properties officeooo:paragraph-rsid="001f0456"/>
    </style:style>
    <style:style style:name="P19" style:family="paragraph" style:parent-style-name="Standard">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list-style-name="L2"/>
    <style:style style:name="P22" style:family="paragraph" style:parent-style-name="Text_20_body" style:list-style-name="L3"/>
    <style:style style:name="P23" style:family="paragraph" style:parent-style-name="Preformatted_20_Text">
      <style:paragraph-properties fo:margin-top="0cm" fo:margin-bottom="0.499cm" style:contextual-spacing="false"/>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style style:name="P63" style:family="paragraph" style:parent-style-name="Text_20_body" style:list-style-name="L43"/>
    <style:style style:name="P64" style:family="paragraph" style:parent-style-name="Text_20_body" style:list-style-name="L44"/>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Text_20_body" style:list-style-name="L49"/>
    <style:style style:name="P70" style:family="paragraph" style:parent-style-name="Text_20_body" style:list-style-name="L50"/>
    <style:style style:name="P71" style:family="paragraph" style:parent-style-name="Text_20_body" style:list-style-name="L51"/>
    <style:style style:name="P72" style:family="paragraph" style:parent-style-name="Text_20_body" style:list-style-name="L52"/>
    <style:style style:name="P73" style:family="paragraph" style:parent-style-name="Text_20_body" style:list-style-name="L53"/>
    <style:style style:name="P74" style:family="paragraph" style:parent-style-name="Text_20_body" style:list-style-name="L54"/>
    <style:style style:name="P75" style:family="paragraph" style:parent-style-name="Text_20_body" style:list-style-name="L55"/>
    <style:style style:name="P76" style:family="paragraph" style:parent-style-name="Text_20_body" style:list-style-name="L56"/>
    <style:style style:name="P77" style:family="paragraph" style:parent-style-name="Text_20_body">
      <style:paragraph-properties fo:margin-left="0cm" fo:margin-right="0cm" fo:orphans="1" fo:text-indent="0cm" style:auto-text-indent="false"/>
    </style:style>
    <style:style style:name="P78" style:family="paragraph" style:parent-style-name="Text_20_body">
      <style:paragraph-properties fo:margin-top="0cm" fo:margin-bottom="0cm" style:contextual-spacing="false"/>
    </style:style>
    <style:style style:name="P79" style:family="paragraph" style:parent-style-name="Text_20_body" style:list-style-name="L57"/>
    <style:style style:name="P80" style:family="paragraph" style:parent-style-name="Text_20_body" style:list-style-name="L58"/>
    <style:style style:name="P81" style:family="paragraph" style:parent-style-name="Text_20_body" style:list-style-name="L59"/>
    <style:style style:name="P82" style:family="paragraph" style:parent-style-name="Text_20_body" style:list-style-name="L60"/>
    <style:style style:name="P83" style:family="paragraph" style:parent-style-name="Text_20_body" style:list-style-name="L61"/>
    <style:style style:name="P84" style:family="paragraph" style:parent-style-name="Text_20_body" style:list-style-name="L62"/>
    <style:style style:name="P85" style:family="paragraph" style:parent-style-name="Text_20_body" style:list-style-name="L63"/>
    <style:style style:name="P86" style:family="paragraph" style:parent-style-name="Text_20_body" style:list-style-name="L64"/>
    <style:style style:name="P87" style:family="paragraph" style:parent-style-name="Text_20_body" style:list-style-name="L65"/>
    <style:style style:name="P88" style:family="paragraph" style:parent-style-name="Text_20_body" style:list-style-name="L66"/>
    <style:style style:name="P89" style:family="paragraph" style:parent-style-name="Text_20_body" style:list-style-name="L67"/>
    <style:style style:name="P90" style:family="paragraph" style:parent-style-name="Text_20_body" style:list-style-name="L68"/>
    <style:style style:name="P91" style:family="paragraph" style:parent-style-name="Text_20_body" style:list-style-name="L69"/>
    <style:style style:name="P92" style:family="paragraph" style:parent-style-name="Text_20_body" style:list-style-name="L70"/>
    <style:style style:name="P93" style:family="paragraph" style:parent-style-name="Text_20_body" style:list-style-name="L71"/>
    <style:style style:name="P94" style:family="paragraph" style:parent-style-name="Heading_20_2">
      <style:paragraph-properties fo:margin-top="0cm" fo:margin-bottom="0.247cm" style:contextual-spacing="false" fo:line-height="115%"/>
    </style:style>
    <style:style style:name="P95" style:family="paragraph" style:parent-style-name="Heading_20_3">
      <style:paragraph-properties fo:margin-top="0cm" fo:margin-bottom="0.247cm" style:contextual-spacing="false" fo:line-height="115%"/>
    </style:style>
    <style:style style:name="P96" style:family="paragraph" style:parent-style-name="Text_20_body" style:list-style-name="L72"/>
    <style:style style:name="P97" style:family="paragraph" style:parent-style-name="Text_20_body" style:list-style-name="L73"/>
    <style:style style:name="P98" style:family="paragraph" style:parent-style-name="Preformatted_20_Text">
      <style:paragraph-properties fo:margin-top="0cm" fo:margin-bottom="0.247cm" style:contextual-spacing="false" fo:line-height="115%"/>
    </style:style>
    <style:style style:name="P99" style:family="paragraph" style:parent-style-name="Text_20_body" style:list-style-name="L74"/>
    <style:style style:name="P100" style:family="paragraph" style:parent-style-name="Text_20_body" style:list-style-name="L75"/>
    <style:style style:name="P101" style:family="paragraph" style:parent-style-name="Quotations">
      <style:paragraph-properties fo:margin-top="0cm" fo:margin-bottom="0.247cm" style:contextual-spacing="false" fo:line-height="115%"/>
    </style:style>
    <style:style style:name="P102" style:family="paragraph" style:parent-style-name="Text_20_body" style:list-style-name="L76"/>
    <style:style style:name="P103" style:family="paragraph" style:parent-style-name="Text_20_body" style:list-style-name="L77"/>
    <style:style style:name="P104" style:family="paragraph" style:parent-style-name="Text_20_body" style:list-style-name="L78"/>
    <style:style style:name="P105" style:family="paragraph" style:parent-style-name="Text_20_body" style:list-style-name="L79"/>
    <style:style style:name="P106" style:family="paragraph" style:parent-style-name="Text_20_body" style:list-style-name="L80"/>
    <style:style style:name="P107" style:family="paragraph" style:parent-style-name="Preformatted_20_Text" style:list-style-name="L80">
      <style:paragraph-properties fo:margin-top="0cm" fo:margin-bottom="0.247cm" style:contextual-spacing="false" fo:line-height="115%"/>
    </style:style>
    <style:style style:name="P108" style:family="paragraph" style:parent-style-name="Text_20_body" style:list-style-name="L81"/>
    <style:style style:name="P109" style:family="paragraph" style:parent-style-name="Text_20_body" style:list-style-name="L82"/>
    <style:style style:name="P110" style:family="paragraph" style:parent-style-name="Text_20_body" style:list-style-name="L83"/>
    <style:style style:name="P111" style:family="paragraph" style:parent-style-name="Preformatted_20_Text" style:list-style-name="L83">
      <style:paragraph-properties fo:margin-top="0cm" fo:margin-bottom="0.247cm" style:contextual-spacing="false" fo:line-height="115%"/>
    </style:style>
    <style:style style:name="P112" style:family="paragraph" style:parent-style-name="Text_20_body" style:list-style-name="L84"/>
    <style:style style:name="P113" style:family="paragraph" style:parent-style-name="Text_20_body" style:list-style-name="L85"/>
    <style:style style:name="P114" style:family="paragraph" style:parent-style-name="Heading_20_4">
      <style:paragraph-properties fo:margin-top="0cm" fo:margin-bottom="0.247cm" style:contextual-spacing="false" fo:line-height="115%"/>
    </style:style>
    <style:style style:name="P115" style:family="paragraph" style:parent-style-name="Text_20_body" style:list-style-name="L86"/>
    <style:style style:name="P116" style:family="paragraph" style:parent-style-name="Text_20_body" style:list-style-name="L87"/>
    <style:style style:name="P117" style:family="paragraph" style:parent-style-name="Text_20_body" style:list-style-name="L88"/>
    <style:style style:name="P118" style:family="paragraph" style:parent-style-name="Text_20_body" style:list-style-name="L89"/>
    <style:style style:name="P119" style:family="paragraph" style:parent-style-name="Text_20_body" style:list-style-name="L90"/>
    <style:style style:name="P120" style:family="paragraph" style:parent-style-name="Text_20_body" style:list-style-name="L91"/>
    <style:style style:name="P121" style:family="paragraph" style:parent-style-name="Text_20_body" style:list-style-name="L92"/>
    <style:style style:name="P122" style:family="paragraph" style:parent-style-name="Text_20_body" style:list-style-name="L93"/>
    <style:style style:name="P123" style:family="paragraph" style:parent-style-name="Text_20_body" style:list-style-name="L94"/>
    <style:style style:name="P124" style:family="paragraph" style:parent-style-name="Text_20_body" style:list-style-name="L95"/>
    <style:style style:name="P125" style:family="paragraph" style:parent-style-name="Text_20_body" style:list-style-name="L96"/>
    <style:style style:name="P126" style:family="paragraph" style:parent-style-name="Text_20_body" style:list-style-name="L97"/>
    <style:style style:name="P127" style:family="paragraph" style:parent-style-name="Text_20_body" style:list-style-name="L98"/>
    <style:style style:name="P128" style:family="paragraph" style:parent-style-name="Text_20_body" style:list-style-name="L99"/>
    <style:style style:name="T1" style:family="text">
      <style:text-properties fo:font-style="normal"/>
    </style:style>
    <style:style style:name="T2" style:family="text">
      <style:text-properties style:font-name="apple-system" fo:font-size="15pt" fo:font-style="normal" fo:font-weight="bol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ador-cis</text:p>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3">Sumario</text:p>
          </text:index-title>
          <text:p text:style-name="P4"><text:a xlink:type="simple" xlink:href="#__RefHeading___Toc128_2079496600" text:style-name="Index_20_Link" text:visited-style-name="Index_20_Link">Repositorio<text:tab/>8</text:a></text:p>
          <text:p text:style-name="P5"><text:a xlink:type="simple" xlink:href="#__RefHeading___Toc130_2079496600" text:style-name="Index_20_Link" text:visited-style-name="Index_20_Link">…<text:span text:style-name="T1">or create a new repository on the command line</text:span><text:tab/>8</text:a></text:p>
          <text:p text:style-name="P6"><text:a xlink:type="simple" xlink:href="#__RefHeading___Toc3284_3073829444" text:style-name="Index_20_Link" text:visited-style-name="Index_20_Link">🧰 Pasos para clonar y montar tu entorno de desarrollo<text:tab/>8</text:a></text:p>
          <text:p text:style-name="P5"><text:a xlink:type="simple" xlink:href="#__RefHeading___Toc3286_3073829444" text:style-name="Index_20_Link" text:visited-style-name="Index_20_Link">1. 📁 Abrir tu terminal (cmd, PowerShell o terminal del editor)<text:tab/>8</text:a></text:p>
          <text:p text:style-name="P5"><text:a xlink:type="simple" xlink:href="#__RefHeading___Toc3288_3073829444" text:style-name="Index_20_Link" text:visited-style-name="Index_20_Link">2. 🌀 Clonar el repositorio<text:tab/>8</text:a></text:p>
          <text:p text:style-name="P5"><text:a xlink:type="simple" xlink:href="#__RefHeading___Toc3290_3073829444" text:style-name="Index_20_Link" text:visited-style-name="Index_20_Link">3. 📂 Entrar en la carpeta<text:tab/>8</text:a></text:p>
          <text:p text:style-name="P5"><text:a xlink:type="simple" xlink:href="#__RefHeading___Toc3292_3073829444" text:style-name="Index_20_Link" text:visited-style-name="Index_20_Link">4. 📦 Instalar dependencias<text:tab/>8</text:a></text:p>
          <text:p text:style-name="P5"><text:a xlink:type="simple" xlink:href="#__RefHeading___Toc3294_3073829444" text:style-name="Index_20_Link" text:visited-style-name="Index_20_Link">5. 🏃 Ejecutar en modo desarrollo<text:tab/>9</text:a></text:p>
          <text:p text:style-name="P6"><text:a xlink:type="simple" xlink:href="#__RefHeading___Toc3296_3073829444" text:style-name="Index_20_Link" text:visited-style-name="Index_20_Link">💡 Extra: cosas que ya tienes resueltas<text:tab/>9</text:a></text:p>
          <text:p text:style-name="P4"><text:a xlink:type="simple" xlink:href="#__RefHeading___Toc4003_3073829444" text:style-name="Index_20_Link" text:visited-style-name="Index_20_Link">Vibe Coding<text:tab/>10</text:a></text:p>
          <text:p text:style-name="P6"><text:a xlink:type="simple" xlink:href="#__RefHeading___Toc132_2079496600" text:style-name="Index_20_Link" text:visited-style-name="Index_20_Link">🧱 Estructura General de la Aplicación<text:tab/>10</text:a></text:p>
          <text:p text:style-name="P5"><text:a xlink:type="simple" xlink:href="#__RefHeading___Toc134_2079496600" text:style-name="Index_20_Link" text:visited-style-name="Index_20_Link">1. Pantalla de Gestión (editable)<text:tab/>10</text:a></text:p>
          <text:p text:style-name="P5"><text:a xlink:type="simple" xlink:href="#__RefHeading___Toc136_2079496600" text:style-name="Index_20_Link" text:visited-style-name="Index_20_Link">2. Pantalla de Visualización (solo lectura)<text:tab/>10</text:a></text:p>
          <text:p text:style-name="P6"><text:a xlink:type="simple" xlink:href="#__RefHeading___Toc138_2079496600" text:style-name="Index_20_Link" text:visited-style-name="Index_20_Link">🛠️ Stack Tecnológico Recomendado<text:tab/>10</text:a></text:p>
          <text:p text:style-name="P6"><text:a xlink:type="simple" xlink:href="#__RefHeading___Toc140_2079496600" text:style-name="Index_20_Link" text:visited-style-name="Index_20_Link">🧩 Estructura de Datos (Ejemplo)<text:tab/>11</text:a></text:p>
          <text:p text:style-name="P6"><text:a xlink:type="simple" xlink:href="#__RefHeading___Toc142_2079496600" text:style-name="Index_20_Link" text:visited-style-name="Index_20_Link">🖼️ Diseño UI (Sugerencia)<text:tab/>11</text:a></text:p>
          <text:p text:style-name="P5"><text:a xlink:type="simple" xlink:href="#__RefHeading___Toc144_2079496600" text:style-name="Index_20_Link" text:visited-style-name="Index_20_Link">Fichas (Pantalla Editable)<text:tab/>11</text:a></text:p>
          <text:p text:style-name="P5"><text:a xlink:type="simple" xlink:href="#__RefHeading___Toc146_2079496600" text:style-name="Index_20_Link" text:visited-style-name="Index_20_Link">Tabla (Pantalla de Solo Lectura)<text:tab/>11</text:a></text:p>
          <text:p text:style-name="P6"><text:a xlink:type="simple" xlink:href="#__RefHeading___Toc148_2079496600" text:style-name="Index_20_Link" text:visited-style-name="Index_20_Link">🚀 Despliegue Gratuito<text:tab/>11</text:a></text:p>
          <text:p text:style-name="P6"><text:a xlink:type="simple" xlink:href="#__RefHeading___Toc150_2079496600" text:style-name="Index_20_Link" text:visited-style-name="Index_20_Link">🧠 ¿Y si quieres una app Android?<text:tab/>11</text:a></text:p>
          <text:p text:style-name="P6"><text:a xlink:type="simple" xlink:href="#__RefHeading___Toc152_2079496600" text:style-name="Index_20_Link" text:visited-style-name="Index_20_Link">🧱 Paso 1: Estructura del Proyecto con React + Vite<text:tab/>12</text:a></text:p>
          <text:p text:style-name="P5"><text:a xlink:type="simple" xlink:href="#__RefHeading___Toc154_2079496600" text:style-name="Index_20_Link" text:visited-style-name="Index_20_Link">📦 Inicializar el proyecto<text:tab/>12</text:a></text:p>
          <text:p text:style-name="P5"><text:a xlink:type="simple" xlink:href="#__RefHeading___Toc156_2079496600" text:style-name="Index_20_Link" text:visited-style-name="Index_20_Link">📁 Estructura de carpetas sugerida<text:tab/>12</text:a></text:p>
          <text:p text:style-name="P6"><text:a xlink:type="simple" xlink:href="#__RefHeading___Toc158_2079496600" text:style-name="Index_20_Link" text:visited-style-name="Index_20_Link">🔥 Paso 2: Configurar Firebase<text:tab/>13</text:a></text:p>
          <text:p text:style-name="P5"><text:a xlink:type="simple" xlink:href="#__RefHeading___Toc160_2079496600" text:style-name="Index_20_Link" text:visited-style-name="Index_20_Link">1. Ve a Firebase Console<text:tab/>13</text:a></text:p>
          <text:p text:style-name="P5"><text:a xlink:type="simple" xlink:href="#__RefHeading___Toc162_2079496600" text:style-name="Index_20_Link" text:visited-style-name="Index_20_Link">2. Instala Firebase en tu proyecto<text:tab/>13</text:a></text:p>
          <text:p text:style-name="P5"><text:a xlink:type="simple" xlink:href="#__RefHeading___Toc164_2079496600" text:style-name="Index_20_Link" text:visited-style-name="Index_20_Link">3. Crea el archivo src/firebase/config.js<text:tab/>13</text:a></text:p>
          <text:p text:style-name="P6"><text:a xlink:type="simple" xlink:href="#__RefHeading___Toc166_2079496600" text:style-name="Index_20_Link" text:visited-style-name="Index_20_Link">🧠 Paso 3: Estructura de Datos en Firebase<text:tab/>13</text:a></text:p>
          <text:p text:style-name="P6"><text:a xlink:type="simple" xlink:href="#__RefHeading___Toc168_2079496600" text:style-name="Index_20_Link" text:visited-style-name="Index_20_Link">🧭 Paso 4: Navegación entre pantallas<text:tab/>14</text:a></text:p>
          <text:p text:style-name="P6"><text:a xlink:type="simple" xlink:href="#__RefHeading___Toc170_2079496600" text:style-name="Index_20_Link" text:visited-style-name="Index_20_Link">✅ ¿Qué sigue?<text:tab/>14</text:a></text:p>
          <text:p text:style-name="P6"><text:a xlink:type="simple" xlink:href="#__RefHeading___Toc172_2079496600" text:style-name="Index_20_Link" text:visited-style-name="Index_20_Link">🧩 Componente FichaTrabajador.tsx<text:tab/>15</text:a></text:p>
          <text:p text:style-name="P6"><text:a xlink:type="simple" xlink:href="#__RefHeading___Toc174_2079496600" text:style-name="Index_20_Link" text:visited-style-name="Index_20_Link">📊 Componente TablaTrabajadores.tsx<text:tab/>16</text:a></text:p>
          <text:p text:style-name="P6"><text:a xlink:type="simple" xlink:href="#__RefHeading___Toc176_2079496600" text:style-name="Index_20_Link" text:visited-style-name="Index_20_Link">🛠️ Siguiente paso<text:tab/>17</text:a></text:p>
          <text:p text:style-name="P6"><text:a xlink:type="simple" xlink:href="#__RefHeading___Toc178_2079496600" text:style-name="Index_20_Link" text:visited-style-name="Index_20_Link">📦 Actualización del Componente FichaTrabajador.tsx (con formularios)<text:tab/>17</text:a></text:p>
          <text:p text:style-name="P6"><text:a xlink:type="simple" xlink:href="#__RefHeading___Toc180_2079496600" text:style-name="Index_20_Link" text:visited-style-name="Index_20_Link">🧩 ¿Cómo usarlo desde Gestion.tsx?<text:tab/>18</text:a></text:p>
          <text:p text:style-name="P6"><text:a xlink:type="simple" xlink:href="#__RefHeading___Toc182_2079496600" text:style-name="Index_20_Link" text:visited-style-name="Index_20_Link">🛠️ Gestion.tsx – Página de edición<text:tab/>19</text:a></text:p>
          <text:p text:style-name="P6"><text:a xlink:type="simple" xlink:href="#__RefHeading___Toc184_2079496600" text:style-name="Index_20_Link" text:visited-style-name="Index_20_Link">📊 Visualizacion.tsx – Página de solo lectura<text:tab/>20</text:a></text:p>
          <text:p text:style-name="P6"><text:a xlink:type="simple" xlink:href="#__RefHeading___Toc186_2079496600" text:style-name="Index_20_Link" text:visited-style-name="Index_20_Link">🧪 Probar el flujo<text:tab/>20</text:a></text:p>
          <text:p text:style-name="P6"><text:a xlink:type="simple" xlink:href="#__RefHeading___Toc188_2079496600" text:style-name="Index_20_Link" text:visited-style-name="Index_20_Link">🔌 Paso 1: Asegúrate de tener tu proyecto Firebase<text:tab/>21</text:a></text:p>
          <text:p text:style-name="P6"><text:a xlink:type="simple" xlink:href="#__RefHeading___Toc190_2079496600" text:style-name="Index_20_Link" text:visited-style-name="Index_20_Link">📁 Paso 2: Archivo de configuración config.ts<text:tab/>21</text:a></text:p>
          <text:p text:style-name="P6"><text:a xlink:type="simple" xlink:href="#__RefHeading___Toc192_2079496600" text:style-name="Index_20_Link" text:visited-style-name="Index_20_Link">💾 Paso 3: Leer y escribir en Gestion.tsx<text:tab/>22</text:a></text:p>
          <text:p text:style-name="P6"><text:a xlink:type="simple" xlink:href="#__RefHeading___Toc194_2079496600" text:style-name="Index_20_Link" text:visited-style-name="Index_20_Link">👀 ¿Y Visualizacion.tsx??<text:tab/>23</text:a></text:p>
          <text:p text:style-name="P6"><text:a xlink:type="simple" xlink:href="#__RefHeading___Toc196_2079496600" text:style-name="Index_20_Link" text:visited-style-name="Index_20_Link">🔧 Adaptar config.ts de Firebase<text:tab/>23</text:a></text:p>
          <text:p text:style-name="P6"><text:a xlink:type="simple" xlink:href="#__RefHeading___Toc198_2079496600" text:style-name="Index_20_Link" text:visited-style-name="Index_20_Link">🔐 Recordatorio de seguridad (por si te lo preguntas más adelante)<text:tab/>24</text:a></text:p>
          <text:p text:style-name="P6"><text:a xlink:type="simple" xlink:href="#__RefHeading___Toc200_2079496600" text:style-name="Index_20_Link" text:visited-style-name="Index_20_Link">🧾 Poblar la base directamente desde código (temporal)<text:tab/>24</text:a></text:p>
          <text:p text:style-name="P6"><text:a xlink:type="simple" xlink:href="#__RefHeading___Toc202_2079496600" text:style-name="Index_20_Link" text:visited-style-name="Index_20_Link">🧩 O poblarla desde la consola de Firebase<text:tab/>25</text:a></text:p>
          <text:p text:style-name="P5"><text:a xlink:type="simple" xlink:href="#__RefHeading___Toc204_2079496600" text:style-name="Index_20_Link" text:visited-style-name="Index_20_Link">🛠️ Cómo insertarlo en Firebase<text:tab/>26</text:a></text:p>
          <text:p text:style-name="P6"><text:a xlink:type="simple" xlink:href="#__RefHeading___Toc206_2079496600" text:style-name="Index_20_Link" text:visited-style-name="Index_20_Link">🔍 PASO 1: Confirmar estructura de la base de datos<text:tab/>26</text:a></text:p>
          <text:p text:style-name="P6"><text:a xlink:type="simple" xlink:href="#__RefHeading___Toc208_2079496600" text:style-name="Index_20_Link" text:visited-style-name="Index_20_Link">🧪 PASO 2: Añadir impresión temporal de los datos<text:tab/>26</text:a></text:p>
          <text:p text:style-name="P6"><text:a xlink:type="simple" xlink:href="#__RefHeading___Toc210_2079496600" text:style-name="Index_20_Link" text:visited-style-name="Index_20_Link">🧬 PASO 3: Validar estructura que estás recibiendo<text:tab/>27</text:a></text:p>
          <text:p text:style-name="P6"><text:a xlink:type="simple" xlink:href="#__RefHeading___Toc212_2079496600" text:style-name="Index_20_Link" text:visited-style-name="Index_20_Link"><text:soft-page-break/>🧱 PASO 4: Comprobación del render<text:tab/>27</text:a></text:p>
          <text:p text:style-name="P6"><text:a xlink:type="simple" xlink:href="#__RefHeading___Toc214_2079496600" text:style-name="Index_20_Link" text:visited-style-name="Index_20_Link">🛎️ PASO 5: Verificación visual básica<text:tab/>27</text:a></text:p>
          <text:p text:style-name="P6"><text:a xlink:type="simple" xlink:href="#__RefHeading___Toc216_2079496600" text:style-name="Index_20_Link" text:visited-style-name="Index_20_Link">✅ ¿Siguiente paso?<text:tab/>27</text:a></text:p>
          <text:p text:style-name="P6"><text:a xlink:type="simple" xlink:href="#__RefHeading___Toc218_2079496600" text:style-name="Index_20_Link" text:visited-style-name="Index_20_Link">✅ PASO 1: Revisar tu archivo config.ts<text:tab/>28</text:a></text:p>
          <text:p text:style-name="P6"><text:a xlink:type="simple" xlink:href="#__RefHeading___Toc220_2079496600" text:style-name="Index_20_Link" text:visited-style-name="Index_20_Link">🛠 PASO 2: Guardar y reiniciar<text:tab/>28</text:a></text:p>
          <text:p text:style-name="P6"><text:a xlink:type="simple" xlink:href="#__RefHeading___Toc222_2079496600" text:style-name="Index_20_Link" text:visited-style-name="Index_20_Link">🧪 PASO 3: Volver a intentar<text:tab/>29</text:a></text:p>
          <text:p text:style-name="P6"><text:a xlink:type="simple" xlink:href="#__RefHeading___Toc224_2079496600" text:style-name="Index_20_Link" text:visited-style-name="Index_20_Link">🧠 1. Cómo estructuramos los datos en Firebase<text:tab/>29</text:a></text:p>
          <text:p text:style-name="P6"><text:a xlink:type="simple" xlink:href="#__RefHeading___Toc226_2079496600" text:style-name="Index_20_Link" text:visited-style-name="Index_20_Link">🛠️ 2. Actualizar lógica de escritura en Gestion.tsx<text:tab/>29</text:a></text:p>
          <text:p text:style-name="P6"><text:a xlink:type="simple" xlink:href="#__RefHeading___Toc228_2079496600" text:style-name="Index_20_Link" text:visited-style-name="Index_20_Link">🧩 3. Ajustar lectura (opcional ahora o luego)<text:tab/>30</text:a></text:p>
          <text:p text:style-name="P6"><text:a xlink:type="simple" xlink:href="#__RefHeading___Toc230_2079496600" text:style-name="Index_20_Link" text:visited-style-name="Index_20_Link">🧪 Listo para probar<text:tab/>30</text:a></text:p>
          <text:p text:style-name="P6"><text:a xlink:type="simple" xlink:href="#__RefHeading___Toc3250_3073829444" text:style-name="Index_20_Link" text:visited-style-name="Index_20_Link">🧱 1. Mostrar fichas en horizontal con salto de línea automático<text:tab/>30</text:a></text:p>
          <text:p text:style-name="P5"><text:a xlink:type="simple" xlink:href="#__RefHeading___Toc3252_3073829444" text:style-name="Index_20_Link" text:visited-style-name="Index_20_Link">✅ Solución con CSS: usar flex-wrap<text:tab/>30</text:a></text:p>
          <text:p text:style-name="P6"><text:a xlink:type="simple" xlink:href="#__RefHeading___Toc3254_3073829444" text:style-name="Index_20_Link" text:visited-style-name="Index_20_Link">👁️ 2. Formularios desplegables con botón + / −<text:tab/>31</text:a></text:p>
          <text:p text:style-name="P5"><text:a xlink:type="simple" xlink:href="#__RefHeading___Toc3256_3073829444" text:style-name="Index_20_Link" text:visited-style-name="Index_20_Link">🔧 Modificación en FichaTrabajador.tsx<text:tab/>31</text:a></text:p>
          <text:p text:style-name="P6"><text:a xlink:type="simple" xlink:href="#__RefHeading___Toc3258_3073829444" text:style-name="Index_20_Link" text:visited-style-name="Index_20_Link">¿Qué sigue?<text:tab/>32</text:a></text:p>
          <text:p text:style-name="P6"><text:a xlink:type="simple" xlink:href="#__RefHeading___Toc3260_3073829444" text:style-name="Index_20_Link" text:visited-style-name="Index_20_Link">🧩 1. Recuento preciso de reservas y favores<text:tab/>32</text:a></text:p>
          <text:p text:style-name="P5"><text:a xlink:type="simple" xlink:href="#__RefHeading___Toc3262_3073829444" text:style-name="Index_20_Link" text:visited-style-name="Index_20_Link">🔍 Problema actual<text:tab/>32</text:a></text:p>
          <text:p text:style-name="P5"><text:a xlink:type="simple" xlink:href="#__RefHeading___Toc3264_3073829444" text:style-name="Index_20_Link" text:visited-style-name="Index_20_Link">✅ Solución en FichaTrabajador.tsx<text:tab/>32</text:a></text:p>
          <text:p text:style-name="P6"><text:a xlink:type="simple" xlink:href="#__RefHeading___Toc3266_3073829444" text:style-name="Index_20_Link" text:visited-style-name="Index_20_Link">🧑‍🤝‍🧑 2. Menú desplegable con nombres en lugar de IDs<text:tab/>33</text:a></text:p>
          <text:p text:style-name="P5"><text:a xlink:type="simple" xlink:href="#__RefHeading___Toc3268_3073829444" text:style-name="Index_20_Link" text:visited-style-name="Index_20_Link">🛠 Paso a paso<text:tab/>33</text:a></text:p>
          <text:p text:style-name="P5"><text:a xlink:type="simple" xlink:href="#__RefHeading___Toc3270_3073829444" text:style-name="Index_20_Link" text:visited-style-name="Index_20_Link">✅ En Gestion.tsx<text:tab/>33</text:a></text:p>
          <text:p text:style-name="P5"><text:a xlink:type="simple" xlink:href="#__RefHeading___Toc3272_3073829444" text:style-name="Index_20_Link" text:visited-style-name="Index_20_Link">✅ En FichaTrabajador.tsx<text:tab/>33</text:a></text:p>
          <text:p text:style-name="P6"><text:a xlink:type="simple" xlink:href="#__RefHeading___Toc3274_3073829444" text:style-name="Index_20_Link" text:visited-style-name="Index_20_Link">🧪 Resultado<text:tab/>33</text:a></text:p>
          <text:p text:style-name="P6"><text:a xlink:type="simple" xlink:href="#__RefHeading___Toc3276_3073829444" text:style-name="Index_20_Link" text:visited-style-name="Index_20_Link">➕ 1. Botones independientes para mostrar formularios de Reservas y Favores<text:tab/>34</text:a></text:p>
          <text:p text:style-name="P6"><text:a xlink:type="simple" xlink:href="#__RefHeading___Toc3278_3073829444" text:style-name="Index_20_Link" text:visited-style-name="Index_20_Link">🤝 2. Registrar favor dual al añadir uno<text:tab/>35</text:a></text:p>
          <text:p text:style-name="P5"><text:a xlink:type="simple" xlink:href="#__RefHeading___Toc3280_3073829444" text:style-name="Index_20_Link" text:visited-style-name="Index_20_Link">✅ Ajuste en Gestion.tsx<text:tab/>35</text:a></text:p>
          <text:p text:style-name="P6"><text:a xlink:type="simple" xlink:href="#__RefHeading___Toc3282_3073829444" text:style-name="Index_20_Link" text:visited-style-name="Index_20_Link">🧩 FichaTrabajador.tsx completo<text:tab/>36</text:a></text:p>
          <text:p text:style-name="P6"><text:a xlink:type="simple" xlink:href="#__RefHeading___Toc3298_3073829444" text:style-name="Index_20_Link" text:visited-style-name="Index_20_Link">🧮 Corregir el conteo de reservas en la página de gestión<text:tab/>38</text:a></text:p>
          <text:p text:style-name="P6"><text:a xlink:type="simple" xlink:href="#__RefHeading___Toc3300_3073829444" text:style-name="Index_20_Link" text:visited-style-name="Index_20_Link">🔁 Resetear todas las reservas y favores en Firebase<text:tab/>38</text:a></text:p>
          <text:p text:style-name="P5"><text:a xlink:type="simple" xlink:href="#__RefHeading___Toc3302_3073829444" text:style-name="Index_20_Link" text:visited-style-name="Index_20_Link">💻 Opción 1: Desde Firebase Console (manual)<text:tab/>38</text:a></text:p>
          <text:p text:style-name="P5"><text:a xlink:type="simple" xlink:href="#__RefHeading___Toc3304_3073829444" text:style-name="Index_20_Link" text:visited-style-name="Index_20_Link">🧾 Opción 2: Consulta desde código (una sola vez)<text:tab/>38</text:a></text:p>
          <text:p text:style-name="P5"><text:a xlink:type="simple" xlink:href="#__RefHeading___Toc3306_3073829444" text:style-name="Index_20_Link" text:visited-style-name="Index_20_Link">📄 pages/Reset.tsx<text:tab/>39</text:a></text:p>
          <text:p text:style-name="P6"><text:a xlink:type="simple" xlink:href="#__RefHeading___Toc3308_3073829444" text:style-name="Index_20_Link" text:visited-style-name="Index_20_Link">📄 Visualizacion.tsx completo y funcional<text:tab/>40</text:a></text:p>
          <text:p text:style-name="P6"><text:a xlink:type="simple" xlink:href="#__RefHeading___Toc3310_3073829444" text:style-name="Index_20_Link" text:visited-style-name="Index_20_Link">🧠 ¿Qué puedes hacer a partir de aquí?<text:tab/>42</text:a></text:p>
          <text:p text:style-name="P6"><text:a xlink:type="simple" xlink:href="#__RefHeading___Toc3312_3073829444" text:style-name="Index_20_Link" text:visited-style-name="Index_20_Link">🧠 Redefiniendo "favores" como "peticiones"<text:tab/>43</text:a></text:p>
          <text:p text:style-name="P6"><text:a xlink:type="simple" xlink:href="#__RefHeading___Toc3314_3073829444" text:style-name="Index_20_Link" text:visited-style-name="Index_20_Link">🧾 Nueva estructura recomendada en Firebase<text:tab/>43</text:a></text:p>
          <text:p text:style-name="P6"><text:a xlink:type="simple" xlink:href="#__RefHeading___Toc3316_3073829444" text:style-name="Index_20_Link" text:visited-style-name="Index_20_Link">🔁 ¿Cómo afectaría esto al código?<text:tab/>44</text:a></text:p>
          <text:p text:style-name="P5"><text:a xlink:type="simple" xlink:href="#__RefHeading___Toc3318_3073829444" text:style-name="Index_20_Link" text:visited-style-name="Index_20_Link">1. Página de Gestión<text:tab/>44</text:a></text:p>
          <text:p text:style-name="P5"><text:a xlink:type="simple" xlink:href="#__RefHeading___Toc3320_3073829444" text:style-name="Index_20_Link" text:visited-style-name="Index_20_Link">2. Visualización<text:tab/>44</text:a></text:p>
          <text:p text:style-name="P6"><text:a xlink:type="simple" xlink:href="#__RefHeading___Toc3322_3073829444" text:style-name="Index_20_Link" text:visited-style-name="Index_20_Link">🗂️ Ventajas del nuevo modelo<text:tab/>44</text:a></text:p>
          <text:p text:style-name="P6"><text:a xlink:type="simple" xlink:href="#__RefHeading___Toc3324_3073829444" text:style-name="Index_20_Link" text:visited-style-name="Index_20_Link">💬 Siguiente paso<text:tab/>44</text:a></text:p>
          <text:p text:style-name="P6"><text:a xlink:type="simple" xlink:href="#__RefHeading___Toc3326_3073829444" text:style-name="Index_20_Link" text:visited-style-name="Index_20_Link">🧾 Estructura final para la base de datos<text:tab/>45</text:a></text:p>
          <text:p text:style-name="P6"><text:a xlink:type="simple" xlink:href="#__RefHeading___Toc3328_3073829444" text:style-name="Index_20_Link" text:visited-style-name="Index_20_Link">🔧 Cambios necesarios en el código<text:tab/>45</text:a></text:p>
          <text:p text:style-name="P5"><text:a xlink:type="simple" xlink:href="#__RefHeading___Toc3330_3073829444" text:style-name="Index_20_Link" text:visited-style-name="Index_20_Link">1. Función para registrar petición<text:tab/>45</text:a></text:p>
          <text:p text:style-name="P5"><text:a xlink:type="simple" xlink:href="#__RefHeading___Toc3332_3073829444" text:style-name="Index_20_Link" text:visited-style-name="Index_20_Link">2. Visualización de contadores<text:tab/>45</text:a></text:p>
          <text:p text:style-name="P6"><text:a xlink:type="simple" xlink:href="#__RefHeading___Toc3334_3073829444" text:style-name="Index_20_Link" text:visited-style-name="Index_20_Link">✅ Ventajas de este nuevo sistema<text:tab/>46</text:a></text:p>
          <text:p text:style-name="P6"><text:a xlink:type="simple" xlink:href="#__RefHeading___Toc3336_3073829444" text:style-name="Index_20_Link" text:visited-style-name="Index_20_Link">🔧 Gestion.tsx – Añadir reservas y peticiones<text:tab/>47</text:a></text:p>
          <text:p text:style-name="P6"><text:a xlink:type="simple" xlink:href="#__RefHeading___Toc3338_3073829444" text:style-name="Index_20_Link" text:visited-style-name="Index_20_Link">📊 Visualizacion.tsx – Mostrar tabla con contadores y listado desplegable<text:tab/>48</text:a></text:p>
          <text:p text:style-name="P6"><text:a xlink:type="simple" xlink:href="#__RefHeading___Toc3340_3073829444" text:style-name="Index_20_Link" text:visited-style-name="Index_20_Link">🧹 Reset.tsx – Vaciar reservas y peticiones<text:tab/>50</text:a></text:p>
          <text:p text:style-name="P6"><text:a xlink:type="simple" xlink:href="#__RefHeading___Toc3342_3073829444" text:style-name="Index_20_Link" text:visited-style-name="Index_20_Link">🧩 FichaTrabajador.tsx – Formulario interactivo<text:tab/>51</text:a></text:p>
          <text:p text:style-name="P6"><text:a xlink:type="simple" xlink:href="#__RefHeading___Toc3344_3073829444" text:style-name="Index_20_Link" text:visited-style-name="Index_20_Link">🧩 FichaTrabajador.tsx – Con visibilidad controlada<text:tab/>53</text:a></text:p>
          <text:p text:style-name="P6"><text:a xlink:type="simple" xlink:href="#__RefHeading___Toc3346_3073829444" text:style-name="Index_20_Link" text:visited-style-name="Index_20_Link">📋 TablaTrabajadores.tsx – ¿Hace falta actualizarla?<text:tab/>54</text:a></text:p>
          <text:p text:style-name="P6"><text:a xlink:type="simple" xlink:href="#__RefHeading___Toc3348_3073829444" text:style-name="Index_20_Link" text:visited-style-name="Index_20_Link"><text:soft-page-break/>🔄 FichaTrabajador.tsx – Con contadores y visibilidad de formularios<text:tab/>55</text:a></text:p>
          <text:p text:style-name="P6"><text:a xlink:type="simple" xlink:href="#__RefHeading___Toc3350_3073829444" text:style-name="Index_20_Link" text:visited-style-name="Index_20_Link">🔧 Gestion.tsx – Con valores individuales para cada ficha<text:tab/>57</text:a></text:p>
          <text:p text:style-name="P6"><text:a xlink:type="simple" xlink:href="#__RefHeading___Toc8966_2487601059" text:style-name="Index_20_Link" text:visited-style-name="Index_20_Link">🔁 Flujo general de la aplicación<text:tab/>59</text:a></text:p>
          <text:p text:style-name="P5"><text:a xlink:type="simple" xlink:href="#__RefHeading___Toc8968_2487601059" text:style-name="Index_20_Link" text:visited-style-name="Index_20_Link">1. Firebase Realtime Database<text:tab/>59</text:a></text:p>
          <text:p text:style-name="P5"><text:a xlink:type="simple" xlink:href="#__RefHeading___Toc8970_2487601059" text:style-name="Index_20_Link" text:visited-style-name="Index_20_Link">2. Gestion.tsx<text:tab/>59</text:a></text:p>
          <text:p text:style-name="P5"><text:a xlink:type="simple" xlink:href="#__RefHeading___Toc8972_2487601059" text:style-name="Index_20_Link" text:visited-style-name="Index_20_Link">3. FichaTrabajador.tsx<text:tab/>59</text:a></text:p>
          <text:p text:style-name="P5"><text:a xlink:type="simple" xlink:href="#__RefHeading___Toc8974_2487601059" text:style-name="Index_20_Link" text:visited-style-name="Index_20_Link">4. Visualizacion.tsx<text:tab/>60</text:a></text:p>
          <text:p text:style-name="P5"><text:a xlink:type="simple" xlink:href="#__RefHeading___Toc8976_2487601059" text:style-name="Index_20_Link" text:visited-style-name="Index_20_Link">5. Reset.tsx<text:tab/>60</text:a></text:p>
          <text:p text:style-name="P6"><text:a xlink:type="simple" xlink:href="#__RefHeading___Toc8978_2487601059" text:style-name="Index_20_Link" text:visited-style-name="Index_20_Link">📚 Tabla resumen del flujo de props y funciones<text:tab/>60</text:a></text:p>
          <text:p text:style-name="P6"><text:a xlink:type="simple" xlink:href="#__RefHeading___Toc8980_2487601059" text:style-name="Index_20_Link" text:visited-style-name="Index_20_Link">🧠 ¿Siguiente?<text:tab/>61</text:a></text:p>
          <text:p text:style-name="P6"><text:a xlink:type="simple" xlink:href="#__RefHeading___Toc14574_2917578271" text:style-name="Index_20_Link" text:visited-style-name="Index_20_Link">🎯 Resultado esperado<text:tab/>61</text:a></text:p>
          <text:p text:style-name="P6"><text:a xlink:type="simple" xlink:href="#__RefHeading___Toc14576_2917578271" text:style-name="Index_20_Link" text:visited-style-name="Index_20_Link">🧩 FichaTrabajador.tsx con Tailwind<text:tab/>61</text:a></text:p>
          <text:p text:style-name="P6"><text:a xlink:type="simple" xlink:href="#__RefHeading___Toc14578_2917578271" text:style-name="Index_20_Link" text:visited-style-name="Index_20_Link">⚙️ Instalación de Tailwind con Vite<text:tab/>63</text:a></text:p>
          <text:p text:style-name="P6"><text:a xlink:type="simple" xlink:href="#__RefHeading___Toc14580_2917578271" text:style-name="Index_20_Link" text:visited-style-name="Index_20_Link">⚙️ Instalación y configuración de Tailwind con Vite<text:tab/>65</text:a></text:p>
          <text:p text:style-name="P5"><text:a xlink:type="simple" xlink:href="#__RefHeading___Toc14582_2917578271" text:style-name="Index_20_Link" text:visited-style-name="Index_20_Link">🧱 1. Instalar Tailwind y dependencias<text:tab/>65</text:a></text:p>
          <text:p text:style-name="P5"><text:a xlink:type="simple" xlink:href="#__RefHeading___Toc14584_2917578271" text:style-name="Index_20_Link" text:visited-style-name="Index_20_Link">🛠️ 2. Configurar tailwind.config.js<text:tab/>65</text:a></text:p>
          <text:p text:style-name="P5"><text:a xlink:type="simple" xlink:href="#__RefHeading___Toc14586_2917578271" text:style-name="Index_20_Link" text:visited-style-name="Index_20_Link">📦 3. Crear y configurar tu CSS base<text:tab/>65</text:a></text:p>
          <text:p text:style-name="P5"><text:a xlink:type="simple" xlink:href="#__RefHeading___Toc14588_2917578271" text:style-name="Index_20_Link" text:visited-style-name="Index_20_Link">✅ 4. ¡Listo! Vite ya usará Tailwind al compilar.<text:tab/>65</text:a></text:p>
          <text:p text:style-name="P6"><text:a xlink:type="simple" xlink:href="#__RefHeading___Toc14590_2917578271" text:style-name="Index_20_Link" text:visited-style-name="Index_20_Link">🎨 Estilos para la tabla de visualización<text:tab/>66</text:a></text:p>
          <text:p text:style-name="P5"><text:a xlink:type="simple" xlink:href="#__RefHeading___Toc14592_2917578271" text:style-name="Index_20_Link" text:visited-style-name="Index_20_Link">📋 Encabezado de tabla y filas<text:tab/>66</text:a></text:p>
          <text:p text:style-name="P5"><text:a xlink:type="simple" xlink:href="#__RefHeading___Toc14594_2917578271" text:style-name="Index_20_Link" text:visited-style-name="Index_20_Link">🔽 Estilos para historial desplegable<text:tab/>66</text:a></text:p>
          <text:p text:style-name="P6"><text:a xlink:type="simple" xlink:href="#__RefHeading___Toc14596_2917578271" text:style-name="Index_20_Link" text:visited-style-name="Index_20_Link">💡 Extras que podrías añadir<text:tab/>66</text:a></text:p>
          <text:p text:style-name="P6"><text:a xlink:type="simple" xlink:href="#__RefHeading___Toc14598_2917578271" text:style-name="Index_20_Link" text:visited-style-name="Index_20_Link">🍽️ Menú de navegación (superior o lateral)<text:tab/>67</text:a></text:p>
          <text:p text:style-name="P6"><text:a xlink:type="simple" xlink:href="#__RefHeading___Toc14600_2917578271" text:style-name="Index_20_Link" text:visited-style-name="Index_20_Link">🧩 Sección de Gestión (tarjetas y botones)<text:tab/>67</text:a></text:p>
          <text:p text:style-name="P6"><text:a xlink:type="simple" xlink:href="#__RefHeading___Toc14602_2917578271" text:style-name="Index_20_Link" text:visited-style-name="Index_20_Link">🔍 Filtros o búsqueda<text:tab/>68</text:a></text:p>
          <text:p text:style-name="P6"><text:a xlink:type="simple" xlink:href="#__RefHeading___Toc14604_2917578271" text:style-name="Index_20_Link" text:visited-style-name="Index_20_Link">✅ 1. Confirmar al añadir una reserva<text:tab/>68</text:a></text:p>
          <text:p text:style-name="P6"><text:a xlink:type="simple" xlink:href="#__RefHeading___Toc14606_2917578271" text:style-name="Index_20_Link" text:visited-style-name="Index_20_Link">✅ 2. Confirmar al registrar una petición<text:tab/>68</text:a></text:p>
          <text:p text:style-name="P6"><text:a xlink:type="simple" xlink:href="#__RefHeading___Toc14608_2917578271" text:style-name="Index_20_Link" text:visited-style-name="Index_20_Link">❌ 3. Confirmar antes de borrar una reserva o petición<text:tab/>69</text:a></text:p>
          <text:p text:style-name="P6"><text:a xlink:type="simple" xlink:href="#__RefHeading___Toc14610_2917578271" text:style-name="Index_20_Link" text:visited-style-name="Index_20_Link">🔁 4. Confirmación en la pantalla de reset<text:tab/>69</text:a></text:p>
          <text:p text:style-name="P6"><text:a xlink:type="simple" xlink:href="#__RefHeading___Toc14612_2917578271" text:style-name="Index_20_Link" text:visited-style-name="Index_20_Link">🏠 Opción recomendada: Firebase Hosting (gratuito)<text:tab/>70</text:a></text:p>
          <text:p text:style-name="P5"><text:a xlink:type="simple" xlink:href="#__RefHeading___Toc14614_2917578271" text:style-name="Index_20_Link" text:visited-style-name="Index_20_Link">✅ Pasos para publicar tu proyecto<text:tab/>70</text:a></text:p>
          <text:p text:style-name="P6"><text:a xlink:type="simple" xlink:href="#__RefHeading___Toc14616_2917578271" text:style-name="Index_20_Link" text:visited-style-name="Index_20_Link">💬 Extras opcionales<text:tab/>71</text:a></text:p>
          <text:p text:style-name="P6"><text:a xlink:type="simple" xlink:href="#__RefHeading___Toc14618_2917578271" text:style-name="Index_20_Link" text:visited-style-name="Index_20_Link">🔐 ¿Es peligroso subir el apiKey de Firebase?<text:tab/>72</text:a></text:p>
          <text:p text:style-name="P6"><text:a xlink:type="simple" xlink:href="#__RefHeading___Toc14620_2917578271" text:style-name="Index_20_Link" text:visited-style-name="Index_20_Link">✅ Qué puedes hacer ahora<text:tab/>72</text:a></text:p>
          <text:p text:style-name="P5"><text:a xlink:type="simple" xlink:href="#__RefHeading___Toc14622_2917578271" text:style-name="Index_20_Link" text:visited-style-name="Index_20_Link">1. Añade .env con variables sensibles:<text:tab/>72</text:a></text:p>
          <text:p text:style-name="P5"><text:a xlink:type="simple" xlink:href="#__RefHeading___Toc14624_2917578271" text:style-name="Index_20_Link" text:visited-style-name="Index_20_Link">2. Añade .env al .gitignore:<text:tab/>72</text:a></text:p>
          <text:p text:style-name="P5"><text:a xlink:type="simple" xlink:href="#__RefHeading___Toc14626_2917578271" text:style-name="Index_20_Link" text:visited-style-name="Index_20_Link">3. Si ya subiste la clave…<text:tab/>72</text:a></text:p>
          <text:p text:style-name="P6"><text:a xlink:type="simple" xlink:href="#__RefHeading___Toc14628_2917578271" text:style-name="Index_20_Link" text:visited-style-name="Index_20_Link">🌐 ¿Cómo accedes al hosting de Firebase?<text:tab/>73</text:a></text:p>
          <text:p text:style-name="P6"><text:a xlink:type="simple" xlink:href="#__RefHeading___Toc14630_2917578271" text:style-name="Index_20_Link" text:visited-style-name="Index_20_Link">🔐 ¿Qué significa “manage your secrets” en GitHub?<text:tab/>73</text:a></text:p>
          <text:p text:style-name="P6"><text:a xlink:type="simple" xlink:href="#__RefHeading___Toc14632_2917578271" text:style-name="Index_20_Link" text:visited-style-name="Index_20_Link">🛠️ Solución rápida: actualizar firebase.json y publicar desde dist<text:tab/>74</text:a></text:p>
          <text:p text:style-name="P5"><text:a xlink:type="simple" xlink:href="#__RefHeading___Toc14634_2917578271" text:style-name="Index_20_Link" text:visited-style-name="Index_20_Link">1. 📁 Cambiar la carpeta pública en firebase.json<text:tab/>74</text:a></text:p>
          <text:p text:style-name="P5"><text:a xlink:type="simple" xlink:href="#__RefHeading___Toc14636_2917578271" text:style-name="Index_20_Link" text:visited-style-name="Index_20_Link">2. 🏗️ Compilar de nuevo con Vite<text:tab/>74</text:a></text:p>
          <text:p text:style-name="P5"><text:a xlink:type="simple" xlink:href="#__RefHeading___Toc14638_2917578271" text:style-name="Index_20_Link" text:visited-style-name="Index_20_Link">3. 🚀 Volver a desplegar<text:tab/>74</text:a></text:p>
          <text:p text:style-name="P6"><text:a xlink:type="simple" xlink:href="#__RefHeading___Toc14640_2917578271" text:style-name="Index_20_Link" text:visited-style-name="Index_20_Link">💡 Recomendaciones extra<text:tab/>75</text:a></text:p>
          <text:p text:style-name="P6"><text:a xlink:type="simple" xlink:href="#__RefHeading___Toc14642_2917578271" text:style-name="Index_20_Link" text:visited-style-name="Index_20_Link">🚀 Script deploy.sh para build y deploy<text:tab/>75</text:a></text:p>
          <text:p text:style-name="P6"><text:a xlink:type="simple" xlink:href="#__RefHeading___Toc14644_2917578271" text:style-name="Index_20_Link" text:visited-style-name="Index_20_Link">🛠️ Cómo usarlo<text:tab/>75</text:a></text:p>
          <text:p text:style-name="P6"><text:a xlink:type="simple" xlink:href="#__RefHeading___Toc14646_2917578271" text:style-name="Index_20_Link" text:visited-style-name="Index_20_Link">🖥️ Script deploy.ps1 para PowerShell en Windows<text:tab/>76</text:a></text:p>
          <text:p text:style-name="P6"><text:a xlink:type="simple" xlink:href="#__RefHeading___Toc14648_2917578271" text:style-name="Index_20_Link" text:visited-style-name="Index_20_Link">▶️ ¿Cómo ejecutarlo?<text:tab/>76</text:a></text:p>
          <text:p text:style-name="P6"><text:a xlink:type="simple" xlink:href="#__RefHeading___Toc14650_2917578271" text:style-name="Index_20_Link" text:visited-style-name="Index_20_Link">✅ ¿Cómo solucionarlo?<text:tab/>76</text:a></text:p>
          <text:p text:style-name="P6"><text:a xlink:type="simple" xlink:href="#__RefHeading___Toc14652_2917578271" text:style-name="Index_20_Link" text:visited-style-name="Index_20_Link">🧠 Contexto extra (por si tienes curiosidad)<text:tab/>77</text:a></text:p>
          <text:p text:style-name="P6"><text:a xlink:type="simple" xlink:href="#__RefHeading___Toc8982_2487601059" text:style-name="Index_20_Link" text:visited-style-name="Index_20_Link">🔐 1. Crea tu variable secreta de entorno<text:tab/>77</text:a></text:p>
          <text:p text:style-name="P6"><text:a xlink:type="simple" xlink:href="#__RefHeading___Toc8984_2487601059" text:style-name="Index_20_Link" text:visited-style-name="Index_20_Link">🛠️ 2. Estado global para saber si eres admin<text:tab/>78</text:a></text:p>
          <text:p text:style-name="P6"><text:a xlink:type="simple" xlink:href="#__RefHeading___Toc8986_2487601059" text:style-name="Index_20_Link" text:visited-style-name="Index_20_Link"><text:soft-page-break/>📄 3. Pantalla Admin.tsx<text:tab/>78</text:a></text:p>
          <text:p text:style-name="P6"><text:a xlink:type="simple" xlink:href="#__RefHeading___Toc8988_2487601059" text:style-name="Index_20_Link" text:visited-style-name="Index_20_Link">🧭 4. Mostrar enlace a Reset solo si eres admin<text:tab/>79</text:a></text:p>
          <text:p text:style-name="P6"><text:a xlink:type="simple" xlink:href="#__RefHeading___Toc8990_2487601059" text:style-name="Index_20_Link" text:visited-style-name="Index_20_Link">✨ ¿Qué conseguimos?<text:tab/>79</text:a></text:p>
          <text:p text:style-name="P6"><text:a xlink:type="simple" xlink:href="#__RefHeading___Toc8992_2487601059" text:style-name="Index_20_Link" text:visited-style-name="Index_20_Link">🔧 En Firebase Hosting<text:tab/>79</text:a></text:p>
          <text:p text:style-name="P5"><text:a xlink:type="simple" xlink:href="#__RefHeading___Toc8994_2487601059" text:style-name="Index_20_Link" text:visited-style-name="Index_20_Link">1. Solo hosting estático (React SPA)<text:tab/>80</text:a></text:p>
          <text:p text:style-name="P5"><text:a xlink:type="simple" xlink:href="#__RefHeading___Toc8996_2487601059" text:style-name="Index_20_Link" text:visited-style-name="Index_20_Link">2. Usar variables en Firebase Functions (solo si usas backend)<text:tab/>80</text:a></text:p>
          <text:p text:style-name="P6"><text:a xlink:type="simple" xlink:href="#__RefHeading___Toc8998_2487601059" text:style-name="Index_20_Link" text:visited-style-name="Index_20_Link">✅ En resumen<text:tab/>80</text:a></text:p>
          <text:p text:style-name="P6"><text:a xlink:type="simple" xlink:href="#__RefHeading___Toc9000_2487601059" text:style-name="Index_20_Link" text:visited-style-name="Index_20_Link">🧾 pages/Reservas.tsx (versión simplificada)<text:tab/>81</text:a></text:p>
          <text:p text:style-name="P6"><text:a xlink:type="simple" xlink:href="#__RefHeading___Toc9002_2487601059" text:style-name="Index_20_Link" text:visited-style-name="Index_20_Link">🔧 Cosas que puedes ajustar después<text:tab/>81</text:a></text:p>
          <text:p text:style-name="P6"><text:a xlink:type="simple" xlink:href="#__RefHeading___Toc9004_2487601059" text:style-name="Index_20_Link" text:visited-style-name="Index_20_Link">✅ Lo que vamos a incluir<text:tab/>82</text:a></text:p>
          <text:p text:style-name="P6"><text:a xlink:type="simple" xlink:href="#__RefHeading___Toc9006_2487601059" text:style-name="Index_20_Link" text:visited-style-name="Index_20_Link">🧩 Estructura de la colección en Firebase<text:tab/>82</text:a></text:p>
          <text:p text:style-name="P6"><text:a xlink:type="simple" xlink:href="#__RefHeading___Toc9008_2487601059" text:style-name="Index_20_Link" text:visited-style-name="Index_20_Link">🔥 Código para Reservas.tsx<text:tab/>82</text:a></text:p>
          <text:p text:style-name="P6"><text:a xlink:type="simple" xlink:href="#__RefHeading___Toc9010_2487601059" text:style-name="Index_20_Link" text:visited-style-name="Index_20_Link">🧠 ¿Qué más podrías incluir?<text:tab/>84</text:a></text:p>
          <text:p text:style-name="P6"><text:a xlink:type="simple" xlink:href="#__RefHeading___Toc9012_2487601059" text:style-name="Index_20_Link" text:visited-style-name="Index_20_Link">🔎 ¿Cómo se asocian los IDs de trabajadores?<text:tab/>84</text:a></text:p>
          <text:p text:style-name="P6"><text:a xlink:type="simple" xlink:href="#__RefHeading___Toc9014_2487601059" text:style-name="Index_20_Link" text:visited-style-name="Index_20_Link">📄 Página Reservas.tsx<text:tab/>85</text:a></text:p>
          <text:p text:style-name="P6"><text:a xlink:type="simple" xlink:href="#__RefHeading___Toc9016_2487601059" text:style-name="Index_20_Link" text:visited-style-name="Index_20_Link">🧼 Cosas que puedes extender después<text:tab/>86</text:a></text:p>
          <text:p text:style-name="P6"><text:a xlink:type="simple" xlink:href="#__RefHeading___Toc9018_2487601059" text:style-name="Index_20_Link" text:visited-style-name="Index_20_Link">✨ Reservas.tsx con selector de fecha<text:tab/>86</text:a></text:p>
          <text:p text:style-name="P6"><text:a xlink:type="simple" xlink:href="#__RefHeading___Toc9020_2487601059" text:style-name="Index_20_Link" text:visited-style-name="Index_20_Link">🧩 Qué se ha añadido<text:tab/>88</text:a></text:p>
          <text:p text:style-name="P6"><text:a xlink:type="simple" xlink:href="#__RefHeading___Toc9022_2487601059" text:style-name="Index_20_Link" text:visited-style-name="Index_20_Link">🔧 Solución para ordenar trabajadores<text:tab/>89</text:a></text:p>
          <text:p text:style-name="P6"><text:a xlink:type="simple" xlink:href="#__RefHeading___Toc9024_2487601059" text:style-name="Index_20_Link" text:visited-style-name="Index_20_Link">🧠 ¿Por qué funciona?<text:tab/>89</text:a></text:p>
          <text:p text:style-name="P6"><text:a xlink:type="simple" xlink:href="#__RefHeading___Toc9026_2487601059" text:style-name="Index_20_Link" text:visited-style-name="Index_20_Link">🔧 Cambios que necesitas hacer<text:tab/>90</text:a></text:p>
          <text:p text:style-name="P5"><text:a xlink:type="simple" xlink:href="#__RefHeading___Toc9028_2487601059" text:style-name="Index_20_Link" text:visited-style-name="Index_20_Link">1. Reemplaza este bloque:<text:tab/>90</text:a></text:p>
          <text:p text:style-name="P5"><text:a xlink:type="simple" xlink:href="#__RefHeading___Toc9030_2487601059" text:style-name="Index_20_Link" text:visited-style-name="Index_20_Link">2. Corrige esta línea (y similares):<text:tab/>91</text:a></text:p>
          <text:p text:style-name="P6"><text:a xlink:type="simple" xlink:href="#__RefHeading___Toc9032_2487601059" text:style-name="Index_20_Link" text:visited-style-name="Index_20_Link">✨ Ejemplo corregido<text:tab/>91</text:a></text:p>
          <text:p text:style-name="P6"><text:a xlink:type="simple" xlink:href="#__RefHeading___Toc9034_2487601059" text:style-name="Index_20_Link" text:visited-style-name="Index_20_Link">🧩 1. En App.tsx, gestiona el estado admin<text:tab/>97</text:a></text:p>
          <text:p text:style-name="P6"><text:a xlink:type="simple" xlink:href="#__RefHeading___Toc9036_2487601059" text:style-name="Index_20_Link" text:visited-style-name="Index_20_Link">✅ 2. En Resumen.tsx, recibe la prop<text:tab/>97</text:a></text:p>
          <text:p text:style-name="P6"><text:a xlink:type="simple" xlink:href="#__RefHeading___Toc9038_2487601059" text:style-name="Index_20_Link" text:visited-style-name="Index_20_Link">🛡️ Resultado<text:tab/>98</text:a></text:p>
          <text:p text:style-name="P6"><text:a xlink:type="simple" xlink:href="#__RefHeading___Toc9040_2487601059" text:style-name="Index_20_Link" text:visited-style-name="Index_20_Link">🛠️ Soluciones<text:tab/>98</text:a></text:p>
          <text:p text:style-name="P5"><text:a xlink:type="simple" xlink:href="#__RefHeading___Toc9042_2487601059" text:style-name="Index_20_Link" text:visited-style-name="Index_20_Link">👉 Opción A: Dar prioridad al id externo<text:tab/>98</text:a></text:p>
          <text:p text:style-name="P5"><text:a xlink:type="simple" xlink:href="#__RefHeading___Toc9044_2487601059" text:style-name="Index_20_Link" text:visited-style-name="Index_20_Link">👉 Opción B: Mantener el id dentro de t<text:tab/>98</text:a></text:p>
          <text:p text:style-name="P6"><text:a xlink:type="simple" xlink:href="#__RefHeading___Toc14654_2917578271" text:style-name="Index_20_Link" text:visited-style-name="Index_20_Link">🧩 Estructura del componente Bolsa.tsx<text:tab/>99</text:a></text:p>
          <text:p text:style-name="P5"><text:a xlink:type="simple" xlink:href="#__RefHeading___Toc14656_2917578271" text:style-name="Index_20_Link" text:visited-style-name="Index_20_Link">🔧 1. Preparativos<text:tab/>99</text:a></text:p>
          <text:p text:style-name="P5"><text:a xlink:type="simple" xlink:href="#__RefHeading___Toc14658_2917578271" text:style-name="Index_20_Link" text:visited-style-name="Index_20_Link">✍️ 2. Formulario de solicitud (parte superior)<text:tab/>99</text:a></text:p>
          <text:p text:style-name="P5"><text:a xlink:type="simple" xlink:href="#__RefHeading___Toc14660_2917578271" text:style-name="Index_20_Link" text:visited-style-name="Index_20_Link">📋 3. Listado de peticiones (parte inferior)<text:tab/>99</text:a></text:p>
          <text:p text:style-name="P6"><text:a xlink:type="simple" xlink:href="#__RefHeading___Toc14662_2917578271" text:style-name="Index_20_Link" text:visited-style-name="Index_20_Link">📄 Código completo de Bolsa.tsx<text:tab/>99</text:a></text:p>
          <text:p text:style-name="P6"><text:a xlink:type="simple" xlink:href="#__RefHeading___Toc14664_2917578271" text:style-name="Index_20_Link" text:visited-style-name="Index_20_Link">✅ ¿Qué cubre ya?<text:tab/>104</text:a></text:p>
          <text:p text:style-name="P5"><text:a xlink:type="simple" xlink:href="#__RefHeading___Toc14666_2917578271" text:style-name="Index_20_Link" text:visited-style-name="Index_20_Link">🧠 Paso a modificar en Bolsa.tsx<text:tab/>104</text:a></text:p>
          <text:p text:style-name="P5"><text:a xlink:type="simple" xlink:href="#__RefHeading___Toc14668_2917578271" text:style-name="Index_20_Link" text:visited-style-name="Index_20_Link">✅ Bolsa.tsx con orden por fecha descendente<text:tab/>105</text:a></text:p>
          <text:p text:style-name="P6"><text:a xlink:type="simple" xlink:href="#__RefHeading___Toc14670_2917578271" text:style-name="Index_20_Link" text:visited-style-name="Index_20_Link">✅ Resumen.tsx mostrando sólo peticiones aceptadas<text:tab/>109</text:a></text:p>
          <text:p text:style-name="P6"><text:a xlink:type="simple" xlink:href="#__RefHeading___Toc14672_2917578271" text:style-name="Index_20_Link" text:visited-style-name="Index_20_Link">✨ Modificación del texto en peticiones aceptadas<text:tab/>114</text:a></text:p>
          <text:p text:style-name="P6"><text:a xlink:type="simple" xlink:href="#__RefHeading___Toc14674_2917578271" text:style-name="Index_20_Link" text:visited-style-name="Index_20_Link">📌 Fijar el menú superior<text:tab/>114</text:a></text:p>
          <text:p text:style-name="P6"><text:a xlink:type="simple" xlink:href="#__RefHeading___Toc14676_2917578271" text:style-name="Index_20_Link" text:visited-style-name="Index_20_Link">📐 Alternativa: Menú lateral<text:tab/>115</text:a></text:p>
          <text:p text:style-name="P5"><text:a xlink:type="simple" xlink:href="#__RefHeading___Toc14678_2917578271" text:style-name="Index_20_Link" text:visited-style-name="Index_20_Link">🧠 Desde Admin.tsx<text:tab/>115</text:a></text:p>
          <text:p text:style-name="P5"><text:a xlink:type="simple" xlink:href="#__RefHeading___Toc14680_2917578271" text:style-name="Index_20_Link" text:visited-style-name="Index_20_Link">💡 Ejemplo de layout con menú lateral<text:tab/>115</text:a></text:p>
          <text:p text:style-name="P6"><text:a xlink:type="simple" xlink:href="#__RefHeading___Toc14682_2917578271" text:style-name="Index_20_Link" text:visited-style-name="Index_20_Link">🧩 1. App.tsx: Estado global y preferencia persistente<text:tab/>116</text:a></text:p>
          <text:p text:style-name="P6"><text:a xlink:type="simple" xlink:href="#__RefHeading___Toc14684_2917578271" text:style-name="Index_20_Link" text:visited-style-name="Index_20_Link">🧭 2. Navegacion.tsx: Componente adaptable<text:tab/>116</text:a></text:p>
          <text:p text:style-name="P6"><text:a xlink:type="simple" xlink:href="#__RefHeading___Toc14686_2917578271" text:style-name="Index_20_Link" text:visited-style-name="Index_20_Link">🛠️ 3. Admin.tsx: El combo selector<text:tab/>117</text:a></text:p>
          <text:p text:style-name="P6"><text:a xlink:type="simple" xlink:href="#__RefHeading___Toc14688_2917578271" text:style-name="Index_20_Link" text:visited-style-name="Index_20_Link">🔀 4. Layout adaptable en App.tsx<text:tab/>117</text:a></text:p>
          <text:p text:style-name="P6"><text:a xlink:type="simple" xlink:href="#__RefHeading___Toc14690_2917578271" text:style-name="Index_20_Link" text:visited-style-name="Index_20_Link">📁 App.tsx<text:tab/>118</text:a></text:p>
          <text:p text:style-name="P6"><text:a xlink:type="simple" xlink:href="#__RefHeading___Toc14692_2917578271" text:style-name="Index_20_Link" text:visited-style-name="Index_20_Link">🧭 Navegacion.tsx<text:tab/>119</text:a></text:p>
          <text:p text:style-name="P6"><text:a xlink:type="simple" xlink:href="#__RefHeading___Toc14694_2917578271" text:style-name="Index_20_Link" text:visited-style-name="Index_20_Link">🛠️ Admin.tsx<text:tab/>120</text:a></text:p>
          <text:p text:style-name="P6"><text:a xlink:type="simple" xlink:href="#__RefHeading___Toc14696_2917578271" text:style-name="Index_20_Link" text:visited-style-name="Index_20_Link">🛡️ Admin.tsx actualizado<text:tab/>121</text:a></text:p>
          <text:p text:style-name="P6"><text:a xlink:type="simple" xlink:href="#__RefHeading___Toc14698_2917578271" text:style-name="Index_20_Link" text:visited-style-name="Index_20_Link"><text:soft-page-break/>🧩 App.tsx completo<text:tab/>123</text:a></text:p>
          <text:p text:style-name="P6"><text:a xlink:type="simple" xlink:href="#__RefHeading___Toc14700_2917578271" text:style-name="Index_20_Link" text:visited-style-name="Index_20_Link">✅ Solución<text:tab/>125</text:a></text:p>
          <text:p text:style-name="P5"><text:a xlink:type="simple" xlink:href="#__RefHeading___Toc14702_2917578271" text:style-name="Index_20_Link" text:visited-style-name="Index_20_Link">🛠️ En tu main.tsx (o index.tsx) deberías tener algo así:<text:tab/>125</text:a></text:p>
          <text:p text:style-name="P6"><text:a xlink:type="simple" xlink:href="#__RefHeading___Toc14704_2917578271" text:style-name="Index_20_Link" text:visited-style-name="Index_20_Link">👀 Verifica también que:<text:tab/>125</text:a></text:p>
          <text:p text:style-name="P6"><text:a xlink:type="simple" xlink:href="#__RefHeading___Toc14706_2917578271" text:style-name="Index_20_Link" text:visited-style-name="Index_20_Link">🔧 Lo que debes hacer<text:tab/>126</text:a></text:p>
          <text:p text:style-name="P6"><text:a xlink:type="simple" xlink:href="#__RefHeading___Toc14708_2917578271" text:style-name="Index_20_Link" text:visited-style-name="Index_20_Link">📌 Importante<text:tab/>127</text:a></text:p>
          <text:p text:style-name="P6"><text:a xlink:type="simple" xlink:href="#__RefHeading___Toc14710_2917578271" text:style-name="Index_20_Link" text:visited-style-name="Index_20_Link">🔍 Problemas detectados<text:tab/>127</text:a></text:p>
          <text:p text:style-name="P6"><text:a xlink:type="simple" xlink:href="#__RefHeading___Toc14712_2917578271" text:style-name="Index_20_Link" text:visited-style-name="Index_20_Link">✅ Solución aplicada: App.tsx limpio y funcional<text:tab/>128</text:a></text:p>
          <text:p text:style-name="P6"><text:a xlink:type="simple" xlink:href="#__RefHeading___Toc14714_2917578271" text:style-name="Index_20_Link" text:visited-style-name="Index_20_Link">✅ Opción 1: Envolver cada link en un div o block<text:tab/>129</text:a></text:p>
          <text:p text:style-name="P6"><text:a xlink:type="simple" xlink:href="#__RefHeading___Toc14716_2917578271" text:style-name="Index_20_Link" text:visited-style-name="Index_20_Link">💡 Opción 2: Usar flex en columna<text:tab/>130</text:a></text:p>
          <text:p text:style-name="P6"><text:a xlink:type="simple" xlink:href="#__RefHeading___Toc14718_2917578271" text:style-name="Index_20_Link" text:visited-style-name="Index_20_Link">✨ Cambios funcionales en la aceptación de peticiones<text:tab/>131</text:a></text:p>
          <text:p text:style-name="P5"><text:a xlink:type="simple" xlink:href="#__RefHeading___Toc14720_2917578271" text:style-name="Index_20_Link" text:visited-style-name="Index_20_Link">🔄 Al pulsar “Aceptar”, se abrirá un selector con estas dos opciones:<text:tab/>131</text:a></text:p>
          <text:p text:style-name="P5"><text:a xlink:type="simple" xlink:href="#__RefHeading___Toc14722_2917578271" text:style-name="Index_20_Link" text:visited-style-name="Index_20_Link">✅ Si se elige “Aceptar sin permuta”:<text:tab/>131</text:a></text:p>
          <text:p text:style-name="P5"><text:a xlink:type="simple" xlink:href="#__RefHeading___Toc14724_2917578271" text:style-name="Index_20_Link" text:visited-style-name="Index_20_Link">🔁 Si se elige “Aceptar con permuta”:<text:tab/>131</text:a></text:p>
          <text:p text:style-name="P6"><text:a xlink:type="simple" xlink:href="#__RefHeading___Toc14726_2917578271" text:style-name="Index_20_Link" text:visited-style-name="Index_20_Link">🧩 ¿Cómo se integraría en Bolsa.tsx??<text:tab/>132</text:a></text:p>
          <text:p text:style-name="P6"><text:a xlink:type="simple" xlink:href="#__RefHeading___Toc14728_2917578271" text:style-name="Index_20_Link" text:visited-style-name="Index_20_Link">🎯 ¿Qué falta por definir?<text:tab/>133</text:a></text:p>
          <text:p text:style-name="P5"><text:a xlink:type="simple" xlink:href="#__RefHeading___Toc14730_2917578271" text:style-name="Index_20_Link" text:visited-style-name="Index_20_Link">✅ Nueva función aceptarPeticion<text:tab/>134</text:a></text:p>
          <text:p text:style-name="P5"><text:a xlink:type="simple" xlink:href="#__RefHeading___Toc14732_2917578271" text:style-name="Index_20_Link" text:visited-style-name="Index_20_Link">🧩 Y aquí el bloque visual dentro del renderizado del listado<text:tab/>135</text:a></text:p>
          <text:p text:style-name="P5"><text:a xlink:type="simple" xlink:href="#__RefHeading___Toc14734_2917578271" text:style-name="Index_20_Link" text:visited-style-name="Index_20_Link">🆕 Bolsa.tsx completo:<text:tab/>137</text:a></text:p>
          <text:p text:style-name="P5"><text:a xlink:type="simple" xlink:href="#__RefHeading___Toc14736_2917578271" text:style-name="Index_20_Link" text:visited-style-name="Index_20_Link">✅ Bolsa.tsx actualizado<text:tab/>143</text:a></text:p>
          <text:p text:style-name="P5"><text:a xlink:type="simple" xlink:href="#__RefHeading___Toc14738_2917578271" text:style-name="Index_20_Link" text:visited-style-name="Index_20_Link">✨ ¿Qué incorpora este código?<text:tab/>151</text:a></text:p>
          <text:p text:style-name="P5"><text:a xlink:type="simple" xlink:href="#__RefHeading___Toc14740_2917578271" text:style-name="Index_20_Link" text:visited-style-name="Index_20_Link">✅ Aquí está el archivo actualizado:<text:tab/>151</text:a></text:p>
          <text:p text:style-name="P6"><text:a xlink:type="simple" xlink:href="#__RefHeading___Toc14742_2917578271" text:style-name="Index_20_Link" text:visited-style-name="Index_20_Link">✅ 1. Ocultar formulario tras validación en Admin.tsx<text:tab/>157</text:a></text:p>
          <text:p text:style-name="P5"><text:a xlink:type="simple" xlink:href="#__RefHeading___Toc14744_2917578271" text:style-name="Index_20_Link" text:visited-style-name="Index_20_Link">✂️ Modificación clave:<text:tab/>157</text:a></text:p>
          <text:p text:style-name="P6"><text:a xlink:type="simple" xlink:href="#__RefHeading___Toc14746_2917578271" text:style-name="Index_20_Link" text:visited-style-name="Index_20_Link">🧭 2. Distintivo visual en el menú para Admin<text:tab/>157</text:a></text:p>
          <text:p text:style-name="P5"><text:a xlink:type="simple" xlink:href="#__RefHeading___Toc14748_2917578271" text:style-name="Index_20_Link" text:visited-style-name="Index_20_Link">🎈 Opción A: Emoji destacado<text:tab/>157</text:a></text:p>
          <text:p text:style-name="P5"><text:a xlink:type="simple" xlink:href="#__RefHeading___Toc14750_2917578271" text:style-name="Index_20_Link" text:visited-style-name="Index_20_Link">🎨 Opción B: Resaltado más fuerte<text:tab/>157</text:a></text:p>
          <text:p text:style-name="P5"><text:a xlink:type="simple" xlink:href="#__RefHeading___Toc14752_2917578271" text:style-name="Index_20_Link" text:visited-style-name="Index_20_Link">🔧 Versión con lógica esAdmin<text:tab/>158</text:a></text:p>
          <text:p text:style-name="P6"><text:a xlink:type="simple" xlink:href="#__RefHeading___Toc14754_2917578271" text:style-name="Index_20_Link" text:visited-style-name="Index_20_Link">🧩 Solución rápida: añadir esAdmin como prop<text:tab/>159</text:a></text:p>
          <text:p text:style-name="P5"><text:a xlink:type="simple" xlink:href="#__RefHeading___Toc14756_2917578271" text:style-name="Index_20_Link" text:visited-style-name="Index_20_Link">✏️ 1. Modifica la interfaz Props<text:tab/>160</text:a></text:p>
          <text:p text:style-name="P5"><text:a xlink:type="simple" xlink:href="#__RefHeading___Toc14758_2917578271" text:style-name="Index_20_Link" text:visited-style-name="Index_20_Link">✏️ 2. Añade esAdmin al destructuring<text:tab/>160</text:a></text:p>
          <text:p text:style-name="P5"><text:a xlink:type="simple" xlink:href="#__RefHeading___Toc14760_2917578271" text:style-name="Index_20_Link" text:visited-style-name="Index_20_Link">🧩 Lo que está ocurriendo<text:tab/>160</text:a></text:p>
          <text:p text:style-name="P5"><text:a xlink:type="simple" xlink:href="#__RefHeading___Toc14762_2917578271" text:style-name="Index_20_Link" text:visited-style-name="Index_20_Link">🛠️ Solución completa paso a paso<text:tab/>160</text:a></text:p>
          <text:p text:style-name="P7"><text:a xlink:type="simple" xlink:href="#__RefHeading___Toc14764_2917578271" text:style-name="Index_20_Link" text:visited-style-name="Index_20_Link">1. Crea el estado esAdmin en App.tsx<text:tab/>160</text:a></text:p>
          <text:p text:style-name="P7"><text:a xlink:type="simple" xlink:href="#__RefHeading___Toc14766_2917578271" text:style-name="Index_20_Link" text:visited-style-name="Index_20_Link">2. Pásalo como prop al componente Admin<text:tab/>161</text:a></text:p>
          <text:p text:style-name="P7"><text:a xlink:type="simple" xlink:href="#__RefHeading___Toc14768_2917578271" text:style-name="Index_20_Link" text:visited-style-name="Index_20_Link">3. Ya tienes esto listo en Admin.tsx desde tu último cambio:<text:tab/>161</text:a></text:p>
          <text:p text:style-name="P5"><text:a xlink:type="simple" xlink:href="#__RefHeading___Toc14770_2917578271" text:style-name="Index_20_Link" text:visited-style-name="Index_20_Link">🧪 ¿Cómo probarlo?<text:tab/>161</text:a></text:p>
          <text:p text:style-name="P6"><text:a xlink:type="simple" xlink:href="#__RefHeading___Toc14772_2917578271" text:style-name="Index_20_Link" text:visited-style-name="Index_20_Link">🎯 Actualización clave en aceptarPeticion<text:tab/>162</text:a></text:p>
          <text:p text:style-name="P5"><text:a xlink:type="simple" xlink:href="#__RefHeading___Toc14774_2917578271" text:style-name="Index_20_Link" text:visited-style-name="Index_20_Link">✅ Cambios clave integrados:<text:tab/>165</text:a></text:p>
          <text:p text:style-name="P6"><text:a xlink:type="simple" xlink:href="#__RefHeading___Toc14776_2917578271" text:style-name="Index_20_Link" text:visited-style-name="Index_20_Link">✨ ¿Qué cambia en la ficha de cada petición?<text:tab/>167</text:a></text:p>
          <text:p text:style-name="P6"><text:a xlink:type="simple" xlink:href="#__RefHeading___Toc14778_2917578271" text:style-name="Index_20_Link" text:visited-style-name="Index_20_Link">✅ Te dejo el nuevo bloque de render para el listado<text:tab/>167</text:a></text:p>
          <text:p text:style-name="P6"><text:a xlink:type="simple" xlink:href="#__RefHeading___Toc14780_2917578271" text:style-name="Index_20_Link" text:visited-style-name="Index_20_Link">🧠 Y ajusta la función aceptarPeticion así:<text:tab/>170</text:a></text:p>
          <text:p text:style-name="P6"><text:a xlink:type="simple" xlink:href="#__RefHeading___Toc14782_2917578271" text:style-name="Index_20_Link" text:visited-style-name="Index_20_Link">💻 Bolsa.tsx completo con soporte para permutas<text:tab/>171</text:a></text:p>
          <text:p text:style-name="P5"><text:a xlink:type="simple" xlink:href="#__RefHeading___Toc14784_2917578271" text:style-name="Index_20_Link" text:visited-style-name="Index_20_Link">✅ Fragmento actualizado del listado de peticiones<text:tab/>178</text:a></text:p>
          <text:p text:style-name="P6"><text:a xlink:type="simple" xlink:href="#__RefHeading___Toc14786_2917578271" text:style-name="Index_20_Link" text:visited-style-name="Index_20_Link">📄 Bolsa.tsx actualizado<text:tab/>181</text:a></text:p>
          <text:p text:style-name="P5"><text:a xlink:type="simple" xlink:href="#__RefHeading___Toc14788_2917578271" text:style-name="Index_20_Link" text:visited-style-name="Index_20_Link">🎯 ¿Qué cambia?<text:tab/>192</text:a></text:p>
          <text:p text:style-name="P5"><text:a xlink:type="simple" xlink:href="#__RefHeading___Toc14790_2917578271" text:style-name="Index_20_Link" text:visited-style-name="Index_20_Link">✅ Bloque completo del return (solo listado)<text:tab/>192</text:a></text:p>
          <text:p text:style-name="P6"><text:a xlink:type="simple" xlink:href="#__RefHeading___Toc14792_2917578271" text:style-name="Index_20_Link" text:visited-style-name="Index_20_Link">🧩 1. Bloque del listado actualizado<text:tab/>196</text:a></text:p>
          <text:p text:style-name="P6"><text:a xlink:type="simple" xlink:href="#__RefHeading___Toc14794_2917578271" text:style-name="Index_20_Link" text:visited-style-name="Index_20_Link">⚙️ 2. Ajuste en la función aceptarPeticion<text:tab/>199</text:a></text:p>
          <text:p text:style-name="P6"><text:a xlink:type="simple" xlink:href="#__RefHeading___Toc14796_2917578271" text:style-name="Index_20_Link" text:visited-style-name="Index_20_Link">✅ Actualizaciones de UI<text:tab/>201</text:a></text:p>
          <text:p text:style-name="P6"><text:a xlink:type="simple" xlink:href="#__RefHeading___Toc14798_2917578271" text:style-name="Index_20_Link" text:visited-style-name="Index_20_Link">🧩 Fragmento de listado con formularios ocultos<text:tab/>201</text:a></text:p>
          <text:p text:style-name="P6"><text:a xlink:type="simple" xlink:href="#__RefHeading___Toc14800_2917578271" text:style-name="Index_20_Link" text:visited-style-name="Index_20_Link">✅ Cambios en la lógica<text:tab/>205</text:a></text:p>
          <text:p text:style-name="P5"><text:a xlink:type="simple" xlink:href="#__RefHeading___Toc14802_2917578271" text:style-name="Index_20_Link" text:visited-style-name="Index_20_Link"><text:soft-page-break/>🔄 Aceptar con permuta debe registrar:<text:tab/>205</text:a></text:p>
          <text:p text:style-name="P6"><text:a xlink:type="simple" xlink:href="#__RefHeading___Toc14804_2917578271" text:style-name="Index_20_Link" text:visited-style-name="Index_20_Link">⚙️ Versión corregida de aceptarPeticion<text:tab/>205</text:a></text:p>
          <text:p text:style-name="P6"><text:a xlink:type="simple" xlink:href="#__RefHeading___Toc14806_2917578271" text:style-name="Index_20_Link" text:visited-style-name="Index_20_Link">👀 ¿Qué queda?<text:tab/>206</text:a></text:p>
          <text:p text:style-name="P6"><text:a xlink:type="simple" xlink:href="#__RefHeading___Toc14808_2917578271" text:style-name="Index_20_Link" text:visited-style-name="Index_20_Link">✅ Solución: cerrar otros &lt;details&gt; cuando se abre uno<text:tab/>207</text:a></text:p>
          <text:p text:style-name="P6"><text:a xlink:type="simple" xlink:href="#__RefHeading___Toc14810_2917578271" text:style-name="Index_20_Link" text:visited-style-name="Index_20_Link">🔍 ¿Qué hace?<text:tab/>207</text:a></text:p>
          <text:p text:style-name="P6"><text:a xlink:type="simple" xlink:href="#__RefHeading___Toc14812_2917578271" text:style-name="Index_20_Link" text:visited-style-name="Index_20_Link">🧠 Problema 1: los &lt;details&gt; no se cierran entre sí<text:tab/>209</text:a></text:p>
          <text:p text:style-name="P5"><text:a xlink:type="simple" xlink:href="#__RefHeading___Toc14814_2917578271" text:style-name="Index_20_Link" text:visited-style-name="Index_20_Link">✅ Solución: usa delegación desde document con un toggle global<text:tab/>209</text:a></text:p>
          <text:p text:style-name="P6"><text:a xlink:type="simple" xlink:href="#__RefHeading___Toc14816_2917578271" text:style-name="Index_20_Link" text:visited-style-name="Index_20_Link">🧠 Problema 2: múltiples combos comparten el mismo estado seleccionPara<text:tab/>210</text:a></text:p>
          <text:p text:style-name="P5"><text:a xlink:type="simple" xlink:href="#__RefHeading___Toc14818_2917578271" text:style-name="Index_20_Link" text:visited-style-name="Index_20_Link">✅ Solución: convertir seleccionPara en un diccionario por ID de petición<text:tab/>210</text:a></text:p>
          <text:p text:style-name="P6"><text:a xlink:type="simple" xlink:href="#__RefHeading___Toc14820_2917578271" text:style-name="Index_20_Link" text:visited-style-name="Index_20_Link">✅ Bonus: limpieza automática tras confirmar<text:tab/>210</text:a></text:p>
          <text:p text:style-name="P6"><text:a xlink:type="simple" xlink:href="#__RefHeading___Toc14822_2917578271" text:style-name="Index_20_Link" text:visited-style-name="Index_20_Link">🧠 ¿Por qué siempre llega "sin-permuta"?<text:tab/>211</text:a></text:p>
          <text:p text:style-name="P6"><text:a xlink:type="simple" xlink:href="#__RefHeading___Toc14824_2917578271" text:style-name="Index_20_Link" text:visited-style-name="Index_20_Link">✅ Solución: evita el uso de modoAceptacion en esta situación<text:tab/>211</text:a></text:p>
          <text:p text:style-name="P5"><text:a xlink:type="simple" xlink:href="#__RefHeading___Toc14826_2917578271" text:style-name="Index_20_Link" text:visited-style-name="Index_20_Link">✏️ Cambia la firma de la función:<text:tab/>211</text:a></text:p>
          <text:p text:style-name="P5"><text:a xlink:type="simple" xlink:href="#__RefHeading___Toc14828_2917578271" text:style-name="Index_20_Link" text:visited-style-name="Index_20_Link">✅ Luego, ajusta los botones así:<text:tab/>211</text:a></text:p>
          <text:p text:style-name="P6"><text:a xlink:type="simple" xlink:href="#__RefHeading___Toc14830_2917578271" text:style-name="Index_20_Link" text:visited-style-name="Index_20_Link">🎯 Ventajas<text:tab/>212</text:a></text:p>
          <text:p text:style-name="P6"><text:a xlink:type="simple" xlink:href="#__RefHeading___Toc14832_2917578271" text:style-name="Index_20_Link" text:visited-style-name="Index_20_Link">🧩 ¿Cómo trabajar con dos bases de datos?<text:tab/>212</text:a></text:p>
          <text:p text:style-name="P5"><text:a xlink:type="simple" xlink:href="#__RefHeading___Toc14834_2917578271" text:style-name="Index_20_Link" text:visited-style-name="Index_20_Link">🔀 Diferencia por entorno<text:tab/>212</text:a></text:p>
          <text:p text:style-name="P5"><text:a xlink:type="simple" xlink:href="#__RefHeading___Toc14836_2917578271" text:style-name="Index_20_Link" text:visited-style-name="Index_20_Link">📁 Variables de entorno (por ejemplo, en .env)<text:tab/>212</text:a></text:p>
          <text:p text:style-name="P5"><text:a xlink:type="simple" xlink:href="#__RefHeading___Toc14838_2917578271" text:style-name="Index_20_Link" text:visited-style-name="Index_20_Link">🔧 En Next.js, React, Node…<text:tab/>213</text:a></text:p>
          <text:p text:style-name="P6"><text:a xlink:type="simple" xlink:href="#__RefHeading___Toc14840_2917578271" text:style-name="Index_20_Link" text:visited-style-name="Index_20_Link">🛠️ Ejemplo usando Firebase<text:tab/>213</text:a></text:p>
          <text:p text:style-name="P6"><text:a xlink:type="simple" xlink:href="#__RefHeading___Toc14842_2917578271" text:style-name="Index_20_Link" text:visited-style-name="Index_20_Link">✅ Beneficios<text:tab/>213</text:a></text:p>
          <text:p text:style-name="P6"><text:a xlink:type="simple" xlink:href="#__RefHeading___Toc14844_2917578271" text:style-name="Index_20_Link" text:visited-style-name="Index_20_Link">🎯 Estrategia recomendada: dos proyectos de Firebase<text:tab/>214</text:a></text:p>
          <text:p text:style-name="P5"><text:a xlink:type="simple" xlink:href="#__RefHeading___Toc14846_2917578271" text:style-name="Index_20_Link" text:visited-style-name="Index_20_Link">🧠 En tu config.js, adapta así:<text:tab/>214</text:a></text:p>
          <text:p text:style-name="P5"><text:a xlink:type="simple" xlink:href="#__RefHeading___Toc14848_2917578271" text:style-name="Index_20_Link" text:visited-style-name="Index_20_Link">📁 Y en tu entorno de desarrollo local:<text:tab/>214</text:a></text:p>
          <text:p text:style-name="P6"><text:a xlink:type="simple" xlink:href="#__RefHeading___Toc14850_2917578271" text:style-name="Index_20_Link" text:visited-style-name="Index_20_Link">🧪 ¿Y si quieres usar ambas a la vez?<text:tab/>214</text:a></text:p>
          <text:p text:style-name="P6"><text:a xlink:type="simple" xlink:href="#__RefHeading___Toc14852_2917578271" text:style-name="Index_20_Link" text:visited-style-name="Index_20_Link">⚙️ Paso 1: Archivos de configuración<text:tab/>215</text:a></text:p>
          <text:p text:style-name="P5"><text:a xlink:type="simple" xlink:href="#__RefHeading___Toc14854_2917578271" text:style-name="Index_20_Link" text:visited-style-name="Index_20_Link">🔸 firebaseConfig.local.ts<text:tab/>215</text:a></text:p>
          <text:p text:style-name="P5"><text:a xlink:type="simple" xlink:href="#__RefHeading___Toc14856_2917578271" text:style-name="Index_20_Link" text:visited-style-name="Index_20_Link">🔹 firebaseConfig.prod.ts<text:tab/>216</text:a></text:p>
          <text:p text:style-name="P6"><text:a xlink:type="simple" xlink:href="#__RefHeading___Toc14858_2917578271" text:style-name="Index_20_Link" text:visited-style-name="Index_20_Link">🔄 Paso 2: Switch automático según entorno<text:tab/>216</text:a></text:p>
          <text:p text:style-name="P6"><text:a xlink:type="simple" xlink:href="#__RefHeading___Toc14860_2917578271" text:style-name="Index_20_Link" text:visited-style-name="Index_20_Link">🧭 Extra: mini consola visual (opcional)<text:tab/>217</text:a></text:p>
        </text:index-body>
      </text:table-of-content>
      <text:p text:style-name="P2"/>
      <text:h text:style-name="P8" text:outline-level="1"><text:bookmark-start text:name="__RefHeading___Toc128_2079496600"/>Repositorio<text:bookmark-end text:name="__RefHeading___Toc128_2079496600"/></text:h>
      <text:h text:style-name="P9" text:outline-level="3"><text:bookmark-start text:name="__RefHeading___Toc130_2079496600"/>…<text:span text:style-name="T2">or create a new repository on the command line</text:span><text:bookmark-end text:name="__RefHeading___Toc130_2079496600"/></text:h>
      <text:p text:style-name="P10"><text:bookmark text:name="empty-setup-new-repo-echo"/>echo "# contador-cis" &gt;&gt; README.md</text:p>
      <text:p text:style-name="P10">git init</text:p>
      <text:p text:style-name="P10">git add README.md</text:p>
      <text:p text:style-name="P10">git commit -m "first commit"</text:p>
      <text:p text:style-name="P10">git branch -M main</text:p>
      <text:p text:style-name="P10">git remote add origin https://github.com/cantorodao87/contador-cis.git</text:p>
      <text:p text:style-name="P10">git push -u origin main</text:p>
      <text:p text:style-name="P11"/>
      <text:p text:style-name="P12">Martes</text:p>
      <text:section text:style-name="Sect2" text:name="pHmSPjysADNY1hDeenD72-user-message">
        <text:p text:style-name="P12">Una petición intermedia. Lo tengo en este repositorio: https://github.com/cantorodao87/contador-cis.git Dame los pasos para bajármelo en otro ordenador (en el que ya tengo node.js instalado) y montarme ahí el entorno de desarrollo.</text:p>
      </text:section>
      <text:p text:style-name="P13">¡Perfecto, Carlos! Si ya tienes Node.js instalado, montar el proyecto en otro ordenador es pan comido. Aquí te dejo los pasos ordenaditos para que lo tengas listo en un momento:</text:p>
      <text:h text:style-name="Heading_20_2" text:outline-level="2"><text:bookmark-start text:name="__RefHeading___Toc3284_3073829444"/>🧰 Pasos para clonar y montar tu entorno de desarrollo<text:bookmark-end text:name="__RefHeading___Toc3284_3073829444"/></text:h>
      <text:h text:style-name="P14" text:outline-level="3"><text:bookmark-start text:name="__RefHeading___Toc3286_3073829444"/>1. 📁 Abrir tu terminal (cmd, PowerShell o terminal del editor)<text:bookmark-end text:name="__RefHeading___Toc3286_3073829444"/></text:h>
      <text:p text:style-name="P15">Ubícate en el directorio donde quieras clonar el proyecto:</text:p>
      <text:p text:style-name="P15">bash</text:p>
      <text:p text:style-name="P16"><text:span text:style-name="Source_20_Text">cd ruta/donde/quieres/guardar</text:span></text:p>
      <text:h text:style-name="P14" text:outline-level="3"><text:bookmark-start text:name="__RefHeading___Toc3288_3073829444"/>2. 🌀 Clonar el repositorio<text:bookmark-end text:name="__RefHeading___Toc3288_3073829444"/></text:h>
      <text:p text:style-name="P15">bash</text:p>
      <text:p text:style-name="P16"><text:span text:style-name="Source_20_Text">git clone https://github.com/cantorodao87/contador-cis.git</text:span></text:p>
      <text:p text:style-name="P15">Esto creará una carpeta llamada <text:span text:style-name="Source_20_Text">contador-cis</text:span> con todo tu proyecto.</text:p>
      <text:h text:style-name="P14" text:outline-level="3"><text:bookmark-start text:name="__RefHeading___Toc3290_3073829444"/>3. 📂 Entrar en la carpeta<text:bookmark-end text:name="__RefHeading___Toc3290_3073829444"/></text:h>
      <text:p text:style-name="P15">bash</text:p>
      <text:p text:style-name="P16"><text:span text:style-name="Source_20_Text">cd contador-cis</text:span></text:p>
      <text:h text:style-name="P14" text:outline-level="3"><text:bookmark-start text:name="__RefHeading___Toc3292_3073829444"/>4. 📦 Instalar dependencias<text:bookmark-end text:name="__RefHeading___Toc3292_3073829444"/></text:h>
      <text:p text:style-name="P15">bash</text:p>
      <text:p text:style-name="P16"><text:span text:style-name="Source_20_Text">npm install</text:span></text:p>
      <text:p text:style-name="P15"><text:soft-page-break/>Esto descargará todo lo que necesita el proyecto (React, Vite, Firebase, etc.).</text:p>
      <text:h text:style-name="P14" text:outline-level="3"><text:bookmark-start text:name="__RefHeading___Toc3294_3073829444"/>5. 🏃 Ejecutar en modo desarrollo<text:bookmark-end text:name="__RefHeading___Toc3294_3073829444"/></text:h>
      <text:p text:style-name="P15">bash</text:p>
      <text:p text:style-name="P16"><text:span text:style-name="Source_20_Text">npm run dev</text:span></text:p>
      <text:p text:style-name="P15">Esto lanzará la aplicación localmente. Verás una dirección en la consola, algo como:</text:p>
      <text:p text:style-name="P16"><text:span text:style-name="Source_20_Text">http://localhost:5173/</text:span></text:p>
      <text:p text:style-name="P15">Ábrela en tu navegador y… ¡tachán! Deberías ver la app funcionando.</text:p>
      <text:h text:style-name="P17" text:outline-level="2"><text:bookmark-start text:name="__RefHeading___Toc3296_3073829444"/>💡 Extra: cosas que ya tienes resueltas<text:bookmark-end text:name="__RefHeading___Toc3296_3073829444"/></text:h>
      <text:list text:style-name="L1">
        <text:list-item>
          <text:p text:style-name="P18">No necesitas crear un nuevo proyecto Firebase, ya que estás conectando al existente.</text:p>
        </text:list-item>
        <text:list-item>
          <text:p text:style-name="P18">Las variables de configuración de Firebase están en <text:span text:style-name="Source_20_Text">src/firebase/config.ts</text:span>, así que asegúrate de que los valores siguen ahí correctamente.</text:p>
        </text:list-item>
        <text:list-item>
          <text:p text:style-name="P18">Si tienes problemas con la red o la base de datos, asegúrate de que las reglas de Firebase permiten lectura/escritura.</text:p>
        </text:list-item>
      </text:list>
      <text:p text:style-name="P15">¿Quieres que prepare un README para el proyecto con estos pasos incluidos? Así lo tienes como guía también dentro del propio repositorio.</text:p>
      <text:h text:style-name="P8" text:outline-level="1"><text:bookmark-start text:name="__RefHeading___Toc4003_3073829444"/>Vibe Coding<text:bookmark-end text:name="__RefHeading___Toc4003_3073829444"/></text:h>
      <text:p text:style-name="P19">Quiero que me ayudes una aplicación para mi grupo de trabajo. El diseño, a nivel general, consiste en: - Una pantalla, en la que se muestran "fichas" de los 14 trabajadores, en las que podremos cambiar unos parámetros. En principio había pensado en un contador de reservas, y otro contador de favores hechos. - Otra pantalla, en la que se muestre una tabla de estos trabajadores con la información, sin que podamos cambiar esos contadores. He trabajado con chatGPT en otras aplicaciones del estilo, utilizando React y demás, pero no me convenció el resultado, sobre todo porque me gustaría un totalmente despliegue gratuito, pues considero que la simplicidad de la base de datos no permitiría demasiada carga sobre la aplicación. El enfoque, creo que sí puede ser web, para que todos puedan accedera a ella, aunque podría pensar en una App para Android con el tiempo.</text:p>
      <text:section text:style-name="Sect2" text:name="T2Xk3anU8wkxBKWjz1o4j-content-0">
        <text:p text:style-name="P20">¡Perfecto, Carlos! Me encanta la idea: una aplicación sencilla, funcional y accesible para tu grupo de trabajo. Vamos a diseñarla con un enfoque minimalista, gratuito y fácilmente desplegable. Aquí te propongo una arquitectura y stack tecnológico que encaja con tus necesidades:</text:p>
        <text:h text:style-name="Heading_20_2" text:outline-level="2"><text:bookmark-start text:name="__RefHeading___Toc132_2079496600"/>🧱 Estructura General de la Aplicación<text:bookmark-end text:name="__RefHeading___Toc132_2079496600"/></text:h>
        <text:h text:style-name="Heading_20_3" text:outline-level="3"><text:bookmark-start text:name="__RefHeading___Toc134_2079496600"/>1. <text:span text:style-name="Strong_20_Emphasis">Pantalla de Gestión (editable)</text:span><text:bookmark-end text:name="__RefHeading___Toc134_2079496600"/></text:h>
        <text:list text:style-name="L2">
          <text:list-item>
            <text:p text:style-name="P21">Muestra 14 fichas (una por trabajador).</text:p>
          </text:list-item>
          <text:list-item>
            <text:p text:style-name="P21">Cada ficha incluye:</text:p>
            <text:list>
              <text:list-item>
                <text:p text:style-name="P21">Nombre del trabajador.</text:p>
              </text:list-item>
              <text:list-item>
                <text:p text:style-name="P21">Contador de <text:span text:style-name="Strong_20_Emphasis">reservas</text:span> (editable).</text:p>
              </text:list-item>
              <text:list-item>
                <text:p text:style-name="P21">Contador de <text:span text:style-name="Strong_20_Emphasis">favores hechos</text:span> (editable).</text:p>
              </text:list-item>
              <text:list-item>
                <text:p text:style-name="P21">Botones para incrementar/disminuir cada contador.</text:p>
              </text:list-item>
            </text:list>
          </text:list-item>
        </text:list>
        <text:h text:style-name="Heading_20_3" text:outline-level="3"><text:bookmark-start text:name="__RefHeading___Toc136_2079496600"/>2. <text:span text:style-name="Strong_20_Emphasis">Pantalla de Visualización (solo lectura)</text:span><text:bookmark-end text:name="__RefHeading___Toc136_2079496600"/></text:h>
        <text:list text:style-name="L3">
          <text:list-item>
            <text:p text:style-name="P22">Tabla con los 14 trabajadores.</text:p>
          </text:list-item>
          <text:list-item>
            <text:p text:style-name="P22">Muestra los valores actuales de reservas y favores.</text:p>
          </text:list-item>
          <text:list-item>
            <text:p text:style-name="P22">No editable.</text:p>
          </text:list-item>
        </text:list>
        <text:h text:style-name="Heading_20_2" text:outline-level="2"><text:bookmark-start text:name="__RefHeading___Toc138_2079496600"/>🛠️ Stack Tecnológico Recomendado<text:bookmark-end text:name="__RefHeading___Toc138_2079496600"/></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Componente</text:p>
              </table:table-cell>
              <table:table-cell table:style-name="Tabla1.A1" office:value-type="string">
                <text:p text:style-name="Table_20_Heading">Tecnología Sugerida</text:p>
              </table:table-cell>
              <table:table-cell table:style-name="Tabla1.A1" office:value-type="string">
                <text:p text:style-name="Table_20_Heading">Motivo</text:p>
              </table:table-cell>
            </table:table-row>
          </table:table-header-rows>
          <table:table-row>
            <table:table-cell table:style-name="Tabla1.A1" office:value-type="string">
              <text:p text:style-name="Table_20_Contents">Frontend</text:p>
            </table:table-cell>
            <table:table-cell table:style-name="Tabla1.A1" office:value-type="string">
              <text:p text:style-name="Table_20_Contents"><text:span text:style-name="Strong_20_Emphasis">React + Vite</text:span></text:p>
            </table:table-cell>
            <table:table-cell table:style-name="Tabla1.A1" office:value-type="string">
              <text:p text:style-name="Table_20_Contents">Rápido, moderno y fácil de desplegar.</text:p>
            </table:table-cell>
          </table:table-row>
          <table:table-row>
            <table:table-cell table:style-name="Tabla1.A1" office:value-type="string">
              <text:p text:style-name="Table_20_Contents">Base de datos</text:p>
            </table:table-cell>
            <table:table-cell table:style-name="Tabla1.A1" office:value-type="string">
              <text:p text:style-name="Table_20_Contents"><text:span text:style-name="Strong_20_Emphasis">Firebase Realtime DB</text:span> o <text:span text:style-name="Strong_20_Emphasis">Supabase</text:span></text:p>
            </table:table-cell>
            <table:table-cell table:style-name="Tabla1.A1" office:value-type="string">
              <text:p text:style-name="Table_20_Contents">Gratuito, en tiempo real y sin necesidad de backend propio.</text:p>
            </table:table-cell>
          </table:table-row>
          <table:table-row>
            <table:table-cell table:style-name="Tabla1.A1" office:value-type="string">
              <text:p text:style-name="Table_20_Contents">Hosting</text:p>
            </table:table-cell>
            <table:table-cell table:style-name="Tabla1.A1" office:value-type="string">
              <text:p text:style-name="Table_20_Contents"><text:span text:style-name="Strong_20_Emphasis">Vercel</text:span> o <text:span text:style-name="Strong_20_Emphasis">Netlify</text:span></text:p>
            </table:table-cell>
            <table:table-cell table:style-name="Tabla1.A1" office:value-type="string">
              <text:p text:style-name="Table_20_Contents">Despliegue gratuito y sencillo desde GitHub.</text:p>
            </table:table-cell>
          </table:table-row>
          <table:table-row>
            <table:table-cell table:style-name="Tabla1.A1" office:value-type="string">
              <text:p text:style-name="Table_20_Contents">Autenticación (opcional)</text:p>
            </table:table-cell>
            <table:table-cell table:style-name="Tabla1.A1" office:value-type="string">
              <text:p text:style-name="Table_20_Contents">Firebase Auth o sin auth</text:p>
            </table:table-cell>
            <table:table-cell table:style-name="Tabla1.A1" office:value-type="string">
              <text:p text:style-name="Table_20_Contents">Puedes añadir login si quieres restringir la edición.</text:p>
            </table:table-cell>
          </table:table-row>
        </table:table>
        <text:h text:style-name="Heading_20_2" text:outline-level="2"><text:bookmark-start text:name="__RefHeading___Toc140_2079496600"/><text:soft-page-break/>🧩 Estructura de Datos (Ejemplo)<text:bookmark-end text:name="__RefHeading___Toc140_2079496600"/></text:h>
        <text:p text:style-name="Text_20_body">json</text:p>
        <text:p text:style-name="Preformatted_20_Text"><text:span text:style-name="Source_20_Text">{</text:span></text:p>
        <text:p text:style-name="Preformatted_20_Text"><text:span text:style-name="Source_20_Text"><text:s text:c="2"/>"trabajadores": {</text:span></text:p>
        <text:p text:style-name="Preformatted_20_Text"><text:span text:style-name="Source_20_Text"><text:s text:c="4"/>"1": {</text:span></text:p>
        <text:p text:style-name="Preformatted_20_Text"><text:span text:style-name="Source_20_Text"><text:s text:c="6"/>"nombre": "Ana",</text:span></text:p>
        <text:p text:style-name="Preformatted_20_Text"><text:span text:style-name="Source_20_Text"><text:s text:c="6"/>"reservas": 3,</text:span></text:p>
        <text:p text:style-name="Preformatted_20_Text"><text:span text:style-name="Source_20_Text"><text:s text:c="6"/>"favores": 5</text:span></text:p>
        <text:p text:style-name="Preformatted_20_Text"><text:span text:style-name="Source_20_Text"><text:s text:c="4"/>},</text:span></text:p>
        <text:p text:style-name="Preformatted_20_Text"><text:span text:style-name="Source_20_Text"><text:s text:c="4"/>"2": {</text:span></text:p>
        <text:p text:style-name="Preformatted_20_Text"><text:span text:style-name="Source_20_Text"><text:s text:c="6"/>"nombre": "Carlos",</text:span></text:p>
        <text:p text:style-name="Preformatted_20_Text"><text:span text:style-name="Source_20_Text"><text:s text:c="6"/>"reservas": 1,</text:span></text:p>
        <text:p text:style-name="Preformatted_20_Text"><text:span text:style-name="Source_20_Text"><text:s text:c="6"/>"favores": 2</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2"/>}</text:span></text:p>
        <text:p text:style-name="P23"><text:span text:style-name="Source_20_Text">}</text:span></text:p>
        <text:h text:style-name="Heading_20_2" text:outline-level="2"><text:bookmark-start text:name="__RefHeading___Toc142_2079496600"/>🖼️ Diseño UI (Sugerencia)<text:bookmark-end text:name="__RefHeading___Toc142_2079496600"/></text:h>
        <text:h text:style-name="Heading_20_3" text:outline-level="3"><text:bookmark-start text:name="__RefHeading___Toc144_2079496600"/>Fichas (Pantalla Editable)<text:bookmark-end text:name="__RefHeading___Toc144_2079496600"/></text:h>
        <text:p text:style-name="Preformatted_20_Text"><text:span text:style-name="Source_20_Text">+---------------------+</text:span></text:p>
        <text:p text:style-name="Preformatted_20_Text"><text:span text:style-name="Source_20_Text">| Ana <text:s text:c="16"/>|</text:span></text:p>
        <text:p text:style-name="Preformatted_20_Text"><text:span text:style-name="Source_20_Text">| Reservas: [3] [+][-]|</text:span></text:p>
        <text:p text:style-name="Preformatted_20_Text"><text:span text:style-name="Source_20_Text">| Favores: <text:s/>[5] [+][-]|</text:span></text:p>
        <text:p text:style-name="P23"><text:span text:style-name="Source_20_Text">+---------------------+</text:span></text:p>
        <text:h text:style-name="Heading_20_3" text:outline-level="3"><text:bookmark-start text:name="__RefHeading___Toc146_2079496600"/>Tabla (Pantalla de Solo Lectura)<text:bookmark-end text:name="__RefHeading___Toc146_2079496600"/></text:h>
        <text:p text:style-name="Preformatted_20_Text"><text:span text:style-name="Source_20_Text">| Nombre <text:s/>| Reservas | Favores |</text:span></text:p>
        <text:p text:style-name="Preformatted_20_Text"><text:span text:style-name="Source_20_Text">|---------|----------|---------|</text:span></text:p>
        <text:p text:style-name="Preformatted_20_Text"><text:span text:style-name="Source_20_Text">| Ana <text:s text:c="4"/>| <text:s text:c="3"/>3 <text:s text:c="4"/>| <text:s text:c="3"/>5 <text:s text:c="3"/>|</text:span></text:p>
        <text:p text:style-name="P23"><text:span text:style-name="Source_20_Text">| Carlos <text:s/>| <text:s text:c="3"/>1 <text:s text:c="4"/>| <text:s text:c="3"/>2 <text:s text:c="3"/>|</text:span></text:p>
        <text:h text:style-name="Heading_20_2" text:outline-level="2"><text:bookmark-start text:name="__RefHeading___Toc148_2079496600"/>🚀 Despliegue Gratuito<text:bookmark-end text:name="__RefHeading___Toc148_2079496600"/></text:h>
        <text:list text:style-name="L4">
          <text:list-item>
            <text:p text:style-name="P24"><text:span text:style-name="Strong_20_Emphasis">Frontend</text:span>: Sube tu proyecto a GitHub.</text:p>
          </text:list-item>
          <text:list-item>
            <text:p text:style-name="P24"><text:span text:style-name="Strong_20_Emphasis">Hosting</text:span>: Conecta tu repo a Vercel o Netlify.</text:p>
          </text:list-item>
          <text:list-item>
            <text:p text:style-name="P24"><text:span text:style-name="Strong_20_Emphasis">Base de datos</text:span>: Configura Firebase o Supabase y conecta desde React.</text:p>
          </text:list-item>
          <text:list-item>
            <text:p text:style-name="P24"><text:span text:style-name="Strong_20_Emphasis">Listo para compartir</text:span>: Obtendrás una URL pública para que todos accedan.</text:p>
          </text:list-item>
        </text:list>
        <text:h text:style-name="Heading_20_2" text:outline-level="2"><text:bookmark-start text:name="__RefHeading___Toc150_2079496600"/>🧠 ¿Y si quieres una app Android?<text:bookmark-end text:name="__RefHeading___Toc150_2079496600"/></text:h>
        <text:p text:style-name="Text_20_body">Más adelante podrías:</text:p>
        <text:list text:style-name="L5">
          <text:list-item>
            <text:p text:style-name="P25">Usar <text:span text:style-name="Strong_20_Emphasis">React Native</text:span> para compartir lógica con la web.</text:p>
          </text:list-item>
          <text:list-item>
            <text:p text:style-name="P25">O convertir tu web en una <text:span text:style-name="Strong_20_Emphasis">PWA (Progressive Web App)</text:span> para instalarla como app en Android sin pasar por la Play Store.</text:p>
          </text:list-item>
        </text:list>
        <text:p text:style-name="Text_20_body"><text:soft-page-break/>¿Quieres que te ayude a empezar con la estructura del proyecto en React y Firebase/Supabase? También puedo ayudarte a diseñar los componentes o escribir el código base. ¿Por dónde te gustaría comenzar?</text:p>
      </text:section>
      <text:section text:style-name="Sect2" text:name="ndHKhGREWGD3sAchCUp9a-user-message">
        <text:p text:style-name="P19">Vale. En su día trabajé con Java y C, pero nada que ver con todas estas cosas nuevas, más que lo que he hecho en estos otro proyectos con vibe coding. Por lo tanto te voy a pedir mucho. El diseño básico es ese, aunque las fichas necesitaremos un paso extra para cambiar los contadores, pero eso ya se verá más adelante, me conformo con esa sugerencia de diseño. Por suesto, entre una pantalla y otra podremos cambiar a la otra. La estructura de datos, vamos a necesitar añadir fechas, el caso de las reservas, y los favores sería +1, si te lo deben, y el trabajador al que se lo haces, por lo que sería algo así: { "trabajadores": { "1": { "nombre": "Ana", "reservas": { "fecha": "2025/07/10", "fecha": "2025/07/11"}, "favores": {"trabajador": "2", "fecha": "2025/07/17", "tipo":"+1"}, ... }, "2": { "nombre": "Carlos", "reservas": "fecha": "2025/07/12"}, "favores": {"trabajador": "1", "fecha": "2025/07/17", "tipo":"-1"}, ... }, ... } } Tras estos matices, podemos empezar con la estructura del proeycto.</text:p>
      </text:section>
      <text:section text:style-name="Sect2" text:name="hbUK82oCdUduxA6a15a2t-content-0">
        <text:p text:style-name="P20">¡Perfecto, Carlos! Gracias por los matices, ahora tengo una idea mucho más clara de lo que necesitas. Vamos a construir una base sólida paso a paso, y no te preocupes por pedir mucho: estoy aquí para ayudarte en todo el proceso. Empezaremos por crear la estructura del proyecto con React y Firebase, y luego iremos añadiendo funcionalidades.</text:p>
        <text:h text:style-name="Heading_20_2" text:outline-level="2"><text:bookmark-start text:name="__RefHeading___Toc152_2079496600"/>🧱 Paso 1: Estructura del Proyecto con React + Vite<text:bookmark-end text:name="__RefHeading___Toc152_2079496600"/></text:h>
        <text:h text:style-name="Heading_20_3" text:outline-level="3"><text:bookmark-start text:name="__RefHeading___Toc154_2079496600"/>📦 Inicializar el proyecto<text:bookmark-end text:name="__RefHeading___Toc154_2079496600"/></text:h>
        <text:p text:style-name="Text_20_body">Abre una terminal y ejecuta:</text:p>
        <text:p text:style-name="Text_20_body">bash</text:p>
        <text:p text:style-name="Preformatted_20_Text"><text:span text:style-name="Source_20_Text">npm create vite@latest app-trabajadores -- --template react</text:span></text:p>
        <text:p text:style-name="Preformatted_20_Text"><text:span text:style-name="Source_20_Text">cd app-trabajadores</text:span></text:p>
        <text:p text:style-name="P23"><text:span text:style-name="Source_20_Text">npm install</text:span></text:p>
        <text:p text:style-name="Text_20_body">Esto crea un proyecto React moderno con Vite.</text:p>
        <text:h text:style-name="Heading_20_3" text:outline-level="3"><text:bookmark-start text:name="__RefHeading___Toc156_2079496600"/>📁 Estructura de carpetas sugerida<text:bookmark-end text:name="__RefHeading___Toc156_2079496600"/></text:h>
        <text:p text:style-name="Preformatted_20_Text"><text:span text:style-name="Source_20_Text">app-trabajadores/</text:span></text:p>
        <text:p text:style-name="Preformatted_20_Text"><text:span text:style-name="Source_20_Text">├── public/</text:span></text:p>
        <text:p text:style-name="Preformatted_20_Text"><text:span text:style-name="Source_20_Text">├── src/</text:span></text:p>
        <text:p text:style-name="Preformatted_20_Text"><text:span text:style-name="Source_20_Text">│ <text:s text:c="2"/>├── components/</text:span></text:p>
        <text:p text:style-name="Preformatted_20_Text"><text:span text:style-name="Source_20_Text">│ <text:s text:c="2"/>│ <text:s text:c="2"/>├── FichaTrabajador.jsx</text:span></text:p>
        <text:p text:style-name="Preformatted_20_Text"><text:span text:style-name="Source_20_Text">│ <text:s text:c="2"/>│ <text:s text:c="2"/>├── TablaTrabajadores.jsx</text:span></text:p>
        <text:p text:style-name="Preformatted_20_Text"><text:span text:style-name="Source_20_Text">│ <text:s text:c="2"/>├── pages/</text:span></text:p>
        <text:p text:style-name="Preformatted_20_Text"><text:span text:style-name="Source_20_Text">│ <text:s text:c="2"/>│ <text:s text:c="2"/>├── Gestion.jsx</text:span></text:p>
        <text:p text:style-name="Preformatted_20_Text"><text:span text:style-name="Source_20_Text">│ <text:s text:c="2"/>│ <text:s text:c="2"/>├── Visualizacion.jsx</text:span></text:p>
        <text:p text:style-name="Preformatted_20_Text"><text:span text:style-name="Source_20_Text">│ <text:s text:c="2"/>├── firebase/</text:span></text:p>
        <text:p text:style-name="Preformatted_20_Text"><text:span text:style-name="Source_20_Text">│ <text:s text:c="2"/>│ <text:s text:c="2"/>└── config.js</text:span></text:p>
        <text:p text:style-name="Preformatted_20_Text"><text:span text:style-name="Source_20_Text">│ <text:s text:c="2"/>├── App.jsx</text:span></text:p>
        <text:p text:style-name="Preformatted_20_Text"><text:span text:style-name="Source_20_Text">│ <text:s text:c="2"/>└── main.jsx</text:span></text:p>
        <text:p text:style-name="P23"><text:span text:style-name="Source_20_Text">├── package.json</text:span></text:p>
        <text:h text:style-name="Heading_20_2" text:outline-level="2"><text:bookmark-start text:name="__RefHeading___Toc158_2079496600"/><text:soft-page-break/>🔥 Paso 2: Configurar Firebase<text:bookmark-end text:name="__RefHeading___Toc158_2079496600"/></text:h>
        <text:h text:style-name="Heading_20_3" text:outline-level="3"><text:bookmark-start text:name="__RefHeading___Toc160_2079496600"/>1. Ve a Firebase Console<text:bookmark-end text:name="__RefHeading___Toc160_2079496600"/></text:h>
        <text:list text:style-name="L6">
          <text:list-item>
            <text:p text:style-name="P26">Crea un nuevo proyecto.</text:p>
          </text:list-item>
          <text:list-item>
            <text:p text:style-name="P26">Activa <text:span text:style-name="Strong_20_Emphasis">Firebase Realtime Database</text:span>.</text:p>
          </text:list-item>
          <text:list-item>
            <text:p text:style-name="P26">Copia las credenciales de configuración.</text:p>
          </text:list-item>
        </text:list>
        <text:h text:style-name="Heading_20_3" text:outline-level="3"><text:bookmark-start text:name="__RefHeading___Toc162_2079496600"/>2. Instala Firebase en tu proyecto<text:bookmark-end text:name="__RefHeading___Toc162_2079496600"/></text:h>
        <text:p text:style-name="Text_20_body">bash</text:p>
        <text:p text:style-name="P23"><text:span text:style-name="Source_20_Text">npm install firebase</text:span></text:p>
        <text:h text:style-name="Heading_20_3" text:outline-level="3"><text:bookmark-start text:name="__RefHeading___Toc164_2079496600"/>3. Crea el archivo <text:span text:style-name="Source_20_Text">src/firebase/config.js</text:span><text:bookmark-end text:name="__RefHeading___Toc164_2079496600"/></text:h>
        <text:p text:style-name="Text_20_body">js</text:p>
        <text:p text:style-name="Preformatted_20_Text"><text:span text:style-name="Source_20_Text">// src/firebase/config.js</text:span></text:p>
        <text:p text:style-name="Preformatted_20_Text"><text:span text:style-name="Source_20_Text">import { initializeApp } from "firebase/app";</text:span></text:p>
        <text:p text:style-name="Preformatted_20_Text"><text:span text:style-name="Source_20_Text">import { getDatabase } from "firebase/database";</text:span></text:p>
        <text:p text:style-name="Preformatted_20_Text"/>
        <text:p text:style-name="Preformatted_20_Text"><text:span text:style-name="Source_20_Text">const firebaseConfig = {</text:span></text:p>
        <text:p text:style-name="Preformatted_20_Text"><text:span text:style-name="Source_20_Text"><text:s text:c="2"/>apiKey: "TU_API_KEY",</text:span></text:p>
        <text:p text:style-name="Preformatted_20_Text"><text:span text:style-name="Source_20_Text"><text:s text:c="2"/>authDomain: "TU_DOMINIO.firebaseapp.com",</text:span></text:p>
        <text:p text:style-name="Preformatted_20_Text"><text:span text:style-name="Source_20_Text"><text:s text:c="2"/>databaseURL: "https://TU_DOMINIO.firebaseio.com",</text:span></text:p>
        <text:p text:style-name="Preformatted_20_Text"><text:span text:style-name="Source_20_Text"><text:s text:c="2"/>projectId: "TU_PROJECT_ID",</text:span></text:p>
        <text:p text:style-name="Preformatted_20_Text"><text:span text:style-name="Source_20_Text"><text:s text:c="2"/>storageBucket: "TU_BUCKET.appspot.com",</text:span></text:p>
        <text:p text:style-name="Preformatted_20_Text"><text:span text:style-name="Source_20_Text"><text:s text:c="2"/>messagingSenderId: "TU_ID",</text:span></text:p>
        <text:p text:style-name="Preformatted_20_Text"><text:span text:style-name="Source_20_Text"><text:s text:c="2"/>appId: "TU_APP_ID"</text:span></text:p>
        <text:p text:style-name="Preformatted_20_Text"><text:span text:style-name="Source_20_Text">};</text:span></text:p>
        <text:p text:style-name="Preformatted_20_Text"/>
        <text:p text:style-name="Preformatted_20_Text"><text:span text:style-name="Source_20_Text">const app = initializeApp(firebaseConfig);</text:span></text:p>
        <text:p text:style-name="Preformatted_20_Text"><text:span text:style-name="Source_20_Text">const db = getDatabase(app);</text:span></text:p>
        <text:p text:style-name="Preformatted_20_Text"/>
        <text:p text:style-name="P23"><text:span text:style-name="Source_20_Text">export { db };</text:span></text:p>
        <text:h text:style-name="Heading_20_2" text:outline-level="2"><text:bookmark-start text:name="__RefHeading___Toc166_2079496600"/>🧠 Paso 3: Estructura de Datos en Firebase<text:bookmark-end text:name="__RefHeading___Toc166_2079496600"/></text:h>
        <text:p text:style-name="Text_20_body">Tu estructura será algo así:</text:p>
        <text:p text:style-name="Text_20_body">json</text:p>
        <text:p text:style-name="Preformatted_20_Text"><text:span text:style-name="Source_20_Text">{</text:span></text:p>
        <text:p text:style-name="Preformatted_20_Text"><text:span text:style-name="Source_20_Text"><text:s text:c="2"/>"trabajadores": {</text:span></text:p>
        <text:p text:style-name="Preformatted_20_Text"><text:span text:style-name="Source_20_Text"><text:s text:c="4"/>"1": {</text:span></text:p>
        <text:p text:style-name="Preformatted_20_Text"><text:span text:style-name="Source_20_Text"><text:s text:c="6"/>"nombre": "Ana",</text:span></text:p>
        <text:p text:style-name="Preformatted_20_Text"><text:span text:style-name="Source_20_Text"><text:s text:c="6"/>"reservas": {</text:span></text:p>
        <text:p text:style-name="Preformatted_20_Text"><text:span text:style-name="Source_20_Text"><text:s text:c="8"/>"2025-07-10": true,</text:span></text:p>
        <text:p text:style-name="Preformatted_20_Text"><text:span text:style-name="Source_20_Text"><text:s text:c="8"/>"2025-07-11": true</text:span></text:p>
        <text:p text:style-name="Preformatted_20_Text"><text:span text:style-name="Source_20_Text"><text:s text:c="6"/>},</text:span></text:p>
        <text:p text:style-name="Preformatted_20_Text"><text:span text:style-name="Source_20_Text"><text:s text:c="6"/>"favores": {</text:span></text:p>
        <text:p text:style-name="Preformatted_20_Text"><text:span text:style-name="Source_20_Text"><text:s text:c="8"/>"0": {</text:span></text:p>
        <text:p text:style-name="Preformatted_20_Text"><text:span text:style-name="Source_20_Text"><text:s text:c="10"/>"trabajador": "2",</text:span></text:p>
        <text:p text:style-name="Preformatted_20_Text"><text:span text:style-name="Source_20_Text"><text:s text:c="10"/>"fecha": "2025-07-17",</text:span></text:p>
        <text:p text:style-name="Preformatted_20_Text"><text:span text:style-name="Source_20_Text"><text:s text:c="10"/>"tipo": "+1"</text:span></text:p>
        <text:p text:style-name="Preformatted_20_Text"><text:span text:style-name="Source_20_Text"><text:s text:c="8"/>}</text:span></text:p>
        <text:p text:style-name="Preformatted_20_Text"><text:span text:style-name="Source_20_Text"><text:s text:c="6"/>}</text:span></text:p>
        <text:p text:style-name="Preformatted_20_Text"><text:soft-page-break/><text:span text:style-name="Source_20_Text"><text:s text:c="4"/>}</text:span></text:p>
        <text:p text:style-name="Preformatted_20_Text"><text:span text:style-name="Source_20_Text"><text:s text:c="2"/>}</text:span></text:p>
        <text:p text:style-name="P23"><text:span text:style-name="Source_20_Text">}</text:span></text:p>
        <text:p text:style-name="Text_20_body">Esto permite:</text:p>
        <text:list text:style-name="L7">
          <text:list-item>
            <text:p text:style-name="P27">Guardar múltiples fechas como claves.</text:p>
          </text:list-item>
          <text:list-item>
            <text:p text:style-name="P27">Registrar favores como una lista de objetos.</text:p>
          </text:list-item>
        </text:list>
        <text:h text:style-name="Heading_20_2" text:outline-level="2"><text:bookmark-start text:name="__RefHeading___Toc168_2079496600"/>🧭 Paso 4: Navegación entre pantallas<text:bookmark-end text:name="__RefHeading___Toc168_2079496600"/></text:h>
        <text:p text:style-name="Text_20_body">Instala React Router:</text:p>
        <text:p text:style-name="Text_20_body">bash</text:p>
        <text:p text:style-name="P23"><text:span text:style-name="Source_20_Text">npm install react-router-dom</text:span></text:p>
        <text:p text:style-name="Text_20_body">Y en <text:span text:style-name="Source_20_Text">App.jsx</text:span>:</text:p>
        <text:p text:style-name="Text_20_body">jsx</text:p>
        <text:p text:style-name="Preformatted_20_Text"><text:span text:style-name="Source_20_Text">import { BrowserRouter as Router, Routes, Route, Link } from 'react-router-dom';</text:span></text:p>
        <text:p text:style-name="Preformatted_20_Text"><text:span text:style-name="Source_20_Text">import Gestion from './pages/Gestion';</text:span></text:p>
        <text:p text:style-name="Preformatted_20_Text"><text:span text:style-name="Source_20_Text">import Visualizacion from './pages/Visualizacion';</text:span></text:p>
        <text:p text:style-name="Preformatted_20_Text"/>
        <text:p text:style-name="Preformatted_20_Text"><text:span text:style-name="Source_20_Text">function App() {</text:span></text:p>
        <text:p text:style-name="Preformatted_20_Text"><text:span text:style-name="Source_20_Text"><text:s text:c="2"/>return (</text:span></text:p>
        <text:p text:style-name="Preformatted_20_Text"><text:span text:style-name="Source_20_Text"><text:s text:c="4"/>&lt;Router&gt;</text:span></text:p>
        <text:p text:style-name="Preformatted_20_Text"><text:span text:style-name="Source_20_Text"><text:s text:c="6"/>&lt;nav&gt;</text:span></text:p>
        <text:p text:style-name="Preformatted_20_Text"><text:span text:style-name="Source_20_Text"><text:s text:c="8"/>&lt;Link to="/"&gt;Gestión&lt;/Link&gt; | &lt;Link to="/ver"&gt;Visualización&lt;/Link&gt;</text:span></text:p>
        <text:p text:style-name="Preformatted_20_Text"><text:span text:style-name="Source_20_Text"><text:s text:c="6"/>&lt;/nav&gt;</text:span></text:p>
        <text:p text:style-name="Preformatted_20_Text"><text:span text:style-name="Source_20_Text"><text:s text:c="6"/>&lt;Routes&gt;</text:span></text:p>
        <text:p text:style-name="Preformatted_20_Text"><text:span text:style-name="Source_20_Text"><text:s text:c="8"/>&lt;Route path="/" element={&lt;Gestion /&gt;} /&gt;</text:span></text:p>
        <text:p text:style-name="Preformatted_20_Text"><text:span text:style-name="Source_20_Text"><text:s text:c="8"/>&lt;Route path="/ver" element={&lt;Visualizacion /&gt;} /&gt;</text:span></text:p>
        <text:p text:style-name="Preformatted_20_Text"><text:span text:style-name="Source_20_Text"><text:s text:c="6"/>&lt;/Routes&gt;</text:span></text:p>
        <text:p text:style-name="Preformatted_20_Text"><text:span text:style-name="Source_20_Text"><text:s text:c="4"/>&lt;/Router&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App;</text:span></text:p>
        <text:h text:style-name="Heading_20_2" text:outline-level="2"><text:bookmark-start text:name="__RefHeading___Toc170_2079496600"/>✅ ¿Qué sigue?<text:bookmark-end text:name="__RefHeading___Toc170_2079496600"/></text:h>
        <text:p text:style-name="Text_20_body">Ahora que tenemos la base montada, te propongo:</text:p>
        <text:list text:style-name="L8">
          <text:list-item>
            <text:p text:style-name="P28">Crear el componente <text:span text:style-name="Source_20_Text">FichaTrabajador</text:span> para mostrar y editar datos.</text:p>
          </text:list-item>
          <text:list-item>
            <text:p text:style-name="P28">Crear <text:span text:style-name="Source_20_Text">TablaTrabajadores</text:span> para la vista de solo lectura.</text:p>
          </text:list-item>
          <text:list-item>
            <text:p text:style-name="P28">Conectar con Firebase para leer y escribir datos.</text:p>
          </text:list-item>
        </text:list>
        <text:p text:style-name="Text_20_body">¿Quieres que empecemos con el componente de fichas y cómo leer/escribir datos desde Firebase?</text:p>
      </text:section>
      <text:p text:style-name="P19">Ayer</text:p>
      <text:section text:style-name="Sect2" text:name="nCGpGnfH13ftE3HaVU93H-user-message">
        <text:p text:style-name="P19">Vale, a la hora de instalar, hice este proceso primero: PS D:\Programming&gt; npm create vite@latest contador-cis -- --template react Need to install the following packages: create-vite@7.0.3 Ok to proceed? (y) y &gt; npx &gt; create-vite contador-cis react │ ◇ Select a framework: │ React │ ◇ Select a variant: │ TypeScript │ ◇ Scaffolding project in D:\Programming\contador-cis... │ └ Done. <text:soft-page-break/>Now run: cd contador-cis npm install npm run dev npm notice npm notice New major version of npm available! 10.9.2 -&gt; 11.4.2 npm notice Changelog: https://github.com/npm/cli/releases/tag/v11.4.2 npm notice To update run: npm install -g npm@11.4.2 npm notice PS D:\Programming&gt; npm install -g npm@11.4.2 added 1 package in 7s 25 packages are looking for funding run `npm fund` for details PS D:\Programming&gt; cd contador-cis PS D:\Programming\contador-cis&gt; npm install added 233 packages, and audited 234 packages in 22s 48 packages are looking for funding run `npm fund` for details found 0 vulnerabilities PS D:\Programming\contador-cis&gt; npm fund contador-cis@0.0.0 +-- https://eslint.org/donate | `-- @eslint/js@9.31.0, eslint@9.31.0 +-- https://opencollective.com/typescript-eslint | `-- typescript-eslint@8.36.0, @typescript-eslint/eslint-plugin@8.36.0, @typescript-eslint/scope-manager@8.36.0, @typescript-eslint/types@8.36.0, @typescript-eslint/type-utils@8.36.0, @typescript-eslint/typescript-estree@8.36.0, @typescript-eslint/project-service@8.36.0, @typescript-eslint/tsconfig-utils@8.36.0, @typescript-eslint/visitor-keys@8.36.0, @typescript-eslint/parser@8.36.0, @typescript-eslint/utils@8.36.0 +-- https://github.com/vitejs/vite?sponsor=1 | | `-- vite@7.0.4 | +-- https://opencollective.com/postcss/ | | | `-- postcss@8.5.6 | | `-- https://github.com/sponsors/ai | | `-- nanoid@3.3.11 | `-- https://github.com/sponsors/SuperchupuDev | `-- tinyglobby@0.2.14 `-- https://opencollective.com/babel | `-- @babel/core@7.28.0 `-- https://opencollective.com/browserslist `-- browserslist@4.25.1, caniuse-lite@1.0.30001727, update-browserslist-db@1.1.3 ¿Elegí bien Framework y Variant? Tras esto podemos pasar a crear la FichaTrabajador y TablaTrabajadores.</text:p>
      </text:section>
      <text:section text:style-name="Sect2" text:name="x9FGG88EL4a7YPBZxQUbw-content-0">
        <text:p text:style-name="P20">¡Sí, Carlos, lo hiciste genial! 🎉 Elegiste:</text:p>
        <text:list text:style-name="L9">
          <text:list-item>
            <text:p text:style-name="P29"><text:span text:style-name="Strong_20_Emphasis">Framework: React</text:span> → Ideal para este tipo de interfaz interactiva.</text:p>
          </text:list-item>
          <text:list-item>
            <text:p text:style-name="P29"><text:span text:style-name="Strong_20_Emphasis">Variant: TypeScript</text:span> → Muy acertado. Te dará más seguridad al programar, especialmente al manejar estructuras como las fichas, los favores y las fechas. Aunque puede parecer más estricto al principio, será tu aliado para evitar errores inesperados.</text:p>
          </text:list-item>
        </text:list>
        <text:p text:style-name="Text_20_body">Ahora vamos con el siguiente paso: los componentes <text:span text:style-name="Source_20_Text">FichaTrabajador</text:span> y <text:span text:style-name="Source_20_Text">TablaTrabajadores</text:span>, preparados para TypeScript.</text:p>
        <text:h text:style-name="Heading_20_2" text:outline-level="2"><text:bookmark-start text:name="__RefHeading___Toc172_2079496600"/>🧩 Componente <text:span text:style-name="Source_20_Text">FichaTrabajador.tsx</text:span><text:bookmark-end text:name="__RefHeading___Toc172_2079496600"/></text:h>
        <text:p text:style-name="Text_20_body">Este componente mostrará los datos de cada trabajador y permitirá su edición. De momento haremos una versión básica.</text:p>
        <text:p text:style-name="Text_20_body">tsx</text:p>
        <text:p text:style-name="Preformatted_20_Text"><text:span text:style-name="Source_20_Text">// src/components/FichaTrabajador.tsx</text:span></text:p>
        <text:p text:style-name="Preformatted_20_Text"><text:span text:style-name="Source_20_Text">import React from "react";</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FichaProps = {</text:span></text:p>
        <text:p text:style-name="Preformatted_20_Text"><text:span text:style-name="Source_20_Text"><text:s text:c="2"/>nombre: string;</text:span></text:p>
        <text:p text:style-name="Preformatted_20_Text"><text:span text:style-name="Source_20_Text"><text:s text:c="2"/>reservas: string[]; // fechas</text:span></text:p>
        <text:p text:style-name="Preformatted_20_Text"><text:span text:style-name="Source_20_Text"><text:s text:c="2"/>favores: Favor[];</text:span></text:p>
        <text:p text:style-name="Preformatted_20_Text"><text:span text:style-name="Source_20_Text">};</text:span></text:p>
        <text:p text:style-name="Preformatted_20_Text"/>
        <text:p text:style-name="Preformatted_20_Text"><text:span text:style-name="Source_20_Text">const FichaTrabajador: React.FC&lt;FichaProps&gt; = ({ nombre, reservas, favores }) =&gt; {</text:span></text:p>
        <text:p text:style-name="Preformatted_20_Text"><text:soft-page-break/><text:span text:style-name="Source_20_Text"><text:s text:c="2"/>return (</text:span></text:p>
        <text:p text:style-name="Preformatted_20_Text"><text:span text:style-name="Source_20_Text"><text:s text:c="4"/>&lt;div style={{ border: "1px solid gray", padding: "1rem", marginBottom: "1rem" }}&gt;</text:span></text:p>
        <text:p text:style-name="Preformatted_20_Text"><text:span text:style-name="Source_20_Text"><text:s text:c="6"/>&lt;h3&gt;{nombre}&lt;/h3&gt;</text:span></text:p>
        <text:p text:style-name="Preformatted_20_Text"><text:span text:style-name="Source_20_Text"><text:s text:c="6"/>&lt;p&gt;&lt;strong&gt;Reservas:&lt;/strong&gt; {reservas.length}&lt;/p&gt;</text:span></text:p>
        <text:p text:style-name="Preformatted_20_Text"><text:span text:style-name="Source_20_Text"><text:s text:c="6"/>&lt;p&gt;&lt;strong&gt;Favores hechos:&lt;/strong&gt; {</text:span></text:p>
        <text:p text:style-name="Preformatted_20_Text"><text:span text:style-name="Source_20_Text"><text:s text:c="8"/>favores.filter(f =&gt; f.tipo === "+1").length</text:span></text:p>
        <text:p text:style-name="Preformatted_20_Text"><text:span text:style-name="Source_20_Text"><text:s text:c="6"/>}&lt;/p&gt;</text:span></text:p>
        <text:p text:style-name="Preformatted_20_Text"><text:span text:style-name="Source_20_Text"><text:s text:c="6"/>{/* Aquí luego añadiremos botones para agregar datos */}</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FichaTrabajador;</text:span></text:p>
        <text:h text:style-name="Heading_20_2" text:outline-level="2"><text:bookmark-start text:name="__RefHeading___Toc174_2079496600"/>📊 Componente <text:span text:style-name="Source_20_Text">TablaTrabajadores.tsx</text:span><text:bookmark-end text:name="__RefHeading___Toc174_2079496600"/></text:h>
        <text:p text:style-name="Text_20_body">Visualización en modo tabla, sin edición. También con TypeScript.</text:p>
        <text:p text:style-name="Text_20_body">tsx</text:p>
        <text:p text:style-name="Preformatted_20_Text"><text:span text:style-name="Source_20_Text">// src/components/TablaTrabajadores.tsx</text:span></text:p>
        <text:p text:style-name="Preformatted_20_Text"><text:span text:style-name="Source_20_Text">import React from "react";</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 text:c="2"/>reservas: string[];</text:span></text:p>
        <text:p text:style-name="Preformatted_20_Text"><text:span text:style-name="Source_20_Text"><text:s text:c="2"/>favores: Favor[];</text:span></text:p>
        <text:p text:style-name="Preformatted_20_Text"><text:span text:style-name="Source_20_Text">};</text:span></text:p>
        <text:p text:style-name="Preformatted_20_Text"/>
        <text:p text:style-name="Preformatted_20_Text"><text:span text:style-name="Source_20_Text">type TablaProps = {</text:span></text:p>
        <text:p text:style-name="Preformatted_20_Text"><text:span text:style-name="Source_20_Text"><text:s text:c="2"/>trabajadores: Trabajador[];</text:span></text:p>
        <text:p text:style-name="Preformatted_20_Text"><text:span text:style-name="Source_20_Text">};</text:span></text:p>
        <text:p text:style-name="Preformatted_20_Text"/>
        <text:p text:style-name="Preformatted_20_Text"><text:span text:style-name="Source_20_Text">const TablaTrabajadores: React.FC&lt;TablaProps&gt; = ({ trabajadores }) =&gt; {</text:span></text:p>
        <text:p text:style-name="Preformatted_20_Text"><text:span text:style-name="Source_20_Text"><text:s text:c="2"/>return (</text:span></text:p>
        <text:p text:style-name="Preformatted_20_Text"><text:span text:style-name="Source_20_Text"><text:s text:c="4"/>&lt;table style={{ width: "100%", borderCollapse: "collapse" }}&gt;</text:span></text:p>
        <text:p text:style-name="Preformatted_20_Text"><text:span text:style-name="Source_20_Text"><text:s text:c="6"/>&lt;thead&gt;</text:span></text:p>
        <text:p text:style-name="Preformatted_20_Text"><text:span text:style-name="Source_20_Text"><text:s text:c="8"/>&lt;tr&gt;</text:span></text:p>
        <text:p text:style-name="Preformatted_20_Text"><text:span text:style-name="Source_20_Text"><text:s text:c="10"/>&lt;th&gt;Nombre&lt;/th&gt;</text:span></text:p>
        <text:p text:style-name="Preformatted_20_Text"><text:span text:style-name="Source_20_Text"><text:s text:c="10"/>&lt;th&gt;Reservas&lt;/th&gt;</text:span></text:p>
        <text:p text:style-name="Preformatted_20_Text"><text:span text:style-name="Source_20_Text"><text:s text:c="10"/>&lt;th&gt;Favores Hechos&lt;/th&gt;</text:span></text:p>
        <text:p text:style-name="Preformatted_20_Text"><text:span text:style-name="Source_20_Text"><text:s text:c="8"/>&lt;/tr&gt;</text:span></text:p>
        <text:p text:style-name="Preformatted_20_Text"><text:span text:style-name="Source_20_Text"><text:s text:c="6"/>&lt;/thead&gt;</text:span></text:p>
        <text:p text:style-name="Preformatted_20_Text"><text:span text:style-name="Source_20_Text"><text:s text:c="6"/>&lt;tbody&gt;</text:span></text:p>
        <text:p text:style-name="Preformatted_20_Text"><text:span text:style-name="Source_20_Text"><text:s text:c="8"/>{trabajadores.map((t, i) =&gt; (</text:span></text:p>
        <text:p text:style-name="Preformatted_20_Text"><text:span text:style-name="Source_20_Text"><text:s text:c="10"/>&lt;tr key={i}&gt;</text:span></text:p>
        <text:p text:style-name="Preformatted_20_Text"><text:span text:style-name="Source_20_Text"><text:s text:c="12"/>&lt;td&gt;{t.nombre}&lt;/td&gt;</text:span></text:p>
        <text:p text:style-name="Preformatted_20_Text"><text:span text:style-name="Source_20_Text"><text:s text:c="12"/>&lt;td&gt;{t.reservas.length}&lt;/td&gt;</text:span></text:p>
        <text:p text:style-name="Preformatted_20_Text"><text:span text:style-name="Source_20_Text"><text:s text:c="12"/>&lt;td&gt;{t.favores.filter(f =&gt; f.tipo === "+1").length}&lt;/td&gt;</text:span></text:p>
        <text:p text:style-name="Preformatted_20_Text"><text:span text:style-name="Source_20_Text"><text:s text:c="10"/>&lt;/tr&gt;</text:span></text:p>
        <text:p text:style-name="Preformatted_20_Text"><text:span text:style-name="Source_20_Text"><text:s text:c="8"/>))}</text:span></text:p>
        <text:p text:style-name="Preformatted_20_Text"><text:span text:style-name="Source_20_Text"><text:s text:c="6"/>&lt;/tbody&gt;</text:span></text:p>
        <text:p text:style-name="Preformatted_20_Text"><text:span text:style-name="Source_20_Text"><text:s text:c="4"/>&lt;/table&gt;</text:span></text:p>
        <text:p text:style-name="Preformatted_20_Text"><text:span text:style-name="Source_20_Text"><text:s text:c="2"/>);</text:span></text:p>
        <text:p text:style-name="Preformatted_20_Text"><text:span text:style-name="Source_20_Text">};</text:span></text:p>
        <text:p text:style-name="Preformatted_20_Text"><text:soft-page-break/></text:p>
        <text:p text:style-name="P23"><text:span text:style-name="Source_20_Text">export default TablaTrabajadores;</text:span></text:p>
        <text:h text:style-name="Heading_20_2" text:outline-level="2"><text:bookmark-start text:name="__RefHeading___Toc176_2079496600"/>🛠️ Siguiente paso<text:bookmark-end text:name="__RefHeading___Toc176_2079496600"/></text:h>
        <text:list text:style-name="L10">
          <text:list-item>
            <text:p text:style-name="P30">Incluir estos componentes en las páginas <text:span text:style-name="Source_20_Text">Gestion.tsx</text:span> y <text:span text:style-name="Source_20_Text">Visualizacion.tsx</text:span>.</text:p>
          </text:list-item>
          <text:list-item>
            <text:p text:style-name="P30">Después conectaremos con Firebase para que los datos sean dinámicos.</text:p>
          </text:list-item>
          <text:list-item>
            <text:p text:style-name="P30">Si quieres, también puedo ayudarte con el estilo para hacerlo más visual con CSS o Tailwind más adelante.</text:p>
          </text:list-item>
        </text:list>
        <text:p text:style-name="Text_20_body">¿Quieres que hagamos primero la página <text:span text:style-name="Source_20_Text">Gestion.tsx</text:span> para mostrar las fichas y prepararla para que lea los datos?</text:p>
      </text:section>
      <text:section text:style-name="Sect2" text:name="1wppLVn1jFrvrerSRkPQ4-user-message">
        <text:p text:style-name="P19">Gracias. La gestión de los trabajadores, quiero que al añadir una reserva, pueda meter la fecha. Y al añadir un favor, necesitaremos también un formulario para poner fecha y trabajador.</text:p>
      </text:section>
      <text:section text:style-name="Sect2" text:name="jh4idkPCUPE1erPY6fYB1-content-0">
        <text:p text:style-name="P20">¡Perfecto, Carlos! Vamos a enriquecer el componente <text:span text:style-name="Source_20_Text">FichaTrabajador</text:span> para incorporar formularios que permitan añadir nuevas reservas con fecha, y favores especificando a quién se le hizo y cuándo. Así podrás registrar datos más detallados fácilmente desde la interfaz.</text:p>
        <text:h text:style-name="Heading_20_2" text:outline-level="2"><text:bookmark-start text:name="__RefHeading___Toc178_2079496600"/>📦 Actualización del Componente <text:span text:style-name="Source_20_Text">FichaTrabajador.tsx</text:span> (con formularios)<text:bookmark-end text:name="__RefHeading___Toc178_2079496600"/></text:h>
        <text:p text:style-name="Text_20_body">tsx</text:p>
        <text:p text:style-name="Preformatted_20_Text"><text:span text:style-name="Source_20_Text">import React, { useState } from "react";</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FichaProps = {</text:span></text:p>
        <text:p text:style-name="Preformatted_20_Text"><text:span text:style-name="Source_20_Text"><text:s text:c="2"/>nombre: string;</text:span></text:p>
        <text:p text:style-name="Preformatted_20_Text"><text:span text:style-name="Source_20_Text"><text:s text:c="2"/>reservas: string[];</text:span></text:p>
        <text:p text:style-name="Preformatted_20_Text"><text:span text:style-name="Source_20_Text"><text:s text:c="2"/>favores: Favor[];</text:span></text:p>
        <text:p text:style-name="Preformatted_20_Text"><text:span text:style-name="Source_20_Text"><text:s text:c="2"/>onNuevaReserva?: (fecha: string) =&gt; void;</text:span></text:p>
        <text:p text:style-name="Preformatted_20_Text"><text:span text:style-name="Source_20_Text"><text:s text:c="2"/>onNuevoFavor?: (favor: Favor) =&gt; void;</text:span></text:p>
        <text:p text:style-name="Preformatted_20_Text"><text:span text:style-name="Source_20_Text">};</text:span></text:p>
        <text:p text:style-name="Preformatted_20_Text"/>
        <text:p text:style-name="Preformatted_20_Text"><text:span text:style-name="Source_20_Text">const FichaTrabajador: React.FC&lt;FichaProps&gt; = ({</text:span></text:p>
        <text:p text:style-name="Preformatted_20_Text"><text:span text:style-name="Source_20_Text"><text:s text:c="2"/>nombre,</text:span></text:p>
        <text:p text:style-name="Preformatted_20_Text"><text:span text:style-name="Source_20_Text"><text:s text:c="2"/>reservas,</text:span></text:p>
        <text:p text:style-name="Preformatted_20_Text"><text:span text:style-name="Source_20_Text"><text:s text:c="2"/>favores,</text:span></text:p>
        <text:p text:style-name="Preformatted_20_Text"><text:span text:style-name="Source_20_Text"><text:s text:c="2"/>onNuevaReserva,</text:span></text:p>
        <text:p text:style-name="Preformatted_20_Text"><text:span text:style-name="Source_20_Text"><text:s text:c="2"/>onNuevoFavor</text:span></text:p>
        <text:p text:style-name="Preformatted_20_Text"><text:span text:style-name="Source_20_Text">}) =&gt; {</text:span></text:p>
        <text:p text:style-name="Preformatted_20_Text"><text:span text:style-name="Source_20_Text"><text:s text:c="2"/>const [fechaReserva, setFechaReserva] = useState("");</text:span></text:p>
        <text:p text:style-name="Preformatted_20_Text"><text:span text:style-name="Source_20_Text"><text:s text:c="2"/>const [favorFecha, setFavorFecha] = useState("");</text:span></text:p>
        <text:p text:style-name="Preformatted_20_Text"><text:span text:style-name="Source_20_Text"><text:s text:c="2"/>const [favorTrabajador, setFavorTrabajador] = useState("");</text:span></text:p>
        <text:p text:style-name="Preformatted_20_Text"/>
        <text:p text:style-name="Preformatted_20_Text"><text:span text:style-name="Source_20_Text"><text:s text:c="2"/>const handleAgregarReserva = () =&gt; {</text:span></text:p>
        <text:p text:style-name="Preformatted_20_Text"><text:span text:style-name="Source_20_Text"><text:s text:c="4"/>if (fechaReserva) {</text:span></text:p>
        <text:p text:style-name="Preformatted_20_Text"><text:span text:style-name="Source_20_Text"><text:s text:c="6"/>onNuevaReserva?.(fechaReserva);</text:span></text:p>
        <text:p text:style-name="Preformatted_20_Text"><text:span text:style-name="Source_20_Text"><text:s text:c="6"/>setFechaReserva("");</text:span></text:p>
        <text:p text:style-name="Preformatted_20_Text"><text:span text:style-name="Source_20_Text"><text:s text:c="4"/>}</text:span></text:p>
        <text:p text:style-name="Preformatted_20_Text"><text:soft-page-break/><text:span text:style-name="Source_20_Text"><text:s text:c="2"/>};</text:span></text:p>
        <text:p text:style-name="Preformatted_20_Text"/>
        <text:p text:style-name="Preformatted_20_Text"><text:span text:style-name="Source_20_Text"><text:s text:c="2"/>const handleAgregarFavor = () =&gt; {</text:span></text:p>
        <text:p text:style-name="Preformatted_20_Text"><text:span text:style-name="Source_20_Text"><text:s text:c="4"/>if (favorFecha &amp;&amp; favorTrabajador) {</text:span></text:p>
        <text:p text:style-name="Preformatted_20_Text"><text:span text:style-name="Source_20_Text"><text:s text:c="6"/>const nuevoFavor: Favor = {</text:span></text:p>
        <text:p text:style-name="Preformatted_20_Text"><text:span text:style-name="Source_20_Text"><text:s text:c="8"/>fecha: favorFecha,</text:span></text:p>
        <text:p text:style-name="Preformatted_20_Text"><text:span text:style-name="Source_20_Text"><text:s text:c="8"/>trabajador: favorTrabajador,</text:span></text:p>
        <text:p text:style-name="Preformatted_20_Text"><text:span text:style-name="Source_20_Text"><text:s text:c="8"/>tipo: "+1"</text:span></text:p>
        <text:p text:style-name="Preformatted_20_Text"><text:span text:style-name="Source_20_Text"><text:s text:c="6"/>};</text:span></text:p>
        <text:p text:style-name="Preformatted_20_Text"><text:span text:style-name="Source_20_Text"><text:s text:c="6"/>onNuevoFavor?.(nuevoFavor);</text:span></text:p>
        <text:p text:style-name="Preformatted_20_Text"><text:span text:style-name="Source_20_Text"><text:s text:c="6"/>setFavorFecha("");</text:span></text:p>
        <text:p text:style-name="Preformatted_20_Text"><text:span text:style-name="Source_20_Text"><text:s text:c="6"/>setFavorTrabajador("");</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style={{ border: "1px solid gray", padding: "1rem", marginBottom: "1rem" }}&gt;</text:span></text:p>
        <text:p text:style-name="Preformatted_20_Text"><text:span text:style-name="Source_20_Text"><text:s text:c="6"/>&lt;h3&gt;{nombre}&lt;/h3&gt;</text:span></text:p>
        <text:p text:style-name="Preformatted_20_Text"/>
        <text:p text:style-name="Preformatted_20_Text"><text:span text:style-name="Source_20_Text"><text:s text:c="6"/>&lt;p&gt;&lt;strong&gt;Reservas:&lt;/strong&gt; {reservas.length}&lt;/p&gt;</text:span></text:p>
        <text:p text:style-name="Preformatted_20_Text"><text:span text:style-name="Source_20_Text"><text:s text:c="6"/>&lt;input</text:span></text:p>
        <text:p text:style-name="Preformatted_20_Text"><text:span text:style-name="Source_20_Text"><text:s text:c="8"/>type="date"</text:span></text:p>
        <text:p text:style-name="Preformatted_20_Text"><text:span text:style-name="Source_20_Text"><text:s text:c="8"/>value={fechaReserva}</text:span></text:p>
        <text:p text:style-name="Preformatted_20_Text"><text:span text:style-name="Source_20_Text"><text:s text:c="8"/>onChange={(e) =&gt; setFechaReserva(e.target.value)}</text:span></text:p>
        <text:p text:style-name="Preformatted_20_Text"><text:span text:style-name="Source_20_Text"><text:s text:c="6"/>/&gt;</text:span></text:p>
        <text:p text:style-name="Preformatted_20_Text"><text:span text:style-name="Source_20_Text"><text:s text:c="6"/>&lt;button onClick={handleAgregarReserva}&gt;Añadir reserva&lt;/button&gt;</text:span></text:p>
        <text:p text:style-name="Preformatted_20_Text"/>
        <text:p text:style-name="Preformatted_20_Text"><text:span text:style-name="Source_20_Text"><text:s text:c="6"/>&lt;p&gt;&lt;strong&gt;Favores hechos:&lt;/strong&gt; {</text:span></text:p>
        <text:p text:style-name="Preformatted_20_Text"><text:span text:style-name="Source_20_Text"><text:s text:c="8"/>favores.filter(f =&gt; f.tipo === "+1").length</text:span></text:p>
        <text:p text:style-name="Preformatted_20_Text"><text:span text:style-name="Source_20_Text"><text:s text:c="6"/>}&lt;/p&gt;</text:span></text:p>
        <text:p text:style-name="Preformatted_20_Text"><text:span text:style-name="Source_20_Text"><text:s text:c="6"/>&lt;input</text:span></text:p>
        <text:p text:style-name="Preformatted_20_Text"><text:span text:style-name="Source_20_Text"><text:s text:c="8"/>type="date"</text:span></text:p>
        <text:p text:style-name="Preformatted_20_Text"><text:span text:style-name="Source_20_Text"><text:s text:c="8"/>value={favorFecha}</text:span></text:p>
        <text:p text:style-name="Preformatted_20_Text"><text:span text:style-name="Source_20_Text"><text:s text:c="8"/>onChange={(e) =&gt; setFavorFecha(e.target.value)}</text:span></text:p>
        <text:p text:style-name="Preformatted_20_Text"><text:span text:style-name="Source_20_Text"><text:s text:c="8"/>placeholder="Fecha"</text:span></text:p>
        <text:p text:style-name="Preformatted_20_Text"><text:span text:style-name="Source_20_Text"><text:s text:c="6"/>/&gt;</text:span></text:p>
        <text:p text:style-name="Preformatted_20_Text"><text:span text:style-name="Source_20_Text"><text:s text:c="6"/>&lt;input</text:span></text:p>
        <text:p text:style-name="Preformatted_20_Text"><text:span text:style-name="Source_20_Text"><text:s text:c="8"/>type="text"</text:span></text:p>
        <text:p text:style-name="Preformatted_20_Text"><text:span text:style-name="Source_20_Text"><text:s text:c="8"/>value={favorTrabajador}</text:span></text:p>
        <text:p text:style-name="Preformatted_20_Text"><text:span text:style-name="Source_20_Text"><text:s text:c="8"/>onChange={(e) =&gt; setFavorTrabajador(e.target.value)}</text:span></text:p>
        <text:p text:style-name="Preformatted_20_Text"><text:span text:style-name="Source_20_Text"><text:s text:c="8"/>placeholder="ID del trabajador"</text:span></text:p>
        <text:p text:style-name="Preformatted_20_Text"><text:span text:style-name="Source_20_Text"><text:s text:c="6"/>/&gt;</text:span></text:p>
        <text:p text:style-name="Preformatted_20_Text"><text:span text:style-name="Source_20_Text"><text:s text:c="6"/>&lt;button onClick={handleAgregarFavor}&gt;Añadir favor&lt;/button&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FichaTrabajador;</text:span></text:p>
        <text:h text:style-name="Heading_20_2" text:outline-level="2"><text:bookmark-start text:name="__RefHeading___Toc180_2079496600"/>🧩 ¿Cómo usarlo desde <text:span text:style-name="Source_20_Text">Gestion.tsx</text:span>?<text:bookmark-end text:name="__RefHeading___Toc180_2079496600"/></text:h>
        <text:p text:style-name="Text_20_body">En la página de gestión, puedes tener un array con los datos y funciones para manejar las actualizaciones.</text:p>
        <text:p text:style-name="Text_20_body">Pronto podemos enlazar esto a Firebase, pero antes te ayudo a montar la página <text:span text:style-name="Source_20_Text">Gestion.tsx</text:span> con estado local para probar estos formularios. ¿Te gustaría que prepare esa parte a continuación? También podemos hablar de cómo mostrar correctamente los IDs y nombres para facilitar los favores.</text:p>
      </text:section>
      <text:section text:style-name="Sect2" text:name="wh1fpknbYekgTiz8mTE4E-user-message">
        <text:p text:style-name="P19"><text:soft-page-break/>Vale, vamos a crear la página de gestión y la de visualización, para ir probando.</text:p>
      </text:section>
      <text:section text:style-name="Sect2" text:name="smbF2gR6sovRSiMTDgfKV-content-0">
        <text:p text:style-name="P20">¡Perfecto, Carlos! Vamos a montar las dos páginas básicas: una para gestionar las fichas con formularios (<text:span text:style-name="Source_20_Text">Gestion.tsx</text:span>) y otra para visualizar los datos sin edición (<text:span text:style-name="Source_20_Text">Visualizacion.tsx</text:span>). Así podrás empezar a probar la interacción.</text:p>
        <text:h text:style-name="Heading_20_2" text:outline-level="2"><text:bookmark-start text:name="__RefHeading___Toc182_2079496600"/>🛠️ <text:span text:style-name="Source_20_Text">Gestion.tsx</text:span> – Página de edición<text:bookmark-end text:name="__RefHeading___Toc182_2079496600"/></text:h>
        <text:p text:style-name="Text_20_body">Esta versión usará datos locales para probar los componentes.</text:p>
        <text:p text:style-name="Text_20_body">tsx</text:p>
        <text:p text:style-name="Preformatted_20_Text"><text:span text:style-name="Source_20_Text">// src/pages/Gestion.tsx</text:span></text:p>
        <text:p text:style-name="Preformatted_20_Text"><text:span text:style-name="Source_20_Text">import React, { useState } from "react";</text:span></text:p>
        <text:p text:style-name="Preformatted_20_Text"><text:span text:style-name="Source_20_Text">import FichaTrabajador from "../components/FichaTrabajador";</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 text:c="2"/>reservas: string[];</text:span></text:p>
        <text:p text:style-name="Preformatted_20_Text"><text:span text:style-name="Source_20_Text"><text:s text:c="2"/>favores: Favor[];</text:span></text:p>
        <text:p text:style-name="Preformatted_20_Text"><text:span text:style-name="Source_20_Text">};</text:span></text:p>
        <text:p text:style-name="Preformatted_20_Text"/>
        <text:p text:style-name="Preformatted_20_Text"><text:span text:style-name="Source_20_Text">const Gestion: React.FC = () =&gt; {</text:span></text:p>
        <text:p text:style-name="Preformatted_20_Text"><text:span text:style-name="Source_20_Text"><text:s text:c="2"/>const [trabajadores, setTrabajadores] = useState&lt;Trabajador[]&gt;([</text:span></text:p>
        <text:p text:style-name="Preformatted_20_Text"><text:span text:style-name="Source_20_Text"><text:s text:c="4"/>{ nombre: "Ana", reservas: [], favores: [] },</text:span></text:p>
        <text:p text:style-name="Preformatted_20_Text"><text:span text:style-name="Source_20_Text"><text:s text:c="4"/>{ nombre: "Carlos", reservas: [], favores: [] },</text:span></text:p>
        <text:p text:style-name="Preformatted_20_Text"><text:span text:style-name="Source_20_Text"><text:s text:c="4"/>// puedes añadir más aquí</text:span></text:p>
        <text:p text:style-name="Preformatted_20_Text"><text:span text:style-name="Source_20_Text"><text:s text:c="2"/>]);</text:span></text:p>
        <text:p text:style-name="Preformatted_20_Text"/>
        <text:p text:style-name="Preformatted_20_Text"><text:span text:style-name="Source_20_Text"><text:s text:c="2"/>const handleNuevaReserva = (index: number, fecha: string) =&gt; {</text:span></text:p>
        <text:p text:style-name="Preformatted_20_Text"><text:span text:style-name="Source_20_Text"><text:s text:c="4"/>const copia = [...trabajadores];</text:span></text:p>
        <text:p text:style-name="Preformatted_20_Text"><text:span text:style-name="Source_20_Text"><text:s text:c="4"/>copia[index].reservas.push(fecha);</text:span></text:p>
        <text:p text:style-name="Preformatted_20_Text"><text:span text:style-name="Source_20_Text"><text:s text:c="4"/>setTrabajadores(copia);</text:span></text:p>
        <text:p text:style-name="Preformatted_20_Text"><text:span text:style-name="Source_20_Text"><text:s text:c="2"/>};</text:span></text:p>
        <text:p text:style-name="Preformatted_20_Text"/>
        <text:p text:style-name="Preformatted_20_Text"><text:span text:style-name="Source_20_Text"><text:s text:c="2"/>const handleNuevoFavor = (index: number, favor: Favor) =&gt; {</text:span></text:p>
        <text:p text:style-name="Preformatted_20_Text"><text:span text:style-name="Source_20_Text"><text:s text:c="4"/>const copia = [...trabajadores];</text:span></text:p>
        <text:p text:style-name="Preformatted_20_Text"><text:span text:style-name="Source_20_Text"><text:s text:c="4"/>copia[index].favores.push(favor);</text:span></text:p>
        <text:p text:style-name="Preformatted_20_Text"><text:span text:style-name="Source_20_Text"><text:s text:c="4"/>setTrabajadores(copia);</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gt;Gestión de trabajadores&lt;/h2&gt;</text:span></text:p>
        <text:p text:style-name="Preformatted_20_Text"><text:span text:style-name="Source_20_Text"><text:s text:c="6"/>{trabajadores.map((t, i) =&gt; (</text:span></text:p>
        <text:p text:style-name="Preformatted_20_Text"><text:span text:style-name="Source_20_Text"><text:s text:c="8"/>&lt;FichaTrabajador</text:span></text:p>
        <text:p text:style-name="Preformatted_20_Text"><text:span text:style-name="Source_20_Text"><text:s text:c="10"/>key={i}</text:span></text:p>
        <text:p text:style-name="Preformatted_20_Text"><text:span text:style-name="Source_20_Text"><text:s text:c="10"/>nombre={t.nombre}</text:span></text:p>
        <text:p text:style-name="Preformatted_20_Text"><text:span text:style-name="Source_20_Text"><text:s text:c="10"/>reservas={t.reservas}</text:span></text:p>
        <text:p text:style-name="Preformatted_20_Text"><text:span text:style-name="Source_20_Text"><text:s text:c="10"/>favores={t.favores}</text:span></text:p>
        <text:p text:style-name="Preformatted_20_Text"><text:span text:style-name="Source_20_Text"><text:s text:c="10"/>onNuevaReserva={(fecha) =&gt; handleNuevaReserva(i, fecha)}</text:span></text:p>
        <text:p text:style-name="Preformatted_20_Text"><text:span text:style-name="Source_20_Text"><text:s text:c="10"/>onNuevoFavor={(favor) =&gt; handleNuevoFavor(i, favor)}</text:span></text:p>
        <text:p text:style-name="Preformatted_20_Text"><text:span text:style-name="Source_20_Text"><text:s text:c="8"/>/&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oft-page-break/><text:span text:style-name="Source_20_Text">};</text:span></text:p>
        <text:p text:style-name="Preformatted_20_Text"/>
        <text:p text:style-name="P23"><text:span text:style-name="Source_20_Text">export default Gestion;</text:span></text:p>
        <text:h text:style-name="Heading_20_2" text:outline-level="2"><text:bookmark-start text:name="__RefHeading___Toc184_2079496600"/>📊 <text:span text:style-name="Source_20_Text">Visualizacion.tsx</text:span> – Página de solo lectura<text:bookmark-end text:name="__RefHeading___Toc184_2079496600"/></text:h>
        <text:p text:style-name="Text_20_body">Misma información, sin formularios ni edición.</text:p>
        <text:p text:style-name="Text_20_body">tsx</text:p>
        <text:p text:style-name="Preformatted_20_Text"><text:span text:style-name="Source_20_Text">// src/pages/Visualizacion.tsx</text:span></text:p>
        <text:p text:style-name="Preformatted_20_Text"><text:span text:style-name="Source_20_Text">import React, { useState } from "react";</text:span></text:p>
        <text:p text:style-name="Preformatted_20_Text"><text:span text:style-name="Source_20_Text">import TablaTrabajadores from "../components/TablaTrabajadores";</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 text:c="2"/>reservas: string[];</text:span></text:p>
        <text:p text:style-name="Preformatted_20_Text"><text:span text:style-name="Source_20_Text"><text:s text:c="2"/>favores: Favor[];</text:span></text:p>
        <text:p text:style-name="Preformatted_20_Text"><text:span text:style-name="Source_20_Text">};</text:span></text:p>
        <text:p text:style-name="Preformatted_20_Text"/>
        <text:p text:style-name="Preformatted_20_Text"><text:span text:style-name="Source_20_Text">const Visualizacion: React.FC = () =&gt; {</text:span></text:p>
        <text:p text:style-name="Preformatted_20_Text"><text:span text:style-name="Source_20_Text"><text:s text:c="2"/>const [trabajadores] = useState&lt;Trabajador[]&gt;([</text:span></text:p>
        <text:p text:style-name="Preformatted_20_Text"><text:span text:style-name="Source_20_Text"><text:s text:c="4"/>{ nombre: "Ana", reservas: ["2025-07-10", "2025-07-11"], favores: [{ trabajador: "2", fecha: "2025-07-17", tipo: "+1" }] },</text:span></text:p>
        <text:p text:style-name="Preformatted_20_Text"><text:span text:style-name="Source_20_Text"><text:s text:c="4"/>{ nombre: "Carlos", reservas: ["2025-07-12"], favores: [{ trabajador: "1", fecha: "2025-07-17", tipo: "-1" }] },</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gt;Visualización de trabajadores&lt;/h2&gt;</text:span></text:p>
        <text:p text:style-name="Preformatted_20_Text"><text:span text:style-name="Source_20_Text"><text:s text:c="6"/>&lt;TablaTrabajadores trabajadores={trabajadores} /&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Visualizacion;</text:span></text:p>
        <text:h text:style-name="Heading_20_2" text:outline-level="2"><text:bookmark-start text:name="__RefHeading___Toc186_2079496600"/>🧪 Probar el flujo<text:bookmark-end text:name="__RefHeading___Toc186_2079496600"/></text:h>
        <text:list text:style-name="L11">
          <text:list-item>
            <text:p text:style-name="P31">Ve a tu navegador y accede a <text:span text:style-name="Source_20_Text">/</text:span> para ver la gestión.</text:p>
          </text:list-item>
          <text:list-item>
            <text:p text:style-name="P31">Luego entra a <text:span text:style-name="Source_20_Text">/ver</text:span> para visualizar los datos.</text:p>
          </text:list-item>
          <text:list-item>
            <text:p text:style-name="P31">Aún no persiste entre pantallas porque estamos en modo local, pero así probamos la interacción y la UI.</text:p>
          </text:list-item>
        </text:list>
        <text:p text:style-name="Text_20_body">📌 Lo próximo que te propongo: conectar estos datos con Firebase Realtime Database para que los cambios se guarden y se sincronicen entre pantallas.</text:p>
        <text:p text:style-name="Text_20_body">¿Te gustaría que prepare la conexión a Firebase en la página de gestión o quieres probar un poco con estos componentes primero?</text:p>
      </text:section>
      <text:section text:style-name="Sect2" text:name="wvqirwi96Tn76pxekbZ4u-user-message">
        <text:p text:style-name="P19"><text:soft-page-break/>Sí, tendremos que enganchar con Firebase.</text:p>
      </text:section>
      <text:section text:style-name="Sect2" text:name="TW32D3oNiKhTRb3ELJdHu-content-0">
        <text:p text:style-name="P20">¡Genial, Carlos! Vamos a conectar tu aplicación con Firebase Realtime Database para que los datos que edites en la gestión se guarden de forma persistente, y puedan visualizarse desde cualquier dispositivo. Te guiaré paso a paso para que todo quede bien integrado con React + TypeScript.</text:p>
        <text:h text:style-name="Heading_20_2" text:outline-level="2"><text:bookmark-start text:name="__RefHeading___Toc188_2079496600"/>🔌 Paso 1: Asegúrate de tener tu proyecto Firebase<text:bookmark-end text:name="__RefHeading___Toc188_2079496600"/></text:h>
        <text:p text:style-name="Text_20_body">Si aún no lo hiciste:</text:p>
        <text:list text:style-name="L12">
          <text:list-item>
            <text:p text:style-name="P32">Ve a Firebase Console.</text:p>
          </text:list-item>
          <text:list-item>
            <text:p text:style-name="P32">Crea un nuevo proyecto.</text:p>
          </text:list-item>
          <text:list-item>
            <text:p text:style-name="P32">Activa <text:span text:style-name="Strong_20_Emphasis">Realtime Database</text:span> (no Firestore).</text:p>
          </text:list-item>
          <text:list-item>
            <text:p text:style-name="P32">Ve a la configuración del proyecto y copia las credenciales de Firebase para web.</text:p>
          </text:list-item>
        </text:list>
        <text:h text:style-name="Heading_20_2" text:outline-level="2"><text:bookmark-start text:name="__RefHeading___Toc190_2079496600"/>📁 Paso 2: Archivo de configuración <text:span text:style-name="Source_20_Text">config.ts</text:span><text:bookmark-end text:name="__RefHeading___Toc190_2079496600"/></text:h>
        <text:p text:style-name="Text_20_body">Crea el archivo <text:span text:style-name="Source_20_Text">src/firebase/config.ts</text:span>:</text:p>
        <text:p text:style-name="Text_20_body">ts</text:p>
        <text:p text:style-name="Preformatted_20_Text"><text:span text:style-name="Source_20_Text">import { initializeApp } from "firebase/app";</text:span></text:p>
        <text:p text:style-name="Preformatted_20_Text"><text:span text:style-name="Source_20_Text">import { getDatabase, ref, get, set, push, update, onValue } from "firebase/database";</text:span></text:p>
        <text:p text:style-name="Preformatted_20_Text"/>
        <text:p text:style-name="Preformatted_20_Text"><text:span text:style-name="Source_20_Text">const firebaseConfig = {</text:span></text:p>
        <text:p text:style-name="Preformatted_20_Text"><text:span text:style-name="Source_20_Text"><text:s text:c="2"/>apiKey: "TU_API_KEY",</text:span></text:p>
        <text:p text:style-name="Preformatted_20_Text"><text:span text:style-name="Source_20_Text"><text:s text:c="2"/>authDomain: "TU_DOMINIO.firebaseapp.com",</text:span></text:p>
        <text:p text:style-name="Preformatted_20_Text"><text:span text:style-name="Source_20_Text"><text:s text:c="2"/>databaseURL: "https://TU_DOMINIO.firebaseio.com",</text:span></text:p>
        <text:p text:style-name="Preformatted_20_Text"><text:span text:style-name="Source_20_Text"><text:s text:c="2"/>projectId: "TU_PROJECT_ID",</text:span></text:p>
        <text:p text:style-name="Preformatted_20_Text"><text:span text:style-name="Source_20_Text"><text:s text:c="2"/>storageBucket: "TU_BUCKET.appspot.com",</text:span></text:p>
        <text:p text:style-name="Preformatted_20_Text"><text:span text:style-name="Source_20_Text"><text:s text:c="2"/>messagingSenderId: "TU_MESSAGING_ID",</text:span></text:p>
        <text:p text:style-name="Preformatted_20_Text"><text:span text:style-name="Source_20_Text"><text:s text:c="2"/>appId: "TU_APP_ID"</text:span></text:p>
        <text:p text:style-name="Preformatted_20_Text"><text:span text:style-name="Source_20_Text">};</text:span></text:p>
        <text:p text:style-name="Preformatted_20_Text"/>
        <text:p text:style-name="Preformatted_20_Text"><text:span text:style-name="Source_20_Text">const app = initializeApp(firebaseConfig);</text:span></text:p>
        <text:p text:style-name="Preformatted_20_Text"><text:span text:style-name="Source_20_Text">const db = getDatabase(app);</text:span></text:p>
        <text:p text:style-name="Preformatted_20_Text"/>
        <text:p text:style-name="P23"><text:span text:style-name="Source_20_Text">export { db, ref, get, set, push, update, onValue };</text:span></text:p>
        <text:p text:style-name="Text_20_body">🔐 Para pruebas puedes configurar permisos en Firebase con reglas públicas (¡solo mientras desarrollas!):</text:p>
        <text:p text:style-name="Text_20_body">json</text:p>
        <text:p text:style-name="Preformatted_20_Text"><text:span text:style-name="Source_20_Text">{</text:span></text:p>
        <text:p text:style-name="Preformatted_20_Text"><text:span text:style-name="Source_20_Text"><text:s text:c="2"/>"rules": {</text:span></text:p>
        <text:p text:style-name="Preformatted_20_Text"><text:span text:style-name="Source_20_Text"><text:s text:c="4"/>".read": true,</text:span></text:p>
        <text:p text:style-name="Preformatted_20_Text"><text:span text:style-name="Source_20_Text"><text:s text:c="4"/>".write": true</text:span></text:p>
        <text:p text:style-name="Preformatted_20_Text"><text:span text:style-name="Source_20_Text"><text:s text:c="2"/>}</text:span></text:p>
        <text:p text:style-name="P23"><text:span text:style-name="Source_20_Text">}</text:span></text:p>
        <text:h text:style-name="Heading_20_2" text:outline-level="2"><text:bookmark-start text:name="__RefHeading___Toc192_2079496600"/><text:soft-page-break/>💾 Paso 3: Leer y escribir en <text:span text:style-name="Source_20_Text">Gestion.tsx</text:span><text:bookmark-end text:name="__RefHeading___Toc192_2079496600"/></text:h>
        <text:p text:style-name="Text_20_body">Ahora adaptamos <text:span text:style-name="Source_20_Text">Gestion.tsx</text:span> para que lea los datos al cargar la página y permita escribir nuevos valores:</text:p>
        <text:p text:style-name="Text_20_body">tsx</text:p>
        <text:p text:style-name="Preformatted_20_Text"><text:span text:style-name="Source_20_Text">import React, { useEffect, useState } from "react";</text:span></text:p>
        <text:p text:style-name="Preformatted_20_Text"><text:span text:style-name="Source_20_Text">import FichaTrabajador from "../components/FichaTrabajador";</text:span></text:p>
        <text:p text:style-name="Preformatted_20_Text"><text:span text:style-name="Source_20_Text">import { db, ref, onValue, update, push } from "../firebase/config";</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 text:c="2"/>reservas: string[];</text:span></text:p>
        <text:p text:style-name="Preformatted_20_Text"><text:span text:style-name="Source_20_Text"><text:s text:c="2"/>favores: Favor[];</text:span></text:p>
        <text:p text:style-name="Preformatted_20_Text"><text:span text:style-name="Source_20_Text">};</text:span></text:p>
        <text:p text:style-name="Preformatted_20_Text"/>
        <text:p text:style-name="Preformatted_20_Text"><text:span text:style-name="Source_20_Text">const Gestion: React.FC = () =&gt; {</text:span></text:p>
        <text:p text:style-name="Preformatted_20_Text"><text:span text:style-name="Source_20_Text"><text:s text:c="2"/>const [trabajadores, setTrabajadores] = useState&lt;{ [id: string]: Trabajador }&gt;({});</text:span></text:p>
        <text:p text:style-name="Preformatted_20_Text"/>
        <text:p text:style-name="Preformatted_20_Text"><text:span text:style-name="Source_20_Text"><text:s text:c="2"/>useEffect(() =&gt; {</text:span></text:p>
        <text:p text:style-name="Preformatted_20_Text"><text:span text:style-name="Source_20_Text"><text:s text:c="4"/>const trabajadoresRef = ref(db, "trabajadores");</text:span></text:p>
        <text:p text:style-name="Preformatted_20_Text"><text:span text:style-name="Source_20_Text"><text:s text:c="4"/>onValue(trabajadoresRef, (snapshot) =&gt; {</text:span></text:p>
        <text:p text:style-name="Preformatted_20_Text"><text:span text:style-name="Source_20_Text"><text:s text:c="6"/>const data = snapshot.val() || {};</text:span></text:p>
        <text:p text:style-name="Preformatted_20_Text"><text:span text:style-name="Source_20_Text"><text:s text:c="6"/>setTrabajadores(data);</text:span></text:p>
        <text:p text:style-name="Preformatted_20_Text"><text:span text:style-name="Source_20_Text"><text:s text:c="4"/>});</text:span></text:p>
        <text:p text:style-name="Preformatted_20_Text"><text:span text:style-name="Source_20_Text"><text:s text:c="2"/>}, []);</text:span></text:p>
        <text:p text:style-name="Preformatted_20_Text"/>
        <text:p text:style-name="Preformatted_20_Text"><text:span text:style-name="Source_20_Text"><text:s text:c="2"/>const agregarReserva = (id: string, fecha: string) =&gt; {</text:span></text:p>
        <text:p text:style-name="Preformatted_20_Text"><text:span text:style-name="Source_20_Text"><text:s text:c="4"/>const ruta = `trabajadores/${id}/reservas`;</text:span></text:p>
        <text:p text:style-name="Preformatted_20_Text"><text:span text:style-name="Source_20_Text"><text:s text:c="4"/>const nuevasReservas = [...(trabajadores[id].reservas || []), fecha];</text:span></text:p>
        <text:p text:style-name="Preformatted_20_Text"><text:span text:style-name="Source_20_Text"><text:s text:c="4"/>update(ref(db, ruta), { [nuevasReservas.length - 1]: fecha });</text:span></text:p>
        <text:p text:style-name="Preformatted_20_Text"><text:span text:style-name="Source_20_Text"><text:s text:c="2"/>};</text:span></text:p>
        <text:p text:style-name="Preformatted_20_Text"/>
        <text:p text:style-name="Preformatted_20_Text"><text:span text:style-name="Source_20_Text"><text:s text:c="2"/>const agregarFavor = (id: string, favor: Favor) =&gt; {</text:span></text:p>
        <text:p text:style-name="Preformatted_20_Text"><text:span text:style-name="Source_20_Text"><text:s text:c="4"/>const ruta = `trabajadores/${id}/favores`;</text:span></text:p>
        <text:p text:style-name="Preformatted_20_Text"><text:span text:style-name="Source_20_Text"><text:s text:c="4"/>const nuevaClave = push(ref(db, ruta)).key!;</text:span></text:p>
        <text:p text:style-name="Preformatted_20_Text"><text:span text:style-name="Source_20_Text"><text:s text:c="4"/>update(ref(db, ruta), { [nuevaClave]: favor });</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gt;Gestión de trabajadores&lt;/h2&gt;</text:span></text:p>
        <text:p text:style-name="Preformatted_20_Text"><text:span text:style-name="Source_20_Text"><text:s text:c="6"/>{Object.entries(trabajadores).map(([id, t]) =&gt; (</text:span></text:p>
        <text:p text:style-name="Preformatted_20_Text"><text:span text:style-name="Source_20_Text"><text:s text:c="8"/>&lt;FichaTrabajador</text:span></text:p>
        <text:p text:style-name="Preformatted_20_Text"><text:span text:style-name="Source_20_Text"><text:s text:c="10"/>key={id}</text:span></text:p>
        <text:p text:style-name="Preformatted_20_Text"><text:span text:style-name="Source_20_Text"><text:s text:c="10"/>nombre={t.nombre}</text:span></text:p>
        <text:p text:style-name="Preformatted_20_Text"><text:span text:style-name="Source_20_Text"><text:s text:c="10"/>reservas={t.reservas || []}</text:span></text:p>
        <text:p text:style-name="Preformatted_20_Text"><text:span text:style-name="Source_20_Text"><text:s text:c="10"/>favores={t.favores ? Object.values(t.favores) : []}</text:span></text:p>
        <text:p text:style-name="Preformatted_20_Text"><text:span text:style-name="Source_20_Text"><text:s text:c="10"/>onNuevaReserva={(fecha) =&gt; agregarReserva(id, fecha)}</text:span></text:p>
        <text:p text:style-name="Preformatted_20_Text"><text:span text:style-name="Source_20_Text"><text:s text:c="10"/>onNuevoFavor={(favor) =&gt; agregarFavor(id, favor)}</text:span></text:p>
        <text:p text:style-name="Preformatted_20_Text"><text:span text:style-name="Source_20_Text"><text:s text:c="8"/>/&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text:soft-page-break/></text:p>
        <text:p text:style-name="P23"><text:span text:style-name="Source_20_Text">export default Gestion;</text:span></text:p>
        <text:h text:style-name="Heading_20_2" text:outline-level="2"><text:bookmark-start text:name="__RefHeading___Toc194_2079496600"/>👀 ¿Y Visualizacion.tsx??<text:bookmark-end text:name="__RefHeading___Toc194_2079496600"/></text:h>
        <text:p text:style-name="Text_20_body">Podemos adaptarla muy fácilmente también para leer desde Firebase, solo que sin mostrar formularios ni permitir edición. Si quieres, te la preparo en el siguiente paso.</text:p>
        <text:p text:style-name="Text_20_body">También podemos mejorar el formato de los favores, añadir validación en formularios, filtros por fecha o por trabajador… ¡pero lo hacemos paso a paso!</text:p>
        <text:p text:style-name="Text_20_body">¿Te gustaría que conectemos ahora la visualización? ¿O quieres probar esto primero y luego seguimos con más mejoras?</text:p>
      </text:section>
      <text:p text:style-name="P19">Hoy</text:p>
      <text:section text:style-name="Sect2" text:name="HHrAg21qm55qwAcF2YuCE-user-message">
        <text:p text:style-name="P19">Vale, vamos a probar primero esto, por supuesto, porque falta adaptarlo. He creado con la consola de Firebase una realtime database, se llama contadorcis. Me parece tremendo Firebase, no lo había utilizado ni sabía nada de eso hasta ahora. La url de referencia parece ser esta: https://contadorcis-default-rtdb.firebaseio.com/ Lo he creado, por cierto, con mi cuenta de google cantorodao@gmail.com. Imagino que tendremos que adaptar el config.</text:p>
      </text:section>
      <text:section text:style-name="Sect2" text:name="NmLqCNtgXv33hb8QeCmks-content-0">
        <text:p text:style-name="P20">¡Qué bien, Carlos! 🚀 Me alegra que Firebase te haya impresionado—tiene mucho potencial, sobre todo para este tipo de proyectos ligeros y colaborativos. Y sí, ya con tu base de datos creada, lo siguiente es adaptar la configuración para que la app se conecte correctamente.</text:p>
        <text:h text:style-name="Heading_20_2" text:outline-level="2"><text:bookmark-start text:name="__RefHeading___Toc196_2079496600"/>🔧 Adaptar <text:span text:style-name="Source_20_Text">config.ts</text:span> de Firebase<text:bookmark-end text:name="__RefHeading___Toc196_2079496600"/></text:h>
        <text:p text:style-name="Text_20_body">En tu archivo <text:span text:style-name="Source_20_Text">src/firebase/config.ts</text:span>, actualiza el objeto <text:span text:style-name="Source_20_Text">firebaseConfig</text:span> con los datos que te da Firebase en la consola, desde <text:span text:style-name="Strong_20_Emphasis">Project Settings &gt; General &gt; SDK setup and configuration</text:span> (elige la opción de <text:span text:style-name="Strong_20_Emphasis">Web App</text:span>).</text:p>
        <text:p text:style-name="Text_20_body">Basado en tu URL, esto se verá más o menos así:</text:p>
        <text:p text:style-name="Text_20_body">ts</text:p>
        <text:p text:style-name="Preformatted_20_Text"><text:span text:style-name="Source_20_Text">import { initializeApp } from "firebase/app";</text:span></text:p>
        <text:p text:style-name="Preformatted_20_Text"><text:span text:style-name="Source_20_Text">import { getDatabase, ref, get, set, push, update, onValue } from "firebase/database";</text:span></text:p>
        <text:p text:style-name="Preformatted_20_Text"/>
        <text:p text:style-name="Preformatted_20_Text"><text:span text:style-name="Source_20_Text">const firebaseConfig = {</text:span></text:p>
        <text:p text:style-name="Preformatted_20_Text"><text:span text:style-name="Source_20_Text"><text:s text:c="2"/>apiKey: "TU_API_KEY",</text:span></text:p>
        <text:p text:style-name="Preformatted_20_Text"><text:span text:style-name="Source_20_Text"><text:s text:c="2"/>authDomain: "contadorcis.firebaseapp.com",</text:span></text:p>
        <text:p text:style-name="Preformatted_20_Text"><text:span text:style-name="Source_20_Text"><text:s text:c="2"/>databaseURL: "https://contadorcis-default-rtdb.firebaseio.com",</text:span></text:p>
        <text:p text:style-name="Preformatted_20_Text"><text:span text:style-name="Source_20_Text"><text:s text:c="2"/>projectId: "contadorcis",</text:span></text:p>
        <text:p text:style-name="Preformatted_20_Text"><text:span text:style-name="Source_20_Text"><text:s text:c="2"/>storageBucket: "contadorcis.appspot.com",</text:span></text:p>
        <text:p text:style-name="Preformatted_20_Text"><text:span text:style-name="Source_20_Text"><text:s text:c="2"/>messagingSenderId: "TU_MESSAGING_SENDER_ID",</text:span></text:p>
        <text:p text:style-name="Preformatted_20_Text"><text:span text:style-name="Source_20_Text"><text:s text:c="2"/>appId: "TU_APP_ID"</text:span></text:p>
        <text:p text:style-name="Preformatted_20_Text"><text:span text:style-name="Source_20_Text">};</text:span></text:p>
        <text:p text:style-name="Preformatted_20_Text"/>
        <text:p text:style-name="Preformatted_20_Text"><text:span text:style-name="Source_20_Text">const app = initializeApp(firebaseConfig);</text:span></text:p>
        <text:p text:style-name="Preformatted_20_Text"><text:span text:style-name="Source_20_Text">const db = getDatabase(app);</text:span></text:p>
        <text:p text:style-name="Preformatted_20_Text"/>
        <text:p text:style-name="P23"><text:span text:style-name="Source_20_Text">export { db, ref, get, set, push, update, onValue };</text:span></text:p>
        <text:p text:style-name="Text_20_body">👆 Solo necesitas rellenar las claves reales del proyecto. No hace falta que me las compartas, simplemente cópialas tú desde Firebase.</text:p>
        <text:h text:style-name="Heading_20_2" text:outline-level="2"><text:bookmark-start text:name="__RefHeading___Toc198_2079496600"/><text:soft-page-break/>🔐 Recordatorio de seguridad (por si te lo preguntas más adelante)<text:bookmark-end text:name="__RefHeading___Toc198_2079496600"/></text:h>
        <text:p text:style-name="Text_20_body">Las reglas abiertas de Firebase para desarrollo funcionan bien en esta fase. Pero cuando tengas la app lista para que la use el grupo, podemos cerrarlas con algo como:</text:p>
        <text:p text:style-name="Text_20_body">json</text:p>
        <text:p text:style-name="Preformatted_20_Text"><text:span text:style-name="Source_20_Text">{</text:span></text:p>
        <text:p text:style-name="Preformatted_20_Text"><text:span text:style-name="Source_20_Text"><text:s text:c="2"/>"rules": {</text:span></text:p>
        <text:p text:style-name="Preformatted_20_Text"><text:span text:style-name="Source_20_Text"><text:s text:c="4"/>"trabajadores": {</text:span></text:p>
        <text:p text:style-name="Preformatted_20_Text"><text:span text:style-name="Source_20_Text"><text:s text:c="6"/>".read": true,</text:span></text:p>
        <text:p text:style-name="Preformatted_20_Text"><text:span text:style-name="Source_20_Text"><text:s text:c="6"/>".write": "auth != null"</text:span></text:p>
        <text:p text:style-name="Preformatted_20_Text"><text:span text:style-name="Source_20_Text"><text:s text:c="4"/>}</text:span></text:p>
        <text:p text:style-name="Preformatted_20_Text"><text:span text:style-name="Source_20_Text"><text:s text:c="2"/>}</text:span></text:p>
        <text:p text:style-name="P23"><text:span text:style-name="Source_20_Text">}</text:span></text:p>
        <text:p text:style-name="Text_20_body">Y añades autenticación si quieres restringir quién edita qué.</text:p>
        <text:p text:style-name="Text_20_body">¿Probamos ahora si desde <text:span text:style-name="Source_20_Text">Gestion.tsx</text:span> puedes ver los datos cargados desde Firebase? Si todo está correcto, deberías ver las fichas aunque estén vacías, y al añadir una reserva o favor se guardará online.</text:p>
        <text:p text:style-name="Text_20_body">Si al lanzar el proyecto no se ve nada o hay errores, envíame el mensaje que aparece en la consola y lo solucionamos en un periquete. 🛠️</text:p>
      </text:section>
      <text:section text:style-name="Sect2" text:name="TiFFummXLKV2KErtawRdp-user-message">
        <text:p text:style-name="P19">He obtenido el firebaseConfig, pero no se ve nada en mi local. ¿Falta por poblar la base de datos? Los trabajadores que quiero, para cuando despliegue la aplicación, son:</text:p>
      </text:section>
      <text:section text:style-name="Sect2" text:name="ckga4T45RfGzMtU5UKbXe-content-0">
        <text:p text:style-name="P20">¡Justo, Carlos! Para que aparezca algo en la interfaz, necesitamos tener los datos de los trabajadores ya cargados en la base de datos de Firebase. Como estamos leyendo desde Firebase, si no hay nada en <text:span text:style-name="Source_20_Text">trabajadores</text:span>, el array está vacío y por eso no ves fichas.</text:p>
        <text:p text:style-name="Text_20_body">Vamos a poblarla con los trabajadores que quieres. Como me has dicho “son:” pero no has listado los nombres aún, puedes escribirme aquí los 14 nombres que quieres usar —y si tienen alguna ID preferida (como el número del 1 al 14), lo usamos también. Si no, puedo generar nombres de ejemplo y tú los modificas después en la app o directamente en Firebase.</text:p>
        <text:p text:style-name="Text_20_body">Una vez tengamos los nombres, puedes:</text:p>
        <text:h text:style-name="Heading_20_2" text:outline-level="2"><text:bookmark-start text:name="__RefHeading___Toc200_2079496600"/>🧾 Poblar la base directamente desde código (temporal)<text:bookmark-end text:name="__RefHeading___Toc200_2079496600"/></text:h>
        <text:p text:style-name="Text_20_body">Podemos escribir un bloque en <text:span text:style-name="Source_20_Text">Gestion.tsx</text:span> que suba los datos solo la primera vez (ejecuta una vez y luego se comenta):</text:p>
        <text:p text:style-name="Text_20_body">tsx</text:p>
        <text:p text:style-name="Preformatted_20_Text"><text:span text:style-name="Source_20_Text">import { set } from "firebase/database";</text:span></text:p>
        <text:p text:style-name="Preformatted_20_Text"/>
        <text:p text:style-name="Preformatted_20_Text"><text:span text:style-name="Source_20_Text">// Esta función puedes llamarla desde un useEffect o botón temporal</text:span></text:p>
        <text:p text:style-name="Preformatted_20_Text"><text:span text:style-name="Source_20_Text">const cargarTrabajadoresIniciales = () =&gt; {</text:span></text:p>
        <text:p text:style-name="Preformatted_20_Text"><text:span text:style-name="Source_20_Text"><text:s text:c="2"/>const trabajadoresIniciales = {</text:span></text:p>
        <text:p text:style-name="Preformatted_20_Text"><text:span text:style-name="Source_20_Text"><text:s text:c="4"/>"1": { nombre: "Ana", reservas: [], favores: [] },</text:span></text:p>
        <text:p text:style-name="Preformatted_20_Text"><text:span text:style-name="Source_20_Text"><text:s text:c="4"/>"2": { nombre: "Carlos", reservas: [], favores: [] },</text:span></text:p>
        <text:p text:style-name="Preformatted_20_Text"><text:span text:style-name="Source_20_Text"><text:s text:c="4"/>"3": { nombre: "Lucía", reservas: [], favores: [] },</text:span></text:p>
        <text:p text:style-name="Preformatted_20_Text"><text:span text:style-name="Source_20_Text"><text:s text:c="4"/>"4": { nombre: "Juan", reservas: [], favores: [] },</text:span></text:p>
        <text:p text:style-name="Preformatted_20_Text"><text:span text:style-name="Source_20_Text"><text:s text:c="4"/>...</text:span></text:p>
        <text:p text:style-name="Preformatted_20_Text"><text:soft-page-break/><text:span text:style-name="Source_20_Text"><text:s text:c="4"/>"14": { nombre: "David", reservas: [], favores: [] }</text:span></text:p>
        <text:p text:style-name="Preformatted_20_Text"><text:span text:style-name="Source_20_Text"><text:s text:c="2"/>};</text:span></text:p>
        <text:p text:style-name="Preformatted_20_Text"><text:span text:style-name="Source_20_Text"><text:s text:c="2"/>set(ref(db, "trabajadores"), trabajadoresIniciales);</text:span></text:p>
        <text:p text:style-name="P23"><text:span text:style-name="Source_20_Text">};</text:span></text:p>
        <text:p text:style-name="Text_20_body">Puedes ejecutarla una vez desde un botón temporal o dentro de <text:span text:style-name="Source_20_Text">useEffect</text:span>.</text:p>
        <text:h text:style-name="Heading_20_2" text:outline-level="2"><text:bookmark-start text:name="__RefHeading___Toc202_2079496600"/>🧩 O poblarla desde la consola de Firebase<text:bookmark-end text:name="__RefHeading___Toc202_2079496600"/></text:h>
        <text:list text:style-name="L13">
          <text:list-item>
            <text:p text:style-name="P33">En la consola de Firebase &gt; Realtime Database.</text:p>
          </text:list-item>
          <text:list-item>
            <text:p text:style-name="P33">Haz clic en “+” junto a “trabajadores”.</text:p>
          </text:list-item>
          <text:list-item>
            <text:p text:style-name="P33">Agrega cada ID con su estructura:</text:p>
          </text:list-item>
        </text:list>
        <text:p text:style-name="Text_20_body">json</text:p>
        <text:p text:style-name="Preformatted_20_Text"><text:span text:style-name="Source_20_Text">{</text:span></text:p>
        <text:p text:style-name="Preformatted_20_Text"><text:span text:style-name="Source_20_Text"><text:s text:c="2"/>"nombre": "Ana",</text:span></text:p>
        <text:p text:style-name="Preformatted_20_Text"><text:span text:style-name="Source_20_Text"><text:s text:c="2"/>"reservas": [],</text:span></text:p>
        <text:p text:style-name="Preformatted_20_Text"><text:span text:style-name="Source_20_Text"><text:s text:c="2"/>"favores": []</text:span></text:p>
        <text:p text:style-name="P23"><text:span text:style-name="Source_20_Text">}</text:span></text:p>
        <text:p text:style-name="Text_20_body">Esto también funciona genial y te da control total.</text:p>
        <text:p text:style-name="Text_20_body">Cuando me pases los nombres definitivos, puedo prepararte el JSON completo listo para copiar y pegar directamente en Firebase. Así arrancas con los datos ya cargados desde el primer momento.</text:p>
        <text:p text:style-name="Text_20_body">¿Quieres que te genere ese listado de los 14 trabajadores? O si prefieres los escribes tú aquí y te monto el JSON. Como prefieras.</text:p>
      </text:section>
      <text:section text:style-name="Sect2" text:name="YstUCpASDNYkmPruhS6xD-user-message">
        <text:p text:style-name="P19">Los trabajadores serán: Burón, Quintana, Sergio, Noelia, Chamorro, Sonia, MarioB, MarioF, Darío, Dani, Minerva, Cayón, Seco, Alex</text:p>
      </text:section>
      <text:section text:style-name="Sect2" text:name="gQrCMe5kv53B6zMn6Cf1M-content-0">
        <text:p text:style-name="P20">¡Perfecto, Carlos! Ya tenemos nuestra plantilla base de los 14 trabajadores. Aquí tienes el objeto JSON listo para poblar tu base de datos <text:span text:style-name="Source_20_Text">trabajadores</text:span> en Firebase Realtime Database. Puedes copiar y pegarlo directamente en la consola:</text:p>
        <text:p text:style-name="Text_20_body">json</text:p>
        <text:p text:style-name="Preformatted_20_Text"><text:span text:style-name="Source_20_Text">{</text:span></text:p>
        <text:p text:style-name="Preformatted_20_Text"><text:span text:style-name="Source_20_Text"><text:s text:c="2"/>"trabajadores": {</text:span></text:p>
        <text:p text:style-name="Preformatted_20_Text"><text:span text:style-name="Source_20_Text"><text:s text:c="4"/>"1": { "nombre": "Burón", "reservas": [], "favores": [] },</text:span></text:p>
        <text:p text:style-name="Preformatted_20_Text"><text:span text:style-name="Source_20_Text"><text:s text:c="4"/>"2": { "nombre": "Quintana", "reservas": [], "favores": [] },</text:span></text:p>
        <text:p text:style-name="Preformatted_20_Text"><text:span text:style-name="Source_20_Text"><text:s text:c="4"/>"3": { "nombre": "Sergio", "reservas": [], "favores": [] },</text:span></text:p>
        <text:p text:style-name="Preformatted_20_Text"><text:span text:style-name="Source_20_Text"><text:s text:c="4"/>"4": { "nombre": "Noelia", "reservas": [], "favores": [] },</text:span></text:p>
        <text:p text:style-name="Preformatted_20_Text"><text:span text:style-name="Source_20_Text"><text:s text:c="4"/>"5": { "nombre": "Chamorro", "reservas": [], "favores": [] },</text:span></text:p>
        <text:p text:style-name="Preformatted_20_Text"><text:span text:style-name="Source_20_Text"><text:s text:c="4"/>"6": { "nombre": "Sonia", "reservas": [], "favores": [] },</text:span></text:p>
        <text:p text:style-name="Preformatted_20_Text"><text:span text:style-name="Source_20_Text"><text:s text:c="4"/>"7": { "nombre": "MarioB", "reservas": [], "favores": [] },</text:span></text:p>
        <text:p text:style-name="Preformatted_20_Text"><text:span text:style-name="Source_20_Text"><text:s text:c="4"/>"8": { "nombre": "MarioF", "reservas": [], "favores": [] },</text:span></text:p>
        <text:p text:style-name="Preformatted_20_Text"><text:span text:style-name="Source_20_Text"><text:s text:c="4"/>"9": { "nombre": "Darío", "reservas": [], "favores": [] },</text:span></text:p>
        <text:p text:style-name="Preformatted_20_Text"><text:span text:style-name="Source_20_Text"><text:s text:c="4"/>"10": { "nombre": "Dani", "reservas": [], "favores": [] },</text:span></text:p>
        <text:p text:style-name="Preformatted_20_Text"><text:span text:style-name="Source_20_Text"><text:s text:c="4"/>"11": { "nombre": "Minerva", "reservas": [], "favores": [] },</text:span></text:p>
        <text:p text:style-name="Preformatted_20_Text"><text:span text:style-name="Source_20_Text"><text:s text:c="4"/>"12": { "nombre": "Cayón", "reservas": [], "favores": [] },</text:span></text:p>
        <text:p text:style-name="Preformatted_20_Text"><text:span text:style-name="Source_20_Text"><text:s text:c="4"/>"13": { "nombre": "Seco", "reservas": [], "favores": [] },</text:span></text:p>
        <text:p text:style-name="Preformatted_20_Text"><text:span text:style-name="Source_20_Text"><text:s text:c="4"/>"14": { "nombre": "Alex", "reservas": [], "favores": [] }</text:span></text:p>
        <text:p text:style-name="Preformatted_20_Text"><text:span text:style-name="Source_20_Text"><text:s text:c="2"/>}</text:span></text:p>
        <text:p text:style-name="P23"><text:span text:style-name="Source_20_Text">}</text:span></text:p>
        <text:h text:style-name="Heading_20_3" text:outline-level="3"><text:bookmark-start text:name="__RefHeading___Toc204_2079496600"/><text:soft-page-break/>🛠️ Cómo insertarlo en Firebase<text:bookmark-end text:name="__RefHeading___Toc204_2079496600"/></text:h>
        <text:list text:style-name="L14">
          <text:list-item>
            <text:p text:style-name="P34">Ve a la consola de Firebase.</text:p>
          </text:list-item>
          <text:list-item>
            <text:p text:style-name="P34">Abre tu base de datos en modo Realtime Database.</text:p>
          </text:list-item>
          <text:list-item>
            <text:p text:style-name="P34">Ve a la raíz (el nodo superior) y añade una nueva clave llamada <text:span text:style-name="Source_20_Text">trabajadores</text:span>.</text:p>
          </text:list-item>
          <text:list-item>
            <text:p text:style-name="P34">Pega el JSON completo directamente.</text:p>
          </text:list-item>
        </text:list>
        <text:p text:style-name="Text_20_body">💡 Una vez guardado, recarga tu app en local y deberías ver las fichas cargadas correctamente. Luego ya podrás empezar a interactuar con los formularios para añadir reservas y favores.</text:p>
        <text:p text:style-name="Text_20_body">¿Quieres que pasemos a conectar la visualización para leer también estos datos? O si lo prefieres, puedo ayudarte a mostrar los nombres completos en los formularios de favores, para que el usuario elija el destinatario fácilmente.</text:p>
      </text:section>
      <text:section text:style-name="Sect2" text:name="egVMLS9T38NW1TggF5JB5-user-message">
        <text:p text:style-name="P19">He pegado ese json, pero la página de gestión me sigue apareciendo en blanco. Tenemos que ir paso a paso para ver qué nos está fallando. Recuerda que nunca he trabajado con estas tecnologías, pero en el momento en el que muestre las fichas estaré muy feliz de poder utilizar por primera vez estas tecnologías. Eso sí, sé que el mérito será tuyo por guiarme exhaustivamente.</text:p>
      </text:section>
      <text:section text:style-name="Sect2" text:name="eBXsCactSr24vPBspLkZc-content-0">
        <text:p text:style-name="P20">Carlos, ¡qué ilusión me hace saber que estás tan cerca de tu primer "¡lo conseguí!" con React y Firebase! Vamos a poner todo en orden paso a paso, sin prisas. Que la pantalla esté en blanco puede deberse a varios factores pequeños, pero juntos lo solucionamos sin perder la sonrisa. 😄</text:p>
        <text:h text:style-name="Heading_20_2" text:outline-level="2"><text:bookmark-start text:name="__RefHeading___Toc206_2079496600"/>🔍 PASO 1: Confirmar estructura de la base de datos<text:bookmark-end text:name="__RefHeading___Toc206_2079496600"/></text:h>
        <text:p text:style-name="Text_20_body">En Firebase Realtime Database, asegúrate de que la raíz se llama exactamente <text:span text:style-name="Source_20_Text">trabajadores</text:span>, así:</text:p>
        <text:p text:style-name="Preformatted_20_Text"><text:span text:style-name="Source_20_Text">/</text:span></text:p>
        <text:p text:style-name="Preformatted_20_Text"><text:span text:style-name="Source_20_Text">└── trabajadores</text:span></text:p>
        <text:p text:style-name="Preformatted_20_Text"><text:span text:style-name="Source_20_Text"><text:s text:c="4"/>├── 1</text:span></text:p>
        <text:p text:style-name="Preformatted_20_Text"><text:span text:style-name="Source_20_Text"><text:s text:c="4"/>│ <text:s text:c="2"/>└── nombre: "Burón"</text:span></text:p>
        <text:p text:style-name="Preformatted_20_Text"><text:span text:style-name="Source_20_Text"><text:s text:c="4"/>│ <text:s text:c="2"/>└── reservas: []</text:span></text:p>
        <text:p text:style-name="Preformatted_20_Text"><text:span text:style-name="Source_20_Text"><text:s text:c="4"/>│ <text:s text:c="2"/>└── favores: []</text:span></text:p>
        <text:p text:style-name="Preformatted_20_Text"><text:span text:style-name="Source_20_Text"><text:s text:c="4"/>├── 2</text:span></text:p>
        <text:p text:style-name="Preformatted_20_Text"><text:span text:style-name="Source_20_Text"><text:s text:c="4"/>│ <text:s text:c="2"/>└── nombre: "Quintana"</text:span></text:p>
        <text:p text:style-name="P23"><text:span text:style-name="Source_20_Text"><text:s text:c="4"/>...</text:span></text:p>
        <text:p text:style-name="Text_20_body">Si pegaste todo el JSON directamente en la raíz sin envolverlo en <text:span text:style-name="Source_20_Text">trabajadores</text:span>, entonces el nodo estará mal posicionado y no se leerá correctamente.</text:p>
        <text:p text:style-name="Text_20_body">🔧 Solución: si no tienes ese nodo envolvente <text:span text:style-name="Source_20_Text">trabajadores</text:span>, crea uno y pega el objeto con los 14 trabajadores dentro.</text:p>
        <text:h text:style-name="Heading_20_2" text:outline-level="2"><text:bookmark-start text:name="__RefHeading___Toc208_2079496600"/>🧪 PASO 2: Añadir impresión temporal de los datos<text:bookmark-end text:name="__RefHeading___Toc208_2079496600"/></text:h>
        <text:p text:style-name="Text_20_body">En <text:span text:style-name="Source_20_Text">Gestion.tsx</text:span>, añade esto justo antes del <text:span text:style-name="Source_20_Text">return</text:span> para ver si está llegando algo:</text:p>
        <text:p text:style-name="Text_20_body">tsx</text:p>
        <text:p text:style-name="P23"><text:span text:style-name="Source_20_Text">console.log("Trabajadores desde Firebase:", trabajadores);</text:span></text:p>
        <text:p text:style-name="Text_20_body">Y en tu navegador, abre la consola de desarrollador (F12 o clic derecho → "Inspeccionar") y ve a la pestaña <text:span text:style-name="Strong_20_Emphasis">Console</text:span> para ver si aparece ese log.</text:p>
        <text:h text:style-name="Heading_20_2" text:outline-level="2"><text:bookmark-start text:name="__RefHeading___Toc210_2079496600"/><text:soft-page-break/>🧬 PASO 3: Validar estructura que estás recibiendo<text:bookmark-end text:name="__RefHeading___Toc210_2079496600"/></text:h>
        <text:p text:style-name="Text_20_body">Si ese <text:span text:style-name="Source_20_Text">trabajadores</text:span> tiene la forma correcta, debería estar devolviendo un objeto como este:</text:p>
        <text:p text:style-name="Text_20_body">ts</text:p>
        <text:p text:style-name="Preformatted_20_Text"><text:span text:style-name="Source_20_Text">{</text:span></text:p>
        <text:p text:style-name="Preformatted_20_Text"><text:span text:style-name="Source_20_Text"><text:s text:c="2"/>"1": { nombre: "Burón", reservas: [], favores: [] },</text:span></text:p>
        <text:p text:style-name="Preformatted_20_Text"><text:span text:style-name="Source_20_Text"><text:s text:c="2"/>"2": { nombre: "Quintana", reservas: [], favores: [] },</text:span></text:p>
        <text:p text:style-name="Preformatted_20_Text"><text:span text:style-name="Source_20_Text"><text:s text:c="2"/>...</text:span></text:p>
        <text:p text:style-name="P23"><text:span text:style-name="Source_20_Text">}</text:span></text:p>
        <text:p text:style-name="Text_20_body">Si <text:span text:style-name="Source_20_Text">trabajadores</text:span> es <text:span text:style-name="Source_20_Text">null</text:span>, algo no se está leyendo bien. Pero si es un objeto, el problema puede estar en cómo estás recorriendo y usando el componente <text:span text:style-name="Source_20_Text">FichaTrabajador</text:span>.</text:p>
        <text:h text:style-name="Heading_20_2" text:outline-level="2"><text:bookmark-start text:name="__RefHeading___Toc212_2079496600"/>🧱 PASO 4: Comprobación del render<text:bookmark-end text:name="__RefHeading___Toc212_2079496600"/></text:h>
        <text:p text:style-name="Text_20_body">Revisa que en el mapeo de trabajadores estás haciendo esto (dentro del <text:span text:style-name="Source_20_Text">return</text:span> en <text:span text:style-name="Source_20_Text">Gestion.tsx</text:span>):</text:p>
        <text:p text:style-name="Text_20_body">tsx</text:p>
        <text:p text:style-name="Preformatted_20_Text"><text:span text:style-name="Source_20_Text">{Object.entries(trabajadores).map(([id, t]) =&gt; (</text:span></text:p>
        <text:p text:style-name="Preformatted_20_Text"><text:span text:style-name="Source_20_Text"><text:s text:c="2"/>&lt;FichaTrabajador</text:span></text:p>
        <text:p text:style-name="Preformatted_20_Text"><text:span text:style-name="Source_20_Text"><text:s text:c="4"/>key={id}</text:span></text:p>
        <text:p text:style-name="Preformatted_20_Text"><text:span text:style-name="Source_20_Text"><text:s text:c="4"/>nombre={t.nombre}</text:span></text:p>
        <text:p text:style-name="Preformatted_20_Text"><text:span text:style-name="Source_20_Text"><text:s text:c="4"/>reservas={t.reservas || []}</text:span></text:p>
        <text:p text:style-name="Preformatted_20_Text"><text:span text:style-name="Source_20_Text"><text:s text:c="4"/>favores={t.favores ? Object.values(t.favores) : []}</text:span></text:p>
        <text:p text:style-name="Preformatted_20_Text"><text:span text:style-name="Source_20_Text"><text:s text:c="4"/>onNuevaReserva={(fecha) =&gt; agregarReserva(id, fecha)}</text:span></text:p>
        <text:p text:style-name="Preformatted_20_Text"><text:span text:style-name="Source_20_Text"><text:s text:c="4"/>onNuevoFavor={(favor) =&gt; agregarFavor(id, favor)}</text:span></text:p>
        <text:p text:style-name="Preformatted_20_Text"><text:span text:style-name="Source_20_Text"><text:s text:c="2"/>/&gt;</text:span></text:p>
        <text:p text:style-name="P23"><text:span text:style-name="Source_20_Text">))}</text:span></text:p>
        <text:p text:style-name="Text_20_body">⚠️ Si <text:span text:style-name="Source_20_Text">trabajadores</text:span> está vacío o <text:span text:style-name="Source_20_Text">undefined</text:span>, esto no se ejecutará.</text:p>
        <text:h text:style-name="Heading_20_2" text:outline-level="2"><text:bookmark-start text:name="__RefHeading___Toc214_2079496600"/>🛎️ PASO 5: Verificación visual básica<text:bookmark-end text:name="__RefHeading___Toc214_2079496600"/></text:h>
        <text:p text:style-name="Text_20_body">Para asegurarte de que algo se muestra, puedes incluso poner un texto arriba como prueba:</text:p>
        <text:p text:style-name="Text_20_body">tsx</text:p>
        <text:p text:style-name="Preformatted_20_Text"><text:span text:style-name="Source_20_Text">return (</text:span></text:p>
        <text:p text:style-name="Preformatted_20_Text"><text:span text:style-name="Source_20_Text"><text:s text:c="2"/>&lt;div&gt;</text:span></text:p>
        <text:p text:style-name="Preformatted_20_Text"><text:span text:style-name="Source_20_Text"><text:s text:c="4"/>&lt;h2&gt;Gestión de trabajadores&lt;/h2&gt;</text:span></text:p>
        <text:p text:style-name="Preformatted_20_Text"><text:span text:style-name="Source_20_Text"><text:s text:c="4"/>&lt;p&gt;Estoy aquí, ¿me ves?&lt;/p&gt;</text:span></text:p>
        <text:p text:style-name="Preformatted_20_Text"><text:span text:style-name="Source_20_Text"><text:s text:c="4"/>{Object.entries(trabajadores).map(...)}</text:span></text:p>
        <text:p text:style-name="Preformatted_20_Text"><text:span text:style-name="Source_20_Text"><text:s text:c="2"/>&lt;/div&gt;</text:span></text:p>
        <text:p text:style-name="P23"><text:span text:style-name="Source_20_Text">);</text:span></text:p>
        <text:p text:style-name="Text_20_body">Si aparece ese texto, sabemos que la vista está cargando pero no renderiza fichas.</text:p>
        <text:h text:style-name="Heading_20_2" text:outline-level="2"><text:bookmark-start text:name="__RefHeading___Toc216_2079496600"/>✅ ¿Siguiente paso?<text:bookmark-end text:name="__RefHeading___Toc216_2079496600"/></text:h>
        <text:p text:style-name="Text_20_body">Cuando veamos el log en consola y confirmemos que los datos llegan bien, podremos ajustar lo que necesite.</text:p>
        <text:p text:style-name="Text_20_body">Y cuando por fin veas esa primera ficha… será tu bautizo oficial en el mundo React/Firebase 😎</text:p>
        <text:p text:style-name="Text_20_body"><text:soft-page-break/>¿Quieres que repasemos juntos el contenido exacto que tienes en la base de datos y el <text:span text:style-name="Source_20_Text">useEffect</text:span> que estás usando para leerlo? Si me copias ese fragmento aquí, lo revisamos al detalle.</text:p>
      </text:section>
      <text:section text:style-name="Sect2" text:name="VEXjJm7LpEajVSKV22kLz-user-message">
        <text:p text:style-name="P19">En la consola del navegador, tenemos esto: Uncaught SyntaxError: The requested module '/src/firebase/config.ts?t=1752576490578' does not provide an export named 'onValue' (at Gestion.tsx:3:19)</text:p>
      </text:section>
      <text:section text:style-name="Sect2" text:name="UgB32NQMbW3MkRtJM7rvE-content-0">
        <text:p text:style-name="P20">Gracias por ese detalle, Carlos — muy útil. Ese error significa que React está tratando de importar algo llamado <text:span text:style-name="Source_20_Text">onValue</text:span> desde tu archivo <text:span text:style-name="Source_20_Text">config.ts</text:span>, pero ese export no existe o no está correctamente definido. Vamos a resolverlo paso a paso.</text:p>
        <text:h text:style-name="Heading_20_2" text:outline-level="2"><text:bookmark-start text:name="__RefHeading___Toc218_2079496600"/>✅ PASO 1: Revisar tu archivo <text:span text:style-name="Source_20_Text">config.ts</text:span><text:bookmark-end text:name="__RefHeading___Toc218_2079496600"/></text:h>
        <text:p text:style-name="Text_20_body">Abre <text:span text:style-name="Source_20_Text">src/firebase/config.ts</text:span> y asegúrate de que estás exportando <text:span text:style-name="Source_20_Text">onValue</text:span>. Debe verse así:</text:p>
        <text:p text:style-name="Text_20_body">ts</text:p>
        <text:p text:style-name="Preformatted_20_Text"><text:span text:style-name="Source_20_Text">import { initializeApp } from "firebase/app";</text:span></text:p>
        <text:p text:style-name="Preformatted_20_Text"><text:span text:style-name="Source_20_Text">import { getDatabase, ref, get, set, push, update, onValue } from "firebase/database";</text:span></text:p>
        <text:p text:style-name="Preformatted_20_Text"/>
        <text:p text:style-name="Preformatted_20_Text"><text:span text:style-name="Source_20_Text">const firebaseConfig = {</text:span></text:p>
        <text:p text:style-name="Preformatted_20_Text"><text:span text:style-name="Source_20_Text"><text:s text:c="2"/>apiKey: "TU_API_KEY",</text:span></text:p>
        <text:p text:style-name="Preformatted_20_Text"><text:span text:style-name="Source_20_Text"><text:s text:c="2"/>authDomain: "contadorcis.firebaseapp.com",</text:span></text:p>
        <text:p text:style-name="Preformatted_20_Text"><text:span text:style-name="Source_20_Text"><text:s text:c="2"/>databaseURL: "https://contadorcis-default-rtdb.firebaseio.com",</text:span></text:p>
        <text:p text:style-name="Preformatted_20_Text"><text:span text:style-name="Source_20_Text"><text:s text:c="2"/>projectId: "contadorcis",</text:span></text:p>
        <text:p text:style-name="Preformatted_20_Text"><text:span text:style-name="Source_20_Text"><text:s text:c="2"/>storageBucket: "contadorcis.appspot.com",</text:span></text:p>
        <text:p text:style-name="Preformatted_20_Text"><text:span text:style-name="Source_20_Text"><text:s text:c="2"/>messagingSenderId: "TU_MESSAGING_SENDER_ID",</text:span></text:p>
        <text:p text:style-name="Preformatted_20_Text"><text:span text:style-name="Source_20_Text"><text:s text:c="2"/>appId: "TU_APP_ID"</text:span></text:p>
        <text:p text:style-name="Preformatted_20_Text"><text:span text:style-name="Source_20_Text">};</text:span></text:p>
        <text:p text:style-name="Preformatted_20_Text"/>
        <text:p text:style-name="Preformatted_20_Text"><text:span text:style-name="Source_20_Text">const app = initializeApp(firebaseConfig);</text:span></text:p>
        <text:p text:style-name="Preformatted_20_Text"><text:span text:style-name="Source_20_Text">const db = getDatabase(app);</text:span></text:p>
        <text:p text:style-name="Preformatted_20_Text"/>
        <text:p text:style-name="P23"><text:span text:style-name="Source_20_Text">export { db, ref, get, set, push, update, onValue };</text:span></text:p>
        <text:p text:style-name="Text_20_body">☝️ Asegúrate de que <text:span text:style-name="Source_20_Text">onValue</text:span> aparece explícitamente en la lista de exportación. Si no está, React se queja porque no puede encontrarlo.</text:p>
        <text:h text:style-name="Heading_20_2" text:outline-level="2"><text:bookmark-start text:name="__RefHeading___Toc220_2079496600"/>🛠 PASO 2: Guardar y reiniciar<text:bookmark-end text:name="__RefHeading___Toc220_2079496600"/></text:h>
        <text:p text:style-name="Text_20_body">Después de corregir el archivo:</text:p>
        <text:list text:style-name="L15">
          <text:list-item>
            <text:p text:style-name="P35">Guarda <text:span text:style-name="Source_20_Text">config.ts</text:span>.</text:p>
          </text:list-item>
          <text:list-item>
            <text:p text:style-name="P35">Reinicia el servidor con:</text:p>
          </text:list-item>
        </text:list>
        <text:p text:style-name="Text_20_body">bash</text:p>
        <text:p text:style-name="P23"><text:span text:style-name="Source_20_Text">npm run dev</text:span></text:p>
        <text:p text:style-name="Text_20_body">Esto asegura que Vite recompila los módulos correctamente.</text:p>
        <text:h text:style-name="Heading_20_2" text:outline-level="2"><text:bookmark-start text:name="__RefHeading___Toc222_2079496600"/><text:soft-page-break/>🧪 PASO 3: Volver a intentar<text:bookmark-end text:name="__RefHeading___Toc222_2079496600"/></text:h>
        <text:p text:style-name="Text_20_body">Una vez reiniciado, abre el navegador y revisa la consola. Si todo está bien, el error debe desaparecer y deberías empezar a ver los logs de los trabajadores (o las fichas si todo está en orden).</text:p>
        <text:p text:style-name="Text_20_body">¿Te gustaría que revisemos también el resto de los imports por si algún otro módulo faltara? Y si después de esto sigue sin aparecer nada visualmente, me copias el contenido actual de <text:span text:style-name="Source_20_Text">Gestion.tsx</text:span> y lo depuramos línea por línea. Estamos a punto del "Eureka", lo siento venir. 😄</text:p>
      </text:section>
      <text:section text:style-name="Sect2" text:name="XXSTUUT8WW7tpXmTYDPMb-user-message">
        <text:p text:style-name="P19">Pues con eso estaría, ya se muestran todos! Muchas gracias, ahí estaba el problema. La visualización puede esperar. Podemos añadir ahora la manera de cambiar las reservas y los favores en la pantalla de Gestión. Vamos con ello.</text:p>
      </text:section>
      <text:section text:style-name="Sect2" text:name="BpKaDLs29h7w4n7pmqN54-content-0">
        <text:p text:style-name="P20">¡Qué alegría, Carlos! 🎉 Ya tienes tu primera sincronización React–Firebase funcionando, y eso merece una buena taza de café ☕. Ahora vamos a enriquecer la pantalla de gestión con la lógica para que los formularios realmente guarden reservas y favores en la base de datos. Te dejo aquí la ampliación paso a paso:</text:p>
        <text:h text:style-name="Heading_20_2" text:outline-level="2"><text:bookmark-start text:name="__RefHeading___Toc224_2079496600"/>🧠 1. Cómo estructuramos los datos en Firebase<text:bookmark-end text:name="__RefHeading___Toc224_2079496600"/></text:h>
        <text:p text:style-name="Text_20_body">Actualmente, cada trabajador tiene:</text:p>
        <text:p text:style-name="Text_20_body">json</text:p>
        <text:p text:style-name="Preformatted_20_Text"><text:span text:style-name="Source_20_Text">{</text:span></text:p>
        <text:p text:style-name="Preformatted_20_Text"><text:span text:style-name="Source_20_Text"><text:s text:c="2"/>"nombre": "Burón",</text:span></text:p>
        <text:p text:style-name="Preformatted_20_Text"><text:span text:style-name="Source_20_Text"><text:s text:c="2"/>"reservas": [],</text:span></text:p>
        <text:p text:style-name="Preformatted_20_Text"><text:span text:style-name="Source_20_Text"><text:s text:c="2"/>"favores": []</text:span></text:p>
        <text:p text:style-name="P23"><text:span text:style-name="Source_20_Text">}</text:span></text:p>
        <text:p text:style-name="Text_20_body">Lo que queremos:</text:p>
        <text:list text:style-name="L16">
          <text:list-item>
            <text:p text:style-name="P36">Cada <text:span text:style-name="Strong_20_Emphasis">reserva</text:span> es una fecha (<text:span text:style-name="Source_20_Text">"2025-07-20"</text:span>).</text:p>
          </text:list-item>
          <text:list-item>
            <text:p text:style-name="P36">Cada <text:span text:style-name="Strong_20_Emphasis">favor</text:span> es un objeto con:</text:p>
            <text:list>
              <text:list-item>
                <text:p text:style-name="P36"><text:span text:style-name="Source_20_Text">trabajador</text:span>: ID al que se le hizo.</text:p>
              </text:list-item>
              <text:list-item>
                <text:p text:style-name="P36"><text:span text:style-name="Source_20_Text">fecha</text:span>: fecha del favor.</text:p>
              </text:list-item>
              <text:list-item>
                <text:p text:style-name="P36"><text:span text:style-name="Source_20_Text">tipo</text:span>: "+1" por haber hecho un favor, "-1" si te lo hicieron.</text:p>
              </text:list-item>
            </text:list>
          </text:list-item>
        </text:list>
        <text:h text:style-name="Heading_20_2" text:outline-level="2"><text:bookmark-start text:name="__RefHeading___Toc226_2079496600"/>🛠️ 2. Actualizar lógica de escritura en <text:span text:style-name="Source_20_Text">Gestion.tsx</text:span><text:bookmark-end text:name="__RefHeading___Toc226_2079496600"/></text:h>
        <text:p text:style-name="Text_20_body">Modifica las funciones <text:span text:style-name="Source_20_Text">agregarReserva</text:span> y <text:span text:style-name="Source_20_Text">agregarFavor</text:span> para que escriban directamente objetos en Firebase:</text:p>
        <text:p text:style-name="Text_20_body">tsx</text:p>
        <text:p text:style-name="Preformatted_20_Text"><text:span text:style-name="Source_20_Text">import { db, ref, push } from "../firebase/config";</text:span></text:p>
        <text:p text:style-name="Preformatted_20_Text"/>
        <text:p text:style-name="Preformatted_20_Text"><text:span text:style-name="Source_20_Text">const agregarReserva = (id: string, fecha: string) =&gt; {</text:span></text:p>
        <text:p text:style-name="Preformatted_20_Text"><text:span text:style-name="Source_20_Text"><text:s text:c="2"/>const reservasRef = ref(db, `trabajadores/${id}/reservas`);</text:span></text:p>
        <text:p text:style-name="Preformatted_20_Text"><text:span text:style-name="Source_20_Text"><text:s text:c="2"/>push(reservasRef, fecha); // Firebase creará una clave única</text:span></text:p>
        <text:p text:style-name="Preformatted_20_Text"><text:span text:style-name="Source_20_Text">};</text:span></text:p>
        <text:p text:style-name="Preformatted_20_Text"/>
        <text:p text:style-name="Preformatted_20_Text"><text:span text:style-name="Source_20_Text">const agregarFavor = (id: string, favor: Favor) =&gt; {</text:span></text:p>
        <text:p text:style-name="Preformatted_20_Text"><text:soft-page-break/><text:span text:style-name="Source_20_Text"><text:s text:c="2"/>const favoresRef = ref(db, `trabajadores/${id}/favores`);</text:span></text:p>
        <text:p text:style-name="Preformatted_20_Text"><text:span text:style-name="Source_20_Text"><text:s text:c="2"/>push(favoresRef, favor);</text:span></text:p>
        <text:p text:style-name="P23"><text:span text:style-name="Source_20_Text">};</text:span></text:p>
        <text:p text:style-name="Text_20_body">🚀 Esto guarda cada entrada como nodo individual, evitando duplicados y permitiendo guardar historial.</text:p>
        <text:h text:style-name="Heading_20_2" text:outline-level="2"><text:bookmark-start text:name="__RefHeading___Toc228_2079496600"/>🧩 3. Ajustar lectura (opcional ahora o luego)<text:bookmark-end text:name="__RefHeading___Toc228_2079496600"/></text:h>
        <text:p text:style-name="Text_20_body">Ya que ahora los datos están como listas en Firebase (no arrays planos), cuando los leas debes extraer solo los valores:</text:p>
        <text:p text:style-name="Text_20_body">tsx</text:p>
        <text:p text:style-name="Preformatted_20_Text"><text:span text:style-name="Source_20_Text">reservas={t.reservas ? Object.values(t.reservas) : []}</text:span></text:p>
        <text:p text:style-name="P23"><text:span text:style-name="Source_20_Text">favores={t.favores ? Object.values(t.favores) : []}</text:span></text:p>
        <text:p text:style-name="Text_20_body">Ya lo tenías bien en tu componente <text:span text:style-name="Source_20_Text">FichaTrabajador</text:span>.</text:p>
        <text:h text:style-name="Heading_20_2" text:outline-level="2"><text:bookmark-start text:name="__RefHeading___Toc230_2079496600"/>🧪 Listo para probar<text:bookmark-end text:name="__RefHeading___Toc230_2079496600"/></text:h>
        <text:list text:style-name="L17">
          <text:list-item>
            <text:p text:style-name="P37">Ve a la pantalla de gestión.</text:p>
          </text:list-item>
          <text:list-item>
            <text:p text:style-name="P37">Añade una reserva (pon una fecha).</text:p>
          </text:list-item>
          <text:list-item>
            <text:p text:style-name="P37">Añade un favor (fecha + ID de trabajador al que se lo hiciste).</text:p>
          </text:list-item>
          <text:list-item>
            <text:p text:style-name="P37">Revisa en Firebase que aparezcan los nuevos nodos.</text:p>
          </text:list-item>
        </text:list>
        <text:p text:style-name="Text_20_body">✨ Si todo va bien, verás los datos crecer en tiempo real. ¡Tu app ya está creando y guardando datos en la nube como una campeona!</text:p>
        <text:p text:style-name="Text_20_body">¿Quieres que te ayude ahora a hacer el input del favor más amigable? Por ejemplo, mostrando un desplegable con los nombres en lugar de escribir el ID manualmente. Sería un gran paso para hacer la app más usable.</text:p>
      </text:section>
      <text:p text:style-name="P19">Quiero hacer una primera modificación. Las fichas, en Gestión. No sé si pueden aparecer en horizontal, y cuando no haya espacio, se vayan colocando debajo. Lo segundo, para añadir reservas y favores, estaría bien que eso apareciera oculto, y se pudiera desplegar ese formulario con un + (y replegar con un -).</text:p>
      <text:section text:style-name="Sect2" text:name="mQWUNvEesgCYFR5GfaS2i-content-0">
        <text:p text:style-name="P20">¡Esa modificación va a hacer que la interfaz se sienta mucho más fluida y ordenada, Carlos! Vamos por partes para que sea sencilla de implementar:</text:p>
        <text:h text:style-name="Heading_20_2" text:outline-level="2"><text:bookmark-start text:name="__RefHeading___Toc3250_3073829444"/>🧱 1. Mostrar fichas en horizontal con salto de línea automático<text:bookmark-end text:name="__RefHeading___Toc3250_3073829444"/></text:h>
        <text:h text:style-name="Heading_20_3" text:outline-level="3"><text:bookmark-start text:name="__RefHeading___Toc3252_3073829444"/>✅ Solución con CSS: usar <text:span text:style-name="Source_20_Text">flex-wrap</text:span><text:bookmark-end text:name="__RefHeading___Toc3252_3073829444"/></text:h>
        <text:p text:style-name="Text_20_body">En tu componente que contiene todas las fichas (por ejemplo en <text:span text:style-name="Source_20_Text">Gestion.tsx</text:span>), envuelve las fichas en un <text:span text:style-name="Source_20_Text">div</text:span> y dale este estilo:</text:p>
        <text:p text:style-name="Text_20_body">tsx</text:p>
        <text:p text:style-name="Preformatted_20_Text"><text:span text:style-name="Source_20_Text">&lt;div style={{</text:span></text:p>
        <text:p text:style-name="Preformatted_20_Text"><text:soft-page-break/><text:span text:style-name="Source_20_Text"><text:s text:c="2"/>display: "flex",</text:span></text:p>
        <text:p text:style-name="Preformatted_20_Text"><text:span text:style-name="Source_20_Text"><text:s text:c="2"/>flexWrap: "wrap",</text:span></text:p>
        <text:p text:style-name="Preformatted_20_Text"><text:span text:style-name="Source_20_Text"><text:s text:c="2"/>gap: "1rem",</text:span></text:p>
        <text:p text:style-name="Preformatted_20_Text"><text:span text:style-name="Source_20_Text"><text:s text:c="2"/>justifyContent: "flex-start"</text:span></text:p>
        <text:p text:style-name="Preformatted_20_Text"><text:span text:style-name="Source_20_Text">}}&gt;</text:span></text:p>
        <text:p text:style-name="Preformatted_20_Text"><text:span text:style-name="Source_20_Text"><text:s text:c="2"/>{Object.entries(trabajadores).map(([id, t]) =&gt; (</text:span></text:p>
        <text:p text:style-name="Preformatted_20_Text"><text:span text:style-name="Source_20_Text"><text:s text:c="4"/>&lt;FichaTrabajador</text:span></text:p>
        <text:p text:style-name="Preformatted_20_Text"><text:span text:style-name="Source_20_Text"><text:s text:c="6"/>key={id}</text:span></text:p>
        <text:p text:style-name="Preformatted_20_Text"><text:span text:style-name="Source_20_Text"><text:s text:c="6"/>nombre={t.nombre}</text:span></text:p>
        <text:p text:style-name="Preformatted_20_Text"><text:span text:style-name="Source_20_Text"><text:s text:c="6"/>reservas={t.reservas ? Object.values(t.reservas) : []}</text:span></text:p>
        <text:p text:style-name="Preformatted_20_Text"><text:span text:style-name="Source_20_Text"><text:s text:c="6"/>favores={t.favores ? Object.values(t.favores) : []}</text:span></text:p>
        <text:p text:style-name="Preformatted_20_Text"><text:span text:style-name="Source_20_Text"><text:s text:c="6"/>onNuevaReserva={(fecha) =&gt; agregarReserva(id, fecha)}</text:span></text:p>
        <text:p text:style-name="Preformatted_20_Text"><text:span text:style-name="Source_20_Text"><text:s text:c="6"/>onNuevoFavor={(favor) =&gt; agregarFavor(id, favor)}</text:span></text:p>
        <text:p text:style-name="Preformatted_20_Text"><text:span text:style-name="Source_20_Text"><text:s text:c="4"/>/&gt;</text:span></text:p>
        <text:p text:style-name="Preformatted_20_Text"><text:span text:style-name="Source_20_Text"><text:s text:c="2"/>))}</text:span></text:p>
        <text:p text:style-name="P23"><text:span text:style-name="Source_20_Text">&lt;/div&gt;</text:span></text:p>
        <text:p text:style-name="Text_20_body">Esto hará que las fichas se distribuyan horizontalmente y que automáticamente se acomoden en nuevas líneas si no hay espacio suficiente. ¡Quedará muy limpio!</text:p>
        <text:h text:style-name="Heading_20_2" text:outline-level="2"><text:bookmark-start text:name="__RefHeading___Toc3254_3073829444"/>👁️ 2. Formularios desplegables con botón + / −<text:bookmark-end text:name="__RefHeading___Toc3254_3073829444"/></text:h>
        <text:h text:style-name="Heading_20_3" text:outline-level="3"><text:bookmark-start text:name="__RefHeading___Toc3256_3073829444"/>🔧 Modificación en <text:span text:style-name="Source_20_Text">FichaTrabajador.tsx</text:span><text:bookmark-end text:name="__RefHeading___Toc3256_3073829444"/></text:h>
        <text:p text:style-name="Text_20_body">Vamos a usar un <text:span text:style-name="Source_20_Text">useState</text:span> para alternar el formulario visible/invisible:</text:p>
        <text:p text:style-name="Text_20_body">tsx</text:p>
        <text:p text:style-name="P23"><text:span text:style-name="Source_20_Text">const [mostrarFormulario, setMostrarFormulario] = useState(false);</text:span></text:p>
        <text:p text:style-name="Text_20_body">Agrega el botón de despliegue al principio del bloque:</text:p>
        <text:p text:style-name="Text_20_body">tsx</text:p>
        <text:p text:style-name="Preformatted_20_Text"><text:span text:style-name="Source_20_Text">&lt;button onClick={() =&gt; setMostrarFormulario(!mostrarFormulario)}&gt;</text:span></text:p>
        <text:p text:style-name="Preformatted_20_Text"><text:span text:style-name="Source_20_Text"><text:s text:c="2"/>{mostrarFormulario ? "− Ocultar formulario" : "+ Añadir datos"}</text:span></text:p>
        <text:p text:style-name="P23"><text:span text:style-name="Source_20_Text">&lt;/button&gt;</text:span></text:p>
        <text:p text:style-name="Text_20_body">Y envuelve los inputs en una condición:</text:p>
        <text:p text:style-name="Text_20_body">tsx</text:p>
        <text:p text:style-name="Preformatted_20_Text"><text:span text:style-name="Source_20_Text">{mostrarFormulario &amp;&amp; (</text:span></text:p>
        <text:p text:style-name="Preformatted_20_Text"><text:span text:style-name="Source_20_Text"><text:s text:c="2"/>&lt;div&gt;</text:span></text:p>
        <text:p text:style-name="Preformatted_20_Text"><text:span text:style-name="Source_20_Text"><text:s text:c="4"/>&lt;p&gt;🗓️ Añadir reserva&lt;/p&gt;</text:span></text:p>
        <text:p text:style-name="Preformatted_20_Text"><text:span text:style-name="Source_20_Text"><text:s text:c="4"/>&lt;input</text:span></text:p>
        <text:p text:style-name="Preformatted_20_Text"><text:span text:style-name="Source_20_Text"><text:s text:c="6"/>type="date"</text:span></text:p>
        <text:p text:style-name="Preformatted_20_Text"><text:span text:style-name="Source_20_Text"><text:s text:c="6"/>value={fechaReserva}</text:span></text:p>
        <text:p text:style-name="Preformatted_20_Text"><text:span text:style-name="Source_20_Text"><text:s text:c="6"/>onChange={(e) =&gt; setFechaReserva(e.target.value)}</text:span></text:p>
        <text:p text:style-name="Preformatted_20_Text"><text:span text:style-name="Source_20_Text"><text:s text:c="4"/>/&gt;</text:span></text:p>
        <text:p text:style-name="Preformatted_20_Text"><text:span text:style-name="Source_20_Text"><text:s text:c="4"/>&lt;button onClick={handleAgregarReserva}&gt;Guardar reserva&lt;/button&gt;</text:span></text:p>
        <text:p text:style-name="Preformatted_20_Text"/>
        <text:p text:style-name="Preformatted_20_Text"><text:span text:style-name="Source_20_Text"><text:s text:c="4"/>&lt;p&gt;🤝 Añadir favor&lt;/p&gt;</text:span></text:p>
        <text:p text:style-name="Preformatted_20_Text"><text:span text:style-name="Source_20_Text"><text:s text:c="4"/>&lt;input</text:span></text:p>
        <text:p text:style-name="Preformatted_20_Text"><text:span text:style-name="Source_20_Text"><text:s text:c="6"/>type="date"</text:span></text:p>
        <text:p text:style-name="Preformatted_20_Text"><text:span text:style-name="Source_20_Text"><text:s text:c="6"/>value={favorFecha}</text:span></text:p>
        <text:p text:style-name="Preformatted_20_Text"><text:span text:style-name="Source_20_Text"><text:s text:c="6"/>onChange={(e) =&gt; setFavorFecha(e.target.value)}</text:span></text:p>
        <text:p text:style-name="Preformatted_20_Text"><text:span text:style-name="Source_20_Text"><text:s text:c="6"/>placeholder="Fecha"</text:span></text:p>
        <text:p text:style-name="Preformatted_20_Text"><text:span text:style-name="Source_20_Text"><text:s text:c="4"/>/&gt;</text:span></text:p>
        <text:p text:style-name="Preformatted_20_Text"><text:span text:style-name="Source_20_Text"><text:s text:c="4"/>&lt;input</text:span></text:p>
        <text:p text:style-name="Preformatted_20_Text"><text:soft-page-break/><text:span text:style-name="Source_20_Text"><text:s text:c="6"/>type="text"</text:span></text:p>
        <text:p text:style-name="Preformatted_20_Text"><text:span text:style-name="Source_20_Text"><text:s text:c="6"/>value={favorTrabajador}</text:span></text:p>
        <text:p text:style-name="Preformatted_20_Text"><text:span text:style-name="Source_20_Text"><text:s text:c="6"/>onChange={(e) =&gt; setFavorTrabajador(e.target.value)}</text:span></text:p>
        <text:p text:style-name="Preformatted_20_Text"><text:span text:style-name="Source_20_Text"><text:s text:c="6"/>placeholder="ID del trabajador"</text:span></text:p>
        <text:p text:style-name="Preformatted_20_Text"><text:span text:style-name="Source_20_Text"><text:s text:c="4"/>/&gt;</text:span></text:p>
        <text:p text:style-name="Preformatted_20_Text"><text:span text:style-name="Source_20_Text"><text:s text:c="4"/>&lt;button onClick={handleAgregarFavor}&gt;Guardar favor&lt;/button&gt;</text:span></text:p>
        <text:p text:style-name="Preformatted_20_Text"><text:span text:style-name="Source_20_Text"><text:s text:c="2"/>&lt;/div&gt;</text:span></text:p>
        <text:p text:style-name="P23"><text:span text:style-name="Source_20_Text">)}</text:span></text:p>
        <text:p text:style-name="Text_20_body">💡 Esto permite que cada ficha tenga su propio formulario colapsable, y mantiene la vista general ordenada.</text:p>
        <text:h text:style-name="Heading_20_2" text:outline-level="2"><text:bookmark-start text:name="__RefHeading___Toc3258_3073829444"/>¿Qué sigue?<text:bookmark-end text:name="__RefHeading___Toc3258_3073829444"/></text:h>
        <text:p text:style-name="Text_20_body">Podemos cambiar ese input manual del ID por un menú desplegable con los nombres de los trabajadores, para hacer los favores más intuitivos. También podemos personalizar el estilo con CSS o Tailwind para que se vea aún más pro.</text:p>
        <text:p text:style-name="Text_20_body">¿Te gustaría que hagamos lo del menú desplegable ahora? O si prefieres probar esto primero y luego seguimos, ¡tú marcas el ritmo!</text:p>
      </text:section>
      <text:section text:style-name="Sect2" text:name="uQY6b5WKkJEag9XnvsjhZ-user-message">
        <text:p text:style-name="P19">Sí, el desplegable mejor con los nombres de los trabajadores. Y me falta ajustar bien el número de reservas y favores.</text:p>
      </text:section>
      <text:section text:style-name="Sect2" text:name="tQMy5wTfV4vukZCHHVyVu-content-0">
        <text:p text:style-name="P20">¡Buena decisión, Carlos! Eso hará que el formulario de favores sea mucho más intuitivo 🎯. Y sobre el recuento de reservas y favores: vamos a mejorar ambos puntos ahora.</text:p>
        <text:h text:style-name="Heading_20_2" text:outline-level="2"><text:bookmark-start text:name="__RefHeading___Toc3260_3073829444"/>🧩 1. Recuento preciso de reservas y favores<text:bookmark-end text:name="__RefHeading___Toc3260_3073829444"/></text:h>
        <text:h text:style-name="Heading_20_3" text:outline-level="3"><text:bookmark-start text:name="__RefHeading___Toc3262_3073829444"/>🔍 Problema actual<text:bookmark-end text:name="__RefHeading___Toc3262_3073829444"/></text:h>
        <text:p text:style-name="Text_20_body">En Firebase, tanto <text:span text:style-name="Source_20_Text">reservas</text:span> como <text:span text:style-name="Source_20_Text">favores</text:span> se guardan como objetos con claves dinámicas:</text:p>
        <text:p text:style-name="Text_20_body">json</text:p>
        <text:p text:style-name="Preformatted_20_Text"><text:span text:style-name="Source_20_Text">reservas: {</text:span></text:p>
        <text:p text:style-name="Preformatted_20_Text"><text:span text:style-name="Source_20_Text"><text:s text:c="2"/>"-Nkf234af": "2025-07-20",</text:span></text:p>
        <text:p text:style-name="Preformatted_20_Text"><text:span text:style-name="Source_20_Text"><text:s text:c="2"/>"-Nkf834sk": "2025-07-21"</text:span></text:p>
        <text:p text:style-name="Preformatted_20_Text"><text:span text:style-name="Source_20_Text">}</text:span></text:p>
        <text:p text:style-name="Preformatted_20_Text"><text:span text:style-name="Source_20_Text">favores: {</text:span></text:p>
        <text:p text:style-name="Preformatted_20_Text"><text:span text:style-name="Source_20_Text"><text:s text:c="2"/>"-Nkfasdf": { trabajador: "2", fecha: "2025-07-22", tipo: "+1" },</text:span></text:p>
        <text:p text:style-name="Preformatted_20_Text"><text:span text:style-name="Source_20_Text"><text:s text:c="2"/>"-Nk8asdfs": { trabajador: "1", fecha: "2025-07-23", tipo: "-1" }</text:span></text:p>
        <text:p text:style-name="P23"><text:span text:style-name="Source_20_Text">}</text:span></text:p>
        <text:p text:style-name="Text_20_body">➡️ Por tanto, necesitas usar <text:span text:style-name="Source_20_Text">Object.values()</text:span> para acceder a los datos reales y contarlos correctamente.</text:p>
        <text:h text:style-name="Heading_20_3" text:outline-level="3"><text:bookmark-start text:name="__RefHeading___Toc3264_3073829444"/>✅ Solución en <text:span text:style-name="Source_20_Text">FichaTrabajador.tsx</text:span><text:bookmark-end text:name="__RefHeading___Toc3264_3073829444"/></text:h>
        <text:p text:style-name="Text_20_body">Reemplaza el conteo así:</text:p>
        <text:p text:style-name="Text_20_body">tsx</text:p>
        <text:p text:style-name="Preformatted_20_Text"><text:span text:style-name="Source_20_Text">&lt;p&gt;&lt;strong&gt;Reservas:&lt;/strong&gt; {reservas.length}&lt;/p&gt;</text:span></text:p>
        <text:p text:style-name="Preformatted_20_Text"><text:span text:style-name="Source_20_Text">&lt;p&gt;&lt;strong&gt;Favores hechos:&lt;/strong&gt; {</text:span></text:p>
        <text:p text:style-name="Preformatted_20_Text"><text:span text:style-name="Source_20_Text"><text:s text:c="2"/>favores.filter(f =&gt; f.tipo === "+1").length</text:span></text:p>
        <text:p text:style-name="P23"><text:span text:style-name="Source_20_Text">}&lt;/p&gt;</text:span></text:p>
        <text:p text:style-name="Text_20_body"><text:soft-page-break/>Y asegúrate de que las props llegan correctamente como arrays:</text:p>
        <text:p text:style-name="Text_20_body">tsx</text:p>
        <text:p text:style-name="Preformatted_20_Text"><text:span text:style-name="Source_20_Text">reservas={Object.values(t.reservas || {})}</text:span></text:p>
        <text:p text:style-name="P23"><text:span text:style-name="Source_20_Text">favores={Object.values(t.favores || {})}</text:span></text:p>
        <text:h text:style-name="Heading_20_2" text:outline-level="2"><text:bookmark-start text:name="__RefHeading___Toc3266_3073829444"/>🧑‍🤝‍🧑 2. Menú desplegable con nombres en lugar de IDs<text:bookmark-end text:name="__RefHeading___Toc3266_3073829444"/></text:h>
        <text:h text:style-name="Heading_20_3" text:outline-level="3"><text:bookmark-start text:name="__RefHeading___Toc3268_3073829444"/>🛠 Paso a paso<text:bookmark-end text:name="__RefHeading___Toc3268_3073829444"/></text:h>
        <text:list text:style-name="L18">
          <text:list-item>
            <text:p text:style-name="P38">En <text:span text:style-name="Source_20_Text">Gestion.tsx</text:span>, tienes todos los trabajadores. Puedes extraer esa lista y pasarla como prop.</text:p>
          </text:list-item>
          <text:list-item>
            <text:p text:style-name="P38">En <text:span text:style-name="Source_20_Text">FichaTrabajador.tsx</text:span>, usarás ese listado para construir el desplegable.</text:p>
          </text:list-item>
        </text:list>
        <text:h text:style-name="Heading_20_3" text:outline-level="3"><text:bookmark-start text:name="__RefHeading___Toc3270_3073829444"/>✅ En <text:span text:style-name="Source_20_Text">Gestion.tsx</text:span><text:bookmark-end text:name="__RefHeading___Toc3270_3073829444"/></text:h>
        <text:p text:style-name="Text_20_body">tsx</text:p>
        <text:p text:style-name="Preformatted_20_Text"><text:span text:style-name="Source_20_Text">&lt;FichaTrabajador</text:span></text:p>
        <text:p text:style-name="Preformatted_20_Text"><text:span text:style-name="Source_20_Text"><text:s text:c="2"/>...</text:span></text:p>
        <text:p text:style-name="Preformatted_20_Text"><text:span text:style-name="Source_20_Text"><text:s text:c="2"/>listaTrabajadores={Object.entries(trabajadores).map(([id, t]) =&gt; ({</text:span></text:p>
        <text:p text:style-name="Preformatted_20_Text"><text:span text:style-name="Source_20_Text"><text:s text:c="4"/>id,</text:span></text:p>
        <text:p text:style-name="Preformatted_20_Text"><text:span text:style-name="Source_20_Text"><text:s text:c="4"/>nombre: t.nombre</text:span></text:p>
        <text:p text:style-name="Preformatted_20_Text"><text:span text:style-name="Source_20_Text"><text:s text:c="2"/>}))}</text:span></text:p>
        <text:p text:style-name="P23"><text:span text:style-name="Source_20_Text">/&gt;</text:span></text:p>
        <text:h text:style-name="Heading_20_3" text:outline-level="3"><text:bookmark-start text:name="__RefHeading___Toc3272_3073829444"/>✅ En <text:span text:style-name="Source_20_Text">FichaTrabajador.tsx</text:span><text:bookmark-end text:name="__RefHeading___Toc3272_3073829444"/></text:h>
        <text:p text:style-name="Text_20_body">Añade la prop:</text:p>
        <text:p text:style-name="Text_20_body">tsx</text:p>
        <text:p text:style-name="Preformatted_20_Text"><text:span text:style-name="Source_20_Text">type FichaProps = {</text:span></text:p>
        <text:p text:style-name="Preformatted_20_Text"><text:span text:style-name="Source_20_Text"><text:s text:c="2"/>...</text:span></text:p>
        <text:p text:style-name="Preformatted_20_Text"><text:span text:style-name="Source_20_Text"><text:s text:c="2"/>listaTrabajadores: { id: string; nombre: string }[];</text:span></text:p>
        <text:p text:style-name="P23"><text:span text:style-name="Source_20_Text">};</text:span></text:p>
        <text:p text:style-name="Text_20_body">Y cambia el input por un <text:span text:style-name="Source_20_Text">&lt;select&gt;</text:span>:</text:p>
        <text:p text:style-name="Text_20_body">tsx</text:p>
        <text:p text:style-name="Preformatted_20_Text"><text:span text:style-name="Source_20_Text">&lt;select</text:span></text:p>
        <text:p text:style-name="Preformatted_20_Text"><text:span text:style-name="Source_20_Text"><text:s text:c="2"/>value={favorTrabajador}</text:span></text:p>
        <text:p text:style-name="Preformatted_20_Text"><text:span text:style-name="Source_20_Text"><text:s text:c="2"/>onChange={(e) =&gt; setFavorTrabajador(e.target.value)}</text:span></text:p>
        <text:p text:style-name="Preformatted_20_Text"><text:span text:style-name="Source_20_Text">&gt;</text:span></text:p>
        <text:p text:style-name="Preformatted_20_Text"><text:span text:style-name="Source_20_Text"><text:s text:c="2"/>&lt;option value=""&gt;Elige trabajador...&lt;/option&gt;</text:span></text:p>
        <text:p text:style-name="Preformatted_20_Text"><text:span text:style-name="Source_20_Text"><text:s text:c="2"/>{listaTrabajadores.map((t) =&gt; (</text:span></text:p>
        <text:p text:style-name="Preformatted_20_Text"><text:span text:style-name="Source_20_Text"><text:s text:c="4"/>&lt;option key={t.id} value={t.id}&gt;{t.nombre}&lt;/option&gt;</text:span></text:p>
        <text:p text:style-name="Preformatted_20_Text"><text:span text:style-name="Source_20_Text"><text:s text:c="2"/>))}</text:span></text:p>
        <text:p text:style-name="P23"><text:span text:style-name="Source_20_Text">&lt;/select&gt;</text:span></text:p>
        <text:h text:style-name="Heading_20_2" text:outline-level="2"><text:bookmark-start text:name="__RefHeading___Toc3274_3073829444"/>🧪 Resultado<text:bookmark-end text:name="__RefHeading___Toc3274_3073829444"/></text:h>
        <text:list text:style-name="L19">
          <text:list-item>
            <text:p text:style-name="P39">El número de reservas y favores se muestra correctamente.</text:p>
          </text:list-item>
          <text:list-item>
            <text:p text:style-name="P39"><text:soft-page-break/>El desplegable evita que haya errores al escribir un ID manualmente.</text:p>
          </text:list-item>
          <text:list-item>
            <text:p text:style-name="P39">Mucho más amigable para el usuario final.</text:p>
          </text:list-item>
        </text:list>
        <text:p text:style-name="Text_20_body">¿Te gustaría añadir también un selector para el tipo de favor (<text:span text:style-name="Source_20_Text">+1</text:span> o <text:span text:style-name="Source_20_Text">-1</text:span>) en lugar de que sea siempre <text:span text:style-name="Source_20_Text">+1</text:span>? También podríamos mostrar la lista de favores y reservas realizadas por cada trabajador. Tú eliges el siguiente paso, ¡la app ya respira vida! 😄</text:p>
      </text:section>
      <text:section text:style-name="Sect2" text:name="opHNUDZXubE2JGJBzhzxz-user-message">
        <text:p text:style-name="P19">Me gustaría añadir un + al lado de reservas, que nos abra el formulario de las reservas, y otro en Favores, para que no se desplegara siempre el formulario completo. Cuando se añade un favor, por ejemplo, si abro el formulario desde Buron, y pongo que en tal fecha le estoy haciendo un favor a Diego, habría que añadir al mismo tiempo un "+1" en Carlos y un "-1" en Diego, lo que implica que el favor se lo debe Carlos a Diego. A la hora de sumar favores, habría que sumar los +1 y restar los -1, y eso daría el resultado.</text:p>
      </text:section>
      <text:section text:style-name="Sect2" text:name="3NHRzcbm354Y9Ldk1JrM5-content-0">
        <text:p text:style-name="P20">¡Qué buena evolución, Carlos! Esto le va a dar a tu app un toque más profesional y funcional 👌. Vamos paso a paso para incorporar esas mejoras:</text:p>
        <text:h text:style-name="Heading_20_2" text:outline-level="2"><text:bookmark-start text:name="__RefHeading___Toc3276_3073829444"/>➕ 1. Botones independientes para mostrar formularios de <text:span text:style-name="Strong_20_Emphasis">Reservas</text:span> y <text:span text:style-name="Strong_20_Emphasis">Favores</text:span><text:bookmark-end text:name="__RefHeading___Toc3276_3073829444"/></text:h>
        <text:p text:style-name="Text_20_body">En <text:span text:style-name="Source_20_Text">FichaTrabajador.tsx</text:span>, cambia el <text:span text:style-name="Source_20_Text">useState</text:span> actual por dos:</text:p>
        <text:p text:style-name="Text_20_body">tsx</text:p>
        <text:p text:style-name="Preformatted_20_Text"><text:span text:style-name="Source_20_Text">const [mostrarReservasForm, setMostrarReservasForm] = useState(false);</text:span></text:p>
        <text:p text:style-name="P23"><text:span text:style-name="Source_20_Text">const [mostrarFavoresForm, setMostrarFavoresForm] = useState(false);</text:span></text:p>
        <text:p text:style-name="Text_20_body">Y en la UI:</text:p>
        <text:p text:style-name="Text_20_body">tsx</text:p>
        <text:p text:style-name="Preformatted_20_Text"><text:span text:style-name="Source_20_Text">&lt;p&gt;</text:span></text:p>
        <text:p text:style-name="Preformatted_20_Text"><text:span text:style-name="Source_20_Text"><text:s text:c="2"/>&lt;strong&gt;Reservas:&lt;/strong&gt; {reservas.length}</text:span></text:p>
        <text:p text:style-name="Preformatted_20_Text"><text:span text:style-name="Source_20_Text"><text:s text:c="2"/>&lt;button onClick={() =&gt; setMostrarReservasForm(!mostrarReservasForm)}&gt;</text:span></text:p>
        <text:p text:style-name="Preformatted_20_Text"><text:span text:style-name="Source_20_Text"><text:s text:c="4"/>{mostrarReservasForm ? "−" : "+"}</text:span></text:p>
        <text:p text:style-name="Preformatted_20_Text"><text:span text:style-name="Source_20_Text"><text:s text:c="2"/>&lt;/button&gt;</text:span></text:p>
        <text:p text:style-name="Preformatted_20_Text"><text:span text:style-name="Source_20_Text">&lt;/p&gt;</text:span></text:p>
        <text:p text:style-name="Preformatted_20_Text"/>
        <text:p text:style-name="Preformatted_20_Text"><text:span text:style-name="Source_20_Text">{mostrarReservasForm &amp;&amp; (</text:span></text:p>
        <text:p text:style-name="Preformatted_20_Text"><text:span text:style-name="Source_20_Text"><text:s text:c="2"/>&lt;div&gt;</text:span></text:p>
        <text:p text:style-name="Preformatted_20_Text"><text:span text:style-name="Source_20_Text"><text:s text:c="4"/>&lt;input</text:span></text:p>
        <text:p text:style-name="Preformatted_20_Text"><text:span text:style-name="Source_20_Text"><text:s text:c="6"/>type="date"</text:span></text:p>
        <text:p text:style-name="Preformatted_20_Text"><text:span text:style-name="Source_20_Text"><text:s text:c="6"/>value={fechaReserva}</text:span></text:p>
        <text:p text:style-name="Preformatted_20_Text"><text:span text:style-name="Source_20_Text"><text:s text:c="6"/>onChange={(e) =&gt; setFechaReserva(e.target.value)}</text:span></text:p>
        <text:p text:style-name="Preformatted_20_Text"><text:span text:style-name="Source_20_Text"><text:s text:c="4"/>/&gt;</text:span></text:p>
        <text:p text:style-name="Preformatted_20_Text"><text:span text:style-name="Source_20_Text"><text:s text:c="4"/>&lt;button onClick={handleAgregarReserva}&gt;Añadir reserva&lt;/button&gt;</text:span></text:p>
        <text:p text:style-name="Preformatted_20_Text"><text:span text:style-name="Source_20_Text"><text:s text:c="2"/>&lt;/div&gt;</text:span></text:p>
        <text:p text:style-name="Preformatted_20_Text"><text:span text:style-name="Source_20_Text">)}</text:span></text:p>
        <text:p text:style-name="Preformatted_20_Text"/>
        <text:p text:style-name="Preformatted_20_Text"><text:span text:style-name="Source_20_Text">&lt;p&gt;</text:span></text:p>
        <text:p text:style-name="Preformatted_20_Text"><text:span text:style-name="Source_20_Text"><text:s text:c="2"/>&lt;strong&gt;Favores:&lt;/strong&gt; {</text:span></text:p>
        <text:p text:style-name="Preformatted_20_Text"><text:span text:style-name="Source_20_Text"><text:s text:c="4"/>favores.reduce((acc, f) =&gt; acc + (f.tipo === "+1" ? 1 : -1), 0)</text:span></text:p>
        <text:p text:style-name="Preformatted_20_Text"><text:span text:style-name="Source_20_Text"><text:s text:c="2"/>}</text:span></text:p>
        <text:p text:style-name="Preformatted_20_Text"><text:span text:style-name="Source_20_Text"><text:s text:c="2"/>&lt;button onClick={() =&gt; setMostrarFavoresForm(!mostrarFavoresForm)}&gt;</text:span></text:p>
        <text:p text:style-name="Preformatted_20_Text"><text:span text:style-name="Source_20_Text"><text:s text:c="4"/>{mostrarFavoresForm ? "−" : "+"}</text:span></text:p>
        <text:p text:style-name="Preformatted_20_Text"><text:span text:style-name="Source_20_Text"><text:s text:c="2"/>&lt;/button&gt;</text:span></text:p>
        <text:p text:style-name="Preformatted_20_Text"><text:span text:style-name="Source_20_Text">&lt;/p&gt;</text:span></text:p>
        <text:p text:style-name="Preformatted_20_Text"/>
        <text:p text:style-name="Preformatted_20_Text"><text:span text:style-name="Source_20_Text">{mostrarFavoresForm &amp;&amp; (</text:span></text:p>
        <text:p text:style-name="Preformatted_20_Text"><text:soft-page-break/><text:span text:style-name="Source_20_Text"><text:s text:c="2"/>&lt;div&gt;</text:span></text:p>
        <text:p text:style-name="Preformatted_20_Text"><text:span text:style-name="Source_20_Text"><text:s text:c="4"/>{/* Selector de fecha, trabajador y tipo */}</text:span></text:p>
        <text:p text:style-name="Preformatted_20_Text"><text:span text:style-name="Source_20_Text"><text:s text:c="4"/>...</text:span></text:p>
        <text:p text:style-name="Preformatted_20_Text"><text:span text:style-name="Source_20_Text"><text:s text:c="2"/>&lt;/div&gt;</text:span></text:p>
        <text:p text:style-name="P23"><text:span text:style-name="Source_20_Text">)}</text:span></text:p>
        <text:p text:style-name="Text_20_body">💡 El contador de favores ahora refleja la suma neta (+1 por cada favor hecho, -1 por cada favor recibido), como pediste.</text:p>
        <text:h text:style-name="Heading_20_2" text:outline-level="2"><text:bookmark-start text:name="__RefHeading___Toc3278_3073829444"/>🤝 2. Registrar <text:span text:style-name="Strong_20_Emphasis">favor dual</text:span> al añadir uno<text:bookmark-end text:name="__RefHeading___Toc3278_3073829444"/></text:h>
        <text:p text:style-name="Text_20_body">Cuando Carlos hace un favor a Diego:</text:p>
        <text:list text:style-name="L20">
          <text:list-item>
            <text:p text:style-name="P40">Se guarda el favor <text:span text:style-name="Source_20_Text">+1</text:span> en Carlos.</text:p>
          </text:list-item>
          <text:list-item>
            <text:p text:style-name="P40">Se guarda el favor <text:span text:style-name="Source_20_Text">-1</text:span> en Diego.</text:p>
          </text:list-item>
        </text:list>
        <text:h text:style-name="Heading_20_3" text:outline-level="3"><text:bookmark-start text:name="__RefHeading___Toc3280_3073829444"/>✅ Ajuste en <text:span text:style-name="Source_20_Text">Gestion.tsx</text:span><text:bookmark-end text:name="__RefHeading___Toc3280_3073829444"/></text:h>
        <text:p text:style-name="Text_20_body">Al recibir el nuevo favor desde <text:span text:style-name="Source_20_Text">FichaTrabajador</text:span>, modifica <text:span text:style-name="Source_20_Text">agregarFavor</text:span> así:</text:p>
        <text:p text:style-name="Text_20_body">tsx</text:p>
        <text:p text:style-name="Preformatted_20_Text"><text:span text:style-name="Source_20_Text">const agregarFavor = (idEmisor: string, favor: Favor) =&gt; {</text:span></text:p>
        <text:p text:style-name="Preformatted_20_Text"><text:span text:style-name="Source_20_Text"><text:s text:c="2"/>// Emisor recibe +1</text:span></text:p>
        <text:p text:style-name="Preformatted_20_Text"><text:span text:style-name="Source_20_Text"><text:s text:c="2"/>const favoresRefEmisor = ref(db, `trabajadores/${idEmisor}/favores`);</text:span></text:p>
        <text:p text:style-name="Preformatted_20_Text"><text:span text:style-name="Source_20_Text"><text:s text:c="2"/>push(favoresRefEmisor, favor);</text:span></text:p>
        <text:p text:style-name="Preformatted_20_Text"/>
        <text:p text:style-name="Preformatted_20_Text"><text:span text:style-name="Source_20_Text"><text:s text:c="2"/>// Receptor recibe -1</text:span></text:p>
        <text:p text:style-name="Preformatted_20_Text"><text:span text:style-name="Source_20_Text"><text:s text:c="2"/>const favorInvertido: Favor = {</text:span></text:p>
        <text:p text:style-name="Preformatted_20_Text"><text:span text:style-name="Source_20_Text"><text:s text:c="4"/>trabajador: idEmisor,</text:span></text:p>
        <text:p text:style-name="Preformatted_20_Text"><text:span text:style-name="Source_20_Text"><text:s text:c="4"/>fecha: favor.fecha,</text:span></text:p>
        <text:p text:style-name="Preformatted_20_Text"><text:span text:style-name="Source_20_Text"><text:s text:c="4"/>tipo: "-1"</text:span></text:p>
        <text:p text:style-name="Preformatted_20_Text"><text:span text:style-name="Source_20_Text"><text:s text:c="2"/>};</text:span></text:p>
        <text:p text:style-name="Preformatted_20_Text"><text:span text:style-name="Source_20_Text"><text:s text:c="2"/>const favoresRefReceptor = ref(db, `trabajadores/${favor.trabajador}/favores`);</text:span></text:p>
        <text:p text:style-name="Preformatted_20_Text"><text:span text:style-name="Source_20_Text"><text:s text:c="2"/>push(favoresRefReceptor, favorInvertido);</text:span></text:p>
        <text:p text:style-name="P23"><text:span text:style-name="Source_20_Text">};</text:span></text:p>
        <text:p text:style-name="Text_20_body">🔥 Esto mantiene consistencia y evita duplicidad de acciones. Además, ambos trabajadores quedan sincronizados en su historial.</text:p>
        <text:p text:style-name="Text_20_body">¿Quieres que te ayude a mostrar ese historial en pantalla también? Podríamos listar todos los favores con fecha, tipo y destinatario debajo de cada ficha.</text:p>
        <text:p text:style-name="Text_20_body">O si prefieres mejorar visualmente los estilos o preparar una vista resumen, también lo hacemos. Esta app cada vez tiene más alma 😄</text:p>
      </text:section>
      <text:section text:style-name="Sect2" text:name="A3MAhL86ceg2WCv9HEyC4-user-message">
        <text:p text:style-name="P19">Pásame el FichaTrabajador completo, con todos los cambios hasta ahora. Me gustaban los emoticonos para las reservas y los favores.</text:p>
      </text:section>
      <text:section text:style-name="Sect2" text:name="7CMfD6t5PJqNNcJnBpd9B-content-0">
        <text:p text:style-name="P20">¡Claro que sí, Carlos! Aquí tienes el componente <text:span text:style-name="Source_20_Text">FichaTrabajador.tsx</text:span> actualizado con todos los cambios que hemos hecho juntos: distribución visual, contador dinámico, formulario dividido en reservas y favores con botones para desplegar, y emojis incluidos para dar ese toque simpático que te gusta. Está listo para TypeScript y Firebase.</text:p>
        <text:h text:style-name="Heading_20_2" text:outline-level="2"><text:bookmark-start text:name="__RefHeading___Toc3282_3073829444"/><text:soft-page-break/>🧩 <text:span text:style-name="Source_20_Text">FichaTrabajador.tsx</text:span> completo<text:bookmark-end text:name="__RefHeading___Toc3282_3073829444"/></text:h>
        <text:p text:style-name="Text_20_body">tsx</text:p>
        <text:p text:style-name="Preformatted_20_Text"><text:span text:style-name="Source_20_Text">import React, { useState } from "react";</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FichaProps = {</text:span></text:p>
        <text:p text:style-name="Preformatted_20_Text"><text:span text:style-name="Source_20_Text"><text:s text:c="2"/>nombre: string;</text:span></text:p>
        <text:p text:style-name="Preformatted_20_Text"><text:span text:style-name="Source_20_Text"><text:s text:c="2"/>reservas: string[];</text:span></text:p>
        <text:p text:style-name="Preformatted_20_Text"><text:span text:style-name="Source_20_Text"><text:s text:c="2"/>favores: Favor[];</text:span></text:p>
        <text:p text:style-name="Preformatted_20_Text"><text:span text:style-name="Source_20_Text"><text:s text:c="2"/>listaTrabajadores: { id: string; nombre: string }[];</text:span></text:p>
        <text:p text:style-name="Preformatted_20_Text"><text:span text:style-name="Source_20_Text"><text:s text:c="2"/>onNuevaReserva?: (fecha: string) =&gt; void;</text:span></text:p>
        <text:p text:style-name="Preformatted_20_Text"><text:span text:style-name="Source_20_Text"><text:s text:c="2"/>onNuevoFavor?: (favor: Favor) =&gt; void;</text:span></text:p>
        <text:p text:style-name="Preformatted_20_Text"><text:span text:style-name="Source_20_Text">};</text:span></text:p>
        <text:p text:style-name="Preformatted_20_Text"/>
        <text:p text:style-name="Preformatted_20_Text"><text:span text:style-name="Source_20_Text">const FichaTrabajador: React.FC&lt;FichaProps&gt; = ({</text:span></text:p>
        <text:p text:style-name="Preformatted_20_Text"><text:span text:style-name="Source_20_Text"><text:s text:c="2"/>nombre,</text:span></text:p>
        <text:p text:style-name="Preformatted_20_Text"><text:span text:style-name="Source_20_Text"><text:s text:c="2"/>reservas,</text:span></text:p>
        <text:p text:style-name="Preformatted_20_Text"><text:span text:style-name="Source_20_Text"><text:s text:c="2"/>favores,</text:span></text:p>
        <text:p text:style-name="Preformatted_20_Text"><text:span text:style-name="Source_20_Text"><text:s text:c="2"/>listaTrabajadores,</text:span></text:p>
        <text:p text:style-name="Preformatted_20_Text"><text:span text:style-name="Source_20_Text"><text:s text:c="2"/>onNuevaReserva,</text:span></text:p>
        <text:p text:style-name="Preformatted_20_Text"><text:span text:style-name="Source_20_Text"><text:s text:c="2"/>onNuevoFavor</text:span></text:p>
        <text:p text:style-name="Preformatted_20_Text"><text:span text:style-name="Source_20_Text">}) =&gt; {</text:span></text:p>
        <text:p text:style-name="Preformatted_20_Text"><text:span text:style-name="Source_20_Text"><text:s text:c="2"/>const [mostrarReservasForm, setMostrarReservasForm] = useState(false);</text:span></text:p>
        <text:p text:style-name="Preformatted_20_Text"><text:span text:style-name="Source_20_Text"><text:s text:c="2"/>const [mostrarFavoresForm, setMostrarFavoresForm] = useState(false);</text:span></text:p>
        <text:p text:style-name="Preformatted_20_Text"/>
        <text:p text:style-name="Preformatted_20_Text"><text:span text:style-name="Source_20_Text"><text:s text:c="2"/>const [fechaReserva, setFechaReserva] = useState("");</text:span></text:p>
        <text:p text:style-name="Preformatted_20_Text"><text:span text:style-name="Source_20_Text"><text:s text:c="2"/>const [favorFecha, setFavorFecha] = useState("");</text:span></text:p>
        <text:p text:style-name="Preformatted_20_Text"><text:span text:style-name="Source_20_Text"><text:s text:c="2"/>const [favorTrabajador, setFavorTrabajador] = useState("");</text:span></text:p>
        <text:p text:style-name="Preformatted_20_Text"/>
        <text:p text:style-name="Preformatted_20_Text"><text:span text:style-name="Source_20_Text"><text:s text:c="2"/>const handleAgregarReserva = () =&gt; {</text:span></text:p>
        <text:p text:style-name="Preformatted_20_Text"><text:span text:style-name="Source_20_Text"><text:s text:c="4"/>if (fechaReserva &amp;&amp; onNuevaReserva) {</text:span></text:p>
        <text:p text:style-name="Preformatted_20_Text"><text:span text:style-name="Source_20_Text"><text:s text:c="6"/>onNuevaReserva(fechaReserva);</text:span></text:p>
        <text:p text:style-name="Preformatted_20_Text"><text:span text:style-name="Source_20_Text"><text:s text:c="6"/>setFechaReserva("");</text:span></text:p>
        <text:p text:style-name="Preformatted_20_Text"><text:span text:style-name="Source_20_Text"><text:s text:c="6"/>setMostrarReservasForm(false);</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handleAgregarFavor = () =&gt; {</text:span></text:p>
        <text:p text:style-name="Preformatted_20_Text"><text:span text:style-name="Source_20_Text"><text:s text:c="4"/>if (favorFecha &amp;&amp; favorTrabajador &amp;&amp; onNuevoFavor) {</text:span></text:p>
        <text:p text:style-name="Preformatted_20_Text"><text:span text:style-name="Source_20_Text"><text:s text:c="6"/>const nuevoFavor: Favor = {</text:span></text:p>
        <text:p text:style-name="Preformatted_20_Text"><text:span text:style-name="Source_20_Text"><text:s text:c="8"/>trabajador: favorTrabajador,</text:span></text:p>
        <text:p text:style-name="Preformatted_20_Text"><text:span text:style-name="Source_20_Text"><text:s text:c="8"/>fecha: favorFecha,</text:span></text:p>
        <text:p text:style-name="Preformatted_20_Text"><text:span text:style-name="Source_20_Text"><text:s text:c="8"/>tipo: "+1"</text:span></text:p>
        <text:p text:style-name="Preformatted_20_Text"><text:span text:style-name="Source_20_Text"><text:s text:c="6"/>};</text:span></text:p>
        <text:p text:style-name="Preformatted_20_Text"><text:span text:style-name="Source_20_Text"><text:s text:c="6"/>onNuevoFavor(nuevoFavor);</text:span></text:p>
        <text:p text:style-name="Preformatted_20_Text"><text:span text:style-name="Source_20_Text"><text:s text:c="6"/>setFavorFecha("");</text:span></text:p>
        <text:p text:style-name="Preformatted_20_Text"><text:span text:style-name="Source_20_Text"><text:s text:c="6"/>setFavorTrabajador("");</text:span></text:p>
        <text:p text:style-name="Preformatted_20_Text"><text:span text:style-name="Source_20_Text"><text:s text:c="6"/>setMostrarFavoresForm(false);</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totalFavores = favores.reduce((acc, f) =&gt; acc + (f.tipo === "+1" ? 1 : -1), 0);</text:span></text:p>
        <text:p text:style-name="Preformatted_20_Text"/>
        <text:p text:style-name="Preformatted_20_Text"><text:span text:style-name="Source_20_Text"><text:s text:c="2"/>return (</text:span></text:p>
        <text:p text:style-name="Preformatted_20_Text"><text:span text:style-name="Source_20_Text"><text:s text:c="4"/>&lt;div style={{</text:span></text:p>
        <text:p text:style-name="Preformatted_20_Text"><text:soft-page-break/><text:span text:style-name="Source_20_Text"><text:s text:c="6"/>border: "2px solid #ccc",</text:span></text:p>
        <text:p text:style-name="Preformatted_20_Text"><text:span text:style-name="Source_20_Text"><text:s text:c="6"/>borderRadius: "8px",</text:span></text:p>
        <text:p text:style-name="Preformatted_20_Text"><text:span text:style-name="Source_20_Text"><text:s text:c="6"/>padding: "1rem",</text:span></text:p>
        <text:p text:style-name="Preformatted_20_Text"><text:span text:style-name="Source_20_Text"><text:s text:c="6"/>width: "250px",</text:span></text:p>
        <text:p text:style-name="Preformatted_20_Text"><text:span text:style-name="Source_20_Text"><text:s text:c="6"/>backgroundColor: "#f9f9f9"</text:span></text:p>
        <text:p text:style-name="Preformatted_20_Text"><text:span text:style-name="Source_20_Text"><text:s text:c="4"/>}}&gt;</text:span></text:p>
        <text:p text:style-name="Preformatted_20_Text"><text:span text:style-name="Source_20_Text"><text:s text:c="6"/>&lt;h3 style={{ marginBottom: "0.5rem" }}&gt;{nombre}&lt;/h3&gt;</text:span></text:p>
        <text:p text:style-name="Preformatted_20_Text"/>
        <text:p text:style-name="Preformatted_20_Text"><text:span text:style-name="Source_20_Text"><text:s text:c="6"/>&lt;div style={{ marginBottom: "0.5rem" }}&gt;</text:span></text:p>
        <text:p text:style-name="Preformatted_20_Text"><text:span text:style-name="Source_20_Text"><text:s text:c="8"/>🗓️ &lt;strong&gt;Reservas:&lt;/strong&gt; {reservas.length}</text:span></text:p>
        <text:p text:style-name="Preformatted_20_Text"><text:span text:style-name="Source_20_Text"><text:s text:c="8"/>&lt;button onClick={() =&gt; setMostrarReservasForm(!mostrarReservasForm)} style={{ marginLeft: "0.5rem" }}&gt;</text:span></text:p>
        <text:p text:style-name="Preformatted_20_Text"><text:span text:style-name="Source_20_Text"><text:s text:c="10"/>{mostrarReservasForm ? "−" : "+"}</text:span></text:p>
        <text:p text:style-name="Preformatted_20_Text"><text:span text:style-name="Source_20_Text"><text:s text:c="8"/>&lt;/button&gt;</text:span></text:p>
        <text:p text:style-name="Preformatted_20_Text"><text:span text:style-name="Source_20_Text"><text:s text:c="6"/>&lt;/div&gt;</text:span></text:p>
        <text:p text:style-name="Preformatted_20_Text"/>
        <text:p text:style-name="Preformatted_20_Text"><text:span text:style-name="Source_20_Text"><text:s text:c="6"/>{mostrarReservasForm &amp;&amp; (</text:span></text:p>
        <text:p text:style-name="Preformatted_20_Text"><text:span text:style-name="Source_20_Text"><text:s text:c="8"/>&lt;div style={{ marginBottom: "1rem" }}&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value={fechaReserva}</text:span></text:p>
        <text:p text:style-name="Preformatted_20_Text"><text:span text:style-name="Source_20_Text"><text:s text:c="12"/>onChange={(e) =&gt; setFechaReserva(e.target.value)}</text:span></text:p>
        <text:p text:style-name="Preformatted_20_Text"><text:span text:style-name="Source_20_Text"><text:s text:c="12"/>style={{ marginRight: "0.5rem" }}</text:span></text:p>
        <text:p text:style-name="Preformatted_20_Text"><text:span text:style-name="Source_20_Text"><text:s text:c="10"/>/&gt;</text:span></text:p>
        <text:p text:style-name="Preformatted_20_Text"><text:span text:style-name="Source_20_Text"><text:s text:c="10"/>&lt;button onClick={handleAgregarReserva}&gt;✔️&lt;/button&gt;</text:span></text:p>
        <text:p text:style-name="Preformatted_20_Text"><text:span text:style-name="Source_20_Text"><text:s text:c="8"/>&lt;/div&gt;</text:span></text:p>
        <text:p text:style-name="Preformatted_20_Text"><text:span text:style-name="Source_20_Text"><text:s text:c="6"/>)}</text:span></text:p>
        <text:p text:style-name="Preformatted_20_Text"/>
        <text:p text:style-name="Preformatted_20_Text"><text:span text:style-name="Source_20_Text"><text:s text:c="6"/>&lt;div style={{ marginBottom: "0.5rem" }}&gt;</text:span></text:p>
        <text:p text:style-name="Preformatted_20_Text"><text:span text:style-name="Source_20_Text"><text:s text:c="8"/>🤝 &lt;strong&gt;Favores:&lt;/strong&gt; {totalFavores}</text:span></text:p>
        <text:p text:style-name="Preformatted_20_Text"><text:span text:style-name="Source_20_Text"><text:s text:c="8"/>&lt;button onClick={() =&gt; setMostrarFavoresForm(!mostrarFavoresForm)} style={{ marginLeft: "0.5rem" }}&gt;</text:span></text:p>
        <text:p text:style-name="Preformatted_20_Text"><text:span text:style-name="Source_20_Text"><text:s text:c="10"/>{mostrarFavoresForm ? "−" : "+"}</text:span></text:p>
        <text:p text:style-name="Preformatted_20_Text"><text:span text:style-name="Source_20_Text"><text:s text:c="8"/>&lt;/button&gt;</text:span></text:p>
        <text:p text:style-name="Preformatted_20_Text"><text:span text:style-name="Source_20_Text"><text:s text:c="6"/>&lt;/div&gt;</text:span></text:p>
        <text:p text:style-name="Preformatted_20_Text"/>
        <text:p text:style-name="Preformatted_20_Text"><text:span text:style-name="Source_20_Text"><text:s text:c="6"/>{mostrarFavoresForm &amp;&amp; (</text:span></text:p>
        <text:p text:style-name="Preformatted_20_Text"><text:span text:style-name="Source_20_Text"><text:s text:c="8"/>&lt;div&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value={favorFecha}</text:span></text:p>
        <text:p text:style-name="Preformatted_20_Text"><text:span text:style-name="Source_20_Text"><text:s text:c="12"/>onChange={(e) =&gt; setFavorFecha(e.target.value)}</text:span></text:p>
        <text:p text:style-name="Preformatted_20_Text"><text:span text:style-name="Source_20_Text"><text:s text:c="12"/>style={{ marginBottom: "0.5rem" }}</text:span></text:p>
        <text:p text:style-name="Preformatted_20_Text"><text:span text:style-name="Source_20_Text"><text:s text:c="10"/>/&gt;</text:span></text:p>
        <text:p text:style-name="Preformatted_20_Text"><text:span text:style-name="Source_20_Text"><text:s text:c="10"/>&lt;select</text:span></text:p>
        <text:p text:style-name="Preformatted_20_Text"><text:span text:style-name="Source_20_Text"><text:s text:c="12"/>value={favorTrabajador}</text:span></text:p>
        <text:p text:style-name="Preformatted_20_Text"><text:span text:style-name="Source_20_Text"><text:s text:c="12"/>onChange={(e) =&gt; setFavorTrabajador(e.target.value)}</text:span></text:p>
        <text:p text:style-name="Preformatted_20_Text"><text:span text:style-name="Source_20_Text"><text:s text:c="12"/>style={{ width: "100%", marginBottom: "0.5rem" }}</text:span></text:p>
        <text:p text:style-name="Preformatted_20_Text"><text:span text:style-name="Source_20_Text"><text:s text:c="10"/>&gt;</text:span></text:p>
        <text:p text:style-name="Preformatted_20_Text"><text:span text:style-name="Source_20_Text"><text:s text:c="12"/>&lt;option value=""&gt;Selecciona compañero&lt;/option&gt;</text:span></text:p>
        <text:p text:style-name="Preformatted_20_Text"><text:span text:style-name="Source_20_Text"><text:s text:c="12"/>{listaTrabajadores.map(t =&gt; (</text:span></text:p>
        <text:p text:style-name="Preformatted_20_Text"><text:span text:style-name="Source_20_Text"><text:s text:c="14"/>&lt;option key={t.id} value={t.id}&gt;{t.nombre}&lt;/option&gt;</text:span></text:p>
        <text:p text:style-name="Preformatted_20_Text"><text:span text:style-name="Source_20_Text"><text:s text:c="12"/>))}</text:span></text:p>
        <text:p text:style-name="Preformatted_20_Text"><text:span text:style-name="Source_20_Text"><text:s text:c="10"/>&lt;/select&gt;</text:span></text:p>
        <text:p text:style-name="Preformatted_20_Text"><text:span text:style-name="Source_20_Text"><text:s text:c="10"/>&lt;button onClick={handleAgregarFavor}&gt;✔️&lt;/button&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FichaTrabajador;</text:span></text:p>
        <text:p text:style-name="Text_20_body"><text:soft-page-break/>Este componente es totalmente funcional con tu lógica de Firebase actual, y deja espacio para seguir creciendo con futuras funcionalidades: historial, filtros, estilo avanzado... lo que tú decidas.</text:p>
        <text:p text:style-name="Text_20_body">¿Quieres que prepare también una vista estilo resumen o historial de los favores para cada trabajador? O ¿te gustaría ponerle un toque visual más moderno con Tailwind o CSS modular? ¡Vamos donde tú mandes! 😄</text:p>
      </text:section>
      <text:p text:style-name="P19">Viernes</text:p>
      <text:section text:style-name="Sect2" text:name="rT3dsY3kMakGWdtqHKKZM-user-message">
        <text:p text:style-name="P19">Tenemos que corregir en la página de gestión el número de reservas, que no me lo está calculando bien. A mayores, quisiera algo para resetear todas las reservas y favores (me valdría que me des una consulta para ejecutar directamente en Firebase).</text:p>
      </text:section>
      <text:section text:style-name="Sect2" text:name="Y1YvGrW81Vewde1idf8Xd-content-0">
        <text:p text:style-name="P20">¡Vamos a ello, Carlos! Ahora que el proyecto ya respira, toca afinar y ganar control sobre los datos. Vamos por partes:</text:p>
        <text:h text:style-name="Heading_20_2" text:outline-level="2"><text:bookmark-start text:name="__RefHeading___Toc3298_3073829444"/>🧮 Corregir el conteo de reservas en la página de gestión<text:bookmark-end text:name="__RefHeading___Toc3298_3073829444"/></text:h>
        <text:p text:style-name="Text_20_body">El motivo de que el número esté mal es que Firebase guarda las reservas como un objeto con claves automáticas, no como un array directo. Así que para contarlas correctamente, debes hacer:</text:p>
        <text:p text:style-name="Text_20_body">tsx</text:p>
        <text:p text:style-name="P23"><text:span text:style-name="Source_20_Text">reservas={Object.values(t.reservas || {})}</text:span></text:p>
        <text:p text:style-name="Text_20_body">Y el conteo:</text:p>
        <text:p text:style-name="Text_20_body">tsx</text:p>
        <text:p text:style-name="P23"><text:span text:style-name="Source_20_Text">&lt;p&gt;&lt;strong&gt;Reservas:&lt;/strong&gt; {reservas.length}&lt;/p&gt;</text:span></text:p>
        <text:p text:style-name="Text_20_body">✳️ Si en <text:span text:style-name="Source_20_Text">Gestion.tsx</text:span> estás pasando <text:span text:style-name="Source_20_Text">t.reservas</text:span> sin <text:span text:style-name="Source_20_Text">Object.values</text:span>, entonces <text:span text:style-name="Source_20_Text">length</text:span> será <text:span text:style-name="Source_20_Text">undefined</text:span>, porque un objeto no tiene <text:span text:style-name="Source_20_Text">.length</text:span>.</text:p>
        <text:h text:style-name="Heading_20_2" text:outline-level="2"><text:bookmark-start text:name="__RefHeading___Toc3300_3073829444"/>🔁 Resetear todas las reservas y favores en Firebase<text:bookmark-end text:name="__RefHeading___Toc3300_3073829444"/></text:h>
        <text:p text:style-name="Text_20_body">Hay dos formas de hacerlo:</text:p>
        <text:h text:style-name="Heading_20_3" text:outline-level="3"><text:bookmark-start text:name="__RefHeading___Toc3302_3073829444"/>💻 Opción 1: Desde Firebase Console (manual)<text:bookmark-end text:name="__RefHeading___Toc3302_3073829444"/></text:h>
        <text:list text:style-name="L21">
          <text:list-item>
            <text:p text:style-name="P41">Ve a Realtime Database.</text:p>
          </text:list-item>
          <text:list-item>
            <text:p text:style-name="P41">En el nodo <text:span text:style-name="Source_20_Text">trabajadores</text:span>, para cada ID, borra los nodos <text:span text:style-name="Source_20_Text">reservas</text:span> y <text:span text:style-name="Source_20_Text">favores</text:span>.</text:p>
          </text:list-item>
          <text:list-item>
            <text:p text:style-name="P41">También puedes eliminar todo <text:span text:style-name="Source_20_Text">trabajadores</text:span> y volver a pegar el JSON inicial.</text:p>
          </text:list-item>
        </text:list>
        <text:h text:style-name="Heading_20_3" text:outline-level="3"><text:bookmark-start text:name="__RefHeading___Toc3304_3073829444"/>🧾 Opción 2: Consulta desde código (una sola vez)<text:bookmark-end text:name="__RefHeading___Toc3304_3073829444"/></text:h>
        <text:p text:style-name="Text_20_body">Puedes ejecutar esta función en tu app React, por ejemplo con un botón temporal:</text:p>
        <text:p text:style-name="Text_20_body">tsx</text:p>
        <text:p text:style-name="Preformatted_20_Text"><text:span text:style-name="Source_20_Text">import { ref, update } from "firebase/database";</text:span></text:p>
        <text:p text:style-name="Preformatted_20_Text"><text:span text:style-name="Source_20_Text">import { db } from "../firebase/config";</text:span></text:p>
        <text:p text:style-name="Preformatted_20_Text"/>
        <text:p text:style-name="Preformatted_20_Text"><text:span text:style-name="Source_20_Text">const resetearDatos = async () =&gt; {</text:span></text:p>
        <text:p text:style-name="Preformatted_20_Text"><text:span text:style-name="Source_20_Text"><text:s text:c="2"/>const ruta = ref(db, "trabajadores");</text:span></text:p>
        <text:p text:style-name="Preformatted_20_Text"><text:span text:style-name="Source_20_Text"><text:s text:c="2"/>const actualizacion: any = {};</text:span></text:p>
        <text:p text:style-name="Preformatted_20_Text"><text:soft-page-break/></text:p>
        <text:p text:style-name="Preformatted_20_Text"><text:span text:style-name="Source_20_Text"><text:s text:c="2"/>for (let i = 1; i &lt;= 14; i++) {</text:span></text:p>
        <text:p text:style-name="Preformatted_20_Text"><text:span text:style-name="Source_20_Text"><text:s text:c="4"/>actualizacion[`${i}/reservas`] = {};</text:span></text:p>
        <text:p text:style-name="Preformatted_20_Text"><text:span text:style-name="Source_20_Text"><text:s text:c="4"/>actualizacion[`${i}/favores`] = {};</text:span></text:p>
        <text:p text:style-name="Preformatted_20_Text"><text:span text:style-name="Source_20_Text"><text:s text:c="2"/>}</text:span></text:p>
        <text:p text:style-name="Preformatted_20_Text"/>
        <text:p text:style-name="Preformatted_20_Text"><text:span text:style-name="Source_20_Text"><text:s text:c="2"/>await update(ruta, actualizacion);</text:span></text:p>
        <text:p text:style-name="P23"><text:span text:style-name="Source_20_Text">};</text:span></text:p>
        <text:p text:style-name="Text_20_body">🛡️ Esto preserva los nombres de los trabajadores pero elimina todas las reservas y favores, dejándolos vacíos.</text:p>
        <text:p text:style-name="Text_20_body">⚠️ Puedes ejecutar esta función una vez desde <text:span text:style-name="Source_20_Text">Gestion.tsx</text:span> dentro de <text:span text:style-name="Source_20_Text">useEffect</text:span> o al pulsar un botón de “Reset”.</text:p>
        <text:p text:style-name="Text_20_body">¿Te gustaría que prepare ese botón de reset solo visible para ti, con un toque de seguridad mínimo para no borrarlo sin querer? También podemos guardar un snapshot del estado inicial para restaurarlo si hiciera falta. Tú mandas. 😄</text:p>
      </text:section>
      <text:section text:style-name="Sect2" text:name="LTb73hPTkTTqfHvjSUmJP-user-message">
        <text:p text:style-name="P19">Creo que el reset lo vamos a meter en una nueva página. Por lo tanto, añado esto en App.tsx: import Reset from './pages/Reset'; y &lt;Route path="/reset" element={&lt;Reset/&gt;} /&gt; Sin link, para que esté oculto. Y el código que me has pasado, lo tendría que pegar en un pages/Reset.tsx. Adáptamelo para ponderlo pegar en una page.</text:p>
      </text:section>
      <text:section text:style-name="Sect2" text:name="Uqj9Vcqa6YnCna4iuQm7P-content-0">
        <text:p text:style-name="P20">¡Perfecto, Carlos! Tu planteamiento es ideal: una ruta oculta para mantener el acceso restringido pero funcional. Aquí te adapto el código para <text:span text:style-name="Source_20_Text">pages/Reset.tsx</text:span>, listo para copiar y pegar 👇</text:p>
        <text:h text:style-name="Heading_20_3" text:outline-level="3"><text:bookmark-start text:name="__RefHeading___Toc3306_3073829444"/>📄 <text:span text:style-name="Source_20_Text">pages/Reset.tsx</text:span><text:bookmark-end text:name="__RefHeading___Toc3306_3073829444"/></text:h>
        <text:p text:style-name="Text_20_body">tsx</text:p>
        <text:p text:style-name="Preformatted_20_Text"><text:span text:style-name="Source_20_Text">import { useState } from "react";</text:span></text:p>
        <text:p text:style-name="Preformatted_20_Text"><text:span text:style-name="Source_20_Text">import { ref, update } from "firebase/database";</text:span></text:p>
        <text:p text:style-name="Preformatted_20_Text"><text:span text:style-name="Source_20_Text">import { db } from "../firebase/config";</text:span></text:p>
        <text:p text:style-name="Preformatted_20_Text"/>
        <text:p text:style-name="Preformatted_20_Text"><text:span text:style-name="Source_20_Text">const Reset = () =&gt; {</text:span></text:p>
        <text:p text:style-name="Preformatted_20_Text"><text:span text:style-name="Source_20_Text"><text:s text:c="2"/>const [status, setStatus] = useState&lt;string&gt;("");</text:span></text:p>
        <text:p text:style-name="Preformatted_20_Text"/>
        <text:p text:style-name="Preformatted_20_Text"><text:span text:style-name="Source_20_Text"><text:s text:c="2"/>const resetearDatos = async () =&gt; {</text:span></text:p>
        <text:p text:style-name="Preformatted_20_Text"><text:span text:style-name="Source_20_Text"><text:s text:c="4"/>try {</text:span></text:p>
        <text:p text:style-name="Preformatted_20_Text"><text:span text:style-name="Source_20_Text"><text:s text:c="6"/>setStatus("Reseteando datos...");</text:span></text:p>
        <text:p text:style-name="Preformatted_20_Text"><text:span text:style-name="Source_20_Text"><text:s text:c="6"/>const ruta = ref(db, "trabajadores");</text:span></text:p>
        <text:p text:style-name="Preformatted_20_Text"><text:span text:style-name="Source_20_Text"><text:s text:c="6"/>const actualizacion: any = {};</text:span></text:p>
        <text:p text:style-name="Preformatted_20_Text"/>
        <text:p text:style-name="Preformatted_20_Text"><text:span text:style-name="Source_20_Text"><text:s text:c="6"/>for (let i = 1; i &lt;= 14; i++) {</text:span></text:p>
        <text:p text:style-name="Preformatted_20_Text"><text:span text:style-name="Source_20_Text"><text:s text:c="8"/>actualizacion[`${i}/reservas`] = {};</text:span></text:p>
        <text:p text:style-name="Preformatted_20_Text"><text:span text:style-name="Source_20_Text"><text:s text:c="8"/>actualizacion[`${i}/favores`] = {};</text:span></text:p>
        <text:p text:style-name="Preformatted_20_Text"><text:span text:style-name="Source_20_Text"><text:s text:c="6"/>}</text:span></text:p>
        <text:p text:style-name="Preformatted_20_Text"/>
        <text:p text:style-name="Preformatted_20_Text"><text:span text:style-name="Source_20_Text"><text:s text:c="6"/>await update(ruta, actualizacion);</text:span></text:p>
        <text:p text:style-name="Preformatted_20_Text"><text:span text:style-name="Source_20_Text"><text:s text:c="6"/>setStatus("✅ Datos reseteados correctamente.");</text:span></text:p>
        <text:p text:style-name="Preformatted_20_Text"><text:span text:style-name="Source_20_Text"><text:s text:c="4"/>} catch (error: any) {</text:span></text:p>
        <text:p text:style-name="Preformatted_20_Text"><text:span text:style-name="Source_20_Text"><text:s text:c="6"/>console.error(error);</text:span></text:p>
        <text:p text:style-name="Preformatted_20_Text"><text:span text:style-name="Source_20_Text"><text:s text:c="6"/>setStatus("❌ Error al resetear datos.");</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style={{ padding: "2rem" }}&gt;</text:span></text:p>
        <text:p text:style-name="Preformatted_20_Text"><text:span text:style-name="Source_20_Text"><text:s text:c="6"/>&lt;h2&gt;🔁 Reset de datos&lt;/h2&gt;</text:span></text:p>
        <text:p text:style-name="Preformatted_20_Text"><text:soft-page-break/><text:span text:style-name="Source_20_Text"><text:s text:c="6"/>&lt;p&gt;Esta página elimina todas las reservas y favores de los trabajadores. Solo debe usarse con permiso.&lt;/p&gt;</text:span></text:p>
        <text:p text:style-name="Preformatted_20_Text"><text:span text:style-name="Source_20_Text"><text:s text:c="6"/>&lt;button onClick={resetearDatos} style={{ padding: "0.5rem 1rem", fontSize: "1rem" }}&gt;</text:span></text:p>
        <text:p text:style-name="Preformatted_20_Text"><text:span text:style-name="Source_20_Text"><text:s text:c="8"/>Ejecutar reset</text:span></text:p>
        <text:p text:style-name="Preformatted_20_Text"><text:span text:style-name="Source_20_Text"><text:s text:c="6"/>&lt;/button&gt;</text:span></text:p>
        <text:p text:style-name="Preformatted_20_Text"><text:span text:style-name="Source_20_Text"><text:s text:c="6"/>{status &amp;&amp; &lt;p style={{ marginTop: "1rem" }}&gt;{status}&lt;/p&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Reset;</text:span></text:p>
        <text:p text:style-name="Text_20_body">👀 Puedes incluir una protección básica (tipo prompt de confirmación, auth por ID, etc.), pero así ya tienes la base. Si luego te interesa que esta acción también guarde un snapshot previo para recuperación, lo puedo preparar también.</text:p>
        <text:p text:style-name="Text_20_body">¿Quieres que la ruta <text:span text:style-name="Source_20_Text">/reset</text:span> solo funcione si estás logueado como tú? Podemos bloquearla por <text:span text:style-name="Source_20_Text">uid</text:span> en <text:span text:style-name="Source_20_Text">useEffect</text:span>. Tú mandas.</text:p>
      </text:section>
      <text:section text:style-name="Sect2" text:name="sCJrFgX4paxxtUyW3hVSY-user-message">
        <text:p text:style-name="P19">Gracias. Hazme la pantalla de visualización. Quiero que sea una tabla con Nombre, Favores y Reservas, y al lado del número de Favores o Reservas un +/- para desplegar de alguna manera los favores en sí, mostrando fecha (en caso de reservas) y fecha y otro trabajador, en caso de Favor, en unos listados que no sé si podrían aparecer en Hover o en casi mejor en la propia página. Incluso estaría bien un botón para borrar individualmente cada favor o reserva.</text:p>
      </text:section>
      <text:section text:style-name="Sect2" text:name="uRexD4kamMT8V3yXdSeJK-content-0">
        <text:p text:style-name="P20">¡Vamos allá, Carlos! Esto le va a dar a la pantalla de visualización una funcionalidad y transparencia estupenda ✨. Lo que haremos es:</text:p>
        <text:list text:style-name="L22">
          <text:list-item>
            <text:p text:style-name="P42">Una tabla principal con: Nombre, Favores (con contador y botón [+/-]), Reservas (igual).</text:p>
          </text:list-item>
          <text:list-item>
            <text:p text:style-name="P42">Al hacer clic en [+], se desplegará una lista <text:span text:style-name="Strong_20_Emphasis">debajo de la fila</text:span>, mostrando el historial.</text:p>
          </text:list-item>
          <text:list-item>
            <text:p text:style-name="P42">Cada entrada tendrá su <text:span text:style-name="Strong_20_Emphasis">fecha</text:span>, y en el caso de favores, el nombre del trabajador al que se refiere.</text:p>
          </text:list-item>
          <text:list-item>
            <text:p text:style-name="P42">Con cada entrada, aparece también un ❌ para eliminarla.</text:p>
          </text:list-item>
        </text:list>
        <text:h text:style-name="Heading_20_2" text:outline-level="2"><text:bookmark-start text:name="__RefHeading___Toc3308_3073829444"/>📄 <text:span text:style-name="Source_20_Text">Visualizacion.tsx</text:span> completo y funcional<text:bookmark-end text:name="__RefHeading___Toc3308_3073829444"/></text:h>
        <text:p text:style-name="Text_20_body">tsx</text:p>
        <text:p text:style-name="Preformatted_20_Text"><text:span text:style-name="Source_20_Text">import React, { useEffect, useState } from "react";</text:span></text:p>
        <text:p text:style-name="Preformatted_20_Text"><text:span text:style-name="Source_20_Text">import { db, ref, onValue, remove } from "../firebase/config";</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 text:c="2"/>reservas?: { [id: string]: string };</text:span></text:p>
        <text:p text:style-name="Preformatted_20_Text"><text:span text:style-name="Source_20_Text"><text:s text:c="2"/>favores?: { [id: string]: Favor };</text:span></text:p>
        <text:p text:style-name="Preformatted_20_Text"><text:span text:style-name="Source_20_Text">};</text:span></text:p>
        <text:p text:style-name="Preformatted_20_Text"/>
        <text:p text:style-name="Preformatted_20_Text"><text:span text:style-name="Source_20_Text">const Visualizacion: React.FC = () =&gt; {</text:span></text:p>
        <text:p text:style-name="Preformatted_20_Text"><text:span text:style-name="Source_20_Text"><text:s text:c="2"/>const [trabajadores, setTrabajadores] = useState&lt;{ [id: string]: Trabajador }&gt;({});</text:span></text:p>
        <text:p text:style-name="Preformatted_20_Text"><text:soft-page-break/><text:span text:style-name="Source_20_Text"><text:s text:c="2"/>const [desplegarReservas, setDesplegarReservas] = useState&lt;string | null&gt;(null);</text:span></text:p>
        <text:p text:style-name="Preformatted_20_Text"><text:span text:style-name="Source_20_Text"><text:s text:c="2"/>const [desplegarFavores, setDesplegarFavores] = useState&lt;string | null&gt;(null);</text:span></text:p>
        <text:p text:style-name="Preformatted_20_Text"/>
        <text:p text:style-name="Preformatted_20_Text"><text:span text:style-name="Source_20_Text"><text:s text:c="2"/>useEffect(() =&gt; {</text:span></text:p>
        <text:p text:style-name="Preformatted_20_Text"><text:span text:style-name="Source_20_Text"><text:s text:c="4"/>const trabajadoresRef = ref(db, "trabajadores");</text:span></text:p>
        <text:p text:style-name="Preformatted_20_Text"><text:span text:style-name="Source_20_Text"><text:s text:c="4"/>onValue(trabajadoresRef, (snapshot) =&gt; {</text:span></text:p>
        <text:p text:style-name="Preformatted_20_Text"><text:span text:style-name="Source_20_Text"><text:s text:c="6"/>const data = snapshot.val() || {};</text:span></text:p>
        <text:p text:style-name="Preformatted_20_Text"><text:span text:style-name="Source_20_Text"><text:s text:c="6"/>setTrabajadores(data);</text:span></text:p>
        <text:p text:style-name="Preformatted_20_Text"><text:span text:style-name="Source_20_Text"><text:s text:c="4"/>});</text:span></text:p>
        <text:p text:style-name="Preformatted_20_Text"><text:span text:style-name="Source_20_Text"><text:s text:c="2"/>}, []);</text:span></text:p>
        <text:p text:style-name="Preformatted_20_Text"/>
        <text:p text:style-name="Preformatted_20_Text"><text:span text:style-name="Source_20_Text"><text:s text:c="2"/>const borrarFavor = (idTrabajador: string, idFavor: string) =&gt; {</text:span></text:p>
        <text:p text:style-name="Preformatted_20_Text"><text:span text:style-name="Source_20_Text"><text:s text:c="4"/>remove(ref(db, `trabajadores/${idTrabajador}/favores/${idFavor}`));</text:span></text:p>
        <text:p text:style-name="Preformatted_20_Text"><text:span text:style-name="Source_20_Text"><text:s text:c="2"/>};</text:span></text:p>
        <text:p text:style-name="Preformatted_20_Text"/>
        <text:p text:style-name="Preformatted_20_Text"><text:span text:style-name="Source_20_Text"><text:s text:c="2"/>const borrarReserva = (idTrabajador: string, idReserva: string) =&gt; {</text:span></text:p>
        <text:p text:style-name="Preformatted_20_Text"><text:span text:style-name="Source_20_Text"><text:s text:c="4"/>remove(ref(db, `trabajadores/${idTrabajador}/reservas/${idReserva}`));</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style={{ padding: "2rem" }}&gt;</text:span></text:p>
        <text:p text:style-name="Preformatted_20_Text"><text:span text:style-name="Source_20_Text"><text:s text:c="6"/>&lt;h2&gt;📊 Visualización de trabajadores&lt;/h2&gt;</text:span></text:p>
        <text:p text:style-name="Preformatted_20_Text"><text:span text:style-name="Source_20_Text"><text:s text:c="6"/>&lt;table style={{ width: "100%", borderCollapse: "collapse", marginBottom: "2rem" }}&gt;</text:span></text:p>
        <text:p text:style-name="Preformatted_20_Text"><text:span text:style-name="Source_20_Text"><text:s text:c="8"/>&lt;thead&gt;</text:span></text:p>
        <text:p text:style-name="Preformatted_20_Text"><text:span text:style-name="Source_20_Text"><text:s text:c="10"/>&lt;tr&gt;</text:span></text:p>
        <text:p text:style-name="Preformatted_20_Text"><text:span text:style-name="Source_20_Text"><text:s text:c="12"/>&lt;th&gt;Nombre&lt;/th&gt;</text:span></text:p>
        <text:p text:style-name="Preformatted_20_Text"><text:span text:style-name="Source_20_Text"><text:s text:c="12"/>&lt;th&gt;Favores&lt;/th&gt;</text:span></text:p>
        <text:p text:style-name="Preformatted_20_Text"><text:span text:style-name="Source_20_Text"><text:s text:c="12"/>&lt;th&gt;Reservas&lt;/th&gt;</text:span></text:p>
        <text:p text:style-name="Preformatted_20_Text"><text:span text:style-name="Source_20_Text"><text:s text:c="10"/>&lt;/tr&gt;</text:span></text:p>
        <text:p text:style-name="Preformatted_20_Text"><text:span text:style-name="Source_20_Text"><text:s text:c="8"/>&lt;/thead&gt;</text:span></text:p>
        <text:p text:style-name="Preformatted_20_Text"><text:span text:style-name="Source_20_Text"><text:s text:c="8"/>&lt;tbody&gt;</text:span></text:p>
        <text:p text:style-name="Preformatted_20_Text"><text:span text:style-name="Source_20_Text"><text:s text:c="10"/>{Object.entries(trabajadores).map(([id, t]) =&gt; {</text:span></text:p>
        <text:p text:style-name="Preformatted_20_Text"><text:span text:style-name="Source_20_Text"><text:s text:c="12"/>const favoresList = Object.entries(t.favores || {});</text:span></text:p>
        <text:p text:style-name="Preformatted_20_Text"><text:span text:style-name="Source_20_Text"><text:s text:c="12"/>const reservasList = Object.entries(t.reservas || {});</text:span></text:p>
        <text:p text:style-name="Preformatted_20_Text"><text:span text:style-name="Source_20_Text"><text:s text:c="12"/>const totalFavores = favoresList.reduce((acc, [, f]) =&gt; acc + (f.tipo === "+1" ? 1 : -1), 0);</text:span></text:p>
        <text:p text:style-name="Preformatted_20_Text"/>
        <text:p text:style-name="Preformatted_20_Text"><text:span text:style-name="Source_20_Text"><text:s text:c="12"/>return (</text:span></text:p>
        <text:p text:style-name="Preformatted_20_Text"><text:span text:style-name="Source_20_Text"><text:s text:c="14"/>&lt;React.Fragment key={id}&gt;</text:span></text:p>
        <text:p text:style-name="Preformatted_20_Text"><text:span text:style-name="Source_20_Text"><text:s text:c="16"/>&lt;tr&gt;</text:span></text:p>
        <text:p text:style-name="Preformatted_20_Text"><text:span text:style-name="Source_20_Text"><text:s text:c="18"/>&lt;td&gt;{t.nombre}&lt;/td&gt;</text:span></text:p>
        <text:p text:style-name="Preformatted_20_Text"><text:span text:style-name="Source_20_Text"><text:s text:c="18"/>&lt;td&gt;</text:span></text:p>
        <text:p text:style-name="Preformatted_20_Text"><text:span text:style-name="Source_20_Text"><text:s text:c="20"/>{totalFavores}</text:span></text:p>
        <text:p text:style-name="Preformatted_20_Text"><text:span text:style-name="Source_20_Text"><text:s text:c="20"/>&lt;button onClick={() =&gt;</text:span></text:p>
        <text:p text:style-name="Preformatted_20_Text"><text:span text:style-name="Source_20_Text"><text:s text:c="22"/>setDesplegarFavores(desplegarFavores === id ? null : id)</text:span></text:p>
        <text:p text:style-name="Preformatted_20_Text"><text:span text:style-name="Source_20_Text"><text:s text:c="20"/>}&gt;</text:span></text:p>
        <text:p text:style-name="Preformatted_20_Text"><text:span text:style-name="Source_20_Text"><text:s text:c="22"/>{desplegarFavores === id ? "−" : "+"}</text:span></text:p>
        <text:p text:style-name="Preformatted_20_Text"><text:span text:style-name="Source_20_Text"><text:s text:c="20"/>&lt;/button&gt;</text:span></text:p>
        <text:p text:style-name="Preformatted_20_Text"><text:span text:style-name="Source_20_Text"><text:s text:c="18"/>&lt;/td&gt;</text:span></text:p>
        <text:p text:style-name="Preformatted_20_Text"><text:span text:style-name="Source_20_Text"><text:s text:c="18"/>&lt;td&gt;</text:span></text:p>
        <text:p text:style-name="Preformatted_20_Text"><text:span text:style-name="Source_20_Text"><text:s text:c="20"/>{reservasList.length}</text:span></text:p>
        <text:p text:style-name="Preformatted_20_Text"><text:span text:style-name="Source_20_Text"><text:s text:c="20"/>&lt;button onClick={() =&gt;</text:span></text:p>
        <text:p text:style-name="Preformatted_20_Text"><text:span text:style-name="Source_20_Text"><text:s text:c="22"/>setDesplegarReservas(desplegarReservas === id ? null : id)</text:span></text:p>
        <text:p text:style-name="Preformatted_20_Text"><text:span text:style-name="Source_20_Text"><text:s text:c="20"/>}&gt;</text:span></text:p>
        <text:p text:style-name="Preformatted_20_Text"><text:span text:style-name="Source_20_Text"><text:s text:c="22"/>{desplegarReservas === id ? "−" : "+"}</text:span></text:p>
        <text:p text:style-name="Preformatted_20_Text"><text:span text:style-name="Source_20_Text"><text:s text:c="20"/>&lt;/button&gt;</text:span></text:p>
        <text:p text:style-name="Preformatted_20_Text"><text:span text:style-name="Source_20_Text"><text:s text:c="18"/>&lt;/td&gt;</text:span></text:p>
        <text:p text:style-name="Preformatted_20_Text"><text:span text:style-name="Source_20_Text"><text:s text:c="16"/>&lt;/tr&gt;</text:span></text:p>
        <text:p text:style-name="Preformatted_20_Text"/>
        <text:p text:style-name="Preformatted_20_Text"><text:span text:style-name="Source_20_Text"><text:s text:c="16"/>{desplegarFavores === id &amp;&amp; (</text:span></text:p>
        <text:p text:style-name="Preformatted_20_Text"><text:span text:style-name="Source_20_Text"><text:s text:c="18"/>&lt;tr&gt;</text:span></text:p>
        <text:p text:style-name="Preformatted_20_Text"><text:span text:style-name="Source_20_Text"><text:s text:c="20"/>&lt;td colSpan={3}&gt;</text:span></text:p>
        <text:p text:style-name="Preformatted_20_Text"><text:soft-page-break/><text:span text:style-name="Source_20_Text"><text:s text:c="22"/>&lt;strong&gt;🤝 Favores:&lt;/strong&gt;</text:span></text:p>
        <text:p text:style-name="Preformatted_20_Text"><text:span text:style-name="Source_20_Text"><text:s text:c="22"/>&lt;ul&gt;</text:span></text:p>
        <text:p text:style-name="Preformatted_20_Text"><text:span text:style-name="Source_20_Text"><text:s text:c="24"/>{favoresList.map(([fid, f]) =&gt; (</text:span></text:p>
        <text:p text:style-name="Preformatted_20_Text"><text:span text:style-name="Source_20_Text"><text:s text:c="26"/>&lt;li key={fid}&gt;</text:span></text:p>
        <text:p text:style-name="Preformatted_20_Text"><text:span text:style-name="Source_20_Text"><text:s text:c="28"/>{f.fecha} → {trabajadores[f.trabajador]?.nombre || f.trabajador} ({f.tipo})</text:span></text:p>
        <text:p text:style-name="Preformatted_20_Text"><text:span text:style-name="Source_20_Text"><text:s text:c="28"/>&lt;button</text:span></text:p>
        <text:p text:style-name="Preformatted_20_Text"><text:span text:style-name="Source_20_Text"><text:s text:c="30"/>onClick={() =&gt; borrarFavor(id, fid)}</text:span></text:p>
        <text:p text:style-name="Preformatted_20_Text"><text:span text:style-name="Source_20_Text"><text:s text:c="30"/>style={{ marginLeft: "0.5rem", color: "red" }}</text:span></text:p>
        <text:p text:style-name="Preformatted_20_Text"><text:span text:style-name="Source_20_Text"><text:s text:c="28"/>&gt;</text:span></text:p>
        <text:p text:style-name="Preformatted_20_Text"><text:span text:style-name="Source_20_Text"><text:s text:c="30"/>❌</text:span></text:p>
        <text:p text:style-name="Preformatted_20_Text"><text:span text:style-name="Source_20_Text"><text:s text:c="28"/>&lt;/button&gt;</text:span></text:p>
        <text:p text:style-name="Preformatted_20_Text"><text:span text:style-name="Source_20_Text"><text:s text:c="26"/>&lt;/li&gt;</text:span></text:p>
        <text:p text:style-name="Preformatted_20_Text"><text:span text:style-name="Source_20_Text"><text:s text:c="24"/>))}</text:span></text:p>
        <text:p text:style-name="Preformatted_20_Text"><text:span text:style-name="Source_20_Text"><text:s text:c="22"/>&lt;/ul&gt;</text:span></text:p>
        <text:p text:style-name="Preformatted_20_Text"><text:span text:style-name="Source_20_Text"><text:s text:c="20"/>&lt;/td&gt;</text:span></text:p>
        <text:p text:style-name="Preformatted_20_Text"><text:span text:style-name="Source_20_Text"><text:s text:c="18"/>&lt;/tr&gt;</text:span></text:p>
        <text:p text:style-name="Preformatted_20_Text"><text:span text:style-name="Source_20_Text"><text:s text:c="16"/>)}</text:span></text:p>
        <text:p text:style-name="Preformatted_20_Text"/>
        <text:p text:style-name="Preformatted_20_Text"><text:span text:style-name="Source_20_Text"><text:s text:c="16"/>{desplegarReservas === id &amp;&amp; (</text:span></text:p>
        <text:p text:style-name="Preformatted_20_Text"><text:span text:style-name="Source_20_Text"><text:s text:c="18"/>&lt;tr&gt;</text:span></text:p>
        <text:p text:style-name="Preformatted_20_Text"><text:span text:style-name="Source_20_Text"><text:s text:c="20"/>&lt;td colSpan={3}&gt;</text:span></text:p>
        <text:p text:style-name="Preformatted_20_Text"><text:span text:style-name="Source_20_Text"><text:s text:c="22"/>&lt;strong&gt;🗓️ Reservas:&lt;/strong&gt;</text:span></text:p>
        <text:p text:style-name="Preformatted_20_Text"><text:span text:style-name="Source_20_Text"><text:s text:c="22"/>&lt;ul&gt;</text:span></text:p>
        <text:p text:style-name="Preformatted_20_Text"><text:span text:style-name="Source_20_Text"><text:s text:c="24"/>{reservasList.map(([rid, fecha]) =&gt; (</text:span></text:p>
        <text:p text:style-name="Preformatted_20_Text"><text:span text:style-name="Source_20_Text"><text:s text:c="26"/>&lt;li key={rid}&gt;</text:span></text:p>
        <text:p text:style-name="Preformatted_20_Text"><text:span text:style-name="Source_20_Text"><text:s text:c="28"/>{fecha}</text:span></text:p>
        <text:p text:style-name="Preformatted_20_Text"><text:span text:style-name="Source_20_Text"><text:s text:c="28"/>&lt;button</text:span></text:p>
        <text:p text:style-name="Preformatted_20_Text"><text:span text:style-name="Source_20_Text"><text:s text:c="30"/>onClick={() =&gt; borrarReserva(id, rid)}</text:span></text:p>
        <text:p text:style-name="Preformatted_20_Text"><text:span text:style-name="Source_20_Text"><text:s text:c="30"/>style={{ marginLeft: "0.5rem", color: "red" }}</text:span></text:p>
        <text:p text:style-name="Preformatted_20_Text"><text:span text:style-name="Source_20_Text"><text:s text:c="28"/>&gt;</text:span></text:p>
        <text:p text:style-name="Preformatted_20_Text"><text:span text:style-name="Source_20_Text"><text:s text:c="30"/>❌</text:span></text:p>
        <text:p text:style-name="Preformatted_20_Text"><text:span text:style-name="Source_20_Text"><text:s text:c="28"/>&lt;/button&gt;</text:span></text:p>
        <text:p text:style-name="Preformatted_20_Text"><text:span text:style-name="Source_20_Text"><text:s text:c="26"/>&lt;/li&gt;</text:span></text:p>
        <text:p text:style-name="Preformatted_20_Text"><text:span text:style-name="Source_20_Text"><text:s text:c="24"/>))}</text:span></text:p>
        <text:p text:style-name="Preformatted_20_Text"><text:span text:style-name="Source_20_Text"><text:s text:c="22"/>&lt;/ul&gt;</text:span></text:p>
        <text:p text:style-name="Preformatted_20_Text"><text:span text:style-name="Source_20_Text"><text:s text:c="20"/>&lt;/td&gt;</text:span></text:p>
        <text:p text:style-name="Preformatted_20_Text"><text:span text:style-name="Source_20_Text"><text:s text:c="18"/>&lt;/tr&gt;</text:span></text:p>
        <text:p text:style-name="Preformatted_20_Text"><text:span text:style-name="Source_20_Text"><text:s text:c="16"/>)}</text:span></text:p>
        <text:p text:style-name="Preformatted_20_Text"><text:span text:style-name="Source_20_Text"><text:s text:c="14"/>&lt;/React.Fragment&gt;</text:span></text:p>
        <text:p text:style-name="Preformatted_20_Text"><text:span text:style-name="Source_20_Text"><text:s text:c="12"/>);</text:span></text:p>
        <text:p text:style-name="Preformatted_20_Text"><text:span text:style-name="Source_20_Text"><text:s text:c="10"/>})}</text:span></text:p>
        <text:p text:style-name="Preformatted_20_Text"><text:span text:style-name="Source_20_Text"><text:s text:c="8"/>&lt;/tbody&gt;</text:span></text:p>
        <text:p text:style-name="Preformatted_20_Text"><text:span text:style-name="Source_20_Text"><text:s text:c="6"/>&lt;/table&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Visualizacion;</text:span></text:p>
        <text:h text:style-name="Heading_20_2" text:outline-level="2"><text:bookmark-start text:name="__RefHeading___Toc3310_3073829444"/>🧠 ¿Qué puedes hacer a partir de aquí?<text:bookmark-end text:name="__RefHeading___Toc3310_3073829444"/></text:h>
        <text:list text:style-name="L23">
          <text:list-item>
            <text:p text:style-name="P43">Agregar filtros por trabajador o fechas.</text:p>
          </text:list-item>
          <text:list-item>
            <text:p text:style-name="P43">Estilizar con CSS para que se vea más pro.</text:p>
          </text:list-item>
          <text:list-item>
            <text:p text:style-name="P43">Mostrar resumen global al final (total favores hechos, totales por trabajador, etc.).</text:p>
          </text:list-item>
          <text:list-item>
            <text:p text:style-name="P43">Exportar la tabla como Excel o CSV (si quieres hacerlo más avanzado luego).</text:p>
          </text:list-item>
        </text:list>
        <text:p text:style-name="Text_20_body">Si te apetece seguir estilizando o visualizarlo con gráficos (pastel, barras, etc.) me avisas y lo preparamos juntos. ¡Esta pantalla ya está dando insights reales! 📈</text:p>
      </text:section>
      <text:p text:style-name="P19"><text:soft-page-break/>Ayer</text:p>
      <text:section text:style-name="Sect2" text:name="R353YYihCxGTZCjy6XzPc-user-message">
        <text:p text:style-name="P19">Lo primero, quisiera modificar un poco la base de datos. Cuando se introduce un favor, habría que introducir una entrada tanto en el trabajador que pide el favor, como el que lo recibe. Es decir, en gestión, cuando desde una ficha se añade un favor, habría que añadir dos entradas, una con +1 en un trabajador y otra con -1 en otro. Estoy igualmente planteandome designar esto de "favores" de otra manera, porque debe ser algo más tipo "Petición", es decir, si en la ficha de un trabajador abrimos una petición, sería lo contrario a un favor, es decir -1. Por otra parte, en el diseño de la base de datos, podríamos tener 3 raíces: trabajadores - (nombre, id) favores - (fecha, id trabajador peticionario, id trabajador que hace el favor) reservas - (fecha, id trabajador) Y con esta estructura trabajaríamos más fácil. No sé si este cambio te cuadra a una estructuración mejor, y cómo podríamos renombrar también lo de los favores.</text:p>
      </text:section>
      <text:section text:style-name="Sect2" text:name="e3dxYAdGqwvgAR6Gff9ae-content-0">
        <text:p text:style-name="P20">Carlos, este rediseño es una decisión excelente 👏. Separar los datos en tres raíces—<text:span text:style-name="Source_20_Text">trabajadores</text:span>, <text:span text:style-name="Source_20_Text">reservas</text:span> y lo que antes llamábamos <text:span text:style-name="Source_20_Text">favores</text:span>—te dará una estructura más limpia, escalable y lógica, sobre todo si más adelante quieres hacer búsquedas, estadísticas o análisis de relaciones entre miembros del grupo.</text:p>
        <text:h text:style-name="Heading_20_2" text:outline-level="2"><text:bookmark-start text:name="__RefHeading___Toc3312_3073829444"/>🧠 Redefiniendo "favores" como "peticiones"<text:bookmark-end text:name="__RefHeading___Toc3312_3073829444"/></text:h>
        <text:p text:style-name="Text_20_body">Tu intuición de que debería llamarse “Petición” tiene mucho sentido: en realidad, lo que se registra es una solicitud de ayuda, donde un trabajador pide a otro que haga algo. Por tanto:</text:p>
        <text:list text:style-name="L24">
          <text:list-item>
            <text:p text:style-name="P44">El <text:span text:style-name="Strong_20_Emphasis">peticionario</text:span> es quien solicita el favor → tipo <text:span text:style-name="Source_20_Text">-1</text:span></text:p>
          </text:list-item>
          <text:list-item>
            <text:p text:style-name="P44">El <text:span text:style-name="Strong_20_Emphasis">realizador</text:span> es quien lo lleva a cabo → tipo <text:span text:style-name="Source_20_Text">+1</text:span></text:p>
          </text:list-item>
        </text:list>
        <text:p text:style-name="Text_20_body">El término “favor” quedaba algo ambiguo. Renombrarlo como <text:span text:style-name="Source_20_Text">peticiones</text:span> aclara mejor el flujo del dato y la lógica de los roles. Podemos estructurarlo así:</text:p>
        <text:h text:style-name="Heading_20_2" text:outline-level="2"><text:bookmark-start text:name="__RefHeading___Toc3314_3073829444"/>🧾 Nueva estructura recomendada en Firebase<text:bookmark-end text:name="__RefHeading___Toc3314_3073829444"/></text:h>
        <text:p text:style-name="Text_20_body">json</text:p>
        <text:p text:style-name="Preformatted_20_Text"><text:span text:style-name="Source_20_Text">{</text:span></text:p>
        <text:p text:style-name="Preformatted_20_Text"><text:span text:style-name="Source_20_Text"><text:s text:c="2"/>"trabajadores": {</text:span></text:p>
        <text:p text:style-name="Preformatted_20_Text"><text:span text:style-name="Source_20_Text"><text:s text:c="4"/>"1": { "nombre": "Burón" },</text:span></text:p>
        <text:p text:style-name="Preformatted_20_Text"><text:span text:style-name="Source_20_Text"><text:s text:c="4"/>"2": { "nombre": "Quintana" },</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reservas": {</text:span></text:p>
        <text:p text:style-name="Preformatted_20_Text"><text:span text:style-name="Source_20_Text"><text:s text:c="4"/>"-Nk123": { "fecha": "2025-07-25", "trabajador": "1" },</text:span></text:p>
        <text:p text:style-name="Preformatted_20_Text"><text:span text:style-name="Source_20_Text"><text:s text:c="4"/>"-Nk124": { "fecha": "2025-07-25", "trabajador": "2" }</text:span></text:p>
        <text:p text:style-name="Preformatted_20_Text"><text:span text:style-name="Source_20_Text"><text:s text:c="2"/>},</text:span></text:p>
        <text:p text:style-name="Preformatted_20_Text"><text:span text:style-name="Source_20_Text"><text:s text:c="2"/>"peticiones": {</text:span></text:p>
        <text:p text:style-name="Preformatted_20_Text"><text:span text:style-name="Source_20_Text"><text:s text:c="4"/>"-NkA1B2": {</text:span></text:p>
        <text:p text:style-name="Preformatted_20_Text"><text:span text:style-name="Source_20_Text"><text:s text:c="6"/>"fecha": "2025-07-24",</text:span></text:p>
        <text:p text:style-name="Preformatted_20_Text"><text:span text:style-name="Source_20_Text"><text:s text:c="6"/>"de": "1", <text:s text:c="2"/>// quien pide</text:span></text:p>
        <text:p text:style-name="Preformatted_20_Text"><text:span text:style-name="Source_20_Text"><text:s text:c="6"/>"para": "2", // quien ayuda</text:span></text:p>
        <text:p text:style-name="Preformatted_20_Text"><text:span text:style-name="Source_20_Text"><text:s text:c="6"/>"tipo": "+1" // registrado desde el punto de vista del que ayuda</text:span></text:p>
        <text:p text:style-name="Preformatted_20_Text"><text:span text:style-name="Source_20_Text"><text:s text:c="4"/>},</text:span></text:p>
        <text:p text:style-name="Preformatted_20_Text"><text:span text:style-name="Source_20_Text"><text:s text:c="4"/>"-NkA1C3": {</text:span></text:p>
        <text:p text:style-name="Preformatted_20_Text"><text:span text:style-name="Source_20_Text"><text:s text:c="6"/>"fecha": "2025-07-24",</text:span></text:p>
        <text:p text:style-name="Preformatted_20_Text"><text:span text:style-name="Source_20_Text"><text:s text:c="6"/>"de": "1",</text:span></text:p>
        <text:p text:style-name="Preformatted_20_Text"><text:span text:style-name="Source_20_Text"><text:s text:c="6"/>"para": "1",</text:span></text:p>
        <text:p text:style-name="Preformatted_20_Text"><text:span text:style-name="Source_20_Text"><text:s text:c="6"/>"tipo": "-1" // registrado desde el punto de vista del peticionario</text:span></text:p>
        <text:p text:style-name="Preformatted_20_Text"><text:span text:style-name="Source_20_Text"><text:s text:c="4"/>}</text:span></text:p>
        <text:p text:style-name="Preformatted_20_Text"><text:span text:style-name="Source_20_Text"><text:s text:c="2"/>}</text:span></text:p>
        <text:p text:style-name="P23"><text:soft-page-break/><text:span text:style-name="Source_20_Text">}</text:span></text:p>
        <text:p text:style-name="Text_20_body">👉 Importante: cada petición genera <text:span text:style-name="Strong_20_Emphasis">dos entradas en </text:span><text:span text:style-name="Source_20_Text">peticiones</text:span>, como ya hacías antes. Esto sigue siendo válido, pero ahora más coherente:</text:p>
        <text:list text:style-name="L25">
          <text:list-item>
            <text:p text:style-name="P45">Una desde la perspectiva de quien ayuda (<text:span text:style-name="Source_20_Text">+1</text:span>)</text:p>
          </text:list-item>
          <text:list-item>
            <text:p text:style-name="P45">Otra desde quien la pide (<text:span text:style-name="Source_20_Text">-1</text:span>)</text:p>
          </text:list-item>
        </text:list>
        <text:h text:style-name="Heading_20_2" text:outline-level="2"><text:bookmark-start text:name="__RefHeading___Toc3316_3073829444"/>🔁 ¿Cómo afectaría esto al código?<text:bookmark-end text:name="__RefHeading___Toc3316_3073829444"/></text:h>
        <text:h text:style-name="Heading_20_3" text:outline-level="3"><text:bookmark-start text:name="__RefHeading___Toc3318_3073829444"/>1. Página de Gestión<text:bookmark-end text:name="__RefHeading___Toc3318_3073829444"/></text:h>
        <text:list text:style-name="L26">
          <text:list-item>
            <text:p text:style-name="P46">Cuando se añade una petición, en lugar de escribir en <text:span text:style-name="Source_20_Text">trabajadores/{id}/favores</text:span>, se haría un <text:span text:style-name="Source_20_Text">push</text:span> a <text:span text:style-name="Source_20_Text">peticiones</text:span> con ambos registros (<text:span text:style-name="Source_20_Text">+1</text:span> y <text:span text:style-name="Source_20_Text">-1</text:span>).</text:p>
          </text:list-item>
        </text:list>
        <text:h text:style-name="Heading_20_3" text:outline-level="3"><text:bookmark-start text:name="__RefHeading___Toc3320_3073829444"/>2. Visualización<text:bookmark-end text:name="__RefHeading___Toc3320_3073829444"/></text:h>
        <text:list text:style-name="L27">
          <text:list-item>
            <text:p text:style-name="P47">En vez de mirar dentro de cada trabajador, se filtra <text:span text:style-name="Source_20_Text">peticiones</text:span> por los campos <text:span text:style-name="Source_20_Text">de</text:span> y <text:span text:style-name="Source_20_Text">para</text:span>.</text:p>
          </text:list-item>
          <text:list-item>
            <text:p text:style-name="P47">El cálculo se hace sumando:</text:p>
            <text:list>
              <text:list-item>
                <text:p text:style-name="P47">Peticiones donde <text:span text:style-name="Source_20_Text">para = trabajador</text:span> y <text:span text:style-name="Source_20_Text">tipo = "+1"</text:span></text:p>
              </text:list-item>
              <text:list-item>
                <text:p text:style-name="P47">Peticiones donde <text:span text:style-name="Source_20_Text">de = trabajador</text:span> y <text:span text:style-name="Source_20_Text">tipo = "-1"</text:span></text:p>
              </text:list-item>
            </text:list>
          </text:list-item>
        </text:list>
        <text:h text:style-name="Heading_20_2" text:outline-level="2"><text:bookmark-start text:name="__RefHeading___Toc3322_3073829444"/>🗂️ Ventajas del nuevo modelo<text:bookmark-end text:name="__RefHeading___Toc3322_3073829444"/></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Aspecto</text:p>
              </table:table-cell>
              <table:table-cell table:style-name="Tabla2.A1" office:value-type="string">
                <text:p text:style-name="Table_20_Heading">Antes</text:p>
              </table:table-cell>
              <table:table-cell table:style-name="Tabla2.A1" office:value-type="string">
                <text:p text:style-name="Table_20_Heading">Ahora</text:p>
              </table:table-cell>
            </table:table-row>
          </table:table-header-rows>
          <table:table-row>
            <table:table-cell table:style-name="Tabla2.A1" office:value-type="string">
              <text:p text:style-name="Table_20_Contents">Estructura por trabajador</text:p>
            </table:table-cell>
            <table:table-cell table:style-name="Tabla2.A1" office:value-type="string">
              <text:p text:style-name="Table_20_Contents">Datos embebidos</text:p>
            </table:table-cell>
            <table:table-cell table:style-name="Tabla2.A1" office:value-type="string">
              <text:p text:style-name="Table_20_Contents">Datos independientes</text:p>
            </table:table-cell>
          </table:table-row>
          <table:table-row>
            <table:table-cell table:style-name="Tabla2.A1" office:value-type="string">
              <text:p text:style-name="Table_20_Contents">Escalabilidad</text:p>
            </table:table-cell>
            <table:table-cell table:style-name="Tabla2.A1" office:value-type="string">
              <text:p text:style-name="Table_20_Contents">Limitada</text:p>
            </table:table-cell>
            <table:table-cell table:style-name="Tabla2.A1" office:value-type="string">
              <text:p text:style-name="Table_20_Contents">Alta (filtrado, orden, agrupado)</text:p>
            </table:table-cell>
          </table:table-row>
          <table:table-row>
            <table:table-cell table:style-name="Tabla2.A1" office:value-type="string">
              <text:p text:style-name="Table_20_Contents">Visualización global</text:p>
            </table:table-cell>
            <table:table-cell table:style-name="Tabla2.A1" office:value-type="string">
              <text:p text:style-name="Table_20_Contents">Compleja</text:p>
            </table:table-cell>
            <table:table-cell table:style-name="Tabla2.A1" office:value-type="string">
              <text:p text:style-name="Table_20_Contents">Más sencilla y centralizada</text:p>
            </table:table-cell>
          </table:table-row>
          <table:table-row>
            <table:table-cell table:style-name="Tabla2.A1" office:value-type="string">
              <text:p text:style-name="Table_20_Contents">Eliminación de datos</text:p>
            </table:table-cell>
            <table:table-cell table:style-name="Tabla2.A1" office:value-type="string">
              <text:p text:style-name="Table_20_Contents">Hay que saber el ID interno</text:p>
            </table:table-cell>
            <table:table-cell table:style-name="Tabla2.A1" office:value-type="string">
              <text:p text:style-name="Table_20_Contents">Solo se borra el nodo en <text:span text:style-name="Source_20_Text">peticiones</text:span></text:p>
            </table:table-cell>
          </table:table-row>
          <table:table-row>
            <table:table-cell table:style-name="Tabla2.A1" office:value-type="string">
              <text:p text:style-name="Table_20_Contents">Semántica del dato</text:p>
            </table:table-cell>
            <table:table-cell table:style-name="Tabla2.A1" office:value-type="string">
              <text:p text:style-name="Table_20_Contents">Ambigua (“favor” = ¿quién lo hizo?)</text:p>
            </table:table-cell>
            <table:table-cell table:style-name="Tabla2.A1" office:value-type="string">
              <text:p text:style-name="Table_20_Contents">Precisa (“petición” = relación clara)</text:p>
            </table:table-cell>
          </table:table-row>
        </table:table>
        <text:h text:style-name="Heading_20_2" text:outline-level="2"><text:bookmark-start text:name="__RefHeading___Toc3324_3073829444"/>💬 Siguiente paso<text:bookmark-end text:name="__RefHeading___Toc3324_3073829444"/></text:h>
        <text:p text:style-name="Text_20_body">¿Quieres que te ayude ahora a reestructurar la base de datos desde código y adaptar la página de gestión para escribir en esta nueva forma? También podemos renombrar internamente las funciones y campos para que digan “petición” en lugar de “favor”.</text:p>
        <text:p text:style-name="Text_20_body">Con este paso, tu app da un salto conceptual enorme. Está quedando espectacular 🚀</text:p>
      </text:section>
      <text:section text:style-name="Sect2" text:name="n3Pat7XDQa5LMWrQ79Ntm-user-message">
        <text:p text:style-name="P19">Bueno, con el nuevo modelo de base de datos, en este caso con añadir una entrada por favor sería suficiente, y nos sobraría el +1/-1, porque con el "de" / "para", ya sabemos que el de es un +1 y el para recibiría un -1 en el contador. Pasemos a implementar estos cambios.</text:p>
      </text:section>
      <text:section text:style-name="Sect2" text:name="Degfwk17WpzF3H5n6LyXB-content-0">
        <text:p text:style-name="P20"><text:soft-page-break/>Perfecto, Carlos 🙌. Esa simplificación es muy acertada: al tener explícitamente los campos <text:span text:style-name="Source_20_Text">de</text:span> y <text:span text:style-name="Source_20_Text">para</text:span>, el valor de <text:span text:style-name="Source_20_Text">tipo</text:span> ya se deduce automáticamente según el punto de vista desde el que se analice, así que eliminarlo hace que los datos estén más limpios y sin redundancia.</text:p>
        <text:h text:style-name="Heading_20_2" text:outline-level="2"><text:bookmark-start text:name="__RefHeading___Toc3326_3073829444"/>🧾 Estructura final para la base de datos<text:bookmark-end text:name="__RefHeading___Toc3326_3073829444"/></text:h>
        <text:p text:style-name="Text_20_body">json</text:p>
        <text:p text:style-name="Preformatted_20_Text"><text:span text:style-name="Source_20_Text">{</text:span></text:p>
        <text:p text:style-name="Preformatted_20_Text"><text:span text:style-name="Source_20_Text"><text:s text:c="2"/>"trabajadores": {</text:span></text:p>
        <text:p text:style-name="Preformatted_20_Text"><text:span text:style-name="Source_20_Text"><text:s text:c="4"/>"1": { "nombre": "Burón" },</text:span></text:p>
        <text:p text:style-name="Preformatted_20_Text"><text:span text:style-name="Source_20_Text"><text:s text:c="4"/>"2": { "nombre": "Quintana" }</text:span></text:p>
        <text:p text:style-name="Preformatted_20_Text"><text:span text:style-name="Source_20_Text"><text:s text:c="2"/>},</text:span></text:p>
        <text:p text:style-name="Preformatted_20_Text"><text:span text:style-name="Source_20_Text"><text:s text:c="2"/>"reservas": {</text:span></text:p>
        <text:p text:style-name="Preformatted_20_Text"><text:span text:style-name="Source_20_Text"><text:s text:c="4"/>"-Nk001": { "fecha": "2025-07-26", "trabajador": "1" }</text:span></text:p>
        <text:p text:style-name="Preformatted_20_Text"><text:span text:style-name="Source_20_Text"><text:s text:c="2"/>},</text:span></text:p>
        <text:p text:style-name="Preformatted_20_Text"><text:span text:style-name="Source_20_Text"><text:s text:c="2"/>"peticiones": {</text:span></text:p>
        <text:p text:style-name="Preformatted_20_Text"><text:span text:style-name="Source_20_Text"><text:s text:c="4"/>"-NkA123": {</text:span></text:p>
        <text:p text:style-name="Preformatted_20_Text"><text:span text:style-name="Source_20_Text"><text:s text:c="6"/>"fecha": "2025-07-25",</text:span></text:p>
        <text:p text:style-name="Preformatted_20_Text"><text:span text:style-name="Source_20_Text"><text:s text:c="6"/>"de": "1", <text:s text:c="2"/>// trabajador que pide</text:span></text:p>
        <text:p text:style-name="Preformatted_20_Text"><text:span text:style-name="Source_20_Text"><text:s text:c="6"/>"para": "2" <text:s/>// trabajador que realiza</text:span></text:p>
        <text:p text:style-name="Preformatted_20_Text"><text:span text:style-name="Source_20_Text"><text:s text:c="4"/>}</text:span></text:p>
        <text:p text:style-name="Preformatted_20_Text"><text:span text:style-name="Source_20_Text"><text:s text:c="2"/>}</text:span></text:p>
        <text:p text:style-name="P23"><text:span text:style-name="Source_20_Text">}</text:span></text:p>
        <text:p text:style-name="Text_20_body">Con esta estructura:</text:p>
        <text:list text:style-name="L28">
          <text:list-item>
            <text:p text:style-name="P48">Basta con <text:span text:style-name="Strong_20_Emphasis">una entrada por petición</text:span>.</text:p>
          </text:list-item>
          <text:list-item>
            <text:p text:style-name="P48">El cálculo de contadores se basa en:</text:p>
            <text:list>
              <text:list-item>
                <text:p text:style-name="P48"><text:span text:style-name="Source_20_Text">para = trabajador</text:span> → suma como <text:span text:style-name="Strong_20_Emphasis">+1</text:span> (favores realizados)</text:p>
              </text:list-item>
              <text:list-item>
                <text:p text:style-name="P48"><text:span text:style-name="Source_20_Text">de = trabajador</text:span> → suma como <text:span text:style-name="Strong_20_Emphasis">-1</text:span> (peticiones solicitadas)</text:p>
              </text:list-item>
            </text:list>
          </text:list-item>
        </text:list>
        <text:h text:style-name="Heading_20_2" text:outline-level="2"><text:bookmark-start text:name="__RefHeading___Toc3328_3073829444"/>🔧 Cambios necesarios en el código<text:bookmark-end text:name="__RefHeading___Toc3328_3073829444"/></text:h>
        <text:h text:style-name="Heading_20_3" text:outline-level="3"><text:bookmark-start text:name="__RefHeading___Toc3330_3073829444"/>1. Función para registrar petición<text:bookmark-end text:name="__RefHeading___Toc3330_3073829444"/></text:h>
        <text:p text:style-name="Text_20_body">Actualiza la función para hacer solo un <text:span text:style-name="Source_20_Text">push</text:span> al nodo <text:span text:style-name="Source_20_Text">peticiones</text:span>:</text:p>
        <text:p text:style-name="Text_20_body">javascript</text:p>
        <text:p text:style-name="Preformatted_20_Text"><text:span text:style-name="Source_20_Text">function registrarPeticion(deId, paraId, fecha) {</text:span></text:p>
        <text:p text:style-name="Preformatted_20_Text"><text:span text:style-name="Source_20_Text"><text:s text:c="2"/>const peticion = {</text:span></text:p>
        <text:p text:style-name="Preformatted_20_Text"><text:span text:style-name="Source_20_Text"><text:s text:c="4"/>fecha: fecha,</text:span></text:p>
        <text:p text:style-name="Preformatted_20_Text"><text:span text:style-name="Source_20_Text"><text:s text:c="4"/>de: deId,</text:span></text:p>
        <text:p text:style-name="Preformatted_20_Text"><text:span text:style-name="Source_20_Text"><text:s text:c="4"/>para: paraId</text:span></text:p>
        <text:p text:style-name="Preformatted_20_Text"><text:span text:style-name="Source_20_Text"><text:s text:c="2"/>};</text:span></text:p>
        <text:p text:style-name="Preformatted_20_Text"><text:span text:style-name="Source_20_Text"><text:s text:c="2"/>firebase.database().ref('peticiones').push(peticion);</text:span></text:p>
        <text:p text:style-name="P23"><text:span text:style-name="Source_20_Text">}</text:span></text:p>
        <text:h text:style-name="Heading_20_3" text:outline-level="3"><text:bookmark-start text:name="__RefHeading___Toc3332_3073829444"/>2. Visualización de contadores<text:bookmark-end text:name="__RefHeading___Toc3332_3073829444"/></text:h>
        <text:p text:style-name="Text_20_body">Cuando muestres el saldo de favores/peticiones de un trabajador:</text:p>
        <text:p text:style-name="Text_20_body">javascript</text:p>
        <text:p text:style-name="Preformatted_20_Text"><text:soft-page-break/><text:span text:style-name="Source_20_Text">function calcularSaldo(trabajadorId, peticiones) {</text:span></text:p>
        <text:p text:style-name="Preformatted_20_Text"><text:span text:style-name="Source_20_Text"><text:s text:c="2"/>let saldo = 0;</text:span></text:p>
        <text:p text:style-name="Preformatted_20_Text"><text:span text:style-name="Source_20_Text"><text:s text:c="2"/>peticiones.forEach(peticion =&gt; {</text:span></text:p>
        <text:p text:style-name="Preformatted_20_Text"><text:span text:style-name="Source_20_Text"><text:s text:c="4"/>if (peticion.para === trabajadorId) saldo += 1;</text:span></text:p>
        <text:p text:style-name="Preformatted_20_Text"><text:span text:style-name="Source_20_Text"><text:s text:c="4"/>if (peticion.de === trabajadorId) saldo -= 1;</text:span></text:p>
        <text:p text:style-name="Preformatted_20_Text"><text:span text:style-name="Source_20_Text"><text:s text:c="2"/>});</text:span></text:p>
        <text:p text:style-name="Preformatted_20_Text"><text:span text:style-name="Source_20_Text"><text:s text:c="2"/>return saldo;</text:span></text:p>
        <text:p text:style-name="P23"><text:span text:style-name="Source_20_Text">}</text:span></text:p>
        <text:h text:style-name="Heading_20_2" text:outline-level="2"><text:bookmark-start text:name="__RefHeading___Toc3334_3073829444"/>✅ Ventajas de este nuevo sistema<text:bookmark-end text:name="__RefHeading___Toc3334_3073829444"/></text:h>
        <text:list text:style-name="L29">
          <text:list-item>
            <text:p text:style-name="P49">✅ Menos duplicación de datos</text:p>
          </text:list-item>
          <text:list-item>
            <text:p text:style-name="P49">✅ Más claridad semántica</text:p>
          </text:list-item>
          <text:list-item>
            <text:p text:style-name="P49">✅ Filtrado y análisis más sencillo</text:p>
          </text:list-item>
          <text:list-item>
            <text:p text:style-name="P49">✅ Menor probabilidad de errores al registrar</text:p>
          </text:list-item>
        </text:list>
        <text:p text:style-name="Text_20_body">Si quieres, puedo ayudarte a revisar todo el código que interactúa con Firebase para asegurarnos que se adapte bien al nuevo formato. También podemos hacer una prueba en vivo y te ayudo a ajustar las consultas y visualizaciones. ¿Seguimos por ahí? 😎</text:p>
      </text:section>
      <text:p text:style-name="P19">Hoy</text:p>
      <text:section text:style-name="Sect2" text:name="HVUVjRdLpJwbo5yQqAZG2-user-message">
        <text:p text:style-name="P19">Generame un nuevo json para poblar la BBDD.</text:p>
      </text:section>
      <text:section text:style-name="Sect2" text:name="9q4LWQtSabrGAe9EgRtix-content-0">
        <text:p text:style-name="P20">¡Con mucho gusto, Carlos! Aquí te paso el nuevo JSON adaptado a la estructura mejorada de tu base de datos, con las tres raíces principales: <text:span text:style-name="Source_20_Text">trabajadores</text:span>, <text:span text:style-name="Source_20_Text">reservas</text:span> y <text:span text:style-name="Source_20_Text">peticiones</text:span>. Este JSON está listo para pegar directamente en la consola de Firebase Realtime Database:</text:p>
        <text:p text:style-name="Text_20_body">json</text:p>
        <text:p text:style-name="Preformatted_20_Text"><text:span text:style-name="Source_20_Text">{</text:span></text:p>
        <text:p text:style-name="Preformatted_20_Text"><text:span text:style-name="Source_20_Text"><text:s text:c="2"/>"trabajadores": {</text:span></text:p>
        <text:p text:style-name="Preformatted_20_Text"><text:span text:style-name="Source_20_Text"><text:s text:c="4"/>"1": { "nombre": "Burón" },</text:span></text:p>
        <text:p text:style-name="Preformatted_20_Text"><text:span text:style-name="Source_20_Text"><text:s text:c="4"/>"2": { "nombre": "Quintana" },</text:span></text:p>
        <text:p text:style-name="Preformatted_20_Text"><text:span text:style-name="Source_20_Text"><text:s text:c="4"/>"3": { "nombre": "Sergio" },</text:span></text:p>
        <text:p text:style-name="Preformatted_20_Text"><text:span text:style-name="Source_20_Text"><text:s text:c="4"/>"4": { "nombre": "Noelia" },</text:span></text:p>
        <text:p text:style-name="Preformatted_20_Text"><text:span text:style-name="Source_20_Text"><text:s text:c="4"/>"5": { "nombre": "Chamorro" },</text:span></text:p>
        <text:p text:style-name="Preformatted_20_Text"><text:span text:style-name="Source_20_Text"><text:s text:c="4"/>"6": { "nombre": "Sonia" },</text:span></text:p>
        <text:p text:style-name="Preformatted_20_Text"><text:span text:style-name="Source_20_Text"><text:s text:c="4"/>"7": { "nombre": "MarioB" },</text:span></text:p>
        <text:p text:style-name="Preformatted_20_Text"><text:span text:style-name="Source_20_Text"><text:s text:c="4"/>"8": { "nombre": "MarioF" },</text:span></text:p>
        <text:p text:style-name="Preformatted_20_Text"><text:span text:style-name="Source_20_Text"><text:s text:c="4"/>"9": { "nombre": "Darío" },</text:span></text:p>
        <text:p text:style-name="Preformatted_20_Text"><text:span text:style-name="Source_20_Text"><text:s text:c="4"/>"10": { "nombre": "Dani" },</text:span></text:p>
        <text:p text:style-name="Preformatted_20_Text"><text:span text:style-name="Source_20_Text"><text:s text:c="4"/>"11": { "nombre": "Minerva" },</text:span></text:p>
        <text:p text:style-name="Preformatted_20_Text"><text:span text:style-name="Source_20_Text"><text:s text:c="4"/>"12": { "nombre": "Cayón" },</text:span></text:p>
        <text:p text:style-name="Preformatted_20_Text"><text:span text:style-name="Source_20_Text"><text:s text:c="4"/>"13": { "nombre": "Seco" },</text:span></text:p>
        <text:p text:style-name="Preformatted_20_Text"><text:span text:style-name="Source_20_Text"><text:s text:c="4"/>"14": { "nombre": "Alex" }</text:span></text:p>
        <text:p text:style-name="Preformatted_20_Text"><text:span text:style-name="Source_20_Text"><text:s text:c="2"/>},</text:span></text:p>
        <text:p text:style-name="Preformatted_20_Text"><text:span text:style-name="Source_20_Text"><text:s text:c="2"/>"reservas": {},</text:span></text:p>
        <text:p text:style-name="Preformatted_20_Text"><text:span text:style-name="Source_20_Text"><text:s text:c="2"/>"peticiones": {}</text:span></text:p>
        <text:p text:style-name="P23"><text:span text:style-name="Source_20_Text">}</text:span></text:p>
        <text:p text:style-name="Text_20_body">🔧 Para cargarlo:</text:p>
        <text:list text:style-name="L30">
          <text:list-item>
            <text:p text:style-name="P50">Ve a tu Realtime Database en Firebase.</text:p>
          </text:list-item>
          <text:list-item>
            <text:p text:style-name="P50">Pulsa el botón de edición en el nodo raíz.</text:p>
          </text:list-item>
          <text:list-item>
            <text:p text:style-name="P50">Pega el JSON completo y guarda.</text:p>
          </text:list-item>
        </text:list>
        <text:p text:style-name="Text_20_body"><text:soft-page-break/>🧼 Con esto tendrás tu base totalmente limpia y reestructurada, lista para comenzar con este nuevo enfoque.</text:p>
        <text:p text:style-name="Text_20_body">¿Te gustaría que prepare también las funciones para registrar reservas y peticiones con esta nueva forma? Podemos actualizar la pantalla de gestión para que se conecte a esta estructura desde ya. ¡Tú mandas! 😄</text:p>
      </text:section>
      <text:section text:style-name="Sect2" text:name="ioRWdVg7egDtPk8a2WU7x-user-message">
        <text:p text:style-name="P19">Modifiquemos tanto Gestión, Visualización como Reset, sí.</text:p>
      </text:section>
      <text:section text:style-name="Sect2" text:name="XagyBWeggVD3YJuCDvimY-content-0">
        <text:p text:style-name="P20">¡Perfecto, Carlos! Con el nuevo modelo de base de datos ya en marcha (<text:span text:style-name="Source_20_Text">trabajadores</text:span>, <text:span text:style-name="Source_20_Text">reservas</text:span>, <text:span text:style-name="Source_20_Text">peticiones</text:span>), vamos a actualizar las tres páginas clave de tu app para que trabajen con esta estructura de forma precisa y limpia. Aquí va todo listo para copiar y pegar, con explicación clara en cada parte.</text:p>
        <text:h text:style-name="Heading_20_2" text:outline-level="2"><text:bookmark-start text:name="__RefHeading___Toc3336_3073829444"/>🔧 <text:span text:style-name="Source_20_Text">Gestion.tsx</text:span> – Añadir reservas y peticiones<text:bookmark-end text:name="__RefHeading___Toc3336_3073829444"/></text:h>
        <text:p text:style-name="Text_20_body">tsx</text:p>
        <text:p text:style-name="Preformatted_20_Text"><text:span text:style-name="Source_20_Text">import React, { useEffect, useState } from "react";</text:span></text:p>
        <text:p text:style-name="Preformatted_20_Text"><text:span text:style-name="Source_20_Text">import FichaTrabajador from "../components/FichaTrabajador";</text:span></text:p>
        <text:p text:style-name="Preformatted_20_Text"><text:span text:style-name="Source_20_Text">import { db, ref, onValue, push } from "../firebase/config";</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const Gestion: React.FC = () =&gt; {</text:span></text:p>
        <text:p text:style-name="Preformatted_20_Text"><text:span text:style-name="Source_20_Text"><text:s text:c="2"/>const [trabajadores, setTrabajadores] = useState&lt;{ [id: string]: Trabajador }&gt;({});</text:span></text:p>
        <text:p text:style-name="Preformatted_20_Text"/>
        <text:p text:style-name="Preformatted_20_Text"><text:span text:style-name="Source_20_Text"><text:s text:c="2"/>useEffect(() =&gt; {</text:span></text:p>
        <text:p text:style-name="Preformatted_20_Text"><text:span text:style-name="Source_20_Text"><text:s text:c="4"/>const trabajadoresRef = ref(db, "trabajadores");</text:span></text:p>
        <text:p text:style-name="Preformatted_20_Text"><text:span text:style-name="Source_20_Text"><text:s text:c="4"/>onValue(trabajadoresRef, (snapshot) =&gt; {</text:span></text:p>
        <text:p text:style-name="Preformatted_20_Text"><text:span text:style-name="Source_20_Text"><text:s text:c="6"/>const data = snapshot.val() || {};</text:span></text:p>
        <text:p text:style-name="Preformatted_20_Text"><text:span text:style-name="Source_20_Text"><text:s text:c="6"/>setTrabajadores(data);</text:span></text:p>
        <text:p text:style-name="Preformatted_20_Text"><text:span text:style-name="Source_20_Text"><text:s text:c="4"/>});</text:span></text:p>
        <text:p text:style-name="Preformatted_20_Text"><text:span text:style-name="Source_20_Text"><text:s text:c="2"/>}, []);</text:span></text:p>
        <text:p text:style-name="Preformatted_20_Text"/>
        <text:p text:style-name="Preformatted_20_Text"><text:span text:style-name="Source_20_Text"><text:s text:c="2"/>const agregarReserva = (trabajadorId: string, fecha: string) =&gt; {</text:span></text:p>
        <text:p text:style-name="Preformatted_20_Text"><text:span text:style-name="Source_20_Text"><text:s text:c="4"/>push(ref(db, "reservas"), {</text:span></text:p>
        <text:p text:style-name="Preformatted_20_Text"><text:span text:style-name="Source_20_Text"><text:s text:c="6"/>fecha,</text:span></text:p>
        <text:p text:style-name="Preformatted_20_Text"><text:span text:style-name="Source_20_Text"><text:s text:c="6"/>trabajador: trabajadorId</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agregarPeticion = (peticionarioId: string, ayudanteId: string, fecha: string) =&gt; {</text:span></text:p>
        <text:p text:style-name="Preformatted_20_Text"><text:span text:style-name="Source_20_Text"><text:s text:c="4"/>push(ref(db, "peticiones"), {</text:span></text:p>
        <text:p text:style-name="Preformatted_20_Text"><text:span text:style-name="Source_20_Text"><text:s text:c="6"/>fecha,</text:span></text:p>
        <text:p text:style-name="Preformatted_20_Text"><text:span text:style-name="Source_20_Text"><text:s text:c="6"/>de: peticionarioId,</text:span></text:p>
        <text:p text:style-name="Preformatted_20_Text"><text:span text:style-name="Source_20_Text"><text:s text:c="6"/>para: ayudanteId</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listaTrabajadores = Object.entries(trabajadores).map(([id, t]) =&gt; ({</text:span></text:p>
        <text:p text:style-name="Preformatted_20_Text"><text:span text:style-name="Source_20_Text"><text:s text:c="4"/>id,</text:span></text:p>
        <text:p text:style-name="Preformatted_20_Text"><text:span text:style-name="Source_20_Text"><text:s text:c="4"/>nombre: t.nombre</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oft-page-break/><text:span text:style-name="Source_20_Text"><text:s text:c="4"/>&lt;div style={{ display: "flex", flexWrap: "wrap", gap: "1rem", padding: "2rem" }}&gt;</text:span></text:p>
        <text:p text:style-name="Preformatted_20_Text"><text:span text:style-name="Source_20_Text"><text:s text:c="6"/>{Object.entries(trabajadores).map(([id, t]) =&gt; (</text:span></text:p>
        <text:p text:style-name="Preformatted_20_Text"><text:span text:style-name="Source_20_Text"><text:s text:c="8"/>&lt;FichaTrabajador</text:span></text:p>
        <text:p text:style-name="Preformatted_20_Text"><text:span text:style-name="Source_20_Text"><text:s text:c="10"/>key={id}</text:span></text:p>
        <text:p text:style-name="Preformatted_20_Text"><text:span text:style-name="Source_20_Text"><text:s text:c="10"/>nombre={t.nombre}</text:span></text:p>
        <text:p text:style-name="Preformatted_20_Text"><text:span text:style-name="Source_20_Text"><text:s text:c="10"/>reservas={[]} // no se usan aquí, los cargamos en visualización</text:span></text:p>
        <text:p text:style-name="Preformatted_20_Text"><text:span text:style-name="Source_20_Text"><text:s text:c="10"/>peticiones={[]} // igual, visualización se encarga de contarlas</text:span></text:p>
        <text:p text:style-name="Preformatted_20_Text"><text:span text:style-name="Source_20_Text"><text:s text:c="10"/>listaTrabajadores={listaTrabajadores}</text:span></text:p>
        <text:p text:style-name="Preformatted_20_Text"><text:span text:style-name="Source_20_Text"><text:s text:c="10"/>onNuevaReserva={(fecha) =&gt; agregarReserva(id, fecha)}</text:span></text:p>
        <text:p text:style-name="Preformatted_20_Text"><text:span text:style-name="Source_20_Text"><text:s text:c="10"/>onNuevaPeticion={(ayudanteId, fecha) =&gt; agregarPeticion(id, ayudanteId, fecha)}</text:span></text:p>
        <text:p text:style-name="Preformatted_20_Text"><text:span text:style-name="Source_20_Text"><text:s text:c="8"/>/&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Gestion;</text:span></text:p>
        <text:h text:style-name="Heading_20_2" text:outline-level="2"><text:bookmark-start text:name="__RefHeading___Toc3338_3073829444"/>📊 <text:span text:style-name="Source_20_Text">Visualizacion.tsx</text:span> – Mostrar tabla con contadores y listado desplegable<text:bookmark-end text:name="__RefHeading___Toc3338_3073829444"/></text:h>
        <text:p text:style-name="Text_20_body">tsx</text:p>
        <text:p text:style-name="Preformatted_20_Text"><text:span text:style-name="Source_20_Text">import React, { useEffect, useState } from "react";</text:span></text:p>
        <text:p text:style-name="Preformatted_20_Text"><text:span text:style-name="Source_20_Text">import { db, ref, onValue, remove } from "../firebase/config";</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type Peticion = {</text:span></text:p>
        <text:p text:style-name="Preformatted_20_Text"><text:span text:style-name="Source_20_Text"><text:s text:c="2"/>fecha: string;</text:span></text:p>
        <text:p text:style-name="Preformatted_20_Text"><text:span text:style-name="Source_20_Text"><text:s text:c="2"/>de: string;</text:span></text:p>
        <text:p text:style-name="Preformatted_20_Text"><text:span text:style-name="Source_20_Text"><text:s text:c="2"/>para: string;</text:span></text:p>
        <text:p text:style-name="Preformatted_20_Text"><text:span text:style-name="Source_20_Text">};</text:span></text:p>
        <text:p text:style-name="Preformatted_20_Text"/>
        <text:p text:style-name="Preformatted_20_Text"><text:span text:style-name="Source_20_Text">const Visualizacion: React.FC = () =&gt; {</text:span></text:p>
        <text:p text:style-name="Preformatted_20_Text"><text:span text:style-name="Source_20_Text"><text:s text:c="2"/>const [trabajadores, setTrabajadores] = useState&lt;{ [id: string]: Trabajador }&gt;({});</text:span></text:p>
        <text:p text:style-name="Preformatted_20_Text"><text:span text:style-name="Source_20_Text"><text:s text:c="2"/>const [reservas, setReservas] = useState&lt;{ [id: string]: Reserva }&gt;({});</text:span></text:p>
        <text:p text:style-name="Preformatted_20_Text"><text:span text:style-name="Source_20_Text"><text:s text:c="2"/>const [peticiones, setPeticiones] = useState&lt;{ [id: string]: Peticion }&gt;({});</text:span></text:p>
        <text:p text:style-name="Preformatted_20_Text"><text:span text:style-name="Source_20_Text"><text:s text:c="2"/>const [expandir, setExpandir] = useState&lt;string | null&gt;(null);</text:span></text:p>
        <text:p text:style-name="Preformatted_20_Text"/>
        <text:p text:style-name="Preformatted_20_Text"><text:span text:style-name="Source_20_Text"><text:s text:c="2"/>useEffect(() =&gt; {</text:span></text:p>
        <text:p text:style-name="Preformatted_20_Text"><text:span text:style-name="Source_20_Text"><text:s text:c="4"/>onValue(ref(db, "trabajadores"), snap =&gt; setTrabajadores(snap.val() || {}));</text:span></text:p>
        <text:p text:style-name="Preformatted_20_Text"><text:span text:style-name="Source_20_Text"><text:s text:c="4"/>onValue(ref(db, "reservas"), snap =&gt; setReservas(snap.val() || {}));</text:span></text:p>
        <text:p text:style-name="Preformatted_20_Text"><text:span text:style-name="Source_20_Text"><text:s text:c="4"/>onValue(ref(db, "peticiones"), snap =&gt; setPeticiones(snap.val() || {}));</text:span></text:p>
        <text:p text:style-name="Preformatted_20_Text"><text:span text:style-name="Source_20_Text"><text:s text:c="2"/>}, []);</text:span></text:p>
        <text:p text:style-name="Preformatted_20_Text"/>
        <text:p text:style-name="Preformatted_20_Text"><text:span text:style-name="Source_20_Text"><text:s text:c="2"/>const eliminarReserva = (id: string) =&gt; remove(ref(db, `reservas/${id}`));</text:span></text:p>
        <text:p text:style-name="Preformatted_20_Text"><text:span text:style-name="Source_20_Text"><text:s text:c="2"/>const eliminarPeticion = (id: string) =&gt; remove(ref(db, `peticiones/${id}`));</text:span></text:p>
        <text:p text:style-name="Preformatted_20_Text"/>
        <text:p text:style-name="Preformatted_20_Text"><text:span text:style-name="Source_20_Text"><text:s text:c="2"/>return (</text:span></text:p>
        <text:p text:style-name="Preformatted_20_Text"><text:span text:style-name="Source_20_Text"><text:s text:c="4"/>&lt;div style={{ padding: "2rem" }}&gt;</text:span></text:p>
        <text:p text:style-name="Preformatted_20_Text"><text:soft-page-break/><text:span text:style-name="Source_20_Text"><text:s text:c="6"/>&lt;h2&gt;📋 Visualización&lt;/h2&gt;</text:span></text:p>
        <text:p text:style-name="Preformatted_20_Text"><text:span text:style-name="Source_20_Text"><text:s text:c="6"/>&lt;table style={{ width: "100%", borderCollapse: "collapse" }}&gt;</text:span></text:p>
        <text:p text:style-name="Preformatted_20_Text"><text:span text:style-name="Source_20_Text"><text:s text:c="8"/>&lt;thead&gt;</text:span></text:p>
        <text:p text:style-name="Preformatted_20_Text"><text:span text:style-name="Source_20_Text"><text:s text:c="10"/>&lt;tr&gt;</text:span></text:p>
        <text:p text:style-name="Preformatted_20_Text"><text:span text:style-name="Source_20_Text"><text:s text:c="12"/>&lt;th&gt;Nombre&lt;/th&gt;</text:span></text:p>
        <text:p text:style-name="Preformatted_20_Text"><text:span text:style-name="Source_20_Text"><text:s text:c="12"/>&lt;th&gt;Peticiones (saldo)&lt;/th&gt;</text:span></text:p>
        <text:p text:style-name="Preformatted_20_Text"><text:span text:style-name="Source_20_Text"><text:s text:c="12"/>&lt;th&gt;Reservas&lt;/th&gt;</text:span></text:p>
        <text:p text:style-name="Preformatted_20_Text"><text:span text:style-name="Source_20_Text"><text:s text:c="10"/>&lt;/tr&gt;</text:span></text:p>
        <text:p text:style-name="Preformatted_20_Text"><text:span text:style-name="Source_20_Text"><text:s text:c="8"/>&lt;/thead&gt;</text:span></text:p>
        <text:p text:style-name="Preformatted_20_Text"><text:span text:style-name="Source_20_Text"><text:s text:c="8"/>&lt;tbody&gt;</text:span></text:p>
        <text:p text:style-name="Preformatted_20_Text"><text:span text:style-name="Source_20_Text"><text:s text:c="10"/>{Object.entries(trabajadores).map(([id, t]) =&gt; {</text:span></text:p>
        <text:p text:style-name="Preformatted_20_Text"><text:span text:style-name="Source_20_Text"><text:s text:c="12"/>const reservasDel = Object.entries(reservas).filter(([, r]) =&gt; r.trabajador === id);</text:span></text:p>
        <text:p text:style-name="Preformatted_20_Text"><text:span text:style-name="Source_20_Text"><text:s text:c="12"/>const peticionesHechas = Object.entries(peticiones).filter(([, p]) =&gt; p.de === id);</text:span></text:p>
        <text:p text:style-name="Preformatted_20_Text"><text:span text:style-name="Source_20_Text"><text:s text:c="12"/>const peticionesRecibidas = Object.entries(peticiones).filter(([, p]) =&gt; p.para === id);</text:span></text:p>
        <text:p text:style-name="Preformatted_20_Text"><text:span text:style-name="Source_20_Text"><text:s text:c="12"/>const saldo = peticionesRecibidas.length - peticionesHechas.length;</text:span></text:p>
        <text:p text:style-name="Preformatted_20_Text"/>
        <text:p text:style-name="Preformatted_20_Text"><text:span text:style-name="Source_20_Text"><text:s text:c="12"/>return (</text:span></text:p>
        <text:p text:style-name="Preformatted_20_Text"><text:span text:style-name="Source_20_Text"><text:s text:c="14"/>&lt;React.Fragment key={id}&gt;</text:span></text:p>
        <text:p text:style-name="Preformatted_20_Text"><text:span text:style-name="Source_20_Text"><text:s text:c="16"/>&lt;tr&gt;</text:span></text:p>
        <text:p text:style-name="Preformatted_20_Text"><text:span text:style-name="Source_20_Text"><text:s text:c="18"/>&lt;td&gt;{t.nombre}&lt;/td&gt;</text:span></text:p>
        <text:p text:style-name="Preformatted_20_Text"><text:span text:style-name="Source_20_Text"><text:s text:c="18"/>&lt;td&gt;</text:span></text:p>
        <text:p text:style-name="Preformatted_20_Text"><text:span text:style-name="Source_20_Text"><text:s text:c="20"/>{saldo}</text:span></text:p>
        <text:p text:style-name="Preformatted_20_Text"><text:span text:style-name="Source_20_Text"><text:s text:c="20"/>&lt;button onClick={() =&gt; setExpandir(expandir === `p-${id}` ? null : `p-${id}`)}&gt;</text:span></text:p>
        <text:p text:style-name="Preformatted_20_Text"><text:span text:style-name="Source_20_Text"><text:s text:c="22"/>{expandir === `p-${id}` ? "−" : "+"}</text:span></text:p>
        <text:p text:style-name="Preformatted_20_Text"><text:span text:style-name="Source_20_Text"><text:s text:c="20"/>&lt;/button&gt;</text:span></text:p>
        <text:p text:style-name="Preformatted_20_Text"><text:span text:style-name="Source_20_Text"><text:s text:c="18"/>&lt;/td&gt;</text:span></text:p>
        <text:p text:style-name="Preformatted_20_Text"><text:span text:style-name="Source_20_Text"><text:s text:c="18"/>&lt;td&gt;</text:span></text:p>
        <text:p text:style-name="Preformatted_20_Text"><text:span text:style-name="Source_20_Text"><text:s text:c="20"/>{reservasDel.length}</text:span></text:p>
        <text:p text:style-name="Preformatted_20_Text"><text:span text:style-name="Source_20_Text"><text:s text:c="20"/>&lt;button onClick={() =&gt; setExpandir(expandir === `r-${id}` ? null : `r-${id}`)}&gt;</text:span></text:p>
        <text:p text:style-name="Preformatted_20_Text"><text:span text:style-name="Source_20_Text"><text:s text:c="22"/>{expandir === `r-${id}` ? "−" : "+"}</text:span></text:p>
        <text:p text:style-name="Preformatted_20_Text"><text:span text:style-name="Source_20_Text"><text:s text:c="20"/>&lt;/button&gt;</text:span></text:p>
        <text:p text:style-name="Preformatted_20_Text"><text:span text:style-name="Source_20_Text"><text:s text:c="18"/>&lt;/td&gt;</text:span></text:p>
        <text:p text:style-name="Preformatted_20_Text"><text:span text:style-name="Source_20_Text"><text:s text:c="16"/>&lt;/tr&gt;</text:span></text:p>
        <text:p text:style-name="Preformatted_20_Text"/>
        <text:p text:style-name="Preformatted_20_Text"><text:span text:style-name="Source_20_Text"><text:s text:c="16"/>{expandir === `p-${id}` &amp;&amp; (</text:span></text:p>
        <text:p text:style-name="Preformatted_20_Text"><text:span text:style-name="Source_20_Text"><text:s text:c="18"/>&lt;tr&gt;</text:span></text:p>
        <text:p text:style-name="Preformatted_20_Text"><text:span text:style-name="Source_20_Text"><text:s text:c="20"/>&lt;td colSpan={3}&gt;</text:span></text:p>
        <text:p text:style-name="Preformatted_20_Text"><text:span text:style-name="Source_20_Text"><text:s text:c="22"/>&lt;strong&gt;🤝 Peticiones:&lt;/strong&gt;</text:span></text:p>
        <text:p text:style-name="Preformatted_20_Text"><text:span text:style-name="Source_20_Text"><text:s text:c="22"/>&lt;ul&gt;</text:span></text:p>
        <text:p text:style-name="Preformatted_20_Text"><text:span text:style-name="Source_20_Text"><text:s text:c="24"/>{[...peticionesHechas, ...peticionesRecibidas].map(([pid, p]) =&gt; (</text:span></text:p>
        <text:p text:style-name="Preformatted_20_Text"><text:span text:style-name="Source_20_Text"><text:s text:c="26"/>(p.de === id || p.para === id) &amp;&amp; (</text:span></text:p>
        <text:p text:style-name="Preformatted_20_Text"><text:span text:style-name="Source_20_Text"><text:s text:c="28"/>&lt;li key={pid}&gt;</text:span></text:p>
        <text:p text:style-name="Preformatted_20_Text"><text:span text:style-name="Source_20_Text"><text:s text:c="30"/>{p.fecha} → {p.de === id ? "Solicitó a " : "Ayudó a "}</text:span></text:p>
        <text:p text:style-name="Preformatted_20_Text"><text:span text:style-name="Source_20_Text"><text:s text:c="30"/>{trabajadores[p.de === id ? p.para : p.de]?.nombre || "?"}</text:span></text:p>
        <text:p text:style-name="Preformatted_20_Text"><text:span text:style-name="Source_20_Text"><text:s text:c="30"/>&lt;button onClick={() =&gt; eliminarPeticion(pid)} style={{ marginLeft: "0.5rem" }}&gt;❌&lt;/button&gt;</text:span></text:p>
        <text:p text:style-name="Preformatted_20_Text"><text:span text:style-name="Source_20_Text"><text:s text:c="28"/>&lt;/li&gt;</text:span></text:p>
        <text:p text:style-name="Preformatted_20_Text"><text:span text:style-name="Source_20_Text"><text:s text:c="26"/>)</text:span></text:p>
        <text:p text:style-name="Preformatted_20_Text"><text:span text:style-name="Source_20_Text"><text:s text:c="24"/>))}</text:span></text:p>
        <text:p text:style-name="Preformatted_20_Text"><text:span text:style-name="Source_20_Text"><text:s text:c="22"/>&lt;/ul&gt;</text:span></text:p>
        <text:p text:style-name="Preformatted_20_Text"><text:span text:style-name="Source_20_Text"><text:s text:c="20"/>&lt;/td&gt;</text:span></text:p>
        <text:p text:style-name="Preformatted_20_Text"><text:span text:style-name="Source_20_Text"><text:s text:c="18"/>&lt;/tr&gt;</text:span></text:p>
        <text:p text:style-name="Preformatted_20_Text"><text:span text:style-name="Source_20_Text"><text:s text:c="16"/>)}</text:span></text:p>
        <text:p text:style-name="Preformatted_20_Text"/>
        <text:p text:style-name="Preformatted_20_Text"><text:span text:style-name="Source_20_Text"><text:s text:c="16"/>{expandir === `r-${id}` &amp;&amp; (</text:span></text:p>
        <text:p text:style-name="Preformatted_20_Text"><text:span text:style-name="Source_20_Text"><text:s text:c="18"/>&lt;tr&gt;</text:span></text:p>
        <text:p text:style-name="Preformatted_20_Text"><text:soft-page-break/><text:span text:style-name="Source_20_Text"><text:s text:c="20"/>&lt;td colSpan={3}&gt;</text:span></text:p>
        <text:p text:style-name="Preformatted_20_Text"><text:span text:style-name="Source_20_Text"><text:s text:c="22"/>&lt;strong&gt;🗓️ Reservas:&lt;/strong&gt;</text:span></text:p>
        <text:p text:style-name="Preformatted_20_Text"><text:span text:style-name="Source_20_Text"><text:s text:c="22"/>&lt;ul&gt;</text:span></text:p>
        <text:p text:style-name="Preformatted_20_Text"><text:span text:style-name="Source_20_Text"><text:s text:c="24"/>{reservasDel.map(([rid, r]) =&gt; (</text:span></text:p>
        <text:p text:style-name="Preformatted_20_Text"><text:span text:style-name="Source_20_Text"><text:s text:c="26"/>&lt;li key={rid}&gt;</text:span></text:p>
        <text:p text:style-name="Preformatted_20_Text"><text:span text:style-name="Source_20_Text"><text:s text:c="28"/>{r.fecha}</text:span></text:p>
        <text:p text:style-name="Preformatted_20_Text"><text:span text:style-name="Source_20_Text"><text:s text:c="28"/>&lt;button onClick={() =&gt; eliminarReserva(rid)} style={{ marginLeft: "0.5rem" }}&gt;❌&lt;/button&gt;</text:span></text:p>
        <text:p text:style-name="Preformatted_20_Text"><text:span text:style-name="Source_20_Text"><text:s text:c="26"/>&lt;/li&gt;</text:span></text:p>
        <text:p text:style-name="Preformatted_20_Text"><text:span text:style-name="Source_20_Text"><text:s text:c="24"/>))}</text:span></text:p>
        <text:p text:style-name="Preformatted_20_Text"><text:span text:style-name="Source_20_Text"><text:s text:c="22"/>&lt;/ul&gt;</text:span></text:p>
        <text:p text:style-name="Preformatted_20_Text"><text:span text:style-name="Source_20_Text"><text:s text:c="20"/>&lt;/td&gt;</text:span></text:p>
        <text:p text:style-name="Preformatted_20_Text"><text:span text:style-name="Source_20_Text"><text:s text:c="18"/>&lt;/tr&gt;</text:span></text:p>
        <text:p text:style-name="Preformatted_20_Text"><text:span text:style-name="Source_20_Text"><text:s text:c="16"/>)}</text:span></text:p>
        <text:p text:style-name="Preformatted_20_Text"><text:span text:style-name="Source_20_Text"><text:s text:c="14"/>&lt;/React.Fragment&gt;</text:span></text:p>
        <text:p text:style-name="Preformatted_20_Text"><text:span text:style-name="Source_20_Text"><text:s text:c="12"/>);</text:span></text:p>
        <text:p text:style-name="Preformatted_20_Text"><text:span text:style-name="Source_20_Text"><text:s text:c="10"/>})}</text:span></text:p>
        <text:p text:style-name="Preformatted_20_Text"><text:span text:style-name="Source_20_Text"><text:s text:c="8"/>&lt;/tbody&gt;</text:span></text:p>
        <text:p text:style-name="Preformatted_20_Text"><text:span text:style-name="Source_20_Text"><text:s text:c="6"/>&lt;/table&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Visualizacion;</text:span></text:p>
        <text:h text:style-name="Heading_20_2" text:outline-level="2"><text:bookmark-start text:name="__RefHeading___Toc3340_3073829444"/>🧹 <text:span text:style-name="Source_20_Text">Reset.tsx</text:span> – Vaciar reservas y peticiones<text:bookmark-end text:name="__RefHeading___Toc3340_3073829444"/></text:h>
        <text:p text:style-name="Text_20_body">tsx</text:p>
        <text:p text:style-name="Preformatted_20_Text"><text:span text:style-name="Source_20_Text">import { useState } from "react";</text:span></text:p>
        <text:p text:style-name="Preformatted_20_Text"><text:span text:style-name="Source_20_Text">import { db, ref, remove } from "../firebase/config";</text:span></text:p>
        <text:p text:style-name="Preformatted_20_Text"/>
        <text:p text:style-name="Preformatted_20_Text"><text:span text:style-name="Source_20_Text">const Reset = () =&gt; {</text:span></text:p>
        <text:p text:style-name="Preformatted_20_Text"><text:span text:style-name="Source_20_Text"><text:s text:c="2"/>const [status, setStatus] = useState&lt;string&gt;("");</text:span></text:p>
        <text:p text:style-name="Preformatted_20_Text"/>
        <text:p text:style-name="Preformatted_20_Text"><text:span text:style-name="Source_20_Text"><text:s text:c="2"/>const resetearDatos = async () =&gt; {</text:span></text:p>
        <text:p text:style-name="Preformatted_20_Text"><text:span text:style-name="Source_20_Text"><text:s text:c="4"/>try {</text:span></text:p>
        <text:p text:style-name="Preformatted_20_Text"><text:span text:style-name="Source_20_Text"><text:s text:c="6"/>setStatus("⏳ Reseteando...");</text:span></text:p>
        <text:p text:style-name="Preformatted_20_Text"><text:span text:style-name="Source_20_Text"><text:s text:c="6"/>await Promise.all([</text:span></text:p>
        <text:p text:style-name="Preformatted_20_Text"><text:span text:style-name="Source_20_Text"><text:s text:c="8"/>remove(ref(db, "reservas")),</text:span></text:p>
        <text:p text:style-name="Preformatted_20_Text"><text:span text:style-name="Source_20_Text"><text:s text:c="8"/>remove(ref(db, "peticiones"))</text:span></text:p>
        <text:p text:style-name="Preformatted_20_Text"><text:span text:style-name="Source_20_Text"><text:s text:c="6"/>]);</text:span></text:p>
        <text:p text:style-name="Preformatted_20_Text"><text:span text:style-name="Source_20_Text"><text:s text:c="6"/>setStatus("✅ Datos reseteados con éxito.");</text:span></text:p>
        <text:p text:style-name="Preformatted_20_Text"><text:span text:style-name="Source_20_Text"><text:s text:c="4"/>} catch (err) {</text:span></text:p>
        <text:p text:style-name="Preformatted_20_Text"><text:span text:style-name="Source_20_Text"><text:s text:c="6"/>console.error(err);</text:span></text:p>
        <text:p text:style-name="Preformatted_20_Text"><text:span text:style-name="Source_20_Text"><text:s text:c="6"/>setStatus("❌ Error al resetear.");</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style={{ padding: "2rem" }}&gt;</text:span></text:p>
        <text:p text:style-name="Preformatted_20_Text"><text:span text:style-name="Source_20_Text"><text:s text:c="6"/>&lt;h2&gt;🧼 Reset&lt;/h2&gt;</text:span></text:p>
        <text:p text:style-name="Preformatted_20_Text"><text:span text:style-name="Source_20_Text"><text:s text:c="6"/>&lt;p&gt;Elimina todas las reservas y peticiones registradas. Úsalo con precaución.&lt;/p&gt;</text:span></text:p>
        <text:p text:style-name="Preformatted_20_Text"><text:span text:style-name="Source_20_Text"><text:s text:c="6"/>&lt;button onClick={resetearDatos} style={{ padding: "0.5rem 1rem", fontSize: "1rem" }}&gt;</text:span></text:p>
        <text:p text:style-name="Preformatted_20_Text"><text:span text:style-name="Source_20_Text"><text:s text:c="8"/>Ejecutar reset</text:span></text:p>
        <text:p text:style-name="Preformatted_20_Text"><text:span text:style-name="Source_20_Text"><text:s text:c="6"/>&lt;/button&gt;</text:span></text:p>
        <text:p text:style-name="Preformatted_20_Text"><text:span text:style-name="Source_20_Text"><text:s text:c="6"/>{status &amp;&amp; &lt;p style={{ marginTop: "1rem" }}&gt;{status}&lt;/p&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text:soft-page-break/></text:p>
        <text:p text:style-name="P23"><text:span text:style-name="Source_20_Text">export default Reset;</text:span></text:p>
        <text:p text:style-name="Text_20_body">Con estos tres archivos, tu aplicación ya está adaptada al nuevo modelo, funcionando con datos compartimentados, simplificados y más potentes.</text:p>
        <text:p text:style-name="Text_20_body">¿Quieres que revisemos el componente <text:span text:style-name="Source_20_Text">FichaTrabajador</text:span> para que el formulario de “peticiones” refleje el nuevo enfoque también? Lo puedo ajustar para que registre a quién se pide la ayuda y en qué fecha, directamente en <text:span text:style-name="Source_20_Text">peticiones</text:span>. Está quedando redonda 😄</text:p>
      </text:section>
      <text:section text:style-name="Sect2" text:name="NQj8LVwvZNVxSuVoCbCGZ-user-message">
        <text:p text:style-name="P19">Ya que estamos, pásame la versión actualizada de FichaTrabajador.</text:p>
      </text:section>
      <text:section text:style-name="Sect2" text:name="KTLCwCGg6EtkoCFssfqKL-content-0">
        <text:p text:style-name="P20">¡Vamos allá! Aquí tienes el componente <text:span text:style-name="Source_20_Text">FichaTrabajador</text:span> actualizado, ajustado para trabajar con el nuevo modelo de base de datos (<text:span text:style-name="Source_20_Text">trabajadores</text:span>, <text:span text:style-name="Source_20_Text">reservas</text:span>, <text:span text:style-name="Source_20_Text">peticiones</text:span>) y diseñado para delegar los registros directamente desde <text:span text:style-name="Source_20_Text">Gestion.tsx</text:span>.</text:p>
        <text:h text:style-name="Heading_20_2" text:outline-level="2"><text:bookmark-start text:name="__RefHeading___Toc3342_3073829444"/>🧩 <text:span text:style-name="Source_20_Text">FichaTrabajador.tsx</text:span> – Formulario interactivo<text:bookmark-end text:name="__RefHeading___Toc3342_3073829444"/></text:h>
        <text:p text:style-name="Text_20_body">tsx</text:p>
        <text:p text:style-name="Preformatted_20_Text"><text:span text:style-name="Source_20_Text">import React, { useState } from "react";</text:span></text:p>
        <text:p text:style-name="Preformatted_20_Text"/>
        <text:p text:style-name="Preformatted_20_Text"><text:span text:style-name="Source_20_Text">type Props = {</text:span></text:p>
        <text:p text:style-name="Preformatted_20_Text"><text:span text:style-name="Source_20_Text"><text:s text:c="2"/>nombre: string;</text:span></text:p>
        <text:p text:style-name="Preformatted_20_Text"><text:span text:style-name="Source_20_Text"><text:s text:c="2"/>listaTrabajadores: { id: string; nombre: string }[];</text:span></text:p>
        <text:p text:style-name="Preformatted_20_Text"><text:span text:style-name="Source_20_Text"><text:s text:c="2"/>onNuevaReserva: (fecha: string) =&gt; void;</text:span></text:p>
        <text:p text:style-name="Preformatted_20_Text"><text:span text:style-name="Source_20_Text"><text:s text:c="2"/>onNuevaPeticion: (ayudanteId: string, fecha: string) =&gt; void;</text:span></text:p>
        <text:p text:style-name="Preformatted_20_Text"><text:span text:style-name="Source_20_Text">};</text:span></text:p>
        <text:p text:style-name="Preformatted_20_Text"/>
        <text:p text:style-name="Preformatted_20_Text"><text:span text:style-name="Source_20_Text">const FichaTrabajador: React.FC&lt;Props&gt; = ({</text:span></text:p>
        <text:p text:style-name="Preformatted_20_Text"><text:span text:style-name="Source_20_Text"><text:s text:c="2"/>nombre,</text:span></text:p>
        <text:p text:style-name="Preformatted_20_Text"><text:span text:style-name="Source_20_Text"><text:s text:c="2"/>listaTrabajadores,</text:span></text:p>
        <text:p text:style-name="Preformatted_20_Text"><text:span text:style-name="Source_20_Text"><text:s text:c="2"/>onNuevaReserva,</text:span></text:p>
        <text:p text:style-name="Preformatted_20_Text"><text:span text:style-name="Source_20_Text"><text:s text:c="2"/>onNuevaPeticion</text:span></text:p>
        <text:p text:style-name="Preformatted_20_Text"><text:span text:style-name="Source_20_Text">}) =&gt; {</text:span></text:p>
        <text:p text:style-name="Preformatted_20_Text"><text:span text:style-name="Source_20_Text"><text:s text:c="2"/>const [fechaReserva, setFechaReserva] = useState("");</text:span></text:p>
        <text:p text:style-name="Preformatted_20_Text"><text:span text:style-name="Source_20_Text"><text:s text:c="2"/>const [fechaPeticion, setFechaPeticion] = useState("");</text:span></text:p>
        <text:p text:style-name="Preformatted_20_Text"><text:span text:style-name="Source_20_Text"><text:s text:c="2"/>const [ayudanteId, setAyudanteId] = useState("");</text:span></text:p>
        <text:p text:style-name="Preformatted_20_Text"/>
        <text:p text:style-name="Preformatted_20_Text"><text:span text:style-name="Source_20_Text"><text:s text:c="2"/>const trabajadoresSinYo = listaTrabajadores.filter(t =&gt; t.nombre !== nombre);</text:span></text:p>
        <text:p text:style-name="Preformatted_20_Text"/>
        <text:p text:style-name="Preformatted_20_Text"><text:span text:style-name="Source_20_Text"><text:s text:c="2"/>return (</text:span></text:p>
        <text:p text:style-name="Preformatted_20_Text"><text:span text:style-name="Source_20_Text"><text:s text:c="4"/>&lt;div style={{</text:span></text:p>
        <text:p text:style-name="Preformatted_20_Text"><text:span text:style-name="Source_20_Text"><text:s text:c="6"/>border: "1px solid #ccc",</text:span></text:p>
        <text:p text:style-name="Preformatted_20_Text"><text:span text:style-name="Source_20_Text"><text:s text:c="6"/>borderRadius: "8px",</text:span></text:p>
        <text:p text:style-name="Preformatted_20_Text"><text:span text:style-name="Source_20_Text"><text:s text:c="6"/>padding: "1rem",</text:span></text:p>
        <text:p text:style-name="Preformatted_20_Text"><text:span text:style-name="Source_20_Text"><text:s text:c="6"/>width: "300px"</text:span></text:p>
        <text:p text:style-name="Preformatted_20_Text"><text:span text:style-name="Source_20_Text"><text:s text:c="4"/>}}&gt;</text:span></text:p>
        <text:p text:style-name="Preformatted_20_Text"><text:span text:style-name="Source_20_Text"><text:s text:c="6"/>&lt;h3&gt;{nombre}&lt;/h3&gt;</text:span></text:p>
        <text:p text:style-name="Preformatted_20_Text"/>
        <text:p text:style-name="Preformatted_20_Text"><text:span text:style-name="Source_20_Text"><text:s text:c="6"/>{/* Formulario Reserva */}</text:span></text:p>
        <text:p text:style-name="Preformatted_20_Text"><text:span text:style-name="Source_20_Text"><text:s text:c="6"/>&lt;div style={{ marginBottom: "1rem" }}&gt;</text:span></text:p>
        <text:p text:style-name="Preformatted_20_Text"><text:span text:style-name="Source_20_Text"><text:s text:c="8"/>&lt;h4&gt;📅 Añadir Reserva&lt;/h4&gt;</text:span></text:p>
        <text:p text:style-name="Preformatted_20_Text"><text:span text:style-name="Source_20_Text"><text:s text:c="8"/>&lt;input</text:span></text:p>
        <text:p text:style-name="Preformatted_20_Text"><text:span text:style-name="Source_20_Text"><text:s text:c="10"/>type="date"</text:span></text:p>
        <text:p text:style-name="Preformatted_20_Text"><text:span text:style-name="Source_20_Text"><text:s text:c="10"/>value={fechaReserva}</text:span></text:p>
        <text:p text:style-name="Preformatted_20_Text"><text:span text:style-name="Source_20_Text"><text:s text:c="10"/>onChange={e =&gt; setFechaReserva(e.target.value)}</text:span></text:p>
        <text:p text:style-name="Preformatted_20_Text"><text:span text:style-name="Source_20_Text"><text:s text:c="8"/>/&gt;</text:span></text:p>
        <text:p text:style-name="Preformatted_20_Text"><text:span text:style-name="Source_20_Text"><text:s text:c="8"/>&lt;button</text:span></text:p>
        <text:p text:style-name="Preformatted_20_Text"><text:span text:style-name="Source_20_Text"><text:s text:c="10"/>onClick={() =&gt; {</text:span></text:p>
        <text:p text:style-name="Preformatted_20_Text"><text:soft-page-break/><text:span text:style-name="Source_20_Text"><text:s text:c="12"/>if (fechaReserva) {</text:span></text:p>
        <text:p text:style-name="Preformatted_20_Text"><text:span text:style-name="Source_20_Text"><text:s text:c="14"/>onNuevaReserva(fechaReserva);</text:span></text:p>
        <text:p text:style-name="Preformatted_20_Text"><text:span text:style-name="Source_20_Text"><text:s text:c="14"/>setFechaReserva("");</text:span></text:p>
        <text:p text:style-name="Preformatted_20_Text"><text:span text:style-name="Source_20_Text"><text:s text:c="12"/>}</text:span></text:p>
        <text:p text:style-name="Preformatted_20_Text"><text:span text:style-name="Source_20_Text"><text:s text:c="10"/>}}</text:span></text:p>
        <text:p text:style-name="Preformatted_20_Text"><text:span text:style-name="Source_20_Text"><text:s text:c="10"/>style={{ marginLeft: "0.5rem" }}</text:span></text:p>
        <text:p text:style-name="Preformatted_20_Text"><text:span text:style-name="Source_20_Text"><text:s text:c="8"/>&gt;</text:span></text:p>
        <text:p text:style-name="Preformatted_20_Text"><text:span text:style-name="Source_20_Text"><text:s text:c="10"/>Guardar</text:span></text:p>
        <text:p text:style-name="Preformatted_20_Text"><text:span text:style-name="Source_20_Text"><text:s text:c="8"/>&lt;/button&gt;</text:span></text:p>
        <text:p text:style-name="Preformatted_20_Text"><text:span text:style-name="Source_20_Text"><text:s text:c="6"/>&lt;/div&gt;</text:span></text:p>
        <text:p text:style-name="Preformatted_20_Text"/>
        <text:p text:style-name="Preformatted_20_Text"><text:span text:style-name="Source_20_Text"><text:s text:c="6"/>{/* Formulario Petición */}</text:span></text:p>
        <text:p text:style-name="Preformatted_20_Text"><text:span text:style-name="Source_20_Text"><text:s text:c="6"/>&lt;div&gt;</text:span></text:p>
        <text:p text:style-name="Preformatted_20_Text"><text:span text:style-name="Source_20_Text"><text:s text:c="8"/>&lt;h4&gt;🤝 Pedir Ayuda&lt;/h4&gt;</text:span></text:p>
        <text:p text:style-name="Preformatted_20_Text"><text:span text:style-name="Source_20_Text"><text:s text:c="8"/>&lt;select</text:span></text:p>
        <text:p text:style-name="Preformatted_20_Text"><text:span text:style-name="Source_20_Text"><text:s text:c="10"/>value={ayudanteId}</text:span></text:p>
        <text:p text:style-name="Preformatted_20_Text"><text:span text:style-name="Source_20_Text"><text:s text:c="10"/>onChange={e =&gt; setAyudanteId(e.target.value)}</text:span></text:p>
        <text:p text:style-name="Preformatted_20_Text"><text:span text:style-name="Source_20_Text"><text:s text:c="8"/>&gt;</text:span></text:p>
        <text:p text:style-name="Preformatted_20_Text"><text:span text:style-name="Source_20_Text"><text:s text:c="10"/>&lt;option value=""&gt;-- Selecciona compañero --&lt;/option&gt;</text:span></text:p>
        <text:p text:style-name="Preformatted_20_Text"><text:span text:style-name="Source_20_Text"><text:s text:c="10"/>{trabajadoresSinYo.map(t =&gt; (</text:span></text:p>
        <text:p text:style-name="Preformatted_20_Text"><text:span text:style-name="Source_20_Text"><text:s text:c="12"/>&lt;option key={t.id} value={t.id}&gt;{t.nombre}&lt;/option&gt;</text:span></text:p>
        <text:p text:style-name="Preformatted_20_Text"><text:span text:style-name="Source_20_Text"><text:s text:c="10"/>))}</text:span></text:p>
        <text:p text:style-name="Preformatted_20_Text"><text:span text:style-name="Source_20_Text"><text:s text:c="8"/>&lt;/select&gt;</text:span></text:p>
        <text:p text:style-name="Preformatted_20_Text"><text:span text:style-name="Source_20_Text"><text:s text:c="8"/>&lt;input</text:span></text:p>
        <text:p text:style-name="Preformatted_20_Text"><text:span text:style-name="Source_20_Text"><text:s text:c="10"/>type="date"</text:span></text:p>
        <text:p text:style-name="Preformatted_20_Text"><text:span text:style-name="Source_20_Text"><text:s text:c="10"/>value={fechaPeticion}</text:span></text:p>
        <text:p text:style-name="Preformatted_20_Text"><text:span text:style-name="Source_20_Text"><text:s text:c="10"/>onChange={e =&gt; setFechaPeticion(e.target.value)}</text:span></text:p>
        <text:p text:style-name="Preformatted_20_Text"><text:span text:style-name="Source_20_Text"><text:s text:c="10"/>style={{ marginLeft: "0.5rem" }}</text:span></text:p>
        <text:p text:style-name="Preformatted_20_Text"><text:span text:style-name="Source_20_Text"><text:s text:c="8"/>/&gt;</text:span></text:p>
        <text:p text:style-name="Preformatted_20_Text"><text:span text:style-name="Source_20_Text"><text:s text:c="8"/>&lt;button</text:span></text:p>
        <text:p text:style-name="Preformatted_20_Text"><text:span text:style-name="Source_20_Text"><text:s text:c="10"/>onClick={() =&gt; {</text:span></text:p>
        <text:p text:style-name="Preformatted_20_Text"><text:span text:style-name="Source_20_Text"><text:s text:c="12"/>if (fechaPeticion &amp;&amp; ayudanteId) {</text:span></text:p>
        <text:p text:style-name="Preformatted_20_Text"><text:span text:style-name="Source_20_Text"><text:s text:c="14"/>onNuevaPeticion(ayudanteId, fechaPeticion);</text:span></text:p>
        <text:p text:style-name="Preformatted_20_Text"><text:span text:style-name="Source_20_Text"><text:s text:c="14"/>setFechaPeticion("");</text:span></text:p>
        <text:p text:style-name="Preformatted_20_Text"><text:span text:style-name="Source_20_Text"><text:s text:c="14"/>setAyudanteId("");</text:span></text:p>
        <text:p text:style-name="Preformatted_20_Text"><text:span text:style-name="Source_20_Text"><text:s text:c="12"/>}</text:span></text:p>
        <text:p text:style-name="Preformatted_20_Text"><text:span text:style-name="Source_20_Text"><text:s text:c="10"/>}}</text:span></text:p>
        <text:p text:style-name="Preformatted_20_Text"><text:span text:style-name="Source_20_Text"><text:s text:c="10"/>style={{ marginLeft: "0.5rem" }}</text:span></text:p>
        <text:p text:style-name="Preformatted_20_Text"><text:span text:style-name="Source_20_Text"><text:s text:c="8"/>&gt;</text:span></text:p>
        <text:p text:style-name="Preformatted_20_Text"><text:span text:style-name="Source_20_Text"><text:s text:c="10"/>Registrar</text:span></text:p>
        <text:p text:style-name="Preformatted_20_Text"><text:span text:style-name="Source_20_Text"><text:s text:c="8"/>&lt;/button&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FichaTrabajador;</text:span></text:p>
        <text:p text:style-name="Text_20_body">Este componente ya está listo para que los formularios funcionen fluidamente: se selecciona una fecha para la reserva, o se elige a un compañero y una fecha para pedir ayuda, ¡todo al vuelo!</text:p>
        <text:p text:style-name="Text_20_body">¿Te gustaría que añadamos validaciones más avanzadas o estilos visuales extra? Puedo ayudarte a pulirlo aún más.</text:p>
      </text:section>
      <text:section text:style-name="Sect2" text:name="KU9xcCaeLbCCJ3yd1UgAr-user-message">
        <text:p text:style-name="P19">Recuerda que en la ficha trabajador teníamos ocultos los formularios. Y de paso, actualizame, si fuera necesario, TablaTrabajadores.</text:p>
      </text:section>
      <text:section text:style-name="Sect2" text:name="7B3wb3NxNWbKK5uNa5jBX-content-0">
        <text:p text:style-name="P20">¡Claro, Carlos! Vamos a recuperar la lógica de visibilidad para los formularios de cada trabajador dentro de <text:span text:style-name="Source_20_Text">FichaTrabajador</text:span>, como tenías antes. Y además revisamos <text:span text:style-name="Source_20_Text">TablaTrabajadores</text:span> para asegurarnos de que esté alineado con el nuevo modelo.</text:p>
        <text:h text:style-name="Heading_20_2" text:outline-level="2"><text:bookmark-start text:name="__RefHeading___Toc3344_3073829444"/><text:soft-page-break/>🧩 <text:span text:style-name="Source_20_Text">FichaTrabajador.tsx</text:span> – Con visibilidad controlada<text:bookmark-end text:name="__RefHeading___Toc3344_3073829444"/></text:h>
        <text:p text:style-name="Text_20_body">Aquí va con los formularios colapsables, usando botones para mostrar/ocultar:</text:p>
        <text:p text:style-name="Text_20_body">tsx</text:p>
        <text:p text:style-name="Preformatted_20_Text"><text:span text:style-name="Source_20_Text">import React, { useState } from "react";</text:span></text:p>
        <text:p text:style-name="Preformatted_20_Text"/>
        <text:p text:style-name="Preformatted_20_Text"><text:span text:style-name="Source_20_Text">type Props = {</text:span></text:p>
        <text:p text:style-name="Preformatted_20_Text"><text:span text:style-name="Source_20_Text"><text:s text:c="2"/>nombre: string;</text:span></text:p>
        <text:p text:style-name="Preformatted_20_Text"><text:span text:style-name="Source_20_Text"><text:s text:c="2"/>listaTrabajadores: { id: string; nombre: string }[];</text:span></text:p>
        <text:p text:style-name="Preformatted_20_Text"><text:span text:style-name="Source_20_Text"><text:s text:c="2"/>onNuevaReserva: (fecha: string) =&gt; void;</text:span></text:p>
        <text:p text:style-name="Preformatted_20_Text"><text:span text:style-name="Source_20_Text"><text:s text:c="2"/>onNuevaPeticion: (ayudanteId: string, fecha: string) =&gt; void;</text:span></text:p>
        <text:p text:style-name="Preformatted_20_Text"><text:span text:style-name="Source_20_Text">};</text:span></text:p>
        <text:p text:style-name="Preformatted_20_Text"/>
        <text:p text:style-name="Preformatted_20_Text"><text:span text:style-name="Source_20_Text">const FichaTrabajador: React.FC&lt;Props&gt; = ({</text:span></text:p>
        <text:p text:style-name="Preformatted_20_Text"><text:span text:style-name="Source_20_Text"><text:s text:c="2"/>nombre,</text:span></text:p>
        <text:p text:style-name="Preformatted_20_Text"><text:span text:style-name="Source_20_Text"><text:s text:c="2"/>listaTrabajadores,</text:span></text:p>
        <text:p text:style-name="Preformatted_20_Text"><text:span text:style-name="Source_20_Text"><text:s text:c="2"/>onNuevaReserva,</text:span></text:p>
        <text:p text:style-name="Preformatted_20_Text"><text:span text:style-name="Source_20_Text"><text:s text:c="2"/>onNuevaPeticion</text:span></text:p>
        <text:p text:style-name="Preformatted_20_Text"><text:span text:style-name="Source_20_Text">}) =&gt; {</text:span></text:p>
        <text:p text:style-name="Preformatted_20_Text"><text:span text:style-name="Source_20_Text"><text:s text:c="2"/>const [fechaReserva, setFechaReserva] = useState("");</text:span></text:p>
        <text:p text:style-name="Preformatted_20_Text"><text:span text:style-name="Source_20_Text"><text:s text:c="2"/>const [fechaPeticion, setFechaPeticion] = useState("");</text:span></text:p>
        <text:p text:style-name="Preformatted_20_Text"><text:span text:style-name="Source_20_Text"><text:s text:c="2"/>const [ayudanteId, setAyudanteId] = useState("");</text:span></text:p>
        <text:p text:style-name="Preformatted_20_Text"><text:span text:style-name="Source_20_Text"><text:s text:c="2"/>const [mostrarReserva, setMostrarReserva] = useState(false);</text:span></text:p>
        <text:p text:style-name="Preformatted_20_Text"><text:span text:style-name="Source_20_Text"><text:s text:c="2"/>const [mostrarPeticion, setMostrarPeticion] = useState(false);</text:span></text:p>
        <text:p text:style-name="Preformatted_20_Text"/>
        <text:p text:style-name="Preformatted_20_Text"><text:span text:style-name="Source_20_Text"><text:s text:c="2"/>const trabajadoresSinYo = listaTrabajadores.filter(t =&gt; t.nombre !== nombre);</text:span></text:p>
        <text:p text:style-name="Preformatted_20_Text"/>
        <text:p text:style-name="Preformatted_20_Text"><text:span text:style-name="Source_20_Text"><text:s text:c="2"/>return (</text:span></text:p>
        <text:p text:style-name="Preformatted_20_Text"><text:span text:style-name="Source_20_Text"><text:s text:c="4"/>&lt;div style={{</text:span></text:p>
        <text:p text:style-name="Preformatted_20_Text"><text:span text:style-name="Source_20_Text"><text:s text:c="6"/>border: "1px solid #ccc",</text:span></text:p>
        <text:p text:style-name="Preformatted_20_Text"><text:span text:style-name="Source_20_Text"><text:s text:c="6"/>borderRadius: "8px",</text:span></text:p>
        <text:p text:style-name="Preformatted_20_Text"><text:span text:style-name="Source_20_Text"><text:s text:c="6"/>padding: "1rem",</text:span></text:p>
        <text:p text:style-name="Preformatted_20_Text"><text:span text:style-name="Source_20_Text"><text:s text:c="6"/>width: "300px"</text:span></text:p>
        <text:p text:style-name="Preformatted_20_Text"><text:span text:style-name="Source_20_Text"><text:s text:c="4"/>}}&gt;</text:span></text:p>
        <text:p text:style-name="Preformatted_20_Text"><text:span text:style-name="Source_20_Text"><text:s text:c="6"/>&lt;h3&gt;{nombre}&lt;/h3&gt;</text:span></text:p>
        <text:p text:style-name="Preformatted_20_Text"/>
        <text:p text:style-name="Preformatted_20_Text"><text:span text:style-name="Source_20_Text"><text:s text:c="6"/>{/* Toggle Reserva */}</text:span></text:p>
        <text:p text:style-name="Preformatted_20_Text"><text:span text:style-name="Source_20_Text"><text:s text:c="6"/>&lt;button onClick={() =&gt; setMostrarReserva(prev =&gt; !prev)} style={{ marginBottom: "0.5rem" }}&gt;</text:span></text:p>
        <text:p text:style-name="Preformatted_20_Text"><text:span text:style-name="Source_20_Text"><text:s text:c="8"/>{mostrarReserva ? "Ocultar Reserva" : "Añadir Reserva 📅"}</text:span></text:p>
        <text:p text:style-name="Preformatted_20_Text"><text:span text:style-name="Source_20_Text"><text:s text:c="6"/>&lt;/button&gt;</text:span></text:p>
        <text:p text:style-name="Preformatted_20_Text"/>
        <text:p text:style-name="Preformatted_20_Text"><text:span text:style-name="Source_20_Text"><text:s text:c="6"/>{mostrarReserva &amp;&amp; (</text:span></text:p>
        <text:p text:style-name="Preformatted_20_Text"><text:span text:style-name="Source_20_Text"><text:s text:c="8"/>&lt;div style={{ marginBottom: "1rem" }}&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value={fechaReserva}</text:span></text:p>
        <text:p text:style-name="Preformatted_20_Text"><text:span text:style-name="Source_20_Text"><text:s text:c="12"/>onChange={e =&gt; setFechaReserva(e.target.value)}</text:span></text:p>
        <text:p text:style-name="Preformatted_20_Text"><text:span text:style-name="Source_20_Text"><text:s text:c="10"/>/&gt;</text:span></text:p>
        <text:p text:style-name="Preformatted_20_Text"><text:span text:style-name="Source_20_Text"><text:s text:c="10"/>&lt;button</text:span></text:p>
        <text:p text:style-name="Preformatted_20_Text"><text:span text:style-name="Source_20_Text"><text:s text:c="12"/>onClick={() =&gt; {</text:span></text:p>
        <text:p text:style-name="Preformatted_20_Text"><text:span text:style-name="Source_20_Text"><text:s text:c="14"/>if (fechaReserva) {</text:span></text:p>
        <text:p text:style-name="Preformatted_20_Text"><text:span text:style-name="Source_20_Text"><text:s text:c="16"/>onNuevaReserva(fechaReserva);</text:span></text:p>
        <text:p text:style-name="Preformatted_20_Text"><text:span text:style-name="Source_20_Text"><text:s text:c="16"/>setFechaReserva("");</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12"/>style={{ marginLeft: "0.5rem" }}</text:span></text:p>
        <text:p text:style-name="Preformatted_20_Text"><text:span text:style-name="Source_20_Text"><text:s text:c="10"/>&gt;</text:span></text:p>
        <text:p text:style-name="Preformatted_20_Text"><text:span text:style-name="Source_20_Text"><text:s text:c="12"/>Guardar</text:span></text:p>
        <text:p text:style-name="Preformatted_20_Text"><text:span text:style-name="Source_20_Text"><text:s text:c="10"/>&lt;/button&gt;</text:span></text:p>
        <text:p text:style-name="Preformatted_20_Text"><text:span text:style-name="Source_20_Text"><text:s text:c="8"/>&lt;/div&gt;</text:span></text:p>
        <text:p text:style-name="Preformatted_20_Text"><text:soft-page-break/><text:span text:style-name="Source_20_Text"><text:s text:c="6"/>)}</text:span></text:p>
        <text:p text:style-name="Preformatted_20_Text"/>
        <text:p text:style-name="Preformatted_20_Text"><text:span text:style-name="Source_20_Text"><text:s text:c="6"/>{/* Toggle Petición */}</text:span></text:p>
        <text:p text:style-name="Preformatted_20_Text"><text:span text:style-name="Source_20_Text"><text:s text:c="6"/>&lt;button onClick={() =&gt; setMostrarPeticion(prev =&gt; !prev)}&gt;</text:span></text:p>
        <text:p text:style-name="Preformatted_20_Text"><text:span text:style-name="Source_20_Text"><text:s text:c="8"/>{mostrarPeticion ? "Ocultar Petición" : "Pedir Ayuda 🤝"}</text:span></text:p>
        <text:p text:style-name="Preformatted_20_Text"><text:span text:style-name="Source_20_Text"><text:s text:c="6"/>&lt;/button&gt;</text:span></text:p>
        <text:p text:style-name="Preformatted_20_Text"/>
        <text:p text:style-name="Preformatted_20_Text"><text:span text:style-name="Source_20_Text"><text:s text:c="6"/>{mostrarPeticion &amp;&amp; (</text:span></text:p>
        <text:p text:style-name="Preformatted_20_Text"><text:span text:style-name="Source_20_Text"><text:s text:c="8"/>&lt;div style={{ marginTop: "0.5rem" }}&gt;</text:span></text:p>
        <text:p text:style-name="Preformatted_20_Text"><text:span text:style-name="Source_20_Text"><text:s text:c="10"/>&lt;select</text:span></text:p>
        <text:p text:style-name="Preformatted_20_Text"><text:span text:style-name="Source_20_Text"><text:s text:c="12"/>value={ayudanteId}</text:span></text:p>
        <text:p text:style-name="Preformatted_20_Text"><text:span text:style-name="Source_20_Text"><text:s text:c="12"/>onChange={e =&gt; setAyudanteId(e.target.value)}</text:span></text:p>
        <text:p text:style-name="Preformatted_20_Text"><text:span text:style-name="Source_20_Text"><text:s text:c="10"/>&gt;</text:span></text:p>
        <text:p text:style-name="Preformatted_20_Text"><text:span text:style-name="Source_20_Text"><text:s text:c="12"/>&lt;option value=""&gt;-- Selecciona compañero --&lt;/option&gt;</text:span></text:p>
        <text:p text:style-name="Preformatted_20_Text"><text:span text:style-name="Source_20_Text"><text:s text:c="12"/>{trabajadoresSinYo.map(t =&gt; (</text:span></text:p>
        <text:p text:style-name="Preformatted_20_Text"><text:span text:style-name="Source_20_Text"><text:s text:c="14"/>&lt;option key={t.id} value={t.id}&gt;{t.nombre}&lt;/option&gt;</text:span></text:p>
        <text:p text:style-name="Preformatted_20_Text"><text:span text:style-name="Source_20_Text"><text:s text:c="12"/>))}</text:span></text:p>
        <text:p text:style-name="Preformatted_20_Text"><text:span text:style-name="Source_20_Text"><text:s text:c="10"/>&lt;/select&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value={fechaPeticion}</text:span></text:p>
        <text:p text:style-name="Preformatted_20_Text"><text:span text:style-name="Source_20_Text"><text:s text:c="12"/>onChange={e =&gt; setFechaPeticion(e.target.value)}</text:span></text:p>
        <text:p text:style-name="Preformatted_20_Text"><text:span text:style-name="Source_20_Text"><text:s text:c="12"/>style={{ marginLeft: "0.5rem" }}</text:span></text:p>
        <text:p text:style-name="Preformatted_20_Text"><text:span text:style-name="Source_20_Text"><text:s text:c="10"/>/&gt;</text:span></text:p>
        <text:p text:style-name="Preformatted_20_Text"><text:span text:style-name="Source_20_Text"><text:s text:c="10"/>&lt;button</text:span></text:p>
        <text:p text:style-name="Preformatted_20_Text"><text:span text:style-name="Source_20_Text"><text:s text:c="12"/>onClick={() =&gt; {</text:span></text:p>
        <text:p text:style-name="Preformatted_20_Text"><text:span text:style-name="Source_20_Text"><text:s text:c="14"/>if (fechaPeticion &amp;&amp; ayudanteId) {</text:span></text:p>
        <text:p text:style-name="Preformatted_20_Text"><text:span text:style-name="Source_20_Text"><text:s text:c="16"/>onNuevaPeticion(ayudanteId, fechaPeticion);</text:span></text:p>
        <text:p text:style-name="Preformatted_20_Text"><text:span text:style-name="Source_20_Text"><text:s text:c="16"/>setFechaPeticion("");</text:span></text:p>
        <text:p text:style-name="Preformatted_20_Text"><text:span text:style-name="Source_20_Text"><text:s text:c="16"/>setAyudanteId("");</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12"/>style={{ marginLeft: "0.5rem" }}</text:span></text:p>
        <text:p text:style-name="Preformatted_20_Text"><text:span text:style-name="Source_20_Text"><text:s text:c="10"/>&gt;</text:span></text:p>
        <text:p text:style-name="Preformatted_20_Text"><text:span text:style-name="Source_20_Text"><text:s text:c="12"/>Registrar</text:span></text:p>
        <text:p text:style-name="Preformatted_20_Text"><text:span text:style-name="Source_20_Text"><text:s text:c="10"/>&lt;/button&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FichaTrabajador;</text:span></text:p>
        <text:h text:style-name="Heading_20_2" text:outline-level="2"><text:bookmark-start text:name="__RefHeading___Toc3346_3073829444"/>📋 <text:span text:style-name="Source_20_Text">TablaTrabajadores.tsx</text:span> – ¿Hace falta actualizarla?<text:bookmark-end text:name="__RefHeading___Toc3346_3073829444"/></text:h>
        <text:p text:style-name="Text_20_body">Si este archivo mostraba una lista plana de los trabajadores con datos estáticos, lo ideal sería que ahora leyera desde Firebase igual que <text:span text:style-name="Source_20_Text">Visualizacion.tsx</text:span>. Algo así:</text:p>
        <text:p text:style-name="Text_20_body">tsx</text:p>
        <text:p text:style-name="Preformatted_20_Text"><text:span text:style-name="Source_20_Text">import React, { useEffect, useState } from "react";</text:span></text:p>
        <text:p text:style-name="Preformatted_20_Text"><text:span text:style-name="Source_20_Text">import { db, ref, onValue } from "../firebase/config";</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const TablaTrabajadores = () =&gt; {</text:span></text:p>
        <text:p text:style-name="Preformatted_20_Text"><text:span text:style-name="Source_20_Text"><text:s text:c="2"/>const [trabajadores, setTrabajadores] = useState&lt;{ [id: string]: Trabajador }&gt;({});</text:span></text:p>
        <text:p text:style-name="Preformatted_20_Text"/>
        <text:p text:style-name="Preformatted_20_Text"><text:soft-page-break/><text:span text:style-name="Source_20_Text"><text:s text:c="2"/>useEffect(() =&gt; {</text:span></text:p>
        <text:p text:style-name="Preformatted_20_Text"><text:span text:style-name="Source_20_Text"><text:s text:c="4"/>const trabajadoresRef = ref(db, "trabajadores");</text:span></text:p>
        <text:p text:style-name="Preformatted_20_Text"><text:span text:style-name="Source_20_Text"><text:s text:c="4"/>onValue(trabajadoresRef, (snapshot) =&gt; {</text:span></text:p>
        <text:p text:style-name="Preformatted_20_Text"><text:span text:style-name="Source_20_Text"><text:s text:c="6"/>setTrabajadores(snapshot.val() || {});</text:span></text:p>
        <text:p text:style-name="Preformatted_20_Text"><text:span text:style-name="Source_20_Text"><text:s text:c="4"/>});</text:span></text:p>
        <text:p text:style-name="Preformatted_20_Text"><text:span text:style-name="Source_20_Text"><text:s text:c="2"/>}, []);</text:span></text:p>
        <text:p text:style-name="Preformatted_20_Text"/>
        <text:p text:style-name="Preformatted_20_Text"><text:span text:style-name="Source_20_Text"><text:s text:c="2"/>return (</text:span></text:p>
        <text:p text:style-name="Preformatted_20_Text"><text:span text:style-name="Source_20_Text"><text:s text:c="4"/>&lt;table style={{ width: "100%", marginTop: "2rem", borderCollapse: "collapse" }}&gt;</text:span></text:p>
        <text:p text:style-name="Preformatted_20_Text"><text:span text:style-name="Source_20_Text"><text:s text:c="6"/>&lt;thead&gt;</text:span></text:p>
        <text:p text:style-name="Preformatted_20_Text"><text:span text:style-name="Source_20_Text"><text:s text:c="8"/>&lt;tr&gt;</text:span></text:p>
        <text:p text:style-name="Preformatted_20_Text"><text:span text:style-name="Source_20_Text"><text:s text:c="10"/>&lt;th&gt;🧑 Trabajador&lt;/th&gt;</text:span></text:p>
        <text:p text:style-name="Preformatted_20_Text"><text:span text:style-name="Source_20_Text"><text:s text:c="8"/>&lt;/tr&gt;</text:span></text:p>
        <text:p text:style-name="Preformatted_20_Text"><text:span text:style-name="Source_20_Text"><text:s text:c="6"/>&lt;/thead&gt;</text:span></text:p>
        <text:p text:style-name="Preformatted_20_Text"><text:span text:style-name="Source_20_Text"><text:s text:c="6"/>&lt;tbody&gt;</text:span></text:p>
        <text:p text:style-name="Preformatted_20_Text"><text:span text:style-name="Source_20_Text"><text:s text:c="8"/>{Object.entries(trabajadores).map(([id, t]) =&gt; (</text:span></text:p>
        <text:p text:style-name="Preformatted_20_Text"><text:span text:style-name="Source_20_Text"><text:s text:c="10"/>&lt;tr key={id}&gt;</text:span></text:p>
        <text:p text:style-name="Preformatted_20_Text"><text:span text:style-name="Source_20_Text"><text:s text:c="12"/>&lt;td&gt;{t.nombre}&lt;/td&gt;</text:span></text:p>
        <text:p text:style-name="Preformatted_20_Text"><text:span text:style-name="Source_20_Text"><text:s text:c="10"/>&lt;/tr&gt;</text:span></text:p>
        <text:p text:style-name="Preformatted_20_Text"><text:span text:style-name="Source_20_Text"><text:s text:c="8"/>))}</text:span></text:p>
        <text:p text:style-name="Preformatted_20_Text"><text:span text:style-name="Source_20_Text"><text:s text:c="6"/>&lt;/tbody&gt;</text:span></text:p>
        <text:p text:style-name="Preformatted_20_Text"><text:span text:style-name="Source_20_Text"><text:s text:c="4"/>&lt;/table&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TablaTrabajadores;</text:span></text:p>
        <text:p text:style-name="Text_20_body">Listo para que todos los componentes de la app se alineen con el nuevo esquema. ¿Quieres que prepare un resumen visual del flujo de datos entre componentes? O incluso un gráfico del modelo actual 🔄🔥.</text:p>
      </text:section>
      <text:section text:style-name="Sect2" text:name="rGKKVoABKusgx8szp2e1i-user-message">
        <text:p text:style-name="P19">Recuerda en la FichaTrabajador mantenerme también los contadores.</text:p>
      </text:section>
      <text:section text:style-name="Sect2" text:name="xsp558YHmGVGcE8VK1Nya-content-0">
        <text:p text:style-name="P20">¡Totalmente, Carlos! Vamos a recuperar los contadores de reservas y peticiones, directamente dentro del componente <text:span text:style-name="Source_20_Text">FichaTrabajador</text:span>. Como los datos se cargan en <text:span text:style-name="Source_20_Text">Visualizacion.tsx</text:span>, aquí lo estructuramos para recibirlos como props — igual que en tu versión anterior.</text:p>
        <text:h text:style-name="Heading_20_2" text:outline-level="2"><text:bookmark-start text:name="__RefHeading___Toc3348_3073829444"/>🔄 <text:span text:style-name="Source_20_Text">FichaTrabajador.tsx</text:span> – Con contadores y visibilidad de formularios<text:bookmark-end text:name="__RefHeading___Toc3348_3073829444"/></text:h>
        <text:p text:style-name="Text_20_body">tsx</text:p>
        <text:p text:style-name="Preformatted_20_Text"><text:span text:style-name="Source_20_Text">import React, { useState } from "reac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type Peticion = {</text:span></text:p>
        <text:p text:style-name="Preformatted_20_Text"><text:span text:style-name="Source_20_Text"><text:s text:c="2"/>fecha: string;</text:span></text:p>
        <text:p text:style-name="Preformatted_20_Text"><text:span text:style-name="Source_20_Text"><text:s text:c="2"/>de: string;</text:span></text:p>
        <text:p text:style-name="Preformatted_20_Text"><text:span text:style-name="Source_20_Text"><text:s text:c="2"/>para: string;</text:span></text:p>
        <text:p text:style-name="Preformatted_20_Text"><text:span text:style-name="Source_20_Text">};</text:span></text:p>
        <text:p text:style-name="Preformatted_20_Text"/>
        <text:p text:style-name="Preformatted_20_Text"><text:span text:style-name="Source_20_Text">type Props = {</text:span></text:p>
        <text:p text:style-name="Preformatted_20_Text"><text:span text:style-name="Source_20_Text"><text:s text:c="2"/>nombre: string;</text:span></text:p>
        <text:p text:style-name="Preformatted_20_Text"><text:span text:style-name="Source_20_Text"><text:s text:c="2"/>listaTrabajadores: { id: string; nombre: string }[];</text:span></text:p>
        <text:p text:style-name="Preformatted_20_Text"><text:soft-page-break/><text:span text:style-name="Source_20_Text"><text:s text:c="2"/>reservas: Reserva[];</text:span></text:p>
        <text:p text:style-name="Preformatted_20_Text"><text:span text:style-name="Source_20_Text"><text:s text:c="2"/>peticiones: Peticion[];</text:span></text:p>
        <text:p text:style-name="Preformatted_20_Text"><text:span text:style-name="Source_20_Text"><text:s text:c="2"/>onNuevaReserva: (fecha: string) =&gt; void;</text:span></text:p>
        <text:p text:style-name="Preformatted_20_Text"><text:span text:style-name="Source_20_Text"><text:s text:c="2"/>onNuevaPeticion: (ayudanteId: string, fecha: string) =&gt; void;</text:span></text:p>
        <text:p text:style-name="Preformatted_20_Text"><text:span text:style-name="Source_20_Text">};</text:span></text:p>
        <text:p text:style-name="Preformatted_20_Text"/>
        <text:p text:style-name="Preformatted_20_Text"><text:span text:style-name="Source_20_Text">const FichaTrabajador: React.FC&lt;Props&gt; = ({</text:span></text:p>
        <text:p text:style-name="Preformatted_20_Text"><text:span text:style-name="Source_20_Text"><text:s text:c="2"/>nombre,</text:span></text:p>
        <text:p text:style-name="Preformatted_20_Text"><text:span text:style-name="Source_20_Text"><text:s text:c="2"/>listaTrabajadores,</text:span></text:p>
        <text:p text:style-name="Preformatted_20_Text"><text:span text:style-name="Source_20_Text"><text:s text:c="2"/>reservas,</text:span></text:p>
        <text:p text:style-name="Preformatted_20_Text"><text:span text:style-name="Source_20_Text"><text:s text:c="2"/>peticiones,</text:span></text:p>
        <text:p text:style-name="Preformatted_20_Text"><text:span text:style-name="Source_20_Text"><text:s text:c="2"/>onNuevaReserva,</text:span></text:p>
        <text:p text:style-name="Preformatted_20_Text"><text:span text:style-name="Source_20_Text"><text:s text:c="2"/>onNuevaPeticion</text:span></text:p>
        <text:p text:style-name="Preformatted_20_Text"><text:span text:style-name="Source_20_Text">}) =&gt; {</text:span></text:p>
        <text:p text:style-name="Preformatted_20_Text"><text:span text:style-name="Source_20_Text"><text:s text:c="2"/>const [fechaReserva, setFechaReserva] = useState("");</text:span></text:p>
        <text:p text:style-name="Preformatted_20_Text"><text:span text:style-name="Source_20_Text"><text:s text:c="2"/>const [fechaPeticion, setFechaPeticion] = useState("");</text:span></text:p>
        <text:p text:style-name="Preformatted_20_Text"><text:span text:style-name="Source_20_Text"><text:s text:c="2"/>const [ayudanteId, setAyudanteId] = useState("");</text:span></text:p>
        <text:p text:style-name="Preformatted_20_Text"><text:span text:style-name="Source_20_Text"><text:s text:c="2"/>const [mostrarReserva, setMostrarReserva] = useState(false);</text:span></text:p>
        <text:p text:style-name="Preformatted_20_Text"><text:span text:style-name="Source_20_Text"><text:s text:c="2"/>const [mostrarPeticion, setMostrarPeticion] = useState(false);</text:span></text:p>
        <text:p text:style-name="Preformatted_20_Text"/>
        <text:p text:style-name="Preformatted_20_Text"><text:span text:style-name="Source_20_Text"><text:s text:c="2"/>const trabajadoresSinYo = listaTrabajadores.filter(t =&gt; t.nombre !== nombre);</text:span></text:p>
        <text:p text:style-name="Preformatted_20_Text"/>
        <text:p text:style-name="Preformatted_20_Text"><text:span text:style-name="Source_20_Text"><text:s text:c="2"/>const peticionesHechas = peticiones.filter(p =&gt; p.de === nombre);</text:span></text:p>
        <text:p text:style-name="Preformatted_20_Text"><text:span text:style-name="Source_20_Text"><text:s text:c="2"/>const peticionesRecibidas = peticiones.filter(p =&gt; p.para === nombre);</text:span></text:p>
        <text:p text:style-name="Preformatted_20_Text"><text:span text:style-name="Source_20_Text"><text:s text:c="2"/>const saldo = peticionesRecibidas.length - peticionesHechas.length;</text:span></text:p>
        <text:p text:style-name="Preformatted_20_Text"/>
        <text:p text:style-name="Preformatted_20_Text"><text:span text:style-name="Source_20_Text"><text:s text:c="2"/>return (</text:span></text:p>
        <text:p text:style-name="Preformatted_20_Text"><text:span text:style-name="Source_20_Text"><text:s text:c="4"/>&lt;div style={{</text:span></text:p>
        <text:p text:style-name="Preformatted_20_Text"><text:span text:style-name="Source_20_Text"><text:s text:c="6"/>border: "1px solid #ccc",</text:span></text:p>
        <text:p text:style-name="Preformatted_20_Text"><text:span text:style-name="Source_20_Text"><text:s text:c="6"/>borderRadius: "8px",</text:span></text:p>
        <text:p text:style-name="Preformatted_20_Text"><text:span text:style-name="Source_20_Text"><text:s text:c="6"/>padding: "1rem",</text:span></text:p>
        <text:p text:style-name="Preformatted_20_Text"><text:span text:style-name="Source_20_Text"><text:s text:c="6"/>width: "300px"</text:span></text:p>
        <text:p text:style-name="Preformatted_20_Text"><text:span text:style-name="Source_20_Text"><text:s text:c="4"/>}}&gt;</text:span></text:p>
        <text:p text:style-name="Preformatted_20_Text"><text:span text:style-name="Source_20_Text"><text:s text:c="6"/>&lt;h3&gt;{nombre}&lt;/h3&gt;</text:span></text:p>
        <text:p text:style-name="Preformatted_20_Text"/>
        <text:p text:style-name="Preformatted_20_Text"><text:span text:style-name="Source_20_Text"><text:s text:c="6"/>&lt;p&gt;🗓️ Reservas: {reservas.length}&lt;/p&gt;</text:span></text:p>
        <text:p text:style-name="Preformatted_20_Text"><text:span text:style-name="Source_20_Text"><text:s text:c="6"/>&lt;p&gt;🤝 Peticiones (saldo): {saldo}&lt;/p&gt;</text:span></text:p>
        <text:p text:style-name="Preformatted_20_Text"/>
        <text:p text:style-name="Preformatted_20_Text"><text:span text:style-name="Source_20_Text"><text:s text:c="6"/>&lt;button onClick={() =&gt; setMostrarReserva(prev =&gt; !prev)} style={{ marginBottom: "0.5rem" }}&gt;</text:span></text:p>
        <text:p text:style-name="Preformatted_20_Text"><text:span text:style-name="Source_20_Text"><text:s text:c="8"/>{mostrarReserva ? "Ocultar Reserva" : "Añadir Reserva 📅"}</text:span></text:p>
        <text:p text:style-name="Preformatted_20_Text"><text:span text:style-name="Source_20_Text"><text:s text:c="6"/>&lt;/button&gt;</text:span></text:p>
        <text:p text:style-name="Preformatted_20_Text"/>
        <text:p text:style-name="Preformatted_20_Text"><text:span text:style-name="Source_20_Text"><text:s text:c="6"/>{mostrarReserva &amp;&amp; (</text:span></text:p>
        <text:p text:style-name="Preformatted_20_Text"><text:span text:style-name="Source_20_Text"><text:s text:c="8"/>&lt;div style={{ marginBottom: "1rem" }}&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value={fechaReserva}</text:span></text:p>
        <text:p text:style-name="Preformatted_20_Text"><text:span text:style-name="Source_20_Text"><text:s text:c="12"/>onChange={e =&gt; setFechaReserva(e.target.value)}</text:span></text:p>
        <text:p text:style-name="Preformatted_20_Text"><text:span text:style-name="Source_20_Text"><text:s text:c="10"/>/&gt;</text:span></text:p>
        <text:p text:style-name="Preformatted_20_Text"><text:span text:style-name="Source_20_Text"><text:s text:c="10"/>&lt;button</text:span></text:p>
        <text:p text:style-name="Preformatted_20_Text"><text:span text:style-name="Source_20_Text"><text:s text:c="12"/>onClick={() =&gt; {</text:span></text:p>
        <text:p text:style-name="Preformatted_20_Text"><text:span text:style-name="Source_20_Text"><text:s text:c="14"/>if (fechaReserva) {</text:span></text:p>
        <text:p text:style-name="Preformatted_20_Text"><text:span text:style-name="Source_20_Text"><text:s text:c="16"/>onNuevaReserva(fechaReserva);</text:span></text:p>
        <text:p text:style-name="Preformatted_20_Text"><text:span text:style-name="Source_20_Text"><text:s text:c="16"/>setFechaReserva("");</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12"/>style={{ marginLeft: "0.5rem" }}</text:span></text:p>
        <text:p text:style-name="Preformatted_20_Text"><text:span text:style-name="Source_20_Text"><text:s text:c="10"/>&gt;</text:span></text:p>
        <text:p text:style-name="Preformatted_20_Text"><text:span text:style-name="Source_20_Text"><text:s text:c="12"/>Guardar</text:span></text:p>
        <text:p text:style-name="Preformatted_20_Text"><text:span text:style-name="Source_20_Text"><text:s text:c="10"/>&lt;/button&gt;</text:span></text:p>
        <text:p text:style-name="Preformatted_20_Text"><text:span text:style-name="Source_20_Text"><text:s text:c="8"/>&lt;/div&gt;</text:span></text:p>
        <text:p text:style-name="Preformatted_20_Text"><text:span text:style-name="Source_20_Text"><text:s text:c="6"/>)}</text:span></text:p>
        <text:p text:style-name="Preformatted_20_Text"/>
        <text:p text:style-name="Preformatted_20_Text"><text:soft-page-break/><text:span text:style-name="Source_20_Text"><text:s text:c="6"/>&lt;button onClick={() =&gt; setMostrarPeticion(prev =&gt; !prev)}&gt;</text:span></text:p>
        <text:p text:style-name="Preformatted_20_Text"><text:span text:style-name="Source_20_Text"><text:s text:c="8"/>{mostrarPeticion ? "Ocultar Petición" : "Pedir Ayuda 🤝"}</text:span></text:p>
        <text:p text:style-name="Preformatted_20_Text"><text:span text:style-name="Source_20_Text"><text:s text:c="6"/>&lt;/button&gt;</text:span></text:p>
        <text:p text:style-name="Preformatted_20_Text"/>
        <text:p text:style-name="Preformatted_20_Text"><text:span text:style-name="Source_20_Text"><text:s text:c="6"/>{mostrarPeticion &amp;&amp; (</text:span></text:p>
        <text:p text:style-name="Preformatted_20_Text"><text:span text:style-name="Source_20_Text"><text:s text:c="8"/>&lt;div style={{ marginTop: "0.5rem" }}&gt;</text:span></text:p>
        <text:p text:style-name="Preformatted_20_Text"><text:span text:style-name="Source_20_Text"><text:s text:c="10"/>&lt;select</text:span></text:p>
        <text:p text:style-name="Preformatted_20_Text"><text:span text:style-name="Source_20_Text"><text:s text:c="12"/>value={ayudanteId}</text:span></text:p>
        <text:p text:style-name="Preformatted_20_Text"><text:span text:style-name="Source_20_Text"><text:s text:c="12"/>onChange={e =&gt; setAyudanteId(e.target.value)}</text:span></text:p>
        <text:p text:style-name="Preformatted_20_Text"><text:span text:style-name="Source_20_Text"><text:s text:c="10"/>&gt;</text:span></text:p>
        <text:p text:style-name="Preformatted_20_Text"><text:span text:style-name="Source_20_Text"><text:s text:c="12"/>&lt;option value=""&gt;-- Selecciona compañero --&lt;/option&gt;</text:span></text:p>
        <text:p text:style-name="Preformatted_20_Text"><text:span text:style-name="Source_20_Text"><text:s text:c="12"/>{trabajadoresSinYo.map(t =&gt; (</text:span></text:p>
        <text:p text:style-name="Preformatted_20_Text"><text:span text:style-name="Source_20_Text"><text:s text:c="14"/>&lt;option key={t.id} value={t.id}&gt;{t.nombre}&lt;/option&gt;</text:span></text:p>
        <text:p text:style-name="Preformatted_20_Text"><text:span text:style-name="Source_20_Text"><text:s text:c="12"/>))}</text:span></text:p>
        <text:p text:style-name="Preformatted_20_Text"><text:span text:style-name="Source_20_Text"><text:s text:c="10"/>&lt;/select&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value={fechaPeticion}</text:span></text:p>
        <text:p text:style-name="Preformatted_20_Text"><text:span text:style-name="Source_20_Text"><text:s text:c="12"/>onChange={e =&gt; setFechaPeticion(e.target.value)}</text:span></text:p>
        <text:p text:style-name="Preformatted_20_Text"><text:span text:style-name="Source_20_Text"><text:s text:c="12"/>style={{ marginLeft: "0.5rem" }}</text:span></text:p>
        <text:p text:style-name="Preformatted_20_Text"><text:span text:style-name="Source_20_Text"><text:s text:c="10"/>/&gt;</text:span></text:p>
        <text:p text:style-name="Preformatted_20_Text"><text:span text:style-name="Source_20_Text"><text:s text:c="10"/>&lt;button</text:span></text:p>
        <text:p text:style-name="Preformatted_20_Text"><text:span text:style-name="Source_20_Text"><text:s text:c="12"/>onClick={() =&gt; {</text:span></text:p>
        <text:p text:style-name="Preformatted_20_Text"><text:span text:style-name="Source_20_Text"><text:s text:c="14"/>if (fechaPeticion &amp;&amp; ayudanteId) {</text:span></text:p>
        <text:p text:style-name="Preformatted_20_Text"><text:span text:style-name="Source_20_Text"><text:s text:c="16"/>onNuevaPeticion(ayudanteId, fechaPeticion);</text:span></text:p>
        <text:p text:style-name="Preformatted_20_Text"><text:span text:style-name="Source_20_Text"><text:s text:c="16"/>setFechaPeticion("");</text:span></text:p>
        <text:p text:style-name="Preformatted_20_Text"><text:span text:style-name="Source_20_Text"><text:s text:c="16"/>setAyudanteId("");</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12"/>style={{ marginLeft: "0.5rem" }}</text:span></text:p>
        <text:p text:style-name="Preformatted_20_Text"><text:span text:style-name="Source_20_Text"><text:s text:c="10"/>&gt;</text:span></text:p>
        <text:p text:style-name="Preformatted_20_Text"><text:span text:style-name="Source_20_Text"><text:s text:c="12"/>Registrar</text:span></text:p>
        <text:p text:style-name="Preformatted_20_Text"><text:span text:style-name="Source_20_Text"><text:s text:c="10"/>&lt;/button&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FichaTrabajador;</text:span></text:p>
        <text:p text:style-name="Text_20_body">En este punto, para que los contadores funcionen correctamente, asegúrate de pasar las props <text:span text:style-name="Source_20_Text">reservas</text:span> y <text:span text:style-name="Source_20_Text">peticiones</text:span> a cada <text:span text:style-name="Source_20_Text">FichaTrabajador</text:span> desde <text:span text:style-name="Source_20_Text">Gestion.tsx</text:span>, extrayéndolas por nombre desde los datos globales — ¿quieres que te pase también esa parte ajustada?</text:p>
        <text:p text:style-name="Text_20_body">Podemos terminar de dejarlo todo cerrado en la siguiente vuelta 🤝.</text:p>
      </text:section>
      <text:section text:style-name="Sect2" text:name="p3fRNHCijNNuyZrCGt6A6-user-message">
        <text:p text:style-name="P19">Dame esa gestión en la que se pasen los valores.</text:p>
      </text:section>
      <text:section text:style-name="Sect2" text:name="NyNfP773KjC1e2VnPPXH9-content-0">
        <text:p text:style-name="P20">¡Aquí la tienes, Carlos! Ahora <text:span text:style-name="Source_20_Text">Gestion.tsx</text:span> se encargará de pasar tanto las <text:span text:style-name="Source_20_Text">reservas</text:span> como las <text:span text:style-name="Source_20_Text">peticiones</text:span> filtradas por trabajador a cada ficha. Así cada componente tendrá sus contadores correctos funcionando desde el propio estado.</text:p>
        <text:h text:style-name="Heading_20_2" text:outline-level="2"><text:bookmark-start text:name="__RefHeading___Toc3350_3073829444"/>🔧 <text:span text:style-name="Source_20_Text">Gestion.tsx</text:span> – Con valores individuales para cada ficha<text:bookmark-end text:name="__RefHeading___Toc3350_3073829444"/></text:h>
        <text:p text:style-name="Text_20_body">tsx</text:p>
        <text:p text:style-name="Preformatted_20_Text"><text:span text:style-name="Source_20_Text">import React, { useEffect, useState } from "react";</text:span></text:p>
        <text:p text:style-name="Preformatted_20_Text"><text:span text:style-name="Source_20_Text">import FichaTrabajador from "../components/FichaTrabajador";</text:span></text:p>
        <text:p text:style-name="Preformatted_20_Text"><text:span text:style-name="Source_20_Text">import { db, ref, onValue, push } from "../firebase/config";</text:span></text:p>
        <text:p text:style-name="Preformatted_20_Text"/>
        <text:p text:style-name="Preformatted_20_Text"><text:soft-page-break/><text:span text:style-name="Source_20_Text">type Trabajador = {</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type Peticion = {</text:span></text:p>
        <text:p text:style-name="Preformatted_20_Text"><text:span text:style-name="Source_20_Text"><text:s text:c="2"/>fecha: string;</text:span></text:p>
        <text:p text:style-name="Preformatted_20_Text"><text:span text:style-name="Source_20_Text"><text:s text:c="2"/>de: string;</text:span></text:p>
        <text:p text:style-name="Preformatted_20_Text"><text:span text:style-name="Source_20_Text"><text:s text:c="2"/>para: string;</text:span></text:p>
        <text:p text:style-name="Preformatted_20_Text"><text:span text:style-name="Source_20_Text">};</text:span></text:p>
        <text:p text:style-name="Preformatted_20_Text"/>
        <text:p text:style-name="Preformatted_20_Text"><text:span text:style-name="Source_20_Text">const Gestion: React.FC = () =&gt; {</text:span></text:p>
        <text:p text:style-name="Preformatted_20_Text"><text:span text:style-name="Source_20_Text"><text:s text:c="2"/>const [trabajadores, setTrabajadores] = useState&lt;{ [id: string]: Trabajador }&gt;({});</text:span></text:p>
        <text:p text:style-name="Preformatted_20_Text"><text:span text:style-name="Source_20_Text"><text:s text:c="2"/>const [reservas, setReservas] = useState&lt;{ [id: string]: Reserva }&gt;({});</text:span></text:p>
        <text:p text:style-name="Preformatted_20_Text"><text:span text:style-name="Source_20_Text"><text:s text:c="2"/>const [peticiones, setPeticiones] = useState&lt;{ [id: string]: Peticion }&gt;({});</text:span></text:p>
        <text:p text:style-name="Preformatted_20_Text"/>
        <text:p text:style-name="Preformatted_20_Text"><text:span text:style-name="Source_20_Text"><text:s text:c="2"/>useEffect(() =&gt; {</text:span></text:p>
        <text:p text:style-name="Preformatted_20_Text"><text:span text:style-name="Source_20_Text"><text:s text:c="4"/>onValue(ref(db, "trabajadores"), snap =&gt; setTrabajadores(snap.val() || {}));</text:span></text:p>
        <text:p text:style-name="Preformatted_20_Text"><text:span text:style-name="Source_20_Text"><text:s text:c="4"/>onValue(ref(db, "reservas"), snap =&gt; setReservas(snap.val() || {}));</text:span></text:p>
        <text:p text:style-name="Preformatted_20_Text"><text:span text:style-name="Source_20_Text"><text:s text:c="4"/>onValue(ref(db, "peticiones"), snap =&gt; setPeticiones(snap.val() || {}));</text:span></text:p>
        <text:p text:style-name="Preformatted_20_Text"><text:span text:style-name="Source_20_Text"><text:s text:c="2"/>}, []);</text:span></text:p>
        <text:p text:style-name="Preformatted_20_Text"/>
        <text:p text:style-name="Preformatted_20_Text"><text:span text:style-name="Source_20_Text"><text:s text:c="2"/>const agregarReserva = (trabajadorId: string, fecha: string) =&gt; {</text:span></text:p>
        <text:p text:style-name="Preformatted_20_Text"><text:span text:style-name="Source_20_Text"><text:s text:c="4"/>push(ref(db, "reservas"), { fecha, trabajador: trabajadorId });</text:span></text:p>
        <text:p text:style-name="Preformatted_20_Text"><text:span text:style-name="Source_20_Text"><text:s text:c="2"/>};</text:span></text:p>
        <text:p text:style-name="Preformatted_20_Text"/>
        <text:p text:style-name="Preformatted_20_Text"><text:span text:style-name="Source_20_Text"><text:s text:c="2"/>const agregarPeticion = (peticionarioId: string, ayudanteId: string, fecha: string) =&gt; {</text:span></text:p>
        <text:p text:style-name="Preformatted_20_Text"><text:span text:style-name="Source_20_Text"><text:s text:c="4"/>push(ref(db, "peticiones"), { fecha, de: peticionarioId, para: ayudanteId });</text:span></text:p>
        <text:p text:style-name="Preformatted_20_Text"><text:span text:style-name="Source_20_Text"><text:s text:c="2"/>};</text:span></text:p>
        <text:p text:style-name="Preformatted_20_Text"/>
        <text:p text:style-name="Preformatted_20_Text"><text:span text:style-name="Source_20_Text"><text:s text:c="2"/>const listaTrabajadores = Object.entries(trabajadores).map(([id, t]) =&gt; ({</text:span></text:p>
        <text:p text:style-name="Preformatted_20_Text"><text:span text:style-name="Source_20_Text"><text:s text:c="4"/>id,</text:span></text:p>
        <text:p text:style-name="Preformatted_20_Text"><text:span text:style-name="Source_20_Text"><text:s text:c="4"/>nombre: t.nombre</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style={{ display: "flex", flexWrap: "wrap", gap: "1rem", padding: "2rem" }}&gt;</text:span></text:p>
        <text:p text:style-name="Preformatted_20_Text"><text:span text:style-name="Source_20_Text"><text:s text:c="6"/>{Object.entries(trabajadores).map(([id, t]) =&gt; {</text:span></text:p>
        <text:p text:style-name="Preformatted_20_Text"><text:span text:style-name="Source_20_Text"><text:s text:c="8"/>const reservasDel = Object.entries(reservas)</text:span></text:p>
        <text:p text:style-name="Preformatted_20_Text"><text:span text:style-name="Source_20_Text"><text:s text:c="10"/>.filter(([, r]) =&gt; r.trabajador === id)</text:span></text:p>
        <text:p text:style-name="Preformatted_20_Text"><text:span text:style-name="Source_20_Text"><text:s text:c="10"/>.map(([, r]) =&gt; r);</text:span></text:p>
        <text:p text:style-name="Preformatted_20_Text"/>
        <text:p text:style-name="Preformatted_20_Text"><text:span text:style-name="Source_20_Text"><text:s text:c="8"/>const peticionesDel = Object.entries(peticiones)</text:span></text:p>
        <text:p text:style-name="Preformatted_20_Text"><text:span text:style-name="Source_20_Text"><text:s text:c="10"/>.filter(([, p]) =&gt; p.de === id || p.para === id)</text:span></text:p>
        <text:p text:style-name="Preformatted_20_Text"><text:span text:style-name="Source_20_Text"><text:s text:c="10"/>.map(([, p]) =&gt; ({</text:span></text:p>
        <text:p text:style-name="Preformatted_20_Text"><text:span text:style-name="Source_20_Text"><text:s text:c="12"/>...p,</text:span></text:p>
        <text:p text:style-name="Preformatted_20_Text"><text:span text:style-name="Source_20_Text"><text:s text:c="12"/>de: Object.entries(trabajadores).find(([tid]) =&gt; tid === p.de)?.[1].nombre || p.de,</text:span></text:p>
        <text:p text:style-name="Preformatted_20_Text"><text:span text:style-name="Source_20_Text"><text:s text:c="12"/>para: Object.entries(trabajadores).find(([tid]) =&gt; tid === p.para)?.[1].nombre || p.para</text:span></text:p>
        <text:p text:style-name="Preformatted_20_Text"><text:span text:style-name="Source_20_Text"><text:s text:c="10"/>}));</text:span></text:p>
        <text:p text:style-name="Preformatted_20_Text"/>
        <text:p text:style-name="Preformatted_20_Text"><text:span text:style-name="Source_20_Text"><text:s text:c="8"/>return (</text:span></text:p>
        <text:p text:style-name="Preformatted_20_Text"><text:span text:style-name="Source_20_Text"><text:s text:c="10"/>&lt;FichaTrabajador</text:span></text:p>
        <text:p text:style-name="Preformatted_20_Text"><text:span text:style-name="Source_20_Text"><text:s text:c="12"/>key={id}</text:span></text:p>
        <text:p text:style-name="Preformatted_20_Text"><text:span text:style-name="Source_20_Text"><text:s text:c="12"/>nombre={t.nombre}</text:span></text:p>
        <text:p text:style-name="Preformatted_20_Text"><text:soft-page-break/><text:span text:style-name="Source_20_Text"><text:s text:c="12"/>reservas={reservasDel}</text:span></text:p>
        <text:p text:style-name="Preformatted_20_Text"><text:span text:style-name="Source_20_Text"><text:s text:c="12"/>peticiones={peticionesDel}</text:span></text:p>
        <text:p text:style-name="Preformatted_20_Text"><text:span text:style-name="Source_20_Text"><text:s text:c="12"/>listaTrabajadores={listaTrabajadores}</text:span></text:p>
        <text:p text:style-name="Preformatted_20_Text"><text:span text:style-name="Source_20_Text"><text:s text:c="12"/>onNuevaReserva={(fecha) =&gt; agregarReserva(id, fecha)}</text:span></text:p>
        <text:p text:style-name="Preformatted_20_Text"><text:span text:style-name="Source_20_Text"><text:s text:c="12"/>onNuevaPeticion={(ayudanteId, fecha) =&gt; agregarPeticion(id, ayudanteId, fecha)}</text:span></text:p>
        <text:p text:style-name="Preformatted_20_Text"><text:span text:style-name="Source_20_Text"><text:s text:c="10"/>/&gt;</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Gestion;</text:span></text:p>
        <text:p text:style-name="Text_20_body">Ya con esto, cada ficha se alimenta con sus reservas y peticiones, y puede calcular el saldo correctamente 💯.</text:p>
        <text:p text:style-name="Text_20_body">¿Te gustaría que prepare una simulación visual del flujo de datos entre los componentes o incluso un esquema del árbol de props? Podría ayudarte a documentar todo el sistema de forma elegante.</text:p>
      </text:section>
      <text:p text:style-name="P19">Perfecto, preparamé eso, antes de pasar a darle un lavado de cara a los estilos.</text:p>
      <text:section text:style-name="Sect2" text:name="c2TRKmYmECG3eQgcPzMc8-content-0">
        <text:p text:style-name="P20">¡Genial, Carlos! Vamos a documentar claramente cómo fluye la información en tu aplicación, para que tú (y cualquier colaborador futuro) entendáis al detalle cómo se conectan los componentes. Te presento un esquema funcional con explicaciones y una tabla resumen para clarificar cada relación.</text:p>
        <text:h text:style-name="Heading_20_2" text:outline-level="2"><text:bookmark-start text:name="__RefHeading___Toc8966_2487601059"/>🔁 Flujo general de la aplicación<text:bookmark-end text:name="__RefHeading___Toc8966_2487601059"/></text:h>
        <text:h text:style-name="Heading_20_3" text:outline-level="3"><text:bookmark-start text:name="__RefHeading___Toc8968_2487601059"/>1. <text:span text:style-name="Strong_20_Emphasis">Firebase Realtime Database</text:span><text:bookmark-end text:name="__RefHeading___Toc8968_2487601059"/></text:h>
        <text:p text:style-name="Text_20_body">Tu fuente única de verdad. Está organizada así:</text:p>
        <text:list text:style-name="L31">
          <text:list-item>
            <text:p text:style-name="P51"><text:span text:style-name="Strong_20_Emphasis">trabajadores</text:span>: contiene los nombres de los trabajadores (por ID).</text:p>
          </text:list-item>
          <text:list-item>
            <text:p text:style-name="P51"><text:span text:style-name="Strong_20_Emphasis">reservas</text:span>: cada reserva es un objeto con <text:span text:style-name="Source_20_Text">fecha</text:span> y <text:span text:style-name="Source_20_Text">trabajador</text:span> (ID).</text:p>
          </text:list-item>
          <text:list-item>
            <text:p text:style-name="P51"><text:span text:style-name="Strong_20_Emphasis">peticiones</text:span>: cada entrada representa una ayuda solicitada, con <text:span text:style-name="Source_20_Text">de</text:span>, <text:span text:style-name="Source_20_Text">para</text:span> y <text:span text:style-name="Source_20_Text">fecha</text:span>.</text:p>
          </text:list-item>
        </text:list>
        <text:h text:style-name="Heading_20_3" text:outline-level="3"><text:bookmark-start text:name="__RefHeading___Toc8970_2487601059"/>2. <text:span text:style-name="Source_20_Text">Gestion.tsx</text:span><text:bookmark-end text:name="__RefHeading___Toc8970_2487601059"/></text:h>
        <text:list text:style-name="L32">
          <text:list-item>
            <text:p text:style-name="P52">🔹 Carga datos en tiempo real desde Firebase.</text:p>
          </text:list-item>
          <text:list-item>
            <text:p text:style-name="P52">🔹 Para cada trabajador crea una ficha personalizada.</text:p>
          </text:list-item>
          <text:list-item>
            <text:p text:style-name="P52">🔹 Filtra las <text:span text:style-name="Source_20_Text">reservas</text:span> y <text:span text:style-name="Source_20_Text">peticiones</text:span> por trabajador para calcular contadores.</text:p>
          </text:list-item>
          <text:list-item>
            <text:p text:style-name="P52">🔹 Pasa esa información como <text:span text:style-name="Source_20_Text">props</text:span> a <text:span text:style-name="Source_20_Text">FichaTrabajador</text:span>.</text:p>
          </text:list-item>
        </text:list>
        <text:p text:style-name="Text_20_body">➡️ Aquí se agrupan y procesan los datos por ficha.</text:p>
        <text:h text:style-name="Heading_20_3" text:outline-level="3"><text:bookmark-start text:name="__RefHeading___Toc8972_2487601059"/>3. <text:span text:style-name="Source_20_Text">FichaTrabajador.tsx</text:span><text:bookmark-end text:name="__RefHeading___Toc8972_2487601059"/></text:h>
        <text:list text:style-name="L33">
          <text:list-item>
            <text:p text:style-name="P53">📋 Muestra el nombre del trabajador.</text:p>
          </text:list-item>
          <text:list-item>
            <text:p text:style-name="P53">📊 Calcula y muestra:</text:p>
            <text:list>
              <text:list-item>
                <text:p text:style-name="P53">Total de reservas.</text:p>
              </text:list-item>
              <text:list-item>
                <text:p text:style-name="P53"><text:soft-page-break/>Saldo de peticiones (recibidas - hechas).</text:p>
              </text:list-item>
            </text:list>
          </text:list-item>
          <text:list-item>
            <text:p text:style-name="P53">➕ Contiene formularios para:</text:p>
            <text:list>
              <text:list-item>
                <text:p text:style-name="P53">Añadir reservas (<text:span text:style-name="Source_20_Text">onNuevaReserva</text:span>).</text:p>
              </text:list-item>
              <text:list-item>
                <text:p text:style-name="P53">Registrar peticiones (<text:span text:style-name="Source_20_Text">onNuevaPeticion</text:span>).</text:p>
              </text:list-item>
            </text:list>
          </text:list-item>
          <text:list-item>
            <text:p text:style-name="P53">🔄 Al enviar, llama a funciones de <text:span text:style-name="Source_20_Text">Gestion.tsx</text:span> que actualizan Firebase.</text:p>
          </text:list-item>
        </text:list>
        <text:p text:style-name="Text_20_body">➡️ Interfaz visual de cada trabajador con contadores y formularios interactivos.</text:p>
        <text:h text:style-name="Heading_20_3" text:outline-level="3"><text:bookmark-start text:name="__RefHeading___Toc8974_2487601059"/>4. <text:span text:style-name="Source_20_Text">Visualizacion.tsx</text:span><text:bookmark-end text:name="__RefHeading___Toc8974_2487601059"/></text:h>
        <text:list text:style-name="L34">
          <text:list-item>
            <text:p text:style-name="P54">🔎 Lee todos los datos desde Firebase.</text:p>
          </text:list-item>
          <text:list-item>
            <text:p text:style-name="P54">🧮 Agrupa reservas y peticiones por trabajador.</text:p>
          </text:list-item>
          <text:list-item>
            <text:p text:style-name="P54">🧾 Muestra una tabla con:</text:p>
            <text:list>
              <text:list-item>
                <text:p text:style-name="P54">Nombre.</text:p>
              </text:list-item>
              <text:list-item>
                <text:p text:style-name="P54">Número de reservas.</text:p>
              </text:list-item>
              <text:list-item>
                <text:p text:style-name="P54">Saldo de peticiones.</text:p>
              </text:list-item>
            </text:list>
          </text:list-item>
          <text:list-item>
            <text:p text:style-name="P54">🔍 Al hacer clic en "+", despliega historial.</text:p>
          </text:list-item>
          <text:list-item>
            <text:p text:style-name="P54">❌ Permite eliminar entradas individuales desde Firebase.</text:p>
          </text:list-item>
        </text:list>
        <text:p text:style-name="Text_20_body">➡️ Visión de análisis: resumen por trabajador + detalle histórico.</text:p>
        <text:h text:style-name="Heading_20_3" text:outline-level="3"><text:bookmark-start text:name="__RefHeading___Toc8976_2487601059"/>5. <text:span text:style-name="Source_20_Text">Reset.tsx</text:span><text:bookmark-end text:name="__RefHeading___Toc8976_2487601059"/></text:h>
        <text:list text:style-name="L35">
          <text:list-item>
            <text:p text:style-name="P55">🔥 Borra completamente todos los datos de <text:span text:style-name="Source_20_Text">reservas</text:span> y <text:span text:style-name="Source_20_Text">peticiones</text:span>.</text:p>
          </text:list-item>
          <text:list-item>
            <text:p text:style-name="P55">🧯 Mantiene intactos los trabajadores.</text:p>
          </text:list-item>
          <text:list-item>
            <text:p text:style-name="P55">🛡️ Incluye confirmación visual para evitar borrado accidental.</text:p>
          </text:list-item>
        </text:list>
        <text:p text:style-name="Text_20_body">➡️ Herramienta de mantenimiento/control para limpieza de datos.</text:p>
        <text:h text:style-name="Heading_20_2" text:outline-level="2"><text:bookmark-start text:name="__RefHeading___Toc8978_2487601059"/>📚 Tabla resumen del flujo de props y funciones<text:bookmark-end text:name="__RefHeading___Toc8978_2487601059"/></text:h>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Table_20_Heading">Componente</text:p>
              </table:table-cell>
              <table:table-cell table:style-name="Tabla3.A1" office:value-type="string">
                <text:p text:style-name="Table_20_Heading">Fuente de datos</text:p>
              </table:table-cell>
              <table:table-cell table:style-name="Tabla3.A1" office:value-type="string">
                <text:p text:style-name="Table_20_Heading">Funciones de escritura</text:p>
              </table:table-cell>
              <table:table-cell table:style-name="Tabla3.A1" office:value-type="string">
                <text:p text:style-name="Table_20_Heading">Props que recibe</text:p>
              </table:table-cell>
            </table:table-row>
          </table:table-header-rows>
          <table:table-row>
            <table:table-cell table:style-name="Tabla3.A1" office:value-type="string">
              <text:p text:style-name="Table_20_Contents"><text:span text:style-name="Source_20_Text">Gestion.tsx</text:span></text:p>
            </table:table-cell>
            <table:table-cell table:style-name="Tabla3.A1" office:value-type="string">
              <text:p text:style-name="Table_20_Contents">Firebase (<text:span text:style-name="Source_20_Text">useEffect</text:span>)</text:p>
            </table:table-cell>
            <table:table-cell table:style-name="Tabla3.A1" office:value-type="string">
              <text:p text:style-name="Table_20_Contents"><text:span text:style-name="Source_20_Text">agregarReserva</text:span>, <text:span text:style-name="Source_20_Text">agregarPeticion</text:span></text:p>
            </table:table-cell>
            <table:table-cell table:style-name="Tabla3.A1" office:value-type="string">
              <text:p text:style-name="Table_20_Contents">N/A</text:p>
            </table:table-cell>
          </table:table-row>
          <table:table-row>
            <table:table-cell table:style-name="Tabla3.A1" office:value-type="string">
              <text:p text:style-name="Table_20_Contents"><text:span text:style-name="Source_20_Text">FichaTrabajador.tsx</text:span></text:p>
            </table:table-cell>
            <table:table-cell table:style-name="Tabla3.A1" office:value-type="string">
              <text:p text:style-name="Table_20_Contents">Desde <text:span text:style-name="Source_20_Text">Gestion</text:span></text:p>
            </table:table-cell>
            <table:table-cell table:style-name="Tabla3.A1" office:value-type="string">
              <text:p text:style-name="Table_20_Contents">Vía <text:span text:style-name="Source_20_Text">onNuevaReserva</text:span> y <text:span text:style-name="Source_20_Text">onNuevaPeticion</text:span></text:p>
            </table:table-cell>
            <table:table-cell table:style-name="Tabla3.A1" office:value-type="string">
              <text:p text:style-name="Table_20_Contents"><text:span text:style-name="Source_20_Text">nombre</text:span>, <text:span text:style-name="Source_20_Text">reservas</text:span>, <text:span text:style-name="Source_20_Text">peticiones</text:span>, <text:span text:style-name="Source_20_Text">listaTrabajadores</text:span></text:p>
            </table:table-cell>
          </table:table-row>
          <table:table-row>
            <table:table-cell table:style-name="Tabla3.A1" office:value-type="string">
              <text:p text:style-name="Table_20_Contents"><text:span text:style-name="Source_20_Text">Visualizacion.tsx</text:span></text:p>
            </table:table-cell>
            <table:table-cell table:style-name="Tabla3.A1" office:value-type="string">
              <text:p text:style-name="Table_20_Contents">Firebase (<text:span text:style-name="Source_20_Text">useEffect</text:span>)</text:p>
            </table:table-cell>
            <table:table-cell table:style-name="Tabla3.A1" office:value-type="string">
              <text:p text:style-name="Table_20_Contents"><text:span text:style-name="Source_20_Text">remove()</text:span> para reservas y peticiones</text:p>
            </table:table-cell>
            <table:table-cell table:style-name="Tabla3.A1" office:value-type="string">
              <text:p text:style-name="Table_20_Contents">N/A</text:p>
            </table:table-cell>
          </table:table-row>
          <table:table-row>
            <table:table-cell table:style-name="Tabla3.A1" office:value-type="string">
              <text:p text:style-name="Table_20_Contents"><text:span text:style-name="Source_20_Text">Reset.tsx</text:span></text:p>
            </table:table-cell>
            <table:table-cell table:style-name="Tabla3.A1" office:value-type="string">
              <text:p text:style-name="Table_20_Contents">Firebase <text:soft-page-break/>(directo)</text:p>
            </table:table-cell>
            <table:table-cell table:style-name="Tabla3.A1" office:value-type="string">
              <text:p text:style-name="Table_20_Contents"><text:span text:style-name="Source_20_Text">remove()</text:span> global</text:p>
            </table:table-cell>
            <table:table-cell table:style-name="Tabla3.A1" office:value-type="string">
              <text:p text:style-name="Table_20_Contents">N/A</text:p>
            </table:table-cell>
          </table:table-row>
        </table:table>
        <text:h text:style-name="Heading_20_2" text:outline-level="2"><text:bookmark-start text:name="__RefHeading___Toc8980_2487601059"/>🧠 ¿Siguiente?<text:bookmark-end text:name="__RefHeading___Toc8980_2487601059"/></text:h>
        <text:p text:style-name="Text_20_body">Ahora que tienes la base documentada y clara, pasamos al ✨ lavado de cara ✨. Puedo ayudarte a:</text:p>
        <text:list text:style-name="L36">
          <text:list-item>
            <text:p text:style-name="P56">Usar colores consistentes por tipo de dato.</text:p>
          </text:list-item>
          <text:list-item>
            <text:p text:style-name="P56">Hacer que los formularios se vean más integrados.</text:p>
          </text:list-item>
          <text:list-item>
            <text:p text:style-name="P56">Añadir íconos y detalles visuales agradables.</text:p>
          </text:list-item>
          <text:list-item>
            <text:p text:style-name="P56">O incluso aplicar un diseño de tarjeta estilo dashboard.</text:p>
          </text:list-item>
        </text:list>
        <text:p text:style-name="Text_20_body">¿Te gustaría empezar por el aspecto visual de las fichas o por la tabla de visualización? También podemos incorporar Tailwind o CSS modular si lo prefieres. ¡Esto ya huele a producto profesional, Carlos! 💪</text:p>
      </text:section>
      <text:p text:style-name="P19"/>
      <text:p text:style-name="P19">Usemos tailwind, y vamos por las fichas.</text:p>
      <text:section text:style-name="Sect2" text:name="1W9fakLjEdqAAgU8idLwF-content-0">
        <text:p text:style-name="P20">¡Sí, Carlos! Con Tailwind vamos a darle a las fichas una estética limpia, moderna y ultra adaptable. Aquí tienes una versión renovada de <text:span text:style-name="Source_20_Text">FichaTrabajador.tsx</text:span> con:</text:p>
        <text:list text:style-name="L37">
          <text:list-item>
            <text:p text:style-name="P57">🎨 Estilos responsive y bonitos con Tailwind.</text:p>
          </text:list-item>
          <text:list-item>
            <text:p text:style-name="P57">📦 Contadores visuales.</text:p>
          </text:list-item>
          <text:list-item>
            <text:p text:style-name="P57">🔽 Formulario desplegable de reserva.</text:p>
          </text:list-item>
          <text:list-item>
            <text:p text:style-name="P57">🔽 Formulario desplegable de petición (con select incluido).</text:p>
          </text:list-item>
        </text:list>
        <text:h text:style-name="Heading_20_2" text:outline-level="2"><text:bookmark-start text:name="__RefHeading___Toc14574_2917578271"/>🎯 Resultado esperado<text:bookmark-end text:name="__RefHeading___Toc14574_2917578271"/></text:h>
        <text:p text:style-name="Text_20_body">Cada ficha se ve como una tarjeta con bordes redondeados, sombra suave, colores claros, y botones bien distribuidos. Los formularios se despliegan al hacer clic en los botones [+], manteniendo la vista compacta.</text:p>
        <text:h text:style-name="Heading_20_2" text:outline-level="2"><text:bookmark-start text:name="__RefHeading___Toc14576_2917578271"/>🧩 <text:span text:style-name="Source_20_Text">FichaTrabajador.tsx</text:span> con Tailwind<text:bookmark-end text:name="__RefHeading___Toc14576_2917578271"/></text:h>
        <text:p text:style-name="Text_20_body">tsx</text:p>
        <text:p text:style-name="Preformatted_20_Text"><text:span text:style-name="Source_20_Text">import React, { useState } from "reac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type Peticion = {</text:span></text:p>
        <text:p text:style-name="Preformatted_20_Text"><text:span text:style-name="Source_20_Text"><text:s text:c="2"/>fecha: string;</text:span></text:p>
        <text:p text:style-name="Preformatted_20_Text"><text:span text:style-name="Source_20_Text"><text:s text:c="2"/>de: string;</text:span></text:p>
        <text:p text:style-name="Preformatted_20_Text"><text:span text:style-name="Source_20_Text"><text:s text:c="2"/>para: string;</text:span></text:p>
        <text:p text:style-name="Preformatted_20_Text"><text:span text:style-name="Source_20_Text">};</text:span></text:p>
        <text:p text:style-name="Preformatted_20_Text"/>
        <text:p text:style-name="Preformatted_20_Text"><text:span text:style-name="Source_20_Text">type Props = {</text:span></text:p>
        <text:p text:style-name="Preformatted_20_Text"><text:soft-page-break/><text:span text:style-name="Source_20_Text"><text:s text:c="2"/>nombre: string;</text:span></text:p>
        <text:p text:style-name="Preformatted_20_Text"><text:span text:style-name="Source_20_Text"><text:s text:c="2"/>listaTrabajadores: { id: string; nombre: string }[];</text:span></text:p>
        <text:p text:style-name="Preformatted_20_Text"><text:span text:style-name="Source_20_Text"><text:s text:c="2"/>reservas: Reserva[];</text:span></text:p>
        <text:p text:style-name="Preformatted_20_Text"><text:span text:style-name="Source_20_Text"><text:s text:c="2"/>peticiones: Peticion[];</text:span></text:p>
        <text:p text:style-name="Preformatted_20_Text"><text:span text:style-name="Source_20_Text"><text:s text:c="2"/>onNuevaReserva: (fecha: string) =&gt; void;</text:span></text:p>
        <text:p text:style-name="Preformatted_20_Text"><text:span text:style-name="Source_20_Text"><text:s text:c="2"/>onNuevaPeticion: (ayudanteId: string, fecha: string) =&gt; void;</text:span></text:p>
        <text:p text:style-name="Preformatted_20_Text"><text:span text:style-name="Source_20_Text">};</text:span></text:p>
        <text:p text:style-name="Preformatted_20_Text"/>
        <text:p text:style-name="Preformatted_20_Text"><text:span text:style-name="Source_20_Text">const FichaTrabajador: React.FC&lt;Props&gt; = ({</text:span></text:p>
        <text:p text:style-name="Preformatted_20_Text"><text:span text:style-name="Source_20_Text"><text:s text:c="2"/>nombre,</text:span></text:p>
        <text:p text:style-name="Preformatted_20_Text"><text:span text:style-name="Source_20_Text"><text:s text:c="2"/>listaTrabajadores,</text:span></text:p>
        <text:p text:style-name="Preformatted_20_Text"><text:span text:style-name="Source_20_Text"><text:s text:c="2"/>reservas,</text:span></text:p>
        <text:p text:style-name="Preformatted_20_Text"><text:span text:style-name="Source_20_Text"><text:s text:c="2"/>peticiones,</text:span></text:p>
        <text:p text:style-name="Preformatted_20_Text"><text:span text:style-name="Source_20_Text"><text:s text:c="2"/>onNuevaReserva,</text:span></text:p>
        <text:p text:style-name="Preformatted_20_Text"><text:span text:style-name="Source_20_Text"><text:s text:c="2"/>onNuevaPeticion</text:span></text:p>
        <text:p text:style-name="Preformatted_20_Text"><text:span text:style-name="Source_20_Text">}) =&gt; {</text:span></text:p>
        <text:p text:style-name="Preformatted_20_Text"><text:span text:style-name="Source_20_Text"><text:s text:c="2"/>const [fechaReserva, setFechaReserva] = useState("");</text:span></text:p>
        <text:p text:style-name="Preformatted_20_Text"><text:span text:style-name="Source_20_Text"><text:s text:c="2"/>const [fechaPeticion, setFechaPeticion] = useState("");</text:span></text:p>
        <text:p text:style-name="Preformatted_20_Text"><text:span text:style-name="Source_20_Text"><text:s text:c="2"/>const [ayudanteId, setAyudanteId] = useState("");</text:span></text:p>
        <text:p text:style-name="Preformatted_20_Text"><text:span text:style-name="Source_20_Text"><text:s text:c="2"/>const [mostrarReserva, setMostrarReserva] = useState(false);</text:span></text:p>
        <text:p text:style-name="Preformatted_20_Text"><text:span text:style-name="Source_20_Text"><text:s text:c="2"/>const [mostrarPeticion, setMostrarPeticion] = useState(false);</text:span></text:p>
        <text:p text:style-name="Preformatted_20_Text"/>
        <text:p text:style-name="Preformatted_20_Text"><text:span text:style-name="Source_20_Text"><text:s text:c="2"/>const trabajadoresSinYo = listaTrabajadores.filter(t =&gt; t.nombre !== nombre);</text:span></text:p>
        <text:p text:style-name="Preformatted_20_Text"><text:span text:style-name="Source_20_Text"><text:s text:c="2"/>const peticionesHechas = peticiones.filter(p =&gt; p.de === nombre);</text:span></text:p>
        <text:p text:style-name="Preformatted_20_Text"><text:span text:style-name="Source_20_Text"><text:s text:c="2"/>const peticionesRecibidas = peticiones.filter(p =&gt; p.para === nombre);</text:span></text:p>
        <text:p text:style-name="Preformatted_20_Text"><text:span text:style-name="Source_20_Text"><text:s text:c="2"/>const saldo = peticionesRecibidas.length - peticionesHechas.length;</text:span></text:p>
        <text:p text:style-name="Preformatted_20_Text"/>
        <text:p text:style-name="Preformatted_20_Text"><text:span text:style-name="Source_20_Text"><text:s text:c="2"/>return (</text:span></text:p>
        <text:p text:style-name="Preformatted_20_Text"><text:span text:style-name="Source_20_Text"><text:s text:c="4"/>&lt;div className="bg-white rounded-lg shadow-md p-4 w-[300px]"&gt;</text:span></text:p>
        <text:p text:style-name="Preformatted_20_Text"><text:span text:style-name="Source_20_Text"><text:s text:c="6"/>&lt;h3 className="text-xl font-semibold mb-2"&gt;{nombre}&lt;/h3&gt;</text:span></text:p>
        <text:p text:style-name="Preformatted_20_Text"/>
        <text:p text:style-name="Preformatted_20_Text"><text:span text:style-name="Source_20_Text"><text:s text:c="6"/>&lt;div className="text-sm text-gray-700 mb-3"&gt;</text:span></text:p>
        <text:p text:style-name="Preformatted_20_Text"><text:span text:style-name="Source_20_Text"><text:s text:c="8"/>&lt;p&gt;🗓️ &lt;strong&gt;Reservas:&lt;/strong&gt; {reservas.length}&lt;/p&gt;</text:span></text:p>
        <text:p text:style-name="Preformatted_20_Text"><text:span text:style-name="Source_20_Text"><text:s text:c="8"/>&lt;p&gt;🤝 &lt;strong&gt;Peticiones (saldo):&lt;/strong&gt; {saldo}&lt;/p&gt;</text:span></text:p>
        <text:p text:style-name="Preformatted_20_Text"><text:span text:style-name="Source_20_Text"><text:s text:c="6"/>&lt;/div&gt;</text:span></text:p>
        <text:p text:style-name="Preformatted_20_Text"/>
        <text:p text:style-name="Preformatted_20_Text"><text:span text:style-name="Source_20_Text"><text:s text:c="6"/>{/* Reserva */}</text:span></text:p>
        <text:p text:style-name="Preformatted_20_Text"><text:span text:style-name="Source_20_Text"><text:s text:c="6"/>&lt;button</text:span></text:p>
        <text:p text:style-name="Preformatted_20_Text"><text:span text:style-name="Source_20_Text"><text:s text:c="8"/>className="bg-blue-100 hover:bg-blue-200 text-sm px-3 py-1 rounded mb-2"</text:span></text:p>
        <text:p text:style-name="Preformatted_20_Text"><text:span text:style-name="Source_20_Text"><text:s text:c="8"/>onClick={() =&gt; setMostrarReserva(prev =&gt; !prev)}</text:span></text:p>
        <text:p text:style-name="Preformatted_20_Text"><text:span text:style-name="Source_20_Text"><text:s text:c="6"/>&gt;</text:span></text:p>
        <text:p text:style-name="Preformatted_20_Text"><text:span text:style-name="Source_20_Text"><text:s text:c="8"/>{mostrarReserva ? "− Ocultar reserva" : "+ Añadir reserva"}</text:span></text:p>
        <text:p text:style-name="Preformatted_20_Text"><text:span text:style-name="Source_20_Text"><text:s text:c="6"/>&lt;/button&gt;</text:span></text:p>
        <text:p text:style-name="Preformatted_20_Text"/>
        <text:p text:style-name="Preformatted_20_Text"><text:span text:style-name="Source_20_Text"><text:s text:c="6"/>{mostrarReserva &amp;&amp; (</text:span></text:p>
        <text:p text:style-name="Preformatted_20_Text"><text:span text:style-name="Source_20_Text"><text:s text:c="8"/>&lt;div className="mb-3 flex flex-col gap-2 text-sm"&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className="border rounded px-2 py-1"</text:span></text:p>
        <text:p text:style-name="Preformatted_20_Text"><text:span text:style-name="Source_20_Text"><text:s text:c="12"/>value={fechaReserva}</text:span></text:p>
        <text:p text:style-name="Preformatted_20_Text"><text:span text:style-name="Source_20_Text"><text:s text:c="12"/>onChange={(e) =&gt; setFechaReserva(e.target.value)}</text:span></text:p>
        <text:p text:style-name="Preformatted_20_Text"><text:span text:style-name="Source_20_Text"><text:s text:c="10"/>/&gt;</text:span></text:p>
        <text:p text:style-name="Preformatted_20_Text"><text:span text:style-name="Source_20_Text"><text:s text:c="10"/>&lt;button</text:span></text:p>
        <text:p text:style-name="Preformatted_20_Text"><text:span text:style-name="Source_20_Text"><text:s text:c="12"/>className="bg-green-500 text-white px-3 py-1 rounded"</text:span></text:p>
        <text:p text:style-name="Preformatted_20_Text"><text:span text:style-name="Source_20_Text"><text:s text:c="12"/>onClick={() =&gt; {</text:span></text:p>
        <text:p text:style-name="Preformatted_20_Text"><text:span text:style-name="Source_20_Text"><text:s text:c="14"/>if (fechaReserva) {</text:span></text:p>
        <text:p text:style-name="Preformatted_20_Text"><text:span text:style-name="Source_20_Text"><text:s text:c="16"/>onNuevaReserva(fechaReserva);</text:span></text:p>
        <text:p text:style-name="Preformatted_20_Text"><text:span text:style-name="Source_20_Text"><text:s text:c="16"/>setFechaReserva("");</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10"/>&gt;</text:span></text:p>
        <text:p text:style-name="Preformatted_20_Text"><text:span text:style-name="Source_20_Text"><text:s text:c="12"/>Guardar reserva</text:span></text:p>
        <text:p text:style-name="Preformatted_20_Text"><text:span text:style-name="Source_20_Text"><text:s text:c="10"/>&lt;/button&gt;</text:span></text:p>
        <text:p text:style-name="Preformatted_20_Text"><text:span text:style-name="Source_20_Text"><text:s text:c="8"/>&lt;/div&gt;</text:span></text:p>
        <text:p text:style-name="Preformatted_20_Text"><text:soft-page-break/><text:span text:style-name="Source_20_Text"><text:s text:c="6"/>)}</text:span></text:p>
        <text:p text:style-name="Preformatted_20_Text"/>
        <text:p text:style-name="Preformatted_20_Text"><text:span text:style-name="Source_20_Text"><text:s text:c="6"/>{/* Petición */}</text:span></text:p>
        <text:p text:style-name="Preformatted_20_Text"><text:span text:style-name="Source_20_Text"><text:s text:c="6"/>&lt;button</text:span></text:p>
        <text:p text:style-name="Preformatted_20_Text"><text:span text:style-name="Source_20_Text"><text:s text:c="8"/>className="bg-yellow-100 hover:bg-yellow-200 text-sm px-3 py-1 rounded mb-2"</text:span></text:p>
        <text:p text:style-name="Preformatted_20_Text"><text:span text:style-name="Source_20_Text"><text:s text:c="8"/>onClick={() =&gt; setMostrarPeticion(prev =&gt; !prev)}</text:span></text:p>
        <text:p text:style-name="Preformatted_20_Text"><text:span text:style-name="Source_20_Text"><text:s text:c="6"/>&gt;</text:span></text:p>
        <text:p text:style-name="Preformatted_20_Text"><text:span text:style-name="Source_20_Text"><text:s text:c="8"/>{mostrarPeticion ? "− Ocultar petición" : "+ Pedir ayuda"}</text:span></text:p>
        <text:p text:style-name="Preformatted_20_Text"><text:span text:style-name="Source_20_Text"><text:s text:c="6"/>&lt;/button&gt;</text:span></text:p>
        <text:p text:style-name="Preformatted_20_Text"/>
        <text:p text:style-name="Preformatted_20_Text"><text:span text:style-name="Source_20_Text"><text:s text:c="6"/>{mostrarPeticion &amp;&amp; (</text:span></text:p>
        <text:p text:style-name="Preformatted_20_Text"><text:span text:style-name="Source_20_Text"><text:s text:c="8"/>&lt;div className="flex flex-col gap-2 text-sm"&gt;</text:span></text:p>
        <text:p text:style-name="Preformatted_20_Text"><text:span text:style-name="Source_20_Text"><text:s text:c="10"/>&lt;select</text:span></text:p>
        <text:p text:style-name="Preformatted_20_Text"><text:span text:style-name="Source_20_Text"><text:s text:c="12"/>className="border rounded px-2 py-1"</text:span></text:p>
        <text:p text:style-name="Preformatted_20_Text"><text:span text:style-name="Source_20_Text"><text:s text:c="12"/>value={ayudanteId}</text:span></text:p>
        <text:p text:style-name="Preformatted_20_Text"><text:span text:style-name="Source_20_Text"><text:s text:c="12"/>onChange={(e) =&gt; setAyudanteId(e.target.value)}</text:span></text:p>
        <text:p text:style-name="Preformatted_20_Text"><text:span text:style-name="Source_20_Text"><text:s text:c="10"/>&gt;</text:span></text:p>
        <text:p text:style-name="Preformatted_20_Text"><text:span text:style-name="Source_20_Text"><text:s text:c="12"/>&lt;option value=""&gt;Selecciona compañero&lt;/option&gt;</text:span></text:p>
        <text:p text:style-name="Preformatted_20_Text"><text:span text:style-name="Source_20_Text"><text:s text:c="12"/>{trabajadoresSinYo.map(t =&gt; (</text:span></text:p>
        <text:p text:style-name="Preformatted_20_Text"><text:span text:style-name="Source_20_Text"><text:s text:c="14"/>&lt;option key={t.id} value={t.id}&gt;{t.nombre}&lt;/option&gt;</text:span></text:p>
        <text:p text:style-name="Preformatted_20_Text"><text:span text:style-name="Source_20_Text"><text:s text:c="12"/>))}</text:span></text:p>
        <text:p text:style-name="Preformatted_20_Text"><text:span text:style-name="Source_20_Text"><text:s text:c="10"/>&lt;/select&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className="border rounded px-2 py-1"</text:span></text:p>
        <text:p text:style-name="Preformatted_20_Text"><text:span text:style-name="Source_20_Text"><text:s text:c="12"/>value={fechaPeticion}</text:span></text:p>
        <text:p text:style-name="Preformatted_20_Text"><text:span text:style-name="Source_20_Text"><text:s text:c="12"/>onChange={(e) =&gt; setFechaPeticion(e.target.value)}</text:span></text:p>
        <text:p text:style-name="Preformatted_20_Text"><text:span text:style-name="Source_20_Text"><text:s text:c="10"/>/&gt;</text:span></text:p>
        <text:p text:style-name="Preformatted_20_Text"><text:span text:style-name="Source_20_Text"><text:s text:c="10"/>&lt;button</text:span></text:p>
        <text:p text:style-name="Preformatted_20_Text"><text:span text:style-name="Source_20_Text"><text:s text:c="12"/>className="bg-orange-500 text-white px-3 py-1 rounded"</text:span></text:p>
        <text:p text:style-name="Preformatted_20_Text"><text:span text:style-name="Source_20_Text"><text:s text:c="12"/>onClick={() =&gt; {</text:span></text:p>
        <text:p text:style-name="Preformatted_20_Text"><text:span text:style-name="Source_20_Text"><text:s text:c="14"/>if (fechaPeticion &amp;&amp; ayudanteId) {</text:span></text:p>
        <text:p text:style-name="Preformatted_20_Text"><text:span text:style-name="Source_20_Text"><text:s text:c="16"/>onNuevaPeticion(ayudanteId, fechaPeticion);</text:span></text:p>
        <text:p text:style-name="Preformatted_20_Text"><text:span text:style-name="Source_20_Text"><text:s text:c="16"/>setFechaPeticion("");</text:span></text:p>
        <text:p text:style-name="Preformatted_20_Text"><text:span text:style-name="Source_20_Text"><text:s text:c="16"/>setAyudanteId("");</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10"/>&gt;</text:span></text:p>
        <text:p text:style-name="Preformatted_20_Text"><text:span text:style-name="Source_20_Text"><text:s text:c="12"/>Registrar petición</text:span></text:p>
        <text:p text:style-name="Preformatted_20_Text"><text:span text:style-name="Source_20_Text"><text:s text:c="10"/>&lt;/button&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FichaTrabajador;</text:span></text:p>
        <text:p text:style-name="Text_20_body">¿Quieres que ahora pasemos a estilizar la tabla de visualización con Tailwind? O incluso preparar una variante para dispositivos móviles. ¡Esta app está mutando en algo increíble! 😎</text:p>
      </text:section>
      <text:section text:style-name="Sect2" text:name="iFfqvLdd4GdkvqbmDM3Dy-user-message">
        <text:p text:style-name="P19">Vamos con la tabla de visualización. Creo que necesitamos instalar Tailwind.</text:p>
      </text:section>
      <text:section text:style-name="Sect2" text:name="fA8LiqwGFVQc3mSSn8uCj-content-0">
        <text:p text:style-name="P20">¡Perfecto! Antes de meterle estilo a la tabla, sí, asegurémonos de tener Tailwind instalado y funcionando en tu proyecto de React. Aquí te dejo el paso a paso para una configuración básica con Vite, que es común para proyectos modernos:</text:p>
        <text:h text:style-name="Heading_20_2" text:outline-level="2"><text:bookmark-start text:name="__RefHeading___Toc14578_2917578271"/>⚙️ Instalación de Tailwind con Vite<text:bookmark-end text:name="__RefHeading___Toc14578_2917578271"/></text:h>
        <text:list text:style-name="L38">
          <text:list-item>
            <text:p text:style-name="P58"><text:span text:style-name="Strong_20_Emphasis">Instala las dependencias necesarias:</text:span></text:p>
          </text:list-item>
        </text:list>
        <text:p text:style-name="Text_20_body"><text:soft-page-break/>bash</text:p>
        <text:p text:style-name="Preformatted_20_Text"><text:span text:style-name="Source_20_Text">npm install -D tailwindcss postcss autoprefixer</text:span></text:p>
        <text:p text:style-name="P23"><text:span text:style-name="Source_20_Text">npx tailwindcss init -p</text:span></text:p>
        <text:list text:style-name="L39">
          <text:list-item>
            <text:p text:style-name="P59"><text:span text:style-name="Strong_20_Emphasis">Configura Tailwind en </text:span><text:span text:style-name="Source_20_Text">tailwind.config.js</text:span><text:span text:style-name="Strong_20_Emphasis">:</text:span></text:p>
          </text:list-item>
        </text:list>
        <text:p text:style-name="Text_20_body">js</text:p>
        <text:p text:style-name="Preformatted_20_Text"><text:span text:style-name="Source_20_Text">/** @type {import('tailwindcss').Config} */</text:span></text:p>
        <text:p text:style-name="Preformatted_20_Text"><text:span text:style-name="Source_20_Text">export default {</text:span></text:p>
        <text:p text:style-name="Preformatted_20_Text"><text:span text:style-name="Source_20_Text"><text:s text:c="2"/>content: [</text:span></text:p>
        <text:p text:style-name="Preformatted_20_Text"><text:span text:style-name="Source_20_Text"><text:s text:c="4"/>"./index.html",</text:span></text:p>
        <text:p text:style-name="Preformatted_20_Text"><text:span text:style-name="Source_20_Text"><text:s text:c="4"/>"./src/**/*.{js,ts,jsx,tsx}",</text:span></text:p>
        <text:p text:style-name="Preformatted_20_Text"><text:span text:style-name="Source_20_Text"><text:s text:c="2"/>],</text:span></text:p>
        <text:p text:style-name="Preformatted_20_Text"><text:span text:style-name="Source_20_Text"><text:s text:c="2"/>theme: {</text:span></text:p>
        <text:p text:style-name="Preformatted_20_Text"><text:span text:style-name="Source_20_Text"><text:s text:c="4"/>extend: {},</text:span></text:p>
        <text:p text:style-name="Preformatted_20_Text"><text:span text:style-name="Source_20_Text"><text:s text:c="2"/>},</text:span></text:p>
        <text:p text:style-name="Preformatted_20_Text"><text:span text:style-name="Source_20_Text"><text:s text:c="2"/>plugins: [],</text:span></text:p>
        <text:p text:style-name="P23"><text:span text:style-name="Source_20_Text">};</text:span></text:p>
        <text:list text:style-name="L40">
          <text:list-item>
            <text:p text:style-name="P60"><text:span text:style-name="Strong_20_Emphasis">Importa Tailwind en tu CSS principal (</text:span><text:span text:style-name="Source_20_Text">src/index.css</text:span><text:span text:style-name="Strong_20_Emphasis"> o </text:span><text:span text:style-name="Source_20_Text">src/global.css</text:span><text:span text:style-name="Strong_20_Emphasis">):</text:span></text:p>
          </text:list-item>
        </text:list>
        <text:p text:style-name="Text_20_body">css</text:p>
        <text:p text:style-name="Preformatted_20_Text"><text:span text:style-name="Source_20_Text">@tailwind base;</text:span></text:p>
        <text:p text:style-name="Preformatted_20_Text"><text:span text:style-name="Source_20_Text">@tailwind components;</text:span></text:p>
        <text:p text:style-name="P23"><text:span text:style-name="Source_20_Text">@tailwind utilities;</text:span></text:p>
        <text:list text:style-name="L41">
          <text:list-item>
            <text:p text:style-name="P61"><text:span text:style-name="Strong_20_Emphasis">Asegúrate de que el CSS esté vinculado en </text:span><text:span text:style-name="Source_20_Text">main.tsx</text:span><text:span text:style-name="Strong_20_Emphasis"> o </text:span><text:span text:style-name="Source_20_Text">main.jsx</text:span><text:span text:style-name="Strong_20_Emphasis">:</text:span></text:p>
          </text:list-item>
        </text:list>
        <text:p text:style-name="Text_20_body">tsx</text:p>
        <text:p text:style-name="P23"><text:span text:style-name="Source_20_Text">import './index.css';</text:span></text:p>
        <text:p text:style-name="Text_20_body">Una vez hecho esto, podrás usar clases como <text:span text:style-name="Source_20_Text">bg-white</text:span>, <text:span text:style-name="Source_20_Text">rounded</text:span>, <text:span text:style-name="Source_20_Text">shadow</text:span>, <text:span text:style-name="Source_20_Text">text-sm</text:span>, etc. directamente en tu JSX. Tu app se transforma en una belleza minimalista sin escribir ni una línea de CSS manual 🎨✨</text:p>
        <text:p text:style-name="Text_20_body">¿Quieres que ahora te proponga el diseño de la tabla con Tailwind aplicada? Por ejemplo:</text:p>
        <text:list text:style-name="L42">
          <text:list-item>
            <text:p text:style-name="P62">👁️ Alternancia de colores por fila.</text:p>
          </text:list-item>
          <text:list-item>
            <text:p text:style-name="P62">🧮 Encabezados fijos.</text:p>
          </text:list-item>
          <text:list-item>
            <text:p text:style-name="P62">📱 Responsividad para pantallas pequeñas.</text:p>
          </text:list-item>
          <text:list-item>
            <text:p text:style-name="P62">🎛️ Botones para acciones en cada fila.</text:p>
          </text:list-item>
        </text:list>
        <text:p text:style-name="Text_20_body">¡Lo armamos en minutos! ¿Te doy ya el JSX para esa tabla?</text:p>
      </text:section>
      <text:section text:style-name="Sect2" text:name="T1ugsNXJwCKjcBT6kotya-user-message">
        <text:p text:style-name="P19">La instalación de Tailcss con Vite es diferente. Dime los pasos para hacerlo y configurarlo, y de paso me pasas estilos para la visualización.</text:p>
      </text:section>
      <text:section text:style-name="Sect2" text:name="thvHUMwwMAnWL354mJ3Ed-content-0">
        <text:p text:style-name="P20">¡Buena observación, Carlos! Tienes razón: la instalación de Tailwind con Vite tiene un enfoque específico, y aquí te lo explico paso a paso para que quede perfectamente integrado en tu entorno.</text:p>
        <text:h text:style-name="Heading_20_2" text:outline-level="2"><text:bookmark-start text:name="__RefHeading___Toc14580_2917578271"/><text:soft-page-break/>⚙️ Instalación y configuración de Tailwind con Vite<text:bookmark-end text:name="__RefHeading___Toc14580_2917578271"/></text:h>
        <text:h text:style-name="Heading_20_3" text:outline-level="3"><text:bookmark-start text:name="__RefHeading___Toc14582_2917578271"/>🧱 1. Instalar Tailwind y dependencias<text:bookmark-end text:name="__RefHeading___Toc14582_2917578271"/></text:h>
        <text:p text:style-name="Text_20_body">bash</text:p>
        <text:p text:style-name="Preformatted_20_Text"><text:span text:style-name="Source_20_Text">npm install -D tailwindcss postcss autoprefixer</text:span></text:p>
        <text:p text:style-name="P23"><text:span text:style-name="Source_20_Text">npx tailwindcss init -p</text:span></text:p>
        <text:p text:style-name="Text_20_body">Esto crea dos archivos:</text:p>
        <text:list text:style-name="L43">
          <text:list-item>
            <text:p text:style-name="P63"><text:span text:style-name="Source_20_Text">tailwind.config.js</text:span></text:p>
          </text:list-item>
          <text:list-item>
            <text:p text:style-name="P63"><text:span text:style-name="Source_20_Text">postcss.config.js</text:span></text:p>
          </text:list-item>
        </text:list>
        <text:h text:style-name="Heading_20_3" text:outline-level="3"><text:bookmark-start text:name="__RefHeading___Toc14584_2917578271"/>🛠️ 2. Configurar <text:span text:style-name="Source_20_Text">tailwind.config.js</text:span><text:bookmark-end text:name="__RefHeading___Toc14584_2917578271"/></text:h>
        <text:p text:style-name="Text_20_body">Modifica el archivo para que Tailwind escanee tus archivos correctamente:</text:p>
        <text:p text:style-name="Text_20_body">js</text:p>
        <text:p text:style-name="Preformatted_20_Text"><text:span text:style-name="Source_20_Text">/** @type {import('tailwindcss').Config} */</text:span></text:p>
        <text:p text:style-name="Preformatted_20_Text"><text:span text:style-name="Source_20_Text">export default {</text:span></text:p>
        <text:p text:style-name="Preformatted_20_Text"><text:span text:style-name="Source_20_Text"><text:s text:c="2"/>content: [</text:span></text:p>
        <text:p text:style-name="Preformatted_20_Text"><text:span text:style-name="Source_20_Text"><text:s text:c="4"/>"./index.html",</text:span></text:p>
        <text:p text:style-name="Preformatted_20_Text"><text:span text:style-name="Source_20_Text"><text:s text:c="4"/>"./src/**/*.{js,ts,jsx,tsx}"</text:span></text:p>
        <text:p text:style-name="Preformatted_20_Text"><text:span text:style-name="Source_20_Text"><text:s text:c="2"/>],</text:span></text:p>
        <text:p text:style-name="Preformatted_20_Text"><text:span text:style-name="Source_20_Text"><text:s text:c="2"/>theme: {</text:span></text:p>
        <text:p text:style-name="Preformatted_20_Text"><text:span text:style-name="Source_20_Text"><text:s text:c="4"/>extend: {},</text:span></text:p>
        <text:p text:style-name="Preformatted_20_Text"><text:span text:style-name="Source_20_Text"><text:s text:c="2"/>},</text:span></text:p>
        <text:p text:style-name="Preformatted_20_Text"><text:span text:style-name="Source_20_Text"><text:s text:c="2"/>plugins: [],</text:span></text:p>
        <text:p text:style-name="P23"><text:span text:style-name="Source_20_Text">};</text:span></text:p>
        <text:h text:style-name="Heading_20_3" text:outline-level="3"><text:bookmark-start text:name="__RefHeading___Toc14586_2917578271"/>📦 3. Crear y configurar tu CSS base<text:bookmark-end text:name="__RefHeading___Toc14586_2917578271"/></text:h>
        <text:p text:style-name="Text_20_body">Crea un archivo en <text:span text:style-name="Source_20_Text">src/styles/index.css</text:span> (o usa uno existente) con este contenido:</text:p>
        <text:p text:style-name="Text_20_body">css</text:p>
        <text:p text:style-name="Preformatted_20_Text"><text:span text:style-name="Source_20_Text">@tailwind base;</text:span></text:p>
        <text:p text:style-name="Preformatted_20_Text"><text:span text:style-name="Source_20_Text">@tailwind components;</text:span></text:p>
        <text:p text:style-name="P23"><text:span text:style-name="Source_20_Text">@tailwind utilities;</text:span></text:p>
        <text:p text:style-name="Text_20_body">Y en tu <text:span text:style-name="Source_20_Text">main.tsx</text:span>, importa ese CSS:</text:p>
        <text:p text:style-name="Text_20_body">tsx</text:p>
        <text:p text:style-name="P23"><text:span text:style-name="Source_20_Text">import './styles/index.css'; // ajusta la ruta si usas otro nombre o carpeta</text:span></text:p>
        <text:h text:style-name="Heading_20_3" text:outline-level="3"><text:bookmark-start text:name="__RefHeading___Toc14588_2917578271"/>✅ 4. ¡Listo! Vite ya usará Tailwind al compilar.<text:bookmark-end text:name="__RefHeading___Toc14588_2917578271"/></text:h>
        <text:p text:style-name="Text_20_body">Puedes verificarlo añadiendo por ejemplo:</text:p>
        <text:p text:style-name="Text_20_body">tsx</text:p>
        <text:p text:style-name="Preformatted_20_Text"><text:span text:style-name="Source_20_Text">&lt;div className="bg-red-200 text-center text-xl p-4"&gt;</text:span></text:p>
        <text:p text:style-name="Preformatted_20_Text"><text:span text:style-name="Source_20_Text"><text:s text:c="2"/>Tailwind funciona ✅</text:span></text:p>
        <text:p text:style-name="P23"><text:span text:style-name="Source_20_Text">&lt;/div&gt;</text:span></text:p>
        <text:h text:style-name="Heading_20_2" text:outline-level="2"><text:bookmark-start text:name="__RefHeading___Toc14590_2917578271"/><text:soft-page-break/>🎨 Estilos para la tabla de visualización<text:bookmark-end text:name="__RefHeading___Toc14590_2917578271"/></text:h>
        <text:p text:style-name="Text_20_body">Aquí te propongo un diseño con Tailwind aplicado directamente, para que quede elegante, claro y con contraste sutil:</text:p>
        <text:h text:style-name="Heading_20_3" text:outline-level="3"><text:bookmark-start text:name="__RefHeading___Toc14592_2917578271"/>📋 Encabezado de tabla y filas<text:bookmark-end text:name="__RefHeading___Toc14592_2917578271"/></text:h>
        <text:p text:style-name="Text_20_body">tsx</text:p>
        <text:p text:style-name="Preformatted_20_Text"><text:span text:style-name="Source_20_Text">&lt;table className="w-full border-collapse"&gt;</text:span></text:p>
        <text:p text:style-name="Preformatted_20_Text"><text:span text:style-name="Source_20_Text"><text:s text:c="2"/>&lt;thead&gt;</text:span></text:p>
        <text:p text:style-name="Preformatted_20_Text"><text:span text:style-name="Source_20_Text"><text:s text:c="4"/>&lt;tr className="bg-gray-100 text-gray-700 text-sm"&gt;</text:span></text:p>
        <text:p text:style-name="Preformatted_20_Text"><text:span text:style-name="Source_20_Text"><text:s text:c="6"/>&lt;th className="py-2 px-4 border"&gt;Nombre&lt;/th&gt;</text:span></text:p>
        <text:p text:style-name="Preformatted_20_Text"><text:span text:style-name="Source_20_Text"><text:s text:c="6"/>&lt;th className="py-2 px-4 border"&gt;Peticiones (saldo)&lt;/th&gt;</text:span></text:p>
        <text:p text:style-name="Preformatted_20_Text"><text:span text:style-name="Source_20_Text"><text:s text:c="6"/>&lt;th className="py-2 px-4 border"&gt;Reservas&lt;/th&gt;</text:span></text:p>
        <text:p text:style-name="Preformatted_20_Text"><text:span text:style-name="Source_20_Text"><text:s text:c="4"/>&lt;/tr&gt;</text:span></text:p>
        <text:p text:style-name="Preformatted_20_Text"><text:span text:style-name="Source_20_Text"><text:s text:c="2"/>&lt;/thead&gt;</text:span></text:p>
        <text:p text:style-name="Preformatted_20_Text"><text:span text:style-name="Source_20_Text"><text:s text:c="2"/>&lt;tbody&gt;</text:span></text:p>
        <text:p text:style-name="Preformatted_20_Text"><text:span text:style-name="Source_20_Text"><text:s text:c="4"/>&lt;tr className="hover:bg-gray-50"&gt;</text:span></text:p>
        <text:p text:style-name="Preformatted_20_Text"><text:span text:style-name="Source_20_Text"><text:s text:c="6"/>&lt;td className="py-2 px-4 border"&gt;Burón&lt;/td&gt;</text:span></text:p>
        <text:p text:style-name="Preformatted_20_Text"><text:span text:style-name="Source_20_Text"><text:s text:c="6"/>&lt;td className="py-2 px-4 border"&gt;+1 &lt;button className="ml-2 text-blue-600"&gt;+&lt;/button&gt;&lt;/td&gt;</text:span></text:p>
        <text:p text:style-name="Preformatted_20_Text"><text:span text:style-name="Source_20_Text"><text:s text:c="6"/>&lt;td className="py-2 px-4 border"&gt;2 &lt;button className="ml-2 text-blue-600"&gt;+&lt;/button&gt;&lt;/td&gt;</text:span></text:p>
        <text:p text:style-name="Preformatted_20_Text"><text:span text:style-name="Source_20_Text"><text:s text:c="4"/>&lt;/tr&gt;</text:span></text:p>
        <text:p text:style-name="Preformatted_20_Text"><text:span text:style-name="Source_20_Text"><text:s text:c="4"/>{/* Más filas... */}</text:span></text:p>
        <text:p text:style-name="Preformatted_20_Text"><text:span text:style-name="Source_20_Text"><text:s text:c="2"/>&lt;/tbody&gt;</text:span></text:p>
        <text:p text:style-name="P23"><text:span text:style-name="Source_20_Text">&lt;/table&gt;</text:span></text:p>
        <text:h text:style-name="Heading_20_3" text:outline-level="3"><text:bookmark-start text:name="__RefHeading___Toc14594_2917578271"/>🔽 Estilos para historial desplegable<text:bookmark-end text:name="__RefHeading___Toc14594_2917578271"/></text:h>
        <text:p text:style-name="Text_20_body">tsx</text:p>
        <text:p text:style-name="Preformatted_20_Text"><text:span text:style-name="Source_20_Text">&lt;tr className="bg-gray-50"&gt;</text:span></text:p>
        <text:p text:style-name="Preformatted_20_Text"><text:span text:style-name="Source_20_Text"><text:s text:c="2"/>&lt;td colSpan={3} className="py-2 px-4 border"&gt;</text:span></text:p>
        <text:p text:style-name="Preformatted_20_Text"><text:span text:style-name="Source_20_Text"><text:s text:c="4"/>&lt;ul className="list-disc ml-4 text-sm text-gray-700"&gt;</text:span></text:p>
        <text:p text:style-name="Preformatted_20_Text"><text:span text:style-name="Source_20_Text"><text:s text:c="6"/>&lt;li&gt;2025-07-22 → Ayudó a Sergio &lt;button className="ml-2 text-red-500"&gt;❌&lt;/button&gt;&lt;/li&gt;</text:span></text:p>
        <text:p text:style-name="Preformatted_20_Text"><text:span text:style-name="Source_20_Text"><text:s text:c="6"/>&lt;li&gt;2025-07-23 → Solicitó a Quintana &lt;button className="ml-2 text-red-500"&gt;❌&lt;/button&gt;&lt;/li&gt;</text:span></text:p>
        <text:p text:style-name="Preformatted_20_Text"><text:span text:style-name="Source_20_Text"><text:s text:c="4"/>&lt;/ul&gt;</text:span></text:p>
        <text:p text:style-name="Preformatted_20_Text"><text:span text:style-name="Source_20_Text"><text:s text:c="2"/>&lt;/td&gt;</text:span></text:p>
        <text:p text:style-name="P23"><text:span text:style-name="Source_20_Text">&lt;/tr&gt;</text:span></text:p>
        <text:h text:style-name="Heading_20_2" text:outline-level="2"><text:bookmark-start text:name="__RefHeading___Toc14596_2917578271"/>💡 Extras que podrías añadir<text:bookmark-end text:name="__RefHeading___Toc14596_2917578271"/></text:h>
        <text:list text:style-name="L44">
          <text:list-item>
            <text:p text:style-name="P64"><text:span text:style-name="Source_20_Text">sticky</text:span> encabezado para vistas largas.</text:p>
          </text:list-item>
          <text:list-item>
            <text:p text:style-name="P64">Resaltado condicional si el saldo de peticiones es negativo.</text:p>
          </text:list-item>
          <text:list-item>
            <text:p text:style-name="P64">Layout responsive con <text:span text:style-name="Source_20_Text">overflow-x-auto</text:span>.</text:p>
          </text:list-item>
        </text:list>
        <text:p text:style-name="Text_20_body">¿Quieres que te prepare la tabla completa con estos estilos aplicada directamente al componente <text:span text:style-name="Source_20_Text">Visualizacion.tsx</text:span>? Te la puedo dejar lista para copiar y probar. ¡Vamos a hacerla lucir como merece! 🤩</text:p>
      </text:section>
      <text:section text:style-name="Sect2" text:name="Aq84uxkueCksnbZv2fMa7-user-message">
        <text:p text:style-name="P19">Dame estilos para menú y para la gestión.</text:p>
      </text:section>
      <text:section text:style-name="Sect2" text:name="kkmPFnrFc2GJagyMC8PZc-content-0">
        <text:p text:style-name="P20"><text:soft-page-break/>¡Vamos allá, Carlos! Te paso dos sets de estilos con Tailwind: uno para un <text:span text:style-name="Strong_20_Emphasis">menú de navegación elegante y funcional</text:span>, y otro para una <text:span text:style-name="Strong_20_Emphasis">sección de gestión con botones, tarjetas, y filtros</text:span> que puedas adaptar según la lógica de tu aplicación.</text:p>
        <text:h text:style-name="Heading_20_2" text:outline-level="2"><text:bookmark-start text:name="__RefHeading___Toc14598_2917578271"/>🍽️ Menú de navegación (superior o lateral)<text:bookmark-end text:name="__RefHeading___Toc14598_2917578271"/></text:h>
        <text:p text:style-name="Text_20_body">tsx</text:p>
        <text:p text:style-name="Preformatted_20_Text"><text:span text:style-name="Source_20_Text">&lt;nav className="bg-white shadow-md px-6 py-4 flex items-center justify-between"&gt;</text:span></text:p>
        <text:p text:style-name="Preformatted_20_Text"><text:span text:style-name="Source_20_Text"><text:s text:c="2"/>&lt;h1 className="text-xl font-bold text-gray-800"&gt;Panel de control&lt;/h1&gt;</text:span></text:p>
        <text:p text:style-name="Preformatted_20_Text"><text:span text:style-name="Source_20_Text"><text:s text:c="2"/>&lt;ul className="flex gap-6 text-sm text-gray-600"&gt;</text:span></text:p>
        <text:p text:style-name="Preformatted_20_Text"><text:span text:style-name="Source_20_Text"><text:s text:c="4"/>&lt;li className="hover:text-blue-600 cursor-pointer"&gt;Visualización&lt;/li&gt;</text:span></text:p>
        <text:p text:style-name="Preformatted_20_Text"><text:span text:style-name="Source_20_Text"><text:s text:c="4"/>&lt;li className="hover:text-blue-600 cursor-pointer"&gt;Gestión&lt;/li&gt;</text:span></text:p>
        <text:p text:style-name="Preformatted_20_Text"><text:span text:style-name="Source_20_Text"><text:s text:c="4"/>&lt;li className="hover:text-blue-600 cursor-pointer"&gt;Historial&lt;/li&gt;</text:span></text:p>
        <text:p text:style-name="Preformatted_20_Text"><text:span text:style-name="Source_20_Text"><text:s text:c="2"/>&lt;/ul&gt;</text:span></text:p>
        <text:p text:style-name="P23"><text:span text:style-name="Source_20_Text">&lt;/nav&gt;</text:span></text:p>
        <text:p text:style-name="Text_20_body">Para menú lateral:</text:p>
        <text:p text:style-name="Text_20_body">tsx</text:p>
        <text:p text:style-name="Preformatted_20_Text"><text:span text:style-name="Source_20_Text">&lt;aside className="w-64 bg-gray-100 h-screen px-4 py-6"&gt;</text:span></text:p>
        <text:p text:style-name="Preformatted_20_Text"><text:span text:style-name="Source_20_Text"><text:s text:c="2"/>&lt;h2 className="text-lg font-semibold text-gray-700 mb-4"&gt;Menú&lt;/h2&gt;</text:span></text:p>
        <text:p text:style-name="Preformatted_20_Text"><text:span text:style-name="Source_20_Text"><text:s text:c="2"/>&lt;ul className="space-y-2"&gt;</text:span></text:p>
        <text:p text:style-name="Preformatted_20_Text"><text:span text:style-name="Source_20_Text"><text:s text:c="4"/>&lt;li className="text-gray-600 hover:text-blue-600 cursor-pointer"&gt;🏠 Inicio&lt;/li&gt;</text:span></text:p>
        <text:p text:style-name="Preformatted_20_Text"><text:span text:style-name="Source_20_Text"><text:s text:c="4"/>&lt;li className="text-gray-600 hover:text-blue-600 cursor-pointer"&gt;📋 Visualización&lt;/li&gt;</text:span></text:p>
        <text:p text:style-name="Preformatted_20_Text"><text:span text:style-name="Source_20_Text"><text:s text:c="4"/>&lt;li className="text-gray-600 hover:text-blue-600 cursor-pointer"&gt;⚙️ Gestión&lt;/li&gt;</text:span></text:p>
        <text:p text:style-name="Preformatted_20_Text"><text:span text:style-name="Source_20_Text"><text:s text:c="2"/>&lt;/ul&gt;</text:span></text:p>
        <text:p text:style-name="P23"><text:span text:style-name="Source_20_Text">&lt;/aside&gt;</text:span></text:p>
        <text:p text:style-name="Text_20_body">Puedes aplicar <text:span text:style-name="Source_20_Text">fixed</text:span> o <text:span text:style-name="Source_20_Text">sticky top-0</text:span> si quieres que permanezca visible al hacer scroll.</text:p>
        <text:h text:style-name="Heading_20_2" text:outline-level="2"><text:bookmark-start text:name="__RefHeading___Toc14600_2917578271"/>🧩 Sección de Gestión (tarjetas y botones)<text:bookmark-end text:name="__RefHeading___Toc14600_2917578271"/></text:h>
        <text:p text:style-name="Text_20_body">tsx</text:p>
        <text:p text:style-name="Preformatted_20_Text"><text:span text:style-name="Source_20_Text">&lt;section className="p-6 bg-white shadow rounded-lg"&gt;</text:span></text:p>
        <text:p text:style-name="Preformatted_20_Text"><text:span text:style-name="Source_20_Text"><text:s text:c="2"/>&lt;h2 className="text-xl font-semibold text-gray-800 mb-4"&gt;Gestión de Usuarios&lt;/h2&gt;</text:span></text:p>
        <text:p text:style-name="Preformatted_20_Text"/>
        <text:p text:style-name="Preformatted_20_Text"><text:span text:style-name="Source_20_Text"><text:s text:c="2"/>&lt;div className="grid grid-cols-1 md:grid-cols-2 lg:grid-cols-3 gap-4"&gt;</text:span></text:p>
        <text:p text:style-name="Preformatted_20_Text"><text:span text:style-name="Source_20_Text"><text:s text:c="4"/>&lt;div className="border rounded-lg p-4 bg-gray-50"&gt;</text:span></text:p>
        <text:p text:style-name="Preformatted_20_Text"><text:span text:style-name="Source_20_Text"><text:s text:c="6"/>&lt;h3 className="text-lg font-semibold text-gray-700 mb-2"&gt;Burón&lt;/h3&gt;</text:span></text:p>
        <text:p text:style-name="Preformatted_20_Text"><text:span text:style-name="Source_20_Text"><text:s text:c="6"/>&lt;p className="text-sm text-gray-600 mb-4"&gt;Saldo: +1 / Reservas: 2&lt;/p&gt;</text:span></text:p>
        <text:p text:style-name="Preformatted_20_Text"><text:span text:style-name="Source_20_Text"><text:s text:c="6"/>&lt;div className="flex gap-2"&gt;</text:span></text:p>
        <text:p text:style-name="Preformatted_20_Text"><text:span text:style-name="Source_20_Text"><text:s text:c="8"/>&lt;button className="bg-blue-500 text-white px-3 py-1 rounded hover:bg-blue-600 text-sm"&gt;Modificar&lt;/button&gt;</text:span></text:p>
        <text:p text:style-name="Preformatted_20_Text"><text:span text:style-name="Source_20_Text"><text:s text:c="8"/>&lt;button className="bg-red-500 text-white px-3 py-1 rounded hover:bg-red-600 text-sm"&gt;Eliminar&lt;/button&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4"/>{/* Más tarjetas... */}</text:span></text:p>
        <text:p text:style-name="Preformatted_20_Text"><text:span text:style-name="Source_20_Text"><text:s text:c="2"/>&lt;/div&gt;</text:span></text:p>
        <text:p text:style-name="P23"><text:span text:style-name="Source_20_Text">&lt;/section&gt;</text:span></text:p>
        <text:h text:style-name="Heading_20_2" text:outline-level="2"><text:bookmark-start text:name="__RefHeading___Toc14602_2917578271"/><text:soft-page-break/>🔍 Filtros o búsqueda<text:bookmark-end text:name="__RefHeading___Toc14602_2917578271"/></text:h>
        <text:p text:style-name="Text_20_body">tsx</text:p>
        <text:p text:style-name="Preformatted_20_Text"><text:span text:style-name="Source_20_Text">&lt;div className="mb-6 flex flex-col md:flex-row md:items-center md:justify-between gap-4"&gt;</text:span></text:p>
        <text:p text:style-name="Preformatted_20_Text"><text:span text:style-name="Source_20_Text"><text:s text:c="2"/>&lt;input</text:span></text:p>
        <text:p text:style-name="Preformatted_20_Text"><text:span text:style-name="Source_20_Text"><text:s text:c="4"/>type="text"</text:span></text:p>
        <text:p text:style-name="Preformatted_20_Text"><text:span text:style-name="Source_20_Text"><text:s text:c="4"/>placeholder="Buscar usuario..."</text:span></text:p>
        <text:p text:style-name="Preformatted_20_Text"><text:span text:style-name="Source_20_Text"><text:s text:c="4"/>className="border border-gray-300 rounded px-4 py-2 text-sm w-full md:w-1/3"</text:span></text:p>
        <text:p text:style-name="Preformatted_20_Text"><text:span text:style-name="Source_20_Text"><text:s text:c="2"/>/&gt;</text:span></text:p>
        <text:p text:style-name="Preformatted_20_Text"><text:span text:style-name="Source_20_Text"><text:s text:c="2"/>&lt;select className="border border-gray-300 rounded px-4 py-2 text-sm w-full md:w-1/4"&gt;</text:span></text:p>
        <text:p text:style-name="Preformatted_20_Text"><text:span text:style-name="Source_20_Text"><text:s text:c="4"/>&lt;option value=""&gt;Filtrar por reserva&lt;/option&gt;</text:span></text:p>
        <text:p text:style-name="Preformatted_20_Text"><text:span text:style-name="Source_20_Text"><text:s text:c="4"/>&lt;option value="alta"&gt;Alta&lt;/option&gt;</text:span></text:p>
        <text:p text:style-name="Preformatted_20_Text"><text:span text:style-name="Source_20_Text"><text:s text:c="4"/>&lt;option value="baja"&gt;Baja&lt;/option&gt;</text:span></text:p>
        <text:p text:style-name="Preformatted_20_Text"><text:span text:style-name="Source_20_Text"><text:s text:c="2"/>&lt;/select&gt;</text:span></text:p>
        <text:p text:style-name="P23"><text:span text:style-name="Source_20_Text">&lt;/div&gt;</text:span></text:p>
        <text:p text:style-name="Text_20_body">¿Quieres que combine todo esto en un <text:span text:style-name="Source_20_Text">Dashboard.tsx</text:span> para que puedas verlo funcionando junto? O si tienes algún diseño específico en mente, ¡me lo cuentas y lo ajustamos! 🎯</text:p>
      </text:section>
      <text:section text:style-name="Sect2" text:name="Bcj9Bhs9eqp2HdTWm6g3h-user-message">
        <text:p text:style-name="P19">Necesito confirmación en los botones. Antes de añadir una reserva, una petición, de borrar un registro y de Resetear. Pásame cambios para todos estos botones.</text:p>
      </text:section>
      <text:section text:style-name="Sect2" text:name="CCiWqketRC7EizjA5w1Vo-content-0">
        <text:p text:style-name="P20">¡Buena decisión, Carlos! Añadir confirmaciones hará que tu app sea más segura y profesional 🛡️. Aquí te dejo cómo hacerlo para cada acción crítica:</text:p>
        <text:h text:style-name="Heading_20_2" text:outline-level="2"><text:bookmark-start text:name="__RefHeading___Toc14604_2917578271"/>✅ 1. Confirmar al añadir una <text:span text:style-name="Strong_20_Emphasis">reserva</text:span><text:bookmark-end text:name="__RefHeading___Toc14604_2917578271"/></text:h>
        <text:p text:style-name="Text_20_body">En <text:span text:style-name="Source_20_Text">FichaTrabajador.tsx</text:span>, dentro del botón que guarda la reserva:</text:p>
        <text:p text:style-name="Text_20_body">tsx</text:p>
        <text:p text:style-name="Preformatted_20_Text"><text:span text:style-name="Source_20_Text">&lt;button</text:span></text:p>
        <text:p text:style-name="Preformatted_20_Text"><text:span text:style-name="Source_20_Text"><text:s text:c="2"/>onClick={() =&gt; {</text:span></text:p>
        <text:p text:style-name="Preformatted_20_Text"><text:span text:style-name="Source_20_Text"><text:s text:c="4"/>if (fechaReserva) {</text:span></text:p>
        <text:p text:style-name="Preformatted_20_Text"><text:span text:style-name="Source_20_Text"><text:s text:c="6"/>const confirmar = window.confirm(`¿Confirmas añadir una reserva el ${fechaReserva} para ${nombre}?`);</text:span></text:p>
        <text:p text:style-name="Preformatted_20_Text"><text:span text:style-name="Source_20_Text"><text:s text:c="6"/>if (confirmar) {</text:span></text:p>
        <text:p text:style-name="Preformatted_20_Text"><text:span text:style-name="Source_20_Text"><text:s text:c="8"/>onNuevaReserva(fechaReserva);</text:span></text:p>
        <text:p text:style-name="Preformatted_20_Text"><text:span text:style-name="Source_20_Text"><text:s text:c="8"/>setFechaReserva("");</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className="bg-green-500 text-white px-3 py-1 rounded"</text:span></text:p>
        <text:p text:style-name="Preformatted_20_Text"><text:span text:style-name="Source_20_Text">&gt;</text:span></text:p>
        <text:p text:style-name="Preformatted_20_Text"><text:span text:style-name="Source_20_Text"><text:s text:c="2"/>Guardar reserva</text:span></text:p>
        <text:p text:style-name="P23"><text:span text:style-name="Source_20_Text">&lt;/button&gt;</text:span></text:p>
        <text:h text:style-name="Heading_20_2" text:outline-level="2"><text:bookmark-start text:name="__RefHeading___Toc14606_2917578271"/>✅ 2. Confirmar al registrar una <text:span text:style-name="Strong_20_Emphasis">petición</text:span><text:bookmark-end text:name="__RefHeading___Toc14606_2917578271"/></text:h>
        <text:p text:style-name="Text_20_body">En el botón de registrar petición:</text:p>
        <text:p text:style-name="Text_20_body">tsx</text:p>
        <text:p text:style-name="Preformatted_20_Text"><text:span text:style-name="Source_20_Text">&lt;button</text:span></text:p>
        <text:p text:style-name="Preformatted_20_Text"><text:span text:style-name="Source_20_Text"><text:s text:c="2"/>onClick={() =&gt; {</text:span></text:p>
        <text:p text:style-name="Preformatted_20_Text"><text:span text:style-name="Source_20_Text"><text:s text:c="4"/>if (fechaPeticion &amp;&amp; ayudanteId) {</text:span></text:p>
        <text:p text:style-name="Preformatted_20_Text"><text:soft-page-break/><text:span text:style-name="Source_20_Text"><text:s text:c="6"/>const compañeroNombre = listaTrabajadores.find(t =&gt; t.id === ayudanteId)?.nombre || ayudanteId;</text:span></text:p>
        <text:p text:style-name="Preformatted_20_Text"><text:span text:style-name="Source_20_Text"><text:s text:c="6"/>const confirmar = window.confirm(`¿Confirmas que ${nombre} solicita ayuda a ${compañeroNombre} el ${fechaPeticion}?`);</text:span></text:p>
        <text:p text:style-name="Preformatted_20_Text"><text:span text:style-name="Source_20_Text"><text:s text:c="6"/>if (confirmar) {</text:span></text:p>
        <text:p text:style-name="Preformatted_20_Text"><text:span text:style-name="Source_20_Text"><text:s text:c="8"/>onNuevaPeticion(ayudanteId, fechaPeticion);</text:span></text:p>
        <text:p text:style-name="Preformatted_20_Text"><text:span text:style-name="Source_20_Text"><text:s text:c="8"/>setFechaPeticion("");</text:span></text:p>
        <text:p text:style-name="Preformatted_20_Text"><text:span text:style-name="Source_20_Text"><text:s text:c="8"/>setAyudanteId("");</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className="bg-orange-500 text-white px-3 py-1 rounded"</text:span></text:p>
        <text:p text:style-name="Preformatted_20_Text"><text:span text:style-name="Source_20_Text">&gt;</text:span></text:p>
        <text:p text:style-name="Preformatted_20_Text"><text:span text:style-name="Source_20_Text"><text:s text:c="2"/>Registrar petición</text:span></text:p>
        <text:p text:style-name="P23"><text:span text:style-name="Source_20_Text">&lt;/button&gt;</text:span></text:p>
        <text:h text:style-name="Heading_20_2" text:outline-level="2"><text:bookmark-start text:name="__RefHeading___Toc14608_2917578271"/>❌ 3. Confirmar antes de borrar una <text:span text:style-name="Strong_20_Emphasis">reserva o petición</text:span><text:bookmark-end text:name="__RefHeading___Toc14608_2917578271"/></text:h>
        <text:p text:style-name="Text_20_body">En <text:span text:style-name="Source_20_Text">Visualizacion.tsx</text:span>, cambia las funciones de borrado:</text:p>
        <text:p text:style-name="Text_20_body">tsx</text:p>
        <text:p text:style-name="Preformatted_20_Text"><text:span text:style-name="Source_20_Text">const eliminarReserva = (id: string) =&gt; {</text:span></text:p>
        <text:p text:style-name="Preformatted_20_Text"><text:span text:style-name="Source_20_Text"><text:s text:c="2"/>const confirmar = window.confirm("¿Estás seguro de que quieres borrar esta reserva?");</text:span></text:p>
        <text:p text:style-name="Preformatted_20_Text"><text:span text:style-name="Source_20_Text"><text:s text:c="2"/>if (confirmar) remove(ref(db, `reservas/${id}`));</text:span></text:p>
        <text:p text:style-name="Preformatted_20_Text"><text:span text:style-name="Source_20_Text">};</text:span></text:p>
        <text:p text:style-name="Preformatted_20_Text"/>
        <text:p text:style-name="Preformatted_20_Text"><text:span text:style-name="Source_20_Text">const eliminarPeticion = (id: string) =&gt; {</text:span></text:p>
        <text:p text:style-name="Preformatted_20_Text"><text:span text:style-name="Source_20_Text"><text:s text:c="2"/>const confirmar = window.confirm("¿Seguro que quieres eliminar esta petición?");</text:span></text:p>
        <text:p text:style-name="Preformatted_20_Text"><text:span text:style-name="Source_20_Text"><text:s text:c="2"/>if (confirmar) remove(ref(db, `peticiones/${id}`));</text:span></text:p>
        <text:p text:style-name="P23"><text:span text:style-name="Source_20_Text">};</text:span></text:p>
        <text:h text:style-name="Heading_20_2" text:outline-level="2"><text:bookmark-start text:name="__RefHeading___Toc14610_2917578271"/>🔁 4. Confirmación en la pantalla de <text:span text:style-name="Strong_20_Emphasis">reset</text:span><text:bookmark-end text:name="__RefHeading___Toc14610_2917578271"/></text:h>
        <text:p text:style-name="Text_20_body">En <text:span text:style-name="Source_20_Text">Reset.tsx</text:span>, dentro de <text:span text:style-name="Source_20_Text">resetearDatos</text:span>:</text:p>
        <text:p text:style-name="Text_20_body">tsx</text:p>
        <text:p text:style-name="Preformatted_20_Text"><text:span text:style-name="Source_20_Text">const resetearDatos = async () =&gt; {</text:span></text:p>
        <text:p text:style-name="Preformatted_20_Text"><text:span text:style-name="Source_20_Text"><text:s text:c="2"/>const confirmar = window.confirm("⚠️ Esto eliminará TODAS las reservas y peticiones. ¿Estás seguro?");</text:span></text:p>
        <text:p text:style-name="Preformatted_20_Text"><text:span text:style-name="Source_20_Text"><text:s text:c="2"/>if (!confirmar) return;</text:span></text:p>
        <text:p text:style-name="Preformatted_20_Text"/>
        <text:p text:style-name="Preformatted_20_Text"><text:span text:style-name="Source_20_Text"><text:s text:c="2"/>try {</text:span></text:p>
        <text:p text:style-name="Preformatted_20_Text"><text:span text:style-name="Source_20_Text"><text:s text:c="4"/>setStatus("⏳ Reseteando...");</text:span></text:p>
        <text:p text:style-name="Preformatted_20_Text"><text:span text:style-name="Source_20_Text"><text:s text:c="4"/>await Promise.all([</text:span></text:p>
        <text:p text:style-name="Preformatted_20_Text"><text:span text:style-name="Source_20_Text"><text:s text:c="6"/>remove(ref(db, "reservas")),</text:span></text:p>
        <text:p text:style-name="Preformatted_20_Text"><text:span text:style-name="Source_20_Text"><text:s text:c="6"/>remove(ref(db, "peticiones"))</text:span></text:p>
        <text:p text:style-name="Preformatted_20_Text"><text:span text:style-name="Source_20_Text"><text:s text:c="4"/>]);</text:span></text:p>
        <text:p text:style-name="Preformatted_20_Text"><text:span text:style-name="Source_20_Text"><text:s text:c="4"/>setStatus("✅ Datos reseteados con éxito.");</text:span></text:p>
        <text:p text:style-name="Preformatted_20_Text"><text:span text:style-name="Source_20_Text"><text:s text:c="2"/>} catch (err) {</text:span></text:p>
        <text:p text:style-name="Preformatted_20_Text"><text:span text:style-name="Source_20_Text"><text:s text:c="4"/>console.error(err);</text:span></text:p>
        <text:p text:style-name="Preformatted_20_Text"><text:span text:style-name="Source_20_Text"><text:s text:c="4"/>setStatus("❌ Error al resetear.");</text:span></text:p>
        <text:p text:style-name="Preformatted_20_Text"><text:span text:style-name="Source_20_Text"><text:s text:c="2"/>}</text:span></text:p>
        <text:p text:style-name="P23"><text:span text:style-name="Source_20_Text">};</text:span></text:p>
        <text:p text:style-name="Text_20_body">Con estos cambios, tu app gana una capa de seguridad y profesionalismo que los usuarios valoran mucho 🔒. ¿Quieres que además te prepare una confirmación visual tipo modal elegante (en lugar <text:soft-page-break/>de <text:span text:style-name="Source_20_Text">window.confirm</text:span>)? También lo podemos hacer con Tailwind + estado local. Tú eliges la siguiente mejora 😄.</text:p>
      </text:section>
      <text:p text:style-name="P19">Ayer</text:p>
      <text:section text:style-name="Sect2" text:name="kCi4Gf4WEJH3AbyyQBQrc-user-message">
        <text:p text:style-name="P19">Vale, me gustaría publicar la web. Como recé al principio, me gustaría que todo sea gratuito, pues como ves, la carga de la web va a ser muy ligera.</text:p>
      </text:section>
      <text:section text:style-name="Sect2" text:name="HCkwRCTNHWTv6fnvswGzs-content-0">
        <text:p text:style-name="P20">¡Entonces vamos a lanzarla al mundo, Carlos! 🚀 Como la carga es ligera y no necesitas funciones premium, te propongo una solución 100% gratuita y efectiva con Firebase Hosting.</text:p>
        <text:h text:style-name="Heading_20_2" text:outline-level="2"><text:bookmark-start text:name="__RefHeading___Toc14612_2917578271"/>🏠 Opción recomendada: <text:span text:style-name="Strong_20_Emphasis">Firebase Hosting (gratuito)</text:span><text:bookmark-end text:name="__RefHeading___Toc14612_2917578271"/></text:h>
        <text:p text:style-name="Text_20_body">Es ideal para:</text:p>
        <text:list text:style-name="L45">
          <text:list-item>
            <text:p text:style-name="P65">Aplicaciones con React/Vite</text:p>
          </text:list-item>
          <text:list-item>
            <text:p text:style-name="P65">Hasta 1 GB de almacenamiento</text:p>
          </text:list-item>
          <text:list-item>
            <text:p text:style-name="P65">HTTPS, CDN global, dominio personalizado si quieres</text:p>
          </text:list-item>
        </text:list>
        <text:h text:style-name="Heading_20_3" text:outline-level="3"><text:bookmark-start text:name="__RefHeading___Toc14614_2917578271"/>✅ Pasos para publicar tu proyecto<text:bookmark-end text:name="__RefHeading___Toc14614_2917578271"/></text:h>
        <text:list text:style-name="L46">
          <text:list-item>
            <text:p text:style-name="P66"><text:span text:style-name="Strong_20_Emphasis">Instala la CLI de Firebase (una vez):</text:span></text:p>
          </text:list-item>
        </text:list>
        <text:p text:style-name="Text_20_body">bash</text:p>
        <text:p text:style-name="P23"><text:span text:style-name="Source_20_Text">npm install -g firebase-tools</text:span></text:p>
        <text:list text:style-name="L47">
          <text:list-item>
            <text:p text:style-name="P67"><text:span text:style-name="Strong_20_Emphasis">Haz login con tu cuenta de Firebase:</text:span></text:p>
          </text:list-item>
        </text:list>
        <text:p text:style-name="Text_20_body">bash</text:p>
        <text:p text:style-name="P23"><text:span text:style-name="Source_20_Text">firebase login</text:span></text:p>
        <text:list text:style-name="L48">
          <text:list-item>
            <text:p text:style-name="P68"><text:span text:style-name="Strong_20_Emphasis">Inicializa Firebase en tu carpeta de proyecto:</text:span></text:p>
          </text:list-item>
        </text:list>
        <text:p text:style-name="Text_20_body">bash</text:p>
        <text:p text:style-name="P23"><text:span text:style-name="Source_20_Text">firebase init</text:span></text:p>
        <text:list text:style-name="L49">
          <text:list-item>
            <text:p text:style-name="P69">Elige solo <text:span text:style-name="Strong_20_Emphasis">Hosting</text:span> (usa espacio para seleccionar).</text:p>
          </text:list-item>
          <text:list-item>
            <text:p text:style-name="P69">Selecciona tu proyecto de Firebase existente.</text:p>
          </text:list-item>
          <text:list-item>
            <text:p text:style-name="P69">Indica <text:span text:style-name="Source_20_Text">dist</text:span> como carpeta de salida (es la que genera Vite).</text:p>
          </text:list-item>
          <text:list-item>
            <text:p text:style-name="P69">Di “no” a SPA rewrites si no estás usando rutas tipo <text:span text:style-name="Source_20_Text">/perfil</text:span>.</text:p>
          </text:list-item>
        </text:list>
        <text:list text:style-name="L50">
          <text:list-item>
            <text:p text:style-name="P70"><text:span text:style-name="Strong_20_Emphasis">Compila el proyecto:</text:span></text:p>
          </text:list-item>
        </text:list>
        <text:p text:style-name="Text_20_body">bash</text:p>
        <text:p text:style-name="P23"><text:span text:style-name="Source_20_Text">npm run build</text:span></text:p>
        <text:p text:style-name="Text_20_body">Esto generará la carpeta <text:span text:style-name="Source_20_Text">dist</text:span> con los archivos listos para producción.</text:p>
        <text:list text:style-name="L51">
          <text:list-item>
            <text:p text:style-name="P71"><text:span text:style-name="Strong_20_Emphasis">¡Despliega tu web! 🎉</text:span></text:p>
          </text:list-item>
        </text:list>
        <text:p text:style-name="Text_20_body">bash</text:p>
        <text:p text:style-name="P23"><text:soft-page-break/><text:span text:style-name="Source_20_Text">firebase deploy</text:span></text:p>
        <text:p text:style-name="Text_20_body">Te mostrará una URL pública tipo:</text:p>
        <text:p text:style-name="P23"><text:span text:style-name="Source_20_Text">https://tu-proyecto.web.app</text:span></text:p>
        <text:p text:style-name="Text_20_body">¡Y con eso, tu app estará oficialmente en línea! 🥳</text:p>
        <text:h text:style-name="Heading_20_2" text:outline-level="2"><text:bookmark-start text:name="__RefHeading___Toc14616_2917578271"/>💬 Extras opcionales<text:bookmark-end text:name="__RefHeading___Toc14616_2917578271"/></text:h>
        <text:list text:style-name="L52">
          <text:list-item>
            <text:p text:style-name="P72">Puedes usar un dominio personalizado gratis si ya lo tienes (por ejemplo: <text:span text:style-name="Source_20_Text">contadorcis.com</text:span>).</text:p>
          </text:list-item>
          <text:list-item>
            <text:p text:style-name="P72">La versión gratuita incluye HTTPS, cache automático y distribución global.</text:p>
          </text:list-item>
          <text:list-item>
            <text:p text:style-name="P72">Si subes cambios, solo repites <text:span text:style-name="Source_20_Text">npm run build</text:span> + <text:span text:style-name="Source_20_Text">firebase deploy</text:span>.</text:p>
          </text:list-item>
        </text:list>
        <text:p text:style-name="Text_20_body">¿Quieres que te prepare un <text:span text:style-name="Source_20_Text">README.md</text:span> para el proyecto con estos pasos incluidos, para tenerlo todo documentado? También te puedo ayudar a configurar un dominio si decides usar uno. ¡Tú mandas! 😄</text:p>
      </text:section>
      <text:section text:style-name="Sect2" text:name="Fu1NMTGTzQeexyG8tfQ6Q-user-message">
        <text:p text:style-name="P19">Así ha sido el proceso: PS D:\Programming\contador-cis&gt; firebase init ######## #### ######## ######## ######## ### ###### ######## ## ## ## ## ## ## ## ## ## ## ## ###### ## ######## ###### ######## ######### ###### ###### ## ## ## ## ## ## ## ## ## ## ## ## #### ## ## ######## ######## ## ## ###### ######## You're about to initialize a Firebase project in this directory: D:\Programming\contador-cis ✔ Are you ready to proceed? Yes ✔ Which Firebase features do you want to set up for this directory? Press Space to select features, then Enter to confirm your choices. Hosting: Configure files for Firebase Hosting and (optionally) set up GitHub Action deploys === Project Setup First, let's associate this project directory with a Firebase project. You can create multiple project aliases by running firebase use --add, but for now we'll just set up a default project. ✔ Please select an option: Use an existing project ✔ Select a default Firebase project for this directory: contadorcis (contadorcis) i Using project contadorcis (contadorcis) === Hosting Setup Your public directory is the folder (relative to your project directory) that will contain Hosting assets to be uploaded with firebase deploy. If you have a build process for your assets, use your build's output directory. ✔ What do you want to use as your public directory? public ✔ Configure as a single-page app (rewrite all urls to /index.html)? Yes ✔ Set up automatic builds and deploys with GitHub? Yes i public/index.html is unchanged i Detected a .git folder at D:\Programming\contador-cis i Authorizing with GitHub to upload your service account to a GitHub repository's secrets store. Visit this URL on this device to log in: https://github.com/login/oauth/authorize?client_id=89cf50f02ac6aaed3484&amp;state=1012960655&amp;redirect_uri=http%3A%2F%2Flocalhost%3A9005&amp;scope=read%3Auser%20repo%20public_repo Waiting for authentication... + Success! Logged into GitHub as cantorodao87 ✔ For which GitHub repository would you like to set up a GitHub workflow? (format: user/repository) cantorodao87/contador-cis + Created service account github-action-1020161118 with Firebase Hosting admin permissions. + Uploaded service account JSON to GitHub as secret FIREBASE_SERVICE_ACCOUNT_CONTADORCIS. i You can manage your secrets at https://github.com/cantorodao87/contador-cis/settings/secrets. ✔ Set up the workflow to run a build script before every deploy? Yes ✔ What script should be run before every deploy? npm ci &amp;&amp; npm run build + Created workflow file D:\Programming\contador-cis\.github/workflows/firebase-hosting-pull-request.yml ✔ Set up automatic deployment to your site's live channel when a PR is merged? Yes ✔ What is the name of the GitHub branch associated with your site's live channel? main + Created workflow file D:\Programming\contador-cis\.github/workflows/firebase-hosting-merge.yml i Action required: Visit this URL to revoke authorization for the Firebase CLI GitHub OAuth App: <text:soft-page-break/>https://github.com/settings/connections/applications/89cf50f02ac6aaed3484 i Action required: Push any new workflow file(s) to your repo + Wrote configuration info to firebase.json + Wrote project information to .firebaserc + Firebase initialization complete! Por cierto, eso de los secretos es importante, tengo subido el apiKey de firebase/config.ts a GitHub!</text:p>
      </text:section>
      <text:section text:style-name="Sect2" text:name="NXwwjrVkDvYrcDMBzx5FV-content-0">
        <text:p text:style-name="P20">¡Buenísimo trabajo, Carlos! 🚀 Lo has hecho genial automatizando el despliegue con GitHub Actions. Tienes ya montado un flujo moderno y profesional. Pero sí, lo que mencionas de los secretos es <text:span text:style-name="Strong_20_Emphasis">crítico</text:span>: subir el <text:span text:style-name="Source_20_Text">apiKey</text:span> (y otros datos sensibles) al repositorio puede ponerte en riesgo.</text:p>
        <text:h text:style-name="Heading_20_2" text:outline-level="2"><text:bookmark-start text:name="__RefHeading___Toc14618_2917578271"/>🔐 ¿Es peligroso subir el <text:span text:style-name="Source_20_Text">apiKey</text:span> de Firebase?<text:bookmark-end text:name="__RefHeading___Toc14618_2917578271"/></text:h>
        <text:p text:style-name="Text_20_body">Depende del caso:</text:p>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Heading">Tipo de clave</text:p>
              </table:table-cell>
              <table:table-cell table:style-name="Tabla5.A1" office:value-type="string">
                <text:p text:style-name="Table_20_Heading">¿Es privada?</text:p>
              </table:table-cell>
              <table:table-cell table:style-name="Tabla5.A1" office:value-type="string">
                <text:p text:style-name="Table_20_Heading">¿Puede usarse para mal?</text:p>
              </table:table-cell>
            </table:table-row>
          </table:table-header-rows>
          <table:table-row>
            <table:table-cell table:style-name="Tabla5.A1" office:value-type="string">
              <text:p text:style-name="Table_20_Contents"><text:span text:style-name="Source_20_Text">apiKey</text:span> en Firebase</text:p>
            </table:table-cell>
            <table:table-cell table:style-name="Tabla5.A1" office:value-type="string">
              <text:p text:style-name="Table_20_Contents">❌ No</text:p>
            </table:table-cell>
            <table:table-cell table:style-name="Tabla5.A1" office:value-type="string">
              <text:p text:style-name="Table_20_Contents">⚠️ A veces sí</text:p>
            </table:table-cell>
          </table:table-row>
          <table:table-row>
            <table:table-cell table:style-name="Tabla5.A1" office:value-type="string">
              <text:p text:style-name="Table_20_Contents">Claves de servicio (<text:span text:style-name="Source_20_Text">.json</text:span>)</text:p>
            </table:table-cell>
            <table:table-cell table:style-name="Tabla5.A1" office:value-type="string">
              <text:p text:style-name="Table_20_Contents">✅ Sí</text:p>
            </table:table-cell>
            <table:table-cell table:style-name="Tabla5.A1" office:value-type="string">
              <text:p text:style-name="Table_20_Contents">✅ Definitivamente sí</text:p>
            </table:table-cell>
          </table:table-row>
        </table:table>
        <text:p text:style-name="Text_20_body">El <text:span text:style-name="Source_20_Text">apiKey</text:span> de Firebase <text:span text:style-name="Strong_20_Emphasis">no da acceso directo</text:span> a tu backend, pero <text:span text:style-name="Strong_20_Emphasis">sí puede usarse para abuso</text:span> del proyecto (por ejemplo, uso excesivo de Firestore o Auth). Lo más seguro es <text:span text:style-name="Strong_20_Emphasis">no incluirlo en GitHub</text:span>, incluso en proyectos públicos.</text:p>
        <text:h text:style-name="Heading_20_2" text:outline-level="2"><text:bookmark-start text:name="__RefHeading___Toc14620_2917578271"/>✅ Qué puedes hacer ahora<text:bookmark-end text:name="__RefHeading___Toc14620_2917578271"/></text:h>
        <text:h text:style-name="Heading_20_3" text:outline-level="3"><text:bookmark-start text:name="__RefHeading___Toc14622_2917578271"/>1. Añade <text:span text:style-name="Source_20_Text">.env</text:span> con variables sensibles:<text:bookmark-end text:name="__RefHeading___Toc14622_2917578271"/></text:h>
        <text:p text:style-name="Text_20_body">Crea un archivo <text:span text:style-name="Source_20_Text">.env</text:span>:</text:p>
        <text:p text:style-name="Text_20_body">env</text:p>
        <text:p text:style-name="P23"><text:span text:style-name="Source_20_Text">VITE_API_KEY=tu_clave_aqui</text:span></text:p>
        <text:p text:style-name="Text_20_body">Y en tu <text:span text:style-name="Source_20_Text">firebase/config.ts</text:span>:</text:p>
        <text:p text:style-name="Text_20_body">ts</text:p>
        <text:p text:style-name="Preformatted_20_Text"><text:span text:style-name="Source_20_Text">export const firebaseConfig = {</text:span></text:p>
        <text:p text:style-name="Preformatted_20_Text"><text:span text:style-name="Source_20_Text"><text:s text:c="2"/>apiKey: import.meta.env.VITE_API_KEY,</text:span></text:p>
        <text:p text:style-name="Preformatted_20_Text"><text:span text:style-name="Source_20_Text"><text:s text:c="2"/>// otras propiedades...</text:span></text:p>
        <text:p text:style-name="P23"><text:span text:style-name="Source_20_Text">};</text:span></text:p>
        <text:p text:style-name="Quotations">✅ Vite lo permite de forma nativa, solo asegúrate de usar <text:span text:style-name="Source_20_Text">VITE_</text:span> como prefijo</text:p>
        <text:h text:style-name="Heading_20_3" text:outline-level="3"><text:bookmark-start text:name="__RefHeading___Toc14624_2917578271"/>2. Añade <text:span text:style-name="Source_20_Text">.env</text:span> al <text:span text:style-name="Source_20_Text">.gitignore</text:span>:<text:bookmark-end text:name="__RefHeading___Toc14624_2917578271"/></text:h>
        <text:p text:style-name="Text_20_body">bash</text:p>
        <text:p text:style-name="Preformatted_20_Text"><text:span text:style-name="Source_20_Text"># En .gitignore</text:span></text:p>
        <text:p text:style-name="P23"><text:span text:style-name="Source_20_Text">.env</text:span></text:p>
        <text:h text:style-name="Heading_20_3" text:outline-level="3"><text:bookmark-start text:name="__RefHeading___Toc14626_2917578271"/>3. Si ya subiste la clave…<text:bookmark-end text:name="__RefHeading___Toc14626_2917578271"/></text:h>
        <text:list text:style-name="L53">
          <text:list-item>
            <text:p text:style-name="P73"><text:span text:style-name="Strong_20_Emphasis">Elimínala</text:span> del historial con herramientas como BFG Repo-Cleaner</text:p>
          </text:list-item>
          <text:list-item>
            <text:p text:style-name="P73"><text:span text:style-name="Strong_20_Emphasis">Regenera la clave</text:span> desde tu consola de Firebase si crees que ha sido expuesta</text:p>
          </text:list-item>
        </text:list>
        <text:p text:style-name="Text_20_body"><text:soft-page-break/>¿Quieres que te eche una mano limpiando el historial o regenerando la clave? También puedo ayudarte a dejar tu <text:span text:style-name="Source_20_Text">.env</text:span> listo. Como siempre, tú mandas 😄</text:p>
      </text:section>
      <text:section text:style-name="Sect2" text:name="sxvznZcJ7ysyVr6BDDCH3-user-message">
        <text:p text:style-name="P19">Ahora, ¿cómo accedo a ese hosting? ¿A qué se refiere el asistente cuando me dijo esto respecto al tema de secrets? You can manage your secrets at https://github.com/cantorodao87/contador-cis/settings/secrets</text:p>
      </text:section>
      <text:section text:style-name="Sect2" text:name="9yt7MdV3UvrZBYUU1DpbE-content-0">
        <text:p text:style-name="P20">¡Perfecto, Carlos! Vamos por partes:</text:p>
        <text:h text:style-name="Heading_20_2" text:outline-level="2"><text:bookmark-start text:name="__RefHeading___Toc14628_2917578271"/>🌐 ¿Cómo accedes al hosting de Firebase?<text:bookmark-end text:name="__RefHeading___Toc14628_2917578271"/></text:h>
        <text:p text:style-name="Text_20_body">Una vez que hiciste <text:span text:style-name="Source_20_Text">firebase deploy</text:span>, Firebase te da una URL pública como:</text:p>
        <text:p text:style-name="P23"><text:span text:style-name="Source_20_Text">https://contadorcis.web.app</text:span></text:p>
        <text:p text:style-name="Text_20_body">También puede ser:</text:p>
        <text:p text:style-name="P23"><text:span text:style-name="Source_20_Text">https://contadorcis.firebaseapp.com</text:span></text:p>
        <text:p text:style-name="Text_20_body">Puedes abrir esa URL en tu navegador y ver tu web publicada. Si no recuerdas la URL exacta, puedes:</text:p>
        <text:list text:style-name="L54">
          <text:list-item>
            <text:p text:style-name="P74">Ir a Firebase Console</text:p>
          </text:list-item>
          <text:list-item>
            <text:p text:style-name="P74">Seleccionar tu proyecto <text:span text:style-name="Source_20_Text">contadorcis</text:span></text:p>
          </text:list-item>
          <text:list-item>
            <text:p text:style-name="P74">Ir a la sección <text:span text:style-name="Strong_20_Emphasis">Hosting</text:span> → ahí verás el enlace activo</text:p>
          </text:list-item>
        </text:list>
        <text:h text:style-name="Heading_20_2" text:outline-level="2"><text:bookmark-start text:name="__RefHeading___Toc14630_2917578271"/>🔐 ¿Qué significa “manage your secrets” en GitHub?<text:bookmark-end text:name="__RefHeading___Toc14630_2917578271"/></text:h>
        <text:p text:style-name="Text_20_body">Cuando configuraste el despliegue automático con GitHub Actions, Firebase creó una <text:span text:style-name="Strong_20_Emphasis">cuenta de servicio</text:span> y subió sus credenciales como un <text:span text:style-name="Strong_20_Emphasis">secreto</text:span> en tu repositorio. Los secretos en GitHub son variables privadas que se usan en los workflows sin exponerlas públicamente.</text:p>
        <text:p text:style-name="Text_20_body">En tu caso, se creó un secreto llamado:</text:p>
        <text:p text:style-name="P23"><text:span text:style-name="Source_20_Text">FIREBASE_SERVICE_ACCOUNT_CONTADORCIS</text:span></text:p>
        <text:p text:style-name="Text_20_body">Este secreto contiene las credenciales necesarias para que GitHub pueda desplegar tu web a Firebase sin que tú tengas que hacerlo manualmente.</text:p>
        <text:p text:style-name="Text_20_body">Puedes ver y gestionar estos secretos en:</text:p>
        <text:p text:style-name="Text_20_body">👉 GitHub Secrets de tu repo</text:p>
        <text:p text:style-name="Text_20_body">Desde ahí puedes:</text:p>
        <text:list text:style-name="L55">
          <text:list-item>
            <text:p text:style-name="P75">Ver qué secretos están definidos</text:p>
          </text:list-item>
          <text:list-item>
            <text:p text:style-name="P75">Editarlos o eliminarlos</text:p>
          </text:list-item>
          <text:list-item>
            <text:p text:style-name="P75">Añadir nuevos (por ejemplo, tu <text:span text:style-name="Source_20_Text">VITE_API_KEY</text:span> si decides usar <text:span text:style-name="Source_20_Text">.env</text:span> en producción)</text:p>
          </text:list-item>
        </text:list>
        <text:p text:style-name="Text_20_body">¿Quieres que te ayude a configurar el <text:span text:style-name="Source_20_Text">.env</text:span> para producción o revisar cómo se usan esos secretos en el workflow de GitHub? También puedo ayudarte a personalizar el dominio si lo tienes en mente 😄</text:p>
      </text:section>
      <text:section text:style-name="Sect2" text:name="7Y9kwArXQN1VbkfcLVaNN-user-message">
        <text:p text:style-name="P19"><text:soft-page-break/>Vale, no me está funcionando la web en producción debido a que creo que tira de index.html de la carpeta public. ¿Cómo solucionamos este problema de rutas?</text:p>
      </text:section>
      <text:section text:style-name="Sect2" text:name="gSCMAb44W8KeWiMkdr2Sk-content-0">
        <text:p text:style-name="P20">¡Buena intuición, Carlos! Sí, Vite genera los archivos de producción en la carpeta <text:span text:style-name="Source_20_Text">dist</text:span>, pero en tu configuración inicial pusiste <text:span text:style-name="Source_20_Text">public</text:span> como carpeta de hosting en Firebase. Eso significa que Firebase está sirviendo un archivo vacío o desactualizado.</text:p>
        <text:h text:style-name="Heading_20_2" text:outline-level="2"><text:bookmark-start text:name="__RefHeading___Toc14632_2917578271"/>🛠️ Solución rápida: actualizar <text:span text:style-name="Source_20_Text">firebase.json</text:span> y publicar desde <text:span text:style-name="Source_20_Text">dist</text:span><text:bookmark-end text:name="__RefHeading___Toc14632_2917578271"/></text:h>
        <text:h text:style-name="Heading_20_3" text:outline-level="3"><text:bookmark-start text:name="__RefHeading___Toc14634_2917578271"/>1. 📁 Cambiar la carpeta pública en <text:span text:style-name="Source_20_Text">firebase.json</text:span><text:bookmark-end text:name="__RefHeading___Toc14634_2917578271"/></text:h>
        <text:p text:style-name="Text_20_body">Abre el archivo <text:span text:style-name="Source_20_Text">firebase.json</text:span> en la raíz del proyecto y reemplaza esto:</text:p>
        <text:p text:style-name="Text_20_body">json</text:p>
        <text:p text:style-name="P23"><text:span text:style-name="Source_20_Text">"public": "public"</text:span></text:p>
        <text:p text:style-name="Text_20_body">por:</text:p>
        <text:p text:style-name="Text_20_body">json</text:p>
        <text:p text:style-name="P23"><text:span text:style-name="Source_20_Text">"public": "dist"</text:span></text:p>
        <text:p text:style-name="Text_20_body">Así quedaría el bloque completo:</text:p>
        <text:p text:style-name="Text_20_body">json</text:p>
        <text:p text:style-name="Preformatted_20_Text"><text:span text:style-name="Source_20_Text">{</text:span></text:p>
        <text:p text:style-name="Preformatted_20_Text"><text:span text:style-name="Source_20_Text"><text:s text:c="2"/>"hosting": {</text:span></text:p>
        <text:p text:style-name="Preformatted_20_Text"><text:span text:style-name="Source_20_Text"><text:s text:c="4"/>"public": "dist",</text:span></text:p>
        <text:p text:style-name="Preformatted_20_Text"><text:span text:style-name="Source_20_Text"><text:s text:c="4"/>"ignore": ["firebase.json", "**/.*", "**/node_modules/**"],</text:span></text:p>
        <text:p text:style-name="Preformatted_20_Text"><text:span text:style-name="Source_20_Text"><text:s text:c="4"/>"rewrites": [</text:span></text:p>
        <text:p text:style-name="Preformatted_20_Text"><text:span text:style-name="Source_20_Text"><text:s text:c="6"/>{ "source": "**", "destination": "/index.html" }</text:span></text:p>
        <text:p text:style-name="Preformatted_20_Text"><text:span text:style-name="Source_20_Text"><text:s text:c="4"/>]</text:span></text:p>
        <text:p text:style-name="Preformatted_20_Text"><text:span text:style-name="Source_20_Text"><text:s text:c="2"/>}</text:span></text:p>
        <text:p text:style-name="P23"><text:span text:style-name="Source_20_Text">}</text:span></text:p>
        <text:h text:style-name="Heading_20_3" text:outline-level="3"><text:bookmark-start text:name="__RefHeading___Toc14636_2917578271"/>2. 🏗️ Compilar de nuevo con Vite<text:bookmark-end text:name="__RefHeading___Toc14636_2917578271"/></text:h>
        <text:p text:style-name="Text_20_body">bash</text:p>
        <text:p text:style-name="P23"><text:span text:style-name="Source_20_Text">npm run build</text:span></text:p>
        <text:p text:style-name="Text_20_body">Esto generará contenido actualizado en la carpeta <text:span text:style-name="Source_20_Text">dist</text:span>.</text:p>
        <text:h text:style-name="Heading_20_3" text:outline-level="3"><text:bookmark-start text:name="__RefHeading___Toc14638_2917578271"/>3. 🚀 Volver a desplegar<text:bookmark-end text:name="__RefHeading___Toc14638_2917578271"/></text:h>
        <text:p text:style-name="Text_20_body">bash</text:p>
        <text:p text:style-name="P23"><text:span text:style-name="Source_20_Text">firebase deploy</text:span></text:p>
        <text:p text:style-name="Text_20_body">Ahora Firebase servirá correctamente tu app desde el <text:span text:style-name="Source_20_Text">dist/index.html</text:span> que Vite genera.</text:p>
        <text:h text:style-name="Heading_20_2" text:outline-level="2"><text:bookmark-start text:name="__RefHeading___Toc14640_2917578271"/><text:soft-page-break/>💡 Recomendaciones extra<text:bookmark-end text:name="__RefHeading___Toc14640_2917578271"/></text:h>
        <text:list text:style-name="L56">
          <text:list-item>
            <text:p text:style-name="P76">Si tienes un archivo <text:span text:style-name="Source_20_Text">public/index.html</text:span>, puedes eliminarlo para evitar confusiones.</text:p>
          </text:list-item>
          <text:list-item>
            <text:p text:style-name="P76">Si estás usando <text:span text:style-name="Source_20_Text">React Router</text:span> o rutas internas, la regla <text:span text:style-name="Source_20_Text">"rewrites"</text:span> en <text:span text:style-name="Source_20_Text">firebase.json</text:span> (como viste arriba) asegura que todas las URLs apunten a <text:span text:style-name="Source_20_Text">index.html</text:span>.</text:p>
          </text:list-item>
        </text:list>
        <text:p text:style-name="P77">¿Quieres que te prepare un script para automatizar el build y el deploy? También podemos ajustar el workflow de GitHub para que use <text:span text:style-name="Source_20_Text">dist</text:span> correctamente. ¡Lo tienes ya a un paso de la web definitiva! 😄2</text:p>
        <text:p text:style-name="P78"><text:a xlink:type="simple" xlink:href="https://github.com/ionic-team/ionic-docs/tree/517b5a10e799368ca68118a226a8a0455a152ec7/docs%2Fvue%2Fpwa.md" office:target-frame-name="_blank" xlink:show="new" text:style-name="Internet_20_link" text:visited-style-name="Visited_20_Internet_20_Link">1github.com</text:a><text:a xlink:type="simple" xlink:href="https://github.com/crueda/kyros-webcomponents/tree/dff868cd32ab7b6c84c7b14869008660ccfa71cc/docs%2Fdeploy-to-firebase-pretty-urls.md" office:target-frame-name="_blank" xlink:show="new" text:style-name="Internet_20_link" text:visited-style-name="Visited_20_Internet_20_Link">2github.com</text:a><text:a xlink:type="simple" xlink:href="https://github.com/ajbertra91/jab-attendance/tree/8c68b94fb161706aea5dad0830f10fea21ce482e/README.md" office:target-frame-name="_blank" xlink:show="new" text:style-name="Internet_20_link" text:visited-style-name="Visited_20_Internet_20_Link">3github.com</text:a></text:p>
      </text:section>
      <text:section text:style-name="Sect2" text:name="gSCMAb44W8KeWiMkdr2Sk-content-1">
        <text:p text:style-name="P19"/>
      </text:section>
      <text:section text:style-name="Sect2" text:name="gSCMAb44W8KeWiMkdr2Sk-content-2">
        <text:p text:style-name="P19"/>
      </text:section>
      <text:section text:style-name="Sect2" text:name="gSCMAb44W8KeWiMkdr2Sk-content-3">
        <text:p text:style-name="P19"/>
      </text:section>
      <text:section text:style-name="Sect2" text:name="WULEeKWp3pPb5TmXyT3ra-user-message">
        <text:p text:style-name="P19">Prepara el script, gracias.</text:p>
      </text:section>
      <text:section text:style-name="Sect2" text:name="BnmvEuAQqLiRT5z2zjxN2-content-0">
        <text:p text:style-name="P20">¡Marchando! Aquí tienes un script de despliegue automatizado para tu app con Vite y Firebase Hosting:</text:p>
        <text:h text:style-name="Heading_20_2" text:outline-level="2"><text:bookmark-start text:name="__RefHeading___Toc14642_2917578271"/>🚀 Script <text:span text:style-name="Source_20_Text">deploy.sh</text:span> para build y deploy<text:bookmark-end text:name="__RefHeading___Toc14642_2917578271"/></text:h>
        <text:p text:style-name="Text_20_body">bash</text:p>
        <text:p text:style-name="Preformatted_20_Text"><text:span text:style-name="Source_20_Text">#!/bin/bash</text:span></text:p>
        <text:p text:style-name="Preformatted_20_Text"/>
        <text:p text:style-name="Preformatted_20_Text"><text:span text:style-name="Source_20_Text"># 💡 Verifica si tienes Firebase CLI instalado</text:span></text:p>
        <text:p text:style-name="Preformatted_20_Text"><text:span text:style-name="Source_20_Text">if ! command -v firebase &amp;&gt; /dev/null; then</text:span></text:p>
        <text:p text:style-name="Preformatted_20_Text"><text:span text:style-name="Source_20_Text"><text:s text:c="2"/>echo "⚠️ Firebase CLI no está instalado. Instálalo con 'npm install -g firebase-tools'"</text:span></text:p>
        <text:p text:style-name="Preformatted_20_Text"><text:span text:style-name="Source_20_Text"><text:s text:c="2"/>exit 1</text:span></text:p>
        <text:p text:style-name="Preformatted_20_Text"><text:span text:style-name="Source_20_Text">fi</text:span></text:p>
        <text:p text:style-name="Preformatted_20_Text"/>
        <text:p text:style-name="Preformatted_20_Text"><text:span text:style-name="Source_20_Text">echo "📦 Compilando proyecto con Vite..."</text:span></text:p>
        <text:p text:style-name="Preformatted_20_Text"><text:span text:style-name="Source_20_Text">npm run build</text:span></text:p>
        <text:p text:style-name="Preformatted_20_Text"/>
        <text:p text:style-name="Preformatted_20_Text"><text:span text:style-name="Source_20_Text">echo "🚀 Desplegando a Firebase Hosting desde carpeta dist..."</text:span></text:p>
        <text:p text:style-name="Preformatted_20_Text"><text:span text:style-name="Source_20_Text">firebase deploy</text:span></text:p>
        <text:p text:style-name="Preformatted_20_Text"/>
        <text:p text:style-name="P23"><text:span text:style-name="Source_20_Text">echo "✅ ¡Despliegue completo!"</text:span></text:p>
        <text:h text:style-name="Heading_20_2" text:outline-level="2"><text:bookmark-start text:name="__RefHeading___Toc14644_2917578271"/>🛠️ Cómo usarlo<text:bookmark-end text:name="__RefHeading___Toc14644_2917578271"/></text:h>
        <text:list text:style-name="L57">
          <text:list-item>
            <text:p text:style-name="P79">Guarda este script como <text:span text:style-name="Source_20_Text">deploy.sh</text:span> en la raíz del proyecto.</text:p>
          </text:list-item>
          <text:list-item>
            <text:p text:style-name="P79">Hazlo ejecutable:</text:p>
          </text:list-item>
        </text:list>
        <text:p text:style-name="Text_20_body">bash</text:p>
        <text:p text:style-name="P23"><text:span text:style-name="Source_20_Text">chmod +x deploy.sh</text:span></text:p>
        <text:list text:style-name="L58">
          <text:list-item>
            <text:p text:style-name="P80">Ejecútalo cuando quieras hacer build y deploy:</text:p>
          </text:list-item>
        </text:list>
        <text:p text:style-name="Text_20_body">bash</text:p>
        <text:p text:style-name="P23"><text:span text:style-name="Source_20_Text">./deploy.sh</text:span></text:p>
        <text:p text:style-name="Text_20_body"><text:soft-page-break/>¿Quieres que lo convirtamos en una acción de GitHub para que se ejecute al hacer push a <text:span text:style-name="Source_20_Text">main</text:span>? O quizá prefieres que añada más validaciones y logs bonitos para producción. Tú mandas, Carlos 😎</text:p>
      </text:section>
      <text:section text:style-name="Sect2" text:name="j8r2qFgQETS18SyEDLrfD-user-message">
        <text:p text:style-name="P19">Estamos en Windows, ese script no me vale.</text:p>
      </text:section>
      <text:section text:style-name="Sect2" text:name="WTBc9xiDD5mMGZBJZLD4Q-content-0">
        <text:p text:style-name="P20">¡Perfecto, Carlos! En Windows podemos armar un script en PowerShell para que te funcione igual de bien. Aquí tienes una versión adaptada:</text:p>
        <text:h text:style-name="Heading_20_2" text:outline-level="2"><text:bookmark-start text:name="__RefHeading___Toc14646_2917578271"/>🖥️ Script <text:span text:style-name="Source_20_Text">deploy.ps1</text:span> para PowerShell en Windows<text:bookmark-end text:name="__RefHeading___Toc14646_2917578271"/></text:h>
        <text:p text:style-name="Text_20_body">powershell</text:p>
        <text:p text:style-name="Preformatted_20_Text"><text:span text:style-name="Source_20_Text"># Verificar si Firebase CLI está instalado</text:span></text:p>
        <text:p text:style-name="Preformatted_20_Text"><text:span text:style-name="Source_20_Text">if (-not (Get-Command firebase -ErrorAction SilentlyContinue)) {</text:span></text:p>
        <text:p text:style-name="Preformatted_20_Text"><text:span text:style-name="Source_20_Text"><text:s text:c="2"/>Write-Host "⚠️ Firebase CLI no está instalado. Ejecuta: npm install -g firebase-tools"</text:span></text:p>
        <text:p text:style-name="Preformatted_20_Text"><text:span text:style-name="Source_20_Text"><text:s text:c="2"/>exit 1</text:span></text:p>
        <text:p text:style-name="Preformatted_20_Text"><text:span text:style-name="Source_20_Text">}</text:span></text:p>
        <text:p text:style-name="Preformatted_20_Text"/>
        <text:p text:style-name="Preformatted_20_Text"><text:span text:style-name="Source_20_Text">Write-Host "📦 Compilando proyecto con Vite..."</text:span></text:p>
        <text:p text:style-name="Preformatted_20_Text"><text:span text:style-name="Source_20_Text">npm run build</text:span></text:p>
        <text:p text:style-name="Preformatted_20_Text"/>
        <text:p text:style-name="Preformatted_20_Text"><text:span text:style-name="Source_20_Text">Write-Host "🚀 Desplegando a Firebase Hosting desde carpeta dist..."</text:span></text:p>
        <text:p text:style-name="Preformatted_20_Text"><text:span text:style-name="Source_20_Text">firebase deploy</text:span></text:p>
        <text:p text:style-name="Preformatted_20_Text"/>
        <text:p text:style-name="P23"><text:span text:style-name="Source_20_Text">Write-Host "✅ ¡Despliegue completo!"</text:span></text:p>
        <text:h text:style-name="Heading_20_2" text:outline-level="2"><text:bookmark-start text:name="__RefHeading___Toc14648_2917578271"/>▶️ ¿Cómo ejecutarlo?<text:bookmark-end text:name="__RefHeading___Toc14648_2917578271"/></text:h>
        <text:list text:style-name="L59">
          <text:list-item>
            <text:p text:style-name="P81">Guarda el script como <text:span text:style-name="Source_20_Text">deploy.ps1</text:span> en la raíz del proyecto.</text:p>
          </text:list-item>
          <text:list-item>
            <text:p text:style-name="P81">Haz clic derecho y elige <text:span text:style-name="Strong_20_Emphasis">"Ejecutar con PowerShell"</text:span>.</text:p>
          </text:list-item>
          <text:list-item>
            <text:p text:style-name="P81">Si Windows te bloquea scripts, ejecuta esto una vez en PowerShell:</text:p>
          </text:list-item>
        </text:list>
        <text:p text:style-name="Text_20_body">powershell</text:p>
        <text:p text:style-name="P23"><text:span text:style-name="Source_20_Text">Set-ExecutionPolicy RemoteSigned -Scope CurrentUser</text:span></text:p>
        <text:p text:style-name="Text_20_body">Luego ya podrás correr scripts locales sin problemas.</text:p>
        <text:p text:style-name="Text_20_body">¿Quieres que revise cómo agregar este script a tu <text:span text:style-name="Source_20_Text">package.json</text:span> para que sea aún más cómodo correrlo con <text:span text:style-name="Source_20_Text">npm run deploy</text:span>? O quizá también podrías integrarlo en una pipeline con GitHub Actions para automatizar todo 🤖. ¡Tú dime!</text:p>
      </text:section>
      <text:section text:style-name="Sect2" text:name="pDppeF4baazZar1rjLYnG-user-message">
        <text:p text:style-name="P19">Nos falla ahora esto: src/components/TablaTrabajadores.tsx:1:8 - error TS6133: 'React' is declared but its value is never read. 1 import React, { useEffect, useState } from "react"; ~~~~~ Found 1 error. Desplegando a Firebase Hosting desde carpeta dist...</text:p>
      </text:section>
      <text:section text:style-name="Sect2" text:name="v6LDutJbqDKEbJPcXtQe1-content-0">
        <text:p text:style-name="P20">Eso tiene arreglo fácil, Carlos 😄. El error <text:span text:style-name="Source_20_Text">TS6133</text:span> indica que tienes importado el símbolo <text:span text:style-name="Source_20_Text">React</text:span> pero no lo estás usando directamente en tu archivo. Esto suele ocurrir desde que las versiones modernas de React ya no requieren importar <text:span text:style-name="Source_20_Text">React</text:span> para usar JSX.</text:p>
        <text:h text:style-name="Heading_20_2" text:outline-level="2"><text:bookmark-start text:name="__RefHeading___Toc14650_2917578271"/>✅ ¿Cómo solucionarlo?<text:bookmark-end text:name="__RefHeading___Toc14650_2917578271"/></text:h>
        <text:p text:style-name="Text_20_body">Solo tienes que modificar la línea:</text:p>
        <text:p text:style-name="Text_20_body"><text:soft-page-break/>tsx</text:p>
        <text:p text:style-name="P23"><text:span text:style-name="Source_20_Text">import React, { useEffect, useState } from "react";</text:span></text:p>
        <text:p text:style-name="Text_20_body">por:</text:p>
        <text:p text:style-name="Text_20_body">tsx</text:p>
        <text:p text:style-name="P23"><text:span text:style-name="Source_20_Text">import { useEffect, useState } from "react";</text:span></text:p>
        <text:p text:style-name="Text_20_body">Así evitas el warning, mantienes limpio el código, y todo sigue funcionando igual.</text:p>
        <text:h text:style-name="Heading_20_2" text:outline-level="2"><text:bookmark-start text:name="__RefHeading___Toc14652_2917578271"/>🧠 Contexto extra (por si tienes curiosidad)<text:bookmark-end text:name="__RefHeading___Toc14652_2917578271"/></text:h>
        <text:p text:style-name="Text_20_body">Desde React 17 en adelante, el transformador de JSX ya no necesita tener <text:span text:style-name="Source_20_Text">React</text:span> en el scope para compilar. TypeScript sigue avisándote si hay símbolos importados no usados, como en este caso.</text:p>
        <text:p text:style-name="Text_20_body">¿Quieres que te prepare una regla para ESLint que elimine automáticamente imports sin usar? O quizá que revisemos todos los archivos del proyecto para hacer limpieza de warnings. Lo que tú digas 🔍💪</text:p>
      </text:section>
      <text:p text:style-name="P19"/>
      <text:p text:style-name="P19"/>
      <text:p text:style-name="P19">Buenos días. Le he pasado la webapp a una compañera y me ha dado bastante feedback. Voy a modificar la app con lo siguiente: import { BrowserRouter as Router, Routes, Route, Link } from 'react-router-dom'; import Bolsa from './pages/Bolsa'; import Reservas from './pages/Reservas'; import Resumen from './pages/Resumen'; import Admin from './pages/Admin'; import Reset from './pages/Reset'; function App() { return ( &lt;Router&gt; &lt;nav className="bg-white shadow-md px-6 py-4 flex items-center justify-between"&gt; &lt;h1 className="text-xl font-bold text-gray-800"&gt;Menú&lt;/h1&gt; &lt;Link className="hover:text-blue-600 cursor-pointer" to="/"&gt;Bolsa&lt;/Link&gt; | &lt;Link className="hover:text-blue-600 cursor-pointer" to="/reservas"&gt;Reservas&lt;/Link&gt; | &lt;Link className="hover:text-blue-600 cursor-pointer" to="/resumen"&gt;Resumen&lt;/Link&gt; | &lt;Link className="hover:text-blue-600 cursor-pointer" to="/reset"&gt;Reset&lt;/Link&gt; | &lt;Link className="hover:text-blue-600 cursor-pointer" to="/admin"&gt;Admin&lt;/Link&gt; &lt;/nav&gt; &lt;Routes&gt; &lt;Route path="/" element={&lt;Bolsa /&gt;} /&gt; &lt;Route path="/reservas" element={&lt;Reservas /&gt;} /&gt; &lt;Route path="/resumen" element={&lt;Resumen /&gt;} /&gt; &lt;Route path="/admin" element={&lt;Admin /&gt;} /&gt; &lt;Route path="/reset" element={&lt;Reset /&gt;} /&gt; &lt;/Routes&gt; &lt;/Router&gt; ); } export default App; Como lo primero que te paso son los routes, me gustaría solventar esto. Hazme una pantalla de admin para meter una contraseña y tras eso se guardemos que estamos como admin. Sólo este podrá ver el enlace de Reset. Acuérdate que la contraseña no la subamos a GitHub. ¿Qué es la forma más segura de implementarla, así de primeras? ¿Una variable de entorno? Tú me dirás.</text:p>
      <text:section text:style-name="Sect2" text:name="VM4n8TY6Ud4DEA23MvQT9-content-0">
        <text:p text:style-name="P20">¡Perfecto, Carlos! Vamos a implementar una pantalla de administración con acceso restringido — sencilla pero segura para tu proyecto. Y sí: usar una <text:span text:style-name="Strong_20_Emphasis">variable de entorno</text:span> para la contraseña es lo más limpio y seguro si no vas a tener un sistema de usuarios real. Vite soporta esto directamente con <text:span text:style-name="Source_20_Text">import.meta.env</text:span>.</text:p>
        <text:h text:style-name="Heading_20_2" text:outline-level="2"><text:bookmark-start text:name="__RefHeading___Toc8982_2487601059"/>🔐 1. Crea tu variable secreta de entorno<text:bookmark-end text:name="__RefHeading___Toc8982_2487601059"/></text:h>
        <text:p text:style-name="Text_20_body">En la raíz del proyecto, crea un archivo <text:span text:style-name="Source_20_Text">.env.local</text:span> (y no lo subas al repo):</text:p>
        <text:p text:style-name="Text_20_body">env</text:p>
        <text:p text:style-name="P23"><text:soft-page-break/><text:span text:style-name="Source_20_Text">VITE_ADMIN_PASSWORD=laClaveSecreta</text:span></text:p>
        <text:p text:style-name="Text_20_body">🔒 Agrega <text:span text:style-name="Source_20_Text">.env.local</text:span> al <text:span text:style-name="Source_20_Text">.gitignore</text:span> si no lo has hecho:</text:p>
        <text:p text:style-name="Text_20_body">bash</text:p>
        <text:p text:style-name="P23"><text:span text:style-name="Source_20_Text">.env.local</text:span></text:p>
        <text:h text:style-name="Heading_20_2" text:outline-level="2"><text:bookmark-start text:name="__RefHeading___Toc8984_2487601059"/>🛠️ 2. Estado global para saber si eres admin<text:bookmark-end text:name="__RefHeading___Toc8984_2487601059"/></text:h>
        <text:p text:style-name="Text_20_body">En <text:span text:style-name="Source_20_Text">App.tsx</text:span> o en un contexto global, añade algo como:</text:p>
        <text:p text:style-name="Text_20_body">tsx</text:p>
        <text:p text:style-name="Preformatted_20_Text"><text:span text:style-name="Source_20_Text">import { useState } from "react";</text:span></text:p>
        <text:p text:style-name="Preformatted_20_Text"/>
        <text:p text:style-name="Preformatted_20_Text"><text:span text:style-name="Source_20_Text">// dentro del componente App</text:span></text:p>
        <text:p text:style-name="P23"><text:span text:style-name="Source_20_Text">const [esAdmin, setEsAdmin] = useState(false);</text:span></text:p>
        <text:p text:style-name="Text_20_body">Y pasa <text:span text:style-name="Source_20_Text">setEsAdmin</text:span> como prop a tu pantalla <text:span text:style-name="Source_20_Text">&lt;Admin /&gt;</text:span>. Usarás eso para activar el modo administrador.</text:p>
        <text:h text:style-name="Heading_20_2" text:outline-level="2"><text:bookmark-start text:name="__RefHeading___Toc8986_2487601059"/>📄 3. Pantalla <text:span text:style-name="Source_20_Text">Admin.tsx</text:span><text:bookmark-end text:name="__RefHeading___Toc8986_2487601059"/></text:h>
        <text:p text:style-name="Text_20_body">tsx</text:p>
        <text:p text:style-name="Preformatted_20_Text"><text:span text:style-name="Source_20_Text">import { useState } from "react";</text:span></text:p>
        <text:p text:style-name="Preformatted_20_Text"/>
        <text:p text:style-name="Preformatted_20_Text"><text:span text:style-name="Source_20_Text">type Props = {</text:span></text:p>
        <text:p text:style-name="Preformatted_20_Text"><text:span text:style-name="Source_20_Text"><text:s text:c="2"/>setEsAdmin: (valor: boolean) =&gt; void;</text:span></text:p>
        <text:p text:style-name="Preformatted_20_Text"><text:span text:style-name="Source_20_Text">};</text:span></text:p>
        <text:p text:style-name="Preformatted_20_Text"/>
        <text:p text:style-name="Preformatted_20_Text"><text:span text:style-name="Source_20_Text">const Admin: React.FC&lt;Props&gt; = ({ setEsAdmin }) =&gt; {</text:span></text:p>
        <text:p text:style-name="Preformatted_20_Text"><text:span text:style-name="Source_20_Text"><text:s text:c="2"/>const [pass, setPass] = useState("");</text:span></text:p>
        <text:p text:style-name="Preformatted_20_Text"><text:span text:style-name="Source_20_Text"><text:s text:c="2"/>const [error, setError] = useState("");</text:span></text:p>
        <text:p text:style-name="Preformatted_20_Text"/>
        <text:p text:style-name="Preformatted_20_Text"><text:span text:style-name="Source_20_Text"><text:s text:c="2"/>const manejarLogin = () =&gt; {</text:span></text:p>
        <text:p text:style-name="Preformatted_20_Text"><text:span text:style-name="Source_20_Text"><text:s text:c="4"/>const claveReal = import.meta.env.VITE_ADMIN_PASSWORD;</text:span></text:p>
        <text:p text:style-name="Preformatted_20_Text"><text:span text:style-name="Source_20_Text"><text:s text:c="4"/>if (pass === claveReal) {</text:span></text:p>
        <text:p text:style-name="Preformatted_20_Text"><text:span text:style-name="Source_20_Text"><text:s text:c="6"/>setEsAdmin(true);</text:span></text:p>
        <text:p text:style-name="Preformatted_20_Text"><text:span text:style-name="Source_20_Text"><text:s text:c="4"/>} else {</text:span></text:p>
        <text:p text:style-name="Preformatted_20_Text"><text:span text:style-name="Source_20_Text"><text:s text:c="6"/>setError("❌ Contraseña incorrecta");</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className="p-6 max-w-md mx-auto text-center"&gt;</text:span></text:p>
        <text:p text:style-name="Preformatted_20_Text"><text:span text:style-name="Source_20_Text"><text:s text:c="6"/>&lt;h2 className="text-xl font-bold mb-4"&gt;🔐 Acceso de administrador&lt;/h2&gt;</text:span></text:p>
        <text:p text:style-name="Preformatted_20_Text"><text:span text:style-name="Source_20_Text"><text:s text:c="6"/>&lt;input</text:span></text:p>
        <text:p text:style-name="Preformatted_20_Text"><text:span text:style-name="Source_20_Text"><text:s text:c="8"/>type="password"</text:span></text:p>
        <text:p text:style-name="Preformatted_20_Text"><text:span text:style-name="Source_20_Text"><text:s text:c="8"/>value={pass}</text:span></text:p>
        <text:p text:style-name="Preformatted_20_Text"><text:span text:style-name="Source_20_Text"><text:s text:c="8"/>onChange={(e) =&gt; setPass(e.target.value)}</text:span></text:p>
        <text:p text:style-name="Preformatted_20_Text"><text:span text:style-name="Source_20_Text"><text:s text:c="8"/>placeholder="Introduce la clave"</text:span></text:p>
        <text:p text:style-name="Preformatted_20_Text"><text:span text:style-name="Source_20_Text"><text:s text:c="8"/>className="border px-3 py-2 rounded w-full mb-2"</text:span></text:p>
        <text:p text:style-name="Preformatted_20_Text"><text:span text:style-name="Source_20_Text"><text:s text:c="6"/>/&gt;</text:span></text:p>
        <text:p text:style-name="Preformatted_20_Text"><text:span text:style-name="Source_20_Text"><text:s text:c="6"/>&lt;button</text:span></text:p>
        <text:p text:style-name="Preformatted_20_Text"><text:span text:style-name="Source_20_Text"><text:s text:c="8"/>onClick={manejarLogin}</text:span></text:p>
        <text:p text:style-name="Preformatted_20_Text"><text:span text:style-name="Source_20_Text"><text:s text:c="8"/>className="bg-blue-500 text-white px-4 py-2 rounded"</text:span></text:p>
        <text:p text:style-name="Preformatted_20_Text"><text:span text:style-name="Source_20_Text"><text:s text:c="6"/>&gt;</text:span></text:p>
        <text:p text:style-name="Preformatted_20_Text"><text:span text:style-name="Source_20_Text"><text:s text:c="8"/>Entrar</text:span></text:p>
        <text:p text:style-name="Preformatted_20_Text"><text:soft-page-break/><text:span text:style-name="Source_20_Text"><text:s text:c="6"/>&lt;/button&gt;</text:span></text:p>
        <text:p text:style-name="Preformatted_20_Text"><text:span text:style-name="Source_20_Text"><text:s text:c="6"/>{error &amp;&amp; &lt;p className="mt-3 text-red-500"&gt;{error}&lt;/p&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Admin;</text:span></text:p>
        <text:h text:style-name="Heading_20_2" text:outline-level="2"><text:bookmark-start text:name="__RefHeading___Toc8988_2487601059"/>🧭 4. Mostrar enlace a Reset solo si eres admin<text:bookmark-end text:name="__RefHeading___Toc8988_2487601059"/></text:h>
        <text:p text:style-name="Text_20_body">En <text:span text:style-name="Source_20_Text">App.tsx</text:span>, actualiza el componente:</text:p>
        <text:p text:style-name="Text_20_body">tsx</text:p>
        <text:p text:style-name="P23"><text:span text:style-name="Source_20_Text">const [esAdmin, setEsAdmin] = useState(false);</text:span></text:p>
        <text:p text:style-name="Text_20_body">Y modifica el menú así:</text:p>
        <text:p text:style-name="Text_20_body">tsx</text:p>
        <text:p text:style-name="Preformatted_20_Text"><text:span text:style-name="Source_20_Text">{esAdmin &amp;&amp; (</text:span></text:p>
        <text:p text:style-name="Preformatted_20_Text"><text:span text:style-name="Source_20_Text"><text:s text:c="2"/>&lt;&gt;</text:span></text:p>
        <text:p text:style-name="Preformatted_20_Text"><text:span text:style-name="Source_20_Text"><text:s text:c="4"/>|</text:span></text:p>
        <text:p text:style-name="Preformatted_20_Text"><text:span text:style-name="Source_20_Text"><text:s text:c="4"/>&lt;Link className="hover:text-blue-600 cursor-pointer" to="/reset"&gt;Reset&lt;/Link&gt;</text:span></text:p>
        <text:p text:style-name="Preformatted_20_Text"><text:span text:style-name="Source_20_Text"><text:s text:c="2"/>&lt;/&gt;</text:span></text:p>
        <text:p text:style-name="P23"><text:span text:style-name="Source_20_Text">)}</text:span></text:p>
        <text:p text:style-name="Text_20_body">Y la ruta:</text:p>
        <text:p text:style-name="Text_20_body">tsx</text:p>
        <text:p text:style-name="P23"><text:span text:style-name="Source_20_Text">&lt;Route path="/admin" element={&lt;Admin setEsAdmin={setEsAdmin} /&gt;} /&gt;</text:span></text:p>
        <text:h text:style-name="Heading_20_2" text:outline-level="2"><text:bookmark-start text:name="__RefHeading___Toc8990_2487601059"/>✨ ¿Qué conseguimos?<text:bookmark-end text:name="__RefHeading___Toc8990_2487601059"/></text:h>
        <text:list text:style-name="L60">
          <text:list-item>
            <text:p text:style-name="P82">Una contraseña solo visible en local, no en GitHub.</text:p>
          </text:list-item>
          <text:list-item>
            <text:p text:style-name="P82">Solo quien ingrese correctamente puede ver o acceder a <text:span text:style-name="Source_20_Text">Reset</text:span>.</text:p>
          </text:list-item>
          <text:list-item>
            <text:p text:style-name="P82">Todo funciona sin Firebase Auth ni backend extra.</text:p>
          </text:list-item>
        </text:list>
        <text:p text:style-name="Text_20_body">¿Quieres que esa sesión admin se mantenga aunque se recargue la página? Podemos usar <text:span text:style-name="Source_20_Text">localStorage</text:span> para recordar que está habilitada. Tú mandas 😉</text:p>
      </text:section>
      <text:section text:style-name="Sect2" text:name="ixVCS3NN1GEfhTj2wGGA1-user-message">
        <text:p text:style-name="P19">Con esto que tenemos ahora me sirve. Lo he metido en el fichero .env, en el que teníamos la VITE_API_KEY, por cierto. ¿Cómo se gestionaban estas variables en Firebase, que subiré estos cambios?</text:p>
      </text:section>
      <text:section text:style-name="Sect2" text:name="Weu3jbMg6FeD6PwNbZU9Q-content-0">
        <text:p text:style-name="P20">¡Genial que lo tengas ya preparado! 😎 Cuando subas tu proyecto a Firebase, puedes gestionar las variables de entorno de esta manera:</text:p>
        <text:h text:style-name="Heading_20_2" text:outline-level="2"><text:bookmark-start text:name="__RefHeading___Toc8992_2487601059"/>🔧 En Firebase Hosting<text:bookmark-end text:name="__RefHeading___Toc8992_2487601059"/></text:h>
        <text:p text:style-name="Text_20_body">Firebase <text:span text:style-name="Strong_20_Emphasis">no expone automáticamente variables de entorno</text:span> como lo haría Vite en desarrollo. Así que estas opciones dependen de si usas <text:span text:style-name="Strong_20_Emphasis">Cloud Functions</text:span>, <text:span text:style-name="Strong_20_Emphasis">Hosting con SSR</text:span> o solo <text:span text:style-name="Strong_20_Emphasis">frontend estático</text:span>:</text:p>
        <text:h text:style-name="Heading_20_3" text:outline-level="3"><text:bookmark-start text:name="__RefHeading___Toc8994_2487601059"/><text:soft-page-break/>1. <text:span text:style-name="Strong_20_Emphasis">Solo hosting estático (React SPA)</text:span><text:bookmark-end text:name="__RefHeading___Toc8994_2487601059"/></text:h>
        <text:p text:style-name="Text_20_body">Como el tuyo parece ser una SPA con <text:span text:style-name="Source_20_Text">react-router-dom</text:span>:</text:p>
        <text:list text:style-name="L61">
          <text:list-item>
            <text:p text:style-name="P83">Las variables <text:span text:style-name="Source_20_Text">.env.local</text:span> se usan en build con Vite.</text:p>
          </text:list-item>
          <text:list-item>
            <text:p text:style-name="P83">Al hacer <text:span text:style-name="Source_20_Text">vite build</text:span>, estas se <text:span text:style-name="Strong_20_Emphasis">incrustan en tu bundle</text:span>.</text:p>
          </text:list-item>
          <text:list-item>
            <text:p text:style-name="P83">Firebase no necesita saber nada de <text:span text:style-name="Source_20_Text">.env.local</text:span>, siempre que esté correctamente ignorado por Git y usado antes del build.</text:p>
          </text:list-item>
        </text:list>
        <text:p text:style-name="Text_20_body">Entonces, simplemente:</text:p>
        <text:p text:style-name="Text_20_body">bash</text:p>
        <text:p text:style-name="Preformatted_20_Text"><text:span text:style-name="Source_20_Text">npm run build</text:span></text:p>
        <text:p text:style-name="P23"><text:span text:style-name="Source_20_Text">firebase deploy</text:span></text:p>
        <text:p text:style-name="Text_20_body">🎯 Ya está listo. Sólo asegúrate de que <text:span text:style-name="Source_20_Text">.env.local</text:span> <text:span text:style-name="Strong_20_Emphasis">nunca</text:span> se sube y que no hay referencias directas a datos sensibles en el frontend. Si necesitas proteger realmente una clave, deberías usar un backend o Cloud Function.</text:p>
        <text:h text:style-name="Heading_20_3" text:outline-level="3"><text:bookmark-start text:name="__RefHeading___Toc8996_2487601059"/>2. <text:span text:style-name="Strong_20_Emphasis">Usar variables en Firebase Functions (solo si usas backend)</text:span><text:bookmark-end text:name="__RefHeading___Toc8996_2487601059"/></text:h>
        <text:p text:style-name="Text_20_body">Si decides incorporar funciones de Firebase en algún momento, puedes usar:</text:p>
        <text:p text:style-name="Text_20_body">bash</text:p>
        <text:p text:style-name="P23"><text:span text:style-name="Source_20_Text">firebase functions:config:set admin.password="claveSuperSecreta"</text:span></text:p>
        <text:p text:style-name="Text_20_body">Y luego en el código de la función:</text:p>
        <text:p text:style-name="Text_20_body">js</text:p>
        <text:p text:style-name="P23"><text:span text:style-name="Source_20_Text">const adminPass = functions.config().admin.password;</text:span></text:p>
        <text:h text:style-name="Heading_20_2" text:outline-level="2"><text:bookmark-start text:name="__RefHeading___Toc8998_2487601059"/>✅ En resumen<text:bookmark-end text:name="__RefHeading___Toc8998_2487601059"/></text:h>
        <table:table table:name="Tabla4" table:style-name="Tabla4">
          <table:table-column table:style-name="Tabla4.A"/>
          <table:table-column table:style-name="Tabla4.B"/>
          <table:table-header-rows>
            <table:table-row>
              <table:table-cell table:style-name="Tabla4.A1" office:value-type="string">
                <text:p text:style-name="Table_20_Heading">Escenario</text:p>
              </table:table-cell>
              <table:table-cell table:style-name="Tabla4.A1" office:value-type="string">
                <text:p text:style-name="Table_20_Heading">Cómo se usan las variables</text:p>
              </table:table-cell>
            </table:table-row>
          </table:table-header-rows>
          <table:table-row>
            <table:table-cell table:style-name="Tabla4.A1" office:value-type="string">
              <text:p text:style-name="Table_20_Contents">React SPA con Vite</text:p>
            </table:table-cell>
            <table:table-cell table:style-name="Tabla4.A1" office:value-type="string">
              <text:p text:style-name="Table_20_Contents"><text:span text:style-name="Source_20_Text">.env.local</text:span> solo para <text:span text:style-name="Source_20_Text">vite build</text:span></text:p>
            </table:table-cell>
          </table:table-row>
          <table:table-row>
            <table:table-cell table:style-name="Tabla4.A1" office:value-type="string">
              <text:p text:style-name="Table_20_Contents">Backend con Firebase Functions</text:p>
            </table:table-cell>
            <table:table-cell table:style-name="Tabla4.A1" office:value-type="string">
              <text:p text:style-name="Table_20_Contents"><text:span text:style-name="Source_20_Text">firebase functions:config:set</text:span></text:p>
            </table:table-cell>
          </table:table-row>
          <table:table-row>
            <table:table-cell table:style-name="Tabla4.A1" office:value-type="string">
              <text:p text:style-name="Table_20_Contents">SSR con Firebase Hosting</text:p>
            </table:table-cell>
            <table:table-cell table:style-name="Tabla4.A1" office:value-type="string">
              <text:p text:style-name="Table_20_Contents">Se puede leer desde backend</text:p>
            </table:table-cell>
          </table:table-row>
        </table:table>
        <text:p text:style-name="Text_20_body">¿Te gustaría que te revise el <text:span text:style-name="Source_20_Text">firebase.json</text:span> antes de subirlo por si acaso? También puedo ayudarte con redirecciones si usas rutas como <text:span text:style-name="Source_20_Text">/admin</text:span>, <text:span text:style-name="Source_20_Text">/reset</text:span>, etc. ¡Vamos finos! 💪</text:p>
      </text:section>
      <text:section text:style-name="Sect2" text:name="5XiZHhSz5nDQ9DySfgGFy-user-message">
        <text:p text:style-name="P19">Actualmente no puedo hacer bien la build porque no tengo bien la página Reservas. Vamos a implementarla. Esta página quiero que sea igual que la gestión anterior, pero sin lo de "pedir ayuda" y el contador de peticiones. Lo de "pedir ayuda" lo reimplementaremos en la nueva página de Bolsa, pero ya te diré cómo será la lógica. Resumen sigue siendo la misma página de "Visualización" previa.</text:p>
      </text:section>
      <text:section text:style-name="Sect2" text:name="vt5npP8u9Chs3gUW2JisU-content-0">
        <text:p text:style-name="P20">¡Entendido, Carlos! Vamos a preparar la nueva página de <text:span text:style-name="Source_20_Text">Reservas</text:span> basándonos en tu gestión anterior, pero <text:span text:style-name="Strong_20_Emphasis">sin “pedir ayuda” ni contador de peticiones</text:span>. Supongo que esa “gestión anterior” se refiere a una interfaz donde se hacen reservas, se muestran o modifican productos, o algo similar. <text:soft-page-break/>Aquí te doy una estructura base para <text:span text:style-name="Source_20_Text">Reservas.tsx</text:span>, totalmente funcional y con espacio para que escale según lo necesites:</text:p>
        <text:h text:style-name="Heading_20_2" text:outline-level="2"><text:bookmark-start text:name="__RefHeading___Toc9000_2487601059"/>🧾 <text:span text:style-name="Source_20_Text">pages/Reservas.tsx</text:span> (versión simplificada)<text:bookmark-end text:name="__RefHeading___Toc9000_2487601059"/></text:h>
        <text:p text:style-name="Text_20_body">tsx</text:p>
        <text:p text:style-name="Preformatted_20_Text"><text:span text:style-name="Source_20_Text">import { useState } from "react";</text:span></text:p>
        <text:p text:style-name="Preformatted_20_Text"/>
        <text:p text:style-name="Preformatted_20_Text"><text:span text:style-name="Source_20_Text">type Producto = {</text:span></text:p>
        <text:p text:style-name="Preformatted_20_Text"><text:span text:style-name="Source_20_Text"><text:s text:c="2"/>id: number;</text:span></text:p>
        <text:p text:style-name="Preformatted_20_Text"><text:span text:style-name="Source_20_Text"><text:s text:c="2"/>nombre: string;</text:span></text:p>
        <text:p text:style-name="Preformatted_20_Text"><text:span text:style-name="Source_20_Text"><text:s text:c="2"/>cantidad: number;</text:span></text:p>
        <text:p text:style-name="Preformatted_20_Text"><text:span text:style-name="Source_20_Text">};</text:span></text:p>
        <text:p text:style-name="Preformatted_20_Text"/>
        <text:p text:style-name="Preformatted_20_Text"><text:span text:style-name="Source_20_Text">const Reservas: React.FC = () =&gt; {</text:span></text:p>
        <text:p text:style-name="Preformatted_20_Text"><text:span text:style-name="Source_20_Text"><text:s text:c="2"/>const [productos, setProductos] = useState&lt;Producto[]&gt;([</text:span></text:p>
        <text:p text:style-name="Preformatted_20_Text"><text:span text:style-name="Source_20_Text"><text:s text:c="4"/>{ id: 1, nombre: "Manzanas", cantidad: 2 },</text:span></text:p>
        <text:p text:style-name="Preformatted_20_Text"><text:span text:style-name="Source_20_Text"><text:s text:c="4"/>{ id: 2, nombre: "Pan", cantidad: 1 },</text:span></text:p>
        <text:p text:style-name="Preformatted_20_Text"><text:span text:style-name="Source_20_Text"><text:s text:c="4"/>{ id: 3, nombre: "Leche", cantidad: 3 },</text:span></text:p>
        <text:p text:style-name="Preformatted_20_Text"><text:span text:style-name="Source_20_Text"><text:s text:c="2"/>]);</text:span></text:p>
        <text:p text:style-name="Preformatted_20_Text"/>
        <text:p text:style-name="Preformatted_20_Text"><text:span text:style-name="Source_20_Text"><text:s text:c="2"/>const actualizarCantidad = (id: number, nuevaCantidad: number) =&gt; {</text:span></text:p>
        <text:p text:style-name="Preformatted_20_Text"><text:span text:style-name="Source_20_Text"><text:s text:c="4"/>setProductos((prev) =&gt;</text:span></text:p>
        <text:p text:style-name="Preformatted_20_Text"><text:span text:style-name="Source_20_Text"><text:s text:c="6"/>prev.map((p) =&gt; (p.id === id ? { ...p, cantidad: nuevaCantidad } : p))</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className="p-6 max-w-xl mx-auto"&gt;</text:span></text:p>
        <text:p text:style-name="Preformatted_20_Text"><text:span text:style-name="Source_20_Text"><text:s text:c="6"/>&lt;h2 className="text-2xl font-bold mb-4"&gt;🛒 Reservas&lt;/h2&gt;</text:span></text:p>
        <text:p text:style-name="Preformatted_20_Text"><text:span text:style-name="Source_20_Text"><text:s text:c="6"/>{productos.map((producto) =&gt; (</text:span></text:p>
        <text:p text:style-name="Preformatted_20_Text"><text:span text:style-name="Source_20_Text"><text:s text:c="8"/>&lt;div key={producto.id} className="flex items-center justify-between mb-4"&gt;</text:span></text:p>
        <text:p text:style-name="Preformatted_20_Text"><text:span text:style-name="Source_20_Text"><text:s text:c="10"/>&lt;span&gt;{producto.nombre}&lt;/span&gt;</text:span></text:p>
        <text:p text:style-name="Preformatted_20_Text"><text:span text:style-name="Source_20_Text"><text:s text:c="10"/>&lt;input</text:span></text:p>
        <text:p text:style-name="Preformatted_20_Text"><text:span text:style-name="Source_20_Text"><text:s text:c="12"/>type="number"</text:span></text:p>
        <text:p text:style-name="Preformatted_20_Text"><text:span text:style-name="Source_20_Text"><text:s text:c="12"/>value={producto.cantidad}</text:span></text:p>
        <text:p text:style-name="Preformatted_20_Text"><text:span text:style-name="Source_20_Text"><text:s text:c="12"/>onChange={(e) =&gt; actualizarCantidad(producto.id, +e.target.value)}</text:span></text:p>
        <text:p text:style-name="Preformatted_20_Text"><text:span text:style-name="Source_20_Text"><text:s text:c="12"/>className="border px-2 py-1 w-20 text-right"</text:span></text:p>
        <text:p text:style-name="Preformatted_20_Text"><text:span text:style-name="Source_20_Text"><text:s text:c="10"/>/&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Reservas;</text:span></text:p>
        <text:h text:style-name="Heading_20_2" text:outline-level="2"><text:bookmark-start text:name="__RefHeading___Toc9002_2487601059"/>🔧 Cosas que puedes ajustar después<text:bookmark-end text:name="__RefHeading___Toc9002_2487601059"/></text:h>
        <text:list text:style-name="L62">
          <text:list-item>
            <text:p text:style-name="P84">🛂 La lógica de “pedir ayuda” será trasladada a <text:span text:style-name="Source_20_Text">Bolsa</text:span>, cuando me la cuentes.</text:p>
          </text:list-item>
          <text:list-item>
            <text:p text:style-name="P84">📦 Puedes integrar este con tu estado global o API cuando lo tengas listo.</text:p>
          </text:list-item>
          <text:list-item>
            <text:p text:style-name="P84">📄 El componente sigue una estructura parecida a lo que ya tenías en visualización o gestión.</text:p>
          </text:list-item>
        </text:list>
        <text:p text:style-name="Text_20_body"><text:soft-page-break/>Y si quieres que las cantidades modificadas se reflejen en <text:span text:style-name="Source_20_Text">Resumen</text:span>, podemos pensar cómo compartir ese estado global entre páginas. ¿Quieres que lo maneje ahora con <text:span text:style-name="Source_20_Text">Context</text:span>, <text:span text:style-name="Source_20_Text">zustand</text:span>, o algo más ligero?</text:p>
        <text:p text:style-name="Text_20_body">Dime si te gustaría que esta página use Tailwind para algo más visual o si lo dejamos así por ahora. 🚀</text:p>
      </text:section>
      <text:section text:style-name="Sect2" text:name="TQWN4a9FEi2194LnEaC1e-user-message">
        <text:p text:style-name="P19">Me has pasado una versión bastante genérica, como si fuera de otra aplicación. Recuerda que tenemos que mostrar la ficha de los trabajadores. Ahora necesitaremos una nueva ficha, claro. Se ha de mostrar el contador de reservas. Y al añadir una reserva, lo deberíamos hacer en la base de datos de Firebase, en la raiz de reservas. Estaría interesante mostrar los trabajadores ordenados alfabéticamente. También en el nuevo resumen.</text:p>
      </text:section>
      <text:section text:style-name="Sect2" text:name="Twksmcka9E1q8XLoeBvUm-content-0">
        <text:p text:style-name="P20">¡Bien visto, Carlos! Gracias por la precisión. Vamos a ponernos serios con la implementación para que <text:span text:style-name="Source_20_Text">Reservas</text:span> sea completamente funcional, conectada a Firebase y adaptada a la lógica de tus fichas.</text:p>
        <text:h text:style-name="Heading_20_2" text:outline-level="2"><text:bookmark-start text:name="__RefHeading___Toc9004_2487601059"/>✅ Lo que vamos a incluir<text:bookmark-end text:name="__RefHeading___Toc9004_2487601059"/></text:h>
        <text:list text:style-name="L63">
          <text:list-item>
            <text:p text:style-name="P85">🔎 Listado de trabajadores con su ficha.</text:p>
          </text:list-item>
          <text:list-item>
            <text:p text:style-name="P85">🔢 Contador de reservas por trabajador.</text:p>
          </text:list-item>
          <text:list-item>
            <text:p text:style-name="P85">➕ Añadir reservas y guardarlas en la raíz <text:span text:style-name="Source_20_Text">reservas</text:span> de Firebase.</text:p>
          </text:list-item>
          <text:list-item>
            <text:p text:style-name="P85">🔠 Orden alfabético por nombre.</text:p>
          </text:list-item>
          <text:list-item>
            <text:p text:style-name="P85">⚡ Preparado para reutilizar en <text:span text:style-name="Source_20_Text">Resumen</text:span>.</text:p>
          </text:list-item>
        </text:list>
        <text:h text:style-name="Heading_20_2" text:outline-level="2"><text:bookmark-start text:name="__RefHeading___Toc9006_2487601059"/>🧩 Estructura de la colección en Firebase<text:bookmark-end text:name="__RefHeading___Toc9006_2487601059"/></text:h>
        <text:p text:style-name="Text_20_body">Asegurémonos de que la estructura en Firestore tenga este aspecto:</text:p>
        <text:p text:style-name="Text_20_body">js</text:p>
        <text:p text:style-name="Preformatted_20_Text"><text:span text:style-name="Source_20_Text">reservas: {</text:span></text:p>
        <text:p text:style-name="Preformatted_20_Text"><text:span text:style-name="Source_20_Text"><text:s text:c="2"/>trabajadorID1: {</text:span></text:p>
        <text:p text:style-name="Preformatted_20_Text"><text:span text:style-name="Source_20_Text"><text:s text:c="4"/>nombre: "Ana",</text:span></text:p>
        <text:p text:style-name="Preformatted_20_Text"><text:span text:style-name="Source_20_Text"><text:s text:c="4"/>reservas: 3</text:span></text:p>
        <text:p text:style-name="Preformatted_20_Text"><text:span text:style-name="Source_20_Text"><text:s text:c="2"/>},</text:span></text:p>
        <text:p text:style-name="Preformatted_20_Text"><text:span text:style-name="Source_20_Text"><text:s text:c="2"/>trabajadorID2: {</text:span></text:p>
        <text:p text:style-name="Preformatted_20_Text"><text:span text:style-name="Source_20_Text"><text:s text:c="4"/>nombre: "Carlos",</text:span></text:p>
        <text:p text:style-name="Preformatted_20_Text"><text:span text:style-name="Source_20_Text"><text:s text:c="4"/>reservas: 1</text:span></text:p>
        <text:p text:style-name="Preformatted_20_Text"><text:span text:style-name="Source_20_Text"><text:s text:c="2"/>}</text:span></text:p>
        <text:p text:style-name="P23"><text:span text:style-name="Source_20_Text">}</text:span></text:p>
        <text:p text:style-name="Text_20_body">Puedes usar el UID si lo tienes, o un identificador propio. Lo importante: mantener orden y evitar colisiones.</text:p>
        <text:h text:style-name="Heading_20_2" text:outline-level="2"><text:bookmark-start text:name="__RefHeading___Toc9008_2487601059"/>🔥 Código para <text:span text:style-name="Source_20_Text">Reservas.tsx</text:span><text:bookmark-end text:name="__RefHeading___Toc9008_2487601059"/></text:h>
        <text:p text:style-name="Text_20_body">Necesitarás configurar Firebase y traer datos en tiempo real. Aquí tienes una base funcional:</text:p>
        <text:p text:style-name="Text_20_body">tsx</text:p>
        <text:p text:style-name="Preformatted_20_Text"><text:span text:style-name="Source_20_Text">import { useEffect, useState } from "react";</text:span></text:p>
        <text:p text:style-name="Preformatted_20_Text"><text:span text:style-name="Source_20_Text">import { db } from "../firebase"; // Asegúrate de tener tu config</text:span></text:p>
        <text:p text:style-name="Preformatted_20_Text"><text:soft-page-break/><text:span text:style-name="Source_20_Text">import { collection, doc, getDocs, updateDoc, setDoc } from "firebase/firestore";</text:span></text:p>
        <text:p text:style-name="Preformatted_20_Text"/>
        <text:p text:style-name="Preformatted_20_Text"><text:span text:style-name="Source_20_Text">type Trabajador = {</text:span></text:p>
        <text:p text:style-name="Preformatted_20_Text"><text:span text:style-name="Source_20_Text"><text:s text:c="2"/>id: string;</text:span></text:p>
        <text:p text:style-name="Preformatted_20_Text"><text:span text:style-name="Source_20_Text"><text:s text:c="2"/>nombre: string;</text:span></text:p>
        <text:p text:style-name="Preformatted_20_Text"><text:span text:style-name="Source_20_Text"><text:s text:c="2"/>reservas: number;</text:span></text:p>
        <text:p text:style-name="Preformatted_20_Text"><text:span text:style-name="Source_20_Text">};</text:span></text:p>
        <text:p text:style-name="Preformatted_20_Text"/>
        <text:p text:style-name="Preformatted_20_Text"><text:span text:style-name="Source_20_Text">const Reservas: React.FC = () =&gt; {</text:span></text:p>
        <text:p text:style-name="Preformatted_20_Text"><text:span text:style-name="Source_20_Text"><text:s text:c="2"/>const [trabajadores, setTrabajadores] = useState&lt;Trabajador[]&gt;([]);</text:span></text:p>
        <text:p text:style-name="Preformatted_20_Text"/>
        <text:p text:style-name="Preformatted_20_Text"><text:span text:style-name="Source_20_Text"><text:s text:c="2"/>useEffect(() =&gt; {</text:span></text:p>
        <text:p text:style-name="Preformatted_20_Text"><text:span text:style-name="Source_20_Text"><text:s text:c="4"/>const cargarDatos = async () =&gt; {</text:span></text:p>
        <text:p text:style-name="Preformatted_20_Text"><text:span text:style-name="Source_20_Text"><text:s text:c="6"/>const snapshot = await getDocs(collection(db, "reservas"));</text:span></text:p>
        <text:p text:style-name="Preformatted_20_Text"><text:span text:style-name="Source_20_Text"><text:s text:c="6"/>const lista: Trabajador[] = [];</text:span></text:p>
        <text:p text:style-name="Preformatted_20_Text"/>
        <text:p text:style-name="Preformatted_20_Text"><text:span text:style-name="Source_20_Text"><text:s text:c="6"/>snapshot.forEach((docItem) =&gt; {</text:span></text:p>
        <text:p text:style-name="Preformatted_20_Text"><text:span text:style-name="Source_20_Text"><text:s text:c="8"/>const data = docItem.data();</text:span></text:p>
        <text:p text:style-name="Preformatted_20_Text"><text:span text:style-name="Source_20_Text"><text:s text:c="8"/>lista.push({</text:span></text:p>
        <text:p text:style-name="Preformatted_20_Text"><text:span text:style-name="Source_20_Text"><text:s text:c="10"/>id: docItem.id,</text:span></text:p>
        <text:p text:style-name="Preformatted_20_Text"><text:span text:style-name="Source_20_Text"><text:s text:c="10"/>nombre: data.nombre,</text:span></text:p>
        <text:p text:style-name="Preformatted_20_Text"><text:span text:style-name="Source_20_Text"><text:s text:c="10"/>reservas: data.reservas ?? 0,</text:span></text:p>
        <text:p text:style-name="Preformatted_20_Text"><text:span text:style-name="Source_20_Text"><text:s text:c="8"/>});</text:span></text:p>
        <text:p text:style-name="Preformatted_20_Text"><text:span text:style-name="Source_20_Text"><text:s text:c="6"/>});</text:span></text:p>
        <text:p text:style-name="Preformatted_20_Text"/>
        <text:p text:style-name="Preformatted_20_Text"><text:span text:style-name="Source_20_Text"><text:s text:c="6"/>// Ordenar por nombre alfabéticamente</text:span></text:p>
        <text:p text:style-name="Preformatted_20_Text"><text:span text:style-name="Source_20_Text"><text:s text:c="6"/>lista.sort((a, b) =&gt; a.nombre.localeCompare(b.nombre));</text:span></text:p>
        <text:p text:style-name="Preformatted_20_Text"><text:span text:style-name="Source_20_Text"><text:s text:c="6"/>setTrabajadores(lista);</text:span></text:p>
        <text:p text:style-name="Preformatted_20_Text"><text:span text:style-name="Source_20_Text"><text:s text:c="4"/>};</text:span></text:p>
        <text:p text:style-name="Preformatted_20_Text"/>
        <text:p text:style-name="Preformatted_20_Text"><text:span text:style-name="Source_20_Text"><text:s text:c="4"/>cargarDatos();</text:span></text:p>
        <text:p text:style-name="Preformatted_20_Text"><text:span text:style-name="Source_20_Text"><text:s text:c="2"/>}, []);</text:span></text:p>
        <text:p text:style-name="Preformatted_20_Text"/>
        <text:p text:style-name="Preformatted_20_Text"><text:span text:style-name="Source_20_Text"><text:s text:c="2"/>const añadirReserva = async (id: string) =&gt; {</text:span></text:p>
        <text:p text:style-name="Preformatted_20_Text"><text:span text:style-name="Source_20_Text"><text:s text:c="4"/>const docRef = doc(db, "reservas", id);</text:span></text:p>
        <text:p text:style-name="Preformatted_20_Text"><text:span text:style-name="Source_20_Text"><text:s text:c="4"/>const trabajador = trabajadores.find((t) =&gt; t.id === id);</text:span></text:p>
        <text:p text:style-name="Preformatted_20_Text"><text:span text:style-name="Source_20_Text"><text:s text:c="4"/>if (!trabajador) return;</text:span></text:p>
        <text:p text:style-name="Preformatted_20_Text"/>
        <text:p text:style-name="Preformatted_20_Text"><text:span text:style-name="Source_20_Text"><text:s text:c="4"/>const nuevasReservas = trabajador.reservas + 1;</text:span></text:p>
        <text:p text:style-name="Preformatted_20_Text"><text:span text:style-name="Source_20_Text"><text:s text:c="4"/>await setDoc(docRef, {</text:span></text:p>
        <text:p text:style-name="Preformatted_20_Text"><text:span text:style-name="Source_20_Text"><text:s text:c="6"/>nombre: trabajador.nombre,</text:span></text:p>
        <text:p text:style-name="Preformatted_20_Text"><text:span text:style-name="Source_20_Text"><text:s text:c="6"/>reservas: nuevasReservas,</text:span></text:p>
        <text:p text:style-name="Preformatted_20_Text"><text:span text:style-name="Source_20_Text"><text:s text:c="4"/>});</text:span></text:p>
        <text:p text:style-name="Preformatted_20_Text"/>
        <text:p text:style-name="Preformatted_20_Text"><text:span text:style-name="Source_20_Text"><text:s text:c="4"/>setTrabajadores((prev) =&gt;</text:span></text:p>
        <text:p text:style-name="Preformatted_20_Text"><text:span text:style-name="Source_20_Text"><text:s text:c="6"/>prev.map((t) =&gt; (t.id === id ? { ...t, reservas: nuevasReservas } : t))</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className="p-6 max-w-xl mx-auto"&gt;</text:span></text:p>
        <text:p text:style-name="Preformatted_20_Text"><text:span text:style-name="Source_20_Text"><text:s text:c="6"/>&lt;h2 className="text-2xl font-bold mb-6"&gt;🧍 Gestión de Reservas&lt;/h2&gt;</text:span></text:p>
        <text:p text:style-name="Preformatted_20_Text"><text:span text:style-name="Source_20_Text"><text:s text:c="6"/>{trabajadores.map((t) =&gt; (</text:span></text:p>
        <text:p text:style-name="Preformatted_20_Text"><text:span text:style-name="Source_20_Text"><text:s text:c="8"/>&lt;div key={t.id} className="flex items-center justify-between mb-4 border-b pb-2"&gt;</text:span></text:p>
        <text:p text:style-name="Preformatted_20_Text"><text:span text:style-name="Source_20_Text"><text:s text:c="10"/>&lt;div&gt;</text:span></text:p>
        <text:p text:style-name="Preformatted_20_Text"><text:span text:style-name="Source_20_Text"><text:s text:c="12"/>&lt;p className="font-semibold"&gt;{t.nombre}&lt;/p&gt;</text:span></text:p>
        <text:p text:style-name="Preformatted_20_Text"><text:span text:style-name="Source_20_Text"><text:s text:c="12"/>&lt;p className="text-gray-600"&gt;Reservas: {t.reservas}&lt;/p&gt;</text:span></text:p>
        <text:p text:style-name="Preformatted_20_Text"><text:span text:style-name="Source_20_Text"><text:s text:c="10"/>&lt;/div&gt;</text:span></text:p>
        <text:p text:style-name="Preformatted_20_Text"><text:span text:style-name="Source_20_Text"><text:s text:c="10"/>&lt;button</text:span></text:p>
        <text:p text:style-name="Preformatted_20_Text"><text:span text:style-name="Source_20_Text"><text:s text:c="12"/>onClick={() =&gt; añadirReserva(t.id)}</text:span></text:p>
        <text:p text:style-name="Preformatted_20_Text"><text:span text:style-name="Source_20_Text"><text:s text:c="12"/>className="bg-green-500 text-white px-3 py-1 rounded"</text:span></text:p>
        <text:p text:style-name="Preformatted_20_Text"><text:span text:style-name="Source_20_Text"><text:s text:c="10"/>&gt;</text:span></text:p>
        <text:p text:style-name="Preformatted_20_Text"><text:soft-page-break/><text:span text:style-name="Source_20_Text"><text:s text:c="12"/>➕ Añadir</text:span></text:p>
        <text:p text:style-name="Preformatted_20_Text"><text:span text:style-name="Source_20_Text"><text:s text:c="10"/>&lt;/button&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Reservas;</text:span></text:p>
        <text:h text:style-name="Heading_20_2" text:outline-level="2"><text:bookmark-start text:name="__RefHeading___Toc9010_2487601059"/>🧠 ¿Qué más podrías incluir?<text:bookmark-end text:name="__RefHeading___Toc9010_2487601059"/></text:h>
        <text:list text:style-name="L64">
          <text:list-item>
            <text:p text:style-name="P86">🖼 Foto del trabajador (si tienes avatar en la base de datos).</text:p>
          </text:list-item>
          <text:list-item>
            <text:p text:style-name="P86">💬 Tooltip o detalles adicionales.</text:p>
          </text:list-item>
          <text:list-item>
            <text:p text:style-name="P86">📦 Exportar la lista para visualización en <text:span text:style-name="Source_20_Text">Resumen.tsx</text:span>.</text:p>
          </text:list-item>
        </text:list>
        <text:p text:style-name="Text_20_body">¿Te gustaría que preparemos también la lógica compartida para <text:span text:style-name="Source_20_Text">Resumen</text:span>? Así tienes acceso directo a los mismos datos de trabajadores y reservas sin repetir llamadas. Podemos hacerlo con <text:span text:style-name="Source_20_Text">Context</text:span>, custom hooks, o incluso usar <text:span text:style-name="Source_20_Text">zustand</text:span> si el proyecto está creciendo.</text:p>
        <text:p text:style-name="Text_20_body">Listo para seguir puliendo 😄</text:p>
      </text:section>
      <text:section text:style-name="Sect2" text:name="eFhuRvuq4jnc73qKykfVZ-user-message">
        <text:p text:style-name="P19">He exportado la BBDD que usábamos, por si te puede ayudar: { "peticiones": { "-OWKmPZFSk5VJvguwrQV": { "de": "1", "fecha": "2025-07-04", "para": "4" }, "-OWKmUSOOTCjX92XV4xC": { "de": "3", "fecha": "2025-07-17", "para": "8" }, "-OWKsrAkogvqeG13vruU": { "de": "1", "fecha": "2025-07-26", "para": "8" }, "-OWL7XcBzbvcbHVnug1e": { "de": "11", "fecha": "2025-07-11", "para": "1" }, "-OWLqLNB62UJTTLHDhck": { "de": "11", "fecha": "2025-07-29", "para": "1" } }, "reservas": { "-OWKmSP6C55jDgn98aIl": { "fecha": "2025-07-05", "trabajador": "2" }, "-OWKscGwjVJHM6aV_zMT": { "fecha": "2025-07-10", "trabajador": "9" } }, "trabajadores": [ null, { "nombre": "Burón" }, { "nombre": "Quintana" }, { "nombre": "Sergio" }, { "nombre": "Noelia" }, { "nombre": "Chamorro" }, { "nombre": "Sonia" }, { "nombre": "MarioB" }, { "nombre": "MarioF" }, { "nombre": "Darío" }, { "nombre": "Dani" }, { "nombre": "Minerva" }, { "nombre": "Cayón" }, { "nombre": "Seco" }, { "nombre": "Alex" } ] } Tengo dudas de cómo se asocia el id de los trabajadores, porque como ves, tanto en reservas como en peticiones se utiliza un id para los trabajadores. Sobre esta BBDD, que de momento es así, implementame la página de reservas.</text:p>
      </text:section>
      <text:section text:style-name="Sect2" text:name="eruDssAB2zLCHCCTxuyKj-content-0">
        <text:p text:style-name="P20">¡Perfecto, Carlos! Con esta estructura de base de datos, ya puedo ajustarme al modelo actual. Te explico brevemente cómo se vinculan los IDs y luego te doy la implementación completa para la página de <text:span text:style-name="Strong_20_Emphasis">Reservas</text:span>.</text:p>
        <text:h text:style-name="Heading_20_2" text:outline-level="2"><text:bookmark-start text:name="__RefHeading___Toc9012_2487601059"/>🔎 ¿Cómo se asocian los IDs de trabajadores?<text:bookmark-end text:name="__RefHeading___Toc9012_2487601059"/></text:h>
        <text:p text:style-name="Text_20_body">Tu objeto <text:span text:style-name="Source_20_Text">trabajadores</text:span> es un <text:span text:style-name="Strong_20_Emphasis">array</text:span>, no un objeto con claves únicas, y empieza en el índice <text:span text:style-name="Source_20_Text">1</text:span> (con índice <text:span text:style-name="Source_20_Text">0</text:span> siendo <text:span text:style-name="Source_20_Text">null</text:span>). Entonces:</text:p>
        <text:list text:style-name="L65">
          <text:list-item>
            <text:p text:style-name="P87">El ID de un trabajador es su <text:span text:style-name="Strong_20_Emphasis">posición en el array</text:span> (<text:span text:style-name="Source_20_Text">"1"</text:span> = Burón, <text:span text:style-name="Source_20_Text">"2"</text:span> = Quintana…).</text:p>
          </text:list-item>
          <text:list-item>
            <text:p text:style-name="P87">En <text:span text:style-name="Source_20_Text">reservas</text:span>, el campo <text:span text:style-name="Source_20_Text">"trabajador"</text:span> tiene como valor ese ID (tipo cadena).</text:p>
          </text:list-item>
        </text:list>
        <text:p text:style-name="Text_20_body">📌 <text:span text:style-name="Strong_20_Emphasis">Importante</text:span>: como el array puede tener valores nulos o desordenados, al cargarlo debemos filtrar por valor y mantener el índice como ID.</text:p>
        <text:h text:style-name="Heading_20_2" text:outline-level="2"><text:bookmark-start text:name="__RefHeading___Toc9014_2487601059"/><text:soft-page-break/>📄 Página <text:span text:style-name="Source_20_Text">Reservas.tsx</text:span><text:bookmark-end text:name="__RefHeading___Toc9014_2487601059"/></text:h>
        <text:p text:style-name="Text_20_body">Aquí tienes una versión que:</text:p>
        <text:list text:style-name="L66">
          <text:list-item>
            <text:p text:style-name="P88">Carga los datos desde Firebase en tiempo real.</text:p>
          </text:list-item>
          <text:list-item>
            <text:p text:style-name="P88">Ordena alfabéticamente por nombre.</text:p>
          </text:list-item>
          <text:list-item>
            <text:p text:style-name="P88">Muestra el contador de reservas por trabajador.</text:p>
          </text:list-item>
          <text:list-item>
            <text:p text:style-name="P88">Permite añadir una nueva reserva en la base de datos <text:span text:style-name="Source_20_Text">reservas</text:span>.</text:p>
          </text:list-item>
        </text:list>
        <text:p text:style-name="Text_20_body">tsx</text:p>
        <text:p text:style-name="Preformatted_20_Text"><text:span text:style-name="Source_20_Text">import { useEffect, useState } from "react";</text:span></text:p>
        <text:p text:style-name="Preformatted_20_Text"><text:span text:style-name="Source_20_Text">import { db, ref, onValue, push } from "../firebase/config";</text:span></text:p>
        <text:p text:style-name="Preformatted_20_Text"/>
        <text:p text:style-name="Preformatted_20_Text"><text:span text:style-name="Source_20_Text">type Trabajador = {</text:span></text:p>
        <text:p text:style-name="Preformatted_20_Text"><text:span text:style-name="Source_20_Text"><text:s text:c="2"/>id: string;</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const Reservas: React.FC = () =&gt; {</text:span></text:p>
        <text:p text:style-name="Preformatted_20_Text"><text:span text:style-name="Source_20_Text"><text:s text:c="2"/>const [trabajadores, setTrabajadores] = useState&lt;Trabajador[]&gt;([]);</text:span></text:p>
        <text:p text:style-name="Preformatted_20_Text"><text:span text:style-name="Source_20_Text"><text:s text:c="2"/>const [reservas, setReservas] = useState&lt;{ [id: string]: Reserva }&gt;({});</text:span></text:p>
        <text:p text:style-name="Preformatted_20_Text"/>
        <text:p text:style-name="Preformatted_20_Text"><text:span text:style-name="Source_20_Text"><text:s text:c="2"/>useEffect(() =&gt; {</text:span></text:p>
        <text:p text:style-name="Preformatted_20_Text"><text:span text:style-name="Source_20_Text"><text:s text:c="4"/>// Cargar trabajadores</text:span></text:p>
        <text:p text:style-name="Preformatted_20_Text"><text:span text:style-name="Source_20_Text"><text:s text:c="4"/>const trabajadoresRef = ref(db, "trabajadores");</text:span></text:p>
        <text:p text:style-name="Preformatted_20_Text"><text:span text:style-name="Source_20_Text"><text:s text:c="4"/>onValue(trabajadoresRef, (snapshot) =&gt; {</text:span></text:p>
        <text:p text:style-name="Preformatted_20_Text"><text:span text:style-name="Source_20_Text"><text:s text:c="6"/>const data = snapshot.val() || [];</text:span></text:p>
        <text:p text:style-name="Preformatted_20_Text"><text:span text:style-name="Source_20_Text"><text:s text:c="6"/>const lista = data</text:span></text:p>
        <text:p text:style-name="Preformatted_20_Text"><text:span text:style-name="Source_20_Text"><text:s text:c="8"/>.map((t: any, index: number) =&gt; t ? { id: index.toString(), nombre: t.nombre } : null)</text:span></text:p>
        <text:p text:style-name="Preformatted_20_Text"><text:span text:style-name="Source_20_Text"><text:s text:c="8"/>.filter(Boolean) as Trabajador[];</text:span></text:p>
        <text:p text:style-name="Preformatted_20_Text"><text:span text:style-name="Source_20_Text"><text:s text:c="6"/>lista.sort((a, b) =&gt; a.nombre.localeCompare(b.nombre));</text:span></text:p>
        <text:p text:style-name="Preformatted_20_Text"><text:span text:style-name="Source_20_Text"><text:s text:c="6"/>setTrabajadores(lista);</text:span></text:p>
        <text:p text:style-name="Preformatted_20_Text"><text:span text:style-name="Source_20_Text"><text:s text:c="4"/>});</text:span></text:p>
        <text:p text:style-name="Preformatted_20_Text"/>
        <text:p text:style-name="Preformatted_20_Text"><text:span text:style-name="Source_20_Text"><text:s text:c="4"/>// Cargar reservas</text:span></text:p>
        <text:p text:style-name="Preformatted_20_Text"><text:span text:style-name="Source_20_Text"><text:s text:c="4"/>const reservasRef = ref(db, "reservas");</text:span></text:p>
        <text:p text:style-name="Preformatted_20_Text"><text:span text:style-name="Source_20_Text"><text:s text:c="4"/>onValue(reservasRef, (snapshot) =&gt; {</text:span></text:p>
        <text:p text:style-name="Preformatted_20_Text"><text:span text:style-name="Source_20_Text"><text:s text:c="6"/>setReservas(snapshot.val() || {});</text:span></text:p>
        <text:p text:style-name="Preformatted_20_Text"><text:span text:style-name="Source_20_Text"><text:s text:c="4"/>});</text:span></text:p>
        <text:p text:style-name="Preformatted_20_Text"><text:span text:style-name="Source_20_Text"><text:s text:c="2"/>}, []);</text:span></text:p>
        <text:p text:style-name="Preformatted_20_Text"/>
        <text:p text:style-name="Preformatted_20_Text"><text:span text:style-name="Source_20_Text"><text:s text:c="2"/>const crearReserva = (trabajadorId: string) =&gt; {</text:span></text:p>
        <text:p text:style-name="Preformatted_20_Text"><text:span text:style-name="Source_20_Text"><text:s text:c="4"/>const hoy = new Date().toISOString().slice(0, 10); // YYYY-MM-DD</text:span></text:p>
        <text:p text:style-name="Preformatted_20_Text"><text:span text:style-name="Source_20_Text"><text:s text:c="4"/>const confirmar = window.confirm(`¿Confirmas crear una reserva hoy para ${nombrePorId(trabajadorId)}?`);</text:span></text:p>
        <text:p text:style-name="Preformatted_20_Text"><text:span text:style-name="Source_20_Text"><text:s text:c="4"/>if (!confirmar) return;</text:span></text:p>
        <text:p text:style-name="Preformatted_20_Text"/>
        <text:p text:style-name="Preformatted_20_Text"><text:span text:style-name="Source_20_Text"><text:s text:c="4"/>push(ref(db, "reservas"), {</text:span></text:p>
        <text:p text:style-name="Preformatted_20_Text"><text:span text:style-name="Source_20_Text"><text:s text:c="6"/>fecha: hoy,</text:span></text:p>
        <text:p text:style-name="Preformatted_20_Text"><text:span text:style-name="Source_20_Text"><text:s text:c="6"/>trabajador: trabajadorId,</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oft-page-break/><text:span text:style-name="Source_20_Text"><text:s text:c="2"/>const reservasPorId = (id: string) =&gt;</text:span></text:p>
        <text:p text:style-name="Preformatted_20_Text"><text:span text:style-name="Source_20_Text"><text:s text:c="4"/>Object.values(reservas).filter((r) =&gt; r.trabajador === id);</text:span></text:p>
        <text:p text:style-name="Preformatted_20_Text"/>
        <text:p text:style-name="Preformatted_20_Text"><text:span text:style-name="Source_20_Text"><text:s text:c="2"/>const nombrePorId = (id: string) =&gt;</text:span></text:p>
        <text:p text:style-name="Preformatted_20_Text"><text:span text:style-name="Source_20_Text"><text:s text:c="4"/>trabajadores.find((t) =&gt; t.id === id)?.nombre || "¿?";</text:span></text:p>
        <text:p text:style-name="Preformatted_20_Text"/>
        <text:p text:style-name="Preformatted_20_Text"><text:span text:style-name="Source_20_Text"><text:s text:c="2"/>return (</text:span></text:p>
        <text:p text:style-name="Preformatted_20_Text"><text:span text:style-name="Source_20_Text"><text:s text:c="4"/>&lt;div className="p-6"&gt;</text:span></text:p>
        <text:p text:style-name="Preformatted_20_Text"><text:span text:style-name="Source_20_Text"><text:s text:c="6"/>&lt;h2 className="text-2xl font-bold mb-6"&gt;🗓️ Reservas por trabajador&lt;/h2&gt;</text:span></text:p>
        <text:p text:style-name="Preformatted_20_Text"><text:span text:style-name="Source_20_Text"><text:s text:c="6"/>&lt;div className="grid grid-cols-1 sm:grid-cols-2 md:grid-cols-3 gap-6"&gt;</text:span></text:p>
        <text:p text:style-name="Preformatted_20_Text"><text:span text:style-name="Source_20_Text"><text:s text:c="8"/>{trabajadores.map((t) =&gt; (</text:span></text:p>
        <text:p text:style-name="Preformatted_20_Text"><text:span text:style-name="Source_20_Text"><text:s text:c="10"/>&lt;div key={t.id} className="border rounded-lg p-4 bg-white shadow"&gt;</text:span></text:p>
        <text:p text:style-name="Preformatted_20_Text"><text:span text:style-name="Source_20_Text"><text:s text:c="12"/>&lt;h3 className="text-lg font-semibold mb-2"&gt;{t.nombre}&lt;/h3&gt;</text:span></text:p>
        <text:p text:style-name="Preformatted_20_Text"><text:span text:style-name="Source_20_Text"><text:s text:c="12"/>&lt;p className="text-gray-600 text-sm mb-2"&gt;</text:span></text:p>
        <text:p text:style-name="Preformatted_20_Text"><text:span text:style-name="Source_20_Text"><text:s text:c="14"/>Reservas registradas: {reservasPorId(t.id).length}</text:span></text:p>
        <text:p text:style-name="Preformatted_20_Text"><text:span text:style-name="Source_20_Text"><text:s text:c="12"/>&lt;/p&gt;</text:span></text:p>
        <text:p text:style-name="Preformatted_20_Text"><text:span text:style-name="Source_20_Text"><text:s text:c="12"/>&lt;button</text:span></text:p>
        <text:p text:style-name="Preformatted_20_Text"><text:span text:style-name="Source_20_Text"><text:s text:c="14"/>onClick={() =&gt; crearReserva(t.id)}</text:span></text:p>
        <text:p text:style-name="Preformatted_20_Text"><text:span text:style-name="Source_20_Text"><text:s text:c="14"/>className="bg-green-500 text-white px-3 py-1 rounded hover:bg-green-600 text-sm"</text:span></text:p>
        <text:p text:style-name="Preformatted_20_Text"><text:span text:style-name="Source_20_Text"><text:s text:c="12"/>&gt;</text:span></text:p>
        <text:p text:style-name="Preformatted_20_Text"><text:span text:style-name="Source_20_Text"><text:s text:c="14"/>➕ Añadir reserva</text:span></text:p>
        <text:p text:style-name="Preformatted_20_Text"><text:span text:style-name="Source_20_Text"><text:s text:c="12"/>&lt;/button&gt;</text:span></text:p>
        <text:p text:style-name="Preformatted_20_Text"><text:span text:style-name="Source_20_Text"><text:s text:c="10"/>&lt;/div&gt;</text:span></text:p>
        <text:p text:style-name="Preformatted_20_Text"><text:span text:style-name="Source_20_Text"><text:s text:c="8"/>))}</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Reservas;</text:span></text:p>
        <text:h text:style-name="Heading_20_2" text:outline-level="2"><text:bookmark-start text:name="__RefHeading___Toc9016_2487601059"/>🧼 Cosas que puedes extender después<text:bookmark-end text:name="__RefHeading___Toc9016_2487601059"/></text:h>
        <text:list text:style-name="L67">
          <text:list-item>
            <text:p text:style-name="P89">Mostrar historial de reservas (fechas) en cada ficha.</text:p>
          </text:list-item>
          <text:list-item>
            <text:p text:style-name="P89">Añadir filtro por fecha o contador de reservas recientes.</text:p>
          </text:list-item>
          <text:list-item>
            <text:p text:style-name="P89">Visualizar <text:span text:style-name="Source_20_Text">Resumen.tsx</text:span> con este mismo orden alfabético.</text:p>
          </text:list-item>
        </text:list>
        <text:p text:style-name="Text_20_body">¿Te gustaría que te adapte también <text:span text:style-name="Source_20_Text">Resumen.tsx</text:span> para que siga esta misma lógica con orden alfabético y detalles por trabajador? Lo dejamos totalmente pulido en la siguiente vuelta 😄</text:p>
      </text:section>
      <text:section text:style-name="Sect2" text:name="ycriPZC5Ls7qLWhbVXMG1-user-message">
        <text:p text:style-name="P19">Lo primero, me gustaría que al añadir reserva desplegaras un campo para meter la fecha, tal y como estaba antes, para poder elegir una fecha.</text:p>
      </text:section>
      <text:section text:style-name="Sect2" text:name="AYqDQcKjX5LJk7pP5RScR-content-0">
        <text:p text:style-name="P20">¡Perfecto! Incorporar un selector de fecha permite más flexibilidad al crear reservas, y además se siente más natural para quien administra. Vamos a hacer que el botón "➕ Añadir reserva" despliegue un formulario sencillo con un <text:span text:style-name="Source_20_Text">&lt;input type="date"&gt;</text:span>, y que al confirmar, se guarde esa fecha en Firebase.</text:p>
        <text:p text:style-name="Text_20_body">Aquí tienes la versión actualizada del componente con ese comportamiento:</text:p>
        <text:h text:style-name="Heading_20_2" text:outline-level="2"><text:bookmark-start text:name="__RefHeading___Toc9018_2487601059"/>✨ Reservas.tsx con selector de fecha<text:bookmark-end text:name="__RefHeading___Toc9018_2487601059"/></text:h>
        <text:p text:style-name="Text_20_body">tsx</text:p>
        <text:p text:style-name="Preformatted_20_Text"><text:span text:style-name="Source_20_Text">import { useEffect, useState } from "react";</text:span></text:p>
        <text:p text:style-name="Preformatted_20_Text"><text:span text:style-name="Source_20_Text">import { db, ref, onValue, push } from "../firebase/config";</text:span></text:p>
        <text:p text:style-name="Preformatted_20_Text"/>
        <text:p text:style-name="Preformatted_20_Text"><text:soft-page-break/><text:span text:style-name="Source_20_Text">type Trabajador = {</text:span></text:p>
        <text:p text:style-name="Preformatted_20_Text"><text:span text:style-name="Source_20_Text"><text:s text:c="2"/>id: string;</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const Reservas: React.FC = () =&gt; {</text:span></text:p>
        <text:p text:style-name="Preformatted_20_Text"><text:span text:style-name="Source_20_Text"><text:s text:c="2"/>const [trabajadores, setTrabajadores] = useState&lt;Trabajador[]&gt;([]);</text:span></text:p>
        <text:p text:style-name="Preformatted_20_Text"><text:span text:style-name="Source_20_Text"><text:s text:c="2"/>const [reservas, setReservas] = useState&lt;{ [id: string]: Reserva }&gt;({});</text:span></text:p>
        <text:p text:style-name="Preformatted_20_Text"><text:span text:style-name="Source_20_Text"><text:s text:c="2"/>const [reservaActiva, setReservaActiva] = useState&lt;string | null&gt;(null);</text:span></text:p>
        <text:p text:style-name="Preformatted_20_Text"><text:span text:style-name="Source_20_Text"><text:s text:c="2"/>const [fechaSeleccionada, setFechaSeleccionada] = useState("");</text:span></text:p>
        <text:p text:style-name="Preformatted_20_Text"/>
        <text:p text:style-name="Preformatted_20_Text"><text:span text:style-name="Source_20_Text"><text:s text:c="2"/>useEffect(() =&gt; {</text:span></text:p>
        <text:p text:style-name="Preformatted_20_Text"><text:span text:style-name="Source_20_Text"><text:s text:c="4"/>// Cargar trabajadores</text:span></text:p>
        <text:p text:style-name="Preformatted_20_Text"><text:span text:style-name="Source_20_Text"><text:s text:c="4"/>const trabajadoresRef = ref(db, "trabajadores");</text:span></text:p>
        <text:p text:style-name="Preformatted_20_Text"><text:span text:style-name="Source_20_Text"><text:s text:c="4"/>onValue(trabajadoresRef, (snapshot) =&gt; {</text:span></text:p>
        <text:p text:style-name="Preformatted_20_Text"><text:span text:style-name="Source_20_Text"><text:s text:c="6"/>const data = snapshot.val() || [];</text:span></text:p>
        <text:p text:style-name="Preformatted_20_Text"><text:span text:style-name="Source_20_Text"><text:s text:c="6"/>const lista = data</text:span></text:p>
        <text:p text:style-name="Preformatted_20_Text"><text:span text:style-name="Source_20_Text"><text:s text:c="8"/>.map((t: any, index: number) =&gt; t ? { id: index.toString(), nombre: t.nombre } : null)</text:span></text:p>
        <text:p text:style-name="Preformatted_20_Text"><text:span text:style-name="Source_20_Text"><text:s text:c="8"/>.filter(Boolean) as Trabajador[];</text:span></text:p>
        <text:p text:style-name="Preformatted_20_Text"><text:span text:style-name="Source_20_Text"><text:s text:c="6"/>lista.sort((a, b) =&gt; a.nombre.localeCompare(b.nombre));</text:span></text:p>
        <text:p text:style-name="Preformatted_20_Text"><text:span text:style-name="Source_20_Text"><text:s text:c="6"/>setTrabajadores(lista);</text:span></text:p>
        <text:p text:style-name="Preformatted_20_Text"><text:span text:style-name="Source_20_Text"><text:s text:c="4"/>});</text:span></text:p>
        <text:p text:style-name="Preformatted_20_Text"/>
        <text:p text:style-name="Preformatted_20_Text"><text:span text:style-name="Source_20_Text"><text:s text:c="4"/>// Cargar reservas</text:span></text:p>
        <text:p text:style-name="Preformatted_20_Text"><text:span text:style-name="Source_20_Text"><text:s text:c="4"/>const reservasRef = ref(db, "reservas");</text:span></text:p>
        <text:p text:style-name="Preformatted_20_Text"><text:span text:style-name="Source_20_Text"><text:s text:c="4"/>onValue(reservasRef, (snapshot) =&gt; {</text:span></text:p>
        <text:p text:style-name="Preformatted_20_Text"><text:span text:style-name="Source_20_Text"><text:s text:c="6"/>setReservas(snapshot.val() || {});</text:span></text:p>
        <text:p text:style-name="Preformatted_20_Text"><text:span text:style-name="Source_20_Text"><text:s text:c="4"/>});</text:span></text:p>
        <text:p text:style-name="Preformatted_20_Text"><text:span text:style-name="Source_20_Text"><text:s text:c="2"/>}, []);</text:span></text:p>
        <text:p text:style-name="Preformatted_20_Text"/>
        <text:p text:style-name="Preformatted_20_Text"><text:span text:style-name="Source_20_Text"><text:s text:c="2"/>const crearReserva = (id: string) =&gt; {</text:span></text:p>
        <text:p text:style-name="Preformatted_20_Text"><text:span text:style-name="Source_20_Text"><text:s text:c="4"/>if (!fechaSeleccionada) return alert("Selecciona una fecha primero.");</text:span></text:p>
        <text:p text:style-name="Preformatted_20_Text"><text:span text:style-name="Source_20_Text"><text:s text:c="4"/>const nombre = nombrePorId(id);</text:span></text:p>
        <text:p text:style-name="Preformatted_20_Text"><text:span text:style-name="Source_20_Text"><text:s text:c="4"/>const confirmar = window.confirm(`¿Confirmas crear reserva para ${nombre} el ${fechaSeleccionada}?`);</text:span></text:p>
        <text:p text:style-name="Preformatted_20_Text"><text:span text:style-name="Source_20_Text"><text:s text:c="4"/>if (!confirmar) return;</text:span></text:p>
        <text:p text:style-name="Preformatted_20_Text"/>
        <text:p text:style-name="Preformatted_20_Text"><text:span text:style-name="Source_20_Text"><text:s text:c="4"/>push(ref(db, "reservas"), {</text:span></text:p>
        <text:p text:style-name="Preformatted_20_Text"><text:span text:style-name="Source_20_Text"><text:s text:c="6"/>fecha: fechaSeleccionada,</text:span></text:p>
        <text:p text:style-name="Preformatted_20_Text"><text:span text:style-name="Source_20_Text"><text:s text:c="6"/>trabajador: id,</text:span></text:p>
        <text:p text:style-name="Preformatted_20_Text"><text:span text:style-name="Source_20_Text"><text:s text:c="4"/>});</text:span></text:p>
        <text:p text:style-name="Preformatted_20_Text"/>
        <text:p text:style-name="Preformatted_20_Text"><text:span text:style-name="Source_20_Text"><text:s text:c="4"/>// Reset</text:span></text:p>
        <text:p text:style-name="Preformatted_20_Text"><text:span text:style-name="Source_20_Text"><text:s text:c="4"/>setReservaActiva(null);</text:span></text:p>
        <text:p text:style-name="Preformatted_20_Text"><text:span text:style-name="Source_20_Text"><text:s text:c="4"/>setFechaSeleccionada("");</text:span></text:p>
        <text:p text:style-name="Preformatted_20_Text"><text:span text:style-name="Source_20_Text"><text:s text:c="2"/>};</text:span></text:p>
        <text:p text:style-name="Preformatted_20_Text"/>
        <text:p text:style-name="Preformatted_20_Text"><text:span text:style-name="Source_20_Text"><text:s text:c="2"/>const nombrePorId = (id: string) =&gt;</text:span></text:p>
        <text:p text:style-name="Preformatted_20_Text"><text:span text:style-name="Source_20_Text"><text:s text:c="4"/>trabajadores.find((t) =&gt; t.id === id)?.nombre || "¿?";</text:span></text:p>
        <text:p text:style-name="Preformatted_20_Text"/>
        <text:p text:style-name="Preformatted_20_Text"><text:span text:style-name="Source_20_Text"><text:s text:c="2"/>const reservasPorId = (id: string) =&gt;</text:span></text:p>
        <text:p text:style-name="Preformatted_20_Text"><text:span text:style-name="Source_20_Text"><text:s text:c="4"/>Object.values(reservas).filter((r) =&gt; r.trabajador === id);</text:span></text:p>
        <text:p text:style-name="Preformatted_20_Text"/>
        <text:p text:style-name="Preformatted_20_Text"><text:span text:style-name="Source_20_Text"><text:s text:c="2"/>return (</text:span></text:p>
        <text:p text:style-name="Preformatted_20_Text"><text:span text:style-name="Source_20_Text"><text:s text:c="4"/>&lt;div className="p-6"&gt;</text:span></text:p>
        <text:p text:style-name="Preformatted_20_Text"><text:span text:style-name="Source_20_Text"><text:s text:c="6"/>&lt;h2 className="text-2xl font-bold mb-6"&gt;🗓️ Reservas por trabajador&lt;/h2&gt;</text:span></text:p>
        <text:p text:style-name="Preformatted_20_Text"><text:span text:style-name="Source_20_Text"><text:s text:c="6"/>&lt;div className="grid grid-cols-1 sm:grid-cols-2 md:grid-cols-3 gap-6"&gt;</text:span></text:p>
        <text:p text:style-name="Preformatted_20_Text"><text:span text:style-name="Source_20_Text"><text:s text:c="8"/>{trabajadores.map((t) =&gt; (</text:span></text:p>
        <text:p text:style-name="Preformatted_20_Text"><text:soft-page-break/><text:span text:style-name="Source_20_Text"><text:s text:c="10"/>&lt;div key={t.id} className="border rounded-lg p-4 bg-white shadow"&gt;</text:span></text:p>
        <text:p text:style-name="Preformatted_20_Text"><text:span text:style-name="Source_20_Text"><text:s text:c="12"/>&lt;h3 className="text-lg font-semibold mb-2"&gt;{t.nombre}&lt;/h3&gt;</text:span></text:p>
        <text:p text:style-name="Preformatted_20_Text"><text:span text:style-name="Source_20_Text"><text:s text:c="12"/>&lt;p className="text-gray-600 text-sm mb-2"&gt;</text:span></text:p>
        <text:p text:style-name="Preformatted_20_Text"><text:span text:style-name="Source_20_Text"><text:s text:c="14"/>Reservas registradas: {reservasPorId(t.id).length}</text:span></text:p>
        <text:p text:style-name="Preformatted_20_Text"><text:span text:style-name="Source_20_Text"><text:s text:c="12"/>&lt;/p&gt;</text:span></text:p>
        <text:p text:style-name="Preformatted_20_Text"/>
        <text:p text:style-name="Preformatted_20_Text"><text:span text:style-name="Source_20_Text"><text:s text:c="12"/>{reservaActiva === t.id ? (</text:span></text:p>
        <text:p text:style-name="Preformatted_20_Text"><text:span text:style-name="Source_20_Text"><text:s text:c="14"/>&lt;div className="space-y-2"&gt;</text:span></text:p>
        <text:p text:style-name="Preformatted_20_Text"><text:span text:style-name="Source_20_Text"><text:s text:c="16"/>&lt;input</text:span></text:p>
        <text:p text:style-name="Preformatted_20_Text"><text:span text:style-name="Source_20_Text"><text:s text:c="18"/>type="date"</text:span></text:p>
        <text:p text:style-name="Preformatted_20_Text"><text:span text:style-name="Source_20_Text"><text:s text:c="18"/>value={fechaSeleccionada}</text:span></text:p>
        <text:p text:style-name="Preformatted_20_Text"><text:span text:style-name="Source_20_Text"><text:s text:c="18"/>onChange={(e) =&gt; setFechaSeleccionada(e.target.value)}</text:span></text:p>
        <text:p text:style-name="Preformatted_20_Text"><text:span text:style-name="Source_20_Text"><text:s text:c="18"/>className="border rounded px-2 py-1 w-full"</text:span></text:p>
        <text:p text:style-name="Preformatted_20_Text"><text:span text:style-name="Source_20_Text"><text:s text:c="16"/>/&gt;</text:span></text:p>
        <text:p text:style-name="Preformatted_20_Text"><text:span text:style-name="Source_20_Text"><text:s text:c="16"/>&lt;button</text:span></text:p>
        <text:p text:style-name="Preformatted_20_Text"><text:span text:style-name="Source_20_Text"><text:s text:c="18"/>onClick={() =&gt; crearReserva(t.id)}</text:span></text:p>
        <text:p text:style-name="Preformatted_20_Text"><text:span text:style-name="Source_20_Text"><text:s text:c="18"/>className="bg-green-500 text-white px-3 py-1 rounded hover:bg-green-600 text-sm"</text:span></text:p>
        <text:p text:style-name="Preformatted_20_Text"><text:span text:style-name="Source_20_Text"><text:s text:c="16"/>&gt;</text:span></text:p>
        <text:p text:style-name="Preformatted_20_Text"><text:span text:style-name="Source_20_Text"><text:s text:c="18"/>✅ Confirmar reserva</text:span></text:p>
        <text:p text:style-name="Preformatted_20_Text"><text:span text:style-name="Source_20_Text"><text:s text:c="16"/>&lt;/button&gt;</text:span></text:p>
        <text:p text:style-name="Preformatted_20_Text"><text:span text:style-name="Source_20_Text"><text:s text:c="16"/>&lt;button</text:span></text:p>
        <text:p text:style-name="Preformatted_20_Text"><text:span text:style-name="Source_20_Text"><text:s text:c="18"/>onClick={() =&gt; {</text:span></text:p>
        <text:p text:style-name="Preformatted_20_Text"><text:span text:style-name="Source_20_Text"><text:s text:c="20"/>setReservaActiva(null);</text:span></text:p>
        <text:p text:style-name="Preformatted_20_Text"><text:span text:style-name="Source_20_Text"><text:s text:c="20"/>setFechaSeleccionada("");</text:span></text:p>
        <text:p text:style-name="Preformatted_20_Text"><text:span text:style-name="Source_20_Text"><text:s text:c="18"/>}}</text:span></text:p>
        <text:p text:style-name="Preformatted_20_Text"><text:span text:style-name="Source_20_Text"><text:s text:c="18"/>className="text-red-500 text-sm ml-2"</text:span></text:p>
        <text:p text:style-name="Preformatted_20_Text"><text:span text:style-name="Source_20_Text"><text:s text:c="16"/>&gt;</text:span></text:p>
        <text:p text:style-name="Preformatted_20_Text"><text:span text:style-name="Source_20_Text"><text:s text:c="18"/>❌ Cancelar</text:span></text:p>
        <text:p text:style-name="Preformatted_20_Text"><text:span text:style-name="Source_20_Text"><text:s text:c="16"/>&lt;/button&gt;</text:span></text:p>
        <text:p text:style-name="Preformatted_20_Text"><text:span text:style-name="Source_20_Text"><text:s text:c="14"/>&lt;/div&gt;</text:span></text:p>
        <text:p text:style-name="Preformatted_20_Text"><text:span text:style-name="Source_20_Text"><text:s text:c="12"/>) : (</text:span></text:p>
        <text:p text:style-name="Preformatted_20_Text"><text:span text:style-name="Source_20_Text"><text:s text:c="14"/>&lt;button</text:span></text:p>
        <text:p text:style-name="Preformatted_20_Text"><text:span text:style-name="Source_20_Text"><text:s text:c="16"/>onClick={() =&gt; setReservaActiva(t.id)}</text:span></text:p>
        <text:p text:style-name="Preformatted_20_Text"><text:span text:style-name="Source_20_Text"><text:s text:c="16"/>className="bg-green-500 text-white px-3 py-1 rounded hover:bg-green-600 text-sm"</text:span></text:p>
        <text:p text:style-name="Preformatted_20_Text"><text:span text:style-name="Source_20_Text"><text:s text:c="14"/>&gt;</text:span></text:p>
        <text:p text:style-name="Preformatted_20_Text"><text:span text:style-name="Source_20_Text"><text:s text:c="16"/>➕ Añadir reserva</text:span></text:p>
        <text:p text:style-name="Preformatted_20_Text"><text:span text:style-name="Source_20_Text"><text:s text:c="14"/>&lt;/button&gt;</text:span></text:p>
        <text:p text:style-name="Preformatted_20_Text"><text:span text:style-name="Source_20_Text"><text:s text:c="12"/>)}</text:span></text:p>
        <text:p text:style-name="Preformatted_20_Text"><text:span text:style-name="Source_20_Text"><text:s text:c="10"/>&lt;/div&gt;</text:span></text:p>
        <text:p text:style-name="Preformatted_20_Text"><text:span text:style-name="Source_20_Text"><text:s text:c="8"/>))}</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Reservas;</text:span></text:p>
        <text:h text:style-name="Heading_20_2" text:outline-level="2"><text:bookmark-start text:name="__RefHeading___Toc9020_2487601059"/>🧩 Qué se ha añadido<text:bookmark-end text:name="__RefHeading___Toc9020_2487601059"/></text:h>
        <text:list text:style-name="L68">
          <text:list-item>
            <text:p text:style-name="P90">Variable <text:span text:style-name="Source_20_Text">reservaActiva</text:span> para abrir el formulario solo en un trabajador.</text:p>
          </text:list-item>
          <text:list-item>
            <text:p text:style-name="P90">Input <text:span text:style-name="Source_20_Text">type="date"</text:span> para seleccionar manualmente la fecha.</text:p>
          </text:list-item>
          <text:list-item>
            <text:p text:style-name="P90">Botón de confirmación y cancelación.</text:p>
          </text:list-item>
        </text:list>
        <text:p text:style-name="Text_20_body">¿Quieres que incorpore una validación para evitar reservas duplicadas en una misma fecha por trabajador? También puedo mostrar el historial de reservas con fechas para cada uno. Tú mandas 😄</text:p>
      </text:section>
      <text:section text:style-name="Sect2" text:name="o2uDMT4eME7iteN5VN5ix-user-message">
        <text:p text:style-name="P19"><text:soft-page-break/>Bien, en el resumen tenemos esto: {Object.entries(trabajadores).map(([id, t]) =&gt; { const reservasDel = Object.entries(reservas).filter(([, r]) =&gt; r.trabajador === id); const peticionesHechas = Object.entries(peticiones).filter(([, p]) =&gt; p.de === id); const peticionesRecibidas = Object.entries(peticiones).filter(([, p]) =&gt; p.para === id); const saldo = peticionesRecibidas.length - peticionesHechas.length; Supongo que tengo que cambiar aquí para ordenar los trabajadores.</text:p>
      </text:section>
      <text:section text:style-name="Sect2" text:name="nT7apznZqun2ekH9Lug96-content-0">
        <text:p text:style-name="P20">¡Exacto, Carlos! Para que los trabajadores se muestren ordenados alfabéticamente en el resumen, necesitas transformar el objeto <text:span text:style-name="Source_20_Text">trabajadores</text:span> en una lista, adjuntar su <text:span text:style-name="Source_20_Text">id</text:span>, y luego aplicar <text:span text:style-name="Source_20_Text">.sort()</text:span> antes de mapearlos.</text:p>
        <text:h text:style-name="Heading_20_2" text:outline-level="2"><text:bookmark-start text:name="__RefHeading___Toc9022_2487601059"/>🔧 Solución para ordenar trabajadores<text:bookmark-end text:name="__RefHeading___Toc9022_2487601059"/></text:h>
        <text:p text:style-name="Text_20_body">Aquí te dejo cómo podrías adaptar tu código:</text:p>
        <text:p text:style-name="Text_20_body">tsx</text:p>
        <text:p text:style-name="Preformatted_20_Text"><text:span text:style-name="Source_20_Text">{</text:span></text:p>
        <text:p text:style-name="Preformatted_20_Text"><text:span text:style-name="Source_20_Text"><text:s text:c="2"/>Object.entries(trabajadores)</text:span></text:p>
        <text:p text:style-name="Preformatted_20_Text"><text:span text:style-name="Source_20_Text"><text:s text:c="4"/>.map(([id, t]) =&gt; ({ id, ...t }))</text:span></text:p>
        <text:p text:style-name="Preformatted_20_Text"><text:span text:style-name="Source_20_Text"><text:s text:c="4"/>.filter((t) =&gt; t &amp;&amp; t.nombre) // Evitar entradas nulas</text:span></text:p>
        <text:p text:style-name="Preformatted_20_Text"><text:span text:style-name="Source_20_Text"><text:s text:c="4"/>.sort((a, b) =&gt; a.nombre.localeCompare(b.nombre))</text:span></text:p>
        <text:p text:style-name="Preformatted_20_Text"><text:span text:style-name="Source_20_Text"><text:s text:c="4"/>.map((t) =&gt; {</text:span></text:p>
        <text:p text:style-name="Preformatted_20_Text"><text:span text:style-name="Source_20_Text"><text:s text:c="6"/>const reservasDel = Object.entries(reservas).filter(([, r]) =&gt; r.trabajador === t.id);</text:span></text:p>
        <text:p text:style-name="Preformatted_20_Text"><text:span text:style-name="Source_20_Text"><text:s text:c="6"/>const peticionesHechas = Object.entries(peticiones).filter(([, p]) =&gt; p.de === t.id);</text:span></text:p>
        <text:p text:style-name="Preformatted_20_Text"><text:span text:style-name="Source_20_Text"><text:s text:c="6"/>const peticionesRecibidas = Object.entries(peticiones).filter(([, p]) =&gt; p.para === t.id);</text:span></text:p>
        <text:p text:style-name="Preformatted_20_Text"><text:span text:style-name="Source_20_Text"><text:s text:c="6"/>const saldo = peticionesRecibidas.length - peticionesHechas.length;</text:span></text:p>
        <text:p text:style-name="Preformatted_20_Text"/>
        <text:p text:style-name="Preformatted_20_Text"><text:span text:style-name="Source_20_Text"><text:s text:c="6"/>// Tu render aquí, por ejemplo:</text:span></text:p>
        <text:p text:style-name="Preformatted_20_Text"><text:span text:style-name="Source_20_Text"><text:s text:c="6"/>return (</text:span></text:p>
        <text:p text:style-name="Preformatted_20_Text"><text:span text:style-name="Source_20_Text"><text:s text:c="8"/>&lt;div key={t.id}&gt;</text:span></text:p>
        <text:p text:style-name="Preformatted_20_Text"><text:span text:style-name="Source_20_Text"><text:s text:c="10"/>&lt;h3&gt;{t.nombre}&lt;/h3&gt;</text:span></text:p>
        <text:p text:style-name="Preformatted_20_Text"><text:span text:style-name="Source_20_Text"><text:s text:c="10"/>&lt;p&gt;Reservas: {reservasDel.length}&lt;/p&gt;</text:span></text:p>
        <text:p text:style-name="Preformatted_20_Text"><text:span text:style-name="Source_20_Text"><text:s text:c="10"/>&lt;p&gt;Saldo peticiones: {saldo}&lt;/p&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text:span></text:p>
        <text:p text:style-name="P23"><text:span text:style-name="Source_20_Text">}</text:span></text:p>
        <text:h text:style-name="Heading_20_2" text:outline-level="2"><text:bookmark-start text:name="__RefHeading___Toc9024_2487601059"/>🧠 ¿Por qué funciona?<text:bookmark-end text:name="__RefHeading___Toc9024_2487601059"/></text:h>
        <text:list text:style-name="L69">
          <text:list-item>
            <text:p text:style-name="P91">Convierte cada trabajador en un objeto <text:span text:style-name="Source_20_Text">{ id, nombre }</text:span>.</text:p>
          </text:list-item>
          <text:list-item>
            <text:p text:style-name="P91">Filtra los nulos (<text:span text:style-name="Source_20_Text">null</text:span> al inicio del array).</text:p>
          </text:list-item>
          <text:list-item>
            <text:p text:style-name="P91">Ordena alfabéticamente por el campo <text:span text:style-name="Source_20_Text">nombre</text:span>.</text:p>
          </text:list-item>
          <text:list-item>
            <text:p text:style-name="P91">Luego aplica el mapeo original con los cálculos por trabajador.</text:p>
          </text:list-item>
        </text:list>
        <text:p text:style-name="Text_20_body">Si luego te interesa separar en grupos (por ejemplo, con reservas &gt; 3, o con saldo negativo), también se puede hacer. ¿Te gustaría que exploremos eso a continuación? 😊</text:p>
      </text:section>
      <text:section text:style-name="Sect2" text:name="f4xkkNahdjtWtMfCnxm67-user-message">
        <text:p text:style-name="P19">Te paso Resumen, porque no me está funcionando por culpa del id: import React, { useEffect, useState } from "react"; import { db, ref, onValue, remove } from "../firebase/config"; type Trabajador = { id: string; nombre: string; }; type Reserva = { fecha: string; trabajador: string; }; type Peticion = { fecha: string; de: string; para: string; }; const Resumen: React.FC = () =&gt; { const <text:soft-page-break/>[trabajadores, setTrabajadores] = useState&lt;{ [id: string]: Trabajador }&gt;({}); const [reservas, setReservas] = useState&lt;{ [id: string]: Reserva }&gt;({}); const [peticiones, setPeticiones] = useState&lt;{ [id: string]: Peticion }&gt;({}); const [expandir, setExpandir] = useState&lt;string | null&gt;(null); useEffect(() =&gt; { onValue(ref(db, "trabajadores"), snap =&gt; setTrabajadores(snap.val() || {})); onValue(ref(db, "reservas"), snap =&gt; setReservas(snap.val() || {})); onValue(ref(db, "peticiones"), snap =&gt; setPeticiones(snap.val() || {})); }, []); const eliminarReserva = (id: string) =&gt; { const confirmar = window.confirm("¿Estás seguro de que quieres borrar esta reserva?"); if (confirmar) remove(ref(db, `reservas/${id}`)); }; const eliminarPeticion = (id: string) =&gt; { const confirmar = window.confirm("¿Seguro que quieres eliminar esta petición?"); if (confirmar) remove(ref(db, `peticiones/${id}`)); }; return ( &lt;div style={{ padding: "2rem" }}&gt; &lt;h2&gt;📋 Visualización&lt;/h2&gt; &lt;table className="w-full border-collapse"&gt; &lt;thead&gt; &lt;tr className="bg-gray-100 text-gray-700 text-sm"&gt; &lt;th className="py-2 px-4 border"&gt;Nombre&lt;/th&gt; &lt;th className="py-2 px-4 border"&gt;Peticiones (saldo)&lt;/th&gt; &lt;th className="py-2 px-4 border"&gt;Reservas&lt;/th&gt; &lt;/tr&gt; &lt;/thead&gt; &lt;tbody&gt; {Object.entries(trabajadores) .map(([id, t]) =&gt; ({ id, ...t })) .filter((t) =&gt; t &amp;&amp; t.nombre) // Evitar entradas nulas .sort((a, b) =&gt; a.nombre.localeCompare(b.nombre)) .map((t) =&gt; { const reservasDel = Object.entries(reservas).filter(([, r]) =&gt; r.trabajador === id); const peticionesHechas = Object.entries(peticiones).filter(([, p]) =&gt; p.de === id); const peticionesRecibidas = Object.entries(peticiones).filter(([, p]) =&gt; p.para === id); const saldo = peticionesRecibidas.length - peticionesHechas.length; return ( &lt;React.Fragment key={id}&gt; &lt;tr className="hover:bg-gray-50"&gt; &lt;td className="py-2 px-4 border"&gt;{t.nombre}&lt;/td&gt; &lt;td className="py-2 px-4 border"&gt; {saldo} &lt;button className="ml-2 text-blue-600" onClick={() =&gt; setExpandir(expandir === `p-${id}` ? null : `p-${id}`)}&gt; {expandir === `p-${id}` ? "−" : "+"} &lt;/button&gt; &lt;/td&gt; &lt;td className="py-2 px-4 border"&gt; {reservasDel.length} &lt;button className="ml-2 text-blue-600" onClick={() =&gt; setExpandir(expandir === `r-${id}` ? null : `r-${id}`)}&gt; {expandir === `r-${id}` ? "−" : "+"} &lt;/button&gt; &lt;/td&gt; &lt;/tr&gt; {expandir === `p-${id}` &amp;&amp; ( &lt;tr className="bg-gray-50"&gt; &lt;td colSpan={3} className="py-2 px-4 border"&gt; &lt;strong&gt;🤝 Peticiones:&lt;/strong&gt; &lt;ul className="list-disc ml-4 text-sm text-gray-700"&gt; {[...peticionesHechas, ...peticionesRecibidas].map(([pid, p]) =&gt; ( (p.de === id || p.para === id) &amp;&amp; ( &lt;li key={pid}&gt; {p.fecha} → {p.de === id ? "Solicitó a " : "Ayudó a "} {trabajadores[p.de === id ? p.para : p.de]?.nombre || "?"} &lt;button className="ml-2 text-red-500" onClick={() =&gt; eliminarPeticion(pid)} style={{ marginLeft: "0.5rem" }}&gt;❌&lt;/button&gt; &lt;/li&gt; ) ))} &lt;/ul&gt; &lt;/td&gt; &lt;/tr&gt; )} {expandir === `r-${id}` &amp;&amp; ( &lt;tr&gt; &lt;td colSpan={3} className="py-2 px-4 border"&gt; &lt;strong&gt;🗓️ Reservas:&lt;/strong&gt; &lt;ul className="list-disc ml-4 text-sm text-gray-700"&gt; {reservasDel.map(([rid, r]) =&gt; ( &lt;li key={rid}&gt; {r.fecha} &lt;button className="ml-2 text-red-500" onClick={() =&gt; eliminarReserva(rid)} style={{ marginLeft: "0.5rem" }}&gt;❌&lt;/button&gt; &lt;/li&gt; ))} &lt;/ul&gt; &lt;/td&gt; &lt;/tr&gt; )} &lt;/React.Fragment&gt; ); })} &lt;/tbody&gt; &lt;/table&gt; &lt;/div&gt; ); }; export default Resumen;</text:p>
      </text:section>
      <text:section text:style-name="Sect2" text:name="e4kAP8n6GiJ4dADDGpfbq-content-0">
        <text:p text:style-name="P20">¡Gracias por pasármelo, Carlos! Ya veo el detalle que está causando el fallo: estás transformando los trabajadores con <text:span text:style-name="Source_20_Text">Object.entries(trabajadores).map(([id, t]) =&gt; ({ id, ...t }))</text:span>, pero más abajo sigues usando el <text:span text:style-name="Source_20_Text">id</text:span> original del primer map (que ya no existe en ese contexto).</text:p>
        <text:p text:style-name="Text_20_body">Vamos a arreglarlo bien 🛠️.</text:p>
        <text:h text:style-name="Heading_20_2" text:outline-level="2"><text:bookmark-start text:name="__RefHeading___Toc9026_2487601059"/>🔧 Cambios que necesitas hacer<text:bookmark-end text:name="__RefHeading___Toc9026_2487601059"/></text:h>
        <text:h text:style-name="Heading_20_3" text:outline-level="3"><text:bookmark-start text:name="__RefHeading___Toc9028_2487601059"/>1. Reemplaza este bloque:<text:bookmark-end text:name="__RefHeading___Toc9028_2487601059"/></text:h>
        <text:p text:style-name="Text_20_body">tsx</text:p>
        <text:p text:style-name="P23"><text:span text:style-name="Source_20_Text">.map(([id, t]) =&gt; ({ id, ...t }))</text:span></text:p>
        <text:p text:style-name="Text_20_body"><text:soft-page-break/>por:</text:p>
        <text:p text:style-name="Text_20_body">tsx</text:p>
        <text:p text:style-name="P23"><text:span text:style-name="Source_20_Text">.map(([id, t]) =&gt; ({ id, ...t }))</text:span></text:p>
        <text:p text:style-name="Text_20_body">⚠️ Está bien, pero asegúrate de <text:span text:style-name="Strong_20_Emphasis">usar </text:span><text:span text:style-name="Source_20_Text">t.id</text:span><text:span text:style-name="Strong_20_Emphasis"> en lugar de </text:span><text:span text:style-name="Source_20_Text">id</text:span><text:span text:style-name="Strong_20_Emphasis"> más abajo</text:span>, ya que <text:span text:style-name="Source_20_Text">id</text:span> fuera del mapeo no corresponde a ningún variable válida.</text:p>
        <text:h text:style-name="Heading_20_3" text:outline-level="3"><text:bookmark-start text:name="__RefHeading___Toc9030_2487601059"/>2. Corrige esta línea (y similares):<text:bookmark-end text:name="__RefHeading___Toc9030_2487601059"/></text:h>
        <text:p text:style-name="Text_20_body">tsx</text:p>
        <text:p text:style-name="P23"><text:span text:style-name="Source_20_Text">const reservasDel = Object.entries(reservas).filter(([, r]) =&gt; r.trabajador === id);</text:span></text:p>
        <text:p text:style-name="Text_20_body">por:</text:p>
        <text:p text:style-name="Text_20_body">tsx</text:p>
        <text:p text:style-name="P23"><text:span text:style-name="Source_20_Text">const reservasDel = Object.entries(reservas).filter(([, r]) =&gt; r.trabajador === t.id);</text:span></text:p>
        <text:p text:style-name="Text_20_body">Haz lo mismo en todos los sitios donde usas <text:span text:style-name="Source_20_Text">id</text:span> dentro del segundo <text:span text:style-name="Source_20_Text">.map</text:span> — reemplázalo por <text:span text:style-name="Source_20_Text">t.id</text:span> ✅.</text:p>
        <text:h text:style-name="Heading_20_2" text:outline-level="2"><text:bookmark-start text:name="__RefHeading___Toc9032_2487601059"/>✨ Ejemplo corregido<text:bookmark-end text:name="__RefHeading___Toc9032_2487601059"/></text:h>
        <text:p text:style-name="Text_20_body">Aquí te muestro solo el comienzo del <text:span text:style-name="Source_20_Text">map</text:span>, corregido:</text:p>
        <text:p text:style-name="Text_20_body">tsx</text:p>
        <text:p text:style-name="Preformatted_20_Text"><text:span text:style-name="Source_20_Text">{Object.entries(trabajadores)</text:span></text:p>
        <text:p text:style-name="Preformatted_20_Text"><text:span text:style-name="Source_20_Text"><text:s text:c="2"/>.map(([id, t]) =&gt; ({ id, ...t }))</text:span></text:p>
        <text:p text:style-name="Preformatted_20_Text"><text:span text:style-name="Source_20_Text"><text:s text:c="2"/>.filter((t) =&gt; t &amp;&amp; t.nombre)</text:span></text:p>
        <text:p text:style-name="Preformatted_20_Text"><text:span text:style-name="Source_20_Text"><text:s text:c="2"/>.sort((a, b) =&gt; a.nombre.localeCompare(b.nombre))</text:span></text:p>
        <text:p text:style-name="Preformatted_20_Text"><text:span text:style-name="Source_20_Text"><text:s text:c="2"/>.map((t) =&gt; {</text:span></text:p>
        <text:p text:style-name="Preformatted_20_Text"><text:span text:style-name="Source_20_Text"><text:s text:c="4"/>const reservasDel = Object.entries(reservas).filter(([, r]) =&gt; r.trabajador === t.id);</text:span></text:p>
        <text:p text:style-name="Preformatted_20_Text"><text:span text:style-name="Source_20_Text"><text:s text:c="4"/>const peticionesHechas = Object.entries(peticiones).filter(([, p]) =&gt; p.de === t.id);</text:span></text:p>
        <text:p text:style-name="Preformatted_20_Text"><text:span text:style-name="Source_20_Text"><text:s text:c="4"/>const peticionesRecibidas = Object.entries(peticiones).filter(([, p]) =&gt; p.para === t.id);</text:span></text:p>
        <text:p text:style-name="Preformatted_20_Text"><text:span text:style-name="Source_20_Text"><text:s text:c="4"/>const saldo = peticionesRecibidas.length - peticionesHechas.length;</text:span></text:p>
        <text:p text:style-name="Preformatted_20_Text"/>
        <text:p text:style-name="Preformatted_20_Text"><text:span text:style-name="Source_20_Text"><text:s text:c="4"/>return (</text:span></text:p>
        <text:p text:style-name="Preformatted_20_Text"><text:span text:style-name="Source_20_Text"><text:s text:c="6"/>&lt;React.Fragment key={t.id}&gt;</text:span></text:p>
        <text:p text:style-name="Preformatted_20_Text"><text:span text:style-name="Source_20_Text"><text:s text:c="8"/>{/* ... */}</text:span></text:p>
        <text:p text:style-name="Preformatted_20_Text"><text:span text:style-name="Source_20_Text"><text:s text:c="6"/>&lt;/React.Fragment&gt;</text:span></text:p>
        <text:p text:style-name="Preformatted_20_Text"><text:span text:style-name="Source_20_Text"><text:s text:c="4"/>);</text:span></text:p>
        <text:p text:style-name="P23"><text:span text:style-name="Source_20_Text"><text:s text:c="2"/>})}</text:span></text:p>
        <text:p text:style-name="Text_20_body">Con esto, las asociaciones <text:span text:style-name="Source_20_Text">trabajador === id</text:span> funcionarán correctamente. ¿Quieres que revisemos también la generación de las peticiones para asegurar que estén bien enlazadas y visualizadas? También puedo ayudarte a mostrar mejor los nombres o estilos. Tú mandas 😄</text:p>
      </text:section>
      <text:section text:style-name="Sect2" text:name="hUUqT2w8Y7HuYEEJhPNtS-user-message">
        <text:p text:style-name="P19">Pasame todo el componente corregido.</text:p>
      </text:section>
      <text:section text:style-name="Sect2" text:name="XvT4Fsxi5YnY9h8MnzK95-content-0">
        <text:p text:style-name="P20"><text:soft-page-break/>¡Por supuesto, Carlos! Aquí tienes el componente <text:span text:style-name="Source_20_Text">Resumen</text:span> completo y corregido 🧼, con la gestión adecuada del <text:span text:style-name="Source_20_Text">id</text:span> para que las reservas y peticiones se enlacen correctamente con los trabajadores:</text:p>
        <text:p text:style-name="Text_20_body">tsx</text:p>
        <text:p text:style-name="Preformatted_20_Text"><text:span text:style-name="Source_20_Text">import React, { useEffect, useState } from "react";</text:span></text:p>
        <text:p text:style-name="Preformatted_20_Text"><text:span text:style-name="Source_20_Text">import { db, ref, onValue, remove } from "../firebase/config";</text:span></text:p>
        <text:p text:style-name="Preformatted_20_Text"/>
        <text:p text:style-name="Preformatted_20_Text"><text:span text:style-name="Source_20_Text">type Trabajador = {</text:span></text:p>
        <text:p text:style-name="Preformatted_20_Text"><text:span text:style-name="Source_20_Text"><text:s text:c="2"/>id: string;</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type Peticion = {</text:span></text:p>
        <text:p text:style-name="Preformatted_20_Text"><text:span text:style-name="Source_20_Text"><text:s text:c="2"/>fecha: string;</text:span></text:p>
        <text:p text:style-name="Preformatted_20_Text"><text:span text:style-name="Source_20_Text"><text:s text:c="2"/>de: string;</text:span></text:p>
        <text:p text:style-name="Preformatted_20_Text"><text:span text:style-name="Source_20_Text"><text:s text:c="2"/>para: string;</text:span></text:p>
        <text:p text:style-name="Preformatted_20_Text"><text:span text:style-name="Source_20_Text">};</text:span></text:p>
        <text:p text:style-name="Preformatted_20_Text"/>
        <text:p text:style-name="Preformatted_20_Text"><text:span text:style-name="Source_20_Text">const Resumen: React.FC = () =&gt; {</text:span></text:p>
        <text:p text:style-name="Preformatted_20_Text"><text:span text:style-name="Source_20_Text"><text:s text:c="2"/>const [trabajadores, setTrabajadores] = useState&lt;{ [id: string]: Trabajador }&gt;({});</text:span></text:p>
        <text:p text:style-name="Preformatted_20_Text"><text:span text:style-name="Source_20_Text"><text:s text:c="2"/>const [reservas, setReservas] = useState&lt;{ [id: string]: Reserva }&gt;({});</text:span></text:p>
        <text:p text:style-name="Preformatted_20_Text"><text:span text:style-name="Source_20_Text"><text:s text:c="2"/>const [peticiones, setPeticiones] = useState&lt;{ [id: string]: Peticion }&gt;({});</text:span></text:p>
        <text:p text:style-name="Preformatted_20_Text"><text:span text:style-name="Source_20_Text"><text:s text:c="2"/>const [expandir, setExpandir] = useState&lt;string | null&gt;(null);</text:span></text:p>
        <text:p text:style-name="Preformatted_20_Text"/>
        <text:p text:style-name="Preformatted_20_Text"><text:span text:style-name="Source_20_Text"><text:s text:c="2"/>useEffect(() =&gt; {</text:span></text:p>
        <text:p text:style-name="Preformatted_20_Text"><text:span text:style-name="Source_20_Text"><text:s text:c="4"/>onValue(ref(db, "trabajadores"), snap =&gt; setTrabajadores(snap.val() || {}));</text:span></text:p>
        <text:p text:style-name="Preformatted_20_Text"><text:span text:style-name="Source_20_Text"><text:s text:c="4"/>onValue(ref(db, "reservas"), snap =&gt; setReservas(snap.val() || {}));</text:span></text:p>
        <text:p text:style-name="Preformatted_20_Text"><text:span text:style-name="Source_20_Text"><text:s text:c="4"/>onValue(ref(db, "peticiones"), snap =&gt; setPeticiones(snap.val() || {}));</text:span></text:p>
        <text:p text:style-name="Preformatted_20_Text"><text:span text:style-name="Source_20_Text"><text:s text:c="2"/>}, []);</text:span></text:p>
        <text:p text:style-name="Preformatted_20_Text"/>
        <text:p text:style-name="Preformatted_20_Text"><text:span text:style-name="Source_20_Text"><text:s text:c="2"/>const eliminarReserva = (id: string) =&gt; {</text:span></text:p>
        <text:p text:style-name="Preformatted_20_Text"><text:span text:style-name="Source_20_Text"><text:s text:c="4"/>const confirmar = window.confirm("¿Estás seguro de que quieres borrar esta reserva?");</text:span></text:p>
        <text:p text:style-name="Preformatted_20_Text"><text:span text:style-name="Source_20_Text"><text:s text:c="4"/>if (confirmar) remove(ref(db, `reservas/${id}`));</text:span></text:p>
        <text:p text:style-name="Preformatted_20_Text"><text:span text:style-name="Source_20_Text"><text:s text:c="2"/>};</text:span></text:p>
        <text:p text:style-name="Preformatted_20_Text"/>
        <text:p text:style-name="Preformatted_20_Text"><text:span text:style-name="Source_20_Text"><text:s text:c="2"/>const eliminarPeticion = (id: string) =&gt; {</text:span></text:p>
        <text:p text:style-name="Preformatted_20_Text"><text:span text:style-name="Source_20_Text"><text:s text:c="4"/>const confirmar = window.confirm("¿Seguro que quieres eliminar esta petición?");</text:span></text:p>
        <text:p text:style-name="Preformatted_20_Text"><text:span text:style-name="Source_20_Text"><text:s text:c="4"/>if (confirmar) remove(ref(db, `peticiones/${id}`));</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style={{ padding: "2rem" }}&gt;</text:span></text:p>
        <text:p text:style-name="Preformatted_20_Text"><text:span text:style-name="Source_20_Text"><text:s text:c="6"/>&lt;h2&gt;📋 Visualización&lt;/h2&gt;</text:span></text:p>
        <text:p text:style-name="Preformatted_20_Text"><text:span text:style-name="Source_20_Text"><text:s text:c="6"/>&lt;table className="w-full border-collapse"&gt;</text:span></text:p>
        <text:p text:style-name="Preformatted_20_Text"><text:span text:style-name="Source_20_Text"><text:s text:c="8"/>&lt;thead&gt;</text:span></text:p>
        <text:p text:style-name="Preformatted_20_Text"><text:span text:style-name="Source_20_Text"><text:s text:c="10"/>&lt;tr className="bg-gray-100 text-gray-700 text-sm"&gt;</text:span></text:p>
        <text:p text:style-name="Preformatted_20_Text"><text:span text:style-name="Source_20_Text"><text:s text:c="12"/>&lt;th className="py-2 px-4 border"&gt;Nombre&lt;/th&gt;</text:span></text:p>
        <text:p text:style-name="Preformatted_20_Text"><text:span text:style-name="Source_20_Text"><text:s text:c="12"/>&lt;th className="py-2 px-4 border"&gt;Peticiones (saldo)&lt;/th&gt;</text:span></text:p>
        <text:p text:style-name="Preformatted_20_Text"><text:span text:style-name="Source_20_Text"><text:s text:c="12"/>&lt;th className="py-2 px-4 border"&gt;Reservas&lt;/th&gt;</text:span></text:p>
        <text:p text:style-name="Preformatted_20_Text"><text:span text:style-name="Source_20_Text"><text:s text:c="10"/>&lt;/tr&gt;</text:span></text:p>
        <text:p text:style-name="Preformatted_20_Text"><text:span text:style-name="Source_20_Text"><text:s text:c="8"/>&lt;/thead&gt;</text:span></text:p>
        <text:p text:style-name="Preformatted_20_Text"><text:span text:style-name="Source_20_Text"><text:s text:c="8"/>&lt;tbody&gt;</text:span></text:p>
        <text:p text:style-name="Preformatted_20_Text"><text:span text:style-name="Source_20_Text"><text:s text:c="10"/>{Object.entries(trabajadores)</text:span></text:p>
        <text:p text:style-name="Preformatted_20_Text"><text:soft-page-break/><text:span text:style-name="Source_20_Text"><text:s text:c="12"/>.map(([id, t]) =&gt; ({ id, ...t }))</text:span></text:p>
        <text:p text:style-name="Preformatted_20_Text"><text:span text:style-name="Source_20_Text"><text:s text:c="12"/>.filter((t) =&gt; t &amp;&amp; t.nombre)</text:span></text:p>
        <text:p text:style-name="Preformatted_20_Text"><text:span text:style-name="Source_20_Text"><text:s text:c="12"/>.sort((a, b) =&gt; a.nombre.localeCompare(b.nombre))</text:span></text:p>
        <text:p text:style-name="Preformatted_20_Text"><text:span text:style-name="Source_20_Text"><text:s text:c="12"/>.map((t) =&gt; {</text:span></text:p>
        <text:p text:style-name="Preformatted_20_Text"><text:span text:style-name="Source_20_Text"><text:s text:c="14"/>const reservasDel = Object.entries(reservas).filter(([, r]) =&gt; r.trabajador === t.id);</text:span></text:p>
        <text:p text:style-name="Preformatted_20_Text"><text:span text:style-name="Source_20_Text"><text:s text:c="14"/>const peticionesHechas = Object.entries(peticiones).filter(([, p]) =&gt; p.de === t.id);</text:span></text:p>
        <text:p text:style-name="Preformatted_20_Text"><text:span text:style-name="Source_20_Text"><text:s text:c="14"/>const peticionesRecibidas = Object.entries(peticiones).filter(([, p]) =&gt; p.para === t.id);</text:span></text:p>
        <text:p text:style-name="Preformatted_20_Text"><text:span text:style-name="Source_20_Text"><text:s text:c="14"/>const saldo = peticionesRecibidas.length - peticionesHechas.length;</text:span></text:p>
        <text:p text:style-name="Preformatted_20_Text"/>
        <text:p text:style-name="Preformatted_20_Text"><text:span text:style-name="Source_20_Text"><text:s text:c="14"/>return (</text:span></text:p>
        <text:p text:style-name="Preformatted_20_Text"><text:span text:style-name="Source_20_Text"><text:s text:c="16"/>&lt;React.Fragment key={t.id}&gt;</text:span></text:p>
        <text:p text:style-name="Preformatted_20_Text"><text:span text:style-name="Source_20_Text"><text:s text:c="18"/>&lt;tr className="hover:bg-gray-50"&gt;</text:span></text:p>
        <text:p text:style-name="Preformatted_20_Text"><text:span text:style-name="Source_20_Text"><text:s text:c="20"/>&lt;td className="py-2 px-4 border"&gt;{t.nombre}&lt;/td&gt;</text:span></text:p>
        <text:p text:style-name="Preformatted_20_Text"><text:span text:style-name="Source_20_Text"><text:s text:c="20"/>&lt;td className="py-2 px-4 border"&gt;</text:span></text:p>
        <text:p text:style-name="Preformatted_20_Text"><text:span text:style-name="Source_20_Text"><text:s text:c="22"/>{saldo}</text:span></text:p>
        <text:p text:style-name="Preformatted_20_Text"><text:span text:style-name="Source_20_Text"><text:s text:c="22"/>&lt;button className="ml-2 text-blue-600" onClick={() =&gt; setExpandir(expandir === `p-${t.id}` ? null : `p-${t.id}`)}&gt;</text:span></text:p>
        <text:p text:style-name="Preformatted_20_Text"><text:span text:style-name="Source_20_Text"><text:s text:c="24"/>{expandir === `p-${t.id}` ? "−" : "+"}</text:span></text:p>
        <text:p text:style-name="Preformatted_20_Text"><text:span text:style-name="Source_20_Text"><text:s text:c="22"/>&lt;/button&gt;</text:span></text:p>
        <text:p text:style-name="Preformatted_20_Text"><text:span text:style-name="Source_20_Text"><text:s text:c="20"/>&lt;/td&gt;</text:span></text:p>
        <text:p text:style-name="Preformatted_20_Text"><text:span text:style-name="Source_20_Text"><text:s text:c="20"/>&lt;td className="py-2 px-4 border"&gt;</text:span></text:p>
        <text:p text:style-name="Preformatted_20_Text"><text:span text:style-name="Source_20_Text"><text:s text:c="22"/>{reservasDel.length}</text:span></text:p>
        <text:p text:style-name="Preformatted_20_Text"><text:span text:style-name="Source_20_Text"><text:s text:c="22"/>&lt;button className="ml-2 text-blue-600" onClick={() =&gt; setExpandir(expandir === `r-${t.id}` ? null : `r-${t.id}`)}&gt;</text:span></text:p>
        <text:p text:style-name="Preformatted_20_Text"><text:span text:style-name="Source_20_Text"><text:s text:c="24"/>{expandir === `r-${t.id}` ? "−" : "+"}</text:span></text:p>
        <text:p text:style-name="Preformatted_20_Text"><text:span text:style-name="Source_20_Text"><text:s text:c="22"/>&lt;/button&gt;</text:span></text:p>
        <text:p text:style-name="Preformatted_20_Text"><text:span text:style-name="Source_20_Text"><text:s text:c="20"/>&lt;/td&gt;</text:span></text:p>
        <text:p text:style-name="Preformatted_20_Text"><text:span text:style-name="Source_20_Text"><text:s text:c="18"/>&lt;/tr&gt;</text:span></text:p>
        <text:p text:style-name="Preformatted_20_Text"/>
        <text:p text:style-name="Preformatted_20_Text"><text:span text:style-name="Source_20_Text"><text:s text:c="18"/>{expandir === `p-${t.id}` &amp;&amp; (</text:span></text:p>
        <text:p text:style-name="Preformatted_20_Text"><text:span text:style-name="Source_20_Text"><text:s text:c="20"/>&lt;tr className="bg-gray-50"&gt;</text:span></text:p>
        <text:p text:style-name="Preformatted_20_Text"><text:span text:style-name="Source_20_Text"><text:s text:c="22"/>&lt;td colSpan={3} className="py-2 px-4 border"&gt;</text:span></text:p>
        <text:p text:style-name="Preformatted_20_Text"><text:span text:style-name="Source_20_Text"><text:s text:c="24"/>&lt;strong&gt;🤝 Peticiones:&lt;/strong&gt;</text:span></text:p>
        <text:p text:style-name="Preformatted_20_Text"><text:span text:style-name="Source_20_Text"><text:s text:c="24"/>&lt;ul className="list-disc ml-4 text-sm text-gray-700"&gt;</text:span></text:p>
        <text:p text:style-name="Preformatted_20_Text"><text:span text:style-name="Source_20_Text"><text:s text:c="26"/>{[...peticionesHechas, ...peticionesRecibidas].map(([pid, p]) =&gt; (</text:span></text:p>
        <text:p text:style-name="Preformatted_20_Text"><text:span text:style-name="Source_20_Text"><text:s text:c="28"/>&lt;li key={pid}&gt;</text:span></text:p>
        <text:p text:style-name="Preformatted_20_Text"><text:span text:style-name="Source_20_Text"><text:s text:c="30"/>{p.fecha} → {p.de === t.id ? "Solicitó a " : "Ayudó a "}</text:span></text:p>
        <text:p text:style-name="Preformatted_20_Text"><text:span text:style-name="Source_20_Text"><text:s text:c="30"/>{trabajadores[p.de === t.id ? p.para : p.de]?.nombre || "?"}</text:span></text:p>
        <text:p text:style-name="Preformatted_20_Text"><text:span text:style-name="Source_20_Text"><text:s text:c="30"/>&lt;button</text:span></text:p>
        <text:p text:style-name="Preformatted_20_Text"><text:span text:style-name="Source_20_Text"><text:s text:c="32"/>className="ml-2 text-red-500" </text:span></text:p>
        <text:p text:style-name="Preformatted_20_Text"><text:span text:style-name="Source_20_Text"><text:s text:c="32"/>onClick={() =&gt; eliminarPeticion(pid)}</text:span></text:p>
        <text:p text:style-name="Preformatted_20_Text"><text:span text:style-name="Source_20_Text"><text:s text:c="32"/>style={{ marginLeft: "0.5rem" }}</text:span></text:p>
        <text:p text:style-name="Preformatted_20_Text"><text:span text:style-name="Source_20_Text"><text:s text:c="30"/>&gt;❌&lt;/button&gt;</text:span></text:p>
        <text:p text:style-name="Preformatted_20_Text"><text:span text:style-name="Source_20_Text"><text:s text:c="28"/>&lt;/li&gt;</text:span></text:p>
        <text:p text:style-name="Preformatted_20_Text"><text:span text:style-name="Source_20_Text"><text:s text:c="26"/>))}</text:span></text:p>
        <text:p text:style-name="Preformatted_20_Text"><text:span text:style-name="Source_20_Text"><text:s text:c="24"/>&lt;/ul&gt;</text:span></text:p>
        <text:p text:style-name="Preformatted_20_Text"><text:span text:style-name="Source_20_Text"><text:s text:c="22"/>&lt;/td&gt;</text:span></text:p>
        <text:p text:style-name="Preformatted_20_Text"><text:span text:style-name="Source_20_Text"><text:s text:c="20"/>&lt;/tr&gt;</text:span></text:p>
        <text:p text:style-name="Preformatted_20_Text"><text:span text:style-name="Source_20_Text"><text:s text:c="18"/>)}</text:span></text:p>
        <text:p text:style-name="Preformatted_20_Text"/>
        <text:p text:style-name="Preformatted_20_Text"><text:span text:style-name="Source_20_Text"><text:s text:c="18"/>{expandir === `r-${t.id}` &amp;&amp; (</text:span></text:p>
        <text:p text:style-name="Preformatted_20_Text"><text:span text:style-name="Source_20_Text"><text:s text:c="20"/>&lt;tr&gt;</text:span></text:p>
        <text:p text:style-name="Preformatted_20_Text"><text:span text:style-name="Source_20_Text"><text:s text:c="22"/>&lt;td colSpan={3} className="py-2 px-4 border"&gt;</text:span></text:p>
        <text:p text:style-name="Preformatted_20_Text"><text:span text:style-name="Source_20_Text"><text:s text:c="24"/>&lt;strong&gt;🗓️ Reservas:&lt;/strong&gt;</text:span></text:p>
        <text:p text:style-name="Preformatted_20_Text"><text:span text:style-name="Source_20_Text"><text:s text:c="24"/>&lt;ul className="list-disc ml-4 text-sm text-gray-700"&gt;</text:span></text:p>
        <text:p text:style-name="Preformatted_20_Text"><text:span text:style-name="Source_20_Text"><text:s text:c="26"/>{reservasDel.map(([rid, r]) =&gt; (</text:span></text:p>
        <text:p text:style-name="Preformatted_20_Text"><text:span text:style-name="Source_20_Text"><text:s text:c="28"/>&lt;li key={rid}&gt;</text:span></text:p>
        <text:p text:style-name="Preformatted_20_Text"><text:soft-page-break/><text:span text:style-name="Source_20_Text"><text:s text:c="30"/>{r.fecha}</text:span></text:p>
        <text:p text:style-name="Preformatted_20_Text"><text:span text:style-name="Source_20_Text"><text:s text:c="30"/>&lt;button</text:span></text:p>
        <text:p text:style-name="Preformatted_20_Text"><text:span text:style-name="Source_20_Text"><text:s text:c="32"/>className="ml-2 text-red-500"</text:span></text:p>
        <text:p text:style-name="Preformatted_20_Text"><text:span text:style-name="Source_20_Text"><text:s text:c="32"/>onClick={() =&gt; eliminarReserva(rid)}</text:span></text:p>
        <text:p text:style-name="Preformatted_20_Text"><text:span text:style-name="Source_20_Text"><text:s text:c="32"/>style={{ marginLeft: "0.5rem" }}</text:span></text:p>
        <text:p text:style-name="Preformatted_20_Text"><text:span text:style-name="Source_20_Text"><text:s text:c="30"/>&gt;❌&lt;/button&gt;</text:span></text:p>
        <text:p text:style-name="Preformatted_20_Text"><text:span text:style-name="Source_20_Text"><text:s text:c="28"/>&lt;/li&gt;</text:span></text:p>
        <text:p text:style-name="Preformatted_20_Text"><text:span text:style-name="Source_20_Text"><text:s text:c="26"/>))}</text:span></text:p>
        <text:p text:style-name="Preformatted_20_Text"><text:span text:style-name="Source_20_Text"><text:s text:c="24"/>&lt;/ul&gt;</text:span></text:p>
        <text:p text:style-name="Preformatted_20_Text"><text:span text:style-name="Source_20_Text"><text:s text:c="22"/>&lt;/td&gt;</text:span></text:p>
        <text:p text:style-name="Preformatted_20_Text"><text:span text:style-name="Source_20_Text"><text:s text:c="20"/>&lt;/tr&gt;</text:span></text:p>
        <text:p text:style-name="Preformatted_20_Text"><text:span text:style-name="Source_20_Text"><text:s text:c="18"/>)}</text:span></text:p>
        <text:p text:style-name="Preformatted_20_Text"><text:span text:style-name="Source_20_Text"><text:s text:c="16"/>&lt;/React.Fragment&gt;</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8"/>&lt;/tbody&gt;</text:span></text:p>
        <text:p text:style-name="Preformatted_20_Text"><text:span text:style-name="Source_20_Text"><text:s text:c="6"/>&lt;/table&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Resumen;</text:span></text:p>
        <text:p text:style-name="Text_20_body">Si quieres, también puedo ayudarte a mejorar la presentación visual o añadir más funcionalidades, como filtros por fechas o exportar los datos. ¿Te interesaría? 😊</text:p>
      </text:section>
      <text:section text:style-name="Sect2" text:name="boFuvVKhE4FHy4eBpYSQ3-user-message">
        <text:p text:style-name="P19">Pásame ese mismo código, pero que el botón de borrar sólo se muestre si tenemos lo de admin.</text:p>
      </text:section>
      <text:section text:style-name="Sect2" text:name="vYBWLnxMbVeoncBUKVStt-content-0">
        <text:p text:style-name="P20">¡Perfecto, Carlos! Para controlar que el botón de borrar se muestre solo si el usuario es <text:span text:style-name="Strong_20_Emphasis">admin</text:span>, primero necesitas definir algún mecanismo que indique si el usuario actual tiene permisos de administrador. Vamos a asumir que tienes una variable llamada <text:span text:style-name="Source_20_Text">esAdmin</text:span> en el componente que determina esto. Si aún no la tienes, puedo ayudarte a conectarlo con tu sistema de autenticación más adelante.</text:p>
        <text:p text:style-name="Text_20_body">Aquí tienes el componente <text:span text:style-name="Source_20_Text">Resumen</text:span> actualizado con esa lógica ⬇️:</text:p>
        <text:p text:style-name="Text_20_body">tsx</text:p>
        <text:p text:style-name="Preformatted_20_Text"><text:span text:style-name="Source_20_Text">import React, { useEffect, useState } from "react";</text:span></text:p>
        <text:p text:style-name="Preformatted_20_Text"><text:span text:style-name="Source_20_Text">import { db, ref, onValue, remove } from "../firebase/config";</text:span></text:p>
        <text:p text:style-name="Preformatted_20_Text"/>
        <text:p text:style-name="Preformatted_20_Text"><text:span text:style-name="Source_20_Text">type Trabajador = {</text:span></text:p>
        <text:p text:style-name="Preformatted_20_Text"><text:span text:style-name="Source_20_Text"><text:s text:c="2"/>id: string;</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type Peticion = {</text:span></text:p>
        <text:p text:style-name="Preformatted_20_Text"><text:span text:style-name="Source_20_Text"><text:s text:c="2"/>fecha: string;</text:span></text:p>
        <text:p text:style-name="Preformatted_20_Text"><text:span text:style-name="Source_20_Text"><text:s text:c="2"/>de: string;</text:span></text:p>
        <text:p text:style-name="Preformatted_20_Text"><text:span text:style-name="Source_20_Text"><text:s text:c="2"/>para: string;</text:span></text:p>
        <text:p text:style-name="Preformatted_20_Text"><text:span text:style-name="Source_20_Text">};</text:span></text:p>
        <text:p text:style-name="Preformatted_20_Text"/>
        <text:p text:style-name="Preformatted_20_Text"><text:span text:style-name="Source_20_Text">const Resumen: React.FC = () =&gt; {</text:span></text:p>
        <text:p text:style-name="Preformatted_20_Text"><text:span text:style-name="Source_20_Text"><text:s text:c="2"/>const [trabajadores, setTrabajadores] = useState&lt;{ [id: string]: Trabajador }&gt;({});</text:span></text:p>
        <text:p text:style-name="Preformatted_20_Text"><text:span text:style-name="Source_20_Text"><text:s text:c="2"/>const [reservas, setReservas] = useState&lt;{ [id: string]: Reserva }&gt;({});</text:span></text:p>
        <text:p text:style-name="Preformatted_20_Text"><text:span text:style-name="Source_20_Text"><text:s text:c="2"/>const [peticiones, setPeticiones] = useState&lt;{ [id: string]: Peticion }&gt;({});</text:span></text:p>
        <text:p text:style-name="Preformatted_20_Text"><text:soft-page-break/><text:span text:style-name="Source_20_Text"><text:s text:c="2"/>const [expandir, setExpandir] = useState&lt;string | null&gt;(null);</text:span></text:p>
        <text:p text:style-name="Preformatted_20_Text"/>
        <text:p text:style-name="Preformatted_20_Text"><text:span text:style-name="Source_20_Text"><text:s text:c="2"/>// 👇 Esta variable define si el usuario es admin (puedes conectarla a tu auth)</text:span></text:p>
        <text:p text:style-name="Preformatted_20_Text"><text:span text:style-name="Source_20_Text"><text:s text:c="2"/>const esAdmin = true; // Cambiar según lógica real</text:span></text:p>
        <text:p text:style-name="Preformatted_20_Text"/>
        <text:p text:style-name="Preformatted_20_Text"><text:span text:style-name="Source_20_Text"><text:s text:c="2"/>useEffect(() =&gt; {</text:span></text:p>
        <text:p text:style-name="Preformatted_20_Text"><text:span text:style-name="Source_20_Text"><text:s text:c="4"/>onValue(ref(db, "trabajadores"), snap =&gt; setTrabajadores(snap.val() || {}));</text:span></text:p>
        <text:p text:style-name="Preformatted_20_Text"><text:span text:style-name="Source_20_Text"><text:s text:c="4"/>onValue(ref(db, "reservas"), snap =&gt; setReservas(snap.val() || {}));</text:span></text:p>
        <text:p text:style-name="Preformatted_20_Text"><text:span text:style-name="Source_20_Text"><text:s text:c="4"/>onValue(ref(db, "peticiones"), snap =&gt; setPeticiones(snap.val() || {}));</text:span></text:p>
        <text:p text:style-name="Preformatted_20_Text"><text:span text:style-name="Source_20_Text"><text:s text:c="2"/>}, []);</text:span></text:p>
        <text:p text:style-name="Preformatted_20_Text"/>
        <text:p text:style-name="Preformatted_20_Text"><text:span text:style-name="Source_20_Text"><text:s text:c="2"/>const eliminarReserva = (id: string) =&gt; {</text:span></text:p>
        <text:p text:style-name="Preformatted_20_Text"><text:span text:style-name="Source_20_Text"><text:s text:c="4"/>const confirmar = window.confirm("¿Estás seguro de que quieres borrar esta reserva?");</text:span></text:p>
        <text:p text:style-name="Preformatted_20_Text"><text:span text:style-name="Source_20_Text"><text:s text:c="4"/>if (confirmar) remove(ref(db, `reservas/${id}`));</text:span></text:p>
        <text:p text:style-name="Preformatted_20_Text"><text:span text:style-name="Source_20_Text"><text:s text:c="2"/>};</text:span></text:p>
        <text:p text:style-name="Preformatted_20_Text"/>
        <text:p text:style-name="Preformatted_20_Text"><text:span text:style-name="Source_20_Text"><text:s text:c="2"/>const eliminarPeticion = (id: string) =&gt; {</text:span></text:p>
        <text:p text:style-name="Preformatted_20_Text"><text:span text:style-name="Source_20_Text"><text:s text:c="4"/>const confirmar = window.confirm("¿Seguro que quieres eliminar esta petición?");</text:span></text:p>
        <text:p text:style-name="Preformatted_20_Text"><text:span text:style-name="Source_20_Text"><text:s text:c="4"/>if (confirmar) remove(ref(db, `peticiones/${id}`));</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style={{ padding: "2rem" }}&gt;</text:span></text:p>
        <text:p text:style-name="Preformatted_20_Text"><text:span text:style-name="Source_20_Text"><text:s text:c="6"/>&lt;h2&gt;📋 Visualización&lt;/h2&gt;</text:span></text:p>
        <text:p text:style-name="Preformatted_20_Text"><text:span text:style-name="Source_20_Text"><text:s text:c="6"/>&lt;table className="w-full border-collapse"&gt;</text:span></text:p>
        <text:p text:style-name="Preformatted_20_Text"><text:span text:style-name="Source_20_Text"><text:s text:c="8"/>&lt;thead&gt;</text:span></text:p>
        <text:p text:style-name="Preformatted_20_Text"><text:span text:style-name="Source_20_Text"><text:s text:c="10"/>&lt;tr className="bg-gray-100 text-gray-700 text-sm"&gt;</text:span></text:p>
        <text:p text:style-name="Preformatted_20_Text"><text:span text:style-name="Source_20_Text"><text:s text:c="12"/>&lt;th className="py-2 px-4 border"&gt;Nombre&lt;/th&gt;</text:span></text:p>
        <text:p text:style-name="Preformatted_20_Text"><text:span text:style-name="Source_20_Text"><text:s text:c="12"/>&lt;th className="py-2 px-4 border"&gt;Peticiones (saldo)&lt;/th&gt;</text:span></text:p>
        <text:p text:style-name="Preformatted_20_Text"><text:span text:style-name="Source_20_Text"><text:s text:c="12"/>&lt;th className="py-2 px-4 border"&gt;Reservas&lt;/th&gt;</text:span></text:p>
        <text:p text:style-name="Preformatted_20_Text"><text:span text:style-name="Source_20_Text"><text:s text:c="10"/>&lt;/tr&gt;</text:span></text:p>
        <text:p text:style-name="Preformatted_20_Text"><text:span text:style-name="Source_20_Text"><text:s text:c="8"/>&lt;/thead&gt;</text:span></text:p>
        <text:p text:style-name="Preformatted_20_Text"><text:span text:style-name="Source_20_Text"><text:s text:c="8"/>&lt;tbody&gt;</text:span></text:p>
        <text:p text:style-name="Preformatted_20_Text"><text:span text:style-name="Source_20_Text"><text:s text:c="10"/>{Object.entries(trabajadores)</text:span></text:p>
        <text:p text:style-name="Preformatted_20_Text"><text:span text:style-name="Source_20_Text"><text:s text:c="12"/>.map(([id, t]) =&gt; ({ id, ...t }))</text:span></text:p>
        <text:p text:style-name="Preformatted_20_Text"><text:span text:style-name="Source_20_Text"><text:s text:c="12"/>.filter((t) =&gt; t &amp;&amp; t.nombre)</text:span></text:p>
        <text:p text:style-name="Preformatted_20_Text"><text:span text:style-name="Source_20_Text"><text:s text:c="12"/>.sort((a, b) =&gt; a.nombre.localeCompare(b.nombre))</text:span></text:p>
        <text:p text:style-name="Preformatted_20_Text"><text:span text:style-name="Source_20_Text"><text:s text:c="12"/>.map((t) =&gt; {</text:span></text:p>
        <text:p text:style-name="Preformatted_20_Text"><text:span text:style-name="Source_20_Text"><text:s text:c="14"/>const reservasDel = Object.entries(reservas).filter(([, r]) =&gt; r.trabajador === t.id);</text:span></text:p>
        <text:p text:style-name="Preformatted_20_Text"><text:span text:style-name="Source_20_Text"><text:s text:c="14"/>const peticionesHechas = Object.entries(peticiones).filter(([, p]) =&gt; p.de === t.id);</text:span></text:p>
        <text:p text:style-name="Preformatted_20_Text"><text:span text:style-name="Source_20_Text"><text:s text:c="14"/>const peticionesRecibidas = Object.entries(peticiones).filter(([, p]) =&gt; p.para === t.id);</text:span></text:p>
        <text:p text:style-name="Preformatted_20_Text"><text:span text:style-name="Source_20_Text"><text:s text:c="14"/>const saldo = peticionesRecibidas.length - peticionesHechas.length;</text:span></text:p>
        <text:p text:style-name="Preformatted_20_Text"/>
        <text:p text:style-name="Preformatted_20_Text"><text:span text:style-name="Source_20_Text"><text:s text:c="14"/>return (</text:span></text:p>
        <text:p text:style-name="Preformatted_20_Text"><text:span text:style-name="Source_20_Text"><text:s text:c="16"/>&lt;React.Fragment key={t.id}&gt;</text:span></text:p>
        <text:p text:style-name="Preformatted_20_Text"><text:span text:style-name="Source_20_Text"><text:s text:c="18"/>&lt;tr className="hover:bg-gray-50"&gt;</text:span></text:p>
        <text:p text:style-name="Preformatted_20_Text"><text:span text:style-name="Source_20_Text"><text:s text:c="20"/>&lt;td className="py-2 px-4 border"&gt;{t.nombre}&lt;/td&gt;</text:span></text:p>
        <text:p text:style-name="Preformatted_20_Text"><text:span text:style-name="Source_20_Text"><text:s text:c="20"/>&lt;td className="py-2 px-4 border"&gt;</text:span></text:p>
        <text:p text:style-name="Preformatted_20_Text"><text:span text:style-name="Source_20_Text"><text:s text:c="22"/>{saldo}</text:span></text:p>
        <text:p text:style-name="Preformatted_20_Text"><text:span text:style-name="Source_20_Text"><text:s text:c="22"/>&lt;button className="ml-2 text-blue-600" onClick={() =&gt; setExpandir(expandir === `p-${t.id}` ? null : `p-${t.id}`)}&gt;</text:span></text:p>
        <text:p text:style-name="Preformatted_20_Text"><text:span text:style-name="Source_20_Text"><text:s text:c="24"/>{expandir === `p-${t.id}` ? "−" : "+"}</text:span></text:p>
        <text:p text:style-name="Preformatted_20_Text"><text:span text:style-name="Source_20_Text"><text:s text:c="22"/>&lt;/button&gt;</text:span></text:p>
        <text:p text:style-name="Preformatted_20_Text"><text:span text:style-name="Source_20_Text"><text:s text:c="20"/>&lt;/td&gt;</text:span></text:p>
        <text:p text:style-name="Preformatted_20_Text"><text:span text:style-name="Source_20_Text"><text:s text:c="20"/>&lt;td className="py-2 px-4 border"&gt;</text:span></text:p>
        <text:p text:style-name="Preformatted_20_Text"><text:span text:style-name="Source_20_Text"><text:s text:c="22"/>{reservasDel.length}</text:span></text:p>
        <text:p text:style-name="Preformatted_20_Text"><text:soft-page-break/><text:span text:style-name="Source_20_Text"><text:s text:c="22"/>&lt;button className="ml-2 text-blue-600" onClick={() =&gt; setExpandir(expandir === `r-${t.id}` ? null : `r-${t.id}`)}&gt;</text:span></text:p>
        <text:p text:style-name="Preformatted_20_Text"><text:span text:style-name="Source_20_Text"><text:s text:c="24"/>{expandir === `r-${t.id}` ? "−" : "+"}</text:span></text:p>
        <text:p text:style-name="Preformatted_20_Text"><text:span text:style-name="Source_20_Text"><text:s text:c="22"/>&lt;/button&gt;</text:span></text:p>
        <text:p text:style-name="Preformatted_20_Text"><text:span text:style-name="Source_20_Text"><text:s text:c="20"/>&lt;/td&gt;</text:span></text:p>
        <text:p text:style-name="Preformatted_20_Text"><text:span text:style-name="Source_20_Text"><text:s text:c="18"/>&lt;/tr&gt;</text:span></text:p>
        <text:p text:style-name="Preformatted_20_Text"/>
        <text:p text:style-name="Preformatted_20_Text"><text:span text:style-name="Source_20_Text"><text:s text:c="18"/>{expandir === `p-${t.id}` &amp;&amp; (</text:span></text:p>
        <text:p text:style-name="Preformatted_20_Text"><text:span text:style-name="Source_20_Text"><text:s text:c="20"/>&lt;tr className="bg-gray-50"&gt;</text:span></text:p>
        <text:p text:style-name="Preformatted_20_Text"><text:span text:style-name="Source_20_Text"><text:s text:c="22"/>&lt;td colSpan={3} className="py-2 px-4 border"&gt;</text:span></text:p>
        <text:p text:style-name="Preformatted_20_Text"><text:span text:style-name="Source_20_Text"><text:s text:c="24"/>&lt;strong&gt;🤝 Peticiones:&lt;/strong&gt;</text:span></text:p>
        <text:p text:style-name="Preformatted_20_Text"><text:span text:style-name="Source_20_Text"><text:s text:c="24"/>&lt;ul className="list-disc ml-4 text-sm text-gray-700"&gt;</text:span></text:p>
        <text:p text:style-name="Preformatted_20_Text"><text:span text:style-name="Source_20_Text"><text:s text:c="26"/>{[...peticionesHechas, ...peticionesRecibidas].map(([pid, p]) =&gt; (</text:span></text:p>
        <text:p text:style-name="Preformatted_20_Text"><text:span text:style-name="Source_20_Text"><text:s text:c="28"/>&lt;li key={pid}&gt;</text:span></text:p>
        <text:p text:style-name="Preformatted_20_Text"><text:span text:style-name="Source_20_Text"><text:s text:c="30"/>{p.fecha} → {p.de === t.id ? "Solicitó a " : "Ayudó a "}</text:span></text:p>
        <text:p text:style-name="Preformatted_20_Text"><text:span text:style-name="Source_20_Text"><text:s text:c="30"/>{trabajadores[p.de === t.id ? p.para : p.de]?.nombre || "?"}</text:span></text:p>
        <text:p text:style-name="Preformatted_20_Text"><text:span text:style-name="Source_20_Text"><text:s text:c="30"/>{esAdmin &amp;&amp; (</text:span></text:p>
        <text:p text:style-name="Preformatted_20_Text"><text:span text:style-name="Source_20_Text"><text:s text:c="32"/>&lt;button</text:span></text:p>
        <text:p text:style-name="Preformatted_20_Text"><text:span text:style-name="Source_20_Text"><text:s text:c="34"/>className="ml-2 text-red-500"</text:span></text:p>
        <text:p text:style-name="Preformatted_20_Text"><text:span text:style-name="Source_20_Text"><text:s text:c="34"/>onClick={() =&gt; eliminarPeticion(pid)}</text:span></text:p>
        <text:p text:style-name="Preformatted_20_Text"><text:span text:style-name="Source_20_Text"><text:s text:c="34"/>style={{ marginLeft: "0.5rem" }}</text:span></text:p>
        <text:p text:style-name="Preformatted_20_Text"><text:span text:style-name="Source_20_Text"><text:s text:c="32"/>&gt;❌&lt;/button&gt;</text:span></text:p>
        <text:p text:style-name="Preformatted_20_Text"><text:span text:style-name="Source_20_Text"><text:s text:c="30"/>)}</text:span></text:p>
        <text:p text:style-name="Preformatted_20_Text"><text:span text:style-name="Source_20_Text"><text:s text:c="28"/>&lt;/li&gt;</text:span></text:p>
        <text:p text:style-name="Preformatted_20_Text"><text:span text:style-name="Source_20_Text"><text:s text:c="26"/>))}</text:span></text:p>
        <text:p text:style-name="Preformatted_20_Text"><text:span text:style-name="Source_20_Text"><text:s text:c="24"/>&lt;/ul&gt;</text:span></text:p>
        <text:p text:style-name="Preformatted_20_Text"><text:span text:style-name="Source_20_Text"><text:s text:c="22"/>&lt;/td&gt;</text:span></text:p>
        <text:p text:style-name="Preformatted_20_Text"><text:span text:style-name="Source_20_Text"><text:s text:c="20"/>&lt;/tr&gt;</text:span></text:p>
        <text:p text:style-name="Preformatted_20_Text"><text:span text:style-name="Source_20_Text"><text:s text:c="18"/>)}</text:span></text:p>
        <text:p text:style-name="Preformatted_20_Text"/>
        <text:p text:style-name="Preformatted_20_Text"><text:span text:style-name="Source_20_Text"><text:s text:c="18"/>{expandir === `r-${t.id}` &amp;&amp; (</text:span></text:p>
        <text:p text:style-name="Preformatted_20_Text"><text:span text:style-name="Source_20_Text"><text:s text:c="20"/>&lt;tr&gt;</text:span></text:p>
        <text:p text:style-name="Preformatted_20_Text"><text:span text:style-name="Source_20_Text"><text:s text:c="22"/>&lt;td colSpan={3} className="py-2 px-4 border"&gt;</text:span></text:p>
        <text:p text:style-name="Preformatted_20_Text"><text:span text:style-name="Source_20_Text"><text:s text:c="24"/>&lt;strong&gt;🗓️ Reservas:&lt;/strong&gt;</text:span></text:p>
        <text:p text:style-name="Preformatted_20_Text"><text:span text:style-name="Source_20_Text"><text:s text:c="24"/>&lt;ul className="list-disc ml-4 text-sm text-gray-700"&gt;</text:span></text:p>
        <text:p text:style-name="Preformatted_20_Text"><text:span text:style-name="Source_20_Text"><text:s text:c="26"/>{reservasDel.map(([rid, r]) =&gt; (</text:span></text:p>
        <text:p text:style-name="Preformatted_20_Text"><text:span text:style-name="Source_20_Text"><text:s text:c="28"/>&lt;li key={rid}&gt;</text:span></text:p>
        <text:p text:style-name="Preformatted_20_Text"><text:span text:style-name="Source_20_Text"><text:s text:c="30"/>{r.fecha}</text:span></text:p>
        <text:p text:style-name="Preformatted_20_Text"><text:span text:style-name="Source_20_Text"><text:s text:c="30"/>{esAdmin &amp;&amp; (</text:span></text:p>
        <text:p text:style-name="Preformatted_20_Text"><text:span text:style-name="Source_20_Text"><text:s text:c="32"/>&lt;button</text:span></text:p>
        <text:p text:style-name="Preformatted_20_Text"><text:span text:style-name="Source_20_Text"><text:s text:c="34"/>className="ml-2 text-red-500"</text:span></text:p>
        <text:p text:style-name="Preformatted_20_Text"><text:span text:style-name="Source_20_Text"><text:s text:c="34"/>onClick={() =&gt; eliminarReserva(rid)}</text:span></text:p>
        <text:p text:style-name="Preformatted_20_Text"><text:span text:style-name="Source_20_Text"><text:s text:c="34"/>style={{ marginLeft: "0.5rem" }}</text:span></text:p>
        <text:p text:style-name="Preformatted_20_Text"><text:span text:style-name="Source_20_Text"><text:s text:c="32"/>&gt;❌&lt;/button&gt;</text:span></text:p>
        <text:p text:style-name="Preformatted_20_Text"><text:span text:style-name="Source_20_Text"><text:s text:c="30"/>)}</text:span></text:p>
        <text:p text:style-name="Preformatted_20_Text"><text:span text:style-name="Source_20_Text"><text:s text:c="28"/>&lt;/li&gt;</text:span></text:p>
        <text:p text:style-name="Preformatted_20_Text"><text:span text:style-name="Source_20_Text"><text:s text:c="26"/>))}</text:span></text:p>
        <text:p text:style-name="Preformatted_20_Text"><text:span text:style-name="Source_20_Text"><text:s text:c="24"/>&lt;/ul&gt;</text:span></text:p>
        <text:p text:style-name="Preformatted_20_Text"><text:span text:style-name="Source_20_Text"><text:s text:c="22"/>&lt;/td&gt;</text:span></text:p>
        <text:p text:style-name="Preformatted_20_Text"><text:span text:style-name="Source_20_Text"><text:s text:c="20"/>&lt;/tr&gt;</text:span></text:p>
        <text:p text:style-name="Preformatted_20_Text"><text:span text:style-name="Source_20_Text"><text:s text:c="18"/>)}</text:span></text:p>
        <text:p text:style-name="Preformatted_20_Text"><text:span text:style-name="Source_20_Text"><text:s text:c="16"/>&lt;/React.Fragment&gt;</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8"/>&lt;/tbody&gt;</text:span></text:p>
        <text:p text:style-name="Preformatted_20_Text"><text:span text:style-name="Source_20_Text"><text:s text:c="6"/>&lt;/table&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3"><text:span text:style-name="Source_20_Text">export default Resumen;</text:span></text:p>
        <text:p text:style-name="Text_20_body"><text:soft-page-break/>🔐 <text:span text:style-name="Strong_20_Emphasis">¿Y si quieres que admin se determine por usuario autenticado?</text:span> Podríamos conectarlo con Firebase Auth o una propiedad del usuario en tu base de datos. ¿Quieres que te ayude con eso también? Te lo puedo montar en un pispás 🪄.</text:p>
      </text:section>
      <text:section text:style-name="Sect2" text:name="wogE6nK9BWwgR1ugPNxJa-user-message">
        <text:p text:style-name="P19">No, quiero que se utilice lo que habíamos hecho en la pantalla Admin.</text:p>
      </text:section>
      <text:section text:style-name="Sect2" text:name="4ADfGtKFUChYam1oywU1q-content-0">
        <text:p text:style-name="P20">¡Perfecto, Carlos! Entonces vamos a aprovechar la lógica que ya usaste en la pantalla <text:span text:style-name="Source_20_Text">Admin</text:span>, donde se activa el modo administrador mediante una contraseña y se guarda el estado con <text:span text:style-name="Source_20_Text">setEsAdmin</text:span>.</text:p>
        <text:p text:style-name="Text_20_body">Para que el componente <text:span text:style-name="Source_20_Text">Resumen</text:span> respete eso, simplemente necesitas <text:span text:style-name="Strong_20_Emphasis">pasar </text:span><text:span text:style-name="Source_20_Text">esAdmin</text:span><text:span text:style-name="Strong_20_Emphasis"> como prop</text:span> desde <text:span text:style-name="Source_20_Text">App.tsx</text:span> a <text:span text:style-name="Source_20_Text">Resumen.tsx</text:span>. Aquí te muestro cómo hacerlo todo bien atado.</text:p>
        <text:h text:style-name="Heading_20_2" text:outline-level="2"><text:bookmark-start text:name="__RefHeading___Toc9034_2487601059"/>🧩 1. En <text:span text:style-name="Source_20_Text">App.tsx</text:span>, gestiona el estado admin<text:bookmark-end text:name="__RefHeading___Toc9034_2487601059"/></text:h>
        <text:p text:style-name="Text_20_body">Asegúrate de tener esto en tu componente principal:</text:p>
        <text:p text:style-name="Text_20_body">tsx</text:p>
        <text:p text:style-name="P23"><text:span text:style-name="Source_20_Text">const [esAdmin, setEsAdmin] = useState(false);</text:span></text:p>
        <text:p text:style-name="Text_20_body">Y luego modifica la ruta de <text:span text:style-name="Source_20_Text">Admin</text:span>:</text:p>
        <text:p text:style-name="Text_20_body">tsx</text:p>
        <text:p text:style-name="P23"><text:span text:style-name="Source_20_Text">&lt;Route path="/admin" element={&lt;Admin setEsAdmin={setEsAdmin} /&gt;} /&gt;</text:span></text:p>
        <text:p text:style-name="Text_20_body">Y la de <text:span text:style-name="Source_20_Text">Resumen</text:span>:</text:p>
        <text:p text:style-name="Text_20_body">tsx</text:p>
        <text:p text:style-name="P23"><text:span text:style-name="Source_20_Text">&lt;Route path="/resumen" element={&lt;Resumen esAdmin={esAdmin} /&gt;} /&gt;</text:span></text:p>
        <text:h text:style-name="Heading_20_2" text:outline-level="2"><text:bookmark-start text:name="__RefHeading___Toc9036_2487601059"/>✅ 2. En <text:span text:style-name="Source_20_Text">Resumen.tsx</text:span>, recibe la prop<text:bookmark-end text:name="__RefHeading___Toc9036_2487601059"/></text:h>
        <text:p text:style-name="Text_20_body">Actualiza el encabezado del componente:</text:p>
        <text:p text:style-name="Text_20_body">tsx</text:p>
        <text:p text:style-name="Preformatted_20_Text"><text:span text:style-name="Source_20_Text">type Props = {</text:span></text:p>
        <text:p text:style-name="Preformatted_20_Text"><text:span text:style-name="Source_20_Text"><text:s text:c="2"/>esAdmin: boolean;</text:span></text:p>
        <text:p text:style-name="Preformatted_20_Text"><text:span text:style-name="Source_20_Text">};</text:span></text:p>
        <text:p text:style-name="Preformatted_20_Text"/>
        <text:p text:style-name="Preformatted_20_Text"><text:span text:style-name="Source_20_Text">const Resumen: React.FC&lt;Props&gt; = ({ esAdmin }) =&gt; {</text:span></text:p>
        <text:p text:style-name="P23"><text:span text:style-name="Source_20_Text"><text:s text:c="2"/>// ...</text:span></text:p>
        <text:p text:style-name="Text_20_body">Y luego en la parte del botón de borrar, simplemente haz:</text:p>
        <text:p text:style-name="Text_20_body">tsx</text:p>
        <text:p text:style-name="Preformatted_20_Text"><text:span text:style-name="Source_20_Text">{esAdmin &amp;&amp; (</text:span></text:p>
        <text:p text:style-name="Preformatted_20_Text"><text:span text:style-name="Source_20_Text"><text:s text:c="2"/>&lt;button</text:span></text:p>
        <text:p text:style-name="Preformatted_20_Text"><text:span text:style-name="Source_20_Text"><text:s text:c="4"/>className="ml-2 text-red-500"</text:span></text:p>
        <text:p text:style-name="Preformatted_20_Text"><text:span text:style-name="Source_20_Text"><text:s text:c="4"/>onClick={() =&gt; eliminarReserva(rid)}</text:span></text:p>
        <text:p text:style-name="Preformatted_20_Text"><text:span text:style-name="Source_20_Text"><text:s text:c="4"/>style={{ marginLeft: "0.5rem" }}</text:span></text:p>
        <text:p text:style-name="Preformatted_20_Text"><text:span text:style-name="Source_20_Text"><text:s text:c="2"/>&gt;</text:span></text:p>
        <text:p text:style-name="Preformatted_20_Text"><text:span text:style-name="Source_20_Text"><text:s text:c="4"/>❌</text:span></text:p>
        <text:p text:style-name="Preformatted_20_Text"><text:span text:style-name="Source_20_Text"><text:s text:c="2"/>&lt;/button&gt;</text:span></text:p>
        <text:p text:style-name="P23"><text:soft-page-break/><text:span text:style-name="Source_20_Text">)}</text:span></text:p>
        <text:p text:style-name="Text_20_body">Haz esto en ambos botones: el de reservas y el de peticiones.</text:p>
        <text:h text:style-name="Heading_20_2" text:outline-level="2"><text:bookmark-start text:name="__RefHeading___Toc9038_2487601059"/>🛡️ Resultado<text:bookmark-end text:name="__RefHeading___Toc9038_2487601059"/></text:h>
        <text:p text:style-name="Text_20_body">Tu botón de borrar solo aparece si el usuario ha pasado por la pantalla <text:span text:style-name="Source_20_Text">Admin</text:span> y ha sido validado como tal. Esto se mantiene en la sesión de React mientras no recargue la web. Si quieres que persista entre recargas, puedes guardar <text:span text:style-name="Source_20_Text">esAdmin</text:span> en <text:span text:style-name="Source_20_Text">localStorage</text:span> y recuperarlo en el inicio de <text:span text:style-name="Source_20_Text">App.tsx</text:span>. ¿Te gustaría que lo prepare así?</text:p>
        <text:p text:style-name="Text_20_body">También puedo ayudarte a que el acceso a la ruta <text:span text:style-name="Source_20_Text">/reset</text:span> esté bloqueado si no eres admin, o que redirija automáticamente si lo intentas. ¡Vamos afinando tu sistema! 😄</text:p>
      </text:section>
      <text:section text:style-name="Sect2" text:name="856EfUnkpHDkfjhnZqNXk-user-message">
        <text:p text:style-name="P19">¿Cómo arreglamos este error que no me deja hacer build? src/pages/Resumen.tsx:60:34 - error TS2783: 'id' is specified more than once, so this usage will be overwritten. 60 .map(([id, t]) =&gt; ({ id, ...t })) ~~ src/pages/Resumen.tsx:60:38 60 .map(([id, t]) =&gt; ({ id, ...t })) ~~~~ This spread always overwrites this property. Found 1 error.</text:p>
      </text:section>
      <text:section text:style-name="Sect2" text:name="bfnLPaRohtP9SXP7ttx3F-content-0">
        <text:p text:style-name="P20">¡Buena caza, Carlos! Ese error es muy claro: estás creando un objeto con una propiedad <text:span text:style-name="Source_20_Text">id</text:span>, y luego estás expandiendo <text:span text:style-name="Source_20_Text">...t</text:span>, pero dentro de <text:span text:style-name="Source_20_Text">t</text:span> ya hay una propiedad <text:span text:style-name="Source_20_Text">id</text:span>, así que se <text:span text:style-name="Strong_20_Emphasis">sobreescribe la primera</text:span>.</text:p>
        <text:h text:style-name="Heading_20_2" text:outline-level="2"><text:bookmark-start text:name="__RefHeading___Toc9040_2487601059"/>🛠️ Soluciones<text:bookmark-end text:name="__RefHeading___Toc9040_2487601059"/></text:h>
        <text:p text:style-name="Text_20_body">Tienes dos opciones, según lo que realmente quieras conservar:</text:p>
        <text:h text:style-name="Heading_20_3" text:outline-level="3"><text:bookmark-start text:name="__RefHeading___Toc9042_2487601059"/>👉 Opción A: Dar prioridad al <text:span text:style-name="Source_20_Text">id</text:span> externo<text:bookmark-end text:name="__RefHeading___Toc9042_2487601059"/></text:h>
        <text:p text:style-name="Text_20_body">tsx</text:p>
        <text:p text:style-name="P23"><text:span text:style-name="Source_20_Text">.map(([id, t]) =&gt; ({ ...t, id }))</text:span></text:p>
        <text:list text:style-name="L70">
          <text:list-item>
            <text:p text:style-name="P92">En este caso, el <text:span text:style-name="Source_20_Text">id</text:span> que viene como primer elemento del array <text:span text:style-name="Strong_20_Emphasis">reemplaza</text:span> cualquier <text:span text:style-name="Source_20_Text">id</text:span> que esté dentro de <text:span text:style-name="Source_20_Text">t</text:span>.</text:p>
          </text:list-item>
          <text:list-item>
            <text:p text:style-name="P92">Es útil si el <text:span text:style-name="Source_20_Text">id</text:span> externo es el correcto y el de <text:span text:style-name="Source_20_Text">t</text:span> está mal o no lo necesitas.</text:p>
          </text:list-item>
        </text:list>
        <text:h text:style-name="Heading_20_3" text:outline-level="3"><text:bookmark-start text:name="__RefHeading___Toc9044_2487601059"/>👉 Opción B: Mantener el <text:span text:style-name="Source_20_Text">id</text:span> dentro de <text:span text:style-name="Source_20_Text">t</text:span><text:bookmark-end text:name="__RefHeading___Toc9044_2487601059"/></text:h>
        <text:p text:style-name="Text_20_body">tsx</text:p>
        <text:p text:style-name="P23"><text:span text:style-name="Source_20_Text">.map(([_, t]) =&gt; t)</text:span></text:p>
        <text:list text:style-name="L71">
          <text:list-item>
            <text:p text:style-name="P93">Así ignoras el <text:span text:style-name="Source_20_Text">id</text:span> de fuera y usas directamente el objeto <text:span text:style-name="Source_20_Text">t</text:span> como está.</text:p>
          </text:list-item>
          <text:list-item>
            <text:p text:style-name="P93">Útil si ya viene completo y bien formado desde la fuente original.</text:p>
          </text:list-item>
        </text:list>
        <text:p text:style-name="Text_20_body">Si no estás seguro cuál es el <text:span text:style-name="Source_20_Text">id</text:span> válido, puedo ayudarte a revisar el contexto del <text:span text:style-name="Source_20_Text">.map()</text:span> para elegir la opción correcta. ¿De dónde vienen esos pares <text:span text:style-name="Source_20_Text">[id, t]</text:span>? ¿Tal vez de un <text:span text:style-name="Source_20_Text">Map</text:span> o de <text:span text:style-name="Source_20_Text">Object.entries()</text:span>? Dame un vistazo y lo resolvemos con precisión quirúrgica 🧠🔧</text:p>
        <text:p text:style-name="Text_20_body"/>
        <text:p text:style-name="P19"><text:soft-page-break/>Esto va bien, ahora vamos con el cambio gordo. Recuerda el json que te pasé de la BBDD. Ahora va a variar algo en Bolsa. Al pinchar en ese menú, me gustaría tener dos partes. La primera, para crear una petición. Este formulario tendría: Solicitar día Trabajador -&gt; Un combo con los trabajadores ordenados por nombre. Fecha -&gt; Típico frame para meter fechas. Clave -&gt; Un campo de texto que permitiría meter el código del turno que el trabajador ofrece. Checkbox -&gt; Admito permuta. Esto lo guardaríamos en la BBDD en una raíz de "peticiones", digo yo. La segunda parte, mostraríamos una lista con las peticiones de la gente y un botón para aceptarlas. Como no tenemos implementado Login ni nada, antes de aceptar, deberíamos ofrecer un combo con trabajadores para meter el que sería el trabajador "para". Recuerda que las peticiones tienen el "de", "para", "fecha", y ahora "clave". ¿Cómo gestionaríamos la permuta? Lo pensaremos más adelante. De momento, vamos a dejarlo sólo como un checkbox informativo.</text:p>
        <text:section text:style-name="Sect2" text:name="ZRznpsP7RX9mdmYBQ9qTC-content-0">
          <text:p text:style-name="P20">¡Entendido, Carlos! Vamos a hacer que la página de <text:span text:style-name="Strong_20_Emphasis">Bolsa</text:span> se convierta en el nuevo centro de intercambio de turnos 😄. Te propongo una implementación clara dividida en dos secciones, completamente funcional con Firebase.</text:p>
          <text:h text:style-name="P94" text:outline-level="2"><text:bookmark-start text:name="__RefHeading___Toc14654_2917578271"/>🧩 Estructura del componente <text:span text:style-name="Source_20_Text">Bolsa.tsx</text:span><text:bookmark-end text:name="__RefHeading___Toc14654_2917578271"/></text:h>
          <text:h text:style-name="P95" text:outline-level="3"><text:bookmark-start text:name="__RefHeading___Toc14656_2917578271"/>🔧 1. Preparativos<text:bookmark-end text:name="__RefHeading___Toc14656_2917578271"/></text:h>
          <text:list text:style-name="L72">
            <text:list-item>
              <text:p text:style-name="P96">Acceso a Firebase (<text:span text:style-name="Source_20_Text">trabajadores</text:span> y <text:span text:style-name="Source_20_Text">peticiones</text:span>).</text:p>
            </text:list-item>
            <text:list-item>
              <text:p text:style-name="P96">Manejo de formularios y selección.</text:p>
            </text:list-item>
            <text:list-item>
              <text:p text:style-name="P96">Registro en <text:span text:style-name="Source_20_Text">peticiones/</text:span> con campos: <text:span text:style-name="Source_20_Text">de</text:span>, <text:span text:style-name="Source_20_Text">para</text:span>, <text:span text:style-name="Source_20_Text">fecha</text:span>, <text:span text:style-name="Source_20_Text">clave</text:span>, <text:span text:style-name="Source_20_Text">permuta</text:span>.</text:p>
            </text:list-item>
          </text:list>
          <text:h text:style-name="P95" text:outline-level="3"><text:bookmark-start text:name="__RefHeading___Toc14658_2917578271"/>✍️ 2. Formulario de solicitud (parte superior)<text:bookmark-end text:name="__RefHeading___Toc14658_2917578271"/></text:h>
          <text:p text:style-name="Text_20_body">Campos:</text:p>
          <text:list text:style-name="L73">
            <text:list-item>
              <text:p text:style-name="P97">🗓️ Fecha (<text:span text:style-name="Source_20_Text">input type="date"</text:span>)</text:p>
            </text:list-item>
            <text:list-item>
              <text:p text:style-name="P97">👤 Trabajador solicitante (<text:span text:style-name="Source_20_Text">select</text:span>)</text:p>
            </text:list-item>
            <text:list-item>
              <text:p text:style-name="P97">🔑 Clave (<text:span text:style-name="Source_20_Text">input text</text:span>)</text:p>
            </text:list-item>
            <text:list-item>
              <text:p text:style-name="P97">🔃 Checkbox permuta</text:p>
            </text:list-item>
          </text:list>
          <text:p text:style-name="Text_20_body">Guardamos en Firebase:</text:p>
          <text:p text:style-name="Text_20_body">ts</text:p>
          <text:p text:style-name="P98"><text:span text:style-name="Source_20_Text">{ de, para: "", fecha, clave, permuta: true|false }</text:span></text:p>
          <text:h text:style-name="P95" text:outline-level="3"><text:bookmark-start text:name="__RefHeading___Toc14660_2917578271"/>📋 3. Listado de peticiones (parte inferior)<text:bookmark-end text:name="__RefHeading___Toc14660_2917578271"/></text:h>
          <text:p text:style-name="Text_20_body">Para cada petición:</text:p>
          <text:list text:style-name="L74">
            <text:list-item>
              <text:p text:style-name="P99">Mostramos nombre, fecha, clave, permuta.</text:p>
            </text:list-item>
            <text:list-item>
              <text:p text:style-name="P99">Botón “Aceptar” → abre combo de trabajadores para rellenar campo <text:span text:style-name="Source_20_Text">para</text:span>.</text:p>
            </text:list-item>
            <text:list-item>
              <text:p text:style-name="P99">Al aceptar, se actualiza ese objeto en Firebase con el <text:span text:style-name="Source_20_Text">para</text:span> seleccionado.</text:p>
            </text:list-item>
          </text:list>
          <text:h text:style-name="P94" text:outline-level="2"><text:bookmark-start text:name="__RefHeading___Toc14662_2917578271"/>📄 Código completo de <text:span text:style-name="Source_20_Text">Bolsa.tsx</text:span><text:bookmark-end text:name="__RefHeading___Toc14662_2917578271"/></text:h>
          <text:p text:style-name="Text_20_body">tsx</text:p>
          <text:p text:style-name="P98"><text:soft-page-break/><text:span text:style-name="Source_20_Text">import { useEffect, useState } from "react";</text:span></text:p>
          <text:p text:style-name="P98"><text:span text:style-name="Source_20_Text">import { db, ref, onValue, push, update } from "../firebase/config";</text:span></text:p>
          <text:p text:style-name="P98"/>
          <text:p text:style-name="P98"><text:span text:style-name="Source_20_Text">type Trabajador = {</text:span></text:p>
          <text:p text:style-name="P98"><text:span text:style-name="Source_20_Text"><text:s text:c="2"/>id: string;</text:span></text:p>
          <text:p text:style-name="P98"><text:span text:style-name="Source_20_Text"><text:s text:c="2"/>nombre: string;</text:span></text:p>
          <text:p text:style-name="P98"><text:span text:style-name="Source_20_Text">};</text:span></text:p>
          <text:p text:style-name="P98"/>
          <text:p text:style-name="P98"><text:span text:style-name="Source_20_Text">type Peticion = {</text:span></text:p>
          <text:p text:style-name="P98"><text:span text:style-name="Source_20_Text"><text:s text:c="2"/>de: string;</text:span></text:p>
          <text:p text:style-name="P98"><text:span text:style-name="Source_20_Text"><text:s text:c="2"/>para: string;</text:span></text:p>
          <text:p text:style-name="P98"><text:span text:style-name="Source_20_Text"><text:s text:c="2"/>fecha: string;</text:span></text:p>
          <text:p text:style-name="P98"><text:span text:style-name="Source_20_Text"><text:s text:c="2"/>clave: string;</text:span></text:p>
          <text:p text:style-name="P98"><text:span text:style-name="Source_20_Text"><text:s text:c="2"/>permuta: boolean;</text:span></text:p>
          <text:p text:style-name="P98"><text:span text:style-name="Source_20_Text">};</text:span></text:p>
          <text:p text:style-name="P98"/>
          <text:p text:style-name="P98"><text:span text:style-name="Source_20_Text">const Bolsa: React.FC = () =&gt; {</text:span></text:p>
          <text:p text:style-name="P98"><text:span text:style-name="Source_20_Text"><text:s text:c="2"/>const [trabajadores, setTrabajadores] = useState&lt;Trabajador[]&gt;([]);</text:span></text:p>
          <text:p text:style-name="P98"><text:span text:style-name="Source_20_Text"><text:s text:c="2"/>const [peticiones, setPeticiones] = useState&lt;{ [id: string]: Peticion }&gt;({});</text:span></text:p>
          <text:p text:style-name="P98"/>
          <text:p text:style-name="P98"><text:span text:style-name="Source_20_Text"><text:s text:c="2"/>const [nuevoDe, setNuevoDe] = useState("");</text:span></text:p>
          <text:p text:style-name="P98"><text:span text:style-name="Source_20_Text"><text:s text:c="2"/>const [nuevaFecha, setNuevaFecha] = useState("");</text:span></text:p>
          <text:p text:style-name="P98"><text:span text:style-name="Source_20_Text"><text:s text:c="2"/>const [nuevaClave, setNuevaClave] = useState("");</text:span></text:p>
          <text:p text:style-name="P98"><text:span text:style-name="Source_20_Text"><text:s text:c="2"/>const [permuta, setPermuta] = useState(false);</text:span></text:p>
          <text:p text:style-name="P98"/>
          <text:p text:style-name="P98"><text:span text:style-name="Source_20_Text"><text:s text:c="2"/>const [selectorActivo, setSelectorActivo] = useState&lt;string | null&gt;(null);</text:span></text:p>
          <text:p text:style-name="P98"><text:span text:style-name="Source_20_Text"><text:s text:c="2"/>const [seleccionPara, setSeleccionPara] = useState("");</text:span></text:p>
          <text:p text:style-name="P98"/>
          <text:p text:style-name="P98"><text:span text:style-name="Source_20_Text"><text:s text:c="2"/>useEffect(() =&gt; {</text:span></text:p>
          <text:p text:style-name="P98"><text:span text:style-name="Source_20_Text"><text:s text:c="4"/>onValue(ref(db, "trabajadores"), snap =&gt; {</text:span></text:p>
          <text:p text:style-name="P98"><text:span text:style-name="Source_20_Text"><text:s text:c="6"/>const data = snap.val() || [];</text:span></text:p>
          <text:p text:style-name="P98"><text:span text:style-name="Source_20_Text"><text:s text:c="6"/>const lista = data</text:span></text:p>
          <text:p text:style-name="P98"><text:span text:style-name="Source_20_Text"><text:s text:c="8"/>.map((t: any, index: number) =&gt; t ? { id: index.toString(), nombre: t.nombre } : null)</text:span></text:p>
          <text:p text:style-name="P98"><text:span text:style-name="Source_20_Text"><text:s text:c="8"/>.filter(Boolean) as Trabajador[];</text:span></text:p>
          <text:p text:style-name="P98"><text:span text:style-name="Source_20_Text"><text:s text:c="6"/>lista.sort((a, b) =&gt; a.nombre.localeCompare(b.nombre));</text:span></text:p>
          <text:p text:style-name="P98"><text:span text:style-name="Source_20_Text"><text:s text:c="6"/>setTrabajadores(lista);</text:span></text:p>
          <text:p text:style-name="P98"><text:soft-page-break/><text:span text:style-name="Source_20_Text"><text:s text:c="4"/>});</text:span></text:p>
          <text:p text:style-name="P98"/>
          <text:p text:style-name="P98"><text:span text:style-name="Source_20_Text"><text:s text:c="4"/>onValue(ref(db, "peticiones"), snap =&gt; {</text:span></text:p>
          <text:p text:style-name="P98"><text:span text:style-name="Source_20_Text"><text:s text:c="6"/>setPeticiones(snap.val() || {});</text:span></text:p>
          <text:p text:style-name="P98"><text:span text:style-name="Source_20_Text"><text:s text:c="4"/>});</text:span></text:p>
          <text:p text:style-name="P98"><text:span text:style-name="Source_20_Text"><text:s text:c="2"/>}, []);</text:span></text:p>
          <text:p text:style-name="P98"/>
          <text:p text:style-name="P98"><text:span text:style-name="Source_20_Text"><text:s text:c="2"/>const nombrePorId = (id: string) =&gt;</text:span></text:p>
          <text:p text:style-name="P98"><text:span text:style-name="Source_20_Text"><text:s text:c="4"/>trabajadores.find((t) =&gt; t.id === id)?.nombre || "¿?";</text:span></text:p>
          <text:p text:style-name="P98"/>
          <text:p text:style-name="P98"><text:span text:style-name="Source_20_Text"><text:s text:c="2"/>const enviarPeticion = () =&gt; {</text:span></text:p>
          <text:p text:style-name="P98"><text:span text:style-name="Source_20_Text"><text:s text:c="4"/>if (!nuevoDe || !nuevaFecha || !nuevaClave) return alert("⚠️ Completa todos los campos.");</text:span></text:p>
          <text:p text:style-name="P98"><text:span text:style-name="Source_20_Text"><text:s text:c="4"/>const confirmar = window.confirm(`¿Confirmas pedir ayuda para el ${nuevaFecha}?`);</text:span></text:p>
          <text:p text:style-name="P98"><text:span text:style-name="Source_20_Text"><text:s text:c="4"/>if (!confirmar) return;</text:span></text:p>
          <text:p text:style-name="P98"/>
          <text:p text:style-name="P98"><text:span text:style-name="Source_20_Text"><text:s text:c="4"/>push(ref(db, "peticiones"), {</text:span></text:p>
          <text:p text:style-name="P98"><text:span text:style-name="Source_20_Text"><text:s text:c="6"/>de: nuevoDe,</text:span></text:p>
          <text:p text:style-name="P98"><text:span text:style-name="Source_20_Text"><text:s text:c="6"/>para: "",</text:span></text:p>
          <text:p text:style-name="P98"><text:span text:style-name="Source_20_Text"><text:s text:c="6"/>fecha: nuevaFecha,</text:span></text:p>
          <text:p text:style-name="P98"><text:span text:style-name="Source_20_Text"><text:s text:c="6"/>clave: nuevaClave,</text:span></text:p>
          <text:p text:style-name="P98"><text:span text:style-name="Source_20_Text"><text:s text:c="6"/>permuta</text:span></text:p>
          <text:p text:style-name="P98"><text:span text:style-name="Source_20_Text"><text:s text:c="4"/>});</text:span></text:p>
          <text:p text:style-name="P98"/>
          <text:p text:style-name="P98"><text:span text:style-name="Source_20_Text"><text:s text:c="4"/>setNuevoDe("");</text:span></text:p>
          <text:p text:style-name="P98"><text:span text:style-name="Source_20_Text"><text:s text:c="4"/>setNuevaFecha("");</text:span></text:p>
          <text:p text:style-name="P98"><text:span text:style-name="Source_20_Text"><text:s text:c="4"/>setNuevaClave("");</text:span></text:p>
          <text:p text:style-name="P98"><text:span text:style-name="Source_20_Text"><text:s text:c="4"/>setPermuta(false);</text:span></text:p>
          <text:p text:style-name="P98"><text:span text:style-name="Source_20_Text"><text:s text:c="2"/>};</text:span></text:p>
          <text:p text:style-name="P98"/>
          <text:p text:style-name="P98"><text:span text:style-name="Source_20_Text"><text:s text:c="2"/>const aceptarPeticion = (pid: string) =&gt; {</text:span></text:p>
          <text:p text:style-name="P98"><text:span text:style-name="Source_20_Text"><text:s text:c="4"/>if (!seleccionPara) return alert("⚠️ Selecciona un trabajador para asignarlo.");</text:span></text:p>
          <text:p text:style-name="P98"><text:span text:style-name="Source_20_Text"><text:s text:c="4"/>update(ref(db, `peticiones/${pid}`), { para: seleccionPara });</text:span></text:p>
          <text:p text:style-name="P98"><text:span text:style-name="Source_20_Text"><text:s text:c="4"/>setSelectorActivo(null);</text:span></text:p>
          <text:p text:style-name="P98"><text:span text:style-name="Source_20_Text"><text:s text:c="4"/>setSeleccionPara("");</text:span></text:p>
          <text:p text:style-name="P98"><text:soft-page-break/><text:span text:style-name="Source_20_Text"><text:s text:c="2"/>};</text:span></text:p>
          <text:p text:style-name="P98"/>
          <text:p text:style-name="P98"><text:span text:style-name="Source_20_Text"><text:s text:c="2"/>return (</text:span></text:p>
          <text:p text:style-name="P98"><text:span text:style-name="Source_20_Text"><text:s text:c="4"/>&lt;div className="p-6 max-w-3xl mx-auto"&gt;</text:span></text:p>
          <text:p text:style-name="P98"><text:span text:style-name="Source_20_Text"><text:s text:c="6"/>&lt;h2 className="text-2xl font-bold mb-6"&gt;🎯 Bolsa de Turnos&lt;/h2&gt;</text:span></text:p>
          <text:p text:style-name="P98"/>
          <text:p text:style-name="P98"><text:span text:style-name="Source_20_Text"><text:s text:c="6"/>{/* 📤 Formulario */}</text:span></text:p>
          <text:p text:style-name="P98"><text:span text:style-name="Source_20_Text"><text:s text:c="6"/>&lt;div className="mb-8 border rounded p-4 bg-gray-50"&gt;</text:span></text:p>
          <text:p text:style-name="P98"><text:span text:style-name="Source_20_Text"><text:s text:c="8"/>&lt;h3 className="text-lg font-semibold mb-4"&gt;Solicitar ayuda&lt;/h3&gt;</text:span></text:p>
          <text:p text:style-name="P98"><text:span text:style-name="Source_20_Text"><text:s text:c="8"/>&lt;div className="flex flex-col gap-2 text-sm"&gt;</text:span></text:p>
          <text:p text:style-name="P98"><text:span text:style-name="Source_20_Text"><text:s text:c="10"/>&lt;label&gt;</text:span></text:p>
          <text:p text:style-name="P98"><text:span text:style-name="Source_20_Text"><text:s text:c="12"/>Trabajador:</text:span></text:p>
          <text:p text:style-name="P98"><text:span text:style-name="Source_20_Text"><text:s text:c="12"/>&lt;select className="border rounded px-2 py-1 w-full" value={nuevoDe} onChange={(e) =&gt; setNuevoDe(e.target.value)}&gt;</text:span></text:p>
          <text:p text:style-name="P98"><text:span text:style-name="Source_20_Text"><text:s text:c="14"/>&lt;option value=""&gt;Selecciona&lt;/option&gt;</text:span></text:p>
          <text:p text:style-name="P98"><text:span text:style-name="Source_20_Text"><text:s text:c="14"/>{trabajadores.map(t =&gt; &lt;option key={t.id} value={t.id}&gt;{t.nombre}&lt;/option&gt;)}</text:span></text:p>
          <text:p text:style-name="P98"><text:span text:style-name="Source_20_Text"><text:s text:c="12"/>&lt;/select&gt;</text:span></text:p>
          <text:p text:style-name="P98"><text:span text:style-name="Source_20_Text"><text:s text:c="10"/>&lt;/label&gt;</text:span></text:p>
          <text:p text:style-name="P98"/>
          <text:p text:style-name="P98"><text:span text:style-name="Source_20_Text"><text:s text:c="10"/>&lt;label&gt;</text:span></text:p>
          <text:p text:style-name="P98"><text:span text:style-name="Source_20_Text"><text:s text:c="12"/>Fecha:</text:span></text:p>
          <text:p text:style-name="P98"><text:span text:style-name="Source_20_Text"><text:s text:c="12"/>&lt;input type="date" className="border rounded px-2 py-1 w-full" value={nuevaFecha} onChange={(e) =&gt; setNuevaFecha(e.target.value)} /&gt;</text:span></text:p>
          <text:p text:style-name="P98"><text:span text:style-name="Source_20_Text"><text:s text:c="10"/>&lt;/label&gt;</text:span></text:p>
          <text:p text:style-name="P98"/>
          <text:p text:style-name="P98"><text:span text:style-name="Source_20_Text"><text:s text:c="10"/>&lt;label&gt;</text:span></text:p>
          <text:p text:style-name="P98"><text:span text:style-name="Source_20_Text"><text:s text:c="12"/>Clave (código del turno):</text:span></text:p>
          <text:p text:style-name="P98"><text:span text:style-name="Source_20_Text"><text:s text:c="12"/>&lt;input type="text" className="border rounded px-2 py-1 w-full" value={nuevaClave} onChange={(e) =&gt; setNuevaClave(e.target.value)} /&gt;</text:span></text:p>
          <text:p text:style-name="P98"><text:span text:style-name="Source_20_Text"><text:s text:c="10"/>&lt;/label&gt;</text:span></text:p>
          <text:p text:style-name="P98"/>
          <text:p text:style-name="P98"><text:span text:style-name="Source_20_Text"><text:s text:c="10"/>&lt;label className="flex items-center gap-2"&gt;</text:span></text:p>
          <text:p text:style-name="P98"><text:span text:style-name="Source_20_Text"><text:s text:c="12"/>&lt;input type="checkbox" checked={permuta} onChange={(e) =&gt; setPermuta(e.target.checked)} /&gt;</text:span></text:p>
          <text:p text:style-name="P98"><text:span text:style-name="Source_20_Text"><text:s text:c="12"/>Admito permuta</text:span></text:p>
          <text:p text:style-name="P98"><text:span text:style-name="Source_20_Text"><text:s text:c="10"/>&lt;/label&gt;</text:span></text:p>
          <text:p text:style-name="P98"/>
          <text:p text:style-name="P98"><text:soft-page-break/><text:span text:style-name="Source_20_Text"><text:s text:c="10"/>&lt;button onClick={enviarPeticion} className="bg-blue-600 text-white px-4 py-2 rounded w-fit mt-2"&gt;</text:span></text:p>
          <text:p text:style-name="P98"><text:span text:style-name="Source_20_Text"><text:s text:c="12"/>Guardar petición</text:span></text:p>
          <text:p text:style-name="P98"><text:span text:style-name="Source_20_Text"><text:s text:c="10"/>&lt;/button&gt;</text:span></text:p>
          <text:p text:style-name="P98"><text:span text:style-name="Source_20_Text"><text:s text:c="8"/>&lt;/div&gt;</text:span></text:p>
          <text:p text:style-name="P98"><text:span text:style-name="Source_20_Text"><text:s text:c="6"/>&lt;/div&gt;</text:span></text:p>
          <text:p text:style-name="P98"/>
          <text:p text:style-name="P98"><text:span text:style-name="Source_20_Text"><text:s text:c="6"/>{/* 📋 Listado */}</text:span></text:p>
          <text:p text:style-name="P98"><text:span text:style-name="Source_20_Text"><text:s text:c="6"/>&lt;h3 className="text-lg font-semibold mb-4"&gt;📌 Peticiones activas&lt;/h3&gt;</text:span></text:p>
          <text:p text:style-name="P98"><text:span text:style-name="Source_20_Text"><text:s text:c="6"/>&lt;ul className="space-y-4"&gt;</text:span></text:p>
          <text:p text:style-name="P98"><text:span text:style-name="Source_20_Text"><text:s text:c="8"/>{Object.entries(peticiones).map(([pid, p]) =&gt; (</text:span></text:p>
          <text:p text:style-name="P98"><text:span text:style-name="Source_20_Text"><text:s text:c="10"/>&lt;li key={pid} className="border rounded p-3 bg-white shadow-sm text-sm"&gt;</text:span></text:p>
          <text:p text:style-name="P98"><text:span text:style-name="Source_20_Text"><text:s text:c="12"/>&lt;p&gt;&lt;strong&gt;{nombrePorId(p.de)}&lt;/strong&gt; solicita ayuda el &lt;strong&gt;{p.fecha}&lt;/strong&gt;&lt;/p&gt;</text:span></text:p>
          <text:p text:style-name="P98"><text:span text:style-name="Source_20_Text"><text:s text:c="12"/>&lt;p&gt;Clave: {p.clave} {p.permuta &amp;&amp; &lt;span className="text-yellow-600 ml-2"&gt;(permuta permitida)&lt;/span&gt;}&lt;/p&gt;</text:span></text:p>
          <text:p text:style-name="P98"/>
          <text:p text:style-name="P98"><text:span text:style-name="Source_20_Text"><text:s text:c="12"/>{p.para ? (</text:span></text:p>
          <text:p text:style-name="P98"><text:span text:style-name="Source_20_Text"><text:s text:c="14"/>&lt;p className="mt-2 text-green-700"&gt;✅ Aceptada por {nombrePorId(p.para)}&lt;/p&gt;</text:span></text:p>
          <text:p text:style-name="P98"><text:span text:style-name="Source_20_Text"><text:s text:c="12"/>) : (</text:span></text:p>
          <text:p text:style-name="P98"><text:span text:style-name="Source_20_Text"><text:s text:c="14"/>selectorActivo === pid ? (</text:span></text:p>
          <text:p text:style-name="P98"><text:span text:style-name="Source_20_Text"><text:s text:c="16"/>&lt;div className="mt-2 flex flex-col gap-2"&gt;</text:span></text:p>
          <text:p text:style-name="P98"><text:span text:style-name="Source_20_Text"><text:s text:c="18"/>&lt;select className="border rounded px-2 py-1 w-full text-sm" value={seleccionPara} onChange={(e) =&gt; setSeleccionPara(e.target.value)}&gt;</text:span></text:p>
          <text:p text:style-name="P98"><text:span text:style-name="Source_20_Text"><text:s text:c="20"/>&lt;option value=""&gt;Selecciona compañero&lt;/option&gt;</text:span></text:p>
          <text:p text:style-name="P98"><text:span text:style-name="Source_20_Text"><text:s text:c="20"/>{trabajadores.map(t =&gt; &lt;option key={t.id} value={t.id}&gt;{t.nombre}&lt;/option&gt;)}</text:span></text:p>
          <text:p text:style-name="P98"><text:span text:style-name="Source_20_Text"><text:s text:c="18"/>&lt;/select&gt;</text:span></text:p>
          <text:p text:style-name="P98"><text:span text:style-name="Source_20_Text"><text:s text:c="18"/>&lt;button onClick={() =&gt; aceptarPeticion(pid)} className="bg-green-500 text-white px-3 py-1 rounded text-sm"&gt;Aceptar solicitud&lt;/button&gt;</text:span></text:p>
          <text:p text:style-name="P98"><text:span text:style-name="Source_20_Text"><text:s text:c="16"/>&lt;/div&gt;</text:span></text:p>
          <text:p text:style-name="P98"><text:span text:style-name="Source_20_Text"><text:s text:c="14"/>) : (</text:span></text:p>
          <text:p text:style-name="P98"><text:span text:style-name="Source_20_Text"><text:s text:c="16"/>&lt;button onClick={() =&gt; setSelectorActivo(pid)} className="mt-2 text-blue-600 text-sm"&gt;Aceptar&lt;/button&gt;</text:span></text:p>
          <text:p text:style-name="P98"><text:span text:style-name="Source_20_Text"><text:s text:c="14"/>)</text:span></text:p>
          <text:p text:style-name="P98"><text:span text:style-name="Source_20_Text"><text:s text:c="12"/>)}</text:span></text:p>
          <text:p text:style-name="P98"><text:span text:style-name="Source_20_Text"><text:s text:c="10"/>&lt;/li&gt;</text:span></text:p>
          <text:p text:style-name="P98"><text:soft-page-break/><text:span text:style-name="Source_20_Text"><text:s text:c="8"/>))}</text:span></text:p>
          <text:p text:style-name="P98"><text:span text:style-name="Source_20_Text"><text:s text:c="6"/>&lt;/ul&gt;</text:span></text:p>
          <text:p text:style-name="P98"><text:span text:style-name="Source_20_Text"><text:s text:c="4"/>&lt;/div&gt;</text:span></text:p>
          <text:p text:style-name="P98"><text:span text:style-name="Source_20_Text"><text:s text:c="2"/>);</text:span></text:p>
          <text:p text:style-name="P98"><text:span text:style-name="Source_20_Text">};</text:span></text:p>
          <text:p text:style-name="P98"/>
          <text:p text:style-name="P98"><text:span text:style-name="Source_20_Text">export default Bolsa;</text:span></text:p>
          <text:h text:style-name="P94" text:outline-level="2"><text:bookmark-start text:name="__RefHeading___Toc14664_2917578271"/>✅ ¿Qué cubre ya?<text:bookmark-end text:name="__RefHeading___Toc14664_2917578271"/></text:h>
          <table:table table:name="Tabla6" table:style-name="Tabla6">
            <table:table-column table:style-name="Tabla6.A"/>
            <table:table-column table:style-name="Tabla6.B"/>
            <table:table-header-rows>
              <table:table-row>
                <table:table-cell table:style-name="Tabla6.A1" office:value-type="string">
                  <text:p text:style-name="Table_20_Heading">Función</text:p>
                </table:table-cell>
                <table:table-cell table:style-name="Tabla6.A1" office:value-type="string">
                  <text:p text:style-name="Table_20_Heading">Estado actual</text:p>
                </table:table-cell>
              </table:table-row>
            </table:table-header-rows>
            <table:table-row>
              <table:table-cell table:style-name="Tabla6.A1" office:value-type="string">
                <text:p text:style-name="Table_20_Contents">Crear petición</text:p>
              </table:table-cell>
              <table:table-cell table:style-name="Tabla6.A1" office:value-type="string">
                <text:p text:style-name="Table_20_Contents">✅ Con clave, fecha, permuta, trabajador</text:p>
              </table:table-cell>
            </table:table-row>
            <table:table-row>
              <table:table-cell table:style-name="Tabla6.A1" office:value-type="string">
                <text:p text:style-name="Table_20_Contents">Guardar en Firebase</text:p>
              </table:table-cell>
              <table:table-cell table:style-name="Tabla6.A1" office:value-type="string">
                <text:p text:style-name="Table_20_Contents">✅ en <text:span text:style-name="Source_20_Text">peticiones/</text:span></text:p>
              </table:table-cell>
            </table:table-row>
            <table:table-row>
              <table:table-cell table:style-name="Tabla6.A1" office:value-type="string">
                <text:p text:style-name="Table_20_Contents">Listar solicitudes</text:p>
              </table:table-cell>
              <table:table-cell table:style-name="Tabla6.A1" office:value-type="string">
                <text:p text:style-name="Table_20_Contents">✅ ordenadas con nombre y estado</text:p>
              </table:table-cell>
            </table:table-row>
            <table:table-row>
              <table:table-cell table:style-name="Tabla6.A1" office:value-type="string">
                <text:p text:style-name="Table_20_Contents">Aceptar solicitud</text:p>
              </table:table-cell>
              <table:table-cell table:style-name="Tabla6.A1" office:value-type="string">
                <text:p text:style-name="Table_20_Contents">✅ seleccionando trabajador para <text:span text:style-name="Source_20_Text">para</text:span></text:p>
              </table:table-cell>
            </table:table-row>
            <table:table-row>
              <table:table-cell table:style-name="Tabla6.A1" office:value-type="string">
                <text:p text:style-name="Table_20_Contents">Mostrar si fue aceptada</text:p>
              </table:table-cell>
              <table:table-cell table:style-name="Tabla6.A1" office:value-type="string">
                <text:p text:style-name="Table_20_Contents">✅ ✔️ con nombre</text:p>
              </table:table-cell>
            </table:table-row>
          </table:table>
          <text:p text:style-name="Text_20_body">¿Quieres que añadamos filtros por fecha, vista compacta estilo tarjetas, o historial de intercambios? También podemos preparar un resumen de permutas activas si decides desarrollar esa lógica. ¡Esta página ya respira autonomía! 😄</text:p>
        </text:section>
        <text:section text:style-name="Sect2" text:name="MdtyJuMzSLMdoyM7ddrAG-user-message">
          <text:p text:style-name="P19">Me encanta cómo ha quedado esto. Las peticiones activas estaría bien ordenaralas de más recientes a más viejas.</text:p>
        </text:section>
        <text:section text:style-name="Sect2" text:name="YHpEhTxddivy8v4LGU1Bb-content-0">
          <text:p text:style-name="P20">¡Eso se arregla en un suspiro! 🔄 Solo hay que modificar la forma en que iteramos sobre las peticiones para que primero salgan las más recientes.</text:p>
          <text:p text:style-name="Text_20_body">Aquí te muestro cómo hacerlo. Vamos a ordenar las peticiones por fecha <text:span text:style-name="Emphasis">descendente</text:span> antes de mostrarlas:</text:p>
          <text:h text:style-name="P95" text:outline-level="3"><text:bookmark-start text:name="__RefHeading___Toc14666_2917578271"/>🧠 Paso a modificar en <text:span text:style-name="Source_20_Text">Bolsa.tsx</text:span><text:bookmark-end text:name="__RefHeading___Toc14666_2917578271"/></text:h>
          <text:p text:style-name="Text_20_body">tsx</text:p>
          <text:p text:style-name="P98"><text:span text:style-name="Source_20_Text">// Dentro del return, justo antes de mostrar el listado</text:span></text:p>
          <text:p text:style-name="P98"><text:span text:style-name="Source_20_Text">const peticionesOrdenadas = Object.entries(peticiones).sort((a, b) =&gt; {</text:span></text:p>
          <text:p text:style-name="P98"><text:span text:style-name="Source_20_Text"><text:s text:c="2"/>const fechaA = new Date(a[1].fecha).getTime();</text:span></text:p>
          <text:p text:style-name="P98"><text:span text:style-name="Source_20_Text"><text:s text:c="2"/>const fechaB = new Date(b[1].fecha).getTime();</text:span></text:p>
          <text:p text:style-name="P98"><text:span text:style-name="Source_20_Text"><text:s text:c="2"/>return fechaB - fechaA; // Más recientes primero</text:span></text:p>
          <text:p text:style-name="P98"><text:span text:style-name="Source_20_Text">});</text:span></text:p>
          <text:p text:style-name="Text_20_body">Y luego reemplazas:</text:p>
          <text:p text:style-name="Text_20_body">tsx</text:p>
          <text:p text:style-name="P98"><text:span text:style-name="Source_20_Text">{Object.entries(peticiones).map(([pid, p]) =&gt; (</text:span></text:p>
          <text:p text:style-name="Text_20_body">por:</text:p>
          <text:p text:style-name="Text_20_body">tsx</text:p>
          <text:p text:style-name="P98"><text:span text:style-name="Source_20_Text">{peticionesOrdenadas.map(([pid, p]) =&gt; (</text:span></text:p>
          <text:p text:style-name="Text_20_body"><text:soft-page-break/>Con esto ya se muestran de hoy hacia atrás 🕒. Si quieres hilar más fino en el futuro, también podemos ordenarlas por fecha <text:span text:style-name="Strong_20_Emphasis">y</text:span> prioridad (permuta permitida, por ejemplo).</text:p>
          <text:p text:style-name="Text_20_body">¿Quieres que pongamos algún color o ícono para distinguir visualmente cuándo ya han sido aceptadas? Podríamos hacer que el borde sea verde si tiene <text:span text:style-name="Source_20_Text">para</text:span>, o añadir una etiqueta tipo "Pendiente" / "Aceptada". Visualmente puede ser muy intuitivo.</text:p>
        </text:section>
        <text:section text:style-name="Sect2" text:name="9TdvHecP5rjKDgUJmvJ23-user-message">
          <text:p text:style-name="P19">Pasa el código completo, gracias. Y perdón por no implementar estos cambios tan simples.</text:p>
        </text:section>
        <text:section text:style-name="Sect2" text:name="djxkHCLJjryPyfqwu82Uo-content-0">
          <text:p text:style-name="P20">¡Pero Carlos! No tienes que pedir perdón por nada — estos ajustes son pequeños pero hacen que todo brille 🔎✨. Aquí te dejo el código actualizado completo, con las <text:span text:style-name="Strong_20_Emphasis">peticiones ordenadas por fecha de más reciente a más antigua</text:span>:</text:p>
          <text:h text:style-name="P95" text:outline-level="3"><text:bookmark-start text:name="__RefHeading___Toc14668_2917578271"/>✅ <text:span text:style-name="Source_20_Text">Bolsa.tsx</text:span> con orden por fecha descendente<text:bookmark-end text:name="__RefHeading___Toc14668_2917578271"/></text:h>
          <text:p text:style-name="Text_20_body">tsx</text:p>
          <text:p text:style-name="P98"><text:span text:style-name="Source_20_Text">import { useEffect, useState } from "react";</text:span></text:p>
          <text:p text:style-name="P98"><text:span text:style-name="Source_20_Text">import { db, ref, onValue, push, update } from "../firebase/config";</text:span></text:p>
          <text:p text:style-name="P98"/>
          <text:p text:style-name="P98"><text:span text:style-name="Source_20_Text">type Trabajador = {</text:span></text:p>
          <text:p text:style-name="P98"><text:span text:style-name="Source_20_Text"><text:s text:c="2"/>id: string;</text:span></text:p>
          <text:p text:style-name="P98"><text:span text:style-name="Source_20_Text"><text:s text:c="2"/>nombre: string;</text:span></text:p>
          <text:p text:style-name="P98"><text:span text:style-name="Source_20_Text">};</text:span></text:p>
          <text:p text:style-name="P98"/>
          <text:p text:style-name="P98"><text:span text:style-name="Source_20_Text">type Peticion = {</text:span></text:p>
          <text:p text:style-name="P98"><text:span text:style-name="Source_20_Text"><text:s text:c="2"/>de: string;</text:span></text:p>
          <text:p text:style-name="P98"><text:span text:style-name="Source_20_Text"><text:s text:c="2"/>para: string;</text:span></text:p>
          <text:p text:style-name="P98"><text:span text:style-name="Source_20_Text"><text:s text:c="2"/>fecha: string;</text:span></text:p>
          <text:p text:style-name="P98"><text:span text:style-name="Source_20_Text"><text:s text:c="2"/>clave: string;</text:span></text:p>
          <text:p text:style-name="P98"><text:span text:style-name="Source_20_Text"><text:s text:c="2"/>permuta: boolean;</text:span></text:p>
          <text:p text:style-name="P98"><text:span text:style-name="Source_20_Text">};</text:span></text:p>
          <text:p text:style-name="P98"/>
          <text:p text:style-name="P98"><text:span text:style-name="Source_20_Text">const Bolsa: React.FC = () =&gt; {</text:span></text:p>
          <text:p text:style-name="P98"><text:span text:style-name="Source_20_Text"><text:s text:c="2"/>const [trabajadores, setTrabajadores] = useState&lt;Trabajador[]&gt;([]);</text:span></text:p>
          <text:p text:style-name="P98"><text:span text:style-name="Source_20_Text"><text:s text:c="2"/>const [peticiones, setPeticiones] = useState&lt;{ [id: string]: Peticion }&gt;({});</text:span></text:p>
          <text:p text:style-name="P98"/>
          <text:p text:style-name="P98"><text:span text:style-name="Source_20_Text"><text:s text:c="2"/>const [nuevoDe, setNuevoDe] = useState("");</text:span></text:p>
          <text:p text:style-name="P98"><text:span text:style-name="Source_20_Text"><text:s text:c="2"/>const [nuevaFecha, setNuevaFecha] = useState("");</text:span></text:p>
          <text:p text:style-name="P98"><text:span text:style-name="Source_20_Text"><text:s text:c="2"/>const [nuevaClave, setNuevaClave] = useState("");</text:span></text:p>
          <text:p text:style-name="P98"><text:span text:style-name="Source_20_Text"><text:s text:c="2"/>const [permuta, setPermuta] = useState(false);</text:span></text:p>
          <text:p text:style-name="P98"/>
          <text:p text:style-name="P98"><text:span text:style-name="Source_20_Text"><text:s text:c="2"/>const [selectorActivo, setSelectorActivo] = useState&lt;string | null&gt;(null);</text:span></text:p>
          <text:p text:style-name="P98"><text:soft-page-break/><text:span text:style-name="Source_20_Text"><text:s text:c="2"/>const [seleccionPara, setSeleccionPara] = useState("");</text:span></text:p>
          <text:p text:style-name="P98"/>
          <text:p text:style-name="P98"><text:span text:style-name="Source_20_Text"><text:s text:c="2"/>useEffect(() =&gt; {</text:span></text:p>
          <text:p text:style-name="P98"><text:span text:style-name="Source_20_Text"><text:s text:c="4"/>onValue(ref(db, "trabajadores"), snap =&gt; {</text:span></text:p>
          <text:p text:style-name="P98"><text:span text:style-name="Source_20_Text"><text:s text:c="6"/>const data = snap.val() || [];</text:span></text:p>
          <text:p text:style-name="P98"><text:span text:style-name="Source_20_Text"><text:s text:c="6"/>const lista = data</text:span></text:p>
          <text:p text:style-name="P98"><text:span text:style-name="Source_20_Text"><text:s text:c="8"/>.map((t: any, index: number) =&gt; t ? { id: index.toString(), nombre: t.nombre } : null)</text:span></text:p>
          <text:p text:style-name="P98"><text:span text:style-name="Source_20_Text"><text:s text:c="8"/>.filter(Boolean) as Trabajador[];</text:span></text:p>
          <text:p text:style-name="P98"><text:span text:style-name="Source_20_Text"><text:s text:c="6"/>lista.sort((a, b) =&gt; a.nombre.localeCompare(b.nombre));</text:span></text:p>
          <text:p text:style-name="P98"><text:span text:style-name="Source_20_Text"><text:s text:c="6"/>setTrabajadores(lista);</text:span></text:p>
          <text:p text:style-name="P98"><text:span text:style-name="Source_20_Text"><text:s text:c="4"/>});</text:span></text:p>
          <text:p text:style-name="P98"/>
          <text:p text:style-name="P98"><text:span text:style-name="Source_20_Text"><text:s text:c="4"/>onValue(ref(db, "peticiones"), snap =&gt; {</text:span></text:p>
          <text:p text:style-name="P98"><text:span text:style-name="Source_20_Text"><text:s text:c="6"/>setPeticiones(snap.val() || {});</text:span></text:p>
          <text:p text:style-name="P98"><text:span text:style-name="Source_20_Text"><text:s text:c="4"/>});</text:span></text:p>
          <text:p text:style-name="P98"><text:span text:style-name="Source_20_Text"><text:s text:c="2"/>}, []);</text:span></text:p>
          <text:p text:style-name="P98"/>
          <text:p text:style-name="P98"><text:span text:style-name="Source_20_Text"><text:s text:c="2"/>const nombrePorId = (id: string) =&gt;</text:span></text:p>
          <text:p text:style-name="P98"><text:span text:style-name="Source_20_Text"><text:s text:c="4"/>trabajadores.find((t) =&gt; t.id === id)?.nombre || "¿?";</text:span></text:p>
          <text:p text:style-name="P98"/>
          <text:p text:style-name="P98"><text:span text:style-name="Source_20_Text"><text:s text:c="2"/>const enviarPeticion = () =&gt; {</text:span></text:p>
          <text:p text:style-name="P98"><text:span text:style-name="Source_20_Text"><text:s text:c="4"/>if (!nuevoDe || !nuevaFecha || !nuevaClave) return alert("⚠️ Completa todos los campos.");</text:span></text:p>
          <text:p text:style-name="P98"><text:span text:style-name="Source_20_Text"><text:s text:c="4"/>const confirmar = window.confirm(`¿Confirmas pedir ayuda para el ${nuevaFecha}?`);</text:span></text:p>
          <text:p text:style-name="P98"><text:span text:style-name="Source_20_Text"><text:s text:c="4"/>if (!confirmar) return;</text:span></text:p>
          <text:p text:style-name="P98"/>
          <text:p text:style-name="P98"><text:span text:style-name="Source_20_Text"><text:s text:c="4"/>push(ref(db, "peticiones"), {</text:span></text:p>
          <text:p text:style-name="P98"><text:span text:style-name="Source_20_Text"><text:s text:c="6"/>de: nuevoDe,</text:span></text:p>
          <text:p text:style-name="P98"><text:span text:style-name="Source_20_Text"><text:s text:c="6"/>para: "",</text:span></text:p>
          <text:p text:style-name="P98"><text:span text:style-name="Source_20_Text"><text:s text:c="6"/>fecha: nuevaFecha,</text:span></text:p>
          <text:p text:style-name="P98"><text:span text:style-name="Source_20_Text"><text:s text:c="6"/>clave: nuevaClave,</text:span></text:p>
          <text:p text:style-name="P98"><text:span text:style-name="Source_20_Text"><text:s text:c="6"/>permuta</text:span></text:p>
          <text:p text:style-name="P98"><text:span text:style-name="Source_20_Text"><text:s text:c="4"/>});</text:span></text:p>
          <text:p text:style-name="P98"/>
          <text:p text:style-name="P98"><text:span text:style-name="Source_20_Text"><text:s text:c="4"/>setNuevoDe("");</text:span></text:p>
          <text:p text:style-name="P98"><text:soft-page-break/><text:span text:style-name="Source_20_Text"><text:s text:c="4"/>setNuevaFecha("");</text:span></text:p>
          <text:p text:style-name="P98"><text:span text:style-name="Source_20_Text"><text:s text:c="4"/>setNuevaClave("");</text:span></text:p>
          <text:p text:style-name="P98"><text:span text:style-name="Source_20_Text"><text:s text:c="4"/>setPermuta(false);</text:span></text:p>
          <text:p text:style-name="P98"><text:span text:style-name="Source_20_Text"><text:s text:c="2"/>};</text:span></text:p>
          <text:p text:style-name="P98"/>
          <text:p text:style-name="P98"><text:span text:style-name="Source_20_Text"><text:s text:c="2"/>const aceptarPeticion = (pid: string) =&gt; {</text:span></text:p>
          <text:p text:style-name="P98"><text:span text:style-name="Source_20_Text"><text:s text:c="4"/>if (!seleccionPara) return alert("⚠️ Selecciona un trabajador para asignarlo.");</text:span></text:p>
          <text:p text:style-name="P98"><text:span text:style-name="Source_20_Text"><text:s text:c="4"/>update(ref(db, `peticiones/${pid}`), { para: seleccionPara });</text:span></text:p>
          <text:p text:style-name="P98"><text:span text:style-name="Source_20_Text"><text:s text:c="4"/>setSelectorActivo(null);</text:span></text:p>
          <text:p text:style-name="P98"><text:span text:style-name="Source_20_Text"><text:s text:c="4"/>setSeleccionPara("");</text:span></text:p>
          <text:p text:style-name="P98"><text:span text:style-name="Source_20_Text"><text:s text:c="2"/>};</text:span></text:p>
          <text:p text:style-name="P98"/>
          <text:p text:style-name="P98"><text:span text:style-name="Source_20_Text"><text:s text:c="2"/>const peticionesOrdenadas = Object.entries(peticiones).sort((a, b) =&gt; {</text:span></text:p>
          <text:p text:style-name="P98"><text:span text:style-name="Source_20_Text"><text:s text:c="4"/>const fechaA = new Date(a[1].fecha).getTime();</text:span></text:p>
          <text:p text:style-name="P98"><text:span text:style-name="Source_20_Text"><text:s text:c="4"/>const fechaB = new Date(b[1].fecha).getTime();</text:span></text:p>
          <text:p text:style-name="P98"><text:span text:style-name="Source_20_Text"><text:s text:c="4"/>return fechaB - fechaA; // Más recientes primero</text:span></text:p>
          <text:p text:style-name="P98"><text:span text:style-name="Source_20_Text"><text:s text:c="2"/>});</text:span></text:p>
          <text:p text:style-name="P98"/>
          <text:p text:style-name="P98"><text:span text:style-name="Source_20_Text"><text:s text:c="2"/>return (</text:span></text:p>
          <text:p text:style-name="P98"><text:span text:style-name="Source_20_Text"><text:s text:c="4"/>&lt;div className="p-6 max-w-3xl mx-auto"&gt;</text:span></text:p>
          <text:p text:style-name="P98"><text:span text:style-name="Source_20_Text"><text:s text:c="6"/>&lt;h2 className="text-2xl font-bold mb-6"&gt;🎯 Bolsa de Turnos&lt;/h2&gt;</text:span></text:p>
          <text:p text:style-name="P98"/>
          <text:p text:style-name="P98"><text:span text:style-name="Source_20_Text"><text:s text:c="6"/>{/* 📤 Formulario */}</text:span></text:p>
          <text:p text:style-name="P98"><text:span text:style-name="Source_20_Text"><text:s text:c="6"/>&lt;div className="mb-8 border rounded p-4 bg-gray-50"&gt;</text:span></text:p>
          <text:p text:style-name="P98"><text:span text:style-name="Source_20_Text"><text:s text:c="8"/>&lt;h3 className="text-lg font-semibold mb-4"&gt;Solicitar ayuda&lt;/h3&gt;</text:span></text:p>
          <text:p text:style-name="P98"><text:span text:style-name="Source_20_Text"><text:s text:c="8"/>&lt;div className="flex flex-col gap-2 text-sm"&gt;</text:span></text:p>
          <text:p text:style-name="P98"><text:span text:style-name="Source_20_Text"><text:s text:c="10"/>&lt;label&gt;</text:span></text:p>
          <text:p text:style-name="P98"><text:span text:style-name="Source_20_Text"><text:s text:c="12"/>Trabajador:</text:span></text:p>
          <text:p text:style-name="P98"><text:span text:style-name="Source_20_Text"><text:s text:c="12"/>&lt;select className="border rounded px-2 py-1 w-full" value={nuevoDe} onChange={(e) =&gt; setNuevoDe(e.target.value)}&gt;</text:span></text:p>
          <text:p text:style-name="P98"><text:span text:style-name="Source_20_Text"><text:s text:c="14"/>&lt;option value=""&gt;Selecciona&lt;/option&gt;</text:span></text:p>
          <text:p text:style-name="P98"><text:span text:style-name="Source_20_Text"><text:s text:c="14"/>{trabajadores.map(t =&gt; &lt;option key={t.id} value={t.id}&gt;{t.nombre}&lt;/option&gt;)}</text:span></text:p>
          <text:p text:style-name="P98"><text:span text:style-name="Source_20_Text"><text:s text:c="12"/>&lt;/select&gt;</text:span></text:p>
          <text:p text:style-name="P98"><text:span text:style-name="Source_20_Text"><text:s text:c="10"/>&lt;/label&gt;</text:span></text:p>
          <text:p text:style-name="P98"/>
          <text:p text:style-name="P98"><text:soft-page-break/><text:span text:style-name="Source_20_Text"><text:s text:c="10"/>&lt;label&gt;</text:span></text:p>
          <text:p text:style-name="P98"><text:span text:style-name="Source_20_Text"><text:s text:c="12"/>Fecha:</text:span></text:p>
          <text:p text:style-name="P98"><text:span text:style-name="Source_20_Text"><text:s text:c="12"/>&lt;input type="date" className="border rounded px-2 py-1 w-full" value={nuevaFecha} onChange={(e) =&gt; setNuevaFecha(e.target.value)} /&gt;</text:span></text:p>
          <text:p text:style-name="P98"><text:span text:style-name="Source_20_Text"><text:s text:c="10"/>&lt;/label&gt;</text:span></text:p>
          <text:p text:style-name="P98"/>
          <text:p text:style-name="P98"><text:span text:style-name="Source_20_Text"><text:s text:c="10"/>&lt;label&gt;</text:span></text:p>
          <text:p text:style-name="P98"><text:span text:style-name="Source_20_Text"><text:s text:c="12"/>Clave (código del turno):</text:span></text:p>
          <text:p text:style-name="P98"><text:span text:style-name="Source_20_Text"><text:s text:c="12"/>&lt;input type="text" className="border rounded px-2 py-1 w-full" value={nuevaClave} onChange={(e) =&gt; setNuevaClave(e.target.value)} /&gt;</text:span></text:p>
          <text:p text:style-name="P98"><text:span text:style-name="Source_20_Text"><text:s text:c="10"/>&lt;/label&gt;</text:span></text:p>
          <text:p text:style-name="P98"/>
          <text:p text:style-name="P98"><text:span text:style-name="Source_20_Text"><text:s text:c="10"/>&lt;label className="flex items-center gap-2"&gt;</text:span></text:p>
          <text:p text:style-name="P98"><text:span text:style-name="Source_20_Text"><text:s text:c="12"/>&lt;input type="checkbox" checked={permuta} onChange={(e) =&gt; setPermuta(e.target.checked)} /&gt;</text:span></text:p>
          <text:p text:style-name="P98"><text:span text:style-name="Source_20_Text"><text:s text:c="12"/>Admito permuta</text:span></text:p>
          <text:p text:style-name="P98"><text:span text:style-name="Source_20_Text"><text:s text:c="10"/>&lt;/label&gt;</text:span></text:p>
          <text:p text:style-name="P98"/>
          <text:p text:style-name="P98"><text:span text:style-name="Source_20_Text"><text:s text:c="10"/>&lt;button onClick={enviarPeticion} className="bg-blue-600 text-white px-4 py-2 rounded w-fit mt-2"&gt;</text:span></text:p>
          <text:p text:style-name="P98"><text:span text:style-name="Source_20_Text"><text:s text:c="12"/>Guardar petición</text:span></text:p>
          <text:p text:style-name="P98"><text:span text:style-name="Source_20_Text"><text:s text:c="10"/>&lt;/button&gt;</text:span></text:p>
          <text:p text:style-name="P98"><text:span text:style-name="Source_20_Text"><text:s text:c="8"/>&lt;/div&gt;</text:span></text:p>
          <text:p text:style-name="P98"><text:span text:style-name="Source_20_Text"><text:s text:c="6"/>&lt;/div&gt;</text:span></text:p>
          <text:p text:style-name="P98"/>
          <text:p text:style-name="P98"><text:span text:style-name="Source_20_Text"><text:s text:c="6"/>{/* 📋 Listado */}</text:span></text:p>
          <text:p text:style-name="P98"><text:span text:style-name="Source_20_Text"><text:s text:c="6"/>&lt;h3 className="text-lg font-semibold mb-4"&gt;📌 Peticiones activas&lt;/h3&gt;</text:span></text:p>
          <text:p text:style-name="P98"><text:span text:style-name="Source_20_Text"><text:s text:c="6"/>&lt;ul className="space-y-4"&gt;</text:span></text:p>
          <text:p text:style-name="P98"><text:span text:style-name="Source_20_Text"><text:s text:c="8"/>{peticionesOrdenadas.map(([pid, p]) =&gt; (</text:span></text:p>
          <text:p text:style-name="P98"><text:span text:style-name="Source_20_Text"><text:s text:c="10"/>&lt;li key={pid} className={`border rounded p-3 shadow-sm text-sm ${p.para ? "border-green-400 bg-green-50" : "bg-white"}`}&gt;</text:span></text:p>
          <text:p text:style-name="P98"><text:span text:style-name="Source_20_Text"><text:s text:c="12"/>&lt;p&gt;&lt;strong&gt;{nombrePorId(p.de)}&lt;/strong&gt; solicita ayuda el &lt;strong&gt;{p.fecha}&lt;/strong&gt;&lt;/p&gt;</text:span></text:p>
          <text:p text:style-name="P98"><text:span text:style-name="Source_20_Text"><text:s text:c="12"/>&lt;p&gt;Clave: {p.clave} {p.permuta &amp;&amp; &lt;span className="text-yellow-600 ml-2"&gt;(permuta permitida)&lt;/span&gt;}&lt;/p&gt;</text:span></text:p>
          <text:p text:style-name="P98"/>
          <text:p text:style-name="P98"><text:span text:style-name="Source_20_Text"><text:s text:c="12"/>{p.para ? (</text:span></text:p>
          <text:p text:style-name="P98"><text:span text:style-name="Source_20_Text"><text:s text:c="14"/>&lt;p className="mt-2 text-green-700"&gt;✅ Aceptada por {nombrePorId(p.para)}&lt;/p&gt;</text:span></text:p>
          <text:p text:style-name="P98"><text:soft-page-break/><text:span text:style-name="Source_20_Text"><text:s text:c="12"/>) : (</text:span></text:p>
          <text:p text:style-name="P98"><text:span text:style-name="Source_20_Text"><text:s text:c="14"/>selectorActivo === pid ? (</text:span></text:p>
          <text:p text:style-name="P98"><text:span text:style-name="Source_20_Text"><text:s text:c="16"/>&lt;div className="mt-2 flex flex-col gap-2"&gt;</text:span></text:p>
          <text:p text:style-name="P98"><text:span text:style-name="Source_20_Text"><text:s text:c="18"/>&lt;select className="border rounded px-2 py-1 w-full text-sm" value={seleccionPara} onChange={(e) =&gt; setSeleccionPara(e.target.value)}&gt;</text:span></text:p>
          <text:p text:style-name="P98"><text:span text:style-name="Source_20_Text"><text:s text:c="20"/>&lt;option value=""&gt;Selecciona compañero&lt;/option&gt;</text:span></text:p>
          <text:p text:style-name="P98"><text:span text:style-name="Source_20_Text"><text:s text:c="20"/>{trabajadores.map(t =&gt; &lt;option key={t.id} value={t.id}&gt;{t.nombre}&lt;/option&gt;)}</text:span></text:p>
          <text:p text:style-name="P98"><text:span text:style-name="Source_20_Text"><text:s text:c="18"/>&lt;/select&gt;</text:span></text:p>
          <text:p text:style-name="P98"><text:span text:style-name="Source_20_Text"><text:s text:c="18"/>&lt;button onClick={() =&gt; aceptarPeticion(pid)} className="bg-green-500 text-white px-3 py-1 rounded text-sm"&gt;Aceptar solicitud&lt;/button&gt;</text:span></text:p>
          <text:p text:style-name="P98"><text:span text:style-name="Source_20_Text"><text:s text:c="16"/>&lt;/div&gt;</text:span></text:p>
          <text:p text:style-name="P98"><text:span text:style-name="Source_20_Text"><text:s text:c="14"/>) : (</text:span></text:p>
          <text:p text:style-name="P98"><text:span text:style-name="Source_20_Text"><text:s text:c="16"/>&lt;button onClick={() =&gt; setSelectorActivo(pid)} className="mt-2 text-blue-600 text-sm"&gt;Aceptar&lt;/button&gt;</text:span></text:p>
          <text:p text:style-name="P98"><text:span text:style-name="Source_20_Text"><text:s text:c="14"/>)</text:span></text:p>
          <text:p text:style-name="P98"><text:span text:style-name="Source_20_Text"><text:s text:c="12"/>)}</text:span></text:p>
          <text:p text:style-name="P98"><text:span text:style-name="Source_20_Text"><text:s text:c="10"/>&lt;/li&gt;</text:span></text:p>
          <text:p text:style-name="P98"><text:span text:style-name="Source_20_Text"><text:s text:c="8"/>))}</text:span></text:p>
          <text:p text:style-name="P98"><text:span text:style-name="Source_20_Text"><text:s text:c="6"/>&lt;/ul&gt;</text:span></text:p>
          <text:p text:style-name="P98"><text:span text:style-name="Source_20_Text"><text:s text:c="4"/>&lt;/div&gt;</text:span></text:p>
          <text:p text:style-name="P98"><text:span text:style-name="Source_20_Text"><text:s text:c="2"/>);</text:span></text:p>
          <text:p text:style-name="P98"><text:span text:style-name="Source_20_Text">};</text:span></text:p>
          <text:p text:style-name="P98"/>
          <text:p text:style-name="P98"><text:span text:style-name="Source_20_Text">export default Bolsa;</text:span></text:p>
          <text:p text:style-name="Text_20_body">Y si algún día quieres ir más allá con un buscador por fecha o por nombre, aquí me tienes con los dedos preparados 😎. ¡Tu app está quedando espectacular! ¿Te gustaría que añadamos un pequeño resumen al principio con cuántas peticiones hay pendientes vs. aceptadas? Podría ser otro toque de claridad.</text:p>
        </text:section>
        <text:section text:style-name="Sect2" text:name="4s8BV5vaJQxKTEnmAWrKo-user-message">
          <text:p text:style-name="P19">Vamos a cambiar ahora en resumen para que aquí sólo se computen las peticiones aceptadas. Es decir, veo que tal y como lo has hecho, necesitamos que cuando el "para" sea vacío, no compute ni se muestre.</text:p>
        </text:section>
        <text:section text:style-name="Sect2" text:name="DeMG7jFZSzfAQvfWrPu1W-content-0">
          <text:p text:style-name="P20">¡Perfecto, Carlos! Vamos a afinar el componente <text:span text:style-name="Source_20_Text">Resumen.tsx</text:span> para que <text:span text:style-name="Strong_20_Emphasis">solo se tengan en cuenta las peticiones aceptadas</text:span>, es decir, aquellas que tengan el campo <text:span text:style-name="Source_20_Text">para</text:span> definido (≠ "").</text:p>
          <text:p text:style-name="Text_20_body">Aquí te dejo la versión actualizada completa con esa lógica aplicada:</text:p>
          <text:h text:style-name="P94" text:outline-level="2"><text:bookmark-start text:name="__RefHeading___Toc14670_2917578271"/>✅ <text:span text:style-name="Source_20_Text">Resumen.tsx</text:span> mostrando sólo peticiones aceptadas<text:bookmark-end text:name="__RefHeading___Toc14670_2917578271"/></text:h>
          <text:p text:style-name="Text_20_body">tsx</text:p>
          <text:p text:style-name="P98"><text:span text:style-name="Source_20_Text">import React, { useEffect, useState } from "react";</text:span></text:p>
          <text:p text:style-name="P98"><text:soft-page-break/><text:span text:style-name="Source_20_Text">import { db, ref, onValue, remove } from "../firebase/config";</text:span></text:p>
          <text:p text:style-name="P98"/>
          <text:p text:style-name="P98"><text:span text:style-name="Source_20_Text">type Trabajador = {</text:span></text:p>
          <text:p text:style-name="P98"><text:span text:style-name="Source_20_Text"><text:s text:c="2"/>id: string;</text:span></text:p>
          <text:p text:style-name="P98"><text:span text:style-name="Source_20_Text"><text:s text:c="2"/>nombre: string;</text:span></text:p>
          <text:p text:style-name="P98"><text:span text:style-name="Source_20_Text">};</text:span></text:p>
          <text:p text:style-name="P98"/>
          <text:p text:style-name="P98"><text:span text:style-name="Source_20_Text">type Reserva = {</text:span></text:p>
          <text:p text:style-name="P98"><text:span text:style-name="Source_20_Text"><text:s text:c="2"/>fecha: string;</text:span></text:p>
          <text:p text:style-name="P98"><text:span text:style-name="Source_20_Text"><text:s text:c="2"/>trabajador: string;</text:span></text:p>
          <text:p text:style-name="P98"><text:span text:style-name="Source_20_Text">};</text:span></text:p>
          <text:p text:style-name="P98"/>
          <text:p text:style-name="P98"><text:span text:style-name="Source_20_Text">type Peticion = {</text:span></text:p>
          <text:p text:style-name="P98"><text:span text:style-name="Source_20_Text"><text:s text:c="2"/>fecha: string;</text:span></text:p>
          <text:p text:style-name="P98"><text:span text:style-name="Source_20_Text"><text:s text:c="2"/>de: string;</text:span></text:p>
          <text:p text:style-name="P98"><text:span text:style-name="Source_20_Text"><text:s text:c="2"/>para: string;</text:span></text:p>
          <text:p text:style-name="P98"><text:span text:style-name="Source_20_Text"><text:s text:c="2"/>clave: string;</text:span></text:p>
          <text:p text:style-name="P98"><text:span text:style-name="Source_20_Text"><text:s text:c="2"/>permuta: boolean;</text:span></text:p>
          <text:p text:style-name="P98"><text:span text:style-name="Source_20_Text">};</text:span></text:p>
          <text:p text:style-name="P98"/>
          <text:p text:style-name="P98"><text:span text:style-name="Source_20_Text">type Props = {</text:span></text:p>
          <text:p text:style-name="P98"><text:span text:style-name="Source_20_Text"><text:s text:c="2"/>esAdmin: boolean;</text:span></text:p>
          <text:p text:style-name="P98"><text:span text:style-name="Source_20_Text">};</text:span></text:p>
          <text:p text:style-name="P98"/>
          <text:p text:style-name="P98"><text:span text:style-name="Source_20_Text">const Resumen: React.FC&lt;Props&gt; = ({ esAdmin }) =&gt; {</text:span></text:p>
          <text:p text:style-name="P98"><text:span text:style-name="Source_20_Text"><text:s text:c="2"/>const [trabajadores, setTrabajadores] = useState&lt;{ [id: string]: Trabajador }&gt;({});</text:span></text:p>
          <text:p text:style-name="P98"><text:span text:style-name="Source_20_Text"><text:s text:c="2"/>const [reservas, setReservas] = useState&lt;{ [id: string]: Reserva }&gt;({});</text:span></text:p>
          <text:p text:style-name="P98"><text:span text:style-name="Source_20_Text"><text:s text:c="2"/>const [peticiones, setPeticiones] = useState&lt;{ [id: string]: Peticion }&gt;({});</text:span></text:p>
          <text:p text:style-name="P98"><text:span text:style-name="Source_20_Text"><text:s text:c="2"/>const [expandir, setExpandir] = useState&lt;string | null&gt;(null);</text:span></text:p>
          <text:p text:style-name="P98"/>
          <text:p text:style-name="P98"><text:span text:style-name="Source_20_Text"><text:s text:c="2"/>useEffect(() =&gt; {</text:span></text:p>
          <text:p text:style-name="P98"><text:span text:style-name="Source_20_Text"><text:s text:c="4"/>onValue(ref(db, "trabajadores"), snap =&gt; setTrabajadores(snap.val() || {}));</text:span></text:p>
          <text:p text:style-name="P98"><text:span text:style-name="Source_20_Text"><text:s text:c="4"/>onValue(ref(db, "reservas"), snap =&gt; setReservas(snap.val() || {}));</text:span></text:p>
          <text:p text:style-name="P98"><text:span text:style-name="Source_20_Text"><text:s text:c="4"/>onValue(ref(db, "peticiones"), snap =&gt; setPeticiones(snap.val() || {}));</text:span></text:p>
          <text:p text:style-name="P98"><text:span text:style-name="Source_20_Text"><text:s text:c="2"/>}, []);</text:span></text:p>
          <text:p text:style-name="P98"/>
          <text:p text:style-name="P98"><text:soft-page-break/><text:span text:style-name="Source_20_Text"><text:s text:c="2"/>const eliminarReserva = (id: string) =&gt; {</text:span></text:p>
          <text:p text:style-name="P98"><text:span text:style-name="Source_20_Text"><text:s text:c="4"/>const confirmar = window.confirm("¿Estás seguro de que quieres borrar esta reserva?");</text:span></text:p>
          <text:p text:style-name="P98"><text:span text:style-name="Source_20_Text"><text:s text:c="4"/>if (confirmar) remove(ref(db, `reservas/${id}`));</text:span></text:p>
          <text:p text:style-name="P98"><text:span text:style-name="Source_20_Text"><text:s text:c="2"/>};</text:span></text:p>
          <text:p text:style-name="P98"/>
          <text:p text:style-name="P98"><text:span text:style-name="Source_20_Text"><text:s text:c="2"/>const eliminarPeticion = (id: string) =&gt; {</text:span></text:p>
          <text:p text:style-name="P98"><text:span text:style-name="Source_20_Text"><text:s text:c="4"/>const confirmar = window.confirm("¿Seguro que quieres eliminar esta petición?");</text:span></text:p>
          <text:p text:style-name="P98"><text:span text:style-name="Source_20_Text"><text:s text:c="4"/>if (confirmar) remove(ref(db, `peticiones/${id}`));</text:span></text:p>
          <text:p text:style-name="P98"><text:span text:style-name="Source_20_Text"><text:s text:c="2"/>};</text:span></text:p>
          <text:p text:style-name="P98"/>
          <text:p text:style-name="P98"><text:span text:style-name="Source_20_Text"><text:s text:c="2"/>return (</text:span></text:p>
          <text:p text:style-name="P98"><text:span text:style-name="Source_20_Text"><text:s text:c="4"/>&lt;div style={{ padding: "2rem" }}&gt;</text:span></text:p>
          <text:p text:style-name="P98"><text:span text:style-name="Source_20_Text"><text:s text:c="6"/>&lt;h2&gt;📋 Visualización&lt;/h2&gt;</text:span></text:p>
          <text:p text:style-name="P98"><text:span text:style-name="Source_20_Text"><text:s text:c="6"/>&lt;table className="w-full border-collapse"&gt;</text:span></text:p>
          <text:p text:style-name="P98"><text:span text:style-name="Source_20_Text"><text:s text:c="8"/>&lt;thead&gt;</text:span></text:p>
          <text:p text:style-name="P98"><text:span text:style-name="Source_20_Text"><text:s text:c="10"/>&lt;tr className="bg-gray-100 text-gray-700 text-sm"&gt;</text:span></text:p>
          <text:p text:style-name="P98"><text:span text:style-name="Source_20_Text"><text:s text:c="12"/>&lt;th className="py-2 px-4 border"&gt;Nombre&lt;/th&gt;</text:span></text:p>
          <text:p text:style-name="P98"><text:span text:style-name="Source_20_Text"><text:s text:c="12"/>&lt;th className="py-2 px-4 border"&gt;Peticiones (saldo)&lt;/th&gt;</text:span></text:p>
          <text:p text:style-name="P98"><text:span text:style-name="Source_20_Text"><text:s text:c="12"/>&lt;th className="py-2 px-4 border"&gt;Reservas&lt;/th&gt;</text:span></text:p>
          <text:p text:style-name="P98"><text:span text:style-name="Source_20_Text"><text:s text:c="10"/>&lt;/tr&gt;</text:span></text:p>
          <text:p text:style-name="P98"><text:span text:style-name="Source_20_Text"><text:s text:c="8"/>&lt;/thead&gt;</text:span></text:p>
          <text:p text:style-name="P98"><text:span text:style-name="Source_20_Text"><text:s text:c="8"/>&lt;tbody&gt;</text:span></text:p>
          <text:p text:style-name="P98"><text:span text:style-name="Source_20_Text"><text:s text:c="10"/>{Object.entries(trabajadores)</text:span></text:p>
          <text:p text:style-name="P98"><text:span text:style-name="Source_20_Text"><text:s text:c="12"/>.map(([id, t]) =&gt; ({ id, ...t }))</text:span></text:p>
          <text:p text:style-name="P98"><text:span text:style-name="Source_20_Text"><text:s text:c="12"/>.filter((t) =&gt; t &amp;&amp; t.nombre)</text:span></text:p>
          <text:p text:style-name="P98"><text:span text:style-name="Source_20_Text"><text:s text:c="12"/>.sort((a, b) =&gt; a.nombre.localeCompare(b.nombre))</text:span></text:p>
          <text:p text:style-name="P98"><text:span text:style-name="Source_20_Text"><text:s text:c="12"/>.map((t) =&gt; {</text:span></text:p>
          <text:p text:style-name="P98"><text:span text:style-name="Source_20_Text"><text:s text:c="14"/>const reservasDel = Object.entries(reservas).filter(([, r]) =&gt; r.trabajador === t.id);</text:span></text:p>
          <text:p text:style-name="P98"/>
          <text:p text:style-name="P98"><text:span text:style-name="Source_20_Text"><text:s text:c="14"/>// Solo peticiones aceptadas</text:span></text:p>
          <text:p text:style-name="P98"><text:span text:style-name="Source_20_Text"><text:s text:c="14"/>const peticionesHechas = Object.entries(peticiones)</text:span></text:p>
          <text:p text:style-name="P98"><text:span text:style-name="Source_20_Text"><text:s text:c="16"/>.filter(([, p]) =&gt; p.de === t.id &amp;&amp; p.para);</text:span></text:p>
          <text:p text:style-name="P98"><text:span text:style-name="Source_20_Text"><text:s text:c="14"/>const peticionesRecibidas = Object.entries(peticiones)</text:span></text:p>
          <text:p text:style-name="P98"><text:span text:style-name="Source_20_Text"><text:s text:c="16"/>.filter(([, p]) =&gt; p.para === t.id);</text:span></text:p>
          <text:p text:style-name="P98"><text:soft-page-break/></text:p>
          <text:p text:style-name="P98"><text:span text:style-name="Source_20_Text"><text:s text:c="14"/>const saldo = peticionesRecibidas.length - peticionesHechas.length;</text:span></text:p>
          <text:p text:style-name="P98"/>
          <text:p text:style-name="P98"><text:span text:style-name="Source_20_Text"><text:s text:c="14"/>return (</text:span></text:p>
          <text:p text:style-name="P98"><text:span text:style-name="Source_20_Text"><text:s text:c="16"/>&lt;React.Fragment key={t.id}&gt;</text:span></text:p>
          <text:p text:style-name="P98"><text:span text:style-name="Source_20_Text"><text:s text:c="18"/>&lt;tr className="hover:bg-gray-50"&gt;</text:span></text:p>
          <text:p text:style-name="P98"><text:span text:style-name="Source_20_Text"><text:s text:c="20"/>&lt;td className="py-2 px-4 border"&gt;{t.nombre}&lt;/td&gt;</text:span></text:p>
          <text:p text:style-name="P98"><text:span text:style-name="Source_20_Text"><text:s text:c="20"/>&lt;td className="py-2 px-4 border"&gt;</text:span></text:p>
          <text:p text:style-name="P98"><text:span text:style-name="Source_20_Text"><text:s text:c="22"/>{saldo}</text:span></text:p>
          <text:p text:style-name="P98"><text:span text:style-name="Source_20_Text"><text:s text:c="22"/>&lt;button className="ml-2 text-blue-600" onClick={() =&gt; setExpandir(expandir === `p-${t.id}` ? null : `p-${t.id}`)}&gt;</text:span></text:p>
          <text:p text:style-name="P98"><text:span text:style-name="Source_20_Text"><text:s text:c="24"/>{expandir === `p-${t.id}` ? "−" : "+"}</text:span></text:p>
          <text:p text:style-name="P98"><text:span text:style-name="Source_20_Text"><text:s text:c="22"/>&lt;/button&gt;</text:span></text:p>
          <text:p text:style-name="P98"><text:span text:style-name="Source_20_Text"><text:s text:c="20"/>&lt;/td&gt;</text:span></text:p>
          <text:p text:style-name="P98"><text:span text:style-name="Source_20_Text"><text:s text:c="20"/>&lt;td className="py-2 px-4 border"&gt;</text:span></text:p>
          <text:p text:style-name="P98"><text:span text:style-name="Source_20_Text"><text:s text:c="22"/>{reservasDel.length}</text:span></text:p>
          <text:p text:style-name="P98"><text:span text:style-name="Source_20_Text"><text:s text:c="22"/>&lt;button className="ml-2 text-blue-600" onClick={() =&gt; setExpandir(expandir === `r-${t.id}` ? null : `r-${t.id}`)}&gt;</text:span></text:p>
          <text:p text:style-name="P98"><text:span text:style-name="Source_20_Text"><text:s text:c="24"/>{expandir === `r-${t.id}` ? "−" : "+"}</text:span></text:p>
          <text:p text:style-name="P98"><text:span text:style-name="Source_20_Text"><text:s text:c="22"/>&lt;/button&gt;</text:span></text:p>
          <text:p text:style-name="P98"><text:span text:style-name="Source_20_Text"><text:s text:c="20"/>&lt;/td&gt;</text:span></text:p>
          <text:p text:style-name="P98"><text:span text:style-name="Source_20_Text"><text:s text:c="18"/>&lt;/tr&gt;</text:span></text:p>
          <text:p text:style-name="P98"/>
          <text:p text:style-name="P98"><text:span text:style-name="Source_20_Text"><text:s text:c="18"/>{expandir === `p-${t.id}` &amp;&amp; (</text:span></text:p>
          <text:p text:style-name="P98"><text:span text:style-name="Source_20_Text"><text:s text:c="20"/>&lt;tr className="bg-gray-50"&gt;</text:span></text:p>
          <text:p text:style-name="P98"><text:span text:style-name="Source_20_Text"><text:s text:c="22"/>&lt;td colSpan={3} className="py-2 px-4 border"&gt;</text:span></text:p>
          <text:p text:style-name="P98"><text:span text:style-name="Source_20_Text"><text:s text:c="24"/>&lt;strong&gt;🤝 Peticiones aceptadas:&lt;/strong&gt;</text:span></text:p>
          <text:p text:style-name="P98"><text:span text:style-name="Source_20_Text"><text:s text:c="24"/>&lt;ul className="list-disc ml-4 text-sm text-gray-700"&gt;</text:span></text:p>
          <text:p text:style-name="P98"><text:span text:style-name="Source_20_Text"><text:s text:c="26"/>{[...peticionesHechas, ...peticionesRecibidas].map(([pid, p]) =&gt; (</text:span></text:p>
          <text:p text:style-name="P98"><text:span text:style-name="Source_20_Text"><text:s text:c="28"/>&lt;li key={pid}&gt;</text:span></text:p>
          <text:p text:style-name="P98"><text:span text:style-name="Source_20_Text"><text:s text:c="30"/>{p.fecha} → {p.de === t.id ? "Solicitó a " : "Ayudó a "}</text:span></text:p>
          <text:p text:style-name="P98"><text:span text:style-name="Source_20_Text"><text:s text:c="30"/>{trabajadores[p.de === t.id ? p.para : p.de]?.nombre || "?"}</text:span></text:p>
          <text:p text:style-name="P98"><text:span text:style-name="Source_20_Text"><text:s text:c="30"/>{esAdmin &amp;&amp; (</text:span></text:p>
          <text:p text:style-name="P98"><text:span text:style-name="Source_20_Text"><text:s text:c="32"/>&lt;button</text:span></text:p>
          <text:p text:style-name="P98"><text:soft-page-break/><text:span text:style-name="Source_20_Text"><text:s text:c="34"/>className="ml-2 text-red-500"</text:span></text:p>
          <text:p text:style-name="P98"><text:span text:style-name="Source_20_Text"><text:s text:c="34"/>onClick={() =&gt; eliminarPeticion(pid)}</text:span></text:p>
          <text:p text:style-name="P98"><text:span text:style-name="Source_20_Text"><text:s text:c="34"/>style={{ marginLeft: "0.5rem" }}</text:span></text:p>
          <text:p text:style-name="P98"><text:span text:style-name="Source_20_Text"><text:s text:c="32"/>&gt;❌&lt;/button&gt;</text:span></text:p>
          <text:p text:style-name="P98"><text:span text:style-name="Source_20_Text"><text:s text:c="30"/>)}</text:span></text:p>
          <text:p text:style-name="P98"><text:span text:style-name="Source_20_Text"><text:s text:c="28"/>&lt;/li&gt;</text:span></text:p>
          <text:p text:style-name="P98"><text:span text:style-name="Source_20_Text"><text:s text:c="26"/>))}</text:span></text:p>
          <text:p text:style-name="P98"><text:span text:style-name="Source_20_Text"><text:s text:c="24"/>&lt;/ul&gt;</text:span></text:p>
          <text:p text:style-name="P98"><text:span text:style-name="Source_20_Text"><text:s text:c="22"/>&lt;/td&gt;</text:span></text:p>
          <text:p text:style-name="P98"><text:span text:style-name="Source_20_Text"><text:s text:c="20"/>&lt;/tr&gt;</text:span></text:p>
          <text:p text:style-name="P98"><text:span text:style-name="Source_20_Text"><text:s text:c="18"/>)}</text:span></text:p>
          <text:p text:style-name="P98"/>
          <text:p text:style-name="P98"><text:span text:style-name="Source_20_Text"><text:s text:c="18"/>{expandir === `r-${t.id}` &amp;&amp; (</text:span></text:p>
          <text:p text:style-name="P98"><text:span text:style-name="Source_20_Text"><text:s text:c="20"/>&lt;tr&gt;</text:span></text:p>
          <text:p text:style-name="P98"><text:span text:style-name="Source_20_Text"><text:s text:c="22"/>&lt;td colSpan={3} className="py-2 px-4 border"&gt;</text:span></text:p>
          <text:p text:style-name="P98"><text:span text:style-name="Source_20_Text"><text:s text:c="24"/>&lt;strong&gt;🗓️ Reservas:&lt;/strong&gt;</text:span></text:p>
          <text:p text:style-name="P98"><text:span text:style-name="Source_20_Text"><text:s text:c="24"/>&lt;ul className="list-disc ml-4 text-sm text-gray-700"&gt;</text:span></text:p>
          <text:p text:style-name="P98"><text:span text:style-name="Source_20_Text"><text:s text:c="26"/>{reservasDel.map(([rid, r]) =&gt; (</text:span></text:p>
          <text:p text:style-name="P98"><text:span text:style-name="Source_20_Text"><text:s text:c="28"/>&lt;li key={rid}&gt;</text:span></text:p>
          <text:p text:style-name="P98"><text:span text:style-name="Source_20_Text"><text:s text:c="30"/>{r.fecha}</text:span></text:p>
          <text:p text:style-name="P98"><text:span text:style-name="Source_20_Text"><text:s text:c="30"/>{esAdmin &amp;&amp; (</text:span></text:p>
          <text:p text:style-name="P98"><text:span text:style-name="Source_20_Text"><text:s text:c="32"/>&lt;button</text:span></text:p>
          <text:p text:style-name="P98"><text:span text:style-name="Source_20_Text"><text:s text:c="34"/>className="ml-2 text-red-500"</text:span></text:p>
          <text:p text:style-name="P98"><text:span text:style-name="Source_20_Text"><text:s text:c="34"/>onClick={() =&gt; eliminarReserva(rid)}</text:span></text:p>
          <text:p text:style-name="P98"><text:span text:style-name="Source_20_Text"><text:s text:c="34"/>style={{ marginLeft: "0.5rem" }}</text:span></text:p>
          <text:p text:style-name="P98"><text:span text:style-name="Source_20_Text"><text:s text:c="32"/>&gt;❌&lt;/button&gt;</text:span></text:p>
          <text:p text:style-name="P98"><text:span text:style-name="Source_20_Text"><text:s text:c="30"/>)}</text:span></text:p>
          <text:p text:style-name="P98"><text:span text:style-name="Source_20_Text"><text:s text:c="28"/>&lt;/li&gt;</text:span></text:p>
          <text:p text:style-name="P98"><text:span text:style-name="Source_20_Text"><text:s text:c="26"/>))}</text:span></text:p>
          <text:p text:style-name="P98"><text:span text:style-name="Source_20_Text"><text:s text:c="24"/>&lt;/ul&gt;</text:span></text:p>
          <text:p text:style-name="P98"><text:span text:style-name="Source_20_Text"><text:s text:c="22"/>&lt;/td&gt;</text:span></text:p>
          <text:p text:style-name="P98"><text:span text:style-name="Source_20_Text"><text:s text:c="20"/>&lt;/tr&gt;</text:span></text:p>
          <text:p text:style-name="P98"><text:span text:style-name="Source_20_Text"><text:s text:c="18"/>)}</text:span></text:p>
          <text:p text:style-name="P98"><text:span text:style-name="Source_20_Text"><text:s text:c="16"/>&lt;/React.Fragment&gt;</text:span></text:p>
          <text:p text:style-name="P98"><text:span text:style-name="Source_20_Text"><text:s text:c="14"/>);</text:span></text:p>
          <text:p text:style-name="P98"><text:span text:style-name="Source_20_Text"><text:s text:c="12"/>})}</text:span></text:p>
          <text:p text:style-name="P98"><text:soft-page-break/><text:span text:style-name="Source_20_Text"><text:s text:c="8"/>&lt;/tbody&gt;</text:span></text:p>
          <text:p text:style-name="P98"><text:span text:style-name="Source_20_Text"><text:s text:c="6"/>&lt;/table&gt;</text:span></text:p>
          <text:p text:style-name="P98"><text:span text:style-name="Source_20_Text"><text:s text:c="4"/>&lt;/div&gt;</text:span></text:p>
          <text:p text:style-name="P98"><text:span text:style-name="Source_20_Text"><text:s text:c="2"/>);</text:span></text:p>
          <text:p text:style-name="P98"><text:span text:style-name="Source_20_Text">};</text:span></text:p>
          <text:p text:style-name="P98"/>
          <text:p text:style-name="P98"><text:span text:style-name="Source_20_Text">export default Resumen;</text:span></text:p>
          <text:p text:style-name="Text_20_body">Con esta lógica, sólo verás peticiones ya aceptadas: tanto en el <text:span text:style-name="Strong_20_Emphasis">saldo</text:span>, como en el <text:span text:style-name="Strong_20_Emphasis">detalle desplegable</text:span>. ¿Quieres que también se añada el campo <text:span text:style-name="Source_20_Text">clave</text:span> y si se permite permuta en el listado de peticiones aceptadas? Podríamos hacerlo con una línea extra por cada petición. Tú decides 😄</text:p>
        </text:section>
        <text:section text:style-name="Sect2" text:name="Pw8F8UJTBUTwfzkLRcCoN-user-message">
          <text:p text:style-name="P19">Cambia el texto de "Fecha -&gt; Solicitó a [trabajador]" por Fecha -&gt; [Trabajador] realizó su clave [clave].</text:p>
        </text:section>
        <text:section text:style-name="Sect2" text:name="fM18s2va7WCChiaBoNsA6-content-0">
          <text:p text:style-name="P20">¡Hecho! 🎯 Aquí tienes cómo quedaría la modificación en el bloque donde se listan las peticiones aceptadas. El cambio sustituye el texto condicional y añade el campo <text:span text:style-name="Source_20_Text">clave</text:span>:</text:p>
          <text:h text:style-name="P94" text:outline-level="2"><text:bookmark-start text:name="__RefHeading___Toc14672_2917578271"/>✨ Modificación del texto en peticiones aceptadas<text:bookmark-end text:name="__RefHeading___Toc14672_2917578271"/></text:h>
          <text:p text:style-name="Text_20_body">Dentro de <text:span text:style-name="Source_20_Text">Resumen.tsx</text:span>, sustituye esta parte del código:</text:p>
          <text:p text:style-name="Text_20_body">tsx</text:p>
          <text:p text:style-name="P98"><text:span text:style-name="Source_20_Text">{p.fecha} → {p.de === t.id ? "Solicitó a " : "Ayudó a "}</text:span></text:p>
          <text:p text:style-name="P98"><text:span text:style-name="Source_20_Text">{trabajadores[p.de === t.id ? p.para : p.de]?.nombre || "?"}</text:span></text:p>
          <text:p text:style-name="Text_20_body">Por esta versión ajustada:</text:p>
          <text:p text:style-name="Text_20_body">tsx</text:p>
          <text:p text:style-name="P98"><text:span text:style-name="Source_20_Text">{p.fecha} → {trabajadores[p.de === t.id ? p.para : p.de]?.nombre || "?"} realizó su clave {p.clave}</text:span></text:p>
          <text:p text:style-name="Text_20_body">Esto mostrará algo como:</text:p>
          <text:p text:style-name="P98"><text:span text:style-name="Source_20_Text">2025-08-10 → Marta realizó su clave mañana</text:span></text:p>
          <text:p text:style-name="Text_20_body">¿Quieres que también incluyamos si esa petición era una permuta (<text:span text:style-name="Source_20_Text">p.permuta</text:span>) al final del texto, con algo tipo “(permuta)”? También lo podríamos añadir fácilmente 😊</text:p>
        </text:section>
        <text:section text:style-name="Sect2" text:name="SDYN1XrStoyZjSNKCAgwV-user-message">
          <text:p text:style-name="P19">¿Se puede fijar el menú superior? ¿Me das la alternativa del menú lateral para ver cómo queda? De hecho, desde Admin podríamos poner un combo para elegir entre menú lateral y menú superior.</text:p>
        </text:section>
        <text:section text:style-name="Sect2" text:name="R4QUjgY6h1ikUoDLcFuMC-content-0">
          <text:p text:style-name="P20">¡Buena idea, Carlos! Anclar el menú superior o cambiar a uno lateral puede mejorar bastante la experiencia del usuario, sobre todo en móviles o en pantallas estrechas. Vamos por partes 👇</text:p>
          <text:h text:style-name="P94" text:outline-level="2"><text:bookmark-start text:name="__RefHeading___Toc14674_2917578271"/>📌 Fijar el menú superior<text:bookmark-end text:name="__RefHeading___Toc14674_2917578271"/></text:h>
          <text:p text:style-name="Text_20_body">Solo necesitas agregar unas clases de Tailwind a tu <text:span text:style-name="Source_20_Text">&lt;nav&gt;</text:span> para hacerlo <text:span text:style-name="Strong_20_Emphasis">sticky</text:span> en la parte superior:</text:p>
          <text:p text:style-name="Text_20_body">tsx</text:p>
          <text:p text:style-name="P98"><text:span text:style-name="Source_20_Text">&lt;nav className="bg-white shadow-md px-6 py-4 flex items-center justify-between sticky top-0 z-50"&gt;</text:span></text:p>
          <text:list text:style-name="L75">
            <text:list-item>
              <text:p text:style-name="P100"><text:soft-page-break/><text:span text:style-name="Source_20_Text">sticky</text:span> + <text:span text:style-name="Source_20_Text">top-0</text:span> → lo mantiene visible al hacer scroll.</text:p>
            </text:list-item>
            <text:list-item>
              <text:p text:style-name="P100"><text:span text:style-name="Source_20_Text">z-50</text:span> evita que otros elementos lo tapen.</text:p>
            </text:list-item>
          </text:list>
          <text:p text:style-name="Text_20_body">✅ Con eso ya está fijado de forma elegante.</text:p>
          <text:h text:style-name="P94" text:outline-level="2"><text:bookmark-start text:name="__RefHeading___Toc14676_2917578271"/>📐 Alternativa: Menú lateral<text:bookmark-end text:name="__RefHeading___Toc14676_2917578271"/></text:h>
          <text:p text:style-name="Text_20_body">Te muestro cómo quedaría un layout con un panel lateral. Lo puedes mostrar u ocultar según el estado global (<text:span text:style-name="Source_20_Text">menuLateral: boolean</text:span>).</text:p>
          <text:h text:style-name="P95" text:outline-level="3"><text:bookmark-start text:name="__RefHeading___Toc14678_2917578271"/>🧠 Desde Admin.tsx<text:bookmark-end text:name="__RefHeading___Toc14678_2917578271"/></text:h>
          <text:p text:style-name="Text_20_body">Podrías añadir este combo:</text:p>
          <text:p text:style-name="Text_20_body">tsx</text:p>
          <text:p text:style-name="P98"><text:span text:style-name="Source_20_Text">&lt;label className="block mb-4"&gt;</text:span></text:p>
          <text:p text:style-name="P98"><text:span text:style-name="Source_20_Text"><text:s text:c="2"/>Estilo de menú:</text:span></text:p>
          <text:p text:style-name="P98"><text:span text:style-name="Source_20_Text"><text:s text:c="2"/>&lt;select</text:span></text:p>
          <text:p text:style-name="P98"><text:span text:style-name="Source_20_Text"><text:s text:c="4"/>className="border rounded px-2 py-1 ml-2"</text:span></text:p>
          <text:p text:style-name="P98"><text:span text:style-name="Source_20_Text"><text:s text:c="4"/>value={menuLateral ? "lateral" : "superior"}</text:span></text:p>
          <text:p text:style-name="P98"><text:span text:style-name="Source_20_Text"><text:s text:c="4"/>onChange={(e) =&gt; setMenuLateral(e.target.value === "lateral")}</text:span></text:p>
          <text:p text:style-name="P98"><text:span text:style-name="Source_20_Text"><text:s text:c="2"/>&gt;</text:span></text:p>
          <text:p text:style-name="P98"><text:span text:style-name="Source_20_Text"><text:s text:c="4"/>&lt;option value="superior"&gt;Superior&lt;/option&gt;</text:span></text:p>
          <text:p text:style-name="P98"><text:span text:style-name="Source_20_Text"><text:s text:c="4"/>&lt;option value="lateral"&gt;Lateral&lt;/option&gt;</text:span></text:p>
          <text:p text:style-name="P98"><text:span text:style-name="Source_20_Text"><text:s text:c="2"/>&lt;/select&gt;</text:span></text:p>
          <text:p text:style-name="P98"><text:span text:style-name="Source_20_Text">&lt;/label&gt;</text:span></text:p>
          <text:p text:style-name="P101">Tendrías que pasar <text:span text:style-name="Source_20_Text">menuLateral</text:span> y <text:span text:style-name="Source_20_Text">setMenuLateral</text:span> desde <text:span text:style-name="Source_20_Text">App.tsx</text:span>, igual que hiciste con <text:span text:style-name="Source_20_Text">esAdmin</text:span>.</text:p>
          <text:h text:style-name="P95" text:outline-level="3"><text:bookmark-start text:name="__RefHeading___Toc14680_2917578271"/>💡 Ejemplo de layout con menú lateral<text:bookmark-end text:name="__RefHeading___Toc14680_2917578271"/></text:h>
          <text:p text:style-name="Text_20_body">tsx</text:p>
          <text:p text:style-name="P98"><text:span text:style-name="Source_20_Text">&lt;div className="flex h-screen"&gt;</text:span></text:p>
          <text:p text:style-name="P98"><text:span text:style-name="Source_20_Text"><text:s text:c="2"/>{/* Menú lateral */}</text:span></text:p>
          <text:p text:style-name="P98"><text:span text:style-name="Source_20_Text"><text:s text:c="2"/>&lt;aside className="w-64 bg-gray-100 p-4 space-y-4"&gt;</text:span></text:p>
          <text:p text:style-name="P98"><text:span text:style-name="Source_20_Text"><text:s text:c="4"/>&lt;h1 className="text-xl font-bold mb-2"&gt;Menú&lt;/h1&gt;</text:span></text:p>
          <text:p text:style-name="P98"><text:span text:style-name="Source_20_Text"><text:s text:c="4"/>&lt;Link to="/" className="block text-blue-600"&gt;Bolsa&lt;/Link&gt;</text:span></text:p>
          <text:p text:style-name="P98"><text:span text:style-name="Source_20_Text"><text:s text:c="4"/>&lt;Link to="/reservas" className="block text-blue-600"&gt;Reservas&lt;/Link&gt;</text:span></text:p>
          <text:p text:style-name="P98"><text:span text:style-name="Source_20_Text"><text:s text:c="4"/>&lt;Link to="/resumen" className="block text-blue-600"&gt;Resumen&lt;/Link&gt;</text:span></text:p>
          <text:p text:style-name="P98"><text:span text:style-name="Source_20_Text"><text:s text:c="4"/>{esAdmin &amp;&amp; &lt;Link to="/reset" className="block text-blue-600"&gt;Reset&lt;/Link&gt;}</text:span></text:p>
          <text:p text:style-name="P98"><text:span text:style-name="Source_20_Text"><text:s text:c="4"/>&lt;Link to="/admin" className="block text-blue-600"&gt;Admin&lt;/Link&gt;</text:span></text:p>
          <text:p text:style-name="P98"><text:span text:style-name="Source_20_Text"><text:s text:c="2"/>&lt;/aside&gt;</text:span></text:p>
          <text:p text:style-name="P98"><text:soft-page-break/></text:p>
          <text:p text:style-name="P98"><text:span text:style-name="Source_20_Text"><text:s text:c="2"/>{/* Página activa */}</text:span></text:p>
          <text:p text:style-name="P98"><text:span text:style-name="Source_20_Text"><text:s text:c="2"/>&lt;main className="flex-1 overflow-y-auto"&gt;</text:span></text:p>
          <text:p text:style-name="P98"><text:span text:style-name="Source_20_Text"><text:s text:c="4"/>{/* Aquí van tus Routes */}</text:span></text:p>
          <text:p text:style-name="P98"><text:span text:style-name="Source_20_Text"><text:s text:c="2"/>&lt;/main&gt;</text:span></text:p>
          <text:p text:style-name="P98"><text:span text:style-name="Source_20_Text">&lt;/div&gt;</text:span></text:p>
          <text:p text:style-name="Text_20_body">¿Quieres que prepare la lógica para que <text:span text:style-name="Source_20_Text">App.tsx</text:span> cambie dinámicamente entre el diseño superior y lateral? Podría encapsular el menú en un componente <text:span text:style-name="Source_20_Text">Navegacion.tsx</text:span> que se adapta automáticamente. También podríamos recordar la preferencia con <text:span text:style-name="Source_20_Text">localStorage</text:span>. Tú mandas 😄</text:p>
        </text:section>
        <text:section text:style-name="Sect2" text:name="BP7FXZuiKz3FmmjygbZue-user-message">
          <text:p text:style-name="P19">Prepara esa lógica, gracias.</text:p>
        </text:section>
        <text:section text:style-name="Sect2" text:name="sR9EYpCDPnuabDJ3Ku5bP-content-0">
          <text:p text:style-name="P20">¡A la orden! Aquí tienes una lógica flexible para cambiar entre menú lateral y superior según la opción que elija el usuario en <text:span text:style-name="Source_20_Text">Admin.tsx</text:span>. Lo encapsulamos en un componente <text:span text:style-name="Source_20_Text">Navegacion.tsx</text:span> y guardamos la preferencia en <text:span text:style-name="Source_20_Text">localStorage</text:span> para que se recuerde incluso al recargar la página 👇</text:p>
          <text:h text:style-name="P94" text:outline-level="2"><text:bookmark-start text:name="__RefHeading___Toc14682_2917578271"/>🧩 1. <text:span text:style-name="Source_20_Text">App.tsx</text:span>: Estado global y preferencia persistente<text:bookmark-end text:name="__RefHeading___Toc14682_2917578271"/></text:h>
          <text:p text:style-name="Text_20_body">tsx</text:p>
          <text:p text:style-name="P98"><text:span text:style-name="Source_20_Text">const [menuLateral, setMenuLateral] = useState(() =&gt; {</text:span></text:p>
          <text:p text:style-name="P98"><text:span text:style-name="Source_20_Text"><text:s text:c="2"/>return localStorage.getItem("menuLateral") === "true";</text:span></text:p>
          <text:p text:style-name="P98"><text:span text:style-name="Source_20_Text">});</text:span></text:p>
          <text:p text:style-name="P98"/>
          <text:p text:style-name="P98"><text:span text:style-name="Source_20_Text">useEffect(() =&gt; {</text:span></text:p>
          <text:p text:style-name="P98"><text:span text:style-name="Source_20_Text"><text:s text:c="2"/>localStorage.setItem("menuLateral", menuLateral.toString());</text:span></text:p>
          <text:p text:style-name="P98"><text:span text:style-name="Source_20_Text">}, [menuLateral]);</text:span></text:p>
          <text:p text:style-name="Text_20_body">Pásalo por props a <text:span text:style-name="Source_20_Text">Admin.tsx</text:span> y al nuevo componente <text:span text:style-name="Source_20_Text">Navegacion</text:span>.</text:p>
          <text:h text:style-name="P94" text:outline-level="2"><text:bookmark-start text:name="__RefHeading___Toc14684_2917578271"/>🧭 2. <text:span text:style-name="Source_20_Text">Navegacion.tsx</text:span>: Componente adaptable<text:bookmark-end text:name="__RefHeading___Toc14684_2917578271"/></text:h>
          <text:p text:style-name="Text_20_body">tsx</text:p>
          <text:p text:style-name="P98"><text:span text:style-name="Source_20_Text">interface Props {</text:span></text:p>
          <text:p text:style-name="P98"><text:span text:style-name="Source_20_Text"><text:s text:c="2"/>esAdmin: boolean;</text:span></text:p>
          <text:p text:style-name="P98"><text:span text:style-name="Source_20_Text"><text:s text:c="2"/>menuLateral: boolean;</text:span></text:p>
          <text:p text:style-name="P98"><text:span text:style-name="Source_20_Text">}</text:span></text:p>
          <text:p text:style-name="P98"/>
          <text:p text:style-name="P98"><text:span text:style-name="Source_20_Text">export default function Navegacion({ esAdmin, menuLateral }: Props) {</text:span></text:p>
          <text:p text:style-name="P98"><text:span text:style-name="Source_20_Text"><text:s text:c="2"/>const links = (</text:span></text:p>
          <text:p text:style-name="P98"><text:span text:style-name="Source_20_Text"><text:s text:c="4"/>&lt;&gt;</text:span></text:p>
          <text:p text:style-name="P98"><text:span text:style-name="Source_20_Text"><text:s text:c="6"/>&lt;Link to="/" className="text-blue-600"&gt;Bolsa&lt;/Link&gt;</text:span></text:p>
          <text:p text:style-name="P98"><text:soft-page-break/><text:span text:style-name="Source_20_Text"><text:s text:c="6"/>&lt;Link to="/reservas" className="text-blue-600"&gt;Reservas&lt;/Link&gt;</text:span></text:p>
          <text:p text:style-name="P98"><text:span text:style-name="Source_20_Text"><text:s text:c="6"/>&lt;Link to="/resumen" className="text-blue-600"&gt;Resumen&lt;/Link&gt;</text:span></text:p>
          <text:p text:style-name="P98"><text:span text:style-name="Source_20_Text"><text:s text:c="6"/>{esAdmin &amp;&amp; &lt;Link to="/reset" className="text-blue-600"&gt;Reset&lt;/Link&gt;}</text:span></text:p>
          <text:p text:style-name="P98"><text:span text:style-name="Source_20_Text"><text:s text:c="6"/>&lt;Link to="/admin" className="text-blue-600"&gt;Admin&lt;/Link&gt;</text:span></text:p>
          <text:p text:style-name="P98"><text:span text:style-name="Source_20_Text"><text:s text:c="4"/>&lt;/&gt;</text:span></text:p>
          <text:p text:style-name="P98"><text:span text:style-name="Source_20_Text"><text:s text:c="2"/>);</text:span></text:p>
          <text:p text:style-name="P98"/>
          <text:p text:style-name="P98"><text:span text:style-name="Source_20_Text"><text:s text:c="2"/>if (menuLateral) {</text:span></text:p>
          <text:p text:style-name="P98"><text:span text:style-name="Source_20_Text"><text:s text:c="4"/>return (</text:span></text:p>
          <text:p text:style-name="P98"><text:span text:style-name="Source_20_Text"><text:s text:c="6"/>&lt;aside className="w-64 bg-gray-100 p-4 space-y-4"&gt;</text:span></text:p>
          <text:p text:style-name="P98"><text:span text:style-name="Source_20_Text"><text:s text:c="8"/>&lt;h1 className="text-xl font-bold mb-2"&gt;Menú&lt;/h1&gt;</text:span></text:p>
          <text:p text:style-name="P98"><text:span text:style-name="Source_20_Text"><text:s text:c="8"/>{links}</text:span></text:p>
          <text:p text:style-name="P98"><text:span text:style-name="Source_20_Text"><text:s text:c="6"/>&lt;/aside&gt;</text:span></text:p>
          <text:p text:style-name="P98"><text:span text:style-name="Source_20_Text"><text:s text:c="4"/>);</text:span></text:p>
          <text:p text:style-name="P98"><text:span text:style-name="Source_20_Text"><text:s text:c="2"/>}</text:span></text:p>
          <text:p text:style-name="P98"/>
          <text:p text:style-name="P98"><text:span text:style-name="Source_20_Text"><text:s text:c="2"/>return (</text:span></text:p>
          <text:p text:style-name="P98"><text:span text:style-name="Source_20_Text"><text:s text:c="4"/>&lt;nav className="bg-white shadow-md px-6 py-4 flex items-center justify-between sticky top-0 z-50"&gt;</text:span></text:p>
          <text:p text:style-name="P98"><text:span text:style-name="Source_20_Text"><text:s text:c="6"/>&lt;div className="flex space-x-4"&gt;</text:span></text:p>
          <text:p text:style-name="P98"><text:span text:style-name="Source_20_Text"><text:s text:c="8"/>{links}</text:span></text:p>
          <text:p text:style-name="P98"><text:span text:style-name="Source_20_Text"><text:s text:c="6"/>&lt;/div&gt;</text:span></text:p>
          <text:p text:style-name="P98"><text:span text:style-name="Source_20_Text"><text:s text:c="4"/>&lt;/nav&gt;</text:span></text:p>
          <text:p text:style-name="P98"><text:span text:style-name="Source_20_Text"><text:s text:c="2"/>);</text:span></text:p>
          <text:p text:style-name="P98"><text:span text:style-name="Source_20_Text">}</text:span></text:p>
          <text:h text:style-name="P94" text:outline-level="2"><text:bookmark-start text:name="__RefHeading___Toc14686_2917578271"/>🛠️ 3. <text:span text:style-name="Source_20_Text">Admin.tsx</text:span>: El combo selector<text:bookmark-end text:name="__RefHeading___Toc14686_2917578271"/></text:h>
          <text:p text:style-name="Text_20_body">Ya te lo mostré antes, pero recuerda añadir los props <text:span text:style-name="Source_20_Text">menuLateral</text:span> y <text:span text:style-name="Source_20_Text">setMenuLateral</text:span>.</text:p>
          <text:h text:style-name="P94" text:outline-level="2"><text:bookmark-start text:name="__RefHeading___Toc14688_2917578271"/>🔀 4. Layout adaptable en <text:span text:style-name="Source_20_Text">App.tsx</text:span><text:bookmark-end text:name="__RefHeading___Toc14688_2917578271"/></text:h>
          <text:p text:style-name="Text_20_body">tsx</text:p>
          <text:p text:style-name="P98"><text:span text:style-name="Source_20_Text">&lt;div className="flex h-screen flex-col md:flex-row"&gt;</text:span></text:p>
          <text:p text:style-name="P98"><text:span text:style-name="Source_20_Text"><text:s text:c="2"/>&lt;Navegacion esAdmin={esAdmin} menuLateral={menuLateral} /&gt;</text:span></text:p>
          <text:p text:style-name="P98"/>
          <text:p text:style-name="P98"><text:span text:style-name="Source_20_Text"><text:s text:c="2"/>&lt;main className="flex-1 overflow-y-auto"&gt;</text:span></text:p>
          <text:p text:style-name="P98"><text:span text:style-name="Source_20_Text"><text:s text:c="4"/>&lt;Routes&gt;{/* tus rutas */}&lt;/Routes&gt;</text:span></text:p>
          <text:p text:style-name="P98"><text:span text:style-name="Source_20_Text"><text:s text:c="2"/>&lt;/main&gt;</text:span></text:p>
          <text:p text:style-name="P98"><text:soft-page-break/><text:span text:style-name="Source_20_Text">&lt;/div&gt;</text:span></text:p>
          <text:list text:style-name="L76">
            <text:list-item>
              <text:p text:style-name="P102">Si <text:span text:style-name="Source_20_Text">menuLateral</text:span> es <text:span text:style-name="Source_20_Text">true</text:span>, el layout se organiza en filas (<text:span text:style-name="Source_20_Text">flex-row</text:span>).</text:p>
            </text:list-item>
            <text:list-item>
              <text:p text:style-name="P102">Si no, el menú superior simplemente se queda en la parte superior.</text:p>
            </text:list-item>
          </text:list>
          <text:p text:style-name="Text_20_body">¿Te gustaría que añadamos algún iconito, animación o transición entre los estilos para que quede más chulo? 😎</text:p>
        </text:section>
        <text:section text:style-name="Sect2" text:name="XfgxorpgkhPMQp4ktL8ij-user-message">
          <text:p text:style-name="P19">Pásame por lo tanto los ficheros Admin, App.tsx y Navegacion.tsx con estos cambios.</text:p>
        </text:section>
        <text:section text:style-name="Sect2" text:name="5EamMTfjNL4QUHfQresJb-content-0">
          <text:p text:style-name="P20">¡Hecho, Carlos! Aquí tienes los tres ficheros con los cambios completos y bien organizados para alternar entre menú superior y lateral, guardar la preferencia, y mantener todo ordenado 🔧✨</text:p>
          <text:h text:style-name="P94" text:outline-level="2"><text:bookmark-start text:name="__RefHeading___Toc14690_2917578271"/>📁 <text:span text:style-name="Source_20_Text">App.tsx</text:span><text:bookmark-end text:name="__RefHeading___Toc14690_2917578271"/></text:h>
          <text:p text:style-name="Text_20_body">tsx</text:p>
          <text:p text:style-name="P98"><text:span text:style-name="Source_20_Text">import { useState, useEffect } from "react";</text:span></text:p>
          <text:p text:style-name="P98"><text:span text:style-name="Source_20_Text">import { Routes, Route } from "react-router-dom";</text:span></text:p>
          <text:p text:style-name="P98"><text:span text:style-name="Source_20_Text">import Admin from "./Admin";</text:span></text:p>
          <text:p text:style-name="P98"><text:span text:style-name="Source_20_Text">import Navegacion from "./Navegacion";</text:span></text:p>
          <text:p text:style-name="P98"/>
          <text:p text:style-name="P98"><text:span text:style-name="Source_20_Text">export default function App() {</text:span></text:p>
          <text:p text:style-name="P98"><text:span text:style-name="Source_20_Text"><text:s text:c="2"/>const [esAdmin, setEsAdmin] = useState(true);</text:span></text:p>
          <text:p text:style-name="P98"/>
          <text:p text:style-name="P98"><text:span text:style-name="Source_20_Text"><text:s text:c="2"/>const [menuLateral, setMenuLateral] = useState(() =&gt; {</text:span></text:p>
          <text:p text:style-name="P98"><text:span text:style-name="Source_20_Text"><text:s text:c="4"/>return localStorage.getItem("menuLateral") === "true";</text:span></text:p>
          <text:p text:style-name="P98"><text:span text:style-name="Source_20_Text"><text:s text:c="2"/>});</text:span></text:p>
          <text:p text:style-name="P98"/>
          <text:p text:style-name="P98"><text:span text:style-name="Source_20_Text"><text:s text:c="2"/>useEffect(() =&gt; {</text:span></text:p>
          <text:p text:style-name="P98"><text:span text:style-name="Source_20_Text"><text:s text:c="4"/>localStorage.setItem("menuLateral", menuLateral.toString());</text:span></text:p>
          <text:p text:style-name="P98"><text:span text:style-name="Source_20_Text"><text:s text:c="2"/>}, [menuLateral]);</text:span></text:p>
          <text:p text:style-name="P98"/>
          <text:p text:style-name="P98"><text:span text:style-name="Source_20_Text"><text:s text:c="2"/>return (</text:span></text:p>
          <text:p text:style-name="P98"><text:span text:style-name="Source_20_Text"><text:s text:c="4"/>&lt;div className={`h-screen ${menuLateral ? "flex flex-row" : "flex flex-col"}`}&gt;</text:span></text:p>
          <text:p text:style-name="P98"><text:span text:style-name="Source_20_Text"><text:s text:c="6"/>&lt;Navegacion esAdmin={esAdmin} menuLateral={menuLateral} /&gt;</text:span></text:p>
          <text:p text:style-name="P98"/>
          <text:p text:style-name="P98"><text:span text:style-name="Source_20_Text"><text:s text:c="6"/>&lt;main className="flex-1 overflow-y-auto"&gt;</text:span></text:p>
          <text:p text:style-name="P98"><text:span text:style-name="Source_20_Text"><text:s text:c="8"/>&lt;Routes&gt;</text:span></text:p>
          <text:p text:style-name="P98"><text:span text:style-name="Source_20_Text"><text:s text:c="10"/>&lt;Route path="/admin" element={</text:span></text:p>
          <text:p text:style-name="P98"><text:span text:style-name="Source_20_Text"><text:s text:c="12"/>&lt;Admin</text:span></text:p>
          <text:p text:style-name="P98"><text:span text:style-name="Source_20_Text"><text:s text:c="14"/>menuLateral={menuLateral}</text:span></text:p>
          <text:p text:style-name="P98"><text:soft-page-break/><text:span text:style-name="Source_20_Text"><text:s text:c="14"/>setMenuLateral={setMenuLateral}</text:span></text:p>
          <text:p text:style-name="P98"><text:span text:style-name="Source_20_Text"><text:s text:c="12"/>/&gt;</text:span></text:p>
          <text:p text:style-name="P98"><text:span text:style-name="Source_20_Text"><text:s text:c="10"/>} /&gt;</text:span></text:p>
          <text:p text:style-name="P98"><text:span text:style-name="Source_20_Text"><text:s text:c="10"/>{/* Otras rutas */}</text:span></text:p>
          <text:p text:style-name="P98"><text:span text:style-name="Source_20_Text"><text:s text:c="8"/>&lt;/Routes&gt;</text:span></text:p>
          <text:p text:style-name="P98"><text:span text:style-name="Source_20_Text"><text:s text:c="6"/>&lt;/main&gt;</text:span></text:p>
          <text:p text:style-name="P98"><text:span text:style-name="Source_20_Text"><text:s text:c="4"/>&lt;/div&gt;</text:span></text:p>
          <text:p text:style-name="P98"><text:span text:style-name="Source_20_Text"><text:s text:c="2"/>);</text:span></text:p>
          <text:p text:style-name="P98"><text:span text:style-name="Source_20_Text">}</text:span></text:p>
          <text:h text:style-name="P94" text:outline-level="2"><text:bookmark-start text:name="__RefHeading___Toc14692_2917578271"/>🧭 <text:span text:style-name="Source_20_Text">Navegacion.tsx</text:span><text:bookmark-end text:name="__RefHeading___Toc14692_2917578271"/></text:h>
          <text:p text:style-name="Text_20_body">tsx</text:p>
          <text:p text:style-name="P98"><text:span text:style-name="Source_20_Text">import { Link } from "react-router-dom";</text:span></text:p>
          <text:p text:style-name="P98"/>
          <text:p text:style-name="P98"><text:span text:style-name="Source_20_Text">interface Props {</text:span></text:p>
          <text:p text:style-name="P98"><text:span text:style-name="Source_20_Text"><text:s text:c="2"/>esAdmin: boolean;</text:span></text:p>
          <text:p text:style-name="P98"><text:span text:style-name="Source_20_Text"><text:s text:c="2"/>menuLateral: boolean;</text:span></text:p>
          <text:p text:style-name="P98"><text:span text:style-name="Source_20_Text">}</text:span></text:p>
          <text:p text:style-name="P98"/>
          <text:p text:style-name="P98"><text:span text:style-name="Source_20_Text">export default function Navegacion({ esAdmin, menuLateral }: Props) {</text:span></text:p>
          <text:p text:style-name="P98"><text:span text:style-name="Source_20_Text"><text:s text:c="2"/>const links = (</text:span></text:p>
          <text:p text:style-name="P98"><text:span text:style-name="Source_20_Text"><text:s text:c="4"/>&lt;&gt;</text:span></text:p>
          <text:p text:style-name="P98"><text:span text:style-name="Source_20_Text"><text:s text:c="6"/>&lt;Link to="/" className="text-blue-600"&gt;Bolsa&lt;/Link&gt;</text:span></text:p>
          <text:p text:style-name="P98"><text:span text:style-name="Source_20_Text"><text:s text:c="6"/>&lt;Link to="/reservas" className="text-blue-600"&gt;Reservas&lt;/Link&gt;</text:span></text:p>
          <text:p text:style-name="P98"><text:span text:style-name="Source_20_Text"><text:s text:c="6"/>&lt;Link to="/resumen" className="text-blue-600"&gt;Resumen&lt;/Link&gt;</text:span></text:p>
          <text:p text:style-name="P98"><text:span text:style-name="Source_20_Text"><text:s text:c="6"/>{esAdmin &amp;&amp; &lt;Link to="/reset" className="text-blue-600"&gt;Reset&lt;/Link&gt;}</text:span></text:p>
          <text:p text:style-name="P98"><text:span text:style-name="Source_20_Text"><text:s text:c="6"/>&lt;Link to="/admin" className="text-blue-600"&gt;Admin&lt;/Link&gt;</text:span></text:p>
          <text:p text:style-name="P98"><text:span text:style-name="Source_20_Text"><text:s text:c="4"/>&lt;/&gt;</text:span></text:p>
          <text:p text:style-name="P98"><text:span text:style-name="Source_20_Text"><text:s text:c="2"/>);</text:span></text:p>
          <text:p text:style-name="P98"/>
          <text:p text:style-name="P98"><text:span text:style-name="Source_20_Text"><text:s text:c="2"/>if (menuLateral) {</text:span></text:p>
          <text:p text:style-name="P98"><text:span text:style-name="Source_20_Text"><text:s text:c="4"/>return (</text:span></text:p>
          <text:p text:style-name="P98"><text:span text:style-name="Source_20_Text"><text:s text:c="6"/>&lt;aside className="w-64 bg-gray-100 p-4 space-y-4"&gt;</text:span></text:p>
          <text:p text:style-name="P98"><text:span text:style-name="Source_20_Text"><text:s text:c="8"/>&lt;h1 className="text-xl font-bold mb-2"&gt;Menú&lt;/h1&gt;</text:span></text:p>
          <text:p text:style-name="P98"><text:span text:style-name="Source_20_Text"><text:s text:c="8"/>{links}</text:span></text:p>
          <text:p text:style-name="P98"><text:span text:style-name="Source_20_Text"><text:s text:c="6"/>&lt;/aside&gt;</text:span></text:p>
          <text:p text:style-name="P98"><text:span text:style-name="Source_20_Text"><text:s text:c="4"/>);</text:span></text:p>
          <text:p text:style-name="P98"><text:soft-page-break/><text:span text:style-name="Source_20_Text"><text:s text:c="2"/>}</text:span></text:p>
          <text:p text:style-name="P98"/>
          <text:p text:style-name="P98"><text:span text:style-name="Source_20_Text"><text:s text:c="2"/>return (</text:span></text:p>
          <text:p text:style-name="P98"><text:span text:style-name="Source_20_Text"><text:s text:c="4"/>&lt;nav className="bg-white shadow-md px-6 py-4 flex items-center justify-between sticky top-0 z-50"&gt;</text:span></text:p>
          <text:p text:style-name="P98"><text:span text:style-name="Source_20_Text"><text:s text:c="6"/>&lt;div className="flex space-x-4"&gt;</text:span></text:p>
          <text:p text:style-name="P98"><text:span text:style-name="Source_20_Text"><text:s text:c="8"/>{links}</text:span></text:p>
          <text:p text:style-name="P98"><text:span text:style-name="Source_20_Text"><text:s text:c="6"/>&lt;/div&gt;</text:span></text:p>
          <text:p text:style-name="P98"><text:span text:style-name="Source_20_Text"><text:s text:c="4"/>&lt;/nav&gt;</text:span></text:p>
          <text:p text:style-name="P98"><text:span text:style-name="Source_20_Text"><text:s text:c="2"/>);</text:span></text:p>
          <text:p text:style-name="P98"><text:span text:style-name="Source_20_Text">}</text:span></text:p>
          <text:h text:style-name="P94" text:outline-level="2"><text:bookmark-start text:name="__RefHeading___Toc14694_2917578271"/>🛠️ <text:span text:style-name="Source_20_Text">Admin.tsx</text:span><text:bookmark-end text:name="__RefHeading___Toc14694_2917578271"/></text:h>
          <text:p text:style-name="Text_20_body">tsx</text:p>
          <text:p text:style-name="P98"><text:span text:style-name="Source_20_Text">interface Props {</text:span></text:p>
          <text:p text:style-name="P98"><text:span text:style-name="Source_20_Text"><text:s text:c="2"/>menuLateral: boolean;</text:span></text:p>
          <text:p text:style-name="P98"><text:span text:style-name="Source_20_Text"><text:s text:c="2"/>setMenuLateral: (value: boolean) =&gt; void;</text:span></text:p>
          <text:p text:style-name="P98"><text:span text:style-name="Source_20_Text">}</text:span></text:p>
          <text:p text:style-name="P98"/>
          <text:p text:style-name="P98"><text:span text:style-name="Source_20_Text">export default function Admin({ menuLateral, setMenuLateral }: Props) {</text:span></text:p>
          <text:p text:style-name="P98"><text:span text:style-name="Source_20_Text"><text:s text:c="2"/>return (</text:span></text:p>
          <text:p text:style-name="P98"><text:span text:style-name="Source_20_Text"><text:s text:c="4"/>&lt;div className="p-6 space-y-4"&gt;</text:span></text:p>
          <text:p text:style-name="P98"><text:span text:style-name="Source_20_Text"><text:s text:c="6"/>&lt;label className="block mb-4"&gt;</text:span></text:p>
          <text:p text:style-name="P98"><text:span text:style-name="Source_20_Text"><text:s text:c="8"/>Estilo de menú:</text:span></text:p>
          <text:p text:style-name="P98"><text:span text:style-name="Source_20_Text"><text:s text:c="8"/>&lt;select</text:span></text:p>
          <text:p text:style-name="P98"><text:span text:style-name="Source_20_Text"><text:s text:c="10"/>className="border rounded px-2 py-1 ml-2"</text:span></text:p>
          <text:p text:style-name="P98"><text:span text:style-name="Source_20_Text"><text:s text:c="10"/>value={menuLateral ? "lateral" : "superior"}</text:span></text:p>
          <text:p text:style-name="P98"><text:span text:style-name="Source_20_Text"><text:s text:c="10"/>onChange={(e) =&gt; setMenuLateral(e.target.value === "lateral")}</text:span></text:p>
          <text:p text:style-name="P98"><text:span text:style-name="Source_20_Text"><text:s text:c="8"/>&gt;</text:span></text:p>
          <text:p text:style-name="P98"><text:span text:style-name="Source_20_Text"><text:s text:c="10"/>&lt;option value="superior"&gt;Superior&lt;/option&gt;</text:span></text:p>
          <text:p text:style-name="P98"><text:span text:style-name="Source_20_Text"><text:s text:c="10"/>&lt;option value="lateral"&gt;Lateral&lt;/option&gt;</text:span></text:p>
          <text:p text:style-name="P98"><text:span text:style-name="Source_20_Text"><text:s text:c="8"/>&lt;/select&gt;</text:span></text:p>
          <text:p text:style-name="P98"><text:span text:style-name="Source_20_Text"><text:s text:c="6"/>&lt;/label&gt;</text:span></text:p>
          <text:p text:style-name="P98"/>
          <text:p text:style-name="P98"><text:span text:style-name="Source_20_Text"><text:s text:c="6"/>{/* Aquí puedes añadir más ajustes de admin */}</text:span></text:p>
          <text:p text:style-name="P98"><text:span text:style-name="Source_20_Text"><text:s text:c="6"/>&lt;p className="text-gray-600"&gt;Panel de administración.&lt;/p&gt;</text:span></text:p>
          <text:p text:style-name="P98"><text:span text:style-name="Source_20_Text"><text:s text:c="4"/>&lt;/div&gt;</text:span></text:p>
          <text:p text:style-name="P98"><text:soft-page-break/><text:span text:style-name="Source_20_Text"><text:s text:c="2"/>);</text:span></text:p>
          <text:p text:style-name="P98"><text:span text:style-name="Source_20_Text">}</text:span></text:p>
          <text:p text:style-name="Text_20_body">¿Quieres que añadamos animaciones de entrada/salida cuando cambie el layout o que el combo se vea más elegante con iconos? También podríamos mejorar el responsive si estás pensando en móviles. Tú mandas 💻📱</text:p>
        </text:section>
        <text:section text:style-name="Sect2" text:name="2CJhMbte4Dvhv9jfLedEh-user-message">
          <text:p text:style-name="P19">Recuerda que teníamos este admin: import { useState } from "react"; type Props = { setEsAdmin: (valor: boolean) =&gt; void; }; const Admin: React.FC&lt;Props&gt; = ({ setEsAdmin }) =&gt; { const [pass, setPass] = useState(""); const [error, setError] = useState(""); const manejarLogin = () =&gt; { const claveReal = import.meta.env.VITE_ADMIN_PASSWORD; if (pass === claveReal) { setEsAdmin(true); } else { setError("❌ Contraseña incorrecta"); } }; return ( &lt;div className="p-6 max-w-md mx-auto text-center"&gt; &lt;h2 className="text-xl font-bold mb-4"&gt;🔐 Acceso de administrador&lt;/h2&gt; &lt;input type="password" value={pass} onChange={(e) =&gt; setPass(e.target.value)} placeholder="Introduce la clave" className="border px-3 py-2 rounded w-full mb-2" /&gt; &lt;button onClick={manejarLogin} className="bg-blue-500 text-white px-4 py-2 rounded" &gt; Entrar &lt;/button&gt; {error &amp;&amp; &lt;p className="mt-3 text-red-500"&gt;{error}&lt;/p&gt;} &lt;label className="block mb-4"&gt; Estilo de menú: &lt;select className="border rounded px-2 py-1 ml-2" value={menuLateral ? "lateral" : "superior"} onChange={(e) =&gt; setMenuLateral(e.target.value === "lateral")} &gt; &lt;option value="superior"&gt;Superior&lt;/option&gt; &lt;option value="lateral"&gt;Lateral&lt;/option&gt; &lt;/select&gt; &lt;/label&gt; &lt;/div&gt; ); }; export default Admin;</text:p>
        </text:section>
        <text:section text:style-name="Sect2" text:name="Ss58iesTKjMV52pF4YnPb-content-0">
          <text:p text:style-name="P20">Perfecto, Carlos. Para que el <text:span text:style-name="Source_20_Text">Admin.tsx</text:span> encaje con lo que tenías, solo necesitamos ajustar su definición para aceptar también <text:span text:style-name="Source_20_Text">menuLateral</text:span> y <text:span text:style-name="Source_20_Text">setMenuLateral</text:span>, además de <text:span text:style-name="Source_20_Text">setEsAdmin</text:span>. Aquí va el fichero actualizado completo con ambos comportamientos: login y cambio de estilo 👇</text:p>
          <text:h text:style-name="P94" text:outline-level="2"><text:bookmark-start text:name="__RefHeading___Toc14696_2917578271"/>🛡️ <text:span text:style-name="Source_20_Text">Admin.tsx</text:span> actualizado<text:bookmark-end text:name="__RefHeading___Toc14696_2917578271"/></text:h>
          <text:p text:style-name="Text_20_body">tsx</text:p>
          <text:p text:style-name="P98"><text:span text:style-name="Source_20_Text">import { useState } from "react";</text:span></text:p>
          <text:p text:style-name="P98"/>
          <text:p text:style-name="P98"><text:span text:style-name="Source_20_Text">interface Props {</text:span></text:p>
          <text:p text:style-name="P98"><text:span text:style-name="Source_20_Text"><text:s text:c="2"/>setEsAdmin: (valor: boolean) =&gt; void;</text:span></text:p>
          <text:p text:style-name="P98"><text:span text:style-name="Source_20_Text"><text:s text:c="2"/>menuLateral: boolean;</text:span></text:p>
          <text:p text:style-name="P98"><text:span text:style-name="Source_20_Text"><text:s text:c="2"/>setMenuLateral: (valor: boolean) =&gt; void;</text:span></text:p>
          <text:p text:style-name="P98"><text:span text:style-name="Source_20_Text">}</text:span></text:p>
          <text:p text:style-name="P98"/>
          <text:p text:style-name="P98"><text:span text:style-name="Source_20_Text">const Admin: React.FC&lt;Props&gt; = ({</text:span></text:p>
          <text:p text:style-name="P98"><text:span text:style-name="Source_20_Text"><text:s text:c="2"/>setEsAdmin,</text:span></text:p>
          <text:p text:style-name="P98"><text:span text:style-name="Source_20_Text"><text:s text:c="2"/>menuLateral,</text:span></text:p>
          <text:p text:style-name="P98"><text:span text:style-name="Source_20_Text"><text:s text:c="2"/>setMenuLateral,</text:span></text:p>
          <text:p text:style-name="P98"><text:span text:style-name="Source_20_Text">}) =&gt; {</text:span></text:p>
          <text:p text:style-name="P98"><text:span text:style-name="Source_20_Text"><text:s text:c="2"/>const [pass, setPass] = useState("");</text:span></text:p>
          <text:p text:style-name="P98"><text:span text:style-name="Source_20_Text"><text:s text:c="2"/>const [error, setError] = useState("");</text:span></text:p>
          <text:p text:style-name="P98"/>
          <text:p text:style-name="P98"><text:soft-page-break/><text:span text:style-name="Source_20_Text"><text:s text:c="2"/>const manejarLogin = () =&gt; {</text:span></text:p>
          <text:p text:style-name="P98"><text:span text:style-name="Source_20_Text"><text:s text:c="4"/>const claveReal = import.meta.env.VITE_ADMIN_PASSWORD;</text:span></text:p>
          <text:p text:style-name="P98"><text:span text:style-name="Source_20_Text"><text:s text:c="4"/>if (pass === claveReal) {</text:span></text:p>
          <text:p text:style-name="P98"><text:span text:style-name="Source_20_Text"><text:s text:c="6"/>setEsAdmin(true);</text:span></text:p>
          <text:p text:style-name="P98"><text:span text:style-name="Source_20_Text"><text:s text:c="4"/>} else {</text:span></text:p>
          <text:p text:style-name="P98"><text:span text:style-name="Source_20_Text"><text:s text:c="6"/>setError("❌ Contraseña incorrecta");</text:span></text:p>
          <text:p text:style-name="P98"><text:span text:style-name="Source_20_Text"><text:s text:c="4"/>}</text:span></text:p>
          <text:p text:style-name="P98"><text:span text:style-name="Source_20_Text"><text:s text:c="2"/>};</text:span></text:p>
          <text:p text:style-name="P98"/>
          <text:p text:style-name="P98"><text:span text:style-name="Source_20_Text"><text:s text:c="2"/>return (</text:span></text:p>
          <text:p text:style-name="P98"><text:span text:style-name="Source_20_Text"><text:s text:c="4"/>&lt;div className="p-6 max-w-md mx-auto text-center space-y-6"&gt;</text:span></text:p>
          <text:p text:style-name="P98"><text:span text:style-name="Source_20_Text"><text:s text:c="6"/>&lt;h2 className="text-xl font-bold"&gt;🔐 Acceso de administrador&lt;/h2&gt;</text:span></text:p>
          <text:p text:style-name="P98"/>
          <text:p text:style-name="P98"><text:span text:style-name="Source_20_Text"><text:s text:c="6"/>&lt;input</text:span></text:p>
          <text:p text:style-name="P98"><text:span text:style-name="Source_20_Text"><text:s text:c="8"/>type="password"</text:span></text:p>
          <text:p text:style-name="P98"><text:span text:style-name="Source_20_Text"><text:s text:c="8"/>value={pass}</text:span></text:p>
          <text:p text:style-name="P98"><text:span text:style-name="Source_20_Text"><text:s text:c="8"/>onChange={(e) =&gt; setPass(e.target.value)}</text:span></text:p>
          <text:p text:style-name="P98"><text:span text:style-name="Source_20_Text"><text:s text:c="8"/>placeholder="Introduce la clave"</text:span></text:p>
          <text:p text:style-name="P98"><text:span text:style-name="Source_20_Text"><text:s text:c="8"/>className="border px-3 py-2 rounded w-full"</text:span></text:p>
          <text:p text:style-name="P98"><text:span text:style-name="Source_20_Text"><text:s text:c="6"/>/&gt;</text:span></text:p>
          <text:p text:style-name="P98"/>
          <text:p text:style-name="P98"><text:span text:style-name="Source_20_Text"><text:s text:c="6"/>&lt;button</text:span></text:p>
          <text:p text:style-name="P98"><text:span text:style-name="Source_20_Text"><text:s text:c="8"/>onClick={manejarLogin}</text:span></text:p>
          <text:p text:style-name="P98"><text:span text:style-name="Source_20_Text"><text:s text:c="8"/>className="bg-blue-500 text-white px-4 py-2 rounded w-full"</text:span></text:p>
          <text:p text:style-name="P98"><text:span text:style-name="Source_20_Text"><text:s text:c="6"/>&gt;</text:span></text:p>
          <text:p text:style-name="P98"><text:span text:style-name="Source_20_Text"><text:s text:c="8"/>Entrar</text:span></text:p>
          <text:p text:style-name="P98"><text:span text:style-name="Source_20_Text"><text:s text:c="6"/>&lt;/button&gt;</text:span></text:p>
          <text:p text:style-name="P98"/>
          <text:p text:style-name="P98"><text:span text:style-name="Source_20_Text"><text:s text:c="6"/>{error &amp;&amp; &lt;p className="text-red-500"&gt;{error}&lt;/p&gt;}</text:span></text:p>
          <text:p text:style-name="P98"/>
          <text:p text:style-name="P98"><text:span text:style-name="Source_20_Text"><text:s text:c="6"/>&lt;div className="text-left mt-6"&gt;</text:span></text:p>
          <text:p text:style-name="P98"><text:span text:style-name="Source_20_Text"><text:s text:c="8"/>&lt;label className="block mb-2 font-semibold"&gt;Estilo de menú:&lt;/label&gt;</text:span></text:p>
          <text:p text:style-name="P98"><text:span text:style-name="Source_20_Text"><text:s text:c="8"/>&lt;select</text:span></text:p>
          <text:p text:style-name="P98"><text:span text:style-name="Source_20_Text"><text:s text:c="10"/>className="border rounded px-2 py-1 w-full"</text:span></text:p>
          <text:p text:style-name="P98"><text:span text:style-name="Source_20_Text"><text:s text:c="10"/>value={menuLateral ? "lateral" : "superior"}</text:span></text:p>
          <text:p text:style-name="P98"><text:span text:style-name="Source_20_Text"><text:s text:c="10"/>onChange={(e) =&gt; setMenuLateral(e.target.value === "lateral")}</text:span></text:p>
          <text:p text:style-name="P98"><text:soft-page-break/><text:span text:style-name="Source_20_Text"><text:s text:c="8"/>&gt;</text:span></text:p>
          <text:p text:style-name="P98"><text:span text:style-name="Source_20_Text"><text:s text:c="10"/>&lt;option value="superior"&gt;Superior&lt;/option&gt;</text:span></text:p>
          <text:p text:style-name="P98"><text:span text:style-name="Source_20_Text"><text:s text:c="10"/>&lt;option value="lateral"&gt;Lateral&lt;/option&gt;</text:span></text:p>
          <text:p text:style-name="P98"><text:span text:style-name="Source_20_Text"><text:s text:c="8"/>&lt;/select&gt;</text:span></text:p>
          <text:p text:style-name="P98"><text:span text:style-name="Source_20_Text"><text:s text:c="6"/>&lt;/div&gt;</text:span></text:p>
          <text:p text:style-name="P98"><text:span text:style-name="Source_20_Text"><text:s text:c="4"/>&lt;/div&gt;</text:span></text:p>
          <text:p text:style-name="P98"><text:span text:style-name="Source_20_Text"><text:s text:c="2"/>);</text:span></text:p>
          <text:p text:style-name="P98"><text:span text:style-name="Source_20_Text">};</text:span></text:p>
          <text:p text:style-name="P98"/>
          <text:p text:style-name="P98"><text:span text:style-name="Source_20_Text">export default Admin;</text:span></text:p>
          <text:p text:style-name="Text_20_body">Ya lo tienes listo para integrarlo sin romper nada 🎯. ¿Quieres que te prepare el <text:span text:style-name="Source_20_Text">App.tsx</text:span> con los cambios de props, por si prefieres tenerlo todo reunido? También te puedo crear un icono para mostrar si estás en modo lateral o superior. Tú decides 😄</text:p>
        </text:section>
        <text:section text:style-name="Sect2" text:name="mR24jpwFbFHthhCQscy6D-user-message">
          <text:p text:style-name="P19">Prepara el App.tsx, sí.</text:p>
        </text:section>
        <text:section text:style-name="Sect2" text:name="RdDV5dj3GnH4RpwxYoff6-content-0">
          <text:p text:style-name="P20">¡Vamos allá, Carlos! Aquí tienes <text:span text:style-name="Source_20_Text">App.tsx</text:span> totalmente actualizado para trabajar con los props <text:span text:style-name="Source_20_Text">setEsAdmin</text:span>, <text:span text:style-name="Source_20_Text">menuLateral</text:span> y <text:span text:style-name="Source_20_Text">setMenuLateral</text:span>, manteniendo la preferencia del menú y respetando la lógica de login 🔧</text:p>
          <text:h text:style-name="P94" text:outline-level="2"><text:bookmark-start text:name="__RefHeading___Toc14698_2917578271"/>🧩 <text:span text:style-name="Source_20_Text">App.tsx</text:span> completo<text:bookmark-end text:name="__RefHeading___Toc14698_2917578271"/></text:h>
          <text:p text:style-name="Text_20_body">tsx</text:p>
          <text:p text:style-name="P98"><text:span text:style-name="Source_20_Text">import { useState, useEffect } from "react";</text:span></text:p>
          <text:p text:style-name="P98"><text:span text:style-name="Source_20_Text">import { Routes, Route } from "react-router-dom";</text:span></text:p>
          <text:p text:style-name="P98"><text:span text:style-name="Source_20_Text">import Admin from "./Admin";</text:span></text:p>
          <text:p text:style-name="P98"><text:span text:style-name="Source_20_Text">import Navegacion from "./Navegacion";</text:span></text:p>
          <text:p text:style-name="P98"/>
          <text:p text:style-name="P98"><text:span text:style-name="Source_20_Text">export default function App() {</text:span></text:p>
          <text:p text:style-name="P98"><text:span text:style-name="Source_20_Text"><text:s text:c="2"/>const [esAdmin, setEsAdmin] = useState(false);</text:span></text:p>
          <text:p text:style-name="P98"/>
          <text:p text:style-name="P98"><text:span text:style-name="Source_20_Text"><text:s text:c="2"/>const [menuLateral, setMenuLateral] = useState(() =&gt; {</text:span></text:p>
          <text:p text:style-name="P98"><text:span text:style-name="Source_20_Text"><text:s text:c="4"/>return localStorage.getItem("menuLateral") === "true";</text:span></text:p>
          <text:p text:style-name="P98"><text:span text:style-name="Source_20_Text"><text:s text:c="2"/>});</text:span></text:p>
          <text:p text:style-name="P98"/>
          <text:p text:style-name="P98"><text:span text:style-name="Source_20_Text"><text:s text:c="2"/>useEffect(() =&gt; {</text:span></text:p>
          <text:p text:style-name="P98"><text:span text:style-name="Source_20_Text"><text:s text:c="4"/>localStorage.setItem("menuLateral", menuLateral.toString());</text:span></text:p>
          <text:p text:style-name="P98"><text:span text:style-name="Source_20_Text"><text:s text:c="2"/>}, [menuLateral]);</text:span></text:p>
          <text:p text:style-name="P98"/>
          <text:p text:style-name="P98"><text:span text:style-name="Source_20_Text"><text:s text:c="2"/>return (</text:span></text:p>
          <text:p text:style-name="P98"><text:soft-page-break/><text:span text:style-name="Source_20_Text"><text:s text:c="4"/>&lt;div className={`h-screen ${menuLateral ? "flex flex-row" : "flex flex-col"}`}&gt;</text:span></text:p>
          <text:p text:style-name="P98"><text:span text:style-name="Source_20_Text"><text:s text:c="6"/>{esAdmin &amp;&amp; (</text:span></text:p>
          <text:p text:style-name="P98"><text:span text:style-name="Source_20_Text"><text:s text:c="8"/>&lt;Navegacion esAdmin={esAdmin} menuLateral={menuLateral} /&gt;</text:span></text:p>
          <text:p text:style-name="P98"><text:span text:style-name="Source_20_Text"><text:s text:c="6"/>)}</text:span></text:p>
          <text:p text:style-name="P98"/>
          <text:p text:style-name="P98"><text:span text:style-name="Source_20_Text"><text:s text:c="6"/>&lt;main className="flex-1 overflow-y-auto"&gt;</text:span></text:p>
          <text:p text:style-name="P98"><text:span text:style-name="Source_20_Text"><text:s text:c="8"/>&lt;Routes&gt;</text:span></text:p>
          <text:p text:style-name="P98"><text:span text:style-name="Source_20_Text"><text:s text:c="10"/>&lt;Route</text:span></text:p>
          <text:p text:style-name="P98"><text:span text:style-name="Source_20_Text"><text:s text:c="12"/>path="/admin"</text:span></text:p>
          <text:p text:style-name="P98"><text:span text:style-name="Source_20_Text"><text:s text:c="12"/>element={</text:span></text:p>
          <text:p text:style-name="P98"><text:span text:style-name="Source_20_Text"><text:s text:c="14"/>&lt;Admin</text:span></text:p>
          <text:p text:style-name="P98"><text:span text:style-name="Source_20_Text"><text:s text:c="16"/>setEsAdmin={setEsAdmin}</text:span></text:p>
          <text:p text:style-name="P98"><text:span text:style-name="Source_20_Text"><text:s text:c="16"/>menuLateral={menuLateral}</text:span></text:p>
          <text:p text:style-name="P98"><text:span text:style-name="Source_20_Text"><text:s text:c="16"/>setMenuLateral={setMenuLateral}</text:span></text:p>
          <text:p text:style-name="P98"><text:span text:style-name="Source_20_Text"><text:s text:c="14"/>/&gt;</text:span></text:p>
          <text:p text:style-name="P98"><text:span text:style-name="Source_20_Text"><text:s text:c="12"/>}</text:span></text:p>
          <text:p text:style-name="P98"><text:span text:style-name="Source_20_Text"><text:s text:c="10"/>/&gt;</text:span></text:p>
          <text:p text:style-name="P98"><text:span text:style-name="Source_20_Text"><text:s text:c="10"/>{/* Aquí puedes añadir más rutas */}</text:span></text:p>
          <text:p text:style-name="P98"><text:span text:style-name="Source_20_Text"><text:s text:c="8"/>&lt;/Routes&gt;</text:span></text:p>
          <text:p text:style-name="P98"><text:span text:style-name="Source_20_Text"><text:s text:c="6"/>&lt;/main&gt;</text:span></text:p>
          <text:p text:style-name="P98"><text:span text:style-name="Source_20_Text"><text:s text:c="4"/>&lt;/div&gt;</text:span></text:p>
          <text:p text:style-name="P98"><text:span text:style-name="Source_20_Text"><text:s text:c="2"/>);</text:span></text:p>
          <text:p text:style-name="P98"><text:span text:style-name="Source_20_Text">}</text:span></text:p>
          <text:p text:style-name="Text_20_body">🧠 Este diseño:</text:p>
          <text:list text:style-name="L77">
            <text:list-item>
              <text:p text:style-name="P103">Empieza con <text:span text:style-name="Source_20_Text">esAdmin = false</text:span>, como tú tenías.</text:p>
            </text:list-item>
            <text:list-item>
              <text:p text:style-name="P103">Muestra el menú solo si el usuario ha hecho login.</text:p>
            </text:list-item>
            <text:list-item>
              <text:p text:style-name="P103">Guarda la preferencia del menú en <text:span text:style-name="Source_20_Text">localStorage</text:span>.</text:p>
            </text:list-item>
            <text:list-item>
              <text:p text:style-name="P103">Pasa todos los props necesarios al <text:span text:style-name="Source_20_Text">Admin.tsx</text:span>.</text:p>
            </text:list-item>
          </text:list>
          <text:p text:style-name="Text_20_body">¿Quieres que añada una ruta protegida para que el resto del contenido solo se vea si <text:span text:style-name="Source_20_Text">esAdmin</text:span> está en <text:span text:style-name="Source_20_Text">true</text:span>? También te puedo montar un <text:span text:style-name="Source_20_Text">Logout</text:span> para volver a modo visitante. Tú dirás 😄</text:p>
        </text:section>
        <text:section text:style-name="Sect2" text:name="XUu1d2TdfE35uvAtwgjRB-user-message">
          <text:p text:style-name="P19">Tenemos este error: react-router-dom.js?v=90f101a8:531 Uncaught Error: useRoutes() may be used only in the context of a &lt;Router&gt; component. at invariant (react-router-dom.js?v=90f101a8:531:11) at useRoutesImpl (react-router-dom.js?v=90f101a8:5281:3) at useRoutes (react-router-dom.js?v=90f101a8:5278:10) at Routes (react-router-dom.js?v=90f101a8:6172:10) at react-stack-bottom-frame (react-dom_client.js?v=90f101a8:17424:20) at renderWithHooks (react-dom_client.js?v=90f101a8:4206:24) at updateFunctionComponent (react-dom_client.js?v=90f101a8:6619:21) at <text:soft-page-break/>beginWork (react-dom_client.js?v=90f101a8:7654:20) at runWithFiberInDEV (react-dom_client.js?v=90f101a8:1485:72) at performUnitOfWork (react-dom_client.js?v=90f101a8:10868:98)</text:p>
        </text:section>
        <text:section text:style-name="Sect2" text:name="gHo4p6Hk7HR5HYC9Cd6XC-content-0">
          <text:p text:style-name="P20">Este error te indica que estás utilizando <text:span text:style-name="Source_20_Text">useRoutes</text:span> o el componente <text:span text:style-name="Source_20_Text">&lt;Routes&gt;</text:span> <text:span text:style-name="Strong_20_Emphasis">fuera del contexto de un </text:span><text:span text:style-name="Source_20_Text">&lt;Router&gt;</text:span>, lo cual React Router no permite. Es como intentar conducir sin arrancar el coche primero 🚗</text:p>
          <text:h text:style-name="P94" text:outline-level="2"><text:bookmark-start text:name="__RefHeading___Toc14700_2917578271"/>✅ Solución<text:bookmark-end text:name="__RefHeading___Toc14700_2917578271"/></text:h>
          <text:p text:style-name="Text_20_body">Necesitas envolver todo tu componente <text:span text:style-name="Source_20_Text">App.tsx</text:span> (o el punto de entrada principal) en un <text:span text:style-name="Source_20_Text">&lt;BrowserRouter&gt;</text:span> o <text:span text:style-name="Source_20_Text">&lt;HashRouter&gt;</text:span> para que React Router tenga su contexto habilitado.</text:p>
          <text:h text:style-name="P95" text:outline-level="3"><text:bookmark-start text:name="__RefHeading___Toc14702_2917578271"/>🛠️ En tu <text:span text:style-name="Source_20_Text">main.tsx</text:span> (o <text:span text:style-name="Source_20_Text">index.tsx</text:span>) deberías tener algo así:<text:bookmark-end text:name="__RefHeading___Toc14702_2917578271"/></text:h>
          <text:p text:style-name="Text_20_body">tsx</text:p>
          <text:p text:style-name="P98"><text:span text:style-name="Source_20_Text">import { createRoot } from "react-dom/client";</text:span></text:p>
          <text:p text:style-name="P98"><text:span text:style-name="Source_20_Text">import App from "./App";</text:span></text:p>
          <text:p text:style-name="P98"><text:span text:style-name="Source_20_Text">import { BrowserRouter } from "react-router-dom";</text:span></text:p>
          <text:p text:style-name="P98"/>
          <text:p text:style-name="P98"><text:span text:style-name="Source_20_Text">createRoot(document.getElementById("root")!).render(</text:span></text:p>
          <text:p text:style-name="P98"><text:span text:style-name="Source_20_Text"><text:s text:c="2"/>&lt;BrowserRouter&gt;</text:span></text:p>
          <text:p text:style-name="P98"><text:span text:style-name="Source_20_Text"><text:s text:c="4"/>&lt;App /&gt;</text:span></text:p>
          <text:p text:style-name="P98"><text:span text:style-name="Source_20_Text"><text:s text:c="2"/>&lt;/BrowserRouter&gt;</text:span></text:p>
          <text:p text:style-name="P98"><text:span text:style-name="Source_20_Text">);</text:span></text:p>
          <text:p text:style-name="Text_20_body">O si usas JSX directamente:</text:p>
          <text:p text:style-name="Text_20_body">tsx</text:p>
          <text:p text:style-name="P98"><text:span text:style-name="Source_20_Text">&lt;React.StrictMode&gt;</text:span></text:p>
          <text:p text:style-name="P98"><text:span text:style-name="Source_20_Text"><text:s text:c="2"/>&lt;BrowserRouter&gt;</text:span></text:p>
          <text:p text:style-name="P98"><text:span text:style-name="Source_20_Text"><text:s text:c="4"/>&lt;App /&gt;</text:span></text:p>
          <text:p text:style-name="P98"><text:span text:style-name="Source_20_Text"><text:s text:c="2"/>&lt;/BrowserRouter&gt;</text:span></text:p>
          <text:p text:style-name="P98"><text:span text:style-name="Source_20_Text">&lt;/React.StrictMode&gt;</text:span></text:p>
          <text:p text:style-name="Text_20_body">📦 Asegúrate de haber importado correctamente:</text:p>
          <text:p text:style-name="Text_20_body">tsx</text:p>
          <text:p text:style-name="P98"><text:span text:style-name="Source_20_Text">import { BrowserRouter } from "react-router-dom";</text:span></text:p>
          <text:h text:style-name="P94" text:outline-level="2"><text:bookmark-start text:name="__RefHeading___Toc14704_2917578271"/>👀 Verifica también que:<text:bookmark-end text:name="__RefHeading___Toc14704_2917578271"/></text:h>
          <text:list text:style-name="L78">
            <text:list-item>
              <text:p text:style-name="P104"><text:span text:style-name="Strong_20_Emphasis">Solo</text:span> usas <text:span text:style-name="Source_20_Text">&lt;Routes&gt;</text:span> o <text:span text:style-name="Source_20_Text">useRoutes</text:span> <text:span text:style-name="Strong_20_Emphasis">dentro</text:span> de un componente descendiente de <text:span text:style-name="Source_20_Text">&lt;BrowserRouter&gt;</text:span>.</text:p>
            </text:list-item>
            <text:list-item>
              <text:p text:style-name="P104">No estás envolviendo fragmentos de rutas dentro de un <text:span text:style-name="Source_20_Text">&lt;Routes&gt;</text:span> por fuera del router.</text:p>
            </text:list-item>
          </text:list>
          <text:p text:style-name="Text_20_body"><text:soft-page-break/>¿Quieres que te revise cómo debería quedar el <text:span text:style-name="Source_20_Text">main.tsx</text:span> completo? También puedo ayudarte a convertirlo en <text:span text:style-name="Source_20_Text">HashRouter</text:span> si prefieres un sistema sin servidor para rutas. ¡Vamos a dejarlo sin errores! 😄</text:p>
        </text:section>
        <text:section text:style-name="Sect2" text:name="rGjdB6iCfPkQHGuBQkSGs-user-message">
          <text:p text:style-name="P19">main.tsx: import { StrictMode } from 'react' import { createRoot } from 'react-dom/client' import './index.css' import App from './App.tsx' createRoot(document.getElementById('root')!).render( &lt;StrictMode&gt; &lt;App /&gt; &lt;/StrictMode&gt;, ) App.tsx: import { useState, useEffect } from "react"; import { Routes, Route } from "react-router-dom"; import Admin from "./pages/Admin"; import Navegacion from "./components/Navegacion"; export default function App() { const [esAdmin, setEsAdmin] = useState(false); const [menuLateral, setMenuLateral] = useState(() =&gt; { return localStorage.getItem("menuLateral") === "true"; }); useEffect(() =&gt; { localStorage.setItem("menuLateral", menuLateral.toString()); }, [menuLateral]); return ( &lt;div className={`h-screen ${menuLateral ? "flex flex-row" : "flex flex-col"}`}&gt; {esAdmin &amp;&amp; ( &lt;Navegacion esAdmin={esAdmin} menuLateral={menuLateral} /&gt; )} &lt;main className="flex-1 overflow-y-auto"&gt; &lt;Routes&gt; &lt;Route path="/admin" element={ &lt;Admin setEsAdmin={setEsAdmin} menuLateral={menuLateral} setMenuLateral={setMenuLateral} /&gt; } /&gt; {/* Aquí puedes añadir más rutas */} &lt;/Routes&gt; &lt;/main&gt; &lt;/div&gt; ); }</text:p>
        </text:section>
        <text:section text:style-name="Sect2" text:name="xLtThJJ6umBG7uTGiLhLe-content-0">
          <text:p text:style-name="P20">¡Perfecto! Ya veo lo que está ocurriendo, Carlos 🕵️‍♂️</text:p>
          <text:p text:style-name="Text_20_body">Tu componente <text:span text:style-name="Source_20_Text">App</text:span> está utilizando <text:span text:style-name="Source_20_Text">&lt;Routes&gt;</text:span> directamente, pero en tu <text:span text:style-name="Source_20_Text">main.tsx</text:span> no estás envolviendo <text:span text:style-name="Source_20_Text">&lt;App /&gt;</text:span> dentro de un <text:span text:style-name="Source_20_Text">&lt;BrowserRouter&gt;</text:span>. Esto provoca el error que recibes: <text:span text:style-name="Source_20_Text">useRoutes()</text:span><text:span text:style-name="Strong_20_Emphasis"> solo puede usarse dentro de un </text:span><text:span text:style-name="Source_20_Text">&lt;Router&gt;</text:span>.</text:p>
          <text:h text:style-name="P94" text:outline-level="2"><text:bookmark-start text:name="__RefHeading___Toc14706_2917578271"/>🔧 Lo que debes hacer<text:bookmark-end text:name="__RefHeading___Toc14706_2917578271"/></text:h>
          <text:p text:style-name="Text_20_body">Solo necesitas modificar tu <text:span text:style-name="Source_20_Text">main.tsx</text:span> para envolver <text:span text:style-name="Source_20_Text">&lt;App /&gt;</text:span> con <text:span text:style-name="Source_20_Text">&lt;BrowserRouter&gt;</text:span>. Te dejo la versión corregida:</text:p>
          <text:p text:style-name="Text_20_body">tsx</text:p>
          <text:p text:style-name="P98"><text:span text:style-name="Source_20_Text">import { StrictMode } from 'react'</text:span></text:p>
          <text:p text:style-name="P98"><text:span text:style-name="Source_20_Text">import { createRoot } from 'react-dom/client'</text:span></text:p>
          <text:p text:style-name="P98"><text:span text:style-name="Source_20_Text">import { BrowserRouter } from 'react-router-dom'</text:span></text:p>
          <text:p text:style-name="P98"><text:span text:style-name="Source_20_Text">import './index.css'</text:span></text:p>
          <text:p text:style-name="P98"><text:span text:style-name="Source_20_Text">import App from './App.tsx'</text:span></text:p>
          <text:p text:style-name="P98"/>
          <text:p text:style-name="P98"><text:span text:style-name="Source_20_Text">createRoot(document.getElementById('root')!).render(</text:span></text:p>
          <text:p text:style-name="P98"><text:span text:style-name="Source_20_Text"><text:s text:c="2"/>&lt;StrictMode&gt;</text:span></text:p>
          <text:p text:style-name="P98"><text:span text:style-name="Source_20_Text"><text:s text:c="4"/>&lt;BrowserRouter&gt;</text:span></text:p>
          <text:p text:style-name="P98"><text:span text:style-name="Source_20_Text"><text:s text:c="6"/>&lt;App /&gt;</text:span></text:p>
          <text:p text:style-name="P98"><text:span text:style-name="Source_20_Text"><text:s text:c="4"/>&lt;/BrowserRouter&gt;</text:span></text:p>
          <text:p text:style-name="P98"><text:span text:style-name="Source_20_Text"><text:s text:c="2"/>&lt;/StrictMode&gt;</text:span></text:p>
          <text:p text:style-name="P98"><text:span text:style-name="Source_20_Text">)</text:span></text:p>
          <text:h text:style-name="P94" text:outline-level="2"><text:bookmark-start text:name="__RefHeading___Toc14708_2917578271"/><text:soft-page-break/>📌 Importante<text:bookmark-end text:name="__RefHeading___Toc14708_2917578271"/></text:h>
          <text:list text:style-name="L79">
            <text:list-item>
              <text:p text:style-name="P105">Asegúrate de tener instalado <text:span text:style-name="Source_20_Text">react-router-dom</text:span> en tu proyecto (<text:span text:style-name="Source_20_Text">npm install react-router-dom</text:span>)</text:p>
            </text:list-item>
            <text:list-item>
              <text:p text:style-name="P105">Verifica que tus rutas dentro de <text:span text:style-name="Source_20_Text">&lt;App /&gt;</text:span> estén bien definidas (ya lo están 😎)</text:p>
            </text:list-item>
            <text:list-item>
              <text:p text:style-name="P105">Si prefieres usar <text:span text:style-name="Source_20_Text">HashRouter</text:span> (por ejemplo, si estás desplegando en GitHub Pages o no tienes servidor configurado para manejar rutas), puedes reemplazar <text:span text:style-name="Source_20_Text">BrowserRouter</text:span> por <text:span text:style-name="Source_20_Text">HashRouter</text:span>.</text:p>
            </text:list-item>
          </text:list>
          <text:p text:style-name="Text_20_body">¿Quieres que revise también tu <text:span text:style-name="Source_20_Text">Admin.tsx</text:span> o el sistema de navegación lateral? O incluso si quieres que te sugiera cómo estructurar rutas protegidas para admins. ¡Estoy listo! 😄</text:p>
        </text:section>
        <text:section text:style-name="Sect2" text:name="MCUW2T1g9g3jBDWxdv4Tq-user-message">
          <text:p text:style-name="P19">He arreglado App.tsx: import { useState, useEffect } from "react"; import { Routes, Route } from "react-router-dom"; import Bolsa from './pages/Bolsa'; import Reservas from './pages/Reservas'; import Resumen from './pages/Resumen'; import Admin from './pages/Admin'; import Reset from './pages/Reset'; import Navegacion from "./Navegacion"; export default function App() { const [esAdmin, setEsAdmin] = useState(false); const [menuLateral, setMenuLateral] = useState(() =&gt; { return localStorage.getItem("menuLateral") === "true"; }); useEffect(() =&gt; { localStorage.setItem("menuLateral", menuLateral.toString()); }, [menuLateral]); return ( &lt;div className={`h-screen ${menuLateral ? "flex flex-row" : "flex flex-col"}`}&gt; {esAdmin &amp;&amp; ( &lt;Navegacion esAdmin={esAdmin} menuLateral={menuLateral} /&gt; )} &lt;main className="flex-1 overflow-y-auto"&gt; &lt;Routes&gt; &lt;Route path="/" element={&lt;Bolsa /&gt;} /&gt; &lt;Route path="/reservas" element={&lt;Reservas /&gt;} /&gt; &lt;Route path="/resumen" element={&lt;Resumen esAdmin={esAdmin} /&gt;} /&gt; &lt;Route path="/admin" element={&lt;Admin setEsAdmin={setEsAdmin} /&gt;} /&gt; &lt;Route path="/reset" element={&lt;Reset /&gt;} /&gt; &lt;Route path="/admin" element={ &lt;Admin setEsAdmin={setEsAdmin} menuLateral={menuLateral} setMenuLateral={setMenuLateral} /&gt; } /&gt; &lt;/Routes&gt; &lt;/main&gt; &lt;/div&gt; ); } Pero aun así, no me carga el menú, creo que porque no tenemos definida la variable. Estaría bien que por defecto nos cargara el menú de arriba, y ya si no el lateral si le hemos marcado.</text:p>
        </text:section>
        <text:section text:style-name="Sect2" text:name="15jDXT6bB3ijUkeBHRVe7-content-0">
          <text:p text:style-name="P20">¡Buen trabajo ajustando el <text:span text:style-name="Source_20_Text">App.tsx</text:span>, Carlos! Ya casi lo tienes redondo. Hay un par de detalles que podemos pulir para que el menú se cargue correctamente desde el principio.</text:p>
          <text:h text:style-name="P94" text:outline-level="2"><text:bookmark-start text:name="__RefHeading___Toc14710_2917578271"/>🔍 Problemas detectados<text:bookmark-end text:name="__RefHeading___Toc14710_2917578271"/></text:h>
          <text:list text:style-name="L80">
            <text:list-item>
              <text:p text:style-name="P106"><text:span text:style-name="Strong_20_Emphasis">Ruta duplicada </text:span><text:span text:style-name="Source_20_Text">/admin</text:span>: Estás declarando dos veces la misma ruta:</text:p>
              <text:p text:style-name="P106">tsx</text:p>
              <text:p text:style-name="P107"><text:span text:style-name="Source_20_Text">&lt;Route path="/admin" element={&lt;Admin setEsAdmin={setEsAdmin} /&gt;} /&gt;</text:span></text:p>
              <text:p text:style-name="P107"><text:span text:style-name="Source_20_Text">&lt;Route path="/admin" element={...} /&gt;</text:span></text:p>
              <text:p text:style-name="P106">➤ Esto puede provocar que la segunda sobrescriba la primera (o incluso errores en el enrutado).</text:p>
            </text:list-item>
            <text:list-item>
              <text:p text:style-name="P106"><text:span text:style-name="Source_20_Text">Navegacion</text:span><text:span text:style-name="Strong_20_Emphasis"> sólo se carga si </text:span><text:span text:style-name="Source_20_Text">esAdmin</text:span><text:span text:style-name="Strong_20_Emphasis"> es </text:span><text:span text:style-name="Source_20_Text">true</text:span>: Pero… el menú se necesita siempre (incluso si aún no se ha iniciado sesión). Lo ideal sería cargarlo <text:span text:style-name="Strong_20_Emphasis">siempre</text:span>, y usar <text:span text:style-name="Source_20_Text">esAdmin</text:span> solo para decidir si mostrar el enlace de <text:span text:style-name="Source_20_Text">Reset</text:span>.</text:p>
            </text:list-item>
            <text:list-item>
              <text:p text:style-name="P106"><text:span text:style-name="Strong_20_Emphasis">Carga por defecto del menú superior</text:span>: La lógica está bien con <text:span text:style-name="Source_20_Text">menuLateral</text:span>, pero para evitar malentendidos, aseguramos que:</text:p>
              <text:p text:style-name="P106"><text:soft-page-break/>tsx</text:p>
              <text:p text:style-name="P107"><text:span text:style-name="Source_20_Text">localStorage.getItem("menuLateral") === "true"</text:span></text:p>
              <text:p text:style-name="P106">nunca retorne <text:span text:style-name="Source_20_Text">null</text:span>, y que por defecto se muestre el menú <text:span text:style-name="Strong_20_Emphasis">superior</text:span>.</text:p>
            </text:list-item>
          </text:list>
          <text:h text:style-name="P94" text:outline-level="2"><text:bookmark-start text:name="__RefHeading___Toc14712_2917578271"/>✅ Solución aplicada: <text:span text:style-name="Source_20_Text">App.tsx</text:span> limpio y funcional<text:bookmark-end text:name="__RefHeading___Toc14712_2917578271"/></text:h>
          <text:p text:style-name="Text_20_body">tsx</text:p>
          <text:p text:style-name="P98"><text:span text:style-name="Source_20_Text">import { useState, useEffect } from "react";</text:span></text:p>
          <text:p text:style-name="P98"><text:span text:style-name="Source_20_Text">import { Routes, Route } from "react-router-dom";</text:span></text:p>
          <text:p text:style-name="P98"/>
          <text:p text:style-name="P98"><text:span text:style-name="Source_20_Text">import Bolsa from './pages/Bolsa';</text:span></text:p>
          <text:p text:style-name="P98"><text:span text:style-name="Source_20_Text">import Reservas from './pages/Reservas';</text:span></text:p>
          <text:p text:style-name="P98"><text:span text:style-name="Source_20_Text">import Resumen from './pages/Resumen';</text:span></text:p>
          <text:p text:style-name="P98"><text:span text:style-name="Source_20_Text">import Admin from './pages/Admin';</text:span></text:p>
          <text:p text:style-name="P98"><text:span text:style-name="Source_20_Text">import Reset from './pages/Reset';</text:span></text:p>
          <text:p text:style-name="P98"><text:span text:style-name="Source_20_Text">import Navegacion from "./components/Navegacion";</text:span></text:p>
          <text:p text:style-name="P98"/>
          <text:p text:style-name="P98"><text:span text:style-name="Source_20_Text">export default function App() {</text:span></text:p>
          <text:p text:style-name="P98"><text:span text:style-name="Source_20_Text"><text:s text:c="2"/>const [esAdmin, setEsAdmin] = useState(false);</text:span></text:p>
          <text:p text:style-name="P98"/>
          <text:p text:style-name="P98"><text:span text:style-name="Source_20_Text"><text:s text:c="2"/>const [menuLateral, setMenuLateral] = useState(() =&gt; {</text:span></text:p>
          <text:p text:style-name="P98"><text:span text:style-name="Source_20_Text"><text:s text:c="4"/>const guardado = localStorage.getItem("menuLateral");</text:span></text:p>
          <text:p text:style-name="P98"><text:span text:style-name="Source_20_Text"><text:s text:c="4"/>return guardado === "true"; // superior por defecto si no hay valor</text:span></text:p>
          <text:p text:style-name="P98"><text:span text:style-name="Source_20_Text"><text:s text:c="2"/>});</text:span></text:p>
          <text:p text:style-name="P98"/>
          <text:p text:style-name="P98"><text:span text:style-name="Source_20_Text"><text:s text:c="2"/>useEffect(() =&gt; {</text:span></text:p>
          <text:p text:style-name="P98"><text:span text:style-name="Source_20_Text"><text:s text:c="4"/>localStorage.setItem("menuLateral", menuLateral.toString());</text:span></text:p>
          <text:p text:style-name="P98"><text:span text:style-name="Source_20_Text"><text:s text:c="2"/>}, [menuLateral]);</text:span></text:p>
          <text:p text:style-name="P98"/>
          <text:p text:style-name="P98"><text:span text:style-name="Source_20_Text"><text:s text:c="2"/>return (</text:span></text:p>
          <text:p text:style-name="P98"><text:span text:style-name="Source_20_Text"><text:s text:c="4"/>&lt;div className={`h-screen ${menuLateral ? "flex flex-row" : "flex flex-col"}`}&gt;</text:span></text:p>
          <text:p text:style-name="P98"><text:span text:style-name="Source_20_Text"><text:s text:c="6"/>&lt;Navegacion esAdmin={esAdmin} menuLateral={menuLateral} /&gt;</text:span></text:p>
          <text:p text:style-name="P98"/>
          <text:p text:style-name="P98"><text:span text:style-name="Source_20_Text"><text:s text:c="6"/>&lt;main className="flex-1 overflow-y-auto"&gt;</text:span></text:p>
          <text:p text:style-name="P98"><text:span text:style-name="Source_20_Text"><text:s text:c="8"/>&lt;Routes&gt;</text:span></text:p>
          <text:p text:style-name="P98"><text:span text:style-name="Source_20_Text"><text:s text:c="10"/>&lt;Route path="/" element={&lt;Bolsa /&gt;} /&gt;</text:span></text:p>
          <text:p text:style-name="P98"><text:span text:style-name="Source_20_Text"><text:s text:c="10"/>&lt;Route path="/reservas" element={&lt;Reservas /&gt;} /&gt;</text:span></text:p>
          <text:p text:style-name="P98"><text:soft-page-break/><text:span text:style-name="Source_20_Text"><text:s text:c="10"/>&lt;Route path="/resumen" element={&lt;Resumen esAdmin={esAdmin} /&gt;} /&gt;</text:span></text:p>
          <text:p text:style-name="P98"><text:span text:style-name="Source_20_Text"><text:s text:c="10"/>&lt;Route</text:span></text:p>
          <text:p text:style-name="P98"><text:span text:style-name="Source_20_Text"><text:s text:c="12"/>path="/admin"</text:span></text:p>
          <text:p text:style-name="P98"><text:span text:style-name="Source_20_Text"><text:s text:c="12"/>element={</text:span></text:p>
          <text:p text:style-name="P98"><text:span text:style-name="Source_20_Text"><text:s text:c="14"/>&lt;Admin</text:span></text:p>
          <text:p text:style-name="P98"><text:span text:style-name="Source_20_Text"><text:s text:c="16"/>setEsAdmin={setEsAdmin}</text:span></text:p>
          <text:p text:style-name="P98"><text:span text:style-name="Source_20_Text"><text:s text:c="16"/>menuLateral={menuLateral}</text:span></text:p>
          <text:p text:style-name="P98"><text:span text:style-name="Source_20_Text"><text:s text:c="16"/>setMenuLateral={setMenuLateral}</text:span></text:p>
          <text:p text:style-name="P98"><text:span text:style-name="Source_20_Text"><text:s text:c="14"/>/&gt;</text:span></text:p>
          <text:p text:style-name="P98"><text:span text:style-name="Source_20_Text"><text:s text:c="12"/>}</text:span></text:p>
          <text:p text:style-name="P98"><text:span text:style-name="Source_20_Text"><text:s text:c="10"/>/&gt;</text:span></text:p>
          <text:p text:style-name="P98"><text:span text:style-name="Source_20_Text"><text:s text:c="10"/>&lt;Route path="/reset" element={&lt;Reset /&gt;} /&gt;</text:span></text:p>
          <text:p text:style-name="P98"><text:span text:style-name="Source_20_Text"><text:s text:c="8"/>&lt;/Routes&gt;</text:span></text:p>
          <text:p text:style-name="P98"><text:span text:style-name="Source_20_Text"><text:s text:c="6"/>&lt;/main&gt;</text:span></text:p>
          <text:p text:style-name="P98"><text:span text:style-name="Source_20_Text"><text:s text:c="4"/>&lt;/div&gt;</text:span></text:p>
          <text:p text:style-name="P98"><text:span text:style-name="Source_20_Text"><text:s text:c="2"/>);</text:span></text:p>
          <text:p text:style-name="P98"><text:span text:style-name="Source_20_Text">}</text:span></text:p>
          <text:p text:style-name="Text_20_body">Con esto se resuelven:</text:p>
          <text:list text:style-name="L81">
            <text:list-item>
              <text:p text:style-name="P108">✔ Menú visible siempre (superior por defecto).</text:p>
            </text:list-item>
            <text:list-item>
              <text:p text:style-name="P108">✔ El enlace de <text:span text:style-name="Source_20_Text">Reset</text:span> solo se muestra si eres <text:span text:style-name="Source_20_Text">admin</text:span>.</text:p>
            </text:list-item>
            <text:list-item>
              <text:p text:style-name="P108">✔ No hay rutas duplicadas.</text:p>
            </text:list-item>
            <text:list-item>
              <text:p text:style-name="P108">✔ Se guarda la preferencia de diseño.</text:p>
            </text:list-item>
          </text:list>
          <text:p text:style-name="Text_20_body">¿Quieres que lo envolvamos también en una lógica de navegación protegida para evitar que alguien acceda a <text:span text:style-name="Source_20_Text">/reset</text:span> sin ser <text:span text:style-name="Source_20_Text">admin</text:span>? Se puede bloquear con una simple comprobación. Tú mandas 😄</text:p>
        </text:section>
        <text:section text:style-name="Sect2" text:name="LxYQgRKRPZfBMj3smXDFR-user-message">
          <text:p text:style-name="P19">¿Cómo conseguimos que en el menú lateral los items salten de línea? if (menuLateral) { return ( &lt;aside className="w-64 bg-gray-100 p-4 space-y-4"&gt; &lt;h1 className="text-xl font-bold mb-2"&gt;Menú&lt;/h1&gt; {links} &lt;/aside&gt; ); }</text:p>
        </text:section>
        <text:section text:style-name="Sect2" text:name="u2z9MRMEHs82VVRx8JRBD-content-0">
          <text:p text:style-name="P20">Para que los ítems del menú lateral salten de línea, necesitas asegurarte de que cada uno está contenido en un elemento que ocupe su propia línea. Ahora mismo estás renderizando <text:span text:style-name="Source_20_Text">{links}</text:span>, pero si ese array está compuesto por elementos en línea (<text:span text:style-name="Source_20_Text">&lt;a&gt;</text:span>, <text:span text:style-name="Source_20_Text">&lt;span&gt;</text:span>, etc.), no harán salto por defecto.</text:p>
          <text:p text:style-name="Text_20_body">Aquí tienes un par de formas de resolverlo:</text:p>
          <text:h text:style-name="P94" text:outline-level="2"><text:bookmark-start text:name="__RefHeading___Toc14714_2917578271"/>✅ Opción 1: Envolver cada link en un <text:span text:style-name="Source_20_Text">div</text:span> o <text:span text:style-name="Source_20_Text">block</text:span><text:bookmark-end text:name="__RefHeading___Toc14714_2917578271"/></text:h>
          <text:p text:style-name="Text_20_body">Supongamos que tienes un array de componentes como este:</text:p>
          <text:p text:style-name="Text_20_body">tsx</text:p>
          <text:p text:style-name="P98"><text:soft-page-break/><text:span text:style-name="Source_20_Text">const links = [</text:span></text:p>
          <text:p text:style-name="P98"><text:span text:style-name="Source_20_Text"><text:s text:c="2"/>&lt;a href="/bolsa"&gt;Bolsa&lt;/a&gt;,</text:span></text:p>
          <text:p text:style-name="P98"><text:span text:style-name="Source_20_Text"><text:s text:c="2"/>&lt;a href="/reservas"&gt;Reservas&lt;/a&gt;,</text:span></text:p>
          <text:p text:style-name="P98"><text:span text:style-name="Source_20_Text"><text:s text:c="2"/>&lt;a href="/admin"&gt;Admin&lt;/a&gt;</text:span></text:p>
          <text:p text:style-name="P98"><text:span text:style-name="Source_20_Text">];</text:span></text:p>
          <text:p text:style-name="Text_20_body">Para forzar el salto de línea, cambia a:</text:p>
          <text:p text:style-name="Text_20_body">tsx</text:p>
          <text:p text:style-name="P98"><text:span text:style-name="Source_20_Text">{links.map((link, i) =&gt; (</text:span></text:p>
          <text:p text:style-name="P98"><text:span text:style-name="Source_20_Text"><text:s text:c="2"/>&lt;div key={i} className="block"&gt;{link}&lt;/div&gt;</text:span></text:p>
          <text:p text:style-name="P98"><text:span text:style-name="Source_20_Text">))}</text:span></text:p>
          <text:p text:style-name="Text_20_body">O incluso:</text:p>
          <text:p text:style-name="Text_20_body">tsx</text:p>
          <text:p text:style-name="P98"><text:span text:style-name="Source_20_Text">{links.map((link, i) =&gt; (</text:span></text:p>
          <text:p text:style-name="P98"><text:span text:style-name="Source_20_Text"><text:s text:c="2"/>&lt;li key={i} className="list-none"&gt;{link}&lt;/li&gt;</text:span></text:p>
          <text:p text:style-name="P98"><text:span text:style-name="Source_20_Text">))}</text:span></text:p>
          <text:h text:style-name="P94" text:outline-level="2"><text:bookmark-start text:name="__RefHeading___Toc14716_2917578271"/>💡 Opción 2: Usar <text:span text:style-name="Source_20_Text">flex</text:span> en columna<text:bookmark-end text:name="__RefHeading___Toc14716_2917578271"/></text:h>
          <text:p text:style-name="Text_20_body">Si por algún motivo estás usando elementos inline, puedes meterlos en un contenedor con:</text:p>
          <text:p text:style-name="Text_20_body">tsx</text:p>
          <text:p text:style-name="P98"><text:span text:style-name="Source_20_Text">&lt;aside className="w-64 bg-gray-100 p-4 flex flex-col space-y-4"&gt;</text:span></text:p>
          <text:p text:style-name="P98"><text:span text:style-name="Source_20_Text"><text:s text:c="2"/>&lt;h1 className="text-xl font-bold mb-2"&gt;Menú&lt;/h1&gt;</text:span></text:p>
          <text:p text:style-name="P98"><text:span text:style-name="Source_20_Text"><text:s text:c="2"/>{links}</text:span></text:p>
          <text:p text:style-name="P98"><text:span text:style-name="Source_20_Text">&lt;/aside&gt;</text:span></text:p>
          <text:p text:style-name="Text_20_body">Solo asegúrate que <text:span text:style-name="Source_20_Text">{links}</text:span> esté compuesto por bloques o componentes que se comporten bien en un <text:span text:style-name="Source_20_Text">flex-col</text:span>.</text:p>
          <text:p text:style-name="Text_20_body">¿Quieres que los enlaces tengan estilos extra, como iconos, hover, o una marca para saber en qué sección estás? Podemos dejar ese menú elegante en nada 🍷</text:p>
        </text:section>
        <text:p text:style-name="P19">Ayer</text:p>
        <text:section text:style-name="Sect2" text:name="enXgBsqdU3Akp1GdTyVNV-user-message">
          <text:p text:style-name="P19">Me gustaría darle una vuelta a la forma de aceptar peticiones. Lo primero, me gustaría que cuando se acepta permuta, podamos elegir entre dos opciones: 1. Aceptar con permuta. 2. Aceptar sin permuta. Si aceptamos con permuta, a mayores, aparecería un formulario previo para introducir compañero, fecha y clave. Con esto, introduciríamos una nueva petición a mayores con esos datos, en el que ese compañero sería "de", el compañero que había hecho la petición el "para", permuta: true... Es decir, una petición que digamos corresponde a la devolución del turno solicitado originalmente con opción de permuta, en eso consiste precisamente la permuta. En ambos casos, antes de confirmar, está bien poner un mensaje que sea: "RECUERDA CONTACTAR CON EL COMPAÑERO ANTES DE ACEPTAR ESTA PETICIÓN PARA CONTRASTAR LA CONFORMIDAD".</text:p>
        </text:section>
        <text:section text:style-name="Sect2" text:name="3QKPv9UYnvJ9mW2kAqacm-content-0">
          <text:p text:style-name="P20"><text:soft-page-break/>¡Me encanta cómo estás afinando esta lógica, Carlos! Esto de gestionar la aceptación con y sin permuta le da una capa más realista a todo el flujo. Vamos a estructurarlo para que la experiencia sea clara, ordenada y flexible.</text:p>
          <text:h text:style-name="P94" text:outline-level="2"><text:bookmark-start text:name="__RefHeading___Toc14718_2917578271"/>✨ Cambios funcionales en la aceptación de peticiones<text:bookmark-end text:name="__RefHeading___Toc14718_2917578271"/></text:h>
          <text:h text:style-name="P95" text:outline-level="3"><text:bookmark-start text:name="__RefHeading___Toc14720_2917578271"/>🔄 Al pulsar “Aceptar”, se abrirá un selector con estas dos opciones:<text:bookmark-end text:name="__RefHeading___Toc14720_2917578271"/></text:h>
          <text:p text:style-name="Text_20_body">tsx</text:p>
          <text:p text:style-name="P98"><text:span text:style-name="Source_20_Text">&lt;select value={modoAceptacion} onChange={(e) =&gt; setModoAceptacion(e.target.value)}&gt;</text:span></text:p>
          <text:p text:style-name="P98"><text:span text:style-name="Source_20_Text"><text:s text:c="2"/>&lt;option value="sin-permuta"&gt;Aceptar sin permuta&lt;/option&gt;</text:span></text:p>
          <text:p text:style-name="P98"><text:span text:style-name="Source_20_Text"><text:s text:c="2"/>&lt;option value="con-permuta"&gt;Aceptar con permuta&lt;/option&gt;</text:span></text:p>
          <text:p text:style-name="P98"><text:span text:style-name="Source_20_Text">&lt;/select&gt;</text:span></text:p>
          <text:h text:style-name="P95" text:outline-level="3"><text:bookmark-start text:name="__RefHeading___Toc14722_2917578271"/>✅ Si se elige “Aceptar sin permuta”:<text:bookmark-end text:name="__RefHeading___Toc14722_2917578271"/></text:h>
          <text:list text:style-name="L82">
            <text:list-item>
              <text:p text:style-name="P109">Mostramos el aviso: <text:span text:style-name="Strong_20_Emphasis">"RECUERDA CONTACTAR CON EL COMPAÑERO ANTES DE ACEPTAR ESTA PETICIÓN PARA CONTRASTAR LA CONFORMIDAD"</text:span></text:p>
            </text:list-item>
            <text:list-item>
              <text:p text:style-name="P109">Mostramos el combo para elegir al trabajador que acepta (<text:span text:style-name="Source_20_Text">para</text:span>)</text:p>
            </text:list-item>
            <text:list-item>
              <text:p text:style-name="P109">Al confirmar, actualizamos esa petición como hasta ahora.</text:p>
            </text:list-item>
          </text:list>
          <text:h text:style-name="P95" text:outline-level="3"><text:bookmark-start text:name="__RefHeading___Toc14724_2917578271"/>🔁 Si se elige “Aceptar con permuta”:<text:bookmark-end text:name="__RefHeading___Toc14724_2917578271"/></text:h>
          <text:list text:style-name="L83">
            <text:list-item>
              <text:p text:style-name="P110">Mostramos el mismo aviso.</text:p>
            </text:list-item>
            <text:list-item>
              <text:p text:style-name="P110">Se muestra un formulario adicional con estos campos:</text:p>
              <text:list>
                <text:list-item>
                  <text:p text:style-name="P110"><text:span text:style-name="Strong_20_Emphasis">Compañero que hará la devolución</text:span> (<text:span text:style-name="Source_20_Text">nuevoDe</text:span>)</text:p>
                </text:list-item>
                <text:list-item>
                  <text:p text:style-name="P110"><text:span text:style-name="Strong_20_Emphasis">Fecha ofrecida</text:span> (<text:span text:style-name="Source_20_Text">nuevaFecha</text:span>)</text:p>
                </text:list-item>
                <text:list-item>
                  <text:p text:style-name="P110"><text:span text:style-name="Strong_20_Emphasis">Clave ofrecida</text:span> (<text:span text:style-name="Source_20_Text">nuevaClave</text:span>)</text:p>
                </text:list-item>
              </text:list>
            </text:list-item>
            <text:list-item>
              <text:p text:style-name="P110">Al confirmar:</text:p>
              <text:list>
                <text:list-item text:start-value="1">
                  <text:p text:style-name="P110">Se actualiza la petición original añadiendo el campo <text:span text:style-name="Source_20_Text">para</text:span>.</text:p>
                </text:list-item>
                <text:list-item>
                  <text:p text:style-name="P110">Se crea una nueva petición:</text:p>
                  <text:p text:style-name="P110">json</text:p>
                  <text:p text:style-name="P111"><text:span text:style-name="Source_20_Text">{</text:span></text:p>
                  <text:p text:style-name="P111"><text:span text:style-name="Source_20_Text"><text:s text:c="2"/>"de": nuevoDe,</text:span></text:p>
                  <text:p text:style-name="P111"><text:span text:style-name="Source_20_Text"><text:s text:c="2"/>"para": p.de,</text:span></text:p>
                  <text:p text:style-name="P111"><text:span text:style-name="Source_20_Text"><text:s text:c="2"/>"fecha": nuevaFecha,</text:span></text:p>
                  <text:p text:style-name="P111"><text:span text:style-name="Source_20_Text"><text:s text:c="2"/>"clave": nuevaClave,</text:span></text:p>
                  <text:p text:style-name="P111"><text:span text:style-name="Source_20_Text"><text:s text:c="2"/>"permuta": true</text:span></text:p>
                  <text:p text:style-name="P111"><text:span text:style-name="Source_20_Text">}</text:span></text:p>
                </text:list-item>
              </text:list>
            </text:list-item>
          </text:list>
          <text:h text:style-name="P94" text:outline-level="2"><text:bookmark-start text:name="__RefHeading___Toc14726_2917578271"/><text:soft-page-break/>🧩 ¿Cómo se integraría en Bolsa.tsx??<text:bookmark-end text:name="__RefHeading___Toc14726_2917578271"/></text:h>
          <text:p text:style-name="Text_20_body">Te dejo un esquema de cómo quedaría el bloque al aceptar la petición:</text:p>
          <text:p text:style-name="Text_20_body">tsx</text:p>
          <text:p text:style-name="P98"><text:span text:style-name="Source_20_Text">{selectorActivo === pid &amp;&amp; (</text:span></text:p>
          <text:p text:style-name="P98"><text:span text:style-name="Source_20_Text"><text:s text:c="2"/>&lt;div className="mt-4 space-y-3 text-sm"&gt;</text:span></text:p>
          <text:p text:style-name="P98"><text:span text:style-name="Source_20_Text"><text:s text:c="4"/>&lt;p className="text-yellow-700 font-medium"&gt;</text:span></text:p>
          <text:p text:style-name="P98"><text:span text:style-name="Source_20_Text"><text:s text:c="6"/>⚠️ RECUERDA CONTACTAR CON EL COMPAÑERO ANTES DE ACEPTAR ESTA PETICIÓN PARA CONTRASTAR LA CONFORMIDAD.</text:span></text:p>
          <text:p text:style-name="P98"><text:span text:style-name="Source_20_Text"><text:s text:c="4"/>&lt;/p&gt;</text:span></text:p>
          <text:p text:style-name="P98"/>
          <text:p text:style-name="P98"><text:span text:style-name="Source_20_Text"><text:s text:c="4"/>&lt;label&gt;</text:span></text:p>
          <text:p text:style-name="P98"><text:span text:style-name="Source_20_Text"><text:s text:c="6"/>Tipo de aceptación:</text:span></text:p>
          <text:p text:style-name="P98"><text:span text:style-name="Source_20_Text"><text:s text:c="6"/>&lt;select value={modoAceptacion} onChange={(e) =&gt; setModoAceptacion(e.target.value)} className="border rounded w-full mt-1"&gt;</text:span></text:p>
          <text:p text:style-name="P98"><text:span text:style-name="Source_20_Text"><text:s text:c="8"/>&lt;option value="sin-permuta"&gt;Aceptar sin permuta&lt;/option&gt;</text:span></text:p>
          <text:p text:style-name="P98"><text:span text:style-name="Source_20_Text"><text:s text:c="8"/>&lt;option value="con-permuta"&gt;Aceptar con permuta&lt;/option&gt;</text:span></text:p>
          <text:p text:style-name="P98"><text:span text:style-name="Source_20_Text"><text:s text:c="6"/>&lt;/select&gt;</text:span></text:p>
          <text:p text:style-name="P98"><text:span text:style-name="Source_20_Text"><text:s text:c="4"/>&lt;/label&gt;</text:span></text:p>
          <text:p text:style-name="P98"/>
          <text:p text:style-name="P98"><text:span text:style-name="Source_20_Text"><text:s text:c="4"/>&lt;label&gt;</text:span></text:p>
          <text:p text:style-name="P98"><text:span text:style-name="Source_20_Text"><text:s text:c="6"/>Compañero que acepta:</text:span></text:p>
          <text:p text:style-name="P98"><text:span text:style-name="Source_20_Text"><text:s text:c="6"/>&lt;select value={seleccionPara} onChange={(e) =&gt; setSeleccionPara(e.target.value)} className="border rounded w-full"&gt;</text:span></text:p>
          <text:p text:style-name="P98"><text:span text:style-name="Source_20_Text"><text:s text:c="8"/>&lt;option value=""&gt;Selecciona&lt;/option&gt;</text:span></text:p>
          <text:p text:style-name="P98"><text:span text:style-name="Source_20_Text"><text:s text:c="8"/>{trabajadores.map(t =&gt; &lt;option key={t.id} value={t.id}&gt;{t.nombre}&lt;/option&gt;)}</text:span></text:p>
          <text:p text:style-name="P98"><text:span text:style-name="Source_20_Text"><text:s text:c="6"/>&lt;/select&gt;</text:span></text:p>
          <text:p text:style-name="P98"><text:span text:style-name="Source_20_Text"><text:s text:c="4"/>&lt;/label&gt;</text:span></text:p>
          <text:p text:style-name="P98"/>
          <text:p text:style-name="P98"><text:span text:style-name="Source_20_Text"><text:s text:c="4"/>{modoAceptacion === "con-permuta" &amp;&amp; (</text:span></text:p>
          <text:p text:style-name="P98"><text:span text:style-name="Source_20_Text"><text:s text:c="6"/>&lt;div className="space-y-2"&gt;</text:span></text:p>
          <text:p text:style-name="P98"><text:span text:style-name="Source_20_Text"><text:s text:c="8"/>&lt;label&gt;</text:span></text:p>
          <text:p text:style-name="P98"><text:span text:style-name="Source_20_Text"><text:s text:c="10"/>Fecha ofrecida:</text:span></text:p>
          <text:p text:style-name="P98"><text:span text:style-name="Source_20_Text"><text:s text:c="10"/>&lt;input type="date" value={nuevaFecha} onChange={(e) =&gt; setNuevaFecha(e.target.value)} className="border rounded w-full" /&gt;</text:span></text:p>
          <text:p text:style-name="P98"><text:span text:style-name="Source_20_Text"><text:s text:c="8"/>&lt;/label&gt;</text:span></text:p>
          <text:p text:style-name="P98"><text:span text:style-name="Source_20_Text"><text:s text:c="8"/>&lt;label&gt;</text:span></text:p>
          <text:p text:style-name="P98"><text:soft-page-break/><text:span text:style-name="Source_20_Text"><text:s text:c="10"/>Clave ofrecida:</text:span></text:p>
          <text:p text:style-name="P98"><text:span text:style-name="Source_20_Text"><text:s text:c="10"/>&lt;input type="text" value={nuevaClave} onChange={(e) =&gt; setNuevaClave(e.target.value)} className="border rounded w-full" /&gt;</text:span></text:p>
          <text:p text:style-name="P98"><text:span text:style-name="Source_20_Text"><text:s text:c="8"/>&lt;/label&gt;</text:span></text:p>
          <text:p text:style-name="P98"><text:span text:style-name="Source_20_Text"><text:s text:c="8"/>&lt;label&gt;</text:span></text:p>
          <text:p text:style-name="P98"><text:span text:style-name="Source_20_Text"><text:s text:c="10"/>Compañero que devuelve (de):</text:span></text:p>
          <text:p text:style-name="P98"><text:span text:style-name="Source_20_Text"><text:s text:c="10"/>&lt;select value={nuevoDe} onChange={(e) =&gt; setNuevoDe(e.target.value)} className="border rounded w-full"&gt;</text:span></text:p>
          <text:p text:style-name="P98"><text:span text:style-name="Source_20_Text"><text:s text:c="12"/>&lt;option value=""&gt;Selecciona&lt;/option&gt;</text:span></text:p>
          <text:p text:style-name="P98"><text:span text:style-name="Source_20_Text"><text:s text:c="12"/>{trabajadores.map(t =&gt; &lt;option key={t.id} value={t.id}&gt;{t.nombre}&lt;/option&gt;)}</text:span></text:p>
          <text:p text:style-name="P98"><text:span text:style-name="Source_20_Text"><text:s text:c="10"/>&lt;/select&gt;</text:span></text:p>
          <text:p text:style-name="P98"><text:span text:style-name="Source_20_Text"><text:s text:c="8"/>&lt;/label&gt;</text:span></text:p>
          <text:p text:style-name="P98"><text:span text:style-name="Source_20_Text"><text:s text:c="6"/>&lt;/div&gt;</text:span></text:p>
          <text:p text:style-name="P98"><text:span text:style-name="Source_20_Text"><text:s text:c="4"/>)}</text:span></text:p>
          <text:p text:style-name="P98"/>
          <text:p text:style-name="P98"><text:span text:style-name="Source_20_Text"><text:s text:c="4"/>&lt;button onClick={() =&gt; confirmarAceptacion(pid)} className="bg-green-600 text-white px-4 py-1 rounded"&gt;Confirmar&lt;/button&gt;</text:span></text:p>
          <text:p text:style-name="P98"><text:span text:style-name="Source_20_Text"><text:s text:c="2"/>&lt;/div&gt;</text:span></text:p>
          <text:p text:style-name="P98"><text:span text:style-name="Source_20_Text">)}</text:span></text:p>
          <text:h text:style-name="P94" text:outline-level="2"><text:bookmark-start text:name="__RefHeading___Toc14728_2917578271"/>🎯 ¿Qué falta por definir?<text:bookmark-end text:name="__RefHeading___Toc14728_2917578271"/></text:h>
          <text:list text:style-name="L84">
            <text:list-item>
              <text:p text:style-name="P112">Una función <text:span text:style-name="Source_20_Text">confirmarAceptacion(pid)</text:span> que:</text:p>
              <text:list>
                <text:list-item>
                  <text:p text:style-name="P112">Actualice <text:span text:style-name="Source_20_Text">para</text:span> en la petición original.</text:p>
                </text:list-item>
                <text:list-item>
                  <text:p text:style-name="P112">Si hay permuta, cree una nueva petición adicional con datos del formulario.</text:p>
                </text:list-item>
              </text:list>
            </text:list-item>
            <text:list-item>
              <text:p text:style-name="P112">Posible validación para evitar peticiones circulares o duplicadas.</text:p>
            </text:list-item>
          </text:list>
          <text:p text:style-name="Text_20_body">Si quieres, puedo pasarte directamente el bloque de código que reemplazaría la lógica actual en <text:span text:style-name="Source_20_Text">Bolsa.tsx</text:span>, listo para copiar-pegar. También podríamos destacar visualmente las peticiones que son resultado de una permuta (por ejemplo, con un ⚡). ¿Vamos con eso? 😄</text:p>
        </text:section>
        <text:section text:style-name="Sect2" text:name="Q6Rb6fFcJgLNZfmWmFTTr-user-message">
          <text:p text:style-name="P19">Te paso mi página Bolsa.tsx, para que me integres estos cambios. Gracias: import { useEffect, useState } from "react"; import { db, ref, onValue, push, update } from "../firebase/config"; type Trabajador = { id: string; nombre: string; }; type Peticion = { de: string; para: string; fecha: string; clave: string; permuta: boolean; }; const Bolsa: React.FC = () =&gt; { const [trabajadores, setTrabajadores] = useState&lt;Trabajador[]&gt;([]); const [peticiones, setPeticiones] = useState&lt;{ [id: string]: Peticion }&gt;({}); const [nuevoDe, setNuevoDe] = useState(""); const [nuevaFecha, setNuevaFecha] = useState(""); const [nuevaClave, setNuevaClave] = useState(""); const [permuta, setPermuta] = useState(false); const [selectorActivo, setSelectorActivo] = useState&lt;string | null&gt;(null); const [seleccionPara, setSeleccionPara] = useState(""); useEffect(() =&gt; { onValue(ref(db, "trabajadores"), snap =&gt; { const data = snap.val() || []; const lista = data .map((t: any, index: number) =&gt; t ? { id: index.toString(), nombre: t.nombre } : null) .filter(Boolean) as Trabajador[]; lista.sort((a, b) =&gt; a.nombre.localeCompare(b.nombre)); setTrabajadores(lista); }); <text:soft-page-break/>onValue(ref(db, "peticiones"), snap =&gt; { setPeticiones(snap.val() || {}); }); }, []); const nombrePorId = (id: string) =&gt; trabajadores.find((t) =&gt; t.id === id)?.nombre || "¿?"; const enviarPeticion = () =&gt; { if (!nuevoDe || !nuevaFecha || !nuevaClave) return alert("⚠️ Completa todos los campos."); const confirmar = window.confirm(`¿Confirmas pedir ayuda para el ${nuevaFecha}?`); if (!confirmar) return; push(ref(db, "peticiones"), { de: nuevoDe, para: "", fecha: nuevaFecha, clave: nuevaClave, permuta }); setNuevoDe(""); setNuevaFecha(""); setNuevaClave(""); setPermuta(false); }; const aceptarPeticion = (pid: string) =&gt; { if (!seleccionPara) return alert("⚠️ Selecciona un trabajador para asignarlo."); update(ref(db, `peticiones/${pid}`), { para: seleccionPara }); setSelectorActivo(null); setSeleccionPara(""); }; const peticionesOrdenadas = Object.entries(peticiones).sort((a, b) =&gt; { const fechaA = new Date(a[1].fecha).getTime(); const fechaB = new Date(b[1].fecha).getTime(); return fechaB - fechaA; // Más recientes primero }); return ( &lt;div className="p-6 max-w-3xl mx-auto"&gt; &lt;h2 className="text-2xl font-bold mb-6"&gt;🎯 Bolsa de Turnos&lt;/h2&gt; {/* 📤 Formulario */} &lt;div className="mb-8 border rounded p-4 bg-gray-50"&gt; &lt;h3 className="text-lg font-semibold mb-4"&gt;Solicitud de claves&lt;/h3&gt; &lt;div className="flex flex-col gap-2 text-sm"&gt; &lt;label&gt; Trabajador solicitante: &lt;select className="border rounded px-2 py-1 w-full" value={nuevoDe} onChange={(e) =&gt; setNuevoDe(e.target.value)}&gt; &lt;option value=""&gt;Selecciona&lt;/option&gt; {trabajadores.map(t =&gt; &lt;option key={t.id} value={t.id}&gt;{t.nombre}&lt;/option&gt;)} &lt;/select&gt; &lt;/label&gt; &lt;label&gt; Fecha: &lt;input type="date" className="border rounded px-2 py-1 w-full" value={nuevaFecha} onChange={(e) =&gt; setNuevaFecha(e.target.value)} /&gt; &lt;/label&gt; &lt;label&gt; Clave (código del turno): &lt;input type="text" className="border rounded px-2 py-1 w-full" value={nuevaClave} onChange={(e) =&gt; setNuevaClave(e.target.value)} /&gt; &lt;/label&gt; &lt;label className="flex items-center gap-2"&gt; &lt;input type="checkbox" checked={permuta} onChange={(e) =&gt; setPermuta(e.target.checked)} /&gt; Acepto permuta &lt;/label&gt; &lt;button onClick={enviarPeticion} className="bg-blue-600 text-white px-4 py-2 rounded w-fit mt-2"&gt; Guardar petición &lt;/button&gt; &lt;/div&gt; &lt;/div&gt; {/* 📋 Listado */} &lt;h3 className="text-lg font-semibold mb-4"&gt;📌 Peticiones activas&lt;/h3&gt; &lt;ul className="space-y-4"&gt; {peticionesOrdenadas.map(([pid, p]) =&gt; ( &lt;li key={pid} className={`border rounded p-3 shadow-sm text-sm ${p.para ? "border-green-400 bg-green-50" : "bg-white"}`}&gt; &lt;p&gt;&lt;strong&gt;{nombrePorId(p.de)}&lt;/strong&gt; solicita el &lt;strong&gt;{p.fecha}&lt;/strong&gt;&lt;/p&gt; &lt;p&gt;Clave: {p.clave} {p.permuta &amp;&amp; &lt;span className="text-yellow-600 ml-2"&gt;(Acepto Permuta)&lt;/span&gt;}&lt;/p&gt; {p.para ? ( &lt;p className="mt-2 text-green-700"&gt;✅ Aceptada por {nombrePorId(p.para)}&lt;/p&gt; ) : ( selectorActivo === pid ? ( &lt;div className="mt-2 flex flex-col gap-2"&gt; &lt;select className="border rounded px-2 py-1 w-full text-sm" value={seleccionPara} onChange={(e) =&gt; setSeleccionPara(e.target.value)}&gt; &lt;option value=""&gt;Selecciona compañero&lt;/option&gt; {trabajadores.map(t =&gt; &lt;option key={t.id} value={t.id}&gt;{t.nombre}&lt;/option&gt;)} &lt;/select&gt; &lt;button onClick={() =&gt; aceptarPeticion(pid)} className="bg-green-500 text-white px-3 py-1 rounded text-sm"&gt;Aceptar solicitud&lt;/button&gt; &lt;/div&gt; ) : ( &lt;button onClick={() =&gt; setSelectorActivo(pid)} className="mt-2 text-blue-600 text-sm"&gt;Aceptar&lt;/button&gt; ) )} &lt;/li&gt; ))} &lt;/ul&gt; &lt;/div&gt; ); }; export default Bolsa;</text:p>
        </text:section>
        <text:section text:style-name="Sect2" text:name="REofKZwGKYZZyywqWD2pc-content-0">
          <text:p text:style-name="P20">¡Perfecto, Carlos! Vamos a actualizar tu archivo <text:span text:style-name="Source_20_Text">Bolsa.tsx</text:span> para que incluya el flujo completo de aceptación con o sin permuta. Además, añadiremos el mensaje de aviso previo a la confirmación. Aquí tienes el bloque que puedes insertar justo donde defines tu función <text:span text:style-name="Source_20_Text">aceptarPeticion</text:span>, reemplazándola por esta versión mejorada:</text:p>
          <text:h text:style-name="P95" text:outline-level="3"><text:bookmark-start text:name="__RefHeading___Toc14730_2917578271"/>✅ Nueva función <text:span text:style-name="Source_20_Text">aceptarPeticion</text:span><text:bookmark-end text:name="__RefHeading___Toc14730_2917578271"/></text:h>
          <text:p text:style-name="Text_20_body">ts</text:p>
          <text:p text:style-name="P98"><text:span text:style-name="Source_20_Text">const [modoAceptacion, setModoAceptacion] = useState("sin-permuta");</text:span></text:p>
          <text:p text:style-name="P98"/>
          <text:p text:style-name="P98"><text:span text:style-name="Source_20_Text">const aceptarPeticion = (pid: string) =&gt; {</text:span></text:p>
          <text:p text:style-name="P98"><text:soft-page-break/><text:span text:style-name="Source_20_Text"><text:s text:c="2"/>if (!seleccionPara) return alert("⚠️ Selecciona un trabajador para asignarlo.");</text:span></text:p>
          <text:p text:style-name="P98"><text:span text:style-name="Source_20_Text"><text:s text:c="2"/>const confirmar = window.confirm("RECUERDA CONTACTAR CON EL COMPAÑERO ANTES DE ACEPTAR ESTA PETICIÓN PARA CONTRASTAR LA CONFORMIDAD");</text:span></text:p>
          <text:p text:style-name="P98"><text:span text:style-name="Source_20_Text"><text:s text:c="2"/>if (!confirmar) return;</text:span></text:p>
          <text:p text:style-name="P98"/>
          <text:p text:style-name="P98"><text:span text:style-name="Source_20_Text"><text:s text:c="2"/>const actualizaciones: any = { para: seleccionPara };</text:span></text:p>
          <text:p text:style-name="P98"/>
          <text:p text:style-name="P98"><text:span text:style-name="Source_20_Text"><text:s text:c="2"/>update(ref(db, `peticiones/${pid}`), actualizaciones);</text:span></text:p>
          <text:p text:style-name="P98"/>
          <text:p text:style-name="P98"><text:span text:style-name="Source_20_Text"><text:s text:c="2"/>if (modoAceptacion === "con-permuta") {</text:span></text:p>
          <text:p text:style-name="P98"><text:span text:style-name="Source_20_Text"><text:s text:c="4"/>if (!nuevoDe || !nuevaFecha || !nuevaClave) {</text:span></text:p>
          <text:p text:style-name="P98"><text:span text:style-name="Source_20_Text"><text:s text:c="6"/>return alert("⚠️ Completa los datos de devolución para crear la permuta.");</text:span></text:p>
          <text:p text:style-name="P98"><text:span text:style-name="Source_20_Text"><text:s text:c="4"/>}</text:span></text:p>
          <text:p text:style-name="P98"/>
          <text:p text:style-name="P98"><text:span text:style-name="Source_20_Text"><text:s text:c="4"/>const nuevaPeticion = {</text:span></text:p>
          <text:p text:style-name="P98"><text:span text:style-name="Source_20_Text"><text:s text:c="6"/>de: nuevoDe,</text:span></text:p>
          <text:p text:style-name="P98"><text:span text:style-name="Source_20_Text"><text:s text:c="6"/>para: peticiones[pid].de,</text:span></text:p>
          <text:p text:style-name="P98"><text:span text:style-name="Source_20_Text"><text:s text:c="6"/>fecha: nuevaFecha,</text:span></text:p>
          <text:p text:style-name="P98"><text:span text:style-name="Source_20_Text"><text:s text:c="6"/>clave: nuevaClave,</text:span></text:p>
          <text:p text:style-name="P98"><text:span text:style-name="Source_20_Text"><text:s text:c="6"/>permuta: true</text:span></text:p>
          <text:p text:style-name="P98"><text:span text:style-name="Source_20_Text"><text:s text:c="4"/>};</text:span></text:p>
          <text:p text:style-name="P98"/>
          <text:p text:style-name="P98"><text:span text:style-name="Source_20_Text"><text:s text:c="4"/>push(ref(db, "peticiones"), nuevaPeticion);</text:span></text:p>
          <text:p text:style-name="P98"><text:span text:style-name="Source_20_Text"><text:s text:c="2"/>}</text:span></text:p>
          <text:p text:style-name="P98"/>
          <text:p text:style-name="P98"><text:span text:style-name="Source_20_Text"><text:s text:c="2"/>// Reset</text:span></text:p>
          <text:p text:style-name="P98"><text:span text:style-name="Source_20_Text"><text:s text:c="2"/>setSelectorActivo(null);</text:span></text:p>
          <text:p text:style-name="P98"><text:span text:style-name="Source_20_Text"><text:s text:c="2"/>setSeleccionPara("");</text:span></text:p>
          <text:p text:style-name="P98"><text:span text:style-name="Source_20_Text"><text:s text:c="2"/>setModoAceptacion("sin-permuta");</text:span></text:p>
          <text:p text:style-name="P98"><text:span text:style-name="Source_20_Text"><text:s text:c="2"/>setNuevoDe("");</text:span></text:p>
          <text:p text:style-name="P98"><text:span text:style-name="Source_20_Text"><text:s text:c="2"/>setNuevaFecha("");</text:span></text:p>
          <text:p text:style-name="P98"><text:span text:style-name="Source_20_Text"><text:s text:c="2"/>setNuevaClave("");</text:span></text:p>
          <text:p text:style-name="P98"><text:span text:style-name="Source_20_Text">};</text:span></text:p>
          <text:h text:style-name="P95" text:outline-level="3"><text:bookmark-start text:name="__RefHeading___Toc14732_2917578271"/>🧩 Y aquí el bloque visual dentro del renderizado del listado<text:bookmark-end text:name="__RefHeading___Toc14732_2917578271"/></text:h>
          <text:p text:style-name="Text_20_body">Reemplaza el bloque donde manejas la aceptación dentro de cada petición:</text:p>
          <text:p text:style-name="Text_20_body"><text:soft-page-break/>tsx</text:p>
          <text:p text:style-name="P98"><text:span text:style-name="Source_20_Text">{selectorActivo === pid ? (</text:span></text:p>
          <text:p text:style-name="P98"><text:span text:style-name="Source_20_Text"><text:s text:c="2"/>&lt;div className="mt-4 space-y-3 text-sm"&gt;</text:span></text:p>
          <text:p text:style-name="P98"><text:span text:style-name="Source_20_Text"><text:s text:c="4"/>&lt;p className="text-yellow-700 font-medium"&gt;</text:span></text:p>
          <text:p text:style-name="P98"><text:span text:style-name="Source_20_Text"><text:s text:c="6"/>⚠️ RECUERDA CONTACTAR CON EL COMPAÑERO ANTES DE ACEPTAR ESTA PETICIÓN PARA CONTRASTAR LA CONFORMIDAD.</text:span></text:p>
          <text:p text:style-name="P98"><text:span text:style-name="Source_20_Text"><text:s text:c="4"/>&lt;/p&gt;</text:span></text:p>
          <text:p text:style-name="P98"/>
          <text:p text:style-name="P98"><text:span text:style-name="Source_20_Text"><text:s text:c="4"/>&lt;label&gt;</text:span></text:p>
          <text:p text:style-name="P98"><text:span text:style-name="Source_20_Text"><text:s text:c="6"/>Tipo de aceptación:</text:span></text:p>
          <text:p text:style-name="P98"><text:span text:style-name="Source_20_Text"><text:s text:c="6"/>&lt;select value={modoAceptacion} onChange={(e) =&gt; setModoAceptacion(e.target.value)} className="border rounded w-full mt-1"&gt;</text:span></text:p>
          <text:p text:style-name="P98"><text:span text:style-name="Source_20_Text"><text:s text:c="8"/>&lt;option value="sin-permuta"&gt;Aceptar sin permuta&lt;/option&gt;</text:span></text:p>
          <text:p text:style-name="P98"><text:span text:style-name="Source_20_Text"><text:s text:c="8"/>&lt;option value="con-permuta"&gt;Aceptar con permuta&lt;/option&gt;</text:span></text:p>
          <text:p text:style-name="P98"><text:span text:style-name="Source_20_Text"><text:s text:c="6"/>&lt;/select&gt;</text:span></text:p>
          <text:p text:style-name="P98"><text:span text:style-name="Source_20_Text"><text:s text:c="4"/>&lt;/label&gt;</text:span></text:p>
          <text:p text:style-name="P98"/>
          <text:p text:style-name="P98"><text:span text:style-name="Source_20_Text"><text:s text:c="4"/>&lt;label&gt;</text:span></text:p>
          <text:p text:style-name="P98"><text:span text:style-name="Source_20_Text"><text:s text:c="6"/>Compañero que acepta:</text:span></text:p>
          <text:p text:style-name="P98"><text:span text:style-name="Source_20_Text"><text:s text:c="6"/>&lt;select value={seleccionPara} onChange={(e) =&gt; setSeleccionPara(e.target.value)} className="border rounded w-full"&gt;</text:span></text:p>
          <text:p text:style-name="P98"><text:span text:style-name="Source_20_Text"><text:s text:c="8"/>&lt;option value=""&gt;Selecciona&lt;/option&gt;</text:span></text:p>
          <text:p text:style-name="P98"><text:span text:style-name="Source_20_Text"><text:s text:c="8"/>{trabajadores.map(t =&gt; &lt;option key={t.id} value={t.id}&gt;{t.nombre}&lt;/option&gt;)}</text:span></text:p>
          <text:p text:style-name="P98"><text:span text:style-name="Source_20_Text"><text:s text:c="6"/>&lt;/select&gt;</text:span></text:p>
          <text:p text:style-name="P98"><text:span text:style-name="Source_20_Text"><text:s text:c="4"/>&lt;/label&gt;</text:span></text:p>
          <text:p text:style-name="P98"/>
          <text:p text:style-name="P98"><text:span text:style-name="Source_20_Text"><text:s text:c="4"/>{modoAceptacion === "con-permuta" &amp;&amp; (</text:span></text:p>
          <text:p text:style-name="P98"><text:span text:style-name="Source_20_Text"><text:s text:c="6"/>&lt;div className="space-y-2"&gt;</text:span></text:p>
          <text:p text:style-name="P98"><text:span text:style-name="Source_20_Text"><text:s text:c="8"/>&lt;label&gt;</text:span></text:p>
          <text:p text:style-name="P98"><text:span text:style-name="Source_20_Text"><text:s text:c="10"/>Fecha ofrecida:</text:span></text:p>
          <text:p text:style-name="P98"><text:span text:style-name="Source_20_Text"><text:s text:c="10"/>&lt;input type="date" value={nuevaFecha} onChange={(e) =&gt; setNuevaFecha(e.target.value)} className="border rounded w-full" /&gt;</text:span></text:p>
          <text:p text:style-name="P98"><text:span text:style-name="Source_20_Text"><text:s text:c="8"/>&lt;/label&gt;</text:span></text:p>
          <text:p text:style-name="P98"><text:span text:style-name="Source_20_Text"><text:s text:c="8"/>&lt;label&gt;</text:span></text:p>
          <text:p text:style-name="P98"><text:span text:style-name="Source_20_Text"><text:s text:c="10"/>Clave ofrecida:</text:span></text:p>
          <text:p text:style-name="P98"><text:span text:style-name="Source_20_Text"><text:s text:c="10"/>&lt;input type="text" value={nuevaClave} onChange={(e) =&gt; setNuevaClave(e.target.value)} className="border rounded w-full" /&gt;</text:span></text:p>
          <text:p text:style-name="P98"><text:soft-page-break/><text:span text:style-name="Source_20_Text"><text:s text:c="8"/>&lt;/label&gt;</text:span></text:p>
          <text:p text:style-name="P98"><text:span text:style-name="Source_20_Text"><text:s text:c="8"/>&lt;label&gt;</text:span></text:p>
          <text:p text:style-name="P98"><text:span text:style-name="Source_20_Text"><text:s text:c="10"/>Compañero que devuelve (de):</text:span></text:p>
          <text:p text:style-name="P98"><text:span text:style-name="Source_20_Text"><text:s text:c="10"/>&lt;select value={nuevoDe} onChange={(e) =&gt; setNuevoDe(e.target.value)} className="border rounded w-full"&gt;</text:span></text:p>
          <text:p text:style-name="P98"><text:span text:style-name="Source_20_Text"><text:s text:c="12"/>&lt;option value=""&gt;Selecciona&lt;/option&gt;</text:span></text:p>
          <text:p text:style-name="P98"><text:span text:style-name="Source_20_Text"><text:s text:c="12"/>{trabajadores.map(t =&gt; &lt;option key={t.id} value={t.id}&gt;{t.nombre}&lt;/option&gt;)}</text:span></text:p>
          <text:p text:style-name="P98"><text:span text:style-name="Source_20_Text"><text:s text:c="10"/>&lt;/select&gt;</text:span></text:p>
          <text:p text:style-name="P98"><text:span text:style-name="Source_20_Text"><text:s text:c="8"/>&lt;/label&gt;</text:span></text:p>
          <text:p text:style-name="P98"><text:span text:style-name="Source_20_Text"><text:s text:c="6"/>&lt;/div&gt;</text:span></text:p>
          <text:p text:style-name="P98"><text:span text:style-name="Source_20_Text"><text:s text:c="4"/>)}</text:span></text:p>
          <text:p text:style-name="P98"/>
          <text:p text:style-name="P98"><text:span text:style-name="Source_20_Text"><text:s text:c="4"/>&lt;button onClick={() =&gt; aceptarPeticion(pid)} className="bg-green-600 text-white px-4 py-1 rounded"&gt;Confirmar&lt;/button&gt;</text:span></text:p>
          <text:p text:style-name="P98"><text:span text:style-name="Source_20_Text"><text:s text:c="2"/>&lt;/div&gt;</text:span></text:p>
          <text:p text:style-name="P98"><text:span text:style-name="Source_20_Text">) : (</text:span></text:p>
          <text:p text:style-name="P98"><text:span text:style-name="Source_20_Text"><text:s text:c="2"/>&lt;button onClick={() =&gt; setSelectorActivo(pid)} className="mt-2 text-blue-600 text-sm"&gt;Aceptar&lt;/button&gt;</text:span></text:p>
          <text:p text:style-name="P98"><text:span text:style-name="Source_20_Text">)}</text:span></text:p>
          <text:p text:style-name="Text_20_body">¿Te gustaría que también destacáramos visualmente las peticiones que han sido resultado de una permuta? Podríamos ponerles una marca especial 💫 o usar estilos distintos. ¿Vamos con eso también?</text:p>
        </text:section>
        <text:section text:style-name="Sect2" text:name="Eg34J3CuDmA3ttH2rU3Tw-user-message">
          <text:p text:style-name="P19">Pasame Bolsa.tsx con estos cambios. Recuerda que las peticiones que no aceptan permuta se aceptan sin más. Esta nueva lógica es sólo para las que aceptan permuta.</text:p>
        </text:section>
        <text:section text:style-name="Sect2" text:name="hvNXDDoxpHvh8JU4QnYt8-content-0">
          <text:p text:style-name="P20">¡Entendido, Carlos! Aquí tienes el archivo <text:span text:style-name="Source_20_Text">Bolsa.tsx</text:span> actualizado con la nueva lógica <text:span text:style-name="Strong_20_Emphasis">solo para peticiones que aceptan permuta</text:span>, y respetando que las demás se aceptan directamente como antes. También se incluye el aviso previo a la aceptación y el formulario extra cuando corresponde.</text:p>
          <text:h text:style-name="P95" text:outline-level="3"><text:bookmark-start text:name="__RefHeading___Toc14734_2917578271"/>🆕 <text:span text:style-name="Source_20_Text">Bolsa.tsx</text:span> completo:<text:bookmark-end text:name="__RefHeading___Toc14734_2917578271"/></text:h>
          <text:p text:style-name="Text_20_body">tsx</text:p>
          <text:p text:style-name="P98"><text:span text:style-name="Source_20_Text">import { useEffect, useState } from "react";</text:span></text:p>
          <text:p text:style-name="P98"><text:span text:style-name="Source_20_Text">import { db, ref, onValue, push, update } from "../firebase/config";</text:span></text:p>
          <text:p text:style-name="P98"/>
          <text:p text:style-name="P98"><text:span text:style-name="Source_20_Text">type Trabajador = {</text:span></text:p>
          <text:p text:style-name="P98"><text:span text:style-name="Source_20_Text"><text:s text:c="2"/>id: string;</text:span></text:p>
          <text:p text:style-name="P98"><text:span text:style-name="Source_20_Text"><text:s text:c="2"/>nombre: string;</text:span></text:p>
          <text:p text:style-name="P98"><text:span text:style-name="Source_20_Text">};</text:span></text:p>
          <text:p text:style-name="P98"/>
          <text:p text:style-name="P98"><text:soft-page-break/><text:span text:style-name="Source_20_Text">type Peticion = {</text:span></text:p>
          <text:p text:style-name="P98"><text:span text:style-name="Source_20_Text"><text:s text:c="2"/>de: string;</text:span></text:p>
          <text:p text:style-name="P98"><text:span text:style-name="Source_20_Text"><text:s text:c="2"/>para: string;</text:span></text:p>
          <text:p text:style-name="P98"><text:span text:style-name="Source_20_Text"><text:s text:c="2"/>fecha: string;</text:span></text:p>
          <text:p text:style-name="P98"><text:span text:style-name="Source_20_Text"><text:s text:c="2"/>clave: string;</text:span></text:p>
          <text:p text:style-name="P98"><text:span text:style-name="Source_20_Text"><text:s text:c="2"/>permuta: boolean;</text:span></text:p>
          <text:p text:style-name="P98"><text:span text:style-name="Source_20_Text">};</text:span></text:p>
          <text:p text:style-name="P98"/>
          <text:p text:style-name="P98"><text:span text:style-name="Source_20_Text">const Bolsa: React.FC = () =&gt; {</text:span></text:p>
          <text:p text:style-name="P98"><text:span text:style-name="Source_20_Text"><text:s text:c="2"/>const [trabajadores, setTrabajadores] = useState&lt;Trabajador[]&gt;([]);</text:span></text:p>
          <text:p text:style-name="P98"><text:span text:style-name="Source_20_Text"><text:s text:c="2"/>const [peticiones, setPeticiones] = useState&lt;{ [id: string]: Peticion }&gt;({});</text:span></text:p>
          <text:p text:style-name="P98"/>
          <text:p text:style-name="P98"><text:span text:style-name="Source_20_Text"><text:s text:c="2"/>const [nuevoDe, setNuevoDe] = useState("");</text:span></text:p>
          <text:p text:style-name="P98"><text:span text:style-name="Source_20_Text"><text:s text:c="2"/>const [nuevaFecha, setNuevaFecha] = useState("");</text:span></text:p>
          <text:p text:style-name="P98"><text:span text:style-name="Source_20_Text"><text:s text:c="2"/>const [nuevaClave, setNuevaClave] = useState("");</text:span></text:p>
          <text:p text:style-name="P98"><text:span text:style-name="Source_20_Text"><text:s text:c="2"/>const [permuta, setPermuta] = useState(false);</text:span></text:p>
          <text:p text:style-name="P98"/>
          <text:p text:style-name="P98"><text:span text:style-name="Source_20_Text"><text:s text:c="2"/>const [selectorActivo, setSelectorActivo] = useState&lt;string | null&gt;(null);</text:span></text:p>
          <text:p text:style-name="P98"><text:span text:style-name="Source_20_Text"><text:s text:c="2"/>const [seleccionPara, setSeleccionPara] = useState("");</text:span></text:p>
          <text:p text:style-name="P98"><text:span text:style-name="Source_20_Text"><text:s text:c="2"/>const [modoAceptacion, setModoAceptacion] = useState("sin-permuta");</text:span></text:p>
          <text:p text:style-name="P98"/>
          <text:p text:style-name="P98"><text:span text:style-name="Source_20_Text"><text:s text:c="2"/>const nombrePorId = (id: string) =&gt;</text:span></text:p>
          <text:p text:style-name="P98"><text:span text:style-name="Source_20_Text"><text:s text:c="4"/>trabajadores.find((t) =&gt; t.id === id)?.nombre || "¿?";</text:span></text:p>
          <text:p text:style-name="P98"/>
          <text:p text:style-name="P98"><text:span text:style-name="Source_20_Text"><text:s text:c="2"/>useEffect(() =&gt; {</text:span></text:p>
          <text:p text:style-name="P98"><text:span text:style-name="Source_20_Text"><text:s text:c="4"/>onValue(ref(db, "trabajadores"), snap =&gt; {</text:span></text:p>
          <text:p text:style-name="P98"><text:span text:style-name="Source_20_Text"><text:s text:c="6"/>const data = snap.val() || [];</text:span></text:p>
          <text:p text:style-name="P98"><text:span text:style-name="Source_20_Text"><text:s text:c="6"/>const lista = data</text:span></text:p>
          <text:p text:style-name="P98"><text:span text:style-name="Source_20_Text"><text:s text:c="8"/>.map((t: any, index: number) =&gt; t ? { id: index.toString(), nombre: t.nombre } : null)</text:span></text:p>
          <text:p text:style-name="P98"><text:span text:style-name="Source_20_Text"><text:s text:c="8"/>.filter(Boolean) as Trabajador[];</text:span></text:p>
          <text:p text:style-name="P98"><text:span text:style-name="Source_20_Text"><text:s text:c="6"/>lista.sort((a, b) =&gt; a.nombre.localeCompare(b.nombre));</text:span></text:p>
          <text:p text:style-name="P98"><text:span text:style-name="Source_20_Text"><text:s text:c="6"/>setTrabajadores(lista);</text:span></text:p>
          <text:p text:style-name="P98"><text:span text:style-name="Source_20_Text"><text:s text:c="4"/>});</text:span></text:p>
          <text:p text:style-name="P98"/>
          <text:p text:style-name="P98"><text:span text:style-name="Source_20_Text"><text:s text:c="4"/>onValue(ref(db, "peticiones"), snap =&gt; {</text:span></text:p>
          <text:p text:style-name="P98"><text:span text:style-name="Source_20_Text"><text:s text:c="6"/>setPeticiones(snap.val() || {});</text:span></text:p>
          <text:p text:style-name="P98"><text:soft-page-break/><text:span text:style-name="Source_20_Text"><text:s text:c="4"/>});</text:span></text:p>
          <text:p text:style-name="P98"><text:span text:style-name="Source_20_Text"><text:s text:c="2"/>}, []);</text:span></text:p>
          <text:p text:style-name="P98"/>
          <text:p text:style-name="P98"><text:span text:style-name="Source_20_Text"><text:s text:c="2"/>const enviarPeticion = () =&gt; {</text:span></text:p>
          <text:p text:style-name="P98"><text:span text:style-name="Source_20_Text"><text:s text:c="4"/>if (!nuevoDe || !nuevaFecha || !nuevaClave) return alert("⚠️ Completa todos los campos.");</text:span></text:p>
          <text:p text:style-name="P98"><text:span text:style-name="Source_20_Text"><text:s text:c="4"/>const confirmar = window.confirm(`¿Confirmas pedir ayuda para el ${nuevaFecha}?`);</text:span></text:p>
          <text:p text:style-name="P98"><text:span text:style-name="Source_20_Text"><text:s text:c="4"/>if (!confirmar) return;</text:span></text:p>
          <text:p text:style-name="P98"/>
          <text:p text:style-name="P98"><text:span text:style-name="Source_20_Text"><text:s text:c="4"/>push(ref(db, "peticiones"), {</text:span></text:p>
          <text:p text:style-name="P98"><text:span text:style-name="Source_20_Text"><text:s text:c="6"/>de: nuevoDe,</text:span></text:p>
          <text:p text:style-name="P98"><text:span text:style-name="Source_20_Text"><text:s text:c="6"/>para: "",</text:span></text:p>
          <text:p text:style-name="P98"><text:span text:style-name="Source_20_Text"><text:s text:c="6"/>fecha: nuevaFecha,</text:span></text:p>
          <text:p text:style-name="P98"><text:span text:style-name="Source_20_Text"><text:s text:c="6"/>clave: nuevaClave,</text:span></text:p>
          <text:p text:style-name="P98"><text:span text:style-name="Source_20_Text"><text:s text:c="6"/>permuta</text:span></text:p>
          <text:p text:style-name="P98"><text:span text:style-name="Source_20_Text"><text:s text:c="4"/>});</text:span></text:p>
          <text:p text:style-name="P98"/>
          <text:p text:style-name="P98"><text:span text:style-name="Source_20_Text"><text:s text:c="4"/>setNuevoDe("");</text:span></text:p>
          <text:p text:style-name="P98"><text:span text:style-name="Source_20_Text"><text:s text:c="4"/>setNuevaFecha("");</text:span></text:p>
          <text:p text:style-name="P98"><text:span text:style-name="Source_20_Text"><text:s text:c="4"/>setNuevaClave("");</text:span></text:p>
          <text:p text:style-name="P98"><text:span text:style-name="Source_20_Text"><text:s text:c="4"/>setPermuta(false);</text:span></text:p>
          <text:p text:style-name="P98"><text:span text:style-name="Source_20_Text"><text:s text:c="2"/>};</text:span></text:p>
          <text:p text:style-name="P98"/>
          <text:p text:style-name="P98"><text:span text:style-name="Source_20_Text"><text:s text:c="2"/>const aceptarPeticion = (pid: string) =&gt; {</text:span></text:p>
          <text:p text:style-name="P98"><text:span text:style-name="Source_20_Text"><text:s text:c="4"/>const peticion = peticiones[pid];</text:span></text:p>
          <text:p text:style-name="P98"><text:span text:style-name="Source_20_Text"><text:s text:c="4"/>if (!seleccionPara) return alert("⚠️ Selecciona un trabajador para asignarlo.");</text:span></text:p>
          <text:p text:style-name="P98"><text:span text:style-name="Source_20_Text"><text:s text:c="4"/>const confirmar = window.confirm("RECUERDA CONTACTAR CON EL COMPAÑERO ANTES DE ACEPTAR ESTA PETICIÓN PARA CONTRASTAR LA CONFORMIDAD");</text:span></text:p>
          <text:p text:style-name="P98"><text:span text:style-name="Source_20_Text"><text:s text:c="4"/>if (!confirmar) return;</text:span></text:p>
          <text:p text:style-name="P98"/>
          <text:p text:style-name="P98"><text:span text:style-name="Source_20_Text"><text:s text:c="4"/>update(ref(db, `peticiones/${pid}`), { para: seleccionPara });</text:span></text:p>
          <text:p text:style-name="P98"/>
          <text:p text:style-name="P98"><text:span text:style-name="Source_20_Text"><text:s text:c="4"/>if (peticion.permuta &amp;&amp; modoAceptacion === "con-permuta") {</text:span></text:p>
          <text:p text:style-name="P98"><text:span text:style-name="Source_20_Text"><text:s text:c="6"/>if (!nuevoDe || !nuevaFecha || !nuevaClave) {</text:span></text:p>
          <text:p text:style-name="P98"><text:span text:style-name="Source_20_Text"><text:s text:c="8"/>return alert("⚠️ Completa los datos de devolución para crear la permuta.");</text:span></text:p>
          <text:p text:style-name="P98"><text:soft-page-break/><text:span text:style-name="Source_20_Text"><text:s text:c="6"/>}</text:span></text:p>
          <text:p text:style-name="P98"/>
          <text:p text:style-name="P98"><text:span text:style-name="Source_20_Text"><text:s text:c="6"/>const nuevaPeticion = {</text:span></text:p>
          <text:p text:style-name="P98"><text:span text:style-name="Source_20_Text"><text:s text:c="8"/>de: nuevoDe,</text:span></text:p>
          <text:p text:style-name="P98"><text:span text:style-name="Source_20_Text"><text:s text:c="8"/>para: peticion.de,</text:span></text:p>
          <text:p text:style-name="P98"><text:span text:style-name="Source_20_Text"><text:s text:c="8"/>fecha: nuevaFecha,</text:span></text:p>
          <text:p text:style-name="P98"><text:span text:style-name="Source_20_Text"><text:s text:c="8"/>clave: nuevaClave,</text:span></text:p>
          <text:p text:style-name="P98"><text:span text:style-name="Source_20_Text"><text:s text:c="8"/>permuta: true</text:span></text:p>
          <text:p text:style-name="P98"><text:span text:style-name="Source_20_Text"><text:s text:c="6"/>};</text:span></text:p>
          <text:p text:style-name="P98"/>
          <text:p text:style-name="P98"><text:span text:style-name="Source_20_Text"><text:s text:c="6"/>push(ref(db, "peticiones"), nuevaPeticion);</text:span></text:p>
          <text:p text:style-name="P98"><text:span text:style-name="Source_20_Text"><text:s text:c="4"/>}</text:span></text:p>
          <text:p text:style-name="P98"/>
          <text:p text:style-name="P98"><text:span text:style-name="Source_20_Text"><text:s text:c="4"/>setSelectorActivo(null);</text:span></text:p>
          <text:p text:style-name="P98"><text:span text:style-name="Source_20_Text"><text:s text:c="4"/>setSeleccionPara("");</text:span></text:p>
          <text:p text:style-name="P98"><text:span text:style-name="Source_20_Text"><text:s text:c="4"/>setModoAceptacion("sin-permuta");</text:span></text:p>
          <text:p text:style-name="P98"><text:span text:style-name="Source_20_Text"><text:s text:c="4"/>setNuevoDe("");</text:span></text:p>
          <text:p text:style-name="P98"><text:span text:style-name="Source_20_Text"><text:s text:c="4"/>setNuevaFecha("");</text:span></text:p>
          <text:p text:style-name="P98"><text:span text:style-name="Source_20_Text"><text:s text:c="4"/>setNuevaClave("");</text:span></text:p>
          <text:p text:style-name="P98"><text:span text:style-name="Source_20_Text"><text:s text:c="2"/>};</text:span></text:p>
          <text:p text:style-name="P98"/>
          <text:p text:style-name="P98"><text:span text:style-name="Source_20_Text"><text:s text:c="2"/>const peticionesOrdenadas = Object.entries(peticiones).sort((a, b) =&gt; {</text:span></text:p>
          <text:p text:style-name="P98"><text:span text:style-name="Source_20_Text"><text:s text:c="4"/>const fechaA = new Date(a[1].fecha).getTime();</text:span></text:p>
          <text:p text:style-name="P98"><text:span text:style-name="Source_20_Text"><text:s text:c="4"/>const fechaB = new Date(b[1].fecha).getTime();</text:span></text:p>
          <text:p text:style-name="P98"><text:span text:style-name="Source_20_Text"><text:s text:c="4"/>return fechaB - fechaA;</text:span></text:p>
          <text:p text:style-name="P98"><text:span text:style-name="Source_20_Text"><text:s text:c="2"/>});</text:span></text:p>
          <text:p text:style-name="P98"/>
          <text:p text:style-name="P98"><text:span text:style-name="Source_20_Text"><text:s text:c="2"/>return (</text:span></text:p>
          <text:p text:style-name="P98"><text:span text:style-name="Source_20_Text"><text:s text:c="4"/>&lt;div className="p-6 max-w-3xl mx-auto"&gt;</text:span></text:p>
          <text:p text:style-name="P98"><text:span text:style-name="Source_20_Text"><text:s text:c="6"/>&lt;h2 className="text-2xl font-bold mb-6"&gt;🎯 Bolsa de Turnos&lt;/h2&gt;</text:span></text:p>
          <text:p text:style-name="P98"/>
          <text:p text:style-name="P98"><text:span text:style-name="Source_20_Text"><text:s text:c="6"/>{/* 📤 Formulario */}</text:span></text:p>
          <text:p text:style-name="P98"><text:span text:style-name="Source_20_Text"><text:s text:c="6"/>&lt;div className="mb-8 border rounded p-4 bg-gray-50"&gt;</text:span></text:p>
          <text:p text:style-name="P98"><text:span text:style-name="Source_20_Text"><text:s text:c="8"/>&lt;h3 className="text-lg font-semibold mb-4"&gt;Solicitud de claves&lt;/h3&gt;</text:span></text:p>
          <text:p text:style-name="P98"><text:span text:style-name="Source_20_Text"><text:s text:c="8"/>&lt;div className="flex flex-col gap-2 text-sm"&gt;</text:span></text:p>
          <text:p text:style-name="P98"><text:span text:style-name="Source_20_Text"><text:s text:c="10"/>&lt;label&gt;</text:span></text:p>
          <text:p text:style-name="P98"><text:soft-page-break/><text:span text:style-name="Source_20_Text"><text:s text:c="12"/>Trabajador solicitante:</text:span></text:p>
          <text:p text:style-name="P98"><text:span text:style-name="Source_20_Text"><text:s text:c="12"/>&lt;select className="border rounded px-2 py-1 w-full" value={nuevoDe} onChange={(e) =&gt; setNuevoDe(e.target.value)}&gt;</text:span></text:p>
          <text:p text:style-name="P98"><text:span text:style-name="Source_20_Text"><text:s text:c="14"/>&lt;option value=""&gt;Selecciona&lt;/option&gt;</text:span></text:p>
          <text:p text:style-name="P98"><text:span text:style-name="Source_20_Text"><text:s text:c="14"/>{trabajadores.map(t =&gt; &lt;option key={t.id} value={t.id}&gt;{t.nombre}&lt;/option&gt;)}</text:span></text:p>
          <text:p text:style-name="P98"><text:span text:style-name="Source_20_Text"><text:s text:c="12"/>&lt;/select&gt;</text:span></text:p>
          <text:p text:style-name="P98"><text:span text:style-name="Source_20_Text"><text:s text:c="10"/>&lt;/label&gt;</text:span></text:p>
          <text:p text:style-name="P98"/>
          <text:p text:style-name="P98"><text:span text:style-name="Source_20_Text"><text:s text:c="10"/>&lt;label&gt;</text:span></text:p>
          <text:p text:style-name="P98"><text:span text:style-name="Source_20_Text"><text:s text:c="12"/>Fecha:</text:span></text:p>
          <text:p text:style-name="P98"><text:span text:style-name="Source_20_Text"><text:s text:c="12"/>&lt;input type="date" className="border rounded px-2 py-1 w-full" value={nuevaFecha} onChange={(e) =&gt; setNuevaFecha(e.target.value)} /&gt;</text:span></text:p>
          <text:p text:style-name="P98"><text:span text:style-name="Source_20_Text"><text:s text:c="10"/>&lt;/label&gt;</text:span></text:p>
          <text:p text:style-name="P98"/>
          <text:p text:style-name="P98"><text:span text:style-name="Source_20_Text"><text:s text:c="10"/>&lt;label&gt;</text:span></text:p>
          <text:p text:style-name="P98"><text:span text:style-name="Source_20_Text"><text:s text:c="12"/>Clave (código del turno):</text:span></text:p>
          <text:p text:style-name="P98"><text:span text:style-name="Source_20_Text"><text:s text:c="12"/>&lt;input type="text" className="border rounded px-2 py-1 w-full" value={nuevaClave} onChange={(e) =&gt; setNuevaClave(e.target.value)} /&gt;</text:span></text:p>
          <text:p text:style-name="P98"><text:span text:style-name="Source_20_Text"><text:s text:c="10"/>&lt;/label&gt;</text:span></text:p>
          <text:p text:style-name="P98"/>
          <text:p text:style-name="P98"><text:span text:style-name="Source_20_Text"><text:s text:c="10"/>&lt;label className="flex items-center gap-2"&gt;</text:span></text:p>
          <text:p text:style-name="P98"><text:span text:style-name="Source_20_Text"><text:s text:c="12"/>&lt;input type="checkbox" checked={permuta} onChange={(e) =&gt; setPermuta(e.target.checked)} /&gt;</text:span></text:p>
          <text:p text:style-name="P98"><text:span text:style-name="Source_20_Text"><text:s text:c="12"/>Acepto permuta</text:span></text:p>
          <text:p text:style-name="P98"><text:span text:style-name="Source_20_Text"><text:s text:c="10"/>&lt;/label&gt;</text:span></text:p>
          <text:p text:style-name="P98"/>
          <text:p text:style-name="P98"><text:span text:style-name="Source_20_Text"><text:s text:c="10"/>&lt;button onClick={enviarPeticion} className="bg-blue-600 text-white px-4 py-2 rounded w-fit mt-2"&gt;</text:span></text:p>
          <text:p text:style-name="P98"><text:span text:style-name="Source_20_Text"><text:s text:c="12"/>Guardar petición</text:span></text:p>
          <text:p text:style-name="P98"><text:span text:style-name="Source_20_Text"><text:s text:c="10"/>&lt;/button&gt;</text:span></text:p>
          <text:p text:style-name="P98"><text:span text:style-name="Source_20_Text"><text:s text:c="8"/>&lt;/div&gt;</text:span></text:p>
          <text:p text:style-name="P98"><text:span text:style-name="Source_20_Text"><text:s text:c="6"/>&lt;/div&gt;</text:span></text:p>
          <text:p text:style-name="P98"/>
          <text:p text:style-name="P98"><text:span text:style-name="Source_20_Text"><text:s text:c="6"/>{/* 📋 Listado */}</text:span></text:p>
          <text:p text:style-name="P98"><text:span text:style-name="Source_20_Text"><text:s text:c="6"/>&lt;h3 className="text-lg font-semibold mb-4"&gt;📌 Peticiones activas&lt;/h3&gt;</text:span></text:p>
          <text:p text:style-name="P98"><text:span text:style-name="Source_20_Text"><text:s text:c="6"/>&lt;ul className="space-y-4"&gt;</text:span></text:p>
          <text:p text:style-name="P98"><text:span text:style-name="Source_20_Text"><text:s text:c="8"/>{peticionesOrdenadas.map(([pid, p]) =&gt; (</text:span></text:p>
          <text:p text:style-name="P98"><text:soft-page-break/><text:span text:style-name="Source_20_Text"><text:s text:c="10"/>&lt;li key={pid} className={`border rounded p-3 shadow-sm text-sm ${p.para ? "border-green-400 bg-green-50" : "bg-white"}`}&gt;</text:span></text:p>
          <text:p text:style-name="P98"><text:span text:style-name="Source_20_Text"><text:s text:c="12"/>&lt;p&gt;&lt;strong&gt;{nombrePorId(p.de)}&lt;/strong&gt; solicita el &lt;strong&gt;{p.fecha}&lt;/strong&gt;&lt;/p&gt;</text:span></text:p>
          <text:p text:style-name="P98"><text:span text:style-name="Source_20_Text"><text:s text:c="12"/>&lt;p&gt;Clave: {p.clave} {p.permuta &amp;&amp; &lt;span className="text-yellow-600 ml-2"&gt;(Acepto Permuta)&lt;/span&gt;}&lt;/p&gt;</text:span></text:p>
          <text:p text:style-name="P98"/>
          <text:p text:style-name="P98"><text:span text:style-name="Source_20_Text"><text:s text:c="12"/>{p.para ? (</text:span></text:p>
          <text:p text:style-name="P98"><text:span text:style-name="Source_20_Text"><text:s text:c="14"/>&lt;p className="mt-2 text-green-700"&gt;✅ Aceptada por {nombrePorId(p.para)}&lt;/p&gt;</text:span></text:p>
          <text:p text:style-name="P98"><text:span text:style-name="Source_20_Text"><text:s text:c="12"/>) : (</text:span></text:p>
          <text:p text:style-name="P98"><text:span text:style-name="Source_20_Text"><text:s text:c="14"/>selectorActivo === pid ? (</text:span></text:p>
          <text:p text:style-name="P98"><text:span text:style-name="Source_20_Text"><text:s text:c="16"/>&lt;div className="mt-4 space-y-3 text-sm"&gt;</text:span></text:p>
          <text:p text:style-name="P98"><text:span text:style-name="Source_20_Text"><text:s text:c="18"/>&lt;p className="text-yellow-700 font-medium"&gt;</text:span></text:p>
          <text:p text:style-name="P98"><text:span text:style-name="Source_20_Text"><text:s text:c="20"/>⚠️ RECUERDA CONTACTAR CON EL COMPAÑERO ANTES DE ACEPTAR ESTA PETICIÓN PARA CONTRASTAR LA CONFORMIDAD.</text:span></text:p>
          <text:p text:style-name="P98"><text:span text:style-name="Source_20_Text"><text:s text:c="18"/>&lt;/p&gt;</text:span></text:p>
          <text:p text:style-name="P98"/>
          <text:p text:style-name="P98"><text:span text:style-name="Source_20_Text"><text:s text:c="18"/>{p.permuta &amp;&amp; (</text:span></text:p>
          <text:p text:style-name="P98"><text:span text:style-name="Source_20_Text"><text:s text:c="20"/>&lt;label&gt;</text:span></text:p>
          <text:p text:style-name="P98"><text:span text:style-name="Source_20_Text"><text:s text:c="22"/>Tipo de aceptación:</text:span></text:p>
          <text:p text:style-name="P98"><text:span text:style-name="Source_20_Text"><text:s text:c="22"/>&lt;select value={modoAceptacion} onChange={(e) =&gt; setModoAceptacion(e.target.value)} className="border rounded w-full mt-1"&gt;</text:span></text:p>
          <text:p text:style-name="P98"><text:span text:style-name="Source_20_Text"><text:s text:c="24"/>&lt;option value="sin-permuta"&gt;Aceptar sin permuta&lt;/option&gt;</text:span></text:p>
          <text:p text:style-name="P98"><text:span text:style-name="Source_20_Text"><text:s text:c="24"/>&lt;option value="con-permuta"&gt;Aceptar con permuta&lt;/option&gt;</text:span></text:p>
          <text:p text:style-name="P98"><text:span text:style-name="Source_20_Text"><text:s text:c="22"/>&lt;/select&gt;</text:span></text:p>
          <text:p text:style-name="P98"><text:span text:style-name="Source_20_Text"><text:s text:c="20"/>&lt;/label&gt;</text:span></text:p>
          <text:p text:style-name="P98"><text:span text:style-name="Source_20_Text"><text:s text:c="18"/>)}</text:span></text:p>
          <text:p text:style-name="P98"/>
          <text:p text:style-name="P98"><text:span text:style-name="Source_20_Text"><text:s text:c="18"/>&lt;label&gt;</text:span></text:p>
          <text:p text:style-name="P98"><text:span text:style-name="Source_20_Text"><text:s text:c="20"/>Compañero que acepta:</text:span></text:p>
          <text:p text:style-name="P98"><text:span text:style-name="Source_20_Text"><text:s text:c="20"/>&lt;select value={seleccionPara} onChange={(e) =&gt; setSeleccionPara(e.target.value)} className="border rounded w-full"&gt;</text:span></text:p>
          <text:p text:style-name="P98"><text:span text:style-name="Source_20_Text"><text:s text:c="22"/>&lt;option value=""&gt;Selecciona&lt;/option&gt;</text:span></text:p>
          <text:p text:style-name="P98"><text:span text:style-name="Source_20_Text"><text:s text:c="22"/>{trabajadores.map(t =&gt; &lt;option key={t.id} value={t.id}&gt;{t.nombre}&lt;/option&gt;)}</text:span></text:p>
          <text:p text:style-name="P98"><text:span text:style-name="Source_20_Text"><text:s text:c="20"/>&lt;/select&gt;</text:span></text:p>
          <text:p text:style-name="P98"><text:span text:style-name="Source_20_Text"><text:s text:c="18"/>&lt;/label&gt;</text:span></text:p>
          <text:p text:style-name="P98"/>
          <text:p text:style-name="P98"><text:soft-page-break/><text:span text:style-name="Source_20_Text"><text:s text:c="18"/>{p.permuta &amp;&amp; modoAceptacion === "con-permuta" &amp;&amp; (</text:span></text:p>
          <text:p text:style-name="P98"><text:span text:style-name="Source_20_Text"><text:s text:c="20"/>&lt;div className="space-y-2"&gt;</text:span></text:p>
          <text:p text:style-name="P98"><text:span text:style-name="Source_20_Text"><text:s text:c="22"/>&lt;label&gt;</text:span></text:p>
          <text:p text:style-name="P98"><text:span text:style-name="Source_20_Text"><text:s text:c="24"/>Fecha ofrecida:</text:span></text:p>
          <text:p text:style-name="P98"><text:span text:style-name="Source_20_Text"><text:s text:c="24"/>&lt;input type="date" value={nuevaFecha} onChange={(e) =&gt; setNuevaFecha(e.target.value)} className="border rounded w-full" /&gt;</text:span></text:p>
          <text:p text:style-name="P98"><text:span text:style-name="Source_20_Text"><text:s text:c="22"/>&lt;/label&gt;</text:span></text:p>
          <text:p text:style-name="P98"><text:span text:style-name="Source_20_Text"><text:s text:c="22"/>&lt;label&gt;</text:span></text:p>
          <text:p text:style-name="P98"><text:span text:style-name="Source_20_Text"><text:s text:c="24"/>Clave ofrecida:</text:span></text:p>
          <text:p text:style-name="P98"><text:span text:style-name="Source_20_Text"><text:s text:c="24"/>&lt;input type="text" value={nuevaClave} onChange={(e) =&gt; setNuevaClave(e.target.value)} className="border rounded w-full" /&gt;</text:span></text:p>
          <text:p text:style-name="P98"><text:span text:style-name="Source_20_Text"><text:s text:c="22"/>&lt;/label&gt;</text:span></text:p>
          <text:p text:style-name="P98"><text:span text:style-name="Source_20_Text"><text:s text:c="22"/>&lt;label&gt;</text:span></text:p>
          <text:p text:style-name="P98"><text:span text:style-name="Source_20_Text"><text:s text:c="24"/>Compañero que devuelve (de):</text:span></text:p>
          <text:p text:style-name="P98"><text:span text:style-name="Source_20_Text"><text:s text:c="24"/>&lt;select value={nuevoDe} onChange={(e) =&gt; setNuevoDe(e.target.value)} className="border rounded w-full"&gt;</text:span></text:p>
          <text:p text:style-name="P98"><text:span text:style-name="Source_20_Text"><text:s text:c="26"/>&lt;option value=""&gt;Selecciona&lt;/option&gt;</text:span></text:p>
          <text:p text:style-name="P98"><text:span text:style-name="Source_20_Text"><text:s text:c="26"/>{trabajadores.map(t =&gt; &lt;option key={t.id} value={t.id}&gt;{t.nombre}&lt;/option&gt;)}</text:span></text:p>
          <text:p text:style-name="P98"><text:span text:style-name="Source_20_Text"><text:s text:c="24"/>&lt;/select&gt;</text:span></text:p>
          <text:p text:style-name="P98"><text:span text:style-name="Source_20_Text"><text:s text:c="22"/>&lt;/label&gt;</text:span></text:p>
          <text:p text:style-name="P98"><text:span text:style-name="Source_20_Text"><text:s text:c="20"/>&lt;/div&gt;</text:span></text:p>
          <text:p text:style-name="P98"><text:span text:style-name="Source_20_Text"><text:s text:c="18"/>)}</text:span></text:p>
          <text:p text:style-name="P98"/>
          <text:p text:style-name="P98"><text:span text:style-name="Source_20_Text"><text:s text:c="18"/>&lt;button onClick={() =&gt; aceptarPeticion(pid)} className="bg-green-600 text-white px-4 py-1 rounded"&gt;Confirmar&lt;/button&gt;</text:span></text:p>
          <text:p text:style-name="P98"><text:span text:style-name="Source_20_Text"><text:s text:c="16"/>&lt;/div&gt;</text:span></text:p>
        </text:section>
        <text:section text:style-name="Sect2" text:name="JykXYdXzvb5qbQSGJZB6E-user-message">
          <text:p text:style-name="P19">Regenéralo de nuevo, que el anterior mensaje quedó a medio generar.</text:p>
        </text:section>
        <text:section text:style-name="Sect2" text:name="spEqFAoxaWYTuDKEj4g96-content-0">
          <text:p text:style-name="P20">¡Vamos allá, Carlos! Aquí te dejo el archivo completo <text:span text:style-name="Source_20_Text">Bolsa.tsx</text:span>, con toda la lógica integrada para aceptar peticiones con y sin permuta. Las peticiones que no admiten permuta siguen el flujo anterior sin modificación, mientras que las que sí permiten permuta incluyen selección de modo, formulario adicional y creación automática de la petición de devolución cuando corresponde.</text:p>
          <text:h text:style-name="P95" text:outline-level="3"><text:bookmark-start text:name="__RefHeading___Toc14736_2917578271"/>✅ Bolsa.tsx actualizado<text:bookmark-end text:name="__RefHeading___Toc14736_2917578271"/></text:h>
          <text:p text:style-name="Text_20_body">tsx</text:p>
          <text:p text:style-name="P98"><text:span text:style-name="Source_20_Text">import { useEffect, useState } from "react";</text:span></text:p>
          <text:p text:style-name="P98"><text:span text:style-name="Source_20_Text">import { db, ref, onValue, push, update } from "../firebase/config";</text:span></text:p>
          <text:p text:style-name="P98"/>
          <text:p text:style-name="P98"><text:span text:style-name="Source_20_Text">type Trabajador = {</text:span></text:p>
          <text:p text:style-name="P98"><text:soft-page-break/><text:span text:style-name="Source_20_Text"><text:s text:c="2"/>id: string;</text:span></text:p>
          <text:p text:style-name="P98"><text:span text:style-name="Source_20_Text"><text:s text:c="2"/>nombre: string;</text:span></text:p>
          <text:p text:style-name="P98"><text:span text:style-name="Source_20_Text">};</text:span></text:p>
          <text:p text:style-name="P98"/>
          <text:p text:style-name="P98"><text:span text:style-name="Source_20_Text">type Peticion = {</text:span></text:p>
          <text:p text:style-name="P98"><text:span text:style-name="Source_20_Text"><text:s text:c="2"/>de: string;</text:span></text:p>
          <text:p text:style-name="P98"><text:span text:style-name="Source_20_Text"><text:s text:c="2"/>para: string;</text:span></text:p>
          <text:p text:style-name="P98"><text:span text:style-name="Source_20_Text"><text:s text:c="2"/>fecha: string;</text:span></text:p>
          <text:p text:style-name="P98"><text:span text:style-name="Source_20_Text"><text:s text:c="2"/>clave: string;</text:span></text:p>
          <text:p text:style-name="P98"><text:span text:style-name="Source_20_Text"><text:s text:c="2"/>permuta: boolean;</text:span></text:p>
          <text:p text:style-name="P98"><text:span text:style-name="Source_20_Text">};</text:span></text:p>
          <text:p text:style-name="P98"/>
          <text:p text:style-name="P98"><text:span text:style-name="Source_20_Text">const Bolsa: React.FC = () =&gt; {</text:span></text:p>
          <text:p text:style-name="P98"><text:span text:style-name="Source_20_Text"><text:s text:c="2"/>const [trabajadores, setTrabajadores] = useState&lt;Trabajador[]&gt;([]);</text:span></text:p>
          <text:p text:style-name="P98"><text:span text:style-name="Source_20_Text"><text:s text:c="2"/>const [peticiones, setPeticiones] = useState&lt;{ [id: string]: Peticion }&gt;({});</text:span></text:p>
          <text:p text:style-name="P98"/>
          <text:p text:style-name="P98"><text:span text:style-name="Source_20_Text"><text:s text:c="2"/>const [nuevoDe, setNuevoDe] = useState("");</text:span></text:p>
          <text:p text:style-name="P98"><text:span text:style-name="Source_20_Text"><text:s text:c="2"/>const [nuevaFecha, setNuevaFecha] = useState("");</text:span></text:p>
          <text:p text:style-name="P98"><text:span text:style-name="Source_20_Text"><text:s text:c="2"/>const [nuevaClave, setNuevaClave] = useState("");</text:span></text:p>
          <text:p text:style-name="P98"><text:span text:style-name="Source_20_Text"><text:s text:c="2"/>const [permuta, setPermuta] = useState(false);</text:span></text:p>
          <text:p text:style-name="P98"/>
          <text:p text:style-name="P98"><text:span text:style-name="Source_20_Text"><text:s text:c="2"/>const [selectorActivo, setSelectorActivo] = useState&lt;string | null&gt;(null);</text:span></text:p>
          <text:p text:style-name="P98"><text:span text:style-name="Source_20_Text"><text:s text:c="2"/>const [seleccionPara, setSeleccionPara] = useState("");</text:span></text:p>
          <text:p text:style-name="P98"><text:span text:style-name="Source_20_Text"><text:s text:c="2"/>const [modoAceptacion, setModoAceptacion] = useState("sin-permuta");</text:span></text:p>
          <text:p text:style-name="P98"/>
          <text:p text:style-name="P98"><text:span text:style-name="Source_20_Text"><text:s text:c="2"/>const nombrePorId = (id: string) =&gt;</text:span></text:p>
          <text:p text:style-name="P98"><text:span text:style-name="Source_20_Text"><text:s text:c="4"/>trabajadores.find((t) =&gt; t.id === id)?.nombre || "¿?";</text:span></text:p>
          <text:p text:style-name="P98"/>
          <text:p text:style-name="P98"><text:span text:style-name="Source_20_Text"><text:s text:c="2"/>useEffect(() =&gt; {</text:span></text:p>
          <text:p text:style-name="P98"><text:span text:style-name="Source_20_Text"><text:s text:c="4"/>onValue(ref(db, "trabajadores"), snap =&gt; {</text:span></text:p>
          <text:p text:style-name="P98"><text:span text:style-name="Source_20_Text"><text:s text:c="6"/>const data = snap.val() || [];</text:span></text:p>
          <text:p text:style-name="P98"><text:span text:style-name="Source_20_Text"><text:s text:c="6"/>const lista = data</text:span></text:p>
          <text:p text:style-name="P98"><text:span text:style-name="Source_20_Text"><text:s text:c="8"/>.map((t: any, index: number) =&gt; t ? { id: index.toString(), nombre: t.nombre } : null)</text:span></text:p>
          <text:p text:style-name="P98"><text:span text:style-name="Source_20_Text"><text:s text:c="8"/>.filter(Boolean) as Trabajador[];</text:span></text:p>
          <text:p text:style-name="P98"><text:span text:style-name="Source_20_Text"><text:s text:c="6"/>lista.sort((a, b) =&gt; a.nombre.localeCompare(b.nombre));</text:span></text:p>
          <text:p text:style-name="P98"><text:span text:style-name="Source_20_Text"><text:s text:c="6"/>setTrabajadores(lista);</text:span></text:p>
          <text:p text:style-name="P98"><text:soft-page-break/><text:span text:style-name="Source_20_Text"><text:s text:c="4"/>});</text:span></text:p>
          <text:p text:style-name="P98"/>
          <text:p text:style-name="P98"><text:span text:style-name="Source_20_Text"><text:s text:c="4"/>onValue(ref(db, "peticiones"), snap =&gt; {</text:span></text:p>
          <text:p text:style-name="P98"><text:span text:style-name="Source_20_Text"><text:s text:c="6"/>setPeticiones(snap.val() || {});</text:span></text:p>
          <text:p text:style-name="P98"><text:span text:style-name="Source_20_Text"><text:s text:c="4"/>});</text:span></text:p>
          <text:p text:style-name="P98"><text:span text:style-name="Source_20_Text"><text:s text:c="2"/>}, []);</text:span></text:p>
          <text:p text:style-name="P98"/>
          <text:p text:style-name="P98"><text:span text:style-name="Source_20_Text"><text:s text:c="2"/>const enviarPeticion = () =&gt; {</text:span></text:p>
          <text:p text:style-name="P98"><text:span text:style-name="Source_20_Text"><text:s text:c="4"/>if (!nuevoDe || !nuevaFecha || !nuevaClave) return alert("⚠️ Completa todos los campos.");</text:span></text:p>
          <text:p text:style-name="P98"><text:span text:style-name="Source_20_Text"><text:s text:c="4"/>const confirmar = window.confirm(`¿Confirmas pedir ayuda para el ${nuevaFecha}?`);</text:span></text:p>
          <text:p text:style-name="P98"><text:span text:style-name="Source_20_Text"><text:s text:c="4"/>if (!confirmar) return;</text:span></text:p>
          <text:p text:style-name="P98"/>
          <text:p text:style-name="P98"><text:span text:style-name="Source_20_Text"><text:s text:c="4"/>push(ref(db, "peticiones"), {</text:span></text:p>
          <text:p text:style-name="P98"><text:span text:style-name="Source_20_Text"><text:s text:c="6"/>de: nuevoDe,</text:span></text:p>
          <text:p text:style-name="P98"><text:span text:style-name="Source_20_Text"><text:s text:c="6"/>para: "",</text:span></text:p>
          <text:p text:style-name="P98"><text:span text:style-name="Source_20_Text"><text:s text:c="6"/>fecha: nuevaFecha,</text:span></text:p>
          <text:p text:style-name="P98"><text:span text:style-name="Source_20_Text"><text:s text:c="6"/>clave: nuevaClave,</text:span></text:p>
          <text:p text:style-name="P98"><text:span text:style-name="Source_20_Text"><text:s text:c="6"/>permuta</text:span></text:p>
          <text:p text:style-name="P98"><text:span text:style-name="Source_20_Text"><text:s text:c="4"/>});</text:span></text:p>
          <text:p text:style-name="P98"/>
          <text:p text:style-name="P98"><text:span text:style-name="Source_20_Text"><text:s text:c="4"/>setNuevoDe("");</text:span></text:p>
          <text:p text:style-name="P98"><text:span text:style-name="Source_20_Text"><text:s text:c="4"/>setNuevaFecha("");</text:span></text:p>
          <text:p text:style-name="P98"><text:span text:style-name="Source_20_Text"><text:s text:c="4"/>setNuevaClave("");</text:span></text:p>
          <text:p text:style-name="P98"><text:span text:style-name="Source_20_Text"><text:s text:c="4"/>setPermuta(false);</text:span></text:p>
          <text:p text:style-name="P98"><text:span text:style-name="Source_20_Text"><text:s text:c="2"/>};</text:span></text:p>
          <text:p text:style-name="P98"/>
          <text:p text:style-name="P98"><text:span text:style-name="Source_20_Text"><text:s text:c="2"/>const aceptarPeticion = (pid: string) =&gt; {</text:span></text:p>
          <text:p text:style-name="P98"><text:span text:style-name="Source_20_Text"><text:s text:c="4"/>const p = peticiones[pid];</text:span></text:p>
          <text:p text:style-name="P98"><text:span text:style-name="Source_20_Text"><text:s text:c="4"/>if (!seleccionPara) return alert("⚠️ Selecciona un trabajador para asignarlo.");</text:span></text:p>
          <text:p text:style-name="P98"/>
          <text:p text:style-name="P98"><text:span text:style-name="Source_20_Text"><text:s text:c="4"/>const confirmar = window.confirm("RECUERDA CONTACTAR CON EL COMPAÑERO ANTES DE ACEPTAR ESTA PETICIÓN PARA CONTRASTAR LA CONFORMIDAD");</text:span></text:p>
          <text:p text:style-name="P98"><text:span text:style-name="Source_20_Text"><text:s text:c="4"/>if (!confirmar) return;</text:span></text:p>
          <text:p text:style-name="P98"/>
          <text:p text:style-name="P98"><text:span text:style-name="Source_20_Text"><text:s text:c="4"/>update(ref(db, `peticiones/${pid}`), { para: seleccionPara });</text:span></text:p>
          <text:p text:style-name="P98"><text:soft-page-break/></text:p>
          <text:p text:style-name="P98"><text:span text:style-name="Source_20_Text"><text:s text:c="4"/>if (p.permuta &amp;&amp; modoAceptacion === "con-permuta") {</text:span></text:p>
          <text:p text:style-name="P98"><text:span text:style-name="Source_20_Text"><text:s text:c="6"/>if (!nuevoDe || !nuevaFecha || !nuevaClave) {</text:span></text:p>
          <text:p text:style-name="P98"><text:span text:style-name="Source_20_Text"><text:s text:c="8"/>return alert("⚠️ Completa los datos de devolución para crear la permuta.");</text:span></text:p>
          <text:p text:style-name="P98"><text:span text:style-name="Source_20_Text"><text:s text:c="6"/>}</text:span></text:p>
          <text:p text:style-name="P98"/>
          <text:p text:style-name="P98"><text:span text:style-name="Source_20_Text"><text:s text:c="6"/>const nuevaPeticion = {</text:span></text:p>
          <text:p text:style-name="P98"><text:span text:style-name="Source_20_Text"><text:s text:c="8"/>de: nuevoDe,</text:span></text:p>
          <text:p text:style-name="P98"><text:span text:style-name="Source_20_Text"><text:s text:c="8"/>para: p.de,</text:span></text:p>
          <text:p text:style-name="P98"><text:span text:style-name="Source_20_Text"><text:s text:c="8"/>fecha: nuevaFecha,</text:span></text:p>
          <text:p text:style-name="P98"><text:span text:style-name="Source_20_Text"><text:s text:c="8"/>clave: nuevaClave,</text:span></text:p>
          <text:p text:style-name="P98"><text:span text:style-name="Source_20_Text"><text:s text:c="8"/>permuta: true</text:span></text:p>
          <text:p text:style-name="P98"><text:span text:style-name="Source_20_Text"><text:s text:c="6"/>};</text:span></text:p>
          <text:p text:style-name="P98"/>
          <text:p text:style-name="P98"><text:span text:style-name="Source_20_Text"><text:s text:c="6"/>push(ref(db, "peticiones"), nuevaPeticion);</text:span></text:p>
          <text:p text:style-name="P98"><text:span text:style-name="Source_20_Text"><text:s text:c="4"/>}</text:span></text:p>
          <text:p text:style-name="P98"/>
          <text:p text:style-name="P98"><text:span text:style-name="Source_20_Text"><text:s text:c="4"/>// Reset</text:span></text:p>
          <text:p text:style-name="P98"><text:span text:style-name="Source_20_Text"><text:s text:c="4"/>setSelectorActivo(null);</text:span></text:p>
          <text:p text:style-name="P98"><text:span text:style-name="Source_20_Text"><text:s text:c="4"/>setSeleccionPara("");</text:span></text:p>
          <text:p text:style-name="P98"><text:span text:style-name="Source_20_Text"><text:s text:c="4"/>setModoAceptacion("sin-permuta");</text:span></text:p>
          <text:p text:style-name="P98"><text:span text:style-name="Source_20_Text"><text:s text:c="4"/>setNuevoDe("");</text:span></text:p>
          <text:p text:style-name="P98"><text:span text:style-name="Source_20_Text"><text:s text:c="4"/>setNuevaFecha("");</text:span></text:p>
          <text:p text:style-name="P98"><text:span text:style-name="Source_20_Text"><text:s text:c="4"/>setNuevaClave("");</text:span></text:p>
          <text:p text:style-name="P98"><text:span text:style-name="Source_20_Text"><text:s text:c="2"/>};</text:span></text:p>
          <text:p text:style-name="P98"/>
          <text:p text:style-name="P98"><text:span text:style-name="Source_20_Text"><text:s text:c="2"/>const peticionesOrdenadas = Object.entries(peticiones).sort((a, b) =&gt; {</text:span></text:p>
          <text:p text:style-name="P98"><text:span text:style-name="Source_20_Text"><text:s text:c="4"/>const fechaA = new Date(a[1].fecha).getTime();</text:span></text:p>
          <text:p text:style-name="P98"><text:span text:style-name="Source_20_Text"><text:s text:c="4"/>const fechaB = new Date(b[1].fecha).getTime();</text:span></text:p>
          <text:p text:style-name="P98"><text:span text:style-name="Source_20_Text"><text:s text:c="4"/>return fechaB - fechaA;</text:span></text:p>
          <text:p text:style-name="P98"><text:span text:style-name="Source_20_Text"><text:s text:c="2"/>});</text:span></text:p>
          <text:p text:style-name="P98"/>
          <text:p text:style-name="P98"><text:span text:style-name="Source_20_Text"><text:s text:c="2"/>return (</text:span></text:p>
          <text:p text:style-name="P98"><text:span text:style-name="Source_20_Text"><text:s text:c="4"/>&lt;div className="p-6 max-w-3xl mx-auto"&gt;</text:span></text:p>
          <text:p text:style-name="P98"><text:span text:style-name="Source_20_Text"><text:s text:c="6"/>&lt;h2 className="text-2xl font-bold mb-6"&gt;🎯 Bolsa de Turnos&lt;/h2&gt;</text:span></text:p>
          <text:p text:style-name="P98"/>
          <text:p text:style-name="P98"><text:soft-page-break/><text:span text:style-name="Source_20_Text"><text:s text:c="6"/>{/* 📤 Formulario */}</text:span></text:p>
          <text:p text:style-name="P98"><text:span text:style-name="Source_20_Text"><text:s text:c="6"/>&lt;div className="mb-8 border rounded p-4 bg-gray-50"&gt;</text:span></text:p>
          <text:p text:style-name="P98"><text:span text:style-name="Source_20_Text"><text:s text:c="8"/>&lt;h3 className="text-lg font-semibold mb-4"&gt;Solicitud de claves&lt;/h3&gt;</text:span></text:p>
          <text:p text:style-name="P98"><text:span text:style-name="Source_20_Text"><text:s text:c="8"/>&lt;div className="flex flex-col gap-2 text-sm"&gt;</text:span></text:p>
          <text:p text:style-name="P98"><text:span text:style-name="Source_20_Text"><text:s text:c="10"/>&lt;label&gt;</text:span></text:p>
          <text:p text:style-name="P98"><text:span text:style-name="Source_20_Text"><text:s text:c="12"/>Trabajador solicitante:</text:span></text:p>
          <text:p text:style-name="P98"><text:span text:style-name="Source_20_Text"><text:s text:c="12"/>&lt;select className="border rounded px-2 py-1 w-full" value={nuevoDe} onChange={(e) =&gt; setNuevoDe(e.target.value)}&gt;</text:span></text:p>
          <text:p text:style-name="P98"><text:span text:style-name="Source_20_Text"><text:s text:c="14"/>&lt;option value=""&gt;Selecciona&lt;/option&gt;</text:span></text:p>
          <text:p text:style-name="P98"><text:span text:style-name="Source_20_Text"><text:s text:c="14"/>{trabajadores.map(t =&gt; &lt;option key={t.id} value={t.id}&gt;{t.nombre}&lt;/option&gt;)}</text:span></text:p>
          <text:p text:style-name="P98"><text:span text:style-name="Source_20_Text"><text:s text:c="12"/>&lt;/select&gt;</text:span></text:p>
          <text:p text:style-name="P98"><text:span text:style-name="Source_20_Text"><text:s text:c="10"/>&lt;/label&gt;</text:span></text:p>
          <text:p text:style-name="P98"/>
          <text:p text:style-name="P98"><text:span text:style-name="Source_20_Text"><text:s text:c="10"/>&lt;label&gt;</text:span></text:p>
          <text:p text:style-name="P98"><text:span text:style-name="Source_20_Text"><text:s text:c="12"/>Fecha:</text:span></text:p>
          <text:p text:style-name="P98"><text:span text:style-name="Source_20_Text"><text:s text:c="12"/>&lt;input type="date" className="border rounded px-2 py-1 w-full" value={nuevaFecha} onChange={(e) =&gt; setNuevaFecha(e.target.value)} /&gt;</text:span></text:p>
          <text:p text:style-name="P98"><text:span text:style-name="Source_20_Text"><text:s text:c="10"/>&lt;/label&gt;</text:span></text:p>
          <text:p text:style-name="P98"/>
          <text:p text:style-name="P98"><text:span text:style-name="Source_20_Text"><text:s text:c="10"/>&lt;label&gt;</text:span></text:p>
          <text:p text:style-name="P98"><text:span text:style-name="Source_20_Text"><text:s text:c="12"/>Clave (código del turno):</text:span></text:p>
          <text:p text:style-name="P98"><text:span text:style-name="Source_20_Text"><text:s text:c="12"/>&lt;input type="text" className="border rounded px-2 py-1 w-full" value={nuevaClave} onChange={(e) =&gt; setNuevaClave(e.target.value)} /&gt;</text:span></text:p>
          <text:p text:style-name="P98"><text:span text:style-name="Source_20_Text"><text:s text:c="10"/>&lt;/label&gt;</text:span></text:p>
          <text:p text:style-name="P98"/>
          <text:p text:style-name="P98"><text:span text:style-name="Source_20_Text"><text:s text:c="10"/>&lt;label className="flex items-center gap-2"&gt;</text:span></text:p>
          <text:p text:style-name="P98"><text:span text:style-name="Source_20_Text"><text:s text:c="12"/>&lt;input type="checkbox" checked={permuta} onChange={(e) =&gt; setPermuta(e.target.checked)} /&gt;</text:span></text:p>
          <text:p text:style-name="P98"><text:span text:style-name="Source_20_Text"><text:s text:c="12"/>Acepto permuta</text:span></text:p>
          <text:p text:style-name="P98"><text:span text:style-name="Source_20_Text"><text:s text:c="10"/>&lt;/label&gt;</text:span></text:p>
          <text:p text:style-name="P98"/>
          <text:p text:style-name="P98"><text:span text:style-name="Source_20_Text"><text:s text:c="10"/>&lt;button onClick={enviarPeticion} className="bg-blue-600 text-white px-4 py-2 rounded w-fit mt-2"&gt;</text:span></text:p>
          <text:p text:style-name="P98"><text:span text:style-name="Source_20_Text"><text:s text:c="12"/>Guardar petición</text:span></text:p>
          <text:p text:style-name="P98"><text:span text:style-name="Source_20_Text"><text:s text:c="10"/>&lt;/button&gt;</text:span></text:p>
          <text:p text:style-name="P98"><text:span text:style-name="Source_20_Text"><text:s text:c="8"/>&lt;/div&gt;</text:span></text:p>
          <text:p text:style-name="P98"><text:span text:style-name="Source_20_Text"><text:s text:c="6"/>&lt;/div&gt;</text:span></text:p>
          <text:p text:style-name="P98"><text:soft-page-break/></text:p>
          <text:p text:style-name="P98"><text:span text:style-name="Source_20_Text"><text:s text:c="6"/>{/* 📋 Listado */}</text:span></text:p>
          <text:p text:style-name="P98"><text:span text:style-name="Source_20_Text"><text:s text:c="6"/>&lt;h3 className="text-lg font-semibold mb-4"&gt;📌 Peticiones activas&lt;/h3&gt;</text:span></text:p>
          <text:p text:style-name="P98"><text:span text:style-name="Source_20_Text"><text:s text:c="6"/>&lt;ul className="space-y-4"&gt;</text:span></text:p>
          <text:p text:style-name="P98"><text:span text:style-name="Source_20_Text"><text:s text:c="8"/>{peticionesOrdenadas.map(([pid, p]) =&gt; (</text:span></text:p>
          <text:p text:style-name="P98"><text:span text:style-name="Source_20_Text"><text:s text:c="10"/>&lt;li key={pid} className={`border rounded p-3 shadow-sm text-sm ${p.para ? "border-green-400 bg-green-50" : "bg-white"}`}&gt;</text:span></text:p>
          <text:p text:style-name="P98"><text:span text:style-name="Source_20_Text"><text:s text:c="12"/>&lt;p&gt;&lt;strong&gt;{nombrePorId(p.de)}&lt;/strong&gt; solicita el &lt;strong&gt;{p.fecha}&lt;/strong&gt;&lt;/p&gt;</text:span></text:p>
          <text:p text:style-name="P98"><text:span text:style-name="Source_20_Text"><text:s text:c="12"/>&lt;p&gt;Clave: {p.clave} {p.permuta &amp;&amp; &lt;span className="text-yellow-600 ml-2"&gt;(Acepto Permuta)&lt;/span&gt;}&lt;/p&gt;</text:span></text:p>
          <text:p text:style-name="P98"/>
          <text:p text:style-name="P98"><text:span text:style-name="Source_20_Text"><text:s text:c="12"/>{p.para ? (</text:span></text:p>
          <text:p text:style-name="P98"><text:span text:style-name="Source_20_Text"><text:s text:c="14"/>&lt;p className="mt-2 text-green-700"&gt;✅ Aceptada por {nombrePorId(p.para)}&lt;/p&gt;</text:span></text:p>
          <text:p text:style-name="P98"><text:span text:style-name="Source_20_Text"><text:s text:c="12"/>) : (</text:span></text:p>
          <text:p text:style-name="P98"><text:span text:style-name="Source_20_Text"><text:s text:c="14"/>selectorActivo === pid ? (</text:span></text:p>
          <text:p text:style-name="P98"><text:span text:style-name="Source_20_Text"><text:s text:c="16"/>&lt;div className="mt-4 space-y-3 text-sm"&gt;</text:span></text:p>
          <text:p text:style-name="P98"><text:span text:style-name="Source_20_Text"><text:s text:c="18"/>&lt;p className="text-yellow-700 font-medium"&gt;</text:span></text:p>
          <text:p text:style-name="P98"><text:span text:style-name="Source_20_Text"><text:s text:c="20"/>⚠️ RECUERDA CONTACTAR CON EL COMPAÑERO ANTES DE ACEPTAR ESTA PETICIÓN PARA CONTRASTAR LA CONFORMIDAD.</text:span></text:p>
          <text:p text:style-name="P98"><text:span text:style-name="Source_20_Text"><text:s text:c="18"/>&lt;/p&gt;</text:span></text:p>
          <text:p text:style-name="P98"/>
          <text:p text:style-name="P98"><text:span text:style-name="Source_20_Text"><text:s text:c="18"/>{p.permuta &amp;&amp; (</text:span></text:p>
          <text:p text:style-name="P98"><text:span text:style-name="Source_20_Text"><text:s text:c="20"/>&lt;label&gt;</text:span></text:p>
          <text:p text:style-name="P98"><text:span text:style-name="Source_20_Text"><text:s text:c="22"/>Tipo de aceptación:</text:span></text:p>
          <text:p text:style-name="P98"><text:span text:style-name="Source_20_Text"><text:s text:c="22"/>&lt;select value={modoAceptacion} onChange={(e) =&gt; setModoAceptacion(e.target.value)} className="border rounded w-full mt-1"&gt;</text:span></text:p>
          <text:p text:style-name="P98"><text:span text:style-name="Source_20_Text"><text:s text:c="24"/>&lt;option value="sin-permuta"&gt;Aceptar sin permuta&lt;/option&gt;</text:span></text:p>
          <text:p text:style-name="P98"><text:span text:style-name="Source_20_Text"><text:s text:c="24"/>&lt;option value="con-permuta"&gt;Aceptar con permuta&lt;/option&gt;</text:span></text:p>
          <text:p text:style-name="P98"><text:span text:style-name="Source_20_Text"><text:s text:c="22"/>&lt;/select&gt;</text:span></text:p>
          <text:p text:style-name="P98"><text:span text:style-name="Source_20_Text"><text:s text:c="20"/>&lt;/label&gt;</text:span></text:p>
          <text:p text:style-name="P98"><text:span text:style-name="Source_20_Text"><text:s text:c="18"/>)}</text:span></text:p>
          <text:p text:style-name="P98"/>
          <text:p text:style-name="P98"><text:span text:style-name="Source_20_Text"><text:s text:c="18"/>&lt;label&gt;</text:span></text:p>
          <text:p text:style-name="P98"><text:span text:style-name="Source_20_Text"><text:s text:c="20"/>Compañero que acepta:</text:span></text:p>
          <text:p text:style-name="P98"><text:span text:style-name="Source_20_Text"><text:s text:c="20"/>&lt;select value={seleccionPara} onChange={(e) =&gt; setSeleccionPara(e.target.value)} className="border rounded w-full"&gt;</text:span></text:p>
          <text:p text:style-name="P98"><text:span text:style-name="Source_20_Text"><text:s text:c="22"/>&lt;option value=""&gt;Selecciona&lt;/option&gt;</text:span></text:p>
          <text:p text:style-name="P98"><text:soft-page-break/><text:span text:style-name="Source_20_Text"><text:s text:c="22"/>{trabajadores.map(t =&gt; &lt;option key={t.id} value={t.id}&gt;{t.nombre}&lt;/option&gt;)}</text:span></text:p>
          <text:p text:style-name="P98"><text:span text:style-name="Source_20_Text"><text:s text:c="20"/>&lt;/select&gt;</text:span></text:p>
          <text:p text:style-name="P98"><text:span text:style-name="Source_20_Text"><text:s text:c="18"/>&lt;/label&gt;</text:span></text:p>
          <text:p text:style-name="P98"/>
          <text:p text:style-name="P98"><text:span text:style-name="Source_20_Text"><text:s text:c="18"/>{p.permuta &amp;&amp; modoAceptacion === "con-permuta" &amp;&amp; (</text:span></text:p>
          <text:p text:style-name="P98"><text:span text:style-name="Source_20_Text"><text:s text:c="20"/>&lt;div className="space-y-2"&gt;</text:span></text:p>
          <text:p text:style-name="P98"><text:span text:style-name="Source_20_Text"><text:s text:c="22"/>&lt;label&gt;</text:span></text:p>
          <text:p text:style-name="P98"><text:span text:style-name="Source_20_Text"><text:s text:c="24"/>Fecha ofrecida:</text:span></text:p>
          <text:p text:style-name="P98"><text:span text:style-name="Source_20_Text"><text:s text:c="24"/>&lt;input type="date" value={nuevaFecha} onChange={(e) =&gt; setNuevaFecha(e.target.value)} className="border rounded w-full" /&gt;</text:span></text:p>
          <text:p text:style-name="P98"><text:span text:style-name="Source_20_Text"><text:s text:c="22"/>&lt;/label&gt;</text:span></text:p>
          <text:p text:style-name="P98"><text:span text:style-name="Source_20_Text"><text:s text:c="22"/>&lt;label&gt;</text:span></text:p>
          <text:p text:style-name="P98"><text:span text:style-name="Source_20_Text"><text:s text:c="24"/>Clave ofrecida:</text:span></text:p>
          <text:p text:style-name="P98"><text:span text:style-name="Source_20_Text"><text:s text:c="24"/>&lt;input type="text" value={nuevaClave} onChange={(e) =&gt; setNuevaClave(e.target.value)} className="border rounded w-full" /&gt;</text:span></text:p>
          <text:p text:style-name="P98"><text:span text:style-name="Source_20_Text"><text:s text:c="22"/>&lt;/label&gt;</text:span></text:p>
          <text:p text:style-name="P98"><text:span text:style-name="Source_20_Text"><text:s text:c="22"/>&lt;label&gt;</text:span></text:p>
          <text:p text:style-name="P98"><text:span text:style-name="Source_20_Text"><text:s text:c="24"/>Compañero que devuelve (de):</text:span></text:p>
          <text:p text:style-name="P98"><text:span text:style-name="Source_20_Text"><text:s text:c="24"/>&lt;select value={nuevoDe} onChange={(e) =&gt; setNuevoDe(e.target.value)} className="border rounded w-full"&gt;</text:span></text:p>
          <text:p text:style-name="P98"><text:span text:style-name="Source_20_Text"><text:s text:c="26"/>&lt;option value=""&gt;Selecciona&lt;/option&gt;</text:span></text:p>
          <text:p text:style-name="P98"><text:span text:style-name="Source_20_Text"><text:s text:c="26"/>{trabajadores.map(t =&gt; &lt;option key={t.id} value={t.id}&gt;{t.nombre}&lt;/option&gt;)}</text:span></text:p>
          <text:p text:style-name="P98"><text:span text:style-name="Source_20_Text"><text:s text:c="24"/>&lt;/select&gt;</text:span></text:p>
          <text:p text:style-name="P98"><text:span text:style-name="Source_20_Text"><text:s text:c="22"/>&lt;/label&gt;</text:span></text:p>
          <text:p text:style-name="P98"><text:span text:style-name="Source_20_Text"><text:s text:c="20"/>&lt;/div&gt;</text:span></text:p>
          <text:p text:style-name="P98"><text:span text:style-name="Source_20_Text"><text:s text:c="18"/>)}</text:span></text:p>
          <text:p text:style-name="P98"/>
          <text:p text:style-name="P98"><text:span text:style-name="Source_20_Text"><text:s text:c="18"/>&lt;button onClick={() =&gt; aceptarPeticion(pid)} className="bg-green-600 text-white px-4 py-1 rounded"&gt;</text:span></text:p>
        </text:section>
        <text:section text:style-name="Sect2" text:name="25H5KWgmqX3xoHbJpmBRF-user-message">
          <text:p text:style-name="P19">Ha vuelto a quedar a medio generar. Te paso Bolsa.tsx y lo intentas de nuevo: import { useEffect, useState } from "react"; import { db, ref, onValue, push, update } from "../firebase/config"; type Trabajador = { id: string; nombre: string; }; type Peticion = { de: string; para: string; fecha: string; clave: string; permuta: boolean; }; const Bolsa: React.FC = () =&gt; { const [trabajadores, setTrabajadores] = useState&lt;Trabajador[]&gt;([]); const [peticiones, setPeticiones] = useState&lt;{ [id: string]: Peticion }&gt;({}); const [nuevoDe, setNuevoDe] = useState(""); const [nuevaFecha, setNuevaFecha] = useState(""); const [nuevaClave, setNuevaClave] = useState(""); const [permuta, setPermuta] = useState(false); const [selectorActivo, setSelectorActivo] = useState&lt;string | null&gt;(null); const [seleccionPara, setSeleccionPara] = useState(""); useEffect(() =&gt; { onValue(ref(db, "trabajadores"), snap =&gt; { const data = snap.val() || []; const lista = data .map((t: <text:soft-page-break/>any, index: number) =&gt; t ? { id: index.toString(), nombre: t.nombre } : null) .filter(Boolean) as Trabajador[]; lista.sort((a, b) =&gt; a.nombre.localeCompare(b.nombre)); setTrabajadores(lista); }); onValue(ref(db, "peticiones"), snap =&gt; { setPeticiones(snap.val() || {}); }); }, []); const nombrePorId = (id: string) =&gt; trabajadores.find((t) =&gt; t.id === id)?.nombre || "¿?"; const enviarPeticion = () =&gt; { if (!nuevoDe || !nuevaFecha || !nuevaClave) return alert("⚠️ Completa todos los campos."); const confirmar = window.confirm(`¿Confirmas pedir ayuda para el ${nuevaFecha}?`); if (!confirmar) return; push(ref(db, "peticiones"), { de: nuevoDe, para: "", fecha: nuevaFecha, clave: nuevaClave, permuta }); setNuevoDe(""); setNuevaFecha(""); setNuevaClave(""); setPermuta(false); }; const [modoAceptacion, setModoAceptacion] = useState("sin-permuta"); const aceptarPeticion = (pid: string) =&gt; { if (!seleccionPara) return alert("⚠️ Selecciona un trabajador para asignarlo."); const confirmar = window.confirm("RECUERDA CONTACTAR CON EL COMPAÑERO ANTES DE ACEPTAR ESTA PETICIÓN PARA CONTRASTAR LA CONFORMIDAD"); if (!confirmar) return; const actualizaciones: any = { para: seleccionPara }; update(ref(db, `peticiones/${pid}`), actualizaciones); if (modoAceptacion === "con-permuta") { if (!nuevoDe || !nuevaFecha || !nuevaClave) { return alert("⚠️ Completa los datos de devolución para crear la permuta."); } const nuevaPeticion = { de: nuevoDe, para: peticiones[pid].de, fecha: nuevaFecha, clave: nuevaClave, permuta: true }; push(ref(db, "peticiones"), nuevaPeticion); } // Reset setSelectorActivo(null); setSeleccionPara(""); setModoAceptacion("sin-permuta"); setNuevoDe(""); setNuevaFecha(""); setNuevaClave(""); }; const peticionesOrdenadas = Object.entries(peticiones).sort((a, b) =&gt; { const fechaA = new Date(a[1].fecha).getTime(); const fechaB = new Date(b[1].fecha).getTime(); return fechaB - fechaA; // Más recientes primero }); return ( &lt;div className="p-6 max-w-3xl mx-auto"&gt; &lt;h2 className="text-2xl font-bold mb-6"&gt;🎯 Bolsa de Turnos&lt;/h2&gt; {/* 📤 Formulario */} &lt;div className="mb-8 border rounded p-4 bg-gray-50"&gt; &lt;h3 className="text-lg font-semibold mb-4"&gt;Solicitud de claves&lt;/h3&gt; &lt;div className="flex flex-col gap-2 text-sm"&gt; &lt;label&gt; Trabajador solicitante: &lt;select className="border rounded px-2 py-1 w-full" value={nuevoDe} onChange={(e) =&gt; setNuevoDe(e.target.value)}&gt; &lt;option value=""&gt;Selecciona&lt;/option&gt; {trabajadores.map(t =&gt; &lt;option key={t.id} value={t.id}&gt;{t.nombre}&lt;/option&gt;)} &lt;/select&gt; &lt;/label&gt; &lt;label&gt; Fecha: &lt;input type="date" className="border rounded px-2 py-1 w-full" value={nuevaFecha} onChange={(e) =&gt; setNuevaFecha(e.target.value)} /&gt; &lt;/label&gt; &lt;label&gt; Clave (código del turno): &lt;input type="text" className="border rounded px-2 py-1 w-full" value={nuevaClave} onChange={(e) =&gt; setNuevaClave(e.target.value)} /&gt; &lt;/label&gt; &lt;label className="flex items-center gap-2"&gt; &lt;input type="checkbox" checked={permuta} onChange={(e) =&gt; setPermuta(e.target.checked)} /&gt; Acepto permuta &lt;/label&gt; &lt;button onClick={enviarPeticion} className="bg-blue-600 text-white px-4 py-2 rounded w-fit mt-2"&gt; Guardar petición &lt;/button&gt; &lt;/div&gt; &lt;/div&gt; {/* 📋 Listado */} &lt;h3 className="text-lg font-semibold mb-4"&gt;📌 Peticiones activas&lt;/h3&gt; &lt;ul className="space-y-4"&gt; {peticionesOrdenadas.map(([pid, p]) =&gt; ( &lt;li key={pid} className={`border rounded p-3 shadow-sm text-sm ${p.para ? "border-green-400 bg-green-50" : "bg-white"}`}&gt; &lt;p&gt;&lt;strong&gt;{nombrePorId(p.de)}&lt;/strong&gt; solicita el &lt;strong&gt;{p.fecha}&lt;/strong&gt;&lt;/p&gt; &lt;p&gt;Clave: {p.clave} {p.permuta &amp;&amp; &lt;span className="text-yellow-600 ml-2"&gt;(Acepto Permuta)&lt;/span&gt;}&lt;/p&gt; {p.para ? ( &lt;p className="mt-2 text-green-700"&gt;✅ Aceptada por {nombrePorId(p.para)}&lt;/p&gt; ) : ( selectorActivo === pid ? ( &lt;div className="mt-2 flex flex-col gap-2"&gt; &lt;select className="border rounded px-2 py-1 w-full text-sm" value={seleccionPara} onChange={(e) =&gt; setSeleccionPara(e.target.value)}&gt; &lt;option value=""&gt;Selecciona compañero&lt;/option&gt; {trabajadores.map(t =&gt; &lt;option key={t.id} value={t.id}&gt;{t.nombre}&lt;/option&gt;)} &lt;/select&gt; &lt;button onClick={() =&gt; aceptarPeticion(pid)} className="bg-green-500 text-white px-3 py-1 rounded text-sm"&gt;Aceptar solicitud&lt;/button&gt; &lt;/div&gt; ) : ( &lt;button onClick={() =&gt; setSelectorActivo(pid)} className="mt-2 text-blue-600 text-sm"&gt;Aceptar&lt;/button&gt; ) )} &lt;/li&gt; ))} &lt;/ul&gt; &lt;/div&gt; ); }; export default Bolsa;</text:p>
        </text:section>
        <text:section text:style-name="Sect2" text:name="5RJQo6nuXHjMzsSk8pKjQ-content-0">
          <text:p text:style-name="P20">Gracias por compartir el código completo, Carlos. Ahora sí, aquí te dejo el archivo <text:span text:style-name="Source_20_Text">Bolsa.tsx</text:span> <text:span text:style-name="Strong_20_Emphasis">modificado correctamente</text:span> para que, al aceptar una petición que permite permuta, se pueda elegir <text:soft-page-break/>entre <text:span text:style-name="Strong_20_Emphasis">aceptar con o sin permuta</text:span>, con su correspondiente formulario y lógica adicional.</text:p>
          <text:h text:style-name="P95" text:outline-level="3"><text:bookmark-start text:name="__RefHeading___Toc14738_2917578271"/>✨ ¿Qué incorpora este código?<text:bookmark-end text:name="__RefHeading___Toc14738_2917578271"/></text:h>
          <text:list text:style-name="L85">
            <text:list-item>
              <text:p text:style-name="P113">Selector de tipo de aceptación cuando <text:span text:style-name="Source_20_Text">p.permuta === true</text:span></text:p>
            </text:list-item>
            <text:list-item>
              <text:p text:style-name="P113">Mensaje de aviso previo a la aceptación</text:p>
            </text:list-item>
            <text:list-item>
              <text:p text:style-name="P113">Si se elige “con permuta”, se muestra formulario para introducir datos de devolución</text:p>
            </text:list-item>
            <text:list-item>
              <text:p text:style-name="P113">Se crea automáticamente una nueva petición que representa la devolución</text:p>
            </text:list-item>
            <text:list-item>
              <text:p text:style-name="P113">Si la petición no acepta permuta, se acepta directamente como antes</text:p>
            </text:list-item>
          </text:list>
          <text:h text:style-name="P95" text:outline-level="3"><text:bookmark-start text:name="__RefHeading___Toc14740_2917578271"/>✅ Aquí está el archivo actualizado:<text:bookmark-end text:name="__RefHeading___Toc14740_2917578271"/></text:h>
          <text:p text:style-name="Text_20_body">tsx</text:p>
          <text:p text:style-name="P98"><text:span text:style-name="Source_20_Text">// [...] imports y tipos iguales que antes</text:span></text:p>
          <text:p text:style-name="P98"/>
          <text:p text:style-name="P98"><text:span text:style-name="Source_20_Text">const Bolsa: React.FC = () =&gt; {</text:span></text:p>
          <text:p text:style-name="P98"><text:span text:style-name="Source_20_Text"><text:s text:c="2"/>// Estados originales</text:span></text:p>
          <text:p text:style-name="P98"><text:span text:style-name="Source_20_Text"><text:s text:c="2"/>const [trabajadores, setTrabajadores] = useState&lt;Trabajador[]&gt;([]);</text:span></text:p>
          <text:p text:style-name="P98"><text:span text:style-name="Source_20_Text"><text:s text:c="2"/>const [peticiones, setPeticiones] = useState&lt;{ [id: string]: Peticion }&gt;({});</text:span></text:p>
          <text:p text:style-name="P98"><text:span text:style-name="Source_20_Text"><text:s text:c="2"/>const [nuevoDe, setNuevoDe] = useState("");</text:span></text:p>
          <text:p text:style-name="P98"><text:span text:style-name="Source_20_Text"><text:s text:c="2"/>const [nuevaFecha, setNuevaFecha] = useState("");</text:span></text:p>
          <text:p text:style-name="P98"><text:span text:style-name="Source_20_Text"><text:s text:c="2"/>const [nuevaClave, setNuevaClave] = useState("");</text:span></text:p>
          <text:p text:style-name="P98"><text:span text:style-name="Source_20_Text"><text:s text:c="2"/>const [permuta, setPermuta] = useState(false);</text:span></text:p>
          <text:p text:style-name="P98"/>
          <text:p text:style-name="P98"><text:span text:style-name="Source_20_Text"><text:s text:c="2"/>// Nuevos estados para lógica de aceptación</text:span></text:p>
          <text:p text:style-name="P98"><text:span text:style-name="Source_20_Text"><text:s text:c="2"/>const [selectorActivo, setSelectorActivo] = useState&lt;string | null&gt;(null);</text:span></text:p>
          <text:p text:style-name="P98"><text:span text:style-name="Source_20_Text"><text:s text:c="2"/>const [seleccionPara, setSeleccionPara] = useState("");</text:span></text:p>
          <text:p text:style-name="P98"><text:span text:style-name="Source_20_Text"><text:s text:c="2"/>const [modoAceptacion, setModoAceptacion] = useState("sin-permuta");</text:span></text:p>
          <text:p text:style-name="P98"/>
          <text:p text:style-name="P98"><text:span text:style-name="Source_20_Text"><text:s text:c="2"/>// 🔄 obtener nombres por ID</text:span></text:p>
          <text:p text:style-name="P98"><text:span text:style-name="Source_20_Text"><text:s text:c="2"/>const nombrePorId = (id: string) =&gt;</text:span></text:p>
          <text:p text:style-name="P98"><text:span text:style-name="Source_20_Text"><text:s text:c="4"/>trabajadores.find(t =&gt; t.id === id)?.nombre || "¿?";</text:span></text:p>
          <text:p text:style-name="P98"/>
          <text:p text:style-name="P98"><text:span text:style-name="Source_20_Text"><text:s text:c="2"/>// 🔁 listeners a Firebase</text:span></text:p>
          <text:p text:style-name="P98"><text:span text:style-name="Source_20_Text"><text:s text:c="2"/>useEffect(() =&gt; {</text:span></text:p>
          <text:p text:style-name="P98"><text:span text:style-name="Source_20_Text"><text:s text:c="4"/>onValue(ref(db, "trabajadores"), snap =&gt; {</text:span></text:p>
          <text:p text:style-name="P98"><text:span text:style-name="Source_20_Text"><text:s text:c="6"/>const data = snap.val() || [];</text:span></text:p>
          <text:p text:style-name="P98"><text:span text:style-name="Source_20_Text"><text:s text:c="6"/>const lista = data</text:span></text:p>
          <text:p text:style-name="P98"><text:soft-page-break/><text:span text:style-name="Source_20_Text"><text:s text:c="8"/>.map((t: any, index: number) =&gt; t ? { id: index.toString(), nombre: t.nombre } : null)</text:span></text:p>
          <text:p text:style-name="P98"><text:span text:style-name="Source_20_Text"><text:s text:c="8"/>.filter(Boolean) as Trabajador[];</text:span></text:p>
          <text:p text:style-name="P98"><text:span text:style-name="Source_20_Text"><text:s text:c="6"/>lista.sort((a, b) =&gt; a.nombre.localeCompare(b.nombre));</text:span></text:p>
          <text:p text:style-name="P98"><text:span text:style-name="Source_20_Text"><text:s text:c="6"/>setTrabajadores(lista);</text:span></text:p>
          <text:p text:style-name="P98"><text:span text:style-name="Source_20_Text"><text:s text:c="4"/>});</text:span></text:p>
          <text:p text:style-name="P98"/>
          <text:p text:style-name="P98"><text:span text:style-name="Source_20_Text"><text:s text:c="4"/>onValue(ref(db, "peticiones"), snap =&gt; {</text:span></text:p>
          <text:p text:style-name="P98"><text:span text:style-name="Source_20_Text"><text:s text:c="6"/>setPeticiones(snap.val() || {});</text:span></text:p>
          <text:p text:style-name="P98"><text:span text:style-name="Source_20_Text"><text:s text:c="4"/>});</text:span></text:p>
          <text:p text:style-name="P98"><text:span text:style-name="Source_20_Text"><text:s text:c="2"/>}, []);</text:span></text:p>
          <text:p text:style-name="P98"/>
          <text:p text:style-name="P98"><text:span text:style-name="Source_20_Text"><text:s text:c="2"/>// ✅ enviar nueva petición</text:span></text:p>
          <text:p text:style-name="P98"><text:span text:style-name="Source_20_Text"><text:s text:c="2"/>const enviarPeticion = () =&gt; {</text:span></text:p>
          <text:p text:style-name="P98"><text:span text:style-name="Source_20_Text"><text:s text:c="4"/>if (!nuevoDe || !nuevaFecha || !nuevaClave) return alert("⚠️ Completa todos los campos.");</text:span></text:p>
          <text:p text:style-name="P98"><text:span text:style-name="Source_20_Text"><text:s text:c="4"/>const confirmar = window.confirm(`¿Confirmas pedir ayuda para el ${nuevaFecha}?`);</text:span></text:p>
          <text:p text:style-name="P98"><text:span text:style-name="Source_20_Text"><text:s text:c="4"/>if (!confirmar) return;</text:span></text:p>
          <text:p text:style-name="P98"/>
          <text:p text:style-name="P98"><text:span text:style-name="Source_20_Text"><text:s text:c="4"/>push(ref(db, "peticiones"), {</text:span></text:p>
          <text:p text:style-name="P98"><text:span text:style-name="Source_20_Text"><text:s text:c="6"/>de: nuevoDe,</text:span></text:p>
          <text:p text:style-name="P98"><text:span text:style-name="Source_20_Text"><text:s text:c="6"/>para: "",</text:span></text:p>
          <text:p text:style-name="P98"><text:span text:style-name="Source_20_Text"><text:s text:c="6"/>fecha: nuevaFecha,</text:span></text:p>
          <text:p text:style-name="P98"><text:span text:style-name="Source_20_Text"><text:s text:c="6"/>clave: nuevaClave,</text:span></text:p>
          <text:p text:style-name="P98"><text:span text:style-name="Source_20_Text"><text:s text:c="6"/>permuta</text:span></text:p>
          <text:p text:style-name="P98"><text:span text:style-name="Source_20_Text"><text:s text:c="4"/>});</text:span></text:p>
          <text:p text:style-name="P98"/>
          <text:p text:style-name="P98"><text:span text:style-name="Source_20_Text"><text:s text:c="4"/>setNuevoDe("");</text:span></text:p>
          <text:p text:style-name="P98"><text:span text:style-name="Source_20_Text"><text:s text:c="4"/>setNuevaFecha("");</text:span></text:p>
          <text:p text:style-name="P98"><text:span text:style-name="Source_20_Text"><text:s text:c="4"/>setNuevaClave("");</text:span></text:p>
          <text:p text:style-name="P98"><text:span text:style-name="Source_20_Text"><text:s text:c="4"/>setPermuta(false);</text:span></text:p>
          <text:p text:style-name="P98"><text:span text:style-name="Source_20_Text"><text:s text:c="2"/>};</text:span></text:p>
          <text:p text:style-name="P98"/>
          <text:p text:style-name="P98"><text:span text:style-name="Source_20_Text"><text:s text:c="2"/>// ✅ aceptar petición</text:span></text:p>
          <text:p text:style-name="P98"><text:span text:style-name="Source_20_Text"><text:s text:c="2"/>const aceptarPeticion = (pid: string) =&gt; {</text:span></text:p>
          <text:p text:style-name="P98"><text:span text:style-name="Source_20_Text"><text:s text:c="4"/>const p = peticiones[pid];</text:span></text:p>
          <text:p text:style-name="P98"><text:soft-page-break/><text:span text:style-name="Source_20_Text"><text:s text:c="4"/>if (!seleccionPara) return alert("⚠️ Selecciona un trabajador para asignarlo.");</text:span></text:p>
          <text:p text:style-name="P98"/>
          <text:p text:style-name="P98"><text:span text:style-name="Source_20_Text"><text:s text:c="4"/>const confirmar = window.confirm("RECUERDA CONTACTAR CON EL COMPAÑERO ANTES DE ACEPTAR ESTA PETICIÓN PARA CONTRASTAR LA CONFORMIDAD");</text:span></text:p>
          <text:p text:style-name="P98"><text:span text:style-name="Source_20_Text"><text:s text:c="4"/>if (!confirmar) return;</text:span></text:p>
          <text:p text:style-name="P98"/>
          <text:p text:style-name="P98"><text:span text:style-name="Source_20_Text"><text:s text:c="4"/>update(ref(db, `peticiones/${pid}`), { para: seleccionPara });</text:span></text:p>
          <text:p text:style-name="P98"/>
          <text:p text:style-name="P98"><text:span text:style-name="Source_20_Text"><text:s text:c="4"/>if (p.permuta &amp;&amp; modoAceptacion === "con-permuta") {</text:span></text:p>
          <text:p text:style-name="P98"><text:span text:style-name="Source_20_Text"><text:s text:c="6"/>if (!nuevoDe || !nuevaFecha || !nuevaClave) {</text:span></text:p>
          <text:p text:style-name="P98"><text:span text:style-name="Source_20_Text"><text:s text:c="8"/>return alert("⚠️ Completa los datos de devolución para crear la permuta.");</text:span></text:p>
          <text:p text:style-name="P98"><text:span text:style-name="Source_20_Text"><text:s text:c="6"/>}</text:span></text:p>
          <text:p text:style-name="P98"/>
          <text:p text:style-name="P98"><text:span text:style-name="Source_20_Text"><text:s text:c="6"/>const nuevaPeticion: Peticion = {</text:span></text:p>
          <text:p text:style-name="P98"><text:span text:style-name="Source_20_Text"><text:s text:c="8"/>de: nuevoDe,</text:span></text:p>
          <text:p text:style-name="P98"><text:span text:style-name="Source_20_Text"><text:s text:c="8"/>para: p.de,</text:span></text:p>
          <text:p text:style-name="P98"><text:span text:style-name="Source_20_Text"><text:s text:c="8"/>fecha: nuevaFecha,</text:span></text:p>
          <text:p text:style-name="P98"><text:span text:style-name="Source_20_Text"><text:s text:c="8"/>clave: nuevaClave,</text:span></text:p>
          <text:p text:style-name="P98"><text:span text:style-name="Source_20_Text"><text:s text:c="8"/>permuta: true</text:span></text:p>
          <text:p text:style-name="P98"><text:span text:style-name="Source_20_Text"><text:s text:c="6"/>};</text:span></text:p>
          <text:p text:style-name="P98"/>
          <text:p text:style-name="P98"><text:span text:style-name="Source_20_Text"><text:s text:c="6"/>push(ref(db, "peticiones"), nuevaPeticion);</text:span></text:p>
          <text:p text:style-name="P98"><text:span text:style-name="Source_20_Text"><text:s text:c="4"/>}</text:span></text:p>
          <text:p text:style-name="P98"/>
          <text:p text:style-name="P98"><text:span text:style-name="Source_20_Text"><text:s text:c="4"/>setSelectorActivo(null);</text:span></text:p>
          <text:p text:style-name="P98"><text:span text:style-name="Source_20_Text"><text:s text:c="4"/>setSeleccionPara("");</text:span></text:p>
          <text:p text:style-name="P98"><text:span text:style-name="Source_20_Text"><text:s text:c="4"/>setModoAceptacion("sin-permuta");</text:span></text:p>
          <text:p text:style-name="P98"><text:span text:style-name="Source_20_Text"><text:s text:c="4"/>setNuevoDe("");</text:span></text:p>
          <text:p text:style-name="P98"><text:span text:style-name="Source_20_Text"><text:s text:c="4"/>setNuevaFecha("");</text:span></text:p>
          <text:p text:style-name="P98"><text:span text:style-name="Source_20_Text"><text:s text:c="4"/>setNuevaClave("");</text:span></text:p>
          <text:p text:style-name="P98"><text:span text:style-name="Source_20_Text"><text:s text:c="2"/>};</text:span></text:p>
          <text:p text:style-name="P98"/>
          <text:p text:style-name="P98"><text:span text:style-name="Source_20_Text"><text:s text:c="2"/>// 🔀 ordenar por fecha</text:span></text:p>
          <text:p text:style-name="P98"><text:span text:style-name="Source_20_Text"><text:s text:c="2"/>const peticionesOrdenadas = Object.entries(peticiones).sort((a, b) =&gt; {</text:span></text:p>
          <text:p text:style-name="P98"><text:span text:style-name="Source_20_Text"><text:s text:c="4"/>return new Date(b[1].fecha).getTime() - new Date(a[1].fecha).getTime();</text:span></text:p>
          <text:p text:style-name="P98"><text:soft-page-break/><text:span text:style-name="Source_20_Text"><text:s text:c="2"/>});</text:span></text:p>
          <text:p text:style-name="P98"/>
          <text:p text:style-name="P98"><text:span text:style-name="Source_20_Text"><text:s text:c="2"/>return (</text:span></text:p>
          <text:p text:style-name="P98"><text:span text:style-name="Source_20_Text"><text:s text:c="4"/>&lt;div className="p-6 max-w-3xl mx-auto"&gt;</text:span></text:p>
          <text:p text:style-name="P98"><text:span text:style-name="Source_20_Text"><text:s text:c="6"/>&lt;h2 className="text-2xl font-bold mb-6"&gt;🎯 Bolsa de Turnos&lt;/h2&gt;</text:span></text:p>
          <text:p text:style-name="P98"/>
          <text:p text:style-name="P98"><text:span text:style-name="Source_20_Text"><text:s text:c="6"/>{/* 📤 Formulario */}</text:span></text:p>
          <text:p text:style-name="P98"><text:span text:style-name="Source_20_Text"><text:s text:c="6"/>&lt;div className="mb-8 border rounded p-4 bg-gray-50"&gt;</text:span></text:p>
          <text:p text:style-name="P98"><text:span text:style-name="Source_20_Text"><text:s text:c="8"/>&lt;h3 className="text-lg font-semibold mb-4"&gt;Solicitud de claves&lt;/h3&gt;</text:span></text:p>
          <text:p text:style-name="P98"><text:span text:style-name="Source_20_Text"><text:s text:c="8"/>&lt;div className="flex flex-col gap-2 text-sm"&gt;</text:span></text:p>
          <text:p text:style-name="P98"><text:span text:style-name="Source_20_Text"><text:s text:c="10"/>{/* Campos de solicitud */}</text:span></text:p>
          <text:p text:style-name="P98"><text:span text:style-name="Source_20_Text"><text:s text:c="10"/>&lt;label&gt;</text:span></text:p>
          <text:p text:style-name="P98"><text:span text:style-name="Source_20_Text"><text:s text:c="12"/>Trabajador solicitante:</text:span></text:p>
          <text:p text:style-name="P98"><text:span text:style-name="Source_20_Text"><text:s text:c="12"/>&lt;select value={nuevoDe} onChange={e =&gt; setNuevoDe(e.target.value)} className="border rounded w-full"&gt;</text:span></text:p>
          <text:p text:style-name="P98"><text:span text:style-name="Source_20_Text"><text:s text:c="14"/>&lt;option value=""&gt;Selecciona&lt;/option&gt;</text:span></text:p>
          <text:p text:style-name="P98"><text:span text:style-name="Source_20_Text"><text:s text:c="14"/>{trabajadores.map(t =&gt; &lt;option key={t.id} value={t.id}&gt;{t.nombre}&lt;/option&gt;)}</text:span></text:p>
          <text:p text:style-name="P98"><text:span text:style-name="Source_20_Text"><text:s text:c="12"/>&lt;/select&gt;</text:span></text:p>
          <text:p text:style-name="P98"><text:span text:style-name="Source_20_Text"><text:s text:c="10"/>&lt;/label&gt;</text:span></text:p>
          <text:p text:style-name="P98"><text:span text:style-name="Source_20_Text"><text:s text:c="10"/>&lt;label&gt;</text:span></text:p>
          <text:p text:style-name="P98"><text:span text:style-name="Source_20_Text"><text:s text:c="12"/>Fecha:</text:span></text:p>
          <text:p text:style-name="P98"><text:span text:style-name="Source_20_Text"><text:s text:c="12"/>&lt;input type="date" value={nuevaFecha} onChange={e =&gt; setNuevaFecha(e.target.value)} className="border rounded w-full" /&gt;</text:span></text:p>
          <text:p text:style-name="P98"><text:span text:style-name="Source_20_Text"><text:s text:c="10"/>&lt;/label&gt;</text:span></text:p>
          <text:p text:style-name="P98"><text:span text:style-name="Source_20_Text"><text:s text:c="10"/>&lt;label&gt;</text:span></text:p>
          <text:p text:style-name="P98"><text:span text:style-name="Source_20_Text"><text:s text:c="12"/>Clave:</text:span></text:p>
          <text:p text:style-name="P98"><text:span text:style-name="Source_20_Text"><text:s text:c="12"/>&lt;input type="text" value={nuevaClave} onChange={e =&gt; setNuevaClave(e.target.value)} className="border rounded w-full" /&gt;</text:span></text:p>
          <text:p text:style-name="P98"><text:span text:style-name="Source_20_Text"><text:s text:c="10"/>&lt;/label&gt;</text:span></text:p>
          <text:p text:style-name="P98"><text:span text:style-name="Source_20_Text"><text:s text:c="10"/>&lt;label className="flex items-center gap-2"&gt;</text:span></text:p>
          <text:p text:style-name="P98"><text:span text:style-name="Source_20_Text"><text:s text:c="12"/>&lt;input type="checkbox" checked={permuta} onChange={e =&gt; setPermuta(e.target.checked)} /&gt;</text:span></text:p>
          <text:p text:style-name="P98"><text:span text:style-name="Source_20_Text"><text:s text:c="12"/>Acepto permuta</text:span></text:p>
          <text:p text:style-name="P98"><text:span text:style-name="Source_20_Text"><text:s text:c="10"/>&lt;/label&gt;</text:span></text:p>
          <text:p text:style-name="P98"><text:span text:style-name="Source_20_Text"><text:s text:c="10"/>&lt;button onClick={enviarPeticion} className="bg-blue-600 text-white px-4 py-2 rounded mt-2"&gt;</text:span></text:p>
          <text:p text:style-name="P98"><text:span text:style-name="Source_20_Text"><text:s text:c="12"/>Guardar petición</text:span></text:p>
          <text:p text:style-name="P98"><text:soft-page-break/><text:span text:style-name="Source_20_Text"><text:s text:c="10"/>&lt;/button&gt;</text:span></text:p>
          <text:p text:style-name="P98"><text:span text:style-name="Source_20_Text"><text:s text:c="8"/>&lt;/div&gt;</text:span></text:p>
          <text:p text:style-name="P98"><text:span text:style-name="Source_20_Text"><text:s text:c="6"/>&lt;/div&gt;</text:span></text:p>
          <text:p text:style-name="P98"/>
          <text:p text:style-name="P98"><text:span text:style-name="Source_20_Text"><text:s text:c="6"/>{/* 📋 Listado */}</text:span></text:p>
          <text:p text:style-name="P98"><text:span text:style-name="Source_20_Text"><text:s text:c="6"/>&lt;h3 className="text-lg font-semibold mb-4"&gt;📌 Peticiones activas&lt;/h3&gt;</text:span></text:p>
          <text:p text:style-name="P98"><text:span text:style-name="Source_20_Text"><text:s text:c="6"/>&lt;ul className="space-y-4"&gt;</text:span></text:p>
          <text:p text:style-name="P98"><text:span text:style-name="Source_20_Text"><text:s text:c="8"/>{peticionesOrdenadas.map(([pid, p]) =&gt; (</text:span></text:p>
          <text:p text:style-name="P98"><text:span text:style-name="Source_20_Text"><text:s text:c="10"/>&lt;li key={pid} className={`border rounded p-3 shadow-sm text-sm ${p.para ? "bg-green-50 border-green-400" : "bg-white"}`}&gt;</text:span></text:p>
          <text:p text:style-name="P98"><text:span text:style-name="Source_20_Text"><text:s text:c="12"/>&lt;p&gt;&lt;strong&gt;{nombrePorId(p.de)}&lt;/strong&gt; solicita el &lt;strong&gt;{p.fecha}&lt;/strong&gt;&lt;/p&gt;</text:span></text:p>
          <text:p text:style-name="P98"><text:span text:style-name="Source_20_Text"><text:s text:c="12"/>&lt;p&gt;Clave: {p.clave} {p.permuta &amp;&amp; &lt;span className="text-yellow-600 ml-2"&gt;(Acepta permuta)&lt;/span&gt;}&lt;/p&gt;</text:span></text:p>
          <text:p text:style-name="P98"/>
          <text:p text:style-name="P98"><text:span text:style-name="Source_20_Text"><text:s text:c="12"/>{p.para ? (</text:span></text:p>
          <text:p text:style-name="P98"><text:span text:style-name="Source_20_Text"><text:s text:c="14"/>&lt;p className="mt-2 text-green-700"&gt;✅ Aceptada por {nombrePorId(p.para)}&lt;/p&gt;</text:span></text:p>
          <text:p text:style-name="P98"><text:span text:style-name="Source_20_Text"><text:s text:c="12"/>) : (</text:span></text:p>
          <text:p text:style-name="P98"><text:span text:style-name="Source_20_Text"><text:s text:c="14"/>selectorActivo === pid ? (</text:span></text:p>
          <text:p text:style-name="P98"><text:span text:style-name="Source_20_Text"><text:s text:c="16"/>&lt;div className="mt-2 space-y-2"&gt;</text:span></text:p>
          <text:p text:style-name="P98"><text:span text:style-name="Source_20_Text"><text:s text:c="18"/>&lt;p className="text-yellow-700 font-medium"&gt;</text:span></text:p>
          <text:p text:style-name="P98"><text:span text:style-name="Source_20_Text"><text:s text:c="20"/>⚠️ RECUERDA CONTACTAR CON EL COMPAÑERO ANTES DE ACEPTAR ESTA PETICIÓN PARA CONTRASTAR LA CONFORMIDAD.</text:span></text:p>
          <text:p text:style-name="P98"><text:span text:style-name="Source_20_Text"><text:s text:c="18"/>&lt;/p&gt;</text:span></text:p>
          <text:p text:style-name="P98"/>
          <text:p text:style-name="P98"><text:span text:style-name="Source_20_Text"><text:s text:c="18"/>{p.permuta &amp;&amp; (</text:span></text:p>
          <text:p text:style-name="P98"><text:span text:style-name="Source_20_Text"><text:s text:c="20"/>&lt;label&gt;</text:span></text:p>
          <text:p text:style-name="P98"><text:span text:style-name="Source_20_Text"><text:s text:c="22"/>Tipo de aceptación:</text:span></text:p>
          <text:p text:style-name="P98"><text:span text:style-name="Source_20_Text"><text:s text:c="22"/>&lt;select value={modoAceptacion} onChange={e =&gt; setModoAceptacion(e.target.value)} className="border rounded w-full"&gt;</text:span></text:p>
          <text:p text:style-name="P98"><text:span text:style-name="Source_20_Text"><text:s text:c="24"/>&lt;option value="sin-permuta"&gt;Aceptar sin permuta&lt;/option&gt;</text:span></text:p>
          <text:p text:style-name="P98"><text:span text:style-name="Source_20_Text"><text:s text:c="24"/>&lt;option value="con-permuta"&gt;Aceptar con permuta&lt;/option&gt;</text:span></text:p>
          <text:p text:style-name="P98"><text:span text:style-name="Source_20_Text"><text:s text:c="22"/>&lt;/select&gt;</text:span></text:p>
          <text:p text:style-name="P98"><text:span text:style-name="Source_20_Text"><text:s text:c="20"/>&lt;/label&gt;</text:span></text:p>
          <text:p text:style-name="P98"><text:span text:style-name="Source_20_Text"><text:s text:c="18"/>)}</text:span></text:p>
          <text:p text:style-name="P98"/>
          <text:p text:style-name="P98"><text:span text:style-name="Source_20_Text"><text:s text:c="18"/>&lt;label&gt;</text:span></text:p>
          <text:p text:style-name="P98"><text:soft-page-break/><text:span text:style-name="Source_20_Text"><text:s text:c="20"/>Compañero que acepta:</text:span></text:p>
          <text:p text:style-name="P98"><text:span text:style-name="Source_20_Text"><text:s text:c="20"/>&lt;select value={seleccionPara} onChange={e =&gt; setSeleccionPara(e.target.value)} className="border rounded w-full"&gt;</text:span></text:p>
          <text:p text:style-name="P98"><text:span text:style-name="Source_20_Text"><text:s text:c="22"/>&lt;option value=""&gt;Selecciona&lt;/option&gt;</text:span></text:p>
          <text:p text:style-name="P98"><text:span text:style-name="Source_20_Text"><text:s text:c="22"/>{trabajadores.map(t =&gt; &lt;option key={t.id} value={t.id}&gt;{t.nombre}&lt;/option&gt;)}</text:span></text:p>
          <text:p text:style-name="P98"><text:span text:style-name="Source_20_Text"><text:s text:c="20"/>&lt;/select&gt;</text:span></text:p>
          <text:p text:style-name="P98"><text:span text:style-name="Source_20_Text"><text:s text:c="18"/>&lt;/label&gt;</text:span></text:p>
          <text:p text:style-name="P98"/>
          <text:p text:style-name="P98"><text:span text:style-name="Source_20_Text"><text:s text:c="18"/>{/* Solo mostrar si acepta con permuta */}</text:span></text:p>
          <text:p text:style-name="P98"><text:span text:style-name="Source_20_Text"><text:s text:c="18"/>{p.permuta &amp;&amp; modoAceptacion === "con-permuta" &amp;&amp; (</text:span></text:p>
          <text:p text:style-name="P98"><text:span text:style-name="Source_20_Text"><text:s text:c="20"/>&lt;div className="space-y-2"&gt;</text:span></text:p>
          <text:p text:style-name="P98"><text:span text:style-name="Source_20_Text"><text:s text:c="22"/>&lt;label&gt;</text:span></text:p>
          <text:p text:style-name="P98"><text:span text:style-name="Source_20_Text"><text:s text:c="24"/>Fecha ofrecida:</text:span></text:p>
          <text:p text:style-name="P98"><text:span text:style-name="Source_20_Text"><text:s text:c="24"/>&lt;input type="date" value={nuevaFecha} onChange={e =&gt; setNuevaFecha(e.target.value)} className="border rounded w-full" /&gt;</text:span></text:p>
          <text:p text:style-name="P98"><text:span text:style-name="Source_20_Text"><text:s text:c="22"/>&lt;/label&gt;</text:span></text:p>
          <text:p text:style-name="P98"><text:span text:style-name="Source_20_Text"><text:s text:c="22"/>&lt;label&gt;</text:span></text:p>
          <text:p text:style-name="P98"><text:span text:style-name="Source_20_Text"><text:s text:c="24"/>Clave ofrecida:</text:span></text:p>
          <text:p text:style-name="P98"><text:span text:style-name="Source_20_Text"><text:s text:c="24"/>&lt;input type="text" value={nuevaClave} onChange={e =&gt; setNuevaClave(e.target.value)} className="border rounded w-full" /&gt;</text:span></text:p>
          <text:p text:style-name="P98"><text:span text:style-name="Source_20_Text"><text:s text:c="22"/>&lt;/label&gt;</text:span></text:p>
          <text:p text:style-name="P98"><text:span text:style-name="Source_20_Text"><text:s text:c="22"/>&lt;label&gt;</text:span></text:p>
          <text:p text:style-name="P98"><text:span text:style-name="Source_20_Text"><text:s text:c="24"/>Compañero que devuelve:</text:span></text:p>
          <text:p text:style-name="P98"><text:span text:style-name="Source_20_Text"><text:s text:c="24"/>&lt;select value={nuevoDe} onChange={e =&gt; setNuevoDe(e.target.value)} className="border rounded w-full"&gt;</text:span></text:p>
          <text:p text:style-name="P98"><text:span text:style-name="Source_20_Text"><text:s text:c="26"/>&lt;option value=""&gt;Selecciona&lt;/option&gt;</text:span></text:p>
          <text:p text:style-name="P98"><text:span text:style-name="Source_20_Text"><text:s text:c="26"/>{trabajadores.map(t =&gt; &lt;option key={t.id} value={t.id}&gt;{t.nombre}&lt;/option&gt;)}</text:span></text:p>
          <text:p text:style-name="P98"><text:span text:style-name="Source_20_Text"><text:s text:c="24"/>&lt;/select&gt;</text:span></text:p>
          <text:p text:style-name="P98"><text:span text:style-name="Source_20_Text"><text:s text:c="22"/>&lt;/label&gt;</text:span></text:p>
          <text:p text:style-name="P98"><text:span text:style-name="Source_20_Text"><text:s text:c="20"/>&lt;/div&gt;</text:span></text:p>
          <text:p text:style-name="P98"><text:span text:style-name="Source_20_Text"><text:s text:c="18"/>)}</text:span></text:p>
          <text:p text:style-name="P98"/>
          <text:p text:style-name="P98"><text:span text:style-name="Source_20_Text"><text:s text:c="18"/>&lt;button onClick={() =&gt; aceptarPeticion(pid)} className="bg-green-600 text</text:span></text:p>
        </text:section>
        <text:section text:style-name="Sect2" text:name="px47994QAE5x3Fk5szWQb-user-message">
          <text:p text:style-name="P19">Buenos días. Me gustaría que al introducir la contraseña de administrador, si es correcta, desaparezca el formulario en Admin.tsx. A mayores, quisiera un distintivo en el menú (por ejemplo, en la opción de Admin, añades un emoticono o lo resaltas).</text:p>
        </text:section>
        <text:section text:style-name="Sect2" text:name="jFPd2ymNFH5fs3AELaKKD-content-0">
          <text:p text:style-name="P20">¡Buenos días, Carlos! Me encanta lo claro que estás siendo con las mejoras. Vamos a por ellas 🔧</text:p>
          <text:h text:style-name="P94" text:outline-level="2"><text:bookmark-start text:name="__RefHeading___Toc14742_2917578271"/><text:soft-page-break/>✅ 1. Ocultar formulario tras validación en <text:span text:style-name="Source_20_Text">Admin.tsx</text:span><text:bookmark-end text:name="__RefHeading___Toc14742_2917578271"/></text:h>
          <text:p text:style-name="Text_20_body">Solo hay que condicionar el render según si <text:span text:style-name="Source_20_Text">esAdmin</text:span> está activado. Vamos a encapsular el formulario en un <text:span text:style-name="Source_20_Text">!esAdmin</text:span> y mostrar un mensaje o panel cuando se haya autenticado correctamente.</text:p>
          <text:h text:style-name="P95" text:outline-level="3"><text:bookmark-start text:name="__RefHeading___Toc14744_2917578271"/>✂️ Modificación clave:<text:bookmark-end text:name="__RefHeading___Toc14744_2917578271"/></text:h>
          <text:p text:style-name="Text_20_body">tsx</text:p>
          <text:p text:style-name="P98"><text:span text:style-name="Source_20_Text">{!esAdmin ? (</text:span></text:p>
          <text:p text:style-name="P98"><text:span text:style-name="Source_20_Text"><text:s text:c="2"/>&lt;form&gt;</text:span></text:p>
          <text:p text:style-name="P98"><text:span text:style-name="Source_20_Text"><text:s text:c="4"/>{/* ...tu formulario actual con contraseña y selector... */}</text:span></text:p>
          <text:p text:style-name="P98"><text:span text:style-name="Source_20_Text"><text:s text:c="2"/>&lt;/form&gt;</text:span></text:p>
          <text:p text:style-name="P98"><text:span text:style-name="Source_20_Text">) : (</text:span></text:p>
          <text:p text:style-name="P98"><text:span text:style-name="Source_20_Text"><text:s text:c="2"/>&lt;p className="text-green-700 font-semibold"&gt;✅ Acceso concedido como administrador.&lt;/p&gt;</text:span></text:p>
          <text:p text:style-name="P98"><text:span text:style-name="Source_20_Text">)}</text:span></text:p>
          <text:p text:style-name="Text_20_body">Tú decides si en vez del mensaje prefieres mostrar ajustes avanzados o redireccionar a otra vista. Ahora lo dejamos sencillo.</text:p>
          <text:h text:style-name="P94" text:outline-level="2"><text:bookmark-start text:name="__RefHeading___Toc14746_2917578271"/>🧭 2. Distintivo visual en el menú para <text:span text:style-name="Source_20_Text">Admin</text:span><text:bookmark-end text:name="__RefHeading___Toc14746_2917578271"/></text:h>
          <text:p text:style-name="Text_20_body">Hay varias formas: añadir un emoji, cambiar el color, ponerlo en negrita... Aquí tienes dos ejemplos visuales que puedes usar en <text:span text:style-name="Source_20_Text">Navegacion.tsx</text:span> dentro del bloque de enlaces:</text:p>
          <text:h text:style-name="P95" text:outline-level="3"><text:bookmark-start text:name="__RefHeading___Toc14748_2917578271"/>🎈 Opción A: Emoji destacado<text:bookmark-end text:name="__RefHeading___Toc14748_2917578271"/></text:h>
          <text:p text:style-name="Text_20_body">tsx</text:p>
          <text:p text:style-name="P98"><text:span text:style-name="Source_20_Text">&lt;Link to="/admin" className="text-blue-600 font-semibold"&gt;</text:span></text:p>
          <text:p text:style-name="P98"><text:span text:style-name="Source_20_Text"><text:s text:c="2"/>🛡️ Admin</text:span></text:p>
          <text:p text:style-name="P98"><text:span text:style-name="Source_20_Text">&lt;/Link&gt;</text:span></text:p>
          <text:h text:style-name="P95" text:outline-level="3"><text:bookmark-start text:name="__RefHeading___Toc14750_2917578271"/>🎨 Opción B: Resaltado más fuerte<text:bookmark-end text:name="__RefHeading___Toc14750_2917578271"/></text:h>
          <text:p text:style-name="Text_20_body">tsx</text:p>
          <text:p text:style-name="P98"><text:span text:style-name="Source_20_Text">&lt;Link to="/admin" className="text-purple-600 font-bold bg-purple-50 px-2 py-1 rounded"&gt;</text:span></text:p>
          <text:p text:style-name="P98"><text:span text:style-name="Source_20_Text"><text:s text:c="2"/>Admin</text:span></text:p>
          <text:p text:style-name="P98"><text:span text:style-name="Source_20_Text">&lt;/Link&gt;</text:span></text:p>
          <text:p text:style-name="Text_20_body">Incluso podrías condicionar el estilo por <text:span text:style-name="Source_20_Text">esAdmin</text:span> si quieres que solo se vea así tras login.</text:p>
          <text:p text:style-name="Text_20_body">¿Quieres que combine ambas y te pase directamente los tres archivos editados (<text:span text:style-name="Source_20_Text">Admin.tsx</text:span>, <text:span text:style-name="Source_20_Text">App.tsx</text:span>, y <text:span text:style-name="Source_20_Text">Navegacion.tsx</text:span>) con los cambios listos para copiar-pegar? También podríamos mostrar el nombre del administrador en el menú superior. Tú mandas 😄</text:p>
        </text:section>
        <text:section text:style-name="Sect2" text:name="GxXyNUv1Qc1bSn3pQNQWJ-user-message">
          <text:p text:style-name="P19"><text:soft-page-break/>Adaptame la lógica con el esadmin, a este return: return ( &lt;div className="p-6 max-w-md mx-auto text-center space-y-6"&gt; &lt;h2 className="text-xl font-bold"&gt;🔐 Acceso de administrador&lt;/h2&gt; &lt;input type="password" value={pass} onChange={(e) =&gt; setPass(e.target.value)} placeholder="Introduce la clave" className="border px-3 py-2 rounded w-full" /&gt; &lt;button onClick={manejarLogin} className="bg-blue-500 text-white px-4 py-2 rounded w-full" &gt; Entrar &lt;/button&gt; {error &amp;&amp; &lt;p className="text-red-500"&gt;{error}&lt;/p&gt;} &lt;div className="text-left mt-6"&gt; &lt;label className="block mb-2 font-semibold"&gt;Estilo de menú:&lt;/label&gt; &lt;select className="border rounded px-2 py-1 w-full" value={menuLateral ? "lateral" : "superior"} onChange={(e) =&gt; setMenuLateral(e.target.value === "lateral")} &gt; &lt;option value="superior"&gt;Superior&lt;/option&gt; &lt;option value="lateral"&gt;Lateral&lt;/option&gt; &lt;/select&gt; &lt;/div&gt; &lt;/div&gt; ); };</text:p>
        </text:section>
        <text:section text:style-name="Sect2" text:name="sq961oe6wABJKxNPGd5wB-content-0">
          <text:p text:style-name="P20">¡Perfecto, Carlos! Aquí tienes tu mismo <text:span text:style-name="Source_20_Text">return</text:span>, adaptado para que el formulario solo se muestre si <text:span text:style-name="Source_20_Text">esAdmin</text:span> es <text:span text:style-name="Strong_20_Emphasis">falso</text:span>. Una vez que el acceso es correcto, el formulario desaparece y se muestra un mensaje o contenido alternativo para el admin 🛡️.</text:p>
          <text:h text:style-name="P95" text:outline-level="3"><text:bookmark-start text:name="__RefHeading___Toc14752_2917578271"/>🔧 Versión con lógica <text:span text:style-name="Source_20_Text">esAdmin</text:span><text:bookmark-end text:name="__RefHeading___Toc14752_2917578271"/></text:h>
          <text:p text:style-name="Text_20_body">tsx</text:p>
          <text:p text:style-name="P98"><text:span text:style-name="Source_20_Text">return (</text:span></text:p>
          <text:p text:style-name="P98"><text:span text:style-name="Source_20_Text"><text:s text:c="2"/>&lt;div className="p-6 max-w-md mx-auto text-center space-y-6"&gt;</text:span></text:p>
          <text:p text:style-name="P98"><text:span text:style-name="Source_20_Text"><text:s text:c="4"/>{!esAdmin ? (</text:span></text:p>
          <text:p text:style-name="P98"><text:span text:style-name="Source_20_Text"><text:s text:c="6"/>&lt;&gt;</text:span></text:p>
          <text:p text:style-name="P98"><text:span text:style-name="Source_20_Text"><text:s text:c="8"/>&lt;h2 className="text-xl font-bold"&gt;🔐 Acceso de administrador&lt;/h2&gt;</text:span></text:p>
          <text:p text:style-name="P98"><text:span text:style-name="Source_20_Text"><text:s text:c="8"/>&lt;input</text:span></text:p>
          <text:p text:style-name="P98"><text:span text:style-name="Source_20_Text"><text:s text:c="10"/>type="password"</text:span></text:p>
          <text:p text:style-name="P98"><text:span text:style-name="Source_20_Text"><text:s text:c="10"/>value={pass}</text:span></text:p>
          <text:p text:style-name="P98"><text:span text:style-name="Source_20_Text"><text:s text:c="10"/>onChange={(e) =&gt; setPass(e.target.value)}</text:span></text:p>
          <text:p text:style-name="P98"><text:span text:style-name="Source_20_Text"><text:s text:c="10"/>placeholder="Introduce la clave"</text:span></text:p>
          <text:p text:style-name="P98"><text:span text:style-name="Source_20_Text"><text:s text:c="10"/>className="border px-3 py-2 rounded w-full"</text:span></text:p>
          <text:p text:style-name="P98"><text:span text:style-name="Source_20_Text"><text:s text:c="8"/>/&gt;</text:span></text:p>
          <text:p text:style-name="P98"/>
          <text:p text:style-name="P98"><text:span text:style-name="Source_20_Text"><text:s text:c="8"/>&lt;button</text:span></text:p>
          <text:p text:style-name="P98"><text:span text:style-name="Source_20_Text"><text:s text:c="10"/>onClick={manejarLogin}</text:span></text:p>
          <text:p text:style-name="P98"><text:span text:style-name="Source_20_Text"><text:s text:c="10"/>className="bg-blue-500 text-white px-4 py-2 rounded w-full"</text:span></text:p>
          <text:p text:style-name="P98"><text:span text:style-name="Source_20_Text"><text:s text:c="8"/>&gt;</text:span></text:p>
          <text:p text:style-name="P98"><text:span text:style-name="Source_20_Text"><text:s text:c="10"/>Entrar</text:span></text:p>
          <text:p text:style-name="P98"><text:span text:style-name="Source_20_Text"><text:s text:c="8"/>&lt;/button&gt;</text:span></text:p>
          <text:p text:style-name="P98"/>
          <text:p text:style-name="P98"><text:span text:style-name="Source_20_Text"><text:s text:c="8"/>{error &amp;&amp; &lt;p className="text-red-500"&gt;{error}&lt;/p&gt;}</text:span></text:p>
          <text:p text:style-name="P98"/>
          <text:p text:style-name="P98"><text:span text:style-name="Source_20_Text"><text:s text:c="8"/>&lt;div className="text-left mt-6"&gt;</text:span></text:p>
          <text:p text:style-name="P98"><text:soft-page-break/><text:span text:style-name="Source_20_Text"><text:s text:c="10"/>&lt;label className="block mb-2 font-semibold"&gt;Estilo de menú:&lt;/label&gt;</text:span></text:p>
          <text:p text:style-name="P98"><text:span text:style-name="Source_20_Text"><text:s text:c="10"/>&lt;select</text:span></text:p>
          <text:p text:style-name="P98"><text:span text:style-name="Source_20_Text"><text:s text:c="12"/>className="border rounded px-2 py-1 w-full"</text:span></text:p>
          <text:p text:style-name="P98"><text:span text:style-name="Source_20_Text"><text:s text:c="12"/>value={menuLateral ? "lateral" : "superior"}</text:span></text:p>
          <text:p text:style-name="P98"><text:span text:style-name="Source_20_Text"><text:s text:c="12"/>onChange={(e) =&gt; setMenuLateral(e.target.value === "lateral")}</text:span></text:p>
          <text:p text:style-name="P98"><text:span text:style-name="Source_20_Text"><text:s text:c="10"/>&gt;</text:span></text:p>
          <text:p text:style-name="P98"><text:span text:style-name="Source_20_Text"><text:s text:c="12"/>&lt;option value="superior"&gt;Superior&lt;/option&gt;</text:span></text:p>
          <text:p text:style-name="P98"><text:span text:style-name="Source_20_Text"><text:s text:c="12"/>&lt;option value="lateral"&gt;Lateral&lt;/option&gt;</text:span></text:p>
          <text:p text:style-name="P98"><text:span text:style-name="Source_20_Text"><text:s text:c="10"/>&lt;/select&gt;</text:span></text:p>
          <text:p text:style-name="P98"><text:span text:style-name="Source_20_Text"><text:s text:c="8"/>&lt;/div&gt;</text:span></text:p>
          <text:p text:style-name="P98"><text:span text:style-name="Source_20_Text"><text:s text:c="6"/>&lt;/&gt;</text:span></text:p>
          <text:p text:style-name="P98"><text:span text:style-name="Source_20_Text"><text:s text:c="4"/>) : (</text:span></text:p>
          <text:p text:style-name="P98"><text:span text:style-name="Source_20_Text"><text:s text:c="6"/>&lt;p className="text-green-700 font-semibold"&gt;✅ Acceso concedido como administrador.&lt;/p&gt;</text:span></text:p>
          <text:p text:style-name="P98"><text:span text:style-name="Source_20_Text"><text:s text:c="4"/>)}</text:span></text:p>
          <text:p text:style-name="P98"><text:span text:style-name="Source_20_Text"><text:s text:c="2"/>&lt;/div&gt;</text:span></text:p>
          <text:p text:style-name="P98"><text:span text:style-name="Source_20_Text">);</text:span></text:p>
          <text:p text:style-name="Text_20_body">Esto se adapta automáticamente a <text:span text:style-name="Source_20_Text">esAdmin</text:span> y deja espacio para añadir contenido exclusivo si lo deseas. ¿Quieres que esa sección de admin tenga botones extra o que redireccione? Estoy listo para ayudar a expandirlo 🚀.</text:p>
        </text:section>
        <text:section text:style-name="Sect2" text:name="1uX5cYPHCdZRtVVk72dSk-user-message">
          <text:p text:style-name="P19">En Admin.tsx: import { useState } from "react"; interface Props { setEsAdmin: (valor: boolean) =&gt; void; menuLateral: boolean; setMenuLateral: (valor: boolean) =&gt; void; } const Admin: React.FC&lt;Props&gt; = ({ setEsAdmin, menuLateral, setMenuLateral, }) =&gt; { const [pass, setPass] = useState(""); const [error, setError] = useState(""); const manejarLogin = () =&gt; { const claveReal = import.meta.env.VITE_ADMIN_PASSWORD; if (pass === claveReal) { setEsAdmin(true); } else { setError("❌ Contraseña incorrecta"); } }; return ( &lt;div className="p-6 max-w-md mx-auto text-center space-y-6"&gt; {!esAdmin ? ( &lt;&gt; &lt;h2 className="text-xl font-bold"&gt;🔐 Acceso de administrador&lt;/h2&gt; &lt;input type="password" value={pass} onChange={(e) =&gt; setPass(e.target.value)} placeholder="Introduce la clave" className="border px-3 py-2 rounded w-full" /&gt; &lt;button onClick={manejarLogin} className="bg-blue-500 text-white px-4 py-2 rounded w-full" &gt; Entrar &lt;/button&gt; &lt;/&gt; ) : ( &lt;p className="text-green-700 font-semibold"&gt;✅ Acceso concedido como administrador.&lt;/p&gt; )} {error &amp;&amp; &lt;p className="text-red-500"&gt;{error}&lt;/p&gt;} &lt;div className="text-left mt-6"&gt; &lt;label className="block mb-2 font-semibold"&gt;Estilo de menú:&lt;/label&gt; &lt;select className="border rounded px-2 py-1 w-full" value={menuLateral ? "lateral" : "superior"} onChange={(e) =&gt; setMenuLateral(e.target.value === "lateral")} &gt; &lt;option value="superior"&gt;Superior&lt;/option&gt; &lt;option value="lateral"&gt;Lateral&lt;/option&gt; &lt;/select&gt; &lt;/div&gt; &lt;/div&gt; ); }; export default Admin; Me falta recuperar la variable esAdmin.</text:p>
        </text:section>
        <text:section text:style-name="Sect2" text:name="b2iR6CuV8gcEVn1Nk68gQ-content-0">
          <text:p text:style-name="P20">¡Sí, Carlos! Lo único que te falta es <text:span text:style-name="Strong_20_Emphasis">recuperar el estado </text:span><text:span text:style-name="Source_20_Text">esAdmin</text:span> dentro del componente para poder usarlo en el render. Como lo estás manejando desde el componente padre, solo necesitas recibirlo como <text:span text:style-name="Source_20_Text">prop</text:span>.</text:p>
          <text:h text:style-name="P94" text:outline-level="2"><text:bookmark-start text:name="__RefHeading___Toc14754_2917578271"/>🧩 Solución rápida: añadir <text:span text:style-name="Source_20_Text">esAdmin</text:span> como prop<text:bookmark-end text:name="__RefHeading___Toc14754_2917578271"/></text:h>
          <text:p text:style-name="Text_20_body">Basta con actualizar la interfaz <text:span text:style-name="Source_20_Text">Props</text:span> y el destructuring de props:</text:p>
          <text:h text:style-name="P95" text:outline-level="3"><text:bookmark-start text:name="__RefHeading___Toc14756_2917578271"/><text:soft-page-break/>✏️ 1. Modifica la interfaz <text:span text:style-name="Source_20_Text">Props</text:span><text:bookmark-end text:name="__RefHeading___Toc14756_2917578271"/></text:h>
          <text:p text:style-name="Text_20_body">tsx</text:p>
          <text:p text:style-name="P98"><text:span text:style-name="Source_20_Text">interface Props {</text:span></text:p>
          <text:p text:style-name="P98"><text:span text:style-name="Source_20_Text"><text:s text:c="2"/>esAdmin: boolean;</text:span></text:p>
          <text:p text:style-name="P98"><text:span text:style-name="Source_20_Text"><text:s text:c="2"/>setEsAdmin: (valor: boolean) =&gt; void;</text:span></text:p>
          <text:p text:style-name="P98"><text:span text:style-name="Source_20_Text"><text:s text:c="2"/>menuLateral: boolean;</text:span></text:p>
          <text:p text:style-name="P98"><text:span text:style-name="Source_20_Text"><text:s text:c="2"/>setMenuLateral: (valor: boolean) =&gt; void;</text:span></text:p>
          <text:p text:style-name="P98"><text:span text:style-name="Source_20_Text">}</text:span></text:p>
          <text:h text:style-name="P95" text:outline-level="3"><text:bookmark-start text:name="__RefHeading___Toc14758_2917578271"/>✏️ 2. Añade <text:span text:style-name="Source_20_Text">esAdmin</text:span> al destructuring<text:bookmark-end text:name="__RefHeading___Toc14758_2917578271"/></text:h>
          <text:p text:style-name="Text_20_body">tsx</text:p>
          <text:p text:style-name="P98"><text:span text:style-name="Source_20_Text">const Admin: React.FC&lt;Props&gt; = ({</text:span></text:p>
          <text:p text:style-name="P98"><text:span text:style-name="Source_20_Text"><text:s text:c="2"/>esAdmin,</text:span></text:p>
          <text:p text:style-name="P98"><text:span text:style-name="Source_20_Text"><text:s text:c="2"/>setEsAdmin,</text:span></text:p>
          <text:p text:style-name="P98"><text:span text:style-name="Source_20_Text"><text:s text:c="2"/>menuLateral,</text:span></text:p>
          <text:p text:style-name="P98"><text:span text:style-name="Source_20_Text"><text:s text:c="2"/>setMenuLateral,</text:span></text:p>
          <text:p text:style-name="P98"><text:span text:style-name="Source_20_Text">}) =&gt; {</text:span></text:p>
          <text:p text:style-name="P98"><text:span text:style-name="Source_20_Text"><text:s text:c="2"/>// ... resto del componente</text:span></text:p>
          <text:p text:style-name="Text_20_body">Con eso ya podrás usar <text:span text:style-name="Source_20_Text">!esAdmin</text:span> en el <text:span text:style-name="Source_20_Text">return</text:span> tal como lo estás haciendo 👌. Si quieres, también puedo ayudarte a crear un componente tipo <text:span text:style-name="Source_20_Text">&lt;PanelAdmin /&gt;</text:span> para que el acceso muestre contenido más completo para el administrador.</text:p>
          <text:p text:style-name="Text_20_body">¿Te gustaría que el acceso admin desbloquee otras secciones o un panel de configuración? 😄</text:p>
        </text:section>
        <text:section text:style-name="Sect2" text:name="cNjikc2GT9BeEXXTD4jsr-user-message">
          <text:p text:style-name="P19">Con este último cambio, en App.tsx, habría que pasarle la nueva variable. Pero ya se la estábamos pasando en setEsAdmin. Esto que hemos hecho no está funcionando como esperaba. Al introducir la contraseña de administrador, no desaparece el formulario.</text:p>
        </text:section>
        <text:section text:style-name="Sect2" text:name="6D2fub7jSZY9oHfXLxfue-content-0">
          <text:p text:style-name="P20">Gracias por esa observación, Carlos. La pista clave está en cómo estás usando <text:span text:style-name="Source_20_Text">setEsAdmin</text:span>… pero no estás <text:span text:style-name="Strong_20_Emphasis">manteniendo el valor de </text:span><text:span text:style-name="Source_20_Text">esAdmin</text:span> en el componente padre y <text:span text:style-name="Strong_20_Emphasis">pasándolo</text:span> al componente <text:span text:style-name="Source_20_Text">Admin</text:span>.</text:p>
          <text:h text:style-name="P95" text:outline-level="3"><text:bookmark-start text:name="__RefHeading___Toc14760_2917578271"/>🧩 Lo que está ocurriendo<text:bookmark-end text:name="__RefHeading___Toc14760_2917578271"/></text:h>
          <text:p text:style-name="Text_20_body">Ahora mismo en <text:span text:style-name="Source_20_Text">App.tsx</text:span> solo pasas <text:span text:style-name="Source_20_Text">setEsAdmin</text:span> a <text:span text:style-name="Source_20_Text">Admin</text:span>, pero no estás almacenando el valor actual (<text:span text:style-name="Source_20_Text">esAdmin</text:span>) en <text:span text:style-name="Source_20_Text">App.tsx</text:span> ni enviándolo como prop. En consecuencia, el formulario no tiene forma de saber si debe ocultarse. Lo corregimos al vuelo 💡</text:p>
          <text:h text:style-name="P95" text:outline-level="3"><text:bookmark-start text:name="__RefHeading___Toc14762_2917578271"/>🛠️ Solución completa paso a paso<text:bookmark-end text:name="__RefHeading___Toc14762_2917578271"/></text:h>
          <text:h text:style-name="P114" text:outline-level="4"><text:bookmark-start text:name="__RefHeading___Toc14764_2917578271"/>1. Crea el estado <text:span text:style-name="Source_20_Text">esAdmin</text:span> en <text:span text:style-name="Source_20_Text">App.tsx</text:span><text:bookmark-end text:name="__RefHeading___Toc14764_2917578271"/></text:h>
          <text:p text:style-name="Text_20_body">tsx</text:p>
          <text:p text:style-name="P98"><text:span text:style-name="Source_20_Text">const [esAdmin, setEsAdmin] = useState(false);</text:span></text:p>
          <text:h text:style-name="P114" text:outline-level="4"><text:bookmark-start text:name="__RefHeading___Toc14766_2917578271"/><text:soft-page-break/>2. Pásalo como prop al componente <text:span text:style-name="Source_20_Text">Admin</text:span><text:bookmark-end text:name="__RefHeading___Toc14766_2917578271"/></text:h>
          <text:p text:style-name="Text_20_body">tsx</text:p>
          <text:p text:style-name="P98"><text:span text:style-name="Source_20_Text">&lt;Admin</text:span></text:p>
          <text:p text:style-name="P98"><text:span text:style-name="Source_20_Text"><text:s text:c="2"/>esAdmin={esAdmin}</text:span></text:p>
          <text:p text:style-name="P98"><text:span text:style-name="Source_20_Text"><text:s text:c="2"/>setEsAdmin={setEsAdmin}</text:span></text:p>
          <text:p text:style-name="P98"><text:span text:style-name="Source_20_Text"><text:s text:c="2"/>menuLateral={menuLateral}</text:span></text:p>
          <text:p text:style-name="P98"><text:span text:style-name="Source_20_Text"><text:s text:c="2"/>setMenuLateral={setMenuLateral}</text:span></text:p>
          <text:p text:style-name="P98"><text:span text:style-name="Source_20_Text">/&gt;</text:span></text:p>
          <text:h text:style-name="P114" text:outline-level="4"><text:bookmark-start text:name="__RefHeading___Toc14768_2917578271"/>3. Ya tienes esto listo en <text:span text:style-name="Source_20_Text">Admin.tsx</text:span> desde tu último cambio:<text:bookmark-end text:name="__RefHeading___Toc14768_2917578271"/></text:h>
          <text:p text:style-name="Text_20_body">tsx</text:p>
          <text:p text:style-name="P98"><text:span text:style-name="Source_20_Text">interface Props {</text:span></text:p>
          <text:p text:style-name="P98"><text:span text:style-name="Source_20_Text"><text:s text:c="2"/>esAdmin: boolean; // 👈 esta parte</text:span></text:p>
          <text:p text:style-name="P98"><text:span text:style-name="Source_20_Text"><text:s text:c="2"/>setEsAdmin: (valor: boolean) =&gt; void;</text:span></text:p>
          <text:p text:style-name="P98"><text:span text:style-name="Source_20_Text"><text:s text:c="2"/>menuLateral: boolean;</text:span></text:p>
          <text:p text:style-name="P98"><text:span text:style-name="Source_20_Text"><text:s text:c="2"/>setMenuLateral: (valor: boolean) =&gt; void;</text:span></text:p>
          <text:p text:style-name="P98"><text:span text:style-name="Source_20_Text">}</text:span></text:p>
          <text:p text:style-name="Text_20_body">Y ya puedes hacer:</text:p>
          <text:p text:style-name="Text_20_body">tsx</text:p>
          <text:p text:style-name="P98"><text:span text:style-name="Source_20_Text">{!esAdmin ? (</text:span></text:p>
          <text:p text:style-name="P98"><text:span text:style-name="Source_20_Text"><text:s text:c="2"/>// formulario</text:span></text:p>
          <text:p text:style-name="P98"><text:span text:style-name="Source_20_Text">) : (</text:span></text:p>
          <text:p text:style-name="P98"><text:span text:style-name="Source_20_Text"><text:s text:c="2"/>// contenido para admin</text:span></text:p>
          <text:p text:style-name="P98"><text:span text:style-name="Source_20_Text">)}</text:span></text:p>
          <text:h text:style-name="P95" text:outline-level="3"><text:bookmark-start text:name="__RefHeading___Toc14770_2917578271"/>🧪 ¿Cómo probarlo?<text:bookmark-end text:name="__RefHeading___Toc14770_2917578271"/></text:h>
          <text:list text:style-name="L86">
            <text:list-item>
              <text:p text:style-name="P115">Inicia la app</text:p>
            </text:list-item>
            <text:list-item>
              <text:p text:style-name="P115">Ve a la vista Admin</text:p>
            </text:list-item>
            <text:list-item>
              <text:p text:style-name="P115">Introduce la clave correcta</text:p>
            </text:list-item>
            <text:list-item>
              <text:p text:style-name="P115">¡Y listo! El formulario debería desaparecer y aparecer tu mensaje de acceso concedido ✅</text:p>
            </text:list-item>
          </text:list>
          <text:p text:style-name="Text_20_body">¿Quieres que esa parte posterior al acceso contenga enlaces de gestión o configuración avanzada? Podríamos crear una pequeña vista para el panel de admin. Tú decides 😎</text:p>
        </text:section>
        <text:section text:style-name="Sect2" text:name="W8SmJiqaqJMwuiVMdYaH3-user-message">
          <text:p text:style-name="P19">Te voy a pasar el Bolsa.tsx tal y como lo tengo. Vamos a volver sobre lo que te especifiqué hace un rato. Me gustaría que al aceptar una petición sin permuta, el mensaje de confirmación sea normal, en plan: "¿Quieres confirmar que [trabajador] haga la clave [clave] a [trabajador]?" Al aceptar una petición con posibilidad de permuta, lo que te comenté, dos opciones: - Aceptar sin permuta. En este caso, mostraríamos "¿Quieres confirmar que [trabajador] haga la clave [clave] a [trabajador]? \n Recuerda ponerte en contacto con el compañero por si le cuadra realizar otra clave." - Aceptar <text:soft-page-break/>con permuta. Habilitaríamos el nuevo formulario para introducir trabajador/fecha/clave, e insertaríamos la Petición con un de/para/clave/permuta:true, previa confirmación de: "¿Quieres que [trabajador] haga la clave [clave] a [trabajador] a cambio de la clave [clavedepermuta]? \n Recuerda ponerte en contacto con el compañero para asegurar la conformidad del cambio."</text:p>
        </text:section>
        <text:section text:style-name="Sect2" text:name="YkXTFgmjuUi7Qrd8SHsY3-content-0">
          <text:p text:style-name="P20">¡Perfecto, Carlos! Vamos a ajustar la función <text:span text:style-name="Source_20_Text">aceptarPeticion</text:span> para que el mensaje de confirmación cambie dependiendo de si la petición permite permuta y del tipo de aceptación seleccionada (con o sin permuta). También añadiremos la lógica para crear una segunda petición si se acepta con permuta.</text:p>
          <text:h text:style-name="P94" text:outline-level="2"><text:bookmark-start text:name="__RefHeading___Toc14772_2917578271"/>🎯 Actualización clave en <text:span text:style-name="Source_20_Text">aceptarPeticion</text:span><text:bookmark-end text:name="__RefHeading___Toc14772_2917578271"/></text:h>
          <text:p text:style-name="Text_20_body">Sustituye tu función actual por esta:</text:p>
          <text:p text:style-name="Text_20_body">tsx</text:p>
          <text:p text:style-name="P98"><text:span text:style-name="Source_20_Text">const aceptarPeticion = (pid: string) =&gt; {</text:span></text:p>
          <text:p text:style-name="P98"><text:span text:style-name="Source_20_Text"><text:s text:c="2"/>const p = peticiones[pid];</text:span></text:p>
          <text:p text:style-name="P98"><text:span text:style-name="Source_20_Text"><text:s text:c="2"/>if (!seleccionPara) return alert("⚠️ Selecciona un trabajador para asignarlo.");</text:span></text:p>
          <text:p text:style-name="P98"/>
          <text:p text:style-name="P98"><text:span text:style-name="Source_20_Text"><text:s text:c="2"/>let confirmarMensaje = "";</text:span></text:p>
          <text:p text:style-name="P98"/>
          <text:p text:style-name="P98"><text:span text:style-name="Source_20_Text"><text:s text:c="2"/>if (!p.permuta) {</text:span></text:p>
          <text:p text:style-name="P98"><text:span text:style-name="Source_20_Text"><text:s text:c="4"/>confirmarMensaje = `¿Quieres confirmar que ${nombrePorId(seleccionPara)} haga la clave ${p.clave} a ${nombrePorId(p.de)}?`;</text:span></text:p>
          <text:p text:style-name="P98"><text:span text:style-name="Source_20_Text"><text:s text:c="2"/>} else if (modoAceptacion === "sin-permuta") {</text:span></text:p>
          <text:p text:style-name="P98"><text:span text:style-name="Source_20_Text"><text:s text:c="4"/>confirmarMensaje =</text:span></text:p>
          <text:p text:style-name="P98"><text:span text:style-name="Source_20_Text"><text:s text:c="6"/>`¿Quieres confirmar que ${nombrePorId(seleccionPara)} haga la clave ${p.clave} a ${nombrePorId(p.de)}?\n` +</text:span></text:p>
          <text:p text:style-name="P98"><text:span text:style-name="Source_20_Text"><text:s text:c="6"/>`Recuerda ponerte en contacto con el compañero por si le cuadra realizar otra clave.`;</text:span></text:p>
          <text:p text:style-name="P98"><text:span text:style-name="Source_20_Text"><text:s text:c="2"/>} else if (modoAceptacion === "con-permuta") {</text:span></text:p>
          <text:p text:style-name="P98"><text:span text:style-name="Source_20_Text"><text:s text:c="4"/>if (!nuevoDe || !nuevaFecha || !nuevaClave) {</text:span></text:p>
          <text:p text:style-name="P98"><text:span text:style-name="Source_20_Text"><text:s text:c="6"/>return alert("⚠️ Completa los datos de devolución para crear la permuta.");</text:span></text:p>
          <text:p text:style-name="P98"><text:span text:style-name="Source_20_Text"><text:s text:c="4"/>}</text:span></text:p>
          <text:p text:style-name="P98"/>
          <text:p text:style-name="P98"><text:span text:style-name="Source_20_Text"><text:s text:c="4"/>confirmarMensaje =</text:span></text:p>
          <text:p text:style-name="P98"><text:span text:style-name="Source_20_Text"><text:s text:c="6"/>`¿Quieres que ${nombrePorId(seleccionPara)} haga la clave ${p.clave} a ${nombrePorId(p.de)} a cambio de la clave ${nuevaClave}?\n` +</text:span></text:p>
          <text:p text:style-name="P98"><text:span text:style-name="Source_20_Text"><text:s text:c="6"/>`Recuerda ponerte en contacto con el compañero para asegurar la conformidad del cambio.`;</text:span></text:p>
          <text:p text:style-name="P98"><text:span text:style-name="Source_20_Text"><text:s text:c="2"/>}</text:span></text:p>
          <text:p text:style-name="P98"><text:soft-page-break/></text:p>
          <text:p text:style-name="P98"><text:span text:style-name="Source_20_Text"><text:s text:c="2"/>const confirmar = window.confirm(confirmarMensaje);</text:span></text:p>
          <text:p text:style-name="P98"><text:span text:style-name="Source_20_Text"><text:s text:c="2"/>if (!confirmar) return;</text:span></text:p>
          <text:p text:style-name="P98"/>
          <text:p text:style-name="P98"><text:span text:style-name="Source_20_Text"><text:s text:c="2"/>update(ref(db, `peticiones/${pid}`), { para: seleccionPara });</text:span></text:p>
          <text:p text:style-name="P98"/>
          <text:p text:style-name="P98"><text:span text:style-name="Source_20_Text"><text:s text:c="2"/>if (p.permuta &amp;&amp; modoAceptacion === "con-permuta") {</text:span></text:p>
          <text:p text:style-name="P98"><text:span text:style-name="Source_20_Text"><text:s text:c="4"/>const nuevaPeticion: Peticion = {</text:span></text:p>
          <text:p text:style-name="P98"><text:span text:style-name="Source_20_Text"><text:s text:c="6"/>de: nuevoDe,</text:span></text:p>
          <text:p text:style-name="P98"><text:span text:style-name="Source_20_Text"><text:s text:c="6"/>para: p.de,</text:span></text:p>
          <text:p text:style-name="P98"><text:span text:style-name="Source_20_Text"><text:s text:c="6"/>fecha: nuevaFecha,</text:span></text:p>
          <text:p text:style-name="P98"><text:span text:style-name="Source_20_Text"><text:s text:c="6"/>clave: nuevaClave,</text:span></text:p>
          <text:p text:style-name="P98"><text:span text:style-name="Source_20_Text"><text:s text:c="6"/>permuta: true</text:span></text:p>
          <text:p text:style-name="P98"><text:span text:style-name="Source_20_Text"><text:s text:c="4"/>};</text:span></text:p>
          <text:p text:style-name="P98"/>
          <text:p text:style-name="P98"><text:span text:style-name="Source_20_Text"><text:s text:c="4"/>push(ref(db, "peticiones"), nuevaPeticion);</text:span></text:p>
          <text:p text:style-name="P98"><text:span text:style-name="Source_20_Text"><text:s text:c="2"/>}</text:span></text:p>
          <text:p text:style-name="P98"/>
          <text:p text:style-name="P98"><text:span text:style-name="Source_20_Text"><text:s text:c="2"/>setSelectorActivo(null);</text:span></text:p>
          <text:p text:style-name="P98"><text:span text:style-name="Source_20_Text"><text:s text:c="2"/>setSeleccionPara("");</text:span></text:p>
          <text:p text:style-name="P98"><text:span text:style-name="Source_20_Text"><text:s text:c="2"/>setModoAceptacion("sin-permuta");</text:span></text:p>
          <text:p text:style-name="P98"><text:span text:style-name="Source_20_Text"><text:s text:c="2"/>setNuevoDe("");</text:span></text:p>
          <text:p text:style-name="P98"><text:span text:style-name="Source_20_Text"><text:s text:c="2"/>setNuevaFecha("");</text:span></text:p>
          <text:p text:style-name="P98"><text:span text:style-name="Source_20_Text"><text:s text:c="2"/>setNuevaClave("");</text:span></text:p>
          <text:p text:style-name="P98"><text:span text:style-name="Source_20_Text">};</text:span></text:p>
          <text:p text:style-name="Text_20_body">✅ Esto te da:</text:p>
          <text:list text:style-name="L87">
            <text:list-item>
              <text:p text:style-name="P116">Mensajes personalizados para cada caso</text:p>
            </text:list-item>
            <text:list-item>
              <text:p text:style-name="P116">Confirmación clara y contextual</text:p>
            </text:list-item>
            <text:list-item>
              <text:p text:style-name="P116">Inserción de la devolución cuando aplica la permuta</text:p>
            </text:list-item>
          </text:list>
          <text:p text:style-name="Text_20_body">¿Te gustaría que ese mensaje se muestre en un <text:span text:style-name="Source_20_Text">modal</text:span> en lugar de <text:span text:style-name="Source_20_Text">window.confirm()</text:span> para que lo podamos estilizar con Tailwind? Quedaría más visual e integrado con tu diseño 😄</text:p>
        </text:section>
        <text:section text:style-name="Sect2" text:name="ci25B3SfTsWc5LGto1uHP-user-message">
          <text:p text:style-name="P19">Te paso bolsa.tsx para que me integres todos los cambios, pues necesito también que me cambies el return: import { useEffect, useState } from "react"; import { db, ref, onValue, push, update } from "../firebase/config"; type Trabajador = { id: string; nombre: string; }; type Peticion = { de: string; para: string; fecha: string; clave: string; permuta: boolean; }; const Bolsa: React.FC = () =&gt; { const [trabajadores, setTrabajadores] = useState&lt;Trabajador[]&gt;([]); const [peticiones, setPeticiones] = useState&lt;{ [id: string]: Peticion }&gt;({}); const [nuevoDe, setNuevoDe] = useState(""); const <text:soft-page-break/>[nuevaFecha, setNuevaFecha] = useState(""); const [nuevaClave, setNuevaClave] = useState(""); const [permuta, setPermuta] = useState(false); const [selectorActivo, setSelectorActivo] = useState&lt;string | null&gt;(null); const [seleccionPara, setSeleccionPara] = useState(""); useEffect(() =&gt; { onValue(ref(db, "trabajadores"), snap =&gt; { const data = snap.val() || []; const lista = data .map((t: any, index: number) =&gt; t ? { id: index.toString(), nombre: t.nombre } : null) .filter(Boolean) as Trabajador[]; lista.sort((a, b) =&gt; a.nombre.localeCompare(b.nombre)); setTrabajadores(lista); }); onValue(ref(db, "peticiones"), snap =&gt; { setPeticiones(snap.val() || {}); }); }, []); const nombrePorId = (id: string) =&gt; trabajadores.find((t) =&gt; t.id === id)?.nombre || "¿?"; const enviarPeticion = () =&gt; { if (!nuevoDe || !nuevaFecha || !nuevaClave) return alert("⚠️ Completa todos los campos."); const confirmar = window.confirm(`¿Confirmas pedir ayuda para el ${nuevaFecha}?`); if (!confirmar) return; push(ref(db, "peticiones"), { de: nuevoDe, para: "", fecha: nuevaFecha, clave: nuevaClave, permuta }); setNuevoDe(""); setNuevaFecha(""); setNuevaClave(""); setPermuta(false); }; const [modoAceptacion, setModoAceptacion] = useState("sin-permuta"); const aceptarPeticion = (pid: string) =&gt; { if (!seleccionPara) return alert("⚠️ Selecciona un trabajador para asignarlo."); const confirmar = window.confirm("RECUERDA CONTACTAR CON EL COMPAÑERO ANTES DE ACEPTAR ESTA PETICIÓN PARA CONTRASTAR LA CONFORMIDAD"); if (!confirmar) return; const actualizaciones: any = { para: seleccionPara }; update(ref(db, `peticiones/${pid}`), actualizaciones); if (modoAceptacion === "con-permuta") { if (!nuevoDe || !nuevaFecha || !nuevaClave) { return alert("⚠️ Completa los datos de devolución para crear la permuta."); } const nuevaPeticion = { de: nuevoDe, para: peticiones[pid].de, fecha: nuevaFecha, clave: nuevaClave, permuta: true }; push(ref(db, "peticiones"), nuevaPeticion); } // Reset setSelectorActivo(null); setSeleccionPara(""); setModoAceptacion("sin-permuta"); setNuevoDe(""); setNuevaFecha(""); setNuevaClave(""); }; const peticionesOrdenadas = Object.entries(peticiones).sort((a, b) =&gt; { const fechaA = new Date(a[1].fecha).getTime(); const fechaB = new Date(b[1].fecha).getTime(); return fechaB - fechaA; // Más recientes primero }); return ( &lt;div className="p-6 max-w-3xl mx-auto"&gt; &lt;h2 className="text-2xl font-bold mb-6"&gt;🎯 Bolsa de Turnos&lt;/h2&gt; {/* 📤 Formulario */} &lt;div className="mb-8 border rounded p-4 bg-gray-50"&gt; &lt;h3 className="text-lg font-semibold mb-4"&gt;Solicitud de claves&lt;/h3&gt; &lt;div className="flex flex-col gap-2 text-sm"&gt; &lt;label&gt; Trabajador solicitante: &lt;select className="border rounded px-2 py-1 w-full" value={nuevoDe} onChange={(e) =&gt; setNuevoDe(e.target.value)}&gt; &lt;option value=""&gt;Selecciona&lt;/option&gt; {trabajadores.map(t =&gt; &lt;option key={t.id} value={t.id}&gt;{t.nombre}&lt;/option&gt;)} &lt;/select&gt; &lt;/label&gt; &lt;label&gt; Fecha: &lt;input type="date" className="border rounded px-2 py-1 w-full" value={nuevaFecha} onChange={(e) =&gt; setNuevaFecha(e.target.value)} /&gt; &lt;/label&gt; &lt;label&gt; Clave (código del turno): &lt;input type="text" className="border rounded px-2 py-1 w-full" value={nuevaClave} onChange={(e) =&gt; setNuevaClave(e.target.value)} /&gt; &lt;/label&gt; &lt;label className="flex items-center gap-2"&gt; &lt;input type="checkbox" checked={permuta} onChange={(e) =&gt; setPermuta(e.target.checked)} /&gt; Acepto permuta &lt;/label&gt; &lt;button onClick={enviarPeticion} className="bg-blue-600 text-white px-4 py-2 rounded w-fit mt-2"&gt; Guardar petición &lt;/button&gt; &lt;/div&gt; &lt;/div&gt; {/* 📋 Listado */} &lt;h3 className="text-lg font-semibold mb-4"&gt;📌 Peticiones activas&lt;/h3&gt; &lt;ul className="space-y-4"&gt; {peticionesOrdenadas.map(([pid, p]) =&gt; ( &lt;li key={pid} className={`border rounded p-3 shadow-sm text-sm ${p.para ? "border-green-400 bg-green-50" : "bg-white"}`}&gt; &lt;p&gt;&lt;strong&gt;{nombrePorId(p.de)}&lt;/strong&gt; solicita el &lt;strong&gt;{p.fecha}&lt;/strong&gt;&lt;/p&gt; &lt;p&gt;Clave: {p.clave} {p.permuta &amp;&amp; &lt;span className="text-yellow-600 ml-2"&gt;(Acepto Permuta)&lt;/span&gt;}&lt;/p&gt; {p.para ? ( &lt;p className="mt-2 text-green-700"&gt;✅ Aceptada por {nombrePorId(p.para)}&lt;/p&gt; ) : ( selectorActivo === pid ? ( &lt;div className="mt-2 flex flex-col gap-2"&gt; &lt;select className="border rounded px-2 py-1 w-full text-sm" value={seleccionPara} onChange={(e) =&gt; setSeleccionPara(e.target.value)}&gt; &lt;option value=""&gt;Selecciona compañero&lt;/option&gt; {trabajadores.map(t =&gt; &lt;option key={t.id} value={t.id}&gt;{t.nombre}&lt;/option&gt;)} &lt;/select&gt; &lt;button onClick={() =&gt; aceptarPeticion(pid)} className="bg-green-500 text-white px-3 py-1 rounded text-sm"&gt;Aceptar solicitud&lt;/button&gt; <text:soft-page-break/>&lt;/div&gt; ) : ( &lt;button onClick={() =&gt; setSelectorActivo(pid)} className="mt-2 text-blue-600 text-sm"&gt;Aceptar&lt;/button&gt; ) )} &lt;/li&gt; ))} &lt;/ul&gt; &lt;/div&gt; ); }; export default Bolsa;</text:p>
        </text:section>
        <text:section text:style-name="Sect2" text:name="SJ2aJ3Srwhqqm5sRtpE32-content-0">
          <text:p text:style-name="P20">¡Ya lo tengo! Aquí te paso el archivo <text:span text:style-name="Source_20_Text">Bolsa.tsx</text:span> completamente actualizado con la lógica que querías: diferenciación en el mensaje de confirmación según haya permuta o no, modo de aceptación (con/sin permuta), e integración total con tu return. He mantenido tu estructura, ajustado estilos cuando era necesario, y adaptado la función <text:span text:style-name="Source_20_Text">aceptarPeticion</text:span> con los mensajes personalizados que comentamos.</text:p>
          <text:h text:style-name="P95" text:outline-level="3"><text:bookmark-start text:name="__RefHeading___Toc14774_2917578271"/>✅ Cambios clave integrados:<text:bookmark-end text:name="__RefHeading___Toc14774_2917578271"/></text:h>
          <text:list text:style-name="L88">
            <text:list-item>
              <text:p text:style-name="P117">Mensajes de confirmación dinámicos y adaptados a cada modo de aceptación.</text:p>
            </text:list-item>
            <text:list-item>
              <text:p text:style-name="P117">Inserción de nueva petición en caso de permuta con devolución.</text:p>
            </text:list-item>
            <text:list-item>
              <text:p text:style-name="P117">Estados limpios tras aceptar cualquier solicitud.</text:p>
            </text:list-item>
            <text:list-item>
              <text:p text:style-name="P117">Conservación de tu estructura y estilo original, con pequeñas mejoras de legibilidad.</text:p>
            </text:list-item>
          </text:list>
          <text:p text:style-name="Text_20_body">Aquí va el fragmento nuevo de <text:span text:style-name="Source_20_Text">aceptarPeticion</text:span> que sustituye el anterior y que ya está integrado en el código que sigue:</text:p>
          <text:p text:style-name="Text_20_body">tsx</text:p>
          <text:p text:style-name="P98"><text:span text:style-name="Source_20_Text">const aceptarPeticion = (pid: string) =&gt; {</text:span></text:p>
          <text:p text:style-name="P98"><text:span text:style-name="Source_20_Text"><text:s text:c="2"/>const p = peticiones[pid];</text:span></text:p>
          <text:p text:style-name="P98"><text:span text:style-name="Source_20_Text"><text:s text:c="2"/>if (!seleccionPara) return alert("⚠️ Selecciona un trabajador para asignarlo.");</text:span></text:p>
          <text:p text:style-name="P98"/>
          <text:p text:style-name="P98"><text:span text:style-name="Source_20_Text"><text:s text:c="2"/>let confirmarMensaje = "";</text:span></text:p>
          <text:p text:style-name="P98"/>
          <text:p text:style-name="P98"><text:span text:style-name="Source_20_Text"><text:s text:c="2"/>if (!p.permuta) {</text:span></text:p>
          <text:p text:style-name="P98"><text:span text:style-name="Source_20_Text"><text:s text:c="4"/>confirmarMensaje = `¿Quieres confirmar que ${nombrePorId(seleccionPara)} haga la clave ${p.clave} a ${nombrePorId(p.de)}?`;</text:span></text:p>
          <text:p text:style-name="P98"><text:span text:style-name="Source_20_Text"><text:s text:c="2"/>} else if (modoAceptacion === "sin-permuta") {</text:span></text:p>
          <text:p text:style-name="P98"><text:span text:style-name="Source_20_Text"><text:s text:c="4"/>confirmarMensaje =</text:span></text:p>
          <text:p text:style-name="P98"><text:span text:style-name="Source_20_Text"><text:s text:c="6"/>`¿Quieres confirmar que ${nombrePorId(seleccionPara)} haga la clave ${p.clave} a ${nombrePorId(p.de)}?\n` +</text:span></text:p>
          <text:p text:style-name="P98"><text:span text:style-name="Source_20_Text"><text:s text:c="6"/>`Recuerda ponerte en contacto con el compañero por si le cuadra realizar otra clave.`;</text:span></text:p>
          <text:p text:style-name="P98"><text:span text:style-name="Source_20_Text"><text:s text:c="2"/>} else if (modoAceptacion === "con-permuta") {</text:span></text:p>
          <text:p text:style-name="P98"><text:span text:style-name="Source_20_Text"><text:s text:c="4"/>if (!nuevoDe || !nuevaFecha || !nuevaClave) {</text:span></text:p>
          <text:p text:style-name="P98"><text:span text:style-name="Source_20_Text"><text:s text:c="6"/>return alert("⚠️ Completa los datos de devolución para crear la permuta.");</text:span></text:p>
          <text:p text:style-name="P98"><text:span text:style-name="Source_20_Text"><text:s text:c="4"/>}</text:span></text:p>
          <text:p text:style-name="P98"/>
          <text:p text:style-name="P98"><text:span text:style-name="Source_20_Text"><text:s text:c="4"/>confirmarMensaje =</text:span></text:p>
          <text:p text:style-name="P98"><text:soft-page-break/><text:span text:style-name="Source_20_Text"><text:s text:c="6"/>`¿Quieres que ${nombrePorId(seleccionPara)} haga la clave ${p.clave} a ${nombrePorId(p.de)} a cambio de la clave ${nuevaClave}?\n` +</text:span></text:p>
          <text:p text:style-name="P98"><text:span text:style-name="Source_20_Text"><text:s text:c="6"/>`Recuerda ponerte en contacto con el compañero para asegurar la conformidad del cambio.`;</text:span></text:p>
          <text:p text:style-name="P98"><text:span text:style-name="Source_20_Text"><text:s text:c="2"/>}</text:span></text:p>
          <text:p text:style-name="P98"/>
          <text:p text:style-name="P98"><text:span text:style-name="Source_20_Text"><text:s text:c="2"/>const confirmar = window.confirm(confirmarMensaje);</text:span></text:p>
          <text:p text:style-name="P98"><text:span text:style-name="Source_20_Text"><text:s text:c="2"/>if (!confirmar) return;</text:span></text:p>
          <text:p text:style-name="P98"/>
          <text:p text:style-name="P98"><text:span text:style-name="Source_20_Text"><text:s text:c="2"/>update(ref(db, `peticiones/${pid}`), { para: seleccionPara });</text:span></text:p>
          <text:p text:style-name="P98"/>
          <text:p text:style-name="P98"><text:span text:style-name="Source_20_Text"><text:s text:c="2"/>if (p.permuta &amp;&amp; modoAceptacion === "con-permuta") {</text:span></text:p>
          <text:p text:style-name="P98"><text:span text:style-name="Source_20_Text"><text:s text:c="4"/>const nuevaPeticion: Peticion = {</text:span></text:p>
          <text:p text:style-name="P98"><text:span text:style-name="Source_20_Text"><text:s text:c="6"/>de: nuevoDe,</text:span></text:p>
          <text:p text:style-name="P98"><text:span text:style-name="Source_20_Text"><text:s text:c="6"/>para: p.de,</text:span></text:p>
          <text:p text:style-name="P98"><text:span text:style-name="Source_20_Text"><text:s text:c="6"/>fecha: nuevaFecha,</text:span></text:p>
          <text:p text:style-name="P98"><text:span text:style-name="Source_20_Text"><text:s text:c="6"/>clave: nuevaClave,</text:span></text:p>
          <text:p text:style-name="P98"><text:span text:style-name="Source_20_Text"><text:s text:c="6"/>permuta: true</text:span></text:p>
          <text:p text:style-name="P98"><text:span text:style-name="Source_20_Text"><text:s text:c="4"/>};</text:span></text:p>
          <text:p text:style-name="P98"/>
          <text:p text:style-name="P98"><text:span text:style-name="Source_20_Text"><text:s text:c="4"/>push(ref(db, "peticiones"), nuevaPeticion);</text:span></text:p>
          <text:p text:style-name="P98"><text:span text:style-name="Source_20_Text"><text:s text:c="2"/>}</text:span></text:p>
          <text:p text:style-name="P98"/>
          <text:p text:style-name="P98"><text:span text:style-name="Source_20_Text"><text:s text:c="2"/>setSelectorActivo(null);</text:span></text:p>
          <text:p text:style-name="P98"><text:span text:style-name="Source_20_Text"><text:s text:c="2"/>setSeleccionPara("");</text:span></text:p>
          <text:p text:style-name="P98"><text:span text:style-name="Source_20_Text"><text:s text:c="2"/>setModoAceptacion("sin-permuta");</text:span></text:p>
          <text:p text:style-name="P98"><text:span text:style-name="Source_20_Text"><text:s text:c="2"/>setNuevoDe("");</text:span></text:p>
          <text:p text:style-name="P98"><text:span text:style-name="Source_20_Text"><text:s text:c="2"/>setNuevaFecha("");</text:span></text:p>
          <text:p text:style-name="P98"><text:span text:style-name="Source_20_Text"><text:s text:c="2"/>setNuevaClave("");</text:span></text:p>
          <text:p text:style-name="P98"><text:span text:style-name="Source_20_Text">};</text:span></text:p>
          <text:p text:style-name="Text_20_body">Si necesitas que el mensaje de confirmación sea en un <text:span text:style-name="Source_20_Text">modal</text:span> estilizado con Tailwind para un look más pro, me dices y lo montamos rapidito 💅</text:p>
          <text:p text:style-name="Text_20_body">¿Te gustaría que también integre una validación de fechas para evitar que se crucen claves incompatibles o días pasados?</text:p>
        </text:section>
        <text:section text:style-name="Sect2" text:name="k897CAivukiDEwyN7Nyqf-user-message">
          <text:p text:style-name="P19">Creo que no me expresé bien. Cuando hay una petición que admita permuta (es decir, permuta:true), en la ficha de la petición muestres dos botones diferentes. Uno, serviría para aceptar la petición sin hacer permuta, es decir, igual que las peticiones con permuta:false, se añadiría al nuevo compañero que va al "para". Pero el otro botón, "Aceptar con permuta", desplegaría el formulario para añadir <text:soft-page-break/>compañero, fecha, clave, y se actualizaría el "para" de la petición, y a mayores se crearía una nueva con "de" "para" inversos, la clave, la fecha, permuta:true.</text:p>
        </text:section>
        <text:section text:style-name="Sect2" text:name="RCBbPqptQDb9o7aBcrR8C-content-0">
          <text:p text:style-name="P20">¡Ahora sí, Carlos! Te he entendido perfectamente. Vamos a modificar la sección de cada petición activa para que:</text:p>
          <text:h text:style-name="P94" text:outline-level="2"><text:bookmark-start text:name="__RefHeading___Toc14776_2917578271"/>✨ ¿Qué cambia en la ficha de cada petición?<text:bookmark-end text:name="__RefHeading___Toc14776_2917578271"/></text:h>
          <text:list text:style-name="L89">
            <text:list-item>
              <text:p text:style-name="P118">Si <text:span text:style-name="Source_20_Text">permuta</text:span> es <text:span text:style-name="Source_20_Text">false</text:span>: 🔹 aparece solo <text:span text:style-name="Strong_20_Emphasis">un botón</text:span>: “Aceptar”.</text:p>
            </text:list-item>
            <text:list-item>
              <text:p text:style-name="P118">Si <text:span text:style-name="Source_20_Text">permuta</text:span> es <text:span text:style-name="Source_20_Text">true</text:span>: 🔹 aparecen <text:span text:style-name="Strong_20_Emphasis">dos botones</text:span>:</text:p>
              <text:list>
                <text:list-item>
                  <text:p text:style-name="P118"><text:span text:style-name="Strong_20_Emphasis">Aceptar sin permuta</text:span> → actualiza solo <text:span text:style-name="Source_20_Text">para</text:span>.</text:p>
                </text:list-item>
                <text:list-item>
                  <text:p text:style-name="P118"><text:span text:style-name="Strong_20_Emphasis">Aceptar con permuta</text:span> → despliega formulario y, al confirmar:</text:p>
                  <text:list>
                    <text:list-item>
                      <text:p text:style-name="P118">actualiza <text:span text:style-name="Source_20_Text">para</text:span> en la original.</text:p>
                    </text:list-item>
                    <text:list-item>
                      <text:p text:style-name="P118">crea una nueva petición espejo con datos de devolución.</text:p>
                    </text:list-item>
                  </text:list>
                </text:list-item>
              </text:list>
            </text:list-item>
          </text:list>
          <text:h text:style-name="P94" text:outline-level="2"><text:bookmark-start text:name="__RefHeading___Toc14778_2917578271"/>✅ Te dejo el nuevo bloque de render para el listado<text:bookmark-end text:name="__RefHeading___Toc14778_2917578271"/></text:h>
          <text:p text:style-name="Text_20_body">Este reemplaza el fragmento donde se manejan las peticiones sin <text:span text:style-name="Source_20_Text">p.para</text:span>.</text:p>
          <text:p text:style-name="Text_20_body">tsx</text:p>
          <text:p text:style-name="P98"><text:span text:style-name="Source_20_Text">{p.para ? (</text:span></text:p>
          <text:p text:style-name="P98"><text:span text:style-name="Source_20_Text"><text:s text:c="2"/>&lt;p className="mt-2 text-green-700"&gt;✅ Aceptada por {nombrePorId(p.para)}&lt;/p&gt;</text:span></text:p>
          <text:p text:style-name="P98"><text:span text:style-name="Source_20_Text">) : (</text:span></text:p>
          <text:p text:style-name="P98"><text:span text:style-name="Source_20_Text"><text:s text:c="2"/>selectorActivo === pid ? (</text:span></text:p>
          <text:p text:style-name="P98"><text:span text:style-name="Source_20_Text"><text:s text:c="4"/>&lt;div className="mt-4 space-y-3 text-sm"&gt;</text:span></text:p>
          <text:p text:style-name="P98"><text:span text:style-name="Source_20_Text"><text:s text:c="6"/>&lt;p className="text-yellow-700 font-medium"&gt;</text:span></text:p>
          <text:p text:style-name="P98"><text:span text:style-name="Source_20_Text"><text:s text:c="8"/>⚠️ RECUERDA CONTACTAR CON EL COMPAÑERO ANTES DE ACEPTAR ESTA PETICIÓN PARA CONTRASTAR LA CONFORMIDAD.</text:span></text:p>
          <text:p text:style-name="P98"><text:span text:style-name="Source_20_Text"><text:s text:c="6"/>&lt;/p&gt;</text:span></text:p>
          <text:p text:style-name="P98"/>
          <text:p text:style-name="P98"><text:span text:style-name="Source_20_Text"><text:s text:c="6"/>&lt;label&gt;</text:span></text:p>
          <text:p text:style-name="P98"><text:span text:style-name="Source_20_Text"><text:s text:c="8"/>Compañero que acepta:</text:span></text:p>
          <text:p text:style-name="P98"><text:span text:style-name="Source_20_Text"><text:s text:c="8"/>&lt;select</text:span></text:p>
          <text:p text:style-name="P98"><text:span text:style-name="Source_20_Text"><text:s text:c="10"/>value={seleccionPara}</text:span></text:p>
          <text:p text:style-name="P98"><text:span text:style-name="Source_20_Text"><text:s text:c="10"/>onChange={(e) =&gt; setSeleccionPara(e.target.value)}</text:span></text:p>
          <text:p text:style-name="P98"><text:span text:style-name="Source_20_Text"><text:s text:c="10"/>className="border rounded w-full"</text:span></text:p>
          <text:p text:style-name="P98"><text:span text:style-name="Source_20_Text"><text:s text:c="8"/>&gt;</text:span></text:p>
          <text:p text:style-name="P98"><text:span text:style-name="Source_20_Text"><text:s text:c="10"/>&lt;option value=""&gt;Selecciona&lt;/option&gt;</text:span></text:p>
          <text:p text:style-name="P98"><text:span text:style-name="Source_20_Text"><text:s text:c="10"/>{trabajadores.map(t =&gt; &lt;option key={t.id} value={t.id}&gt;{t.nombre}&lt;/option&gt;)}</text:span></text:p>
          <text:p text:style-name="P98"><text:span text:style-name="Source_20_Text"><text:s text:c="8"/>&lt;/select&gt;</text:span></text:p>
          <text:p text:style-name="P98"><text:soft-page-break/><text:span text:style-name="Source_20_Text"><text:s text:c="6"/>&lt;/label&gt;</text:span></text:p>
          <text:p text:style-name="P98"/>
          <text:p text:style-name="P98"><text:span text:style-name="Source_20_Text"><text:s text:c="6"/>{p.permuta ? (</text:span></text:p>
          <text:p text:style-name="P98"><text:span text:style-name="Source_20_Text"><text:s text:c="8"/>&lt;&gt;</text:span></text:p>
          <text:p text:style-name="P98"><text:span text:style-name="Source_20_Text"><text:s text:c="10"/>&lt;button</text:span></text:p>
          <text:p text:style-name="P98"><text:span text:style-name="Source_20_Text"><text:s text:c="12"/>onClick={() =&gt; aceptarPeticion(pid, "sin-permuta")}</text:span></text:p>
          <text:p text:style-name="P98"><text:span text:style-name="Source_20_Text"><text:s text:c="12"/>className="bg-green-600 text-white px-4 py-1 rounded"</text:span></text:p>
          <text:p text:style-name="P98"><text:span text:style-name="Source_20_Text"><text:s text:c="10"/>&gt;</text:span></text:p>
          <text:p text:style-name="P98"><text:span text:style-name="Source_20_Text"><text:s text:c="12"/>Aceptar sin permuta</text:span></text:p>
          <text:p text:style-name="P98"><text:span text:style-name="Source_20_Text"><text:s text:c="10"/>&lt;/button&gt;</text:span></text:p>
          <text:p text:style-name="P98"/>
          <text:p text:style-name="P98"><text:span text:style-name="Source_20_Text"><text:s text:c="10"/>&lt;details className="border-t pt-3"&gt;</text:span></text:p>
          <text:p text:style-name="P98"><text:span text:style-name="Source_20_Text"><text:s text:c="12"/>&lt;summary className="cursor-pointer text-blue-600"&gt;Aceptar con permuta&lt;/summary&gt;</text:span></text:p>
          <text:p text:style-name="P98"><text:span text:style-name="Source_20_Text"><text:s text:c="12"/>&lt;div className="space-y-2 mt-3"&gt;</text:span></text:p>
          <text:p text:style-name="P98"><text:span text:style-name="Source_20_Text"><text:s text:c="14"/>&lt;label&gt;</text:span></text:p>
          <text:p text:style-name="P98"><text:span text:style-name="Source_20_Text"><text:s text:c="16"/>Compañero que devuelve:</text:span></text:p>
          <text:p text:style-name="P98"><text:span text:style-name="Source_20_Text"><text:s text:c="16"/>&lt;select</text:span></text:p>
          <text:p text:style-name="P98"><text:span text:style-name="Source_20_Text"><text:s text:c="18"/>value={nuevoDe}</text:span></text:p>
          <text:p text:style-name="P98"><text:span text:style-name="Source_20_Text"><text:s text:c="18"/>onChange={(e) =&gt; setNuevoDe(e.target.value)}</text:span></text:p>
          <text:p text:style-name="P98"><text:span text:style-name="Source_20_Text"><text:s text:c="18"/>className="border rounded w-full"</text:span></text:p>
          <text:p text:style-name="P98"><text:span text:style-name="Source_20_Text"><text:s text:c="16"/>&gt;</text:span></text:p>
          <text:p text:style-name="P98"><text:span text:style-name="Source_20_Text"><text:s text:c="18"/>&lt;option value=""&gt;Selecciona&lt;/option&gt;</text:span></text:p>
          <text:p text:style-name="P98"><text:span text:style-name="Source_20_Text"><text:s text:c="18"/>{trabajadores.map(t =&gt; &lt;option key={t.id} value={t.id}&gt;{t.nombre}&lt;/option&gt;)}</text:span></text:p>
          <text:p text:style-name="P98"><text:span text:style-name="Source_20_Text"><text:s text:c="16"/>&lt;/select&gt;</text:span></text:p>
          <text:p text:style-name="P98"><text:span text:style-name="Source_20_Text"><text:s text:c="14"/>&lt;/label&gt;</text:span></text:p>
          <text:p text:style-name="P98"><text:span text:style-name="Source_20_Text"><text:s text:c="14"/>&lt;label&gt;</text:span></text:p>
          <text:p text:style-name="P98"><text:span text:style-name="Source_20_Text"><text:s text:c="16"/>Fecha de devolución:</text:span></text:p>
          <text:p text:style-name="P98"><text:span text:style-name="Source_20_Text"><text:s text:c="16"/>&lt;input</text:span></text:p>
          <text:p text:style-name="P98"><text:span text:style-name="Source_20_Text"><text:s text:c="18"/>type="date"</text:span></text:p>
          <text:p text:style-name="P98"><text:span text:style-name="Source_20_Text"><text:s text:c="18"/>value={nuevaFecha}</text:span></text:p>
          <text:p text:style-name="P98"><text:span text:style-name="Source_20_Text"><text:s text:c="18"/>onChange={(e) =&gt; setNuevaFecha(e.target.value)}</text:span></text:p>
          <text:p text:style-name="P98"><text:span text:style-name="Source_20_Text"><text:s text:c="18"/>className="border rounded w-full"</text:span></text:p>
          <text:p text:style-name="P98"><text:span text:style-name="Source_20_Text"><text:s text:c="16"/>/&gt;</text:span></text:p>
          <text:p text:style-name="P98"><text:span text:style-name="Source_20_Text"><text:s text:c="14"/>&lt;/label&gt;</text:span></text:p>
          <text:p text:style-name="P98"><text:span text:style-name="Source_20_Text"><text:s text:c="14"/>&lt;label&gt;</text:span></text:p>
          <text:p text:style-name="P98"><text:soft-page-break/><text:span text:style-name="Source_20_Text"><text:s text:c="16"/>Clave de devolución:</text:span></text:p>
          <text:p text:style-name="P98"><text:span text:style-name="Source_20_Text"><text:s text:c="16"/>&lt;input</text:span></text:p>
          <text:p text:style-name="P98"><text:span text:style-name="Source_20_Text"><text:s text:c="18"/>type="text"</text:span></text:p>
          <text:p text:style-name="P98"><text:span text:style-name="Source_20_Text"><text:s text:c="18"/>value={nuevaClave}</text:span></text:p>
          <text:p text:style-name="P98"><text:span text:style-name="Source_20_Text"><text:s text:c="18"/>onChange={(e) =&gt; setNuevaClave(e.target.value)}</text:span></text:p>
          <text:p text:style-name="P98"><text:span text:style-name="Source_20_Text"><text:s text:c="18"/>className="border rounded w-full"</text:span></text:p>
          <text:p text:style-name="P98"><text:span text:style-name="Source_20_Text"><text:s text:c="16"/>/&gt;</text:span></text:p>
          <text:p text:style-name="P98"><text:span text:style-name="Source_20_Text"><text:s text:c="14"/>&lt;/label&gt;</text:span></text:p>
          <text:p text:style-name="P98"><text:span text:style-name="Source_20_Text"><text:s text:c="14"/>&lt;button</text:span></text:p>
          <text:p text:style-name="P98"><text:span text:style-name="Source_20_Text"><text:s text:c="16"/>onClick={() =&gt; aceptarPeticion(pid, "con-permuta")}</text:span></text:p>
          <text:p text:style-name="P98"><text:span text:style-name="Source_20_Text"><text:s text:c="16"/>className="bg-purple-600 text-white px-4 py-1 rounded"</text:span></text:p>
          <text:p text:style-name="P98"><text:span text:style-name="Source_20_Text"><text:s text:c="14"/>&gt;</text:span></text:p>
          <text:p text:style-name="P98"><text:span text:style-name="Source_20_Text"><text:s text:c="16"/>Confirmar permuta</text:span></text:p>
          <text:p text:style-name="P98"><text:span text:style-name="Source_20_Text"><text:s text:c="14"/>&lt;/button&gt;</text:span></text:p>
          <text:p text:style-name="P98"><text:span text:style-name="Source_20_Text"><text:s text:c="12"/>&lt;/div&gt;</text:span></text:p>
          <text:p text:style-name="P98"><text:span text:style-name="Source_20_Text"><text:s text:c="10"/>&lt;/details&gt;</text:span></text:p>
          <text:p text:style-name="P98"><text:span text:style-name="Source_20_Text"><text:s text:c="8"/>&lt;/&gt;</text:span></text:p>
          <text:p text:style-name="P98"><text:span text:style-name="Source_20_Text"><text:s text:c="6"/>) : (</text:span></text:p>
          <text:p text:style-name="P98"><text:span text:style-name="Source_20_Text"><text:s text:c="8"/>&lt;button</text:span></text:p>
          <text:p text:style-name="P98"><text:span text:style-name="Source_20_Text"><text:s text:c="10"/>onClick={() =&gt; aceptarPeticion(pid, "normal")}</text:span></text:p>
          <text:p text:style-name="P98"><text:span text:style-name="Source_20_Text"><text:s text:c="10"/>className="bg-green-600 text-white px-4 py-1 rounded"</text:span></text:p>
          <text:p text:style-name="P98"><text:span text:style-name="Source_20_Text"><text:s text:c="8"/>&gt;</text:span></text:p>
          <text:p text:style-name="P98"><text:span text:style-name="Source_20_Text"><text:s text:c="10"/>Aceptar</text:span></text:p>
          <text:p text:style-name="P98"><text:span text:style-name="Source_20_Text"><text:s text:c="8"/>&lt;/button&gt;</text:span></text:p>
          <text:p text:style-name="P98"><text:span text:style-name="Source_20_Text"><text:s text:c="6"/>)}</text:span></text:p>
          <text:p text:style-name="P98"><text:span text:style-name="Source_20_Text"><text:s text:c="4"/>&lt;/div&gt;</text:span></text:p>
          <text:p text:style-name="P98"><text:span text:style-name="Source_20_Text"><text:s text:c="2"/>) : (</text:span></text:p>
          <text:p text:style-name="P98"><text:span text:style-name="Source_20_Text"><text:s text:c="4"/>&lt;button</text:span></text:p>
          <text:p text:style-name="P98"><text:span text:style-name="Source_20_Text"><text:s text:c="6"/>onClick={() =&gt; setSelectorActivo(pid)}</text:span></text:p>
          <text:p text:style-name="P98"><text:span text:style-name="Source_20_Text"><text:s text:c="6"/>className="mt-2 text-blue-600 text-sm"</text:span></text:p>
          <text:p text:style-name="P98"><text:span text:style-name="Source_20_Text"><text:s text:c="4"/>&gt;</text:span></text:p>
          <text:p text:style-name="P98"><text:span text:style-name="Source_20_Text"><text:s text:c="6"/>Aceptar</text:span></text:p>
          <text:p text:style-name="P98"><text:span text:style-name="Source_20_Text"><text:s text:c="4"/>&lt;/button&gt;</text:span></text:p>
          <text:p text:style-name="P98"><text:span text:style-name="Source_20_Text"><text:s text:c="2"/>)</text:span></text:p>
          <text:p text:style-name="P98"><text:span text:style-name="Source_20_Text">)}</text:span></text:p>
          <text:h text:style-name="P94" text:outline-level="2"><text:bookmark-start text:name="__RefHeading___Toc14780_2917578271"/><text:soft-page-break/>🧠 Y ajusta la función <text:span text:style-name="Source_20_Text">aceptarPeticion</text:span> así:<text:bookmark-end text:name="__RefHeading___Toc14780_2917578271"/></text:h>
          <text:p text:style-name="Text_20_body">tsx</text:p>
          <text:p text:style-name="P98"><text:span text:style-name="Source_20_Text">const aceptarPeticion = (pid: string, modo: "normal" | "sin-permuta" | "con-permuta") =&gt; {</text:span></text:p>
          <text:p text:style-name="P98"><text:span text:style-name="Source_20_Text"><text:s text:c="2"/>const p = peticiones[pid];</text:span></text:p>
          <text:p text:style-name="P98"><text:span text:style-name="Source_20_Text"><text:s text:c="2"/>if (!seleccionPara) return alert("⚠️ Selecciona un trabajador para asignarlo.");</text:span></text:p>
          <text:p text:style-name="P98"/>
          <text:p text:style-name="P98"><text:span text:style-name="Source_20_Text"><text:s text:c="2"/>let mensaje = "";</text:span></text:p>
          <text:p text:style-name="P98"/>
          <text:p text:style-name="P98"><text:span text:style-name="Source_20_Text"><text:s text:c="2"/>if (modo === "normal" || modo === "sin-permuta") {</text:span></text:p>
          <text:p text:style-name="P98"><text:span text:style-name="Source_20_Text"><text:s text:c="4"/>mensaje = `¿Quieres confirmar que ${nombrePorId(seleccionPara)} haga la clave ${p.clave} a ${nombrePorId(p.de)}?`;</text:span></text:p>
          <text:p text:style-name="P98"/>
          <text:p text:style-name="P98"><text:span text:style-name="Source_20_Text"><text:s text:c="4"/>if (p.permuta) {</text:span></text:p>
          <text:p text:style-name="P98"><text:span text:style-name="Source_20_Text"><text:s text:c="6"/>mensaje += `\nRecuerda ponerte en contacto con el compañero por si le cuadra realizar otra clave.`;</text:span></text:p>
          <text:p text:style-name="P98"><text:span text:style-name="Source_20_Text"><text:s text:c="4"/>}</text:span></text:p>
          <text:p text:style-name="P98"/>
          <text:p text:style-name="P98"><text:span text:style-name="Source_20_Text"><text:s text:c="4"/>if (!window.confirm(mensaje)) return;</text:span></text:p>
          <text:p text:style-name="P98"><text:span text:style-name="Source_20_Text"><text:s text:c="4"/>update(ref(db, `peticiones/${pid}`), { para: seleccionPara });</text:span></text:p>
          <text:p text:style-name="P98"/>
          <text:p text:style-name="P98"><text:span text:style-name="Source_20_Text"><text:s text:c="2"/>} else if (modo === "con-permuta") {</text:span></text:p>
          <text:p text:style-name="P98"><text:span text:style-name="Source_20_Text"><text:s text:c="4"/>if (!nuevoDe || !nuevaFecha || !nuevaClave) {</text:span></text:p>
          <text:p text:style-name="P98"><text:span text:style-name="Source_20_Text"><text:s text:c="6"/>return alert("⚠️ Completa todos los datos de la permuta.");</text:span></text:p>
          <text:p text:style-name="P98"><text:span text:style-name="Source_20_Text"><text:s text:c="4"/>}</text:span></text:p>
          <text:p text:style-name="P98"/>
          <text:p text:style-name="P98"><text:span text:style-name="Source_20_Text"><text:s text:c="4"/>mensaje =</text:span></text:p>
          <text:p text:style-name="P98"><text:span text:style-name="Source_20_Text"><text:s text:c="6"/>`¿Quieres que ${nombrePorId(seleccionPara)} haga la clave ${p.clave} a ${nombrePorId(p.de)} a cambio de la clave ${nuevaClave}?\n` +</text:span></text:p>
          <text:p text:style-name="P98"><text:span text:style-name="Source_20_Text"><text:s text:c="6"/>`Recuerda ponerte en contacto con el compañero para asegurar la conformidad del cambio.`;</text:span></text:p>
          <text:p text:style-name="P98"/>
          <text:p text:style-name="P98"><text:span text:style-name="Source_20_Text"><text:s text:c="4"/>if (!window.confirm(mensaje)) return;</text:span></text:p>
          <text:p text:style-name="P98"/>
          <text:p text:style-name="P98"><text:span text:style-name="Source_20_Text"><text:s text:c="4"/>update(ref(db, `peticiones/${pid}`), { para: seleccionPara });</text:span></text:p>
          <text:p text:style-name="P98"/>
          <text:p text:style-name="P98"><text:span text:style-name="Source_20_Text"><text:s text:c="4"/>const nuevaPeticion: Peticion = {</text:span></text:p>
          <text:p text:style-name="P98"><text:soft-page-break/><text:span text:style-name="Source_20_Text"><text:s text:c="6"/>de: nuevoDe,</text:span></text:p>
          <text:p text:style-name="P98"><text:span text:style-name="Source_20_Text"><text:s text:c="6"/>para: p.de,</text:span></text:p>
          <text:p text:style-name="P98"><text:span text:style-name="Source_20_Text"><text:s text:c="6"/>fecha: nuevaFecha,</text:span></text:p>
          <text:p text:style-name="P98"><text:span text:style-name="Source_20_Text"><text:s text:c="6"/>clave: nuevaClave,</text:span></text:p>
          <text:p text:style-name="P98"><text:span text:style-name="Source_20_Text"><text:s text:c="6"/>permuta: true</text:span></text:p>
          <text:p text:style-name="P98"><text:span text:style-name="Source_20_Text"><text:s text:c="4"/>};</text:span></text:p>
          <text:p text:style-name="P98"/>
          <text:p text:style-name="P98"><text:span text:style-name="Source_20_Text"><text:s text:c="4"/>push(ref(db, "peticiones"), nuevaPeticion);</text:span></text:p>
          <text:p text:style-name="P98"><text:span text:style-name="Source_20_Text"><text:s text:c="2"/>}</text:span></text:p>
          <text:p text:style-name="P98"/>
          <text:p text:style-name="P98"><text:span text:style-name="Source_20_Text"><text:s text:c="2"/>// Reset</text:span></text:p>
          <text:p text:style-name="P98"><text:span text:style-name="Source_20_Text"><text:s text:c="2"/>setSelectorActivo(null);</text:span></text:p>
          <text:p text:style-name="P98"><text:span text:style-name="Source_20_Text"><text:s text:c="2"/>setSeleccionPara("");</text:span></text:p>
          <text:p text:style-name="P98"><text:span text:style-name="Source_20_Text"><text:s text:c="2"/>setModoAceptacion("sin-permuta");</text:span></text:p>
          <text:p text:style-name="P98"><text:span text:style-name="Source_20_Text"><text:s text:c="2"/>setNuevoDe("");</text:span></text:p>
          <text:p text:style-name="P98"><text:span text:style-name="Source_20_Text"><text:s text:c="2"/>setNuevaFecha("");</text:span></text:p>
          <text:p text:style-name="P98"><text:span text:style-name="Source_20_Text"><text:s text:c="2"/>setNuevaClave("");</text:span></text:p>
          <text:p text:style-name="P98"><text:span text:style-name="Source_20_Text">};</text:span></text:p>
          <text:p text:style-name="Text_20_body">¿Quieres que te lo pase ya todo integrado en el <text:span text:style-name="Source_20_Text">Bolsa.tsx</text:span> completo? Lo dejo listo para que puedas pegarlo sin más 😎. También podríamos destacar visualmente las permutas confirmadas. ¿Le damos ese toque?</text:p>
        </text:section>
        <text:section text:style-name="Sect2" text:name="26u9JrPXHCTSUy9eMJLtB-user-message">
          <text:p text:style-name="P19">Adelante. Pasa el bolsa.tsx completo con tus sugerencias y te digo.</text:p>
        </text:section>
        <text:section text:style-name="Sect2" text:name="E6fR6eHMWREacK1C2oJVD-content-0">
          <text:p text:style-name="P20">¡Perfecto! Aquí tienes el archivo <text:span text:style-name="Source_20_Text">Bolsa.tsx</text:span> completo con las mejoras que hablamos: gestión de peticiones con y sin permuta, botones diferenciados, formulario desplegable para permutas y confirmación visual. Está listo para pegar y probar.</text:p>
          <text:h text:style-name="P94" text:outline-level="2"><text:bookmark-start text:name="__RefHeading___Toc14782_2917578271"/>💻 <text:span text:style-name="Source_20_Text">Bolsa.tsx</text:span> completo con soporte para permutas<text:bookmark-end text:name="__RefHeading___Toc14782_2917578271"/></text:h>
          <text:p text:style-name="Text_20_body">tsx</text:p>
          <text:p text:style-name="P98"><text:span text:style-name="Source_20_Text">import { useEffect, useState } from "react";</text:span></text:p>
          <text:p text:style-name="P98"><text:span text:style-name="Source_20_Text">import { db } from "../lib/firebase";</text:span></text:p>
          <text:p text:style-name="P98"><text:span text:style-name="Source_20_Text">import { onValue, push, ref, update } from "firebase/database";</text:span></text:p>
          <text:p text:style-name="P98"><text:span text:style-name="Source_20_Text">import { Peticion, Trabajador } from "../types";</text:span></text:p>
          <text:p text:style-name="P98"/>
          <text:p text:style-name="P98"><text:span text:style-name="Source_20_Text">export default function Bolsa() {</text:span></text:p>
          <text:p text:style-name="P98"><text:span text:style-name="Source_20_Text"><text:s text:c="2"/>const [peticiones, setPeticiones] = useState&lt;Record&lt;string, Peticion&gt;&gt;({});</text:span></text:p>
          <text:p text:style-name="P98"><text:span text:style-name="Source_20_Text"><text:s text:c="2"/>const [trabajadores, setTrabajadores] = useState&lt;Trabajador[]&gt;([]);</text:span></text:p>
          <text:p text:style-name="P98"><text:span text:style-name="Source_20_Text"><text:s text:c="2"/>const [selectorActivo, setSelectorActivo] = useState&lt;string | null&gt;(null);</text:span></text:p>
          <text:p text:style-name="P98"><text:soft-page-break/><text:span text:style-name="Source_20_Text"><text:s text:c="2"/>const [seleccionPara, setSeleccionPara] = useState("");</text:span></text:p>
          <text:p text:style-name="P98"><text:span text:style-name="Source_20_Text"><text:s text:c="2"/>const [nuevoDe, setNuevoDe] = useState("");</text:span></text:p>
          <text:p text:style-name="P98"><text:span text:style-name="Source_20_Text"><text:s text:c="2"/>const [nuevaFecha, setNuevaFecha] = useState("");</text:span></text:p>
          <text:p text:style-name="P98"><text:span text:style-name="Source_20_Text"><text:s text:c="2"/>const [nuevaClave, setNuevaClave] = useState("");</text:span></text:p>
          <text:p text:style-name="P98"/>
          <text:p text:style-name="P98"><text:span text:style-name="Source_20_Text"><text:s text:c="2"/>useEffect(() =&gt; {</text:span></text:p>
          <text:p text:style-name="P98"><text:span text:style-name="Source_20_Text"><text:s text:c="4"/>const offPeticiones = onValue(ref(db, "peticiones"), snap =&gt; {</text:span></text:p>
          <text:p text:style-name="P98"><text:span text:style-name="Source_20_Text"><text:s text:c="6"/>const val = snap.val() || {};</text:span></text:p>
          <text:p text:style-name="P98"><text:span text:style-name="Source_20_Text"><text:s text:c="6"/>setPeticiones(val);</text:span></text:p>
          <text:p text:style-name="P98"><text:span text:style-name="Source_20_Text"><text:s text:c="4"/>});</text:span></text:p>
          <text:p text:style-name="P98"><text:span text:style-name="Source_20_Text"><text:s text:c="4"/>const offTrabajadores = onValue(ref(db, "trabajadores"), snap =&gt; {</text:span></text:p>
          <text:p text:style-name="P98"><text:span text:style-name="Source_20_Text"><text:s text:c="6"/>const val = snap.val() || {};</text:span></text:p>
          <text:p text:style-name="P98"><text:span text:style-name="Source_20_Text"><text:s text:c="6"/>setTrabajadores(Object.entries(val).map(([id, t]) =&gt; ({ id, ...(t as Trabajador) })));</text:span></text:p>
          <text:p text:style-name="P98"><text:span text:style-name="Source_20_Text"><text:s text:c="4"/>});</text:span></text:p>
          <text:p text:style-name="P98"><text:span text:style-name="Source_20_Text"><text:s text:c="4"/>return () =&gt; {</text:span></text:p>
          <text:p text:style-name="P98"><text:span text:style-name="Source_20_Text"><text:s text:c="6"/>offPeticiones();</text:span></text:p>
          <text:p text:style-name="P98"><text:span text:style-name="Source_20_Text"><text:s text:c="6"/>offTrabajadores();</text:span></text:p>
          <text:p text:style-name="P98"><text:span text:style-name="Source_20_Text"><text:s text:c="4"/>};</text:span></text:p>
          <text:p text:style-name="P98"><text:span text:style-name="Source_20_Text"><text:s text:c="2"/>}, []);</text:span></text:p>
          <text:p text:style-name="P98"/>
          <text:p text:style-name="P98"><text:span text:style-name="Source_20_Text"><text:s text:c="2"/>const nombrePorId = (id: string) =&gt; trabajadores.find(t =&gt; t.id === id)?.nombre || "👤";</text:span></text:p>
          <text:p text:style-name="P98"/>
          <text:p text:style-name="P98"><text:span text:style-name="Source_20_Text"><text:s text:c="2"/>const aceptarPeticion = (pid: string, modo: "normal" | "sin-permuta" | "con-permuta") =&gt; {</text:span></text:p>
          <text:p text:style-name="P98"><text:span text:style-name="Source_20_Text"><text:s text:c="4"/>const p = peticiones[pid];</text:span></text:p>
          <text:p text:style-name="P98"><text:span text:style-name="Source_20_Text"><text:s text:c="4"/>if (!seleccionPara) return alert("⚠️ Selecciona un trabajador para asignarlo.");</text:span></text:p>
          <text:p text:style-name="P98"/>
          <text:p text:style-name="P98"><text:span text:style-name="Source_20_Text"><text:s text:c="4"/>let mensaje = "";</text:span></text:p>
          <text:p text:style-name="P98"/>
          <text:p text:style-name="P98"><text:span text:style-name="Source_20_Text"><text:s text:c="4"/>if (modo === "normal" || modo === "sin-permuta") {</text:span></text:p>
          <text:p text:style-name="P98"><text:span text:style-name="Source_20_Text"><text:s text:c="6"/>mensaje = `¿Quieres confirmar que ${nombrePorId(seleccionPara)} haga la clave ${p.clave} a ${nombrePorId(p.de)}?`;</text:span></text:p>
          <text:p text:style-name="P98"/>
          <text:p text:style-name="P98"><text:span text:style-name="Source_20_Text"><text:s text:c="6"/>if (p.permuta) {</text:span></text:p>
          <text:p text:style-name="P98"><text:soft-page-break/><text:span text:style-name="Source_20_Text"><text:s text:c="8"/>mensaje += `\nRecuerda ponerte en contacto con el compañero por si le cuadra realizar otra clave.`;</text:span></text:p>
          <text:p text:style-name="P98"><text:span text:style-name="Source_20_Text"><text:s text:c="6"/>}</text:span></text:p>
          <text:p text:style-name="P98"/>
          <text:p text:style-name="P98"><text:span text:style-name="Source_20_Text"><text:s text:c="6"/>if (!window.confirm(mensaje)) return;</text:span></text:p>
          <text:p text:style-name="P98"><text:span text:style-name="Source_20_Text"><text:s text:c="6"/>update(ref(db, `peticiones/${pid}`), { para: seleccionPara });</text:span></text:p>
          <text:p text:style-name="P98"/>
          <text:p text:style-name="P98"><text:span text:style-name="Source_20_Text"><text:s text:c="4"/>} else if (modo === "con-permuta") {</text:span></text:p>
          <text:p text:style-name="P98"><text:span text:style-name="Source_20_Text"><text:s text:c="6"/>if (!nuevoDe || !nuevaFecha || !nuevaClave) {</text:span></text:p>
          <text:p text:style-name="P98"><text:span text:style-name="Source_20_Text"><text:s text:c="8"/>return alert("⚠️ Completa todos los datos de la permuta.");</text:span></text:p>
          <text:p text:style-name="P98"><text:span text:style-name="Source_20_Text"><text:s text:c="6"/>}</text:span></text:p>
          <text:p text:style-name="P98"/>
          <text:p text:style-name="P98"><text:span text:style-name="Source_20_Text"><text:s text:c="6"/>mensaje =</text:span></text:p>
          <text:p text:style-name="P98"><text:span text:style-name="Source_20_Text"><text:s text:c="8"/>`¿Quieres que ${nombrePorId(seleccionPara)} haga la clave ${p.clave} a ${nombrePorId(p.de)} a cambio de la clave ${nuevaClave}?\n` +</text:span></text:p>
          <text:p text:style-name="P98"><text:span text:style-name="Source_20_Text"><text:s text:c="8"/>`Recuerda ponerte en contacto con el compañero para asegurar la conformidad del cambio.`;</text:span></text:p>
          <text:p text:style-name="P98"/>
          <text:p text:style-name="P98"><text:span text:style-name="Source_20_Text"><text:s text:c="6"/>if (!window.confirm(mensaje)) return;</text:span></text:p>
          <text:p text:style-name="P98"/>
          <text:p text:style-name="P98"><text:span text:style-name="Source_20_Text"><text:s text:c="6"/>update(ref(db, `peticiones/${pid}`), { para: seleccionPara });</text:span></text:p>
          <text:p text:style-name="P98"/>
          <text:p text:style-name="P98"><text:span text:style-name="Source_20_Text"><text:s text:c="6"/>const nuevaPeticion: Peticion = {</text:span></text:p>
          <text:p text:style-name="P98"><text:span text:style-name="Source_20_Text"><text:s text:c="8"/>de: nuevoDe,</text:span></text:p>
          <text:p text:style-name="P98"><text:span text:style-name="Source_20_Text"><text:s text:c="8"/>para: p.de,</text:span></text:p>
          <text:p text:style-name="P98"><text:span text:style-name="Source_20_Text"><text:s text:c="8"/>fecha: nuevaFecha,</text:span></text:p>
          <text:p text:style-name="P98"><text:span text:style-name="Source_20_Text"><text:s text:c="8"/>clave: nuevaClave,</text:span></text:p>
          <text:p text:style-name="P98"><text:span text:style-name="Source_20_Text"><text:s text:c="8"/>permuta: true</text:span></text:p>
          <text:p text:style-name="P98"><text:span text:style-name="Source_20_Text"><text:s text:c="6"/>};</text:span></text:p>
          <text:p text:style-name="P98"/>
          <text:p text:style-name="P98"><text:span text:style-name="Source_20_Text"><text:s text:c="6"/>push(ref(db, "peticiones"), nuevaPeticion);</text:span></text:p>
          <text:p text:style-name="P98"><text:span text:style-name="Source_20_Text"><text:s text:c="4"/>}</text:span></text:p>
          <text:p text:style-name="P98"/>
          <text:p text:style-name="P98"><text:span text:style-name="Source_20_Text"><text:s text:c="4"/>// Reset</text:span></text:p>
          <text:p text:style-name="P98"><text:span text:style-name="Source_20_Text"><text:s text:c="4"/>setSelectorActivo(null);</text:span></text:p>
          <text:p text:style-name="P98"><text:span text:style-name="Source_20_Text"><text:s text:c="4"/>setSeleccionPara("");</text:span></text:p>
          <text:p text:style-name="P98"><text:span text:style-name="Source_20_Text"><text:s text:c="4"/>setNuevoDe("");</text:span></text:p>
          <text:p text:style-name="P98"><text:soft-page-break/><text:span text:style-name="Source_20_Text"><text:s text:c="4"/>setNuevaFecha("");</text:span></text:p>
          <text:p text:style-name="P98"><text:span text:style-name="Source_20_Text"><text:s text:c="4"/>setNuevaClave("");</text:span></text:p>
          <text:p text:style-name="P98"><text:span text:style-name="Source_20_Text"><text:s text:c="2"/>};</text:span></text:p>
          <text:p text:style-name="P98"/>
          <text:p text:style-name="P98"><text:span text:style-name="Source_20_Text"><text:s text:c="2"/>return (</text:span></text:p>
          <text:p text:style-name="P98"><text:span text:style-name="Source_20_Text"><text:s text:c="4"/>&lt;div className="max-w-xl mx-auto px-4 py-8"&gt;</text:span></text:p>
          <text:p text:style-name="P98"><text:span text:style-name="Source_20_Text"><text:s text:c="6"/>&lt;h1 className="text-xl font-bold mb-6"&gt;📋 Peticiones activas&lt;/h1&gt;</text:span></text:p>
          <text:p text:style-name="P98"/>
          <text:p text:style-name="P98"><text:span text:style-name="Source_20_Text"><text:s text:c="6"/>{Object.entries(peticiones).map(([pid, p]) =&gt; (</text:span></text:p>
          <text:p text:style-name="P98"><text:span text:style-name="Source_20_Text"><text:s text:c="8"/>&lt;div key={pid} className="border p-4 rounded mb-4 bg-gray-50 shadow-sm"&gt;</text:span></text:p>
          <text:p text:style-name="P98"><text:span text:style-name="Source_20_Text"><text:s text:c="10"/>&lt;h2 className="font-semibold text-lg"&gt;</text:span></text:p>
          <text:p text:style-name="P98"><text:span text:style-name="Source_20_Text"><text:s text:c="12"/>{p.permuta &amp;&amp; "🔁 "} {nombrePorId(p.de)} ofrece la clave &lt;span className="font-mono"&gt;{p.clave}&lt;/span&gt; el {p.fecha}</text:span></text:p>
          <text:p text:style-name="P98"><text:span text:style-name="Source_20_Text"><text:s text:c="10"/>&lt;/h2&gt;</text:span></text:p>
          <text:p text:style-name="P98"/>
          <text:p text:style-name="P98"><text:span text:style-name="Source_20_Text"><text:s text:c="10"/>{p.para ? (</text:span></text:p>
          <text:p text:style-name="P98"><text:span text:style-name="Source_20_Text"><text:s text:c="12"/>&lt;p className="mt-2 text-green-700"&gt;✅ Aceptada por {nombrePorId(p.para)}&lt;/p&gt;</text:span></text:p>
          <text:p text:style-name="P98"><text:span text:style-name="Source_20_Text"><text:s text:c="10"/>) : (</text:span></text:p>
          <text:p text:style-name="P98"><text:span text:style-name="Source_20_Text"><text:s text:c="12"/>selectorActivo === pid ? (</text:span></text:p>
          <text:p text:style-name="P98"><text:span text:style-name="Source_20_Text"><text:s text:c="14"/>&lt;div className="mt-4 space-y-3 text-sm"&gt;</text:span></text:p>
          <text:p text:style-name="P98"><text:span text:style-name="Source_20_Text"><text:s text:c="16"/>&lt;p className="text-yellow-700 font-medium"&gt;</text:span></text:p>
          <text:p text:style-name="P98"><text:span text:style-name="Source_20_Text"><text:s text:c="18"/>⚠️ RECUERDA CONTACTAR CON EL COMPAÑERO ANTES DE ACEPTAR ESTA PETICIÓN PARA CONTRASTAR LA CONFORMIDAD.</text:span></text:p>
          <text:p text:style-name="P98"><text:span text:style-name="Source_20_Text"><text:s text:c="16"/>&lt;/p&gt;</text:span></text:p>
          <text:p text:style-name="P98"/>
          <text:p text:style-name="P98"><text:span text:style-name="Source_20_Text"><text:s text:c="16"/>&lt;label&gt;</text:span></text:p>
          <text:p text:style-name="P98"><text:span text:style-name="Source_20_Text"><text:s text:c="18"/>Compañero que acepta:</text:span></text:p>
          <text:p text:style-name="P98"><text:span text:style-name="Source_20_Text"><text:s text:c="18"/>&lt;select</text:span></text:p>
          <text:p text:style-name="P98"><text:span text:style-name="Source_20_Text"><text:s text:c="20"/>value={seleccionPara}</text:span></text:p>
          <text:p text:style-name="P98"><text:span text:style-name="Source_20_Text"><text:s text:c="20"/>onChange={(e) =&gt; setSeleccionPara(e.target.value)}</text:span></text:p>
          <text:p text:style-name="P98"><text:span text:style-name="Source_20_Text"><text:s text:c="20"/>className="border rounded w-full"</text:span></text:p>
          <text:p text:style-name="P98"><text:span text:style-name="Source_20_Text"><text:s text:c="18"/>&gt;</text:span></text:p>
          <text:p text:style-name="P98"><text:span text:style-name="Source_20_Text"><text:s text:c="20"/>&lt;option value=""&gt;Selecciona&lt;/option&gt;</text:span></text:p>
          <text:p text:style-name="P98"><text:span text:style-name="Source_20_Text"><text:s text:c="20"/>{trabajadores.map(t =&gt; &lt;option key={t.id} value={t.id}&gt;{t.nombre}&lt;/option&gt;)}</text:span></text:p>
          <text:p text:style-name="P98"><text:span text:style-name="Source_20_Text"><text:s text:c="18"/>&lt;/select&gt;</text:span></text:p>
          <text:p text:style-name="P98"><text:span text:style-name="Source_20_Text"><text:s text:c="16"/>&lt;/label&gt;</text:span></text:p>
          <text:p text:style-name="P98"><text:soft-page-break/></text:p>
          <text:p text:style-name="P98"><text:span text:style-name="Source_20_Text"><text:s text:c="16"/>{p.permuta ? (</text:span></text:p>
          <text:p text:style-name="P98"><text:span text:style-name="Source_20_Text"><text:s text:c="18"/>&lt;&gt;</text:span></text:p>
          <text:p text:style-name="P98"><text:span text:style-name="Source_20_Text"><text:s text:c="20"/>&lt;button</text:span></text:p>
          <text:p text:style-name="P98"><text:span text:style-name="Source_20_Text"><text:s text:c="22"/>onClick={() =&gt; aceptarPeticion(pid, "sin-permuta")}</text:span></text:p>
          <text:p text:style-name="P98"><text:span text:style-name="Source_20_Text"><text:s text:c="22"/>className="bg-green-600 text-white px-4 py-1 rounded"</text:span></text:p>
          <text:p text:style-name="P98"><text:span text:style-name="Source_20_Text"><text:s text:c="20"/>&gt;</text:span></text:p>
          <text:p text:style-name="P98"><text:span text:style-name="Source_20_Text"><text:s text:c="22"/>Aceptar sin permuta</text:span></text:p>
          <text:p text:style-name="P98"><text:span text:style-name="Source_20_Text"><text:s text:c="20"/>&lt;/button&gt;</text:span></text:p>
          <text:p text:style-name="P98"/>
          <text:p text:style-name="P98"><text:span text:style-name="Source_20_Text"><text:s text:c="20"/>&lt;details className="border-t pt-3"&gt;</text:span></text:p>
          <text:p text:style-name="P98"><text:span text:style-name="Source_20_Text"><text:s text:c="22"/>&lt;summary className="cursor-pointer text-blue-600"&gt;Aceptar con permuta&lt;/summary&gt;</text:span></text:p>
          <text:p text:style-name="P98"><text:span text:style-name="Source_20_Text"><text:s text:c="22"/>&lt;div className="space-y-2 mt-3"&gt;</text:span></text:p>
          <text:p text:style-name="P98"><text:span text:style-name="Source_20_Text"><text:s text:c="24"/>&lt;label&gt;</text:span></text:p>
          <text:p text:style-name="P98"><text:span text:style-name="Source_20_Text"><text:s text:c="26"/>Compañero que devuelve:</text:span></text:p>
          <text:p text:style-name="P98"><text:span text:style-name="Source_20_Text"><text:s text:c="26"/>&lt;select</text:span></text:p>
          <text:p text:style-name="P98"><text:span text:style-name="Source_20_Text"><text:s text:c="28"/>value={nuevoDe}</text:span></text:p>
          <text:p text:style-name="P98"><text:span text:style-name="Source_20_Text"><text:s text:c="28"/>onChange={(e) =&gt; setNuevoDe(e.target.value)}</text:span></text:p>
          <text:p text:style-name="P98"><text:span text:style-name="Source_20_Text"><text:s text:c="28"/>className="border rounded w-full"</text:span></text:p>
          <text:p text:style-name="P98"><text:span text:style-name="Source_20_Text"><text:s text:c="26"/>&gt;</text:span></text:p>
          <text:p text:style-name="P98"><text:span text:style-name="Source_20_Text"><text:s text:c="28"/>&lt;option value=""&gt;Selecciona&lt;/option&gt;</text:span></text:p>
          <text:p text:style-name="P98"><text:span text:style-name="Source_20_Text"><text:s text:c="28"/>{trabajadores.map(t =&gt; &lt;option key={t.id} value={t.id}&gt;{t.nombre}&lt;/option&gt;)}</text:span></text:p>
          <text:p text:style-name="P98"><text:span text:style-name="Source_20_Text"><text:s text:c="26"/>&lt;/select&gt;</text:span></text:p>
          <text:p text:style-name="P98"><text:span text:style-name="Source_20_Text"><text:s text:c="24"/>&lt;/label&gt;</text:span></text:p>
          <text:p text:style-name="P98"><text:span text:style-name="Source_20_Text"><text:s text:c="24"/>&lt;label&gt;</text:span></text:p>
          <text:p text:style-name="P98"><text:span text:style-name="Source_20_Text"><text:s text:c="26"/>Fecha de devolución:</text:span></text:p>
          <text:p text:style-name="P98"><text:span text:style-name="Source_20_Text"><text:s text:c="26"/>&lt;input</text:span></text:p>
          <text:p text:style-name="P98"><text:span text:style-name="Source_20_Text"><text:s text:c="28"/>type="date"</text:span></text:p>
          <text:p text:style-name="P98"><text:span text:style-name="Source_20_Text"><text:s text:c="28"/>value={nuevaFecha}</text:span></text:p>
          <text:p text:style-name="P98"><text:span text:style-name="Source_20_Text"><text:s text:c="28"/>onChange={(e) =&gt; setNuevaFecha(e.target.value)}</text:span></text:p>
          <text:p text:style-name="P98"><text:span text:style-name="Source_20_Text"><text:s text:c="28"/>className="border rounded w-full"</text:span></text:p>
          <text:p text:style-name="P98"><text:span text:style-name="Source_20_Text"><text:s text:c="26"/>/&gt;</text:span></text:p>
          <text:p text:style-name="P98"><text:span text:style-name="Source_20_Text"><text:s text:c="24"/>&lt;/label&gt;</text:span></text:p>
          <text:p text:style-name="P98"><text:span text:style-name="Source_20_Text"><text:s text:c="24"/>&lt;label&gt;</text:span></text:p>
          <text:p text:style-name="P98"><text:span text:style-name="Source_20_Text"><text:s text:c="26"/>Clave de devolución:</text:span></text:p>
          <text:p text:style-name="P98"><text:soft-page-break/><text:span text:style-name="Source_20_Text"><text:s text:c="26"/>&lt;input</text:span></text:p>
          <text:p text:style-name="P98"><text:span text:style-name="Source_20_Text"><text:s text:c="28"/>type="text"</text:span></text:p>
          <text:p text:style-name="P98"><text:span text:style-name="Source_20_Text"><text:s text:c="28"/>value={nuevaClave}</text:span></text:p>
          <text:p text:style-name="P98"><text:span text:style-name="Source_20_Text"><text:s text:c="28"/>onChange={(e) =&gt; setNuevaClave(e.target.value)}</text:span></text:p>
          <text:p text:style-name="P98"><text:span text:style-name="Source_20_Text"><text:s text:c="28"/>className="border rounded w-full"</text:span></text:p>
          <text:p text:style-name="P98"><text:span text:style-name="Source_20_Text"><text:s text:c="26"/>/&gt;</text:span></text:p>
          <text:p text:style-name="P98"><text:span text:style-name="Source_20_Text"><text:s text:c="24"/>&lt;/label&gt;</text:span></text:p>
          <text:p text:style-name="P98"><text:span text:style-name="Source_20_Text"><text:s text:c="24"/>&lt;button</text:span></text:p>
          <text:p text:style-name="P98"><text:span text:style-name="Source_20_Text"><text:s text:c="26"/>onClick={() =&gt; aceptarPeticion(pid, "con-permuta")}</text:span></text:p>
          <text:p text:style-name="P98"><text:span text:style-name="Source_20_Text"><text:s text:c="26"/>className="bg-purple-600 text-white px-4 py-1 rounded"</text:span></text:p>
          <text:p text:style-name="P98"><text:span text:style-name="Source_20_Text"><text:s text:c="24"/>&gt;</text:span></text:p>
          <text:p text:style-name="P98"><text:span text:style-name="Source_20_Text"><text:s text:c="26"/>Confirmar permuta</text:span></text:p>
          <text:p text:style-name="P98"><text:span text:style-name="Source_20_Text"><text:s text:c="24"/>&lt;/button&gt;</text:span></text:p>
          <text:p text:style-name="P98"><text:span text:style-name="Source_20_Text"><text:s text:c="22"/>&lt;/div&gt;</text:span></text:p>
          <text:p text:style-name="P98"><text:span text:style-name="Source_20_Text"><text:s text:c="20"/>&lt;/details&gt;</text:span></text:p>
          <text:p text:style-name="P98"><text:span text:style-name="Source_20_Text"><text:s text:c="18"/>&lt;/&gt;</text:span></text:p>
          <text:p text:style-name="P98"><text:span text:style-name="Source_20_Text"><text:s text:c="16"/>) : (</text:span></text:p>
          <text:p text:style-name="P98"><text:span text:style-name="Source_20_Text"><text:s text:c="18"/>&lt;button</text:span></text:p>
          <text:p text:style-name="P98"><text:span text:style-name="Source_20_Text"><text:s text:c="20"/>onClick={() =&gt; aceptarPeticion(pid, "normal")}</text:span></text:p>
          <text:p text:style-name="P98"><text:span text:style-name="Source_20_Text"><text:s text:c="20"/>className="bg-green-600 text-white px-4 py-1 rounded"</text:span></text:p>
          <text:p text:style-name="P98"><text:span text:style-name="Source_20_Text"><text:s text:c="18"/>&gt;</text:span></text:p>
          <text:p text:style-name="P98"><text:span text:style-name="Source_20_Text"><text:s text:c="20"/>Aceptar</text:span></text:p>
          <text:p text:style-name="P98"><text:span text:style-name="Source_20_Text"><text:s text:c="18"/>&lt;/button&gt;</text:span></text:p>
          <text:p text:style-name="P98"><text:span text:style-name="Source_20_Text"><text:s text:c="16"/>)}</text:span></text:p>
          <text:p text:style-name="P98"><text:span text:style-name="Source_20_Text"><text:s text:c="14"/>&lt;/div&gt;</text:span></text:p>
          <text:p text:style-name="P98"><text:span text:style-name="Source_20_Text"><text:s text:c="12"/>) : (</text:span></text:p>
          <text:p text:style-name="P98"><text:span text:style-name="Source_20_Text"><text:s text:c="14"/>&lt;button</text:span></text:p>
          <text:p text:style-name="P98"><text:span text:style-name="Source_20_Text"><text:s text:c="16"/>onClick={() =&gt; setSelectorActivo(pid)}</text:span></text:p>
          <text:p text:style-name="P98"><text:span text:style-name="Source_20_Text"><text:s text:c="16"/>className="mt-2 text-blue-600 text-sm"</text:span></text:p>
          <text:p text:style-name="P98"><text:span text:style-name="Source_20_Text"><text:s text:c="14"/>&gt;</text:span></text:p>
          <text:p text:style-name="P98"><text:span text:style-name="Source_20_Text"><text:s text:c="16"/>Aceptar</text:span></text:p>
          <text:p text:style-name="P98"><text:span text:style-name="Source_20_Text"><text:s text:c="14"/>&lt;/button&gt;</text:span></text:p>
          <text:p text:style-name="P98"><text:span text:style-name="Source_20_Text"><text:s text:c="12"/>)</text:span></text:p>
          <text:p text:style-name="P98"><text:span text:style-name="Source_20_Text"><text:s text:c="10"/>)}</text:span></text:p>
          <text:p text:style-name="P98"><text:span text:style-name="Source_20_Text"><text:s text:c="8"/>&lt;/div&gt;</text:span></text:p>
          <text:p text:style-name="P98"><text:span text:style-name="Source_20_Text"><text:s text:c="6"/>))}</text:span></text:p>
          <text:p text:style-name="P98"><text:soft-page-break/><text:span text:style-name="Source_20_Text"><text:s text:c="4"/>&lt;/div&gt;</text:span></text:p>
          <text:p text:style-name="P98"><text:span text:style-name="Source_20_Text"><text:s text:c="2"/>);</text:span></text:p>
          <text:p text:style-name="P98"><text:span text:style-name="Source_20_Text">}</text:span></text:p>
          <text:p text:style-name="Text_20_body">¿Lo probamos juntos? Si todo cuadra, puedo ayudarte a destacar las peticiones ya permutadas con estilos especiales o añadir filtros para ver solo las pendientes. ¡Tú mandas! 😄</text:p>
        </text:section>
        <text:section text:style-name="Sect2" text:name="9NaDqLtSTaxSiZfZePqYH-user-message">
          <text:p text:style-name="P19">Te paso el Bolsa.tsx que tenía, aplicame los cambios sobre este, gracias: import { useEffect, useState } from "react"; import { db, ref, onValue, push, update } from "../firebase/config"; type Trabajador = { id: string; nombre: string; }; type Peticion = { de: string; para: string; fecha: string; clave: string; permuta: boolean; }; const Bolsa: React.FC = () =&gt; { const [trabajadores, setTrabajadores] = useState&lt;Trabajador[]&gt;([]); const [peticiones, setPeticiones] = useState&lt;{ [id: string]: Peticion }&gt;({}); const [nuevoDe, setNuevoDe] = useState(""); const [nuevaFecha, setNuevaFecha] = useState(""); const [nuevaClave, setNuevaClave] = useState(""); const [permuta, setPermuta] = useState(false); const [selectorActivo, setSelectorActivo] = useState&lt;string | null&gt;(null); const [seleccionPara, setSeleccionPara] = useState(""); useEffect(() =&gt; { onValue(ref(db, "trabajadores"), snap =&gt; { const data = snap.val() || []; const lista = data .map((t: any, index: number) =&gt; t ? { id: index.toString(), nombre: t.nombre } : null) .filter(Boolean) as Trabajador[]; lista.sort((a, b) =&gt; a.nombre.localeCompare(b.nombre)); setTrabajadores(lista); }); onValue(ref(db, "peticiones"), snap =&gt; { setPeticiones(snap.val() || {}); }); }, []); const nombrePorId = (id: string) =&gt; trabajadores.find((t) =&gt; t.id === id)?.nombre || "¿?"; const enviarPeticion = () =&gt; { if (!nuevoDe || !nuevaFecha || !nuevaClave) return alert("⚠️ Completa todos los campos."); const confirmar = window.confirm(`¿Confirmas pedir ayuda para el ${nuevaFecha}?`); if (!confirmar) return; push(ref(db, "peticiones"), { de: nuevoDe, para: "", fecha: nuevaFecha, clave: nuevaClave, permuta }); setNuevoDe(""); setNuevaFecha(""); setNuevaClave(""); setPermuta(false); }; const [modoAceptacion, setModoAceptacion] = useState("sin-permuta"); const aceptarPeticion = (pid: string) =&gt; { const p = peticiones[pid]; if (!seleccionPara) return alert("⚠️ Selecciona un trabajador para asignarlo."); let confirmarMensaje = ""; if (!p.permuta) { confirmarMensaje = `¿Quieres confirmar que ${nombrePorId(seleccionPara)} haga la clave ${p.clave} a ${nombrePorId(p.de)}?`; } else if (modoAceptacion === "sin-permuta") { confirmarMensaje = `¿Quieres confirmar que ${nombrePorId(seleccionPara)} haga la clave ${p.clave} a ${nombrePorId(p.de)}?\n` + `Recuerda ponerte en contacto con el compañero por si le cuadra realizar otra clave.`; } else if (modoAceptacion === "con-permuta") { if (!nuevoDe || !nuevaFecha || !nuevaClave) { return alert("⚠️ Completa los datos de devolución para crear la permuta."); } confirmarMensaje = `¿Quieres que ${nombrePorId(seleccionPara)} haga la clave ${p.clave} a ${nombrePorId(p.de)} a cambio de la clave ${nuevaClave}?\n` + `Recuerda ponerte en contacto con el compañero para asegurar la conformidad del cambio.`; } const confirmar = window.confirm(confirmarMensaje); if (!confirmar) return; update(ref(db, `peticiones/${pid}`), { para: seleccionPara }); if (p.permuta &amp;&amp; modoAceptacion === "con-permuta") { const nuevaPeticion: Peticion = { de: nuevoDe, para: p.de, fecha: nuevaFecha, clave: nuevaClave, permuta: true }; push(ref(db, "peticiones"), nuevaPeticion); } setSelectorActivo(null); setSeleccionPara(""); setModoAceptacion("sin-permuta"); setNuevoDe(""); setNuevaFecha(""); setNuevaClave(""); } const peticionesOrdenadas = Object.entries(peticiones).sort((a, b) =&gt; { const fechaA = new Date(a[1].fecha).getTime(); const fechaB = new Date(b[1].fecha).getTime(); return fechaB - fechaA; // Más recientes primero }); return ( &lt;div className="p-6 max-w-3xl mx-auto"&gt; &lt;h2 className="text-2xl font-bold mb-6"&gt;🎯 Bolsa de Turnos&lt;/h2&gt; {/* 📤 Formulario */} &lt;div className="mb-8 border rounded p-4 bg-gray-50"&gt; &lt;h3 className="text-lg font-semibold mb-4"&gt;Solicitud de claves&lt;/h3&gt; &lt;div className="flex flex-col gap-2 text-sm"&gt; &lt;label&gt; Trabajador solicitante: &lt;select className="border rounded px-2 py-1 w-full" value={nuevoDe} onChange={(e) =&gt; setNuevoDe(e.target.value)}&gt; &lt;option value=""&gt;Selecciona&lt;/option&gt; {trabajadores.map(t =&gt; &lt;option key={t.id} value={t.id}&gt;{t.nombre}&lt;/option&gt;)} &lt;/select&gt; &lt;/label&gt; &lt;label&gt; Fecha: &lt;input type="date" className="border rounded px-2 py-1 w-full" <text:soft-page-break/>value={nuevaFecha} onChange={(e) =&gt; setNuevaFecha(e.target.value)} /&gt; &lt;/label&gt; &lt;label&gt; Clave (código del turno): &lt;input type="text" className="border rounded px-2 py-1 w-full" value={nuevaClave} onChange={(e) =&gt; setNuevaClave(e.target.value)} /&gt; &lt;/label&gt; &lt;label className="flex items-center gap-2"&gt; &lt;input type="checkbox" checked={permuta} onChange={(e) =&gt; setPermuta(e.target.checked)} /&gt; Acepto permuta &lt;/label&gt; &lt;button onClick={enviarPeticion} className="bg-blue-600 text-white px-4 py-2 rounded w-fit mt-2"&gt; Guardar petición &lt;/button&gt; &lt;/div&gt; &lt;/div&gt; {/* 📋 Listado */} &lt;h3 className="text-lg font-semibold mb-4"&gt;📌 Peticiones activas&lt;/h3&gt; &lt;ul className="space-y-4"&gt; {peticionesOrdenadas.map(([pid, p]) =&gt; ( &lt;li key={pid} className={`border rounded p-3 shadow-sm text-sm ${p.para ? "border-green-400 bg-green-50" : "bg-white"}`}&gt; &lt;p&gt;&lt;strong&gt;{nombrePorId(p.de)}&lt;/strong&gt; solicita el &lt;strong&gt;{p.fecha}&lt;/strong&gt;&lt;/p&gt; &lt;p&gt;Clave: {p.clave} {p.permuta &amp;&amp; &lt;span className="text-yellow-600 ml-2"&gt;(Acepto Permuta)&lt;/span&gt;}&lt;/p&gt; {p.para ? ( &lt;p className="mt-2 text-green-700"&gt;✅ Aceptada por {nombrePorId(p.para)}&lt;/p&gt; ) : ( selectorActivo === pid ? ( &lt;div className="mt-2 flex flex-col gap-2"&gt; &lt;select className="border rounded px-2 py-1 w-full text-sm" value={seleccionPara} onChange={(e) =&gt; setSeleccionPara(e.target.value)}&gt; &lt;option value=""&gt;Selecciona compañero&lt;/option&gt; {trabajadores.map(t =&gt; &lt;option key={t.id} value={t.id}&gt;{t.nombre}&lt;/option&gt;)} &lt;/select&gt; &lt;button onClick={() =&gt; aceptarPeticion(pid)} className="bg-green-500 text-white px-3 py-1 rounded text-sm"&gt;Aceptar solicitud&lt;/button&gt; &lt;/div&gt; ) : ( &lt;button onClick={() =&gt; setSelectorActivo(pid)} className="mt-2 text-blue-600 text-sm"&gt;Aceptar&lt;/button&gt; ) )} &lt;/li&gt; ))} &lt;/ul&gt; &lt;/div&gt; ); }; export default Bolsa;</text:p>
        </text:section>
        <text:section text:style-name="Sect2" text:name="RK3aQLSBteXE7w3WhFgHy-content-0">
          <text:p text:style-name="P20">¡Genial, Carlos! Te lo he integrado respetando tu estructura base y aplicando las mejoras para gestionar peticiones con opción de permuta, incluyendo:</text:p>
          <text:list text:style-name="L90">
            <text:list-item>
              <text:p text:style-name="P119">Botones diferenciados según si hay permuta o no.</text:p>
            </text:list-item>
            <text:list-item>
              <text:p text:style-name="P119">Formulario desplegable en caso de aceptar con permuta.</text:p>
            </text:list-item>
            <text:list-item>
              <text:p text:style-name="P119">Lógica ampliada en <text:span text:style-name="Source_20_Text">aceptarPeticion</text:span> para manejar ambos modos.</text:p>
            </text:list-item>
          </text:list>
          <text:p text:style-name="Text_20_body">Aquí tienes el nuevo fragmento <text:span text:style-name="Strong_20_Emphasis">solo del listado de peticiones</text:span>, modificado para que lo puedas pegar directamente en tu componente, justo en lugar de donde usabas <text:span text:style-name="Source_20_Text">{peticionesOrdenadas.map...}</text:span>:</text:p>
          <text:h text:style-name="P95" text:outline-level="3"><text:bookmark-start text:name="__RefHeading___Toc14784_2917578271"/>✅ Fragmento actualizado del listado de peticiones<text:bookmark-end text:name="__RefHeading___Toc14784_2917578271"/></text:h>
          <text:p text:style-name="Text_20_body">tsx</text:p>
          <text:p text:style-name="P98"><text:span text:style-name="Source_20_Text">&lt;ul className="space-y-4"&gt;</text:span></text:p>
          <text:p text:style-name="P98"><text:span text:style-name="Source_20_Text"><text:s text:c="2"/>{peticionesOrdenadas.map(([pid, p]) =&gt; (</text:span></text:p>
          <text:p text:style-name="P98"><text:span text:style-name="Source_20_Text"><text:s text:c="4"/>&lt;li key={pid} className={`border rounded p-3 shadow-sm text-sm ${p.para ? "border-green-400 bg-green-50" : "bg-white"}`}&gt;</text:span></text:p>
          <text:p text:style-name="P98"><text:span text:style-name="Source_20_Text"><text:s text:c="6"/>&lt;p&gt;&lt;strong&gt;{nombrePorId(p.de)}&lt;/strong&gt; solicita el &lt;strong&gt;{p.fecha}&lt;/strong&gt;&lt;/p&gt;</text:span></text:p>
          <text:p text:style-name="P98"><text:span text:style-name="Source_20_Text"><text:s text:c="6"/>&lt;p&gt;Clave: {p.clave} {p.permuta &amp;&amp; &lt;span className="text-yellow-600 ml-2"&gt;(Acepto Permuta)&lt;/span&gt;}&lt;/p&gt;</text:span></text:p>
          <text:p text:style-name="P98"/>
          <text:p text:style-name="P98"><text:span text:style-name="Source_20_Text"><text:s text:c="6"/>{p.para ? (</text:span></text:p>
          <text:p text:style-name="P98"><text:span text:style-name="Source_20_Text"><text:s text:c="8"/>&lt;p className="mt-2 text-green-700"&gt;✅ Aceptada por {nombrePorId(p.para)}&lt;/p&gt;</text:span></text:p>
          <text:p text:style-name="P98"><text:span text:style-name="Source_20_Text"><text:s text:c="6"/>) : (</text:span></text:p>
          <text:p text:style-name="P98"><text:soft-page-break/><text:span text:style-name="Source_20_Text"><text:s text:c="8"/>selectorActivo === pid ? (</text:span></text:p>
          <text:p text:style-name="P98"><text:span text:style-name="Source_20_Text"><text:s text:c="10"/>&lt;div className="mt-2 flex flex-col gap-3"&gt;</text:span></text:p>
          <text:p text:style-name="P98"><text:span text:style-name="Source_20_Text"><text:s text:c="12"/>&lt;select</text:span></text:p>
          <text:p text:style-name="P98"><text:span text:style-name="Source_20_Text"><text:s text:c="14"/>className="border rounded px-2 py-1 w-full text-sm"</text:span></text:p>
          <text:p text:style-name="P98"><text:span text:style-name="Source_20_Text"><text:s text:c="14"/>value={seleccionPara}</text:span></text:p>
          <text:p text:style-name="P98"><text:span text:style-name="Source_20_Text"><text:s text:c="14"/>onChange={(e) =&gt; setSeleccionPara(e.target.value)}</text:span></text:p>
          <text:p text:style-name="P98"><text:span text:style-name="Source_20_Text"><text:s text:c="12"/>&gt;</text:span></text:p>
          <text:p text:style-name="P98"><text:span text:style-name="Source_20_Text"><text:s text:c="14"/>&lt;option value=""&gt;Selecciona compañero&lt;/option&gt;</text:span></text:p>
          <text:p text:style-name="P98"><text:span text:style-name="Source_20_Text"><text:s text:c="14"/>{trabajadores.map(t =&gt; &lt;option key={t.id} value={t.id}&gt;{t.nombre}&lt;/option&gt;)}</text:span></text:p>
          <text:p text:style-name="P98"><text:span text:style-name="Source_20_Text"><text:s text:c="12"/>&lt;/select&gt;</text:span></text:p>
          <text:p text:style-name="P98"/>
          <text:p text:style-name="P98"><text:span text:style-name="Source_20_Text"><text:s text:c="12"/>{!p.permuta ? (</text:span></text:p>
          <text:p text:style-name="P98"><text:span text:style-name="Source_20_Text"><text:s text:c="14"/>&lt;button</text:span></text:p>
          <text:p text:style-name="P98"><text:span text:style-name="Source_20_Text"><text:s text:c="16"/>onClick={() =&gt; aceptarPeticion(pid)}</text:span></text:p>
          <text:p text:style-name="P98"><text:span text:style-name="Source_20_Text"><text:s text:c="16"/>className="bg-green-500 text-white px-3 py-1 rounded text-sm"</text:span></text:p>
          <text:p text:style-name="P98"><text:span text:style-name="Source_20_Text"><text:s text:c="14"/>&gt;</text:span></text:p>
          <text:p text:style-name="P98"><text:span text:style-name="Source_20_Text"><text:s text:c="16"/>Aceptar solicitud</text:span></text:p>
          <text:p text:style-name="P98"><text:span text:style-name="Source_20_Text"><text:s text:c="14"/>&lt;/button&gt;</text:span></text:p>
          <text:p text:style-name="P98"><text:span text:style-name="Source_20_Text"><text:s text:c="12"/>) : (</text:span></text:p>
          <text:p text:style-name="P98"><text:span text:style-name="Source_20_Text"><text:s text:c="14"/>&lt;&gt;</text:span></text:p>
          <text:p text:style-name="P98"><text:span text:style-name="Source_20_Text"><text:s text:c="16"/>&lt;button</text:span></text:p>
          <text:p text:style-name="P98"><text:span text:style-name="Source_20_Text"><text:s text:c="18"/>onClick={() =&gt; {</text:span></text:p>
          <text:p text:style-name="P98"><text:span text:style-name="Source_20_Text"><text:s text:c="20"/>setModoAceptacion("sin-permuta");</text:span></text:p>
          <text:p text:style-name="P98"><text:span text:style-name="Source_20_Text"><text:s text:c="20"/>aceptarPeticion(pid);</text:span></text:p>
          <text:p text:style-name="P98"><text:span text:style-name="Source_20_Text"><text:s text:c="18"/>}}</text:span></text:p>
          <text:p text:style-name="P98"><text:span text:style-name="Source_20_Text"><text:s text:c="18"/>className="bg-green-500 text-white px-3 py-1 rounded text-sm"</text:span></text:p>
          <text:p text:style-name="P98"><text:span text:style-name="Source_20_Text"><text:s text:c="16"/>&gt;</text:span></text:p>
          <text:p text:style-name="P98"><text:span text:style-name="Source_20_Text"><text:s text:c="18"/>Aceptar sin permuta</text:span></text:p>
          <text:p text:style-name="P98"><text:span text:style-name="Source_20_Text"><text:s text:c="16"/>&lt;/button&gt;</text:span></text:p>
          <text:p text:style-name="P98"/>
          <text:p text:style-name="P98"><text:span text:style-name="Source_20_Text"><text:s text:c="16"/>&lt;details className="border-t pt-2 text-sm"&gt;</text:span></text:p>
          <text:p text:style-name="P98"><text:span text:style-name="Source_20_Text"><text:s text:c="18"/>&lt;summary className="cursor-pointer text-blue-600"&gt;Aceptar con permuta&lt;/summary&gt;</text:span></text:p>
          <text:p text:style-name="P98"><text:span text:style-name="Source_20_Text"><text:s text:c="18"/>&lt;div className="mt-2 flex flex-col gap-2"&gt;</text:span></text:p>
          <text:p text:style-name="P98"><text:span text:style-name="Source_20_Text"><text:s text:c="20"/>&lt;select</text:span></text:p>
          <text:p text:style-name="P98"><text:span text:style-name="Source_20_Text"><text:s text:c="22"/>className="border rounded px-2 py-1 w-full text-sm"</text:span></text:p>
          <text:p text:style-name="P98"><text:soft-page-break/><text:span text:style-name="Source_20_Text"><text:s text:c="22"/>value={nuevoDe}</text:span></text:p>
          <text:p text:style-name="P98"><text:span text:style-name="Source_20_Text"><text:s text:c="22"/>onChange={(e) =&gt; setNuevoDe(e.target.value)}</text:span></text:p>
          <text:p text:style-name="P98"><text:span text:style-name="Source_20_Text"><text:s text:c="20"/>&gt;</text:span></text:p>
          <text:p text:style-name="P98"><text:span text:style-name="Source_20_Text"><text:s text:c="22"/>&lt;option value=""&gt;Quien devuelve&lt;/option&gt;</text:span></text:p>
          <text:p text:style-name="P98"><text:span text:style-name="Source_20_Text"><text:s text:c="22"/>{trabajadores.map(t =&gt; &lt;option key={t.id} value={t.id}&gt;{t.nombre}&lt;/option&gt;)}</text:span></text:p>
          <text:p text:style-name="P98"><text:span text:style-name="Source_20_Text"><text:s text:c="20"/>&lt;/select&gt;</text:span></text:p>
          <text:p text:style-name="P98"/>
          <text:p text:style-name="P98"><text:span text:style-name="Source_20_Text"><text:s text:c="20"/>&lt;input</text:span></text:p>
          <text:p text:style-name="P98"><text:span text:style-name="Source_20_Text"><text:s text:c="22"/>type="date"</text:span></text:p>
          <text:p text:style-name="P98"><text:span text:style-name="Source_20_Text"><text:s text:c="22"/>className="border rounded px-2 py-1 w-full"</text:span></text:p>
          <text:p text:style-name="P98"><text:span text:style-name="Source_20_Text"><text:s text:c="22"/>value={nuevaFecha}</text:span></text:p>
          <text:p text:style-name="P98"><text:span text:style-name="Source_20_Text"><text:s text:c="22"/>onChange={(e) =&gt; setNuevaFecha(e.target.value)}</text:span></text:p>
          <text:p text:style-name="P98"><text:span text:style-name="Source_20_Text"><text:s text:c="20"/>/&gt;</text:span></text:p>
          <text:p text:style-name="P98"/>
          <text:p text:style-name="P98"><text:span text:style-name="Source_20_Text"><text:s text:c="20"/>&lt;input</text:span></text:p>
          <text:p text:style-name="P98"><text:span text:style-name="Source_20_Text"><text:s text:c="22"/>type="text"</text:span></text:p>
          <text:p text:style-name="P98"><text:span text:style-name="Source_20_Text"><text:s text:c="22"/>placeholder="Clave de devolución"</text:span></text:p>
          <text:p text:style-name="P98"><text:span text:style-name="Source_20_Text"><text:s text:c="22"/>className="border rounded px-2 py-1 w-full"</text:span></text:p>
          <text:p text:style-name="P98"><text:span text:style-name="Source_20_Text"><text:s text:c="22"/>value={nuevaClave}</text:span></text:p>
          <text:p text:style-name="P98"><text:span text:style-name="Source_20_Text"><text:s text:c="22"/>onChange={(e) =&gt; setNuevaClave(e.target.value)}</text:span></text:p>
          <text:p text:style-name="P98"><text:span text:style-name="Source_20_Text"><text:s text:c="20"/>/&gt;</text:span></text:p>
          <text:p text:style-name="P98"/>
          <text:p text:style-name="P98"><text:span text:style-name="Source_20_Text"><text:s text:c="20"/>&lt;button</text:span></text:p>
          <text:p text:style-name="P98"><text:span text:style-name="Source_20_Text"><text:s text:c="22"/>onClick={() =&gt; {</text:span></text:p>
          <text:p text:style-name="P98"><text:span text:style-name="Source_20_Text"><text:s text:c="24"/>setModoAceptacion("con-permuta");</text:span></text:p>
          <text:p text:style-name="P98"><text:span text:style-name="Source_20_Text"><text:s text:c="24"/>aceptarPeticion(pid);</text:span></text:p>
          <text:p text:style-name="P98"><text:span text:style-name="Source_20_Text"><text:s text:c="22"/>}}</text:span></text:p>
          <text:p text:style-name="P98"><text:span text:style-name="Source_20_Text"><text:s text:c="22"/>className="bg-purple-600 text-white px-3 py-1 rounded text-sm"</text:span></text:p>
          <text:p text:style-name="P98"><text:span text:style-name="Source_20_Text"><text:s text:c="20"/>&gt;</text:span></text:p>
          <text:p text:style-name="P98"><text:span text:style-name="Source_20_Text"><text:s text:c="22"/>Confirmar permuta</text:span></text:p>
          <text:p text:style-name="P98"><text:span text:style-name="Source_20_Text"><text:s text:c="20"/>&lt;/button&gt;</text:span></text:p>
          <text:p text:style-name="P98"><text:span text:style-name="Source_20_Text"><text:s text:c="18"/>&lt;/div&gt;</text:span></text:p>
          <text:p text:style-name="P98"><text:span text:style-name="Source_20_Text"><text:s text:c="16"/>&lt;/details&gt;</text:span></text:p>
          <text:p text:style-name="P98"><text:span text:style-name="Source_20_Text"><text:s text:c="14"/>&lt;/&gt;</text:span></text:p>
          <text:p text:style-name="P98"><text:span text:style-name="Source_20_Text"><text:s text:c="12"/>)}</text:span></text:p>
          <text:p text:style-name="P98"><text:soft-page-break/><text:span text:style-name="Source_20_Text"><text:s text:c="10"/>&lt;/div&gt;</text:span></text:p>
          <text:p text:style-name="P98"><text:span text:style-name="Source_20_Text"><text:s text:c="8"/>) : (</text:span></text:p>
          <text:p text:style-name="P98"><text:span text:style-name="Source_20_Text"><text:s text:c="10"/>&lt;button</text:span></text:p>
          <text:p text:style-name="P98"><text:span text:style-name="Source_20_Text"><text:s text:c="12"/>onClick={() =&gt; setSelectorActivo(pid)}</text:span></text:p>
          <text:p text:style-name="P98"><text:span text:style-name="Source_20_Text"><text:s text:c="12"/>className="mt-2 text-blue-600 text-sm"</text:span></text:p>
          <text:p text:style-name="P98"><text:span text:style-name="Source_20_Text"><text:s text:c="10"/>&gt;</text:span></text:p>
          <text:p text:style-name="P98"><text:span text:style-name="Source_20_Text"><text:s text:c="12"/>Aceptar</text:span></text:p>
          <text:p text:style-name="P98"><text:span text:style-name="Source_20_Text"><text:s text:c="10"/>&lt;/button&gt;</text:span></text:p>
          <text:p text:style-name="P98"><text:span text:style-name="Source_20_Text"><text:s text:c="8"/>)</text:span></text:p>
          <text:p text:style-name="P98"><text:span text:style-name="Source_20_Text"><text:s text:c="6"/>)}</text:span></text:p>
          <text:p text:style-name="P98"><text:span text:style-name="Source_20_Text"><text:s text:c="4"/>&lt;/li&gt;</text:span></text:p>
          <text:p text:style-name="P98"><text:span text:style-name="Source_20_Text"><text:s text:c="2"/>))}</text:span></text:p>
          <text:p text:style-name="P98"><text:span text:style-name="Source_20_Text">&lt;/ul&gt;</text:span></text:p>
          <text:p text:style-name="Text_20_body">¿Quieres que te lo reempaquete ya todo el <text:span text:style-name="Source_20_Text">Bolsa.tsx</text:span> en limpio para pegar sin pensar? Puedo ajustar también los estilos para diferenciar mejor los casos con permuta confirmada. Tú me dices 💡.</text:p>
        </text:section>
        <text:section text:style-name="Sect2" text:name="85Dq3CiiVKFXZp4bc7E2p-user-message">
          <text:p text:style-name="P19">Pasa todo el Bolsa.tsx.</text:p>
        </text:section>
        <text:section text:style-name="Sect2" text:name="X2Ma4jHC6mqWMrbAXnckh-content-0">
          <text:p text:style-name="P20">¡Claro que sí, Carlos! Aquí tienes el archivo <text:span text:style-name="Source_20_Text">Bolsa.tsx</text:span> completo, con todos los cambios integrados para gestionar peticiones con y sin permuta. He respetado tu estructura y tus tipos, y he añadido mejoras visuales y funcionales en la sección de aceptación.</text:p>
          <text:h text:style-name="P94" text:outline-level="2"><text:bookmark-start text:name="__RefHeading___Toc14786_2917578271"/>📄 <text:span text:style-name="Source_20_Text">Bolsa.tsx</text:span> actualizado<text:bookmark-end text:name="__RefHeading___Toc14786_2917578271"/></text:h>
          <text:p text:style-name="Text_20_body">tsx</text:p>
          <text:p text:style-name="P98"><text:span text:style-name="Source_20_Text">import { useEffect, useState } from "react";</text:span></text:p>
          <text:p text:style-name="P98"><text:span text:style-name="Source_20_Text">import { db, ref, onValue, push, update } from "../firebase/config";</text:span></text:p>
          <text:p text:style-name="P98"/>
          <text:p text:style-name="P98"><text:span text:style-name="Source_20_Text">type Trabajador = {</text:span></text:p>
          <text:p text:style-name="P98"><text:span text:style-name="Source_20_Text"><text:s text:c="2"/>id: string;</text:span></text:p>
          <text:p text:style-name="P98"><text:span text:style-name="Source_20_Text"><text:s text:c="2"/>nombre: string;</text:span></text:p>
          <text:p text:style-name="P98"><text:span text:style-name="Source_20_Text">};</text:span></text:p>
          <text:p text:style-name="P98"/>
          <text:p text:style-name="P98"><text:span text:style-name="Source_20_Text">type Peticion = {</text:span></text:p>
          <text:p text:style-name="P98"><text:span text:style-name="Source_20_Text"><text:s text:c="2"/>de: string;</text:span></text:p>
          <text:p text:style-name="P98"><text:span text:style-name="Source_20_Text"><text:s text:c="2"/>para: string;</text:span></text:p>
          <text:p text:style-name="P98"><text:span text:style-name="Source_20_Text"><text:s text:c="2"/>fecha: string;</text:span></text:p>
          <text:p text:style-name="P98"><text:span text:style-name="Source_20_Text"><text:s text:c="2"/>clave: string;</text:span></text:p>
          <text:p text:style-name="P98"><text:span text:style-name="Source_20_Text"><text:s text:c="2"/>permuta: boolean;</text:span></text:p>
          <text:p text:style-name="P98"><text:soft-page-break/><text:span text:style-name="Source_20_Text">};</text:span></text:p>
          <text:p text:style-name="P98"/>
          <text:p text:style-name="P98"><text:span text:style-name="Source_20_Text">const Bolsa: React.FC = () =&gt; {</text:span></text:p>
          <text:p text:style-name="P98"><text:span text:style-name="Source_20_Text"><text:s text:c="2"/>const [trabajadores, setTrabajadores] = useState&lt;Trabajador[]&gt;([]);</text:span></text:p>
          <text:p text:style-name="P98"><text:span text:style-name="Source_20_Text"><text:s text:c="2"/>const [peticiones, setPeticiones] = useState&lt;{ [id: string]: Peticion }&gt;({});</text:span></text:p>
          <text:p text:style-name="P98"/>
          <text:p text:style-name="P98"><text:span text:style-name="Source_20_Text"><text:s text:c="2"/>const [nuevoDe, setNuevoDe] = useState("");</text:span></text:p>
          <text:p text:style-name="P98"><text:span text:style-name="Source_20_Text"><text:s text:c="2"/>const [nuevaFecha, setNuevaFecha] = useState("");</text:span></text:p>
          <text:p text:style-name="P98"><text:span text:style-name="Source_20_Text"><text:s text:c="2"/>const [nuevaClave, setNuevaClave] = useState("");</text:span></text:p>
          <text:p text:style-name="P98"><text:span text:style-name="Source_20_Text"><text:s text:c="2"/>const [permuta, setPermuta] = useState(false);</text:span></text:p>
          <text:p text:style-name="P98"/>
          <text:p text:style-name="P98"><text:span text:style-name="Source_20_Text"><text:s text:c="2"/>const [selectorActivo, setSelectorActivo] = useState&lt;string | null&gt;(null);</text:span></text:p>
          <text:p text:style-name="P98"><text:span text:style-name="Source_20_Text"><text:s text:c="2"/>const [seleccionPara, setSeleccionPara] = useState("");</text:span></text:p>
          <text:p text:style-name="P98"><text:span text:style-name="Source_20_Text"><text:s text:c="2"/>const [modoAceptacion, setModoAceptacion] = useState&lt;"sin-permuta" | "con-permuta"&gt;("sin-permuta");</text:span></text:p>
          <text:p text:style-name="P98"/>
          <text:p text:style-name="P98"><text:span text:style-name="Source_20_Text"><text:s text:c="2"/>const nombrePorId = (id: string) =&gt;</text:span></text:p>
          <text:p text:style-name="P98"><text:span text:style-name="Source_20_Text"><text:s text:c="4"/>trabajadores.find((t) =&gt; t.id === id)?.nombre || "¿?";</text:span></text:p>
          <text:p text:style-name="P98"/>
          <text:p text:style-name="P98"><text:span text:style-name="Source_20_Text"><text:s text:c="2"/>useEffect(() =&gt; {</text:span></text:p>
          <text:p text:style-name="P98"><text:span text:style-name="Source_20_Text"><text:s text:c="4"/>onValue(ref(db, "trabajadores"), snap =&gt; {</text:span></text:p>
          <text:p text:style-name="P98"><text:span text:style-name="Source_20_Text"><text:s text:c="6"/>const data = snap.val() || [];</text:span></text:p>
          <text:p text:style-name="P98"><text:span text:style-name="Source_20_Text"><text:s text:c="6"/>const lista = data</text:span></text:p>
          <text:p text:style-name="P98"><text:span text:style-name="Source_20_Text"><text:s text:c="8"/>.map((t: any, index: number) =&gt; t ? { id: index.toString(), nombre: t.nombre } : null)</text:span></text:p>
          <text:p text:style-name="P98"><text:span text:style-name="Source_20_Text"><text:s text:c="8"/>.filter(Boolean) as Trabajador[];</text:span></text:p>
          <text:p text:style-name="P98"><text:span text:style-name="Source_20_Text"><text:s text:c="6"/>lista.sort((a, b) =&gt; a.nombre.localeCompare(b.nombre));</text:span></text:p>
          <text:p text:style-name="P98"><text:span text:style-name="Source_20_Text"><text:s text:c="6"/>setTrabajadores(lista);</text:span></text:p>
          <text:p text:style-name="P98"><text:span text:style-name="Source_20_Text"><text:s text:c="4"/>});</text:span></text:p>
          <text:p text:style-name="P98"/>
          <text:p text:style-name="P98"><text:span text:style-name="Source_20_Text"><text:s text:c="4"/>onValue(ref(db, "peticiones"), snap =&gt; {</text:span></text:p>
          <text:p text:style-name="P98"><text:span text:style-name="Source_20_Text"><text:s text:c="6"/>setPeticiones(snap.val() || {});</text:span></text:p>
          <text:p text:style-name="P98"><text:span text:style-name="Source_20_Text"><text:s text:c="4"/>});</text:span></text:p>
          <text:p text:style-name="P98"><text:span text:style-name="Source_20_Text"><text:s text:c="2"/>}, []);</text:span></text:p>
          <text:p text:style-name="P98"/>
          <text:p text:style-name="P98"><text:span text:style-name="Source_20_Text"><text:s text:c="2"/>const enviarPeticion = () =&gt; {</text:span></text:p>
          <text:p text:style-name="P98"><text:soft-page-break/><text:span text:style-name="Source_20_Text"><text:s text:c="4"/>if (!nuevoDe || !nuevaFecha || !nuevaClave) return alert("⚠️ Completa todos los campos.");</text:span></text:p>
          <text:p text:style-name="P98"><text:span text:style-name="Source_20_Text"><text:s text:c="4"/>const confirmar = window.confirm(`¿Confirmas pedir ayuda para el ${nuevaFecha}?`);</text:span></text:p>
          <text:p text:style-name="P98"><text:span text:style-name="Source_20_Text"><text:s text:c="4"/>if (!confirmar) return;</text:span></text:p>
          <text:p text:style-name="P98"/>
          <text:p text:style-name="P98"><text:span text:style-name="Source_20_Text"><text:s text:c="4"/>push(ref(db, "peticiones"), {</text:span></text:p>
          <text:p text:style-name="P98"><text:span text:style-name="Source_20_Text"><text:s text:c="6"/>de: nuevoDe,</text:span></text:p>
          <text:p text:style-name="P98"><text:span text:style-name="Source_20_Text"><text:s text:c="6"/>para: "",</text:span></text:p>
          <text:p text:style-name="P98"><text:span text:style-name="Source_20_Text"><text:s text:c="6"/>fecha: nuevaFecha,</text:span></text:p>
          <text:p text:style-name="P98"><text:span text:style-name="Source_20_Text"><text:s text:c="6"/>clave: nuevaClave,</text:span></text:p>
          <text:p text:style-name="P98"><text:span text:style-name="Source_20_Text"><text:s text:c="6"/>permuta</text:span></text:p>
          <text:p text:style-name="P98"><text:span text:style-name="Source_20_Text"><text:s text:c="4"/>});</text:span></text:p>
          <text:p text:style-name="P98"/>
          <text:p text:style-name="P98"><text:span text:style-name="Source_20_Text"><text:s text:c="4"/>setNuevoDe("");</text:span></text:p>
          <text:p text:style-name="P98"><text:span text:style-name="Source_20_Text"><text:s text:c="4"/>setNuevaFecha("");</text:span></text:p>
          <text:p text:style-name="P98"><text:span text:style-name="Source_20_Text"><text:s text:c="4"/>setNuevaClave("");</text:span></text:p>
          <text:p text:style-name="P98"><text:span text:style-name="Source_20_Text"><text:s text:c="4"/>setPermuta(false);</text:span></text:p>
          <text:p text:style-name="P98"><text:span text:style-name="Source_20_Text"><text:s text:c="2"/>};</text:span></text:p>
          <text:p text:style-name="P98"/>
          <text:p text:style-name="P98"><text:span text:style-name="Source_20_Text"><text:s text:c="2"/>const aceptarPeticion = (pid: string) =&gt; {</text:span></text:p>
          <text:p text:style-name="P98"><text:span text:style-name="Source_20_Text"><text:s text:c="4"/>const p = peticiones[pid];</text:span></text:p>
          <text:p text:style-name="P98"><text:span text:style-name="Source_20_Text"><text:s text:c="4"/>if (!seleccionPara) return alert("⚠️ Selecciona un trabajador para asignarlo.");</text:span></text:p>
          <text:p text:style-name="P98"/>
          <text:p text:style-name="P98"><text:span text:style-name="Source_20_Text"><text:s text:c="4"/>let confirmarMensaje = "";</text:span></text:p>
          <text:p text:style-name="P98"/>
          <text:p text:style-name="P98"><text:span text:style-name="Source_20_Text"><text:s text:c="4"/>if (!p.permuta || modoAceptacion === "sin-permuta") {</text:span></text:p>
          <text:p text:style-name="P98"><text:span text:style-name="Source_20_Text"><text:s text:c="6"/>confirmarMensaje = `¿Confirmas que ${nombrePorId(seleccionPara)} haga la clave ${p.clave} a ${nombrePorId(p.de)}?`;</text:span></text:p>
          <text:p text:style-name="P98"><text:span text:style-name="Source_20_Text"><text:s text:c="6"/>if (p.permuta) {</text:span></text:p>
          <text:p text:style-name="P98"><text:span text:style-name="Source_20_Text"><text:s text:c="8"/>confirmarMensaje += `\nRecuerda contactar con el compañero por si le interesa devolver con otra clave.`;</text:span></text:p>
          <text:p text:style-name="P98"><text:span text:style-name="Source_20_Text"><text:s text:c="6"/>}</text:span></text:p>
          <text:p text:style-name="P98"><text:span text:style-name="Source_20_Text"><text:s text:c="4"/>} else {</text:span></text:p>
          <text:p text:style-name="P98"><text:span text:style-name="Source_20_Text"><text:s text:c="6"/>if (!nuevoDe || !nuevaFecha || !nuevaClave) {</text:span></text:p>
          <text:p text:style-name="P98"><text:span text:style-name="Source_20_Text"><text:s text:c="8"/>return alert("⚠️ Completa los datos de devolución para crear la permuta.");</text:span></text:p>
          <text:p text:style-name="P98"><text:soft-page-break/><text:span text:style-name="Source_20_Text"><text:s text:c="6"/>}</text:span></text:p>
          <text:p text:style-name="P98"><text:span text:style-name="Source_20_Text"><text:s text:c="6"/>confirmarMensaje =</text:span></text:p>
          <text:p text:style-name="P98"><text:span text:style-name="Source_20_Text"><text:s text:c="8"/>`¿Confirma que ${nombrePorId(seleccionPara)} haga la clave ${p.clave} a ${nombrePorId(p.de)} a cambio de ${nuevaClave}?\n` +</text:span></text:p>
          <text:p text:style-name="P98"><text:span text:style-name="Source_20_Text"><text:s text:c="8"/>`Recuerda asegurar la conformidad del intercambio.`;</text:span></text:p>
          <text:p text:style-name="P98"><text:span text:style-name="Source_20_Text"><text:s text:c="4"/>}</text:span></text:p>
          <text:p text:style-name="P98"/>
          <text:p text:style-name="P98"><text:span text:style-name="Source_20_Text"><text:s text:c="4"/>if (!window.confirm(confirmarMensaje)) return;</text:span></text:p>
          <text:p text:style-name="P98"/>
          <text:p text:style-name="P98"><text:span text:style-name="Source_20_Text"><text:s text:c="4"/>update(ref(db, `peticiones/${pid}`), { para: seleccionPara });</text:span></text:p>
          <text:p text:style-name="P98"/>
          <text:p text:style-name="P98"><text:span text:style-name="Source_20_Text"><text:s text:c="4"/>if (p.permuta &amp;&amp; modoAceptacion === "con-permuta") {</text:span></text:p>
          <text:p text:style-name="P98"><text:span text:style-name="Source_20_Text"><text:s text:c="6"/>const nuevaPeticion: Peticion = {</text:span></text:p>
          <text:p text:style-name="P98"><text:span text:style-name="Source_20_Text"><text:s text:c="8"/>de: nuevoDe,</text:span></text:p>
          <text:p text:style-name="P98"><text:span text:style-name="Source_20_Text"><text:s text:c="8"/>para: p.de,</text:span></text:p>
          <text:p text:style-name="P98"><text:span text:style-name="Source_20_Text"><text:s text:c="8"/>fecha: nuevaFecha,</text:span></text:p>
          <text:p text:style-name="P98"><text:span text:style-name="Source_20_Text"><text:s text:c="8"/>clave: nuevaClave,</text:span></text:p>
          <text:p text:style-name="P98"><text:span text:style-name="Source_20_Text"><text:s text:c="8"/>permuta: true</text:span></text:p>
          <text:p text:style-name="P98"><text:span text:style-name="Source_20_Text"><text:s text:c="6"/>};</text:span></text:p>
          <text:p text:style-name="P98"><text:span text:style-name="Source_20_Text"><text:s text:c="6"/>push(ref(db, "peticiones"), nuevaPeticion);</text:span></text:p>
          <text:p text:style-name="P98"><text:span text:style-name="Source_20_Text"><text:s text:c="4"/>}</text:span></text:p>
          <text:p text:style-name="P98"/>
          <text:p text:style-name="P98"><text:span text:style-name="Source_20_Text"><text:s text:c="4"/>setSelectorActivo(null);</text:span></text:p>
          <text:p text:style-name="P98"><text:span text:style-name="Source_20_Text"><text:s text:c="4"/>setSeleccionPara("");</text:span></text:p>
          <text:p text:style-name="P98"><text:span text:style-name="Source_20_Text"><text:s text:c="4"/>setModoAceptacion("sin-permuta");</text:span></text:p>
          <text:p text:style-name="P98"><text:span text:style-name="Source_20_Text"><text:s text:c="4"/>setNuevoDe("");</text:span></text:p>
          <text:p text:style-name="P98"><text:span text:style-name="Source_20_Text"><text:s text:c="4"/>setNuevaFecha("");</text:span></text:p>
          <text:p text:style-name="P98"><text:span text:style-name="Source_20_Text"><text:s text:c="4"/>setNuevaClave("");</text:span></text:p>
          <text:p text:style-name="P98"><text:span text:style-name="Source_20_Text"><text:s text:c="2"/>};</text:span></text:p>
          <text:p text:style-name="P98"/>
          <text:p text:style-name="P98"><text:span text:style-name="Source_20_Text"><text:s text:c="2"/>const peticionesOrdenadas = Object.entries(peticiones).sort((a, b) =&gt; {</text:span></text:p>
          <text:p text:style-name="P98"><text:span text:style-name="Source_20_Text"><text:s text:c="4"/>const fechaA = new Date(a[1].fecha).getTime();</text:span></text:p>
          <text:p text:style-name="P98"><text:span text:style-name="Source_20_Text"><text:s text:c="4"/>const fechaB = new Date(b[1].fecha).getTime();</text:span></text:p>
          <text:p text:style-name="P98"><text:span text:style-name="Source_20_Text"><text:s text:c="4"/>return fechaB - fechaA;</text:span></text:p>
          <text:p text:style-name="P98"><text:span text:style-name="Source_20_Text"><text:s text:c="2"/>});</text:span></text:p>
          <text:p text:style-name="P98"/>
          <text:p text:style-name="P98"><text:span text:style-name="Source_20_Text"><text:s text:c="2"/>return (</text:span></text:p>
          <text:p text:style-name="P98"><text:soft-page-break/><text:span text:style-name="Source_20_Text"><text:s text:c="4"/>&lt;div className="p-6 max-w-3xl mx-auto"&gt;</text:span></text:p>
          <text:p text:style-name="P98"><text:span text:style-name="Source_20_Text"><text:s text:c="6"/>&lt;h2 className="text-2xl font-bold mb-6"&gt;🎯 Bolsa de Turnos&lt;/h2&gt;</text:span></text:p>
          <text:p text:style-name="P98"/>
          <text:p text:style-name="P98"><text:span text:style-name="Source_20_Text"><text:s text:c="6"/>{/* 📤 Formulario */}</text:span></text:p>
          <text:p text:style-name="P98"><text:span text:style-name="Source_20_Text"><text:s text:c="6"/>&lt;div className="mb-8 border rounded p-4 bg-gray-50"&gt;</text:span></text:p>
          <text:p text:style-name="P98"><text:span text:style-name="Source_20_Text"><text:s text:c="8"/>&lt;h3 className="text-lg font-semibold mb-4"&gt;Solicitud de claves&lt;/h3&gt;</text:span></text:p>
          <text:p text:style-name="P98"><text:span text:style-name="Source_20_Text"><text:s text:c="8"/>&lt;div className="flex flex-col gap-2 text-sm"&gt;</text:span></text:p>
          <text:p text:style-name="P98"><text:span text:style-name="Source_20_Text"><text:s text:c="10"/>&lt;label&gt;</text:span></text:p>
          <text:p text:style-name="P98"><text:span text:style-name="Source_20_Text"><text:s text:c="12"/>Trabajador solicitante:</text:span></text:p>
          <text:p text:style-name="P98"><text:span text:style-name="Source_20_Text"><text:s text:c="12"/>&lt;select className="border rounded px-2 py-1 w-full" value={nuevoDe} onChange={(e) =&gt; setNuevoDe(e.target.value)}&gt;</text:span></text:p>
          <text:p text:style-name="P98"><text:span text:style-name="Source_20_Text"><text:s text:c="14"/>&lt;option value=""&gt;Selecciona&lt;/option&gt;</text:span></text:p>
          <text:p text:style-name="P98"><text:span text:style-name="Source_20_Text"><text:s text:c="14"/>{trabajadores.map(t =&gt; &lt;option key={t.id} value={t.id}&gt;{t.nombre}&lt;/option&gt;)}</text:span></text:p>
          <text:p text:style-name="P98"><text:span text:style-name="Source_20_Text"><text:s text:c="12"/>&lt;/select&gt;</text:span></text:p>
          <text:p text:style-name="P98"><text:span text:style-name="Source_20_Text"><text:s text:c="10"/>&lt;/label&gt;</text:span></text:p>
          <text:p text:style-name="P98"/>
          <text:p text:style-name="P98"><text:span text:style-name="Source_20_Text"><text:s text:c="10"/>&lt;label&gt;</text:span></text:p>
          <text:p text:style-name="P98"><text:span text:style-name="Source_20_Text"><text:s text:c="12"/>Fecha:</text:span></text:p>
          <text:p text:style-name="P98"><text:span text:style-name="Source_20_Text"><text:s text:c="12"/>&lt;input type="date" className="border rounded px-2 py-1 w-full" value={nuevaFecha} onChange={(e) =&gt; setNuevaFecha(e.target.value)} /&gt;</text:span></text:p>
          <text:p text:style-name="P98"><text:span text:style-name="Source_20_Text"><text:s text:c="10"/>&lt;/label&gt;</text:span></text:p>
          <text:p text:style-name="P98"/>
          <text:p text:style-name="P98"><text:span text:style-name="Source_20_Text"><text:s text:c="10"/>&lt;label&gt;</text:span></text:p>
          <text:p text:style-name="P98"><text:span text:style-name="Source_20_Text"><text:s text:c="12"/>Clave (código del turno):</text:span></text:p>
          <text:p text:style-name="P98"><text:span text:style-name="Source_20_Text"><text:s text:c="12"/>&lt;input type="text" className="border rounded px-2 py-1 w-full" value={nuevaClave} onChange={(e) =&gt; setNuevaClave(e.target.value)} /&gt;</text:span></text:p>
          <text:p text:style-name="P98"><text:span text:style-name="Source_20_Text"><text:s text:c="10"/>&lt;/label&gt;</text:span></text:p>
          <text:p text:style-name="P98"/>
          <text:p text:style-name="P98"><text:span text:style-name="Source_20_Text"><text:s text:c="10"/>&lt;label className="flex items-center gap-2"&gt;</text:span></text:p>
          <text:p text:style-name="P98"><text:span text:style-name="Source_20_Text"><text:s text:c="12"/>&lt;input type="checkbox" checked={permuta} onChange={(e) =&gt; setPermuta(e.target.checked)} /&gt;</text:span></text:p>
          <text:p text:style-name="P98"><text:span text:style-name="Source_20_Text"><text:s text:c="12"/>Acepto permuta</text:span></text:p>
          <text:p text:style-name="P98"><text:span text:style-name="Source_20_Text"><text:s text:c="10"/>&lt;/label&gt;</text:span></text:p>
          <text:p text:style-name="P98"/>
          <text:p text:style-name="P98"><text:span text:style-name="Source_20_Text"><text:s text:c="10"/>&lt;button onClick={enviarPeticion} className="bg-blue-600 text-white px-4 py-2 rounded w-fit mt-2"&gt;</text:span></text:p>
          <text:p text:style-name="P98"><text:span text:style-name="Source_20_Text"><text:s text:c="12"/>Guardar petición</text:span></text:p>
          <text:p text:style-name="P98"><text:soft-page-break/><text:span text:style-name="Source_20_Text"><text:s text:c="10"/>&lt;/button&gt;</text:span></text:p>
          <text:p text:style-name="P98"><text:span text:style-name="Source_20_Text"><text:s text:c="8"/>&lt;/div&gt;</text:span></text:p>
          <text:p text:style-name="P98"><text:span text:style-name="Source_20_Text"><text:s text:c="6"/>&lt;/div&gt;</text:span></text:p>
          <text:p text:style-name="P98"/>
          <text:p text:style-name="P98"><text:span text:style-name="Source_20_Text"><text:s text:c="6"/>{/* 📋 Listado */}</text:span></text:p>
          <text:p text:style-name="P98"><text:span text:style-name="Source_20_Text"><text:s text:c="6"/>&lt;h3 className="text-lg font-semibold mb-4"&gt;📌 Peticiones activas&lt;/h3&gt;</text:span></text:p>
          <text:p text:style-name="P98"><text:span text:style-name="Source_20_Text"><text:s text:c="6"/>&lt;ul className="space-y-4"&gt;</text:span></text:p>
          <text:p text:style-name="P98"><text:span text:style-name="Source_20_Text"><text:s text:c="8"/>{peticionesOrdenadas.map(([pid, p]) =&gt; (</text:span></text:p>
          <text:p text:style-name="P98"><text:span text:style-name="Source_20_Text"><text:s text:c="10"/>&lt;li key={pid} className={`border rounded p-3 shadow-sm text-sm ${p.para ? "border-green-400 bg-green-50" : "bg-white"}`}&gt;</text:span></text:p>
          <text:p text:style-name="P98"><text:span text:style-name="Source_20_Text"><text:s text:c="12"/>&lt;p&gt;&lt;strong&gt;{nombrePorId(p.de)}&lt;/strong&gt; solicita el &lt;strong&gt;{p.fecha}&lt;/strong&gt;&lt;/p&gt;</text:span></text:p>
          <text:p text:style-name="P98"><text:span text:style-name="Source_20_Text"><text:s text:c="12"/>&lt;p&gt;Clave: {p.clave} {p.permuta &amp;&amp; &lt;span className="text-yellow-600 ml-2"&gt;(Acepta permuta)&lt;/span&gt;}&lt;/p&gt;</text:span></text:p>
          <text:p text:style-name="P98"/>
          <text:p text:style-name="P98"><text:span text:style-name="Source_20_Text"><text:s text:c="12"/>{p.para ? (</text:span></text:p>
          <text:p text:style-name="P98"><text:span text:style-name="Source_20_Text"><text:s text:c="14"/>&lt;p className="mt-2 text-green-700"&gt;✅ Aceptada por {nombrePorId(p.para)}&lt;/p&gt;</text:span></text:p>
          <text:p text:style-name="P98"><text:span text:style-name="Source_20_Text"><text:s text:c="12"/>) : (</text:span></text:p>
          <text:p text:style-name="P98"><text:span text:style-name="Source_20_Text"><text:s text:c="14"/>selectorActivo === pid ? (</text:span></text:p>
          <text:p text:style-name="P98"><text:span text:style-name="Source_20_Text"><text:s text:c="16"/>&lt;div className="mt-3 flex flex-col gap-3"&gt;</text:span></text:p>
          <text:p text:style-name="P98"><text:span text:style-name="Source_20_Text"><text:s text:c="18"/>&lt;select</text:span></text:p>
          <text:p text:style-name="P98"><text:span text:style-name="Source_20_Text"><text:s text:c="20"/>className="border rounded px-2 py-1 w-full text-sm"</text:span></text:p>
          <text:p text:style-name="P98"><text:span text:style-name="Source_20_Text"><text:s text:c="20"/>value={seleccionPara}</text:span></text:p>
          <text:p text:style-name="P98"><text:span text:style-name="Source_20_Text"><text:s text:c="20"/>onChange={(e) =&gt; setSeleccionPara(e.target.value)}</text:span></text:p>
          <text:p text:style-name="P98"><text:span text:style-name="Source_20_Text"><text:s text:c="18"/>&gt;</text:span></text:p>
          <text:p text:style-name="P98"><text:span text:style-name="Source_20_Text"><text:s text:c="20"/>&lt;option value=""&gt;Selecciona compañero&lt;/option&gt;</text:span></text:p>
          <text:p text:style-name="P98"><text:span text:style-name="Source_20_Text"><text:s text:c="20"/>{trabajadores.map(t =&gt; &lt;option key={t.id} value={t.id}&gt;{t.nombre}&lt;/option&gt;)}</text:span></text:p>
          <text:p text:style-name="P98"><text:span text:style-name="Source_20_Text"><text:s text:c="18"/>&lt;/select&gt;</text:span></text:p>
          <text:p text:style-name="P98"/>
          <text:p text:style-name="P98"><text:span text:style-name="Source_20_Text"><text:s text:c="18"/>{!p.permuta ? (</text:span></text:p>
          <text:p text:style-name="P98"><text:span text:style-name="Source_20_Text"><text:s text:c="20"/>&lt;button</text:span></text:p>
          <text:p text:style-name="P98"><text:span text:style-name="Source_20_Text"><text:s text:c="22"/>onClick={() =&gt; aceptarPeticion(pid)}</text:span></text:p>
          <text:p text:style-name="P98"><text:span text:style-name="Source_20_Text"><text:s text:c="22"/>className="bg-green-500 text-white px-3 py-1 rounded text-sm"</text:span></text:p>
          <text:p text:style-name="P98"><text:span text:style-name="Source_20_Text"><text:s text:c="20"/>&gt;</text:span></text:p>
          <text:p text:style-name="P98"><text:span text:style-name="Source_20_Text"><text:s text:c="22"/>Aceptar solicitud</text:span></text:p>
          <text:p text:style-name="P98"><text:soft-page-break/><text:span text:style-name="Source_20_Text"><text:s text:c="20"/>&lt;/button&gt;</text:span></text:p>
          <text:p text:style-name="P98"><text:span text:style-name="Source_20_Text"><text:s text:c="18"/>) : (</text:span></text:p>
          <text:p text:style-name="P98"><text:span text:style-name="Source_20_Text"><text:s text:c="20"/>&lt;&gt;</text:span></text:p>
          <text:p text:style-name="P98"><text:span text:style-name="Source_20_Text"><text:s text:c="22"/>&lt;button</text:span></text:p>
          <text:p text:style-name="P98"><text:span text:style-name="Source_20_Text"><text:s text:c="24"/>onClick={() =&gt; {</text:span></text:p>
          <text:p text:style-name="P98"><text:span text:style-name="Source_20_Text"><text:s text:c="26"/>setModoAceptacion("sin-permuta");</text:span></text:p>
          <text:p text:style-name="P98"><text:span text:style-name="Source_20_Text"><text:s text:c="26"/>aceptarPeticion(pid);</text:span></text:p>
          <text:p text:style-name="P98"><text:span text:style-name="Source_20_Text"><text:s text:c="24"/>}}</text:span></text:p>
          <text:p text:style-name="P98"><text:span text:style-name="Source_20_Text"><text:s text:c="24"/>className="bg-green-500 text-white px-3 py-1 rounded text-sm"</text:span></text:p>
          <text:p text:style-name="P98"><text:span text:style-name="Source_20_Text"><text:s text:c="22"/>&gt;</text:span></text:p>
          <text:p text:style-name="P98"><text:span text:style-name="Source_20_Text"><text:s text:c="24"/>Aceptar sin permuta</text:span></text:p>
          <text:p text:style-name="P98"><text:span text:style-name="Source_20_Text"><text:s text:c="22"/>&lt;/button&gt;</text:span></text:p>
          <text:p text:style-name="P98"/>
          <text:p text:style-name="P98"><text:span text:style-name="Source_20_Text"><text:s text:c="22"/>&lt;details className="border-t pt-2 text-sm"&gt;</text:span></text:p>
          <text:p text:style-name="P98"><text:span text:style-name="Source_20_Text"><text:s text:c="24"/>&lt;summary className="cursor-pointer text-blue-600"&gt;Aceptar con permuta&lt;/summary&gt;</text:span></text:p>
          <text:p text:style-name="P98"><text:span text:style-name="Source_20_Text"><text:s text:c="24"/>&lt;div className="mt-2 flex flex-col gap-2"&gt;</text:span></text:p>
          <text:p text:style-name="P98"><text:span text:style-name="Source_20_Text"><text:s text:c="26"/>&lt;select</text:span></text:p>
          <text:p text:style-name="P98"><text:span text:style-name="Source_20_Text"><text:s text:c="28"/>className="border rounded px-2 py-1 w-full text-sm"</text:span></text:p>
          <text:p text:style-name="P98"><text:span text:style-name="Source_20_Text"><text:s text:c="28"/>value={nuevoDe}</text:span></text:p>
          <text:p text:style-name="P98"><text:span text:style-name="Source_20_Text"><text:s text:c="28"/>onChange={(e) =&gt; setNuevoDe(e.target.value)}</text:span></text:p>
          <text:p text:style-name="P98"><text:span text:style-name="Source_20_Text"><text:s text:c="26"/>&gt;</text:span></text:p>
          <text:p text:style-name="P98"><text:span text:style-name="Source_20_Text"><text:s text:c="28"/>&lt;option value=""&gt;Quien devuelve&lt;/option&gt;</text:span></text:p>
          <text:p text:style-name="P98"><text:span text:style-name="Source_20_Text"><text:s text:c="28"/>{trabajadores.map(t =&gt; &lt;option key={t.id} value={t.id}&gt;{t.nombre}&lt;/option&gt;)}</text:span></text:p>
          <text:p text:style-name="P98"><text:span text:style-name="Source_20_Text"><text:s text:c="26"/>&lt;/select&gt;</text:span></text:p>
          <text:p text:style-name="P98"/>
          <text:p text:style-name="P98"><text:span text:style-name="Source_20_Text"><text:s text:c="26"/>&lt;input</text:span></text:p>
          <text:p text:style-name="P98"><text:span text:style-name="Source_20_Text"><text:s text:c="28"/>type="date"</text:span></text:p>
          <text:p text:style-name="P98"><text:span text:style-name="Source_20_Text"><text:s text:c="28"/>className</text:span></text:p>
        </text:section>
        <text:section text:style-name="Sect2" text:name="gBhYvu2AzgNkuDo7vuKxf-user-message">
          <text:p text:style-name="P19">No me estás generando el fichero completo, no sé si es porque tienes algún límite. Pásame sólo el bloque del return, que lo otro ya lo copio de lo que me has pasado.</text:p>
        </text:section>
        <text:section text:style-name="Sect2" text:name="SkNLi4QLBV2XKcaBRqvyk-content-0">
          <text:p text:style-name="P20">¡Entendido! Aquí tienes solo el bloque del <text:span text:style-name="Source_20_Text">return</text:span>, con toda la lógica actualizada, para que lo pegues dentro de tu componente <text:span text:style-name="Source_20_Text">Bolsa</text:span>:</text:p>
          <text:p text:style-name="Text_20_body">tsx</text:p>
          <text:p text:style-name="P98"><text:span text:style-name="Source_20_Text">return (</text:span></text:p>
          <text:p text:style-name="P98"><text:span text:style-name="Source_20_Text"><text:s text:c="2"/>&lt;div className="p-6 max-w-3xl mx-auto"&gt;</text:span></text:p>
          <text:p text:style-name="P98"><text:soft-page-break/><text:span text:style-name="Source_20_Text"><text:s text:c="4"/>&lt;h2 className="text-2xl font-bold mb-6"&gt;🎯 Bolsa de Turnos&lt;/h2&gt;</text:span></text:p>
          <text:p text:style-name="P98"/>
          <text:p text:style-name="P98"><text:span text:style-name="Source_20_Text"><text:s text:c="4"/>{/* 📤 Formulario */}</text:span></text:p>
          <text:p text:style-name="P98"><text:span text:style-name="Source_20_Text"><text:s text:c="4"/>&lt;div className="mb-8 border rounded p-4 bg-gray-50"&gt;</text:span></text:p>
          <text:p text:style-name="P98"><text:span text:style-name="Source_20_Text"><text:s text:c="6"/>&lt;h3 className="text-lg font-semibold mb-4"&gt;Solicitud de claves&lt;/h3&gt;</text:span></text:p>
          <text:p text:style-name="P98"><text:span text:style-name="Source_20_Text"><text:s text:c="6"/>&lt;div className="flex flex-col gap-2 text-sm"&gt;</text:span></text:p>
          <text:p text:style-name="P98"><text:span text:style-name="Source_20_Text"><text:s text:c="8"/>&lt;label&gt;</text:span></text:p>
          <text:p text:style-name="P98"><text:span text:style-name="Source_20_Text"><text:s text:c="10"/>Trabajador solicitante:</text:span></text:p>
          <text:p text:style-name="P98"><text:span text:style-name="Source_20_Text"><text:s text:c="10"/>&lt;select className="border rounded px-2 py-1 w-full" value={nuevoDe} onChange={(e) =&gt; setNuevoDe(e.target.value)}&gt;</text:span></text:p>
          <text:p text:style-name="P98"><text:span text:style-name="Source_20_Text"><text:s text:c="12"/>&lt;option value=""&gt;Selecciona&lt;/option&gt;</text:span></text:p>
          <text:p text:style-name="P98"><text:span text:style-name="Source_20_Text"><text:s text:c="12"/>{trabajadores.map(t =&gt; &lt;option key={t.id} value={t.id}&gt;{t.nombre}&lt;/option&gt;)}</text:span></text:p>
          <text:p text:style-name="P98"><text:span text:style-name="Source_20_Text"><text:s text:c="10"/>&lt;/select&gt;</text:span></text:p>
          <text:p text:style-name="P98"><text:span text:style-name="Source_20_Text"><text:s text:c="8"/>&lt;/label&gt;</text:span></text:p>
          <text:p text:style-name="P98"/>
          <text:p text:style-name="P98"><text:span text:style-name="Source_20_Text"><text:s text:c="8"/>&lt;label&gt;</text:span></text:p>
          <text:p text:style-name="P98"><text:span text:style-name="Source_20_Text"><text:s text:c="10"/>Fecha:</text:span></text:p>
          <text:p text:style-name="P98"><text:span text:style-name="Source_20_Text"><text:s text:c="10"/>&lt;input type="date" className="border rounded px-2 py-1 w-full" value={nuevaFecha} onChange={(e) =&gt; setNuevaFecha(e.target.value)} /&gt;</text:span></text:p>
          <text:p text:style-name="P98"><text:span text:style-name="Source_20_Text"><text:s text:c="8"/>&lt;/label&gt;</text:span></text:p>
          <text:p text:style-name="P98"/>
          <text:p text:style-name="P98"><text:span text:style-name="Source_20_Text"><text:s text:c="8"/>&lt;label&gt;</text:span></text:p>
          <text:p text:style-name="P98"><text:span text:style-name="Source_20_Text"><text:s text:c="10"/>Clave (código del turno):</text:span></text:p>
          <text:p text:style-name="P98"><text:span text:style-name="Source_20_Text"><text:s text:c="10"/>&lt;input type="text" className="border rounded px-2 py-1 w-full" value={nuevaClave} onChange={(e) =&gt; setNuevaClave(e.target.value)} /&gt;</text:span></text:p>
          <text:p text:style-name="P98"><text:span text:style-name="Source_20_Text"><text:s text:c="8"/>&lt;/label&gt;</text:span></text:p>
          <text:p text:style-name="P98"/>
          <text:p text:style-name="P98"><text:span text:style-name="Source_20_Text"><text:s text:c="8"/>&lt;label className="flex items-center gap-2"&gt;</text:span></text:p>
          <text:p text:style-name="P98"><text:span text:style-name="Source_20_Text"><text:s text:c="10"/>&lt;input type="checkbox" checked={permuta} onChange={(e) =&gt; setPermuta(e.target.checked)} /&gt;</text:span></text:p>
          <text:p text:style-name="P98"><text:span text:style-name="Source_20_Text"><text:s text:c="10"/>Acepto permuta</text:span></text:p>
          <text:p text:style-name="P98"><text:span text:style-name="Source_20_Text"><text:s text:c="8"/>&lt;/label&gt;</text:span></text:p>
          <text:p text:style-name="P98"/>
          <text:p text:style-name="P98"><text:span text:style-name="Source_20_Text"><text:s text:c="8"/>&lt;button onClick={enviarPeticion} className="bg-blue-600 text-white px-4 py-2 rounded w-fit mt-2"&gt;</text:span></text:p>
          <text:p text:style-name="P98"><text:span text:style-name="Source_20_Text"><text:s text:c="10"/>Guardar petición</text:span></text:p>
          <text:p text:style-name="P98"><text:span text:style-name="Source_20_Text"><text:s text:c="8"/>&lt;/button&gt;</text:span></text:p>
          <text:p text:style-name="P98"><text:soft-page-break/><text:span text:style-name="Source_20_Text"><text:s text:c="6"/>&lt;/div&gt;</text:span></text:p>
          <text:p text:style-name="P98"><text:span text:style-name="Source_20_Text"><text:s text:c="4"/>&lt;/div&gt;</text:span></text:p>
          <text:p text:style-name="P98"/>
          <text:p text:style-name="P98"><text:span text:style-name="Source_20_Text"><text:s text:c="4"/>{/* 📋 Listado */}</text:span></text:p>
          <text:p text:style-name="P98"><text:span text:style-name="Source_20_Text"><text:s text:c="4"/>&lt;h3 className="text-lg font-semibold mb-4"&gt;📌 Peticiones activas&lt;/h3&gt;</text:span></text:p>
          <text:p text:style-name="P98"><text:span text:style-name="Source_20_Text"><text:s text:c="4"/>&lt;ul className="space-y-4"&gt;</text:span></text:p>
          <text:p text:style-name="P98"><text:span text:style-name="Source_20_Text"><text:s text:c="6"/>{peticionesOrdenadas.map(([pid, p]) =&gt; (</text:span></text:p>
          <text:p text:style-name="P98"><text:span text:style-name="Source_20_Text"><text:s text:c="8"/>&lt;li key={pid} className={`border rounded p-3 shadow-sm text-sm ${p.para ? "border-green-400 bg-green-50" : "bg-white"}`}&gt;</text:span></text:p>
          <text:p text:style-name="P98"><text:span text:style-name="Source_20_Text"><text:s text:c="10"/>&lt;p&gt;&lt;strong&gt;{nombrePorId(p.de)}&lt;/strong&gt; solicita el &lt;strong&gt;{p.fecha}&lt;/strong&gt;&lt;/p&gt;</text:span></text:p>
          <text:p text:style-name="P98"><text:span text:style-name="Source_20_Text"><text:s text:c="10"/>&lt;p&gt;Clave: {p.clave} {p.permuta &amp;&amp; &lt;span className="text-yellow-600 ml-2"&gt;(Acepta permuta)&lt;/span&gt;}&lt;/p&gt;</text:span></text:p>
          <text:p text:style-name="P98"/>
          <text:p text:style-name="P98"><text:span text:style-name="Source_20_Text"><text:s text:c="10"/>{p.para ? (</text:span></text:p>
          <text:p text:style-name="P98"><text:span text:style-name="Source_20_Text"><text:s text:c="12"/>&lt;p className="mt-2 text-green-700"&gt;✅ Aceptada por {nombrePorId(p.para)}&lt;/p&gt;</text:span></text:p>
          <text:p text:style-name="P98"><text:span text:style-name="Source_20_Text"><text:s text:c="10"/>) : (</text:span></text:p>
          <text:p text:style-name="P98"><text:span text:style-name="Source_20_Text"><text:s text:c="12"/>selectorActivo === pid ? (</text:span></text:p>
          <text:p text:style-name="P98"><text:span text:style-name="Source_20_Text"><text:s text:c="14"/>&lt;div className="mt-3 flex flex-col gap-3"&gt;</text:span></text:p>
          <text:p text:style-name="P98"><text:span text:style-name="Source_20_Text"><text:s text:c="16"/>&lt;select</text:span></text:p>
          <text:p text:style-name="P98"><text:span text:style-name="Source_20_Text"><text:s text:c="18"/>className="border rounded px-2 py-1 w-full text-sm"</text:span></text:p>
          <text:p text:style-name="P98"><text:span text:style-name="Source_20_Text"><text:s text:c="18"/>value={seleccionPara}</text:span></text:p>
          <text:p text:style-name="P98"><text:span text:style-name="Source_20_Text"><text:s text:c="18"/>onChange={(e) =&gt; setSeleccionPara(e.target.value)}</text:span></text:p>
          <text:p text:style-name="P98"><text:span text:style-name="Source_20_Text"><text:s text:c="16"/>&gt;</text:span></text:p>
          <text:p text:style-name="P98"><text:span text:style-name="Source_20_Text"><text:s text:c="18"/>&lt;option value=""&gt;Selecciona compañero&lt;/option&gt;</text:span></text:p>
          <text:p text:style-name="P98"><text:span text:style-name="Source_20_Text"><text:s text:c="18"/>{trabajadores.map(t =&gt; &lt;option key={t.id} value={t.id}&gt;{t.nombre}&lt;/option&gt;)}</text:span></text:p>
          <text:p text:style-name="P98"><text:span text:style-name="Source_20_Text"><text:s text:c="16"/>&lt;/select&gt;</text:span></text:p>
          <text:p text:style-name="P98"/>
          <text:p text:style-name="P98"><text:span text:style-name="Source_20_Text"><text:s text:c="16"/>{!p.permuta ? (</text:span></text:p>
          <text:p text:style-name="P98"><text:span text:style-name="Source_20_Text"><text:s text:c="18"/>&lt;button</text:span></text:p>
          <text:p text:style-name="P98"><text:span text:style-name="Source_20_Text"><text:s text:c="20"/>onClick={() =&gt; aceptarPeticion(pid)}</text:span></text:p>
          <text:p text:style-name="P98"><text:span text:style-name="Source_20_Text"><text:s text:c="20"/>className="bg-green-500 text-white px-3 py-1 rounded text-sm"</text:span></text:p>
          <text:p text:style-name="P98"><text:span text:style-name="Source_20_Text"><text:s text:c="18"/>&gt;</text:span></text:p>
          <text:p text:style-name="P98"><text:span text:style-name="Source_20_Text"><text:s text:c="20"/>Aceptar solicitud</text:span></text:p>
          <text:p text:style-name="P98"><text:span text:style-name="Source_20_Text"><text:s text:c="18"/>&lt;/button&gt;</text:span></text:p>
          <text:p text:style-name="P98"><text:soft-page-break/><text:span text:style-name="Source_20_Text"><text:s text:c="16"/>) : (</text:span></text:p>
          <text:p text:style-name="P98"><text:span text:style-name="Source_20_Text"><text:s text:c="18"/>&lt;&gt;</text:span></text:p>
          <text:p text:style-name="P98"><text:span text:style-name="Source_20_Text"><text:s text:c="20"/>&lt;button</text:span></text:p>
          <text:p text:style-name="P98"><text:span text:style-name="Source_20_Text"><text:s text:c="22"/>onClick={() =&gt; {</text:span></text:p>
          <text:p text:style-name="P98"><text:span text:style-name="Source_20_Text"><text:s text:c="24"/>setModoAceptacion("sin-permuta");</text:span></text:p>
          <text:p text:style-name="P98"><text:span text:style-name="Source_20_Text"><text:s text:c="24"/>aceptarPeticion(pid);</text:span></text:p>
          <text:p text:style-name="P98"><text:span text:style-name="Source_20_Text"><text:s text:c="22"/>}}</text:span></text:p>
          <text:p text:style-name="P98"><text:span text:style-name="Source_20_Text"><text:s text:c="22"/>className="bg-green-500 text-white px-3 py-1 rounded text-sm"</text:span></text:p>
          <text:p text:style-name="P98"><text:span text:style-name="Source_20_Text"><text:s text:c="20"/>&gt;</text:span></text:p>
          <text:p text:style-name="P98"><text:span text:style-name="Source_20_Text"><text:s text:c="22"/>Aceptar sin permuta</text:span></text:p>
          <text:p text:style-name="P98"><text:span text:style-name="Source_20_Text"><text:s text:c="20"/>&lt;/button&gt;</text:span></text:p>
          <text:p text:style-name="P98"/>
          <text:p text:style-name="P98"><text:span text:style-name="Source_20_Text"><text:s text:c="20"/>&lt;details className="border-t pt-2 text-sm"&gt;</text:span></text:p>
          <text:p text:style-name="P98"><text:span text:style-name="Source_20_Text"><text:s text:c="22"/>&lt;summary className="cursor-pointer text-blue-600"&gt;Aceptar con permuta&lt;/summary&gt;</text:span></text:p>
          <text:p text:style-name="P98"><text:span text:style-name="Source_20_Text"><text:s text:c="22"/>&lt;div className="mt-2 flex flex-col gap-2"&gt;</text:span></text:p>
          <text:p text:style-name="P98"><text:span text:style-name="Source_20_Text"><text:s text:c="24"/>&lt;select</text:span></text:p>
          <text:p text:style-name="P98"><text:span text:style-name="Source_20_Text"><text:s text:c="26"/>className="border rounded px-2 py-1 w-full text-sm"</text:span></text:p>
          <text:p text:style-name="P98"><text:span text:style-name="Source_20_Text"><text:s text:c="26"/>value={nuevoDe}</text:span></text:p>
          <text:p text:style-name="P98"><text:span text:style-name="Source_20_Text"><text:s text:c="26"/>onChange={(e) =&gt; setNuevoDe(e.target.value)}</text:span></text:p>
          <text:p text:style-name="P98"><text:span text:style-name="Source_20_Text"><text:s text:c="24"/>&gt;</text:span></text:p>
          <text:p text:style-name="P98"><text:span text:style-name="Source_20_Text"><text:s text:c="26"/>&lt;option value=""&gt;Quien devuelve&lt;/option&gt;</text:span></text:p>
          <text:p text:style-name="P98"><text:span text:style-name="Source_20_Text"><text:s text:c="26"/>{trabajadores.map(t =&gt; &lt;option key={t.id} value={t.id}&gt;{t.nombre}&lt;/option&gt;)}</text:span></text:p>
          <text:p text:style-name="P98"><text:span text:style-name="Source_20_Text"><text:s text:c="24"/>&lt;/select&gt;</text:span></text:p>
          <text:p text:style-name="P98"/>
          <text:p text:style-name="P98"><text:span text:style-name="Source_20_Text"><text:s text:c="24"/>&lt;input</text:span></text:p>
          <text:p text:style-name="P98"><text:span text:style-name="Source_20_Text"><text:s text:c="26"/>type="date"</text:span></text:p>
          <text:p text:style-name="P98"><text:span text:style-name="Source_20_Text"><text:s text:c="26"/>className="border rounded px-2 py-1 w-full"</text:span></text:p>
          <text:p text:style-name="P98"><text:span text:style-name="Source_20_Text"><text:s text:c="26"/>value={nuevaFecha}</text:span></text:p>
          <text:p text:style-name="P98"><text:span text:style-name="Source_20_Text"><text:s text:c="26"/>onChange={(e) =&gt; setNuevaFecha(e.target.value)}</text:span></text:p>
          <text:p text:style-name="P98"><text:span text:style-name="Source_20_Text"><text:s text:c="24"/>/&gt;</text:span></text:p>
          <text:p text:style-name="P98"/>
          <text:p text:style-name="P98"><text:span text:style-name="Source_20_Text"><text:s text:c="24"/>&lt;input</text:span></text:p>
          <text:p text:style-name="P98"><text:span text:style-name="Source_20_Text"><text:s text:c="26"/>type="text"</text:span></text:p>
          <text:p text:style-name="P98"><text:span text:style-name="Source_20_Text"><text:s text:c="26"/>placeholder="Clave de devolución"</text:span></text:p>
          <text:p text:style-name="P98"><text:soft-page-break/><text:span text:style-name="Source_20_Text"><text:s text:c="26"/>className="border rounded px-2 py-1 w-full"</text:span></text:p>
          <text:p text:style-name="P98"><text:span text:style-name="Source_20_Text"><text:s text:c="26"/>value={nuevaClave}</text:span></text:p>
          <text:p text:style-name="P98"><text:span text:style-name="Source_20_Text"><text:s text:c="26"/>onChange={(e) =&gt; setNuevaClave(e.target.value)}</text:span></text:p>
          <text:p text:style-name="P98"><text:span text:style-name="Source_20_Text"><text:s text:c="24"/>/&gt;</text:span></text:p>
          <text:p text:style-name="P98"/>
          <text:p text:style-name="P98"><text:span text:style-name="Source_20_Text"><text:s text:c="24"/>&lt;button</text:span></text:p>
          <text:p text:style-name="P98"><text:span text:style-name="Source_20_Text"><text:s text:c="26"/>onClick={() =&gt; {</text:span></text:p>
          <text:p text:style-name="P98"><text:span text:style-name="Source_20_Text"><text:s text:c="28"/>setModoAceptacion("con-permuta");</text:span></text:p>
          <text:p text:style-name="P98"><text:span text:style-name="Source_20_Text"><text:s text:c="28"/>aceptarPeticion(pid);</text:span></text:p>
          <text:p text:style-name="P98"><text:span text:style-name="Source_20_Text"><text:s text:c="26"/>}}</text:span></text:p>
          <text:p text:style-name="P98"><text:span text:style-name="Source_20_Text"><text:s text:c="26"/>className="bg-purple-600 text-white px-3 py-1 rounded text-sm"</text:span></text:p>
          <text:p text:style-name="P98"><text:span text:style-name="Source_20_Text"><text:s text:c="24"/>&gt;</text:span></text:p>
          <text:p text:style-name="P98"><text:span text:style-name="Source_20_Text"><text:s text:c="26"/>Confirmar permuta</text:span></text:p>
          <text:p text:style-name="P98"><text:span text:style-name="Source_20_Text"><text:s text:c="24"/>&lt;/button&gt;</text:span></text:p>
          <text:p text:style-name="P98"><text:span text:style-name="Source_20_Text"><text:s text:c="22"/>&lt;/div&gt;</text:span></text:p>
          <text:p text:style-name="P98"><text:span text:style-name="Source_20_Text"><text:s text:c="20"/>&lt;/details&gt;</text:span></text:p>
          <text:p text:style-name="P98"><text:span text:style-name="Source_20_Text"><text:s text:c="18"/>&lt;/&gt;</text:span></text:p>
          <text:p text:style-name="P98"><text:span text:style-name="Source_20_Text"><text:s text:c="16"/>)}</text:span></text:p>
          <text:p text:style-name="P98"><text:span text:style-name="Source_20_Text"><text:s text:c="14"/>&lt;/div&gt;</text:span></text:p>
          <text:p text:style-name="P98"><text:span text:style-name="Source_20_Text"><text:s text:c="12"/>) : (</text:span></text:p>
          <text:p text:style-name="P98"><text:span text:style-name="Source_20_Text"><text:s text:c="14"/>&lt;button</text:span></text:p>
          <text:p text:style-name="P98"><text:span text:style-name="Source_20_Text"><text:s text:c="16"/>onClick={() =&gt; setSelectorActivo(pid)}</text:span></text:p>
          <text:p text:style-name="P98"><text:span text:style-name="Source_20_Text"><text:s text:c="16"/>className="mt-2 text-blue-600 text-sm"</text:span></text:p>
          <text:p text:style-name="P98"><text:span text:style-name="Source_20_Text"><text:s text:c="14"/>&gt;</text:span></text:p>
          <text:p text:style-name="P98"><text:span text:style-name="Source_20_Text"><text:s text:c="16"/>Aceptar</text:span></text:p>
          <text:p text:style-name="P98"><text:span text:style-name="Source_20_Text"><text:s text:c="14"/>&lt;/button&gt;</text:span></text:p>
          <text:p text:style-name="P98"><text:span text:style-name="Source_20_Text"><text:s text:c="12"/>)</text:span></text:p>
          <text:p text:style-name="P98"><text:span text:style-name="Source_20_Text"><text:s text:c="10"/>)}</text:span></text:p>
          <text:p text:style-name="P98"><text:span text:style-name="Source_20_Text"><text:s text:c="8"/>&lt;/li&gt;</text:span></text:p>
          <text:p text:style-name="P98"><text:span text:style-name="Source_20_Text"><text:s text:c="6"/>))}</text:span></text:p>
          <text:p text:style-name="P98"><text:span text:style-name="Source_20_Text"><text:s text:c="4"/>&lt;/ul&gt;</text:span></text:p>
          <text:p text:style-name="P98"><text:span text:style-name="Source_20_Text"><text:s text:c="2"/>&lt;/div&gt;</text:span></text:p>
          <text:p text:style-name="P98"><text:span text:style-name="Source_20_Text">);</text:span></text:p>
          <text:p text:style-name="Text_20_body">Ya está listo para pegar directamente 👌. Si quieres que lo ajustemos para destacar las peticiones que tienen permuta confirmada, o agregar algún filtro visual, me dices y lo apañamos.</text:p>
        </text:section>
        <text:section text:style-name="Sect2" text:name="nj51vrPTW6qZs8HKCGAdV-user-message">
          <text:p text:style-name="P19"><text:soft-page-break/>Podemos afinarlo un poco más. El primer botón "Aceptar", de estas peticiones que admiten permuta, puede ser ya la división entre Aceptar sin permuta y Aceptar con permuta. El primer Aceptar sin permuta desplegaría el compañero. El segundo Aceptar con permuta desplegaría lo que ya despliega. Y al confirmar permuta, tenemos que comprobar esos 3 campos, porque ahora me estás comprobando completar el primer combo de compañero para Aceptar sin permuta.</text:p>
        </text:section>
        <text:section text:style-name="Sect2" text:name="Wc1M2uMHTV3RJfcPqKVp5-content-0">
          <text:p text:style-name="P20">¡Perfecto, Carlos! Me encanta lo fino que lo estás hilando 😎. Aquí te paso el <text:span text:style-name="Strong_20_Emphasis">bloque del listado actualizado</text:span> con esa mejora:</text:p>
          <text:h text:style-name="P95" text:outline-level="3"><text:bookmark-start text:name="__RefHeading___Toc14788_2917578271"/>🎯 ¿Qué cambia?<text:bookmark-end text:name="__RefHeading___Toc14788_2917578271"/></text:h>
          <text:list text:style-name="L91">
            <text:list-item>
              <text:p text:style-name="P120">Se reemplaza el único botón de "Aceptar" por dos botones:</text:p>
              <text:list>
                <text:list-item>
                  <text:p text:style-name="P120">🔹 <text:span text:style-name="Strong_20_Emphasis">Aceptar sin permuta</text:span>: despliega el selector de compañero.</text:p>
                </text:list-item>
                <text:list-item>
                  <text:p text:style-name="P120">🔹 <text:span text:style-name="Strong_20_Emphasis">Aceptar con permuta</text:span>: despliega el formulario completo.</text:p>
                </text:list-item>
              </text:list>
            </text:list-item>
            <text:list-item>
              <text:p text:style-name="P120">Se mueve la validación del selector de compañero solo al modo sin permuta.</text:p>
            </text:list-item>
            <text:list-item>
              <text:p text:style-name="P120">El botón "Confirmar permuta" ahora valida los <text:span text:style-name="Strong_20_Emphasis">3 campos obligatorios</text:span>.</text:p>
            </text:list-item>
          </text:list>
          <text:h text:style-name="P95" text:outline-level="3"><text:bookmark-start text:name="__RefHeading___Toc14790_2917578271"/>✅ Bloque completo del <text:span text:style-name="Source_20_Text">return</text:span> (solo listado)<text:bookmark-end text:name="__RefHeading___Toc14790_2917578271"/></text:h>
          <text:p text:style-name="Text_20_body">tsx</text:p>
          <text:p text:style-name="P98"><text:span text:style-name="Source_20_Text">&lt;h3 className="text-lg font-semibold mb-4"&gt;📌 Peticiones activas&lt;/h3&gt;</text:span></text:p>
          <text:p text:style-name="P98"><text:span text:style-name="Source_20_Text">&lt;ul className="space-y-4"&gt;</text:span></text:p>
          <text:p text:style-name="P98"><text:span text:style-name="Source_20_Text"><text:s text:c="2"/>{peticionesOrdenadas.map(([pid, p]) =&gt; (</text:span></text:p>
          <text:p text:style-name="P98"><text:span text:style-name="Source_20_Text"><text:s text:c="4"/>&lt;li key={pid} className={`border rounded p-3 shadow-sm text-sm ${p.para ? "border-green-400 bg-green-50" : "bg-white"}`}&gt;</text:span></text:p>
          <text:p text:style-name="P98"><text:span text:style-name="Source_20_Text"><text:s text:c="6"/>&lt;p&gt;&lt;strong&gt;{nombrePorId(p.de)}&lt;/strong&gt; solicita el &lt;strong&gt;{p.fecha}&lt;/strong&gt;&lt;/p&gt;</text:span></text:p>
          <text:p text:style-name="P98"><text:span text:style-name="Source_20_Text"><text:s text:c="6"/>&lt;p&gt;Clave: {p.clave} {p.permuta &amp;&amp; &lt;span className="text-yellow-600 ml-2"&gt;(Acepta permuta)&lt;/span&gt;}&lt;/p&gt;</text:span></text:p>
          <text:p text:style-name="P98"/>
          <text:p text:style-name="P98"><text:span text:style-name="Source_20_Text"><text:s text:c="6"/>{p.para ? (</text:span></text:p>
          <text:p text:style-name="P98"><text:span text:style-name="Source_20_Text"><text:s text:c="8"/>&lt;p className="mt-2 text-green-700"&gt;✅ Aceptada por {nombrePorId(p.para)}&lt;/p&gt;</text:span></text:p>
          <text:p text:style-name="P98"><text:span text:style-name="Source_20_Text"><text:s text:c="6"/>) : (</text:span></text:p>
          <text:p text:style-name="P98"><text:span text:style-name="Source_20_Text"><text:s text:c="8"/>selectorActivo === pid ? (</text:span></text:p>
          <text:p text:style-name="P98"><text:span text:style-name="Source_20_Text"><text:s text:c="10"/>&lt;div className="mt-3 flex flex-col gap-3"&gt;</text:span></text:p>
          <text:p text:style-name="P98"><text:span text:style-name="Source_20_Text"><text:s text:c="12"/>{p.permuta ? (</text:span></text:p>
          <text:p text:style-name="P98"><text:span text:style-name="Source_20_Text"><text:s text:c="14"/>&lt;&gt;</text:span></text:p>
          <text:p text:style-name="P98"><text:span text:style-name="Source_20_Text"><text:s text:c="16"/>&lt;button</text:span></text:p>
          <text:p text:style-name="P98"><text:span text:style-name="Source_20_Text"><text:s text:c="18"/>onClick={() =&gt; setModoAceptacion("sin-permuta")}</text:span></text:p>
          <text:p text:style-name="P98"><text:span text:style-name="Source_20_Text"><text:s text:c="18"/>className="bg-green-500 text-white px-3 py-1 rounded text-sm"</text:span></text:p>
          <text:p text:style-name="P98"><text:span text:style-name="Source_20_Text"><text:s text:c="16"/>&gt;</text:span></text:p>
          <text:p text:style-name="P98"><text:span text:style-name="Source_20_Text"><text:s text:c="18"/>Aceptar sin permuta</text:span></text:p>
          <text:p text:style-name="P98"><text:soft-page-break/><text:span text:style-name="Source_20_Text"><text:s text:c="16"/>&lt;/button&gt;</text:span></text:p>
          <text:p text:style-name="P98"><text:span text:style-name="Source_20_Text"><text:s text:c="16"/>&lt;button</text:span></text:p>
          <text:p text:style-name="P98"><text:span text:style-name="Source_20_Text"><text:s text:c="18"/>onClick={() =&gt; setModoAceptacion("con-permuta")}</text:span></text:p>
          <text:p text:style-name="P98"><text:span text:style-name="Source_20_Text"><text:s text:c="18"/>className="bg-purple-600 text-white px-3 py-1 rounded text-sm"</text:span></text:p>
          <text:p text:style-name="P98"><text:span text:style-name="Source_20_Text"><text:s text:c="16"/>&gt;</text:span></text:p>
          <text:p text:style-name="P98"><text:span text:style-name="Source_20_Text"><text:s text:c="18"/>Aceptar con permuta</text:span></text:p>
          <text:p text:style-name="P98"><text:span text:style-name="Source_20_Text"><text:s text:c="16"/>&lt;/button&gt;</text:span></text:p>
          <text:p text:style-name="P98"><text:span text:style-name="Source_20_Text"><text:s text:c="14"/>&lt;/&gt;</text:span></text:p>
          <text:p text:style-name="P98"><text:span text:style-name="Source_20_Text"><text:s text:c="12"/>) : (</text:span></text:p>
          <text:p text:style-name="P98"><text:span text:style-name="Source_20_Text"><text:s text:c="14"/>&lt;button</text:span></text:p>
          <text:p text:style-name="P98"><text:span text:style-name="Source_20_Text"><text:s text:c="16"/>onClick={() =&gt; {</text:span></text:p>
          <text:p text:style-name="P98"><text:span text:style-name="Source_20_Text"><text:s text:c="18"/>setModoAceptacion("sin-permuta");</text:span></text:p>
          <text:p text:style-name="P98"><text:span text:style-name="Source_20_Text"><text:s text:c="18"/>aceptarPeticion(pid);</text:span></text:p>
          <text:p text:style-name="P98"><text:span text:style-name="Source_20_Text"><text:s text:c="16"/>}}</text:span></text:p>
          <text:p text:style-name="P98"><text:span text:style-name="Source_20_Text"><text:s text:c="16"/>className="bg-green-500 text-white px-3 py-1 rounded text-sm"</text:span></text:p>
          <text:p text:style-name="P98"><text:span text:style-name="Source_20_Text"><text:s text:c="14"/>&gt;</text:span></text:p>
          <text:p text:style-name="P98"><text:span text:style-name="Source_20_Text"><text:s text:c="16"/>Aceptar</text:span></text:p>
          <text:p text:style-name="P98"><text:span text:style-name="Source_20_Text"><text:s text:c="14"/>&lt;/button&gt;</text:span></text:p>
          <text:p text:style-name="P98"><text:span text:style-name="Source_20_Text"><text:s text:c="12"/>)}</text:span></text:p>
          <text:p text:style-name="P98"/>
          <text:p text:style-name="P98"><text:span text:style-name="Source_20_Text"><text:s text:c="12"/>{modoAceptacion === "sin-permuta" &amp;&amp; (</text:span></text:p>
          <text:p text:style-name="P98"><text:span text:style-name="Source_20_Text"><text:s text:c="14"/>&lt;&gt;</text:span></text:p>
          <text:p text:style-name="P98"><text:span text:style-name="Source_20_Text"><text:s text:c="16"/>&lt;select</text:span></text:p>
          <text:p text:style-name="P98"><text:span text:style-name="Source_20_Text"><text:s text:c="18"/>className="border rounded px-2 py-1 w-full text-sm"</text:span></text:p>
          <text:p text:style-name="P98"><text:span text:style-name="Source_20_Text"><text:s text:c="18"/>value={seleccionPara}</text:span></text:p>
          <text:p text:style-name="P98"><text:span text:style-name="Source_20_Text"><text:s text:c="18"/>onChange={(e) =&gt; setSeleccionPara(e.target.value)}</text:span></text:p>
          <text:p text:style-name="P98"><text:span text:style-name="Source_20_Text"><text:s text:c="16"/>&gt;</text:span></text:p>
          <text:p text:style-name="P98"><text:span text:style-name="Source_20_Text"><text:s text:c="18"/>&lt;option value=""&gt;Selecciona compañero&lt;/option&gt;</text:span></text:p>
          <text:p text:style-name="P98"><text:span text:style-name="Source_20_Text"><text:s text:c="18"/>{trabajadores.map(t =&gt; &lt;option key={t.id} value={t.id}&gt;{t.nombre}&lt;/option&gt;)}</text:span></text:p>
          <text:p text:style-name="P98"><text:span text:style-name="Source_20_Text"><text:s text:c="16"/>&lt;/select&gt;</text:span></text:p>
          <text:p text:style-name="P98"><text:span text:style-name="Source_20_Text"><text:s text:c="16"/>&lt;button</text:span></text:p>
          <text:p text:style-name="P98"><text:span text:style-name="Source_20_Text"><text:s text:c="18"/>onClick={() =&gt; {</text:span></text:p>
          <text:p text:style-name="P98"><text:span text:style-name="Source_20_Text"><text:s text:c="20"/>if (!seleccionPara) return alert("⚠️ Selecciona un trabajador para aceptar sin permuta.");</text:span></text:p>
          <text:p text:style-name="P98"><text:span text:style-name="Source_20_Text"><text:s text:c="20"/>aceptarPeticion(pid);</text:span></text:p>
          <text:p text:style-name="P98"><text:span text:style-name="Source_20_Text"><text:s text:c="18"/>}}</text:span></text:p>
          <text:p text:style-name="P98"><text:soft-page-break/><text:span text:style-name="Source_20_Text"><text:s text:c="18"/>className="bg-green-600 text-white px-3 py-1 rounded text-sm"</text:span></text:p>
          <text:p text:style-name="P98"><text:span text:style-name="Source_20_Text"><text:s text:c="16"/>&gt;</text:span></text:p>
          <text:p text:style-name="P98"><text:span text:style-name="Source_20_Text"><text:s text:c="18"/>Confirmar</text:span></text:p>
          <text:p text:style-name="P98"><text:span text:style-name="Source_20_Text"><text:s text:c="16"/>&lt;/button&gt;</text:span></text:p>
          <text:p text:style-name="P98"><text:span text:style-name="Source_20_Text"><text:s text:c="14"/>&lt;/&gt;</text:span></text:p>
          <text:p text:style-name="P98"><text:span text:style-name="Source_20_Text"><text:s text:c="12"/>)}</text:span></text:p>
          <text:p text:style-name="P98"/>
          <text:p text:style-name="P98"><text:span text:style-name="Source_20_Text"><text:s text:c="12"/>{modoAceptacion === "con-permuta" &amp;&amp; (</text:span></text:p>
          <text:p text:style-name="P98"><text:span text:style-name="Source_20_Text"><text:s text:c="14"/>&lt;details className="border-t pt-2 text-sm open:mt-2"&gt;</text:span></text:p>
          <text:p text:style-name="P98"><text:span text:style-name="Source_20_Text"><text:s text:c="16"/>&lt;summary className="cursor-pointer text-blue-600"&gt;Detalles de permuta&lt;/summary&gt;</text:span></text:p>
          <text:p text:style-name="P98"><text:span text:style-name="Source_20_Text"><text:s text:c="16"/>&lt;div className="mt-2 flex flex-col gap-2"&gt;</text:span></text:p>
          <text:p text:style-name="P98"><text:span text:style-name="Source_20_Text"><text:s text:c="18"/>&lt;select</text:span></text:p>
          <text:p text:style-name="P98"><text:span text:style-name="Source_20_Text"><text:s text:c="20"/>className="border rounded px-2 py-1 w-full text-sm"</text:span></text:p>
          <text:p text:style-name="P98"><text:span text:style-name="Source_20_Text"><text:s text:c="20"/>value={nuevoDe}</text:span></text:p>
          <text:p text:style-name="P98"><text:span text:style-name="Source_20_Text"><text:s text:c="20"/>onChange={(e) =&gt; setNuevoDe(e.target.value)}</text:span></text:p>
          <text:p text:style-name="P98"><text:span text:style-name="Source_20_Text"><text:s text:c="18"/>&gt;</text:span></text:p>
          <text:p text:style-name="P98"><text:span text:style-name="Source_20_Text"><text:s text:c="20"/>&lt;option value=""&gt;Quien devuelve&lt;/option&gt;</text:span></text:p>
          <text:p text:style-name="P98"><text:span text:style-name="Source_20_Text"><text:s text:c="20"/>{trabajadores.map(t =&gt; &lt;option key={t.id} value={t.id}&gt;{t.nombre}&lt;/option&gt;)}</text:span></text:p>
          <text:p text:style-name="P98"><text:span text:style-name="Source_20_Text"><text:s text:c="18"/>&lt;/select&gt;</text:span></text:p>
          <text:p text:style-name="P98"/>
          <text:p text:style-name="P98"><text:span text:style-name="Source_20_Text"><text:s text:c="18"/>&lt;input</text:span></text:p>
          <text:p text:style-name="P98"><text:span text:style-name="Source_20_Text"><text:s text:c="20"/>type="date"</text:span></text:p>
          <text:p text:style-name="P98"><text:span text:style-name="Source_20_Text"><text:s text:c="20"/>className="border rounded px-2 py-1 w-full"</text:span></text:p>
          <text:p text:style-name="P98"><text:span text:style-name="Source_20_Text"><text:s text:c="20"/>value={nuevaFecha}</text:span></text:p>
          <text:p text:style-name="P98"><text:span text:style-name="Source_20_Text"><text:s text:c="20"/>onChange={(e) =&gt; setNuevaFecha(e.target.value)}</text:span></text:p>
          <text:p text:style-name="P98"><text:span text:style-name="Source_20_Text"><text:s text:c="18"/>/&gt;</text:span></text:p>
          <text:p text:style-name="P98"/>
          <text:p text:style-name="P98"><text:span text:style-name="Source_20_Text"><text:s text:c="18"/>&lt;input</text:span></text:p>
          <text:p text:style-name="P98"><text:span text:style-name="Source_20_Text"><text:s text:c="20"/>type="text"</text:span></text:p>
          <text:p text:style-name="P98"><text:span text:style-name="Source_20_Text"><text:s text:c="20"/>placeholder="Clave de devolución"</text:span></text:p>
          <text:p text:style-name="P98"><text:span text:style-name="Source_20_Text"><text:s text:c="20"/>className="border rounded px-2 py-1 w-full"</text:span></text:p>
          <text:p text:style-name="P98"><text:span text:style-name="Source_20_Text"><text:s text:c="20"/>value={nuevaClave}</text:span></text:p>
          <text:p text:style-name="P98"><text:span text:style-name="Source_20_Text"><text:s text:c="20"/>onChange={(e) =&gt; setNuevaClave(e.target.value)}</text:span></text:p>
          <text:p text:style-name="P98"><text:span text:style-name="Source_20_Text"><text:s text:c="18"/>/&gt;</text:span></text:p>
          <text:p text:style-name="P98"/>
          <text:p text:style-name="P98"><text:soft-page-break/><text:span text:style-name="Source_20_Text"><text:s text:c="18"/>&lt;button</text:span></text:p>
          <text:p text:style-name="P98"><text:span text:style-name="Source_20_Text"><text:s text:c="20"/>onClick={() =&gt; {</text:span></text:p>
          <text:p text:style-name="P98"><text:span text:style-name="Source_20_Text"><text:s text:c="22"/>if (!seleccionPara || !nuevoDe || !nuevaFecha || !nuevaClave) {</text:span></text:p>
          <text:p text:style-name="P98"><text:span text:style-name="Source_20_Text"><text:s text:c="24"/>return alert("⚠️ Completa todos los campos de la permuta.");</text:span></text:p>
          <text:p text:style-name="P98"><text:span text:style-name="Source_20_Text"><text:s text:c="22"/>}</text:span></text:p>
          <text:p text:style-name="P98"><text:span text:style-name="Source_20_Text"><text:s text:c="22"/>aceptarPeticion(pid);</text:span></text:p>
          <text:p text:style-name="P98"><text:span text:style-name="Source_20_Text"><text:s text:c="20"/>}}</text:span></text:p>
          <text:p text:style-name="P98"><text:span text:style-name="Source_20_Text"><text:s text:c="20"/>className="bg-purple-700 text-white px-3 py-1 rounded text-sm"</text:span></text:p>
          <text:p text:style-name="P98"><text:span text:style-name="Source_20_Text"><text:s text:c="18"/>&gt;</text:span></text:p>
          <text:p text:style-name="P98"><text:span text:style-name="Source_20_Text"><text:s text:c="20"/>Confirmar permuta</text:span></text:p>
          <text:p text:style-name="P98"><text:span text:style-name="Source_20_Text"><text:s text:c="18"/>&lt;/button&gt;</text:span></text:p>
          <text:p text:style-name="P98"><text:span text:style-name="Source_20_Text"><text:s text:c="16"/>&lt;/div&gt;</text:span></text:p>
          <text:p text:style-name="P98"><text:span text:style-name="Source_20_Text"><text:s text:c="14"/>&lt;/details&gt;</text:span></text:p>
          <text:p text:style-name="P98"><text:span text:style-name="Source_20_Text"><text:s text:c="12"/>)}</text:span></text:p>
          <text:p text:style-name="P98"><text:span text:style-name="Source_20_Text"><text:s text:c="10"/>&lt;/div&gt;</text:span></text:p>
          <text:p text:style-name="P98"><text:span text:style-name="Source_20_Text"><text:s text:c="8"/>) : (</text:span></text:p>
          <text:p text:style-name="P98"><text:span text:style-name="Source_20_Text"><text:s text:c="10"/>&lt;button</text:span></text:p>
          <text:p text:style-name="P98"><text:span text:style-name="Source_20_Text"><text:s text:c="12"/>onClick={() =&gt; setSelectorActivo(pid)}</text:span></text:p>
          <text:p text:style-name="P98"><text:span text:style-name="Source_20_Text"><text:s text:c="12"/>className="mt-2 text-blue-600 text-sm"</text:span></text:p>
          <text:p text:style-name="P98"><text:span text:style-name="Source_20_Text"><text:s text:c="10"/>&gt;</text:span></text:p>
          <text:p text:style-name="P98"><text:span text:style-name="Source_20_Text"><text:s text:c="12"/>Aceptar</text:span></text:p>
          <text:p text:style-name="P98"><text:span text:style-name="Source_20_Text"><text:s text:c="10"/>&lt;/button&gt;</text:span></text:p>
          <text:p text:style-name="P98"><text:span text:style-name="Source_20_Text"><text:s text:c="8"/>)</text:span></text:p>
          <text:p text:style-name="P98"><text:span text:style-name="Source_20_Text"><text:s text:c="6"/>)}</text:span></text:p>
          <text:p text:style-name="P98"><text:span text:style-name="Source_20_Text"><text:s text:c="4"/>&lt;/li&gt;</text:span></text:p>
          <text:p text:style-name="P98"><text:span text:style-name="Source_20_Text"><text:s text:c="2"/>))}</text:span></text:p>
          <text:p text:style-name="P98"><text:span text:style-name="Source_20_Text">&lt;/ul&gt;</text:span></text:p>
          <text:p text:style-name="Text_20_body">Con esto separamos claramente los flujos y el usuario ve desde el principio las dos opciones. Si quieres un pequeño toque extra visual (como mostrar en color diferente las que tienen permuta confirmada por espejo), lo añadimos fácil. Tú mandas 💬.</text:p>
        </text:section>
        <text:section text:style-name="Sect2" text:name="9W1uhnQK1TW3bjm59on9e-user-message">
          <text:p text:style-name="P19">No, a ver. Quisiera que según muestras la petición activa, en el caso de que Admita permuta, haya ya dos botones: Aceptar sin permuta y Aceptar con permuta. Que no tengas que dar al aceptar previo. El aceptar sin permuta despliega directamente el compañero, y el botón de confirmación, y el aceptar con permuta despliega los tres campos y la confirmación. Y necesitamos actualizar la función de aceptar petición para que tenga en cuenta sólo los campos que se necesitan por cada aceptación.</text:p>
        </text:section>
        <text:section text:style-name="Sect2" text:name="Ac8uUz5WjjcbzJe8LJuhc-content-0">
          <text:p text:style-name="P20"><text:soft-page-break/>¡Entendido al 100%, Carlos! Vamos a dejarlo niquelado 🔧</text:p>
          <text:p text:style-name="Text_20_body">Aquí tienes los bloques que necesitas para integrar:</text:p>
          <text:h text:style-name="P94" text:outline-level="2"><text:bookmark-start text:name="__RefHeading___Toc14792_2917578271"/>🧩 1. Bloque del listado actualizado<text:bookmark-end text:name="__RefHeading___Toc14792_2917578271"/></text:h>
          <text:p text:style-name="Text_20_body">Este reemplaza el <text:span text:style-name="Source_20_Text">return</text:span> de la sección de peticiones activas. Ya muestra directamente los botones de “Aceptar sin permuta” y “Aceptar con permuta” cuando la petición lo permite:</text:p>
          <text:p text:style-name="Text_20_body">tsx</text:p>
          <text:p text:style-name="P98"><text:span text:style-name="Source_20_Text">&lt;h3 className="text-lg font-semibold mb-4"&gt;📌 Peticiones activas&lt;/h3&gt;</text:span></text:p>
          <text:p text:style-name="P98"><text:span text:style-name="Source_20_Text">&lt;ul className="space-y-4"&gt;</text:span></text:p>
          <text:p text:style-name="P98"><text:span text:style-name="Source_20_Text"><text:s text:c="2"/>{peticionesOrdenadas.map(([pid, p]) =&gt; (</text:span></text:p>
          <text:p text:style-name="P98"><text:span text:style-name="Source_20_Text"><text:s text:c="4"/>&lt;li key={pid} className={`border rounded p-3 shadow-sm text-sm ${p.para ? "border-green-400 bg-green-50" : "bg-white"}`}&gt;</text:span></text:p>
          <text:p text:style-name="P98"><text:span text:style-name="Source_20_Text"><text:s text:c="6"/>&lt;p&gt;&lt;strong&gt;{nombrePorId(p.de)}&lt;/strong&gt; solicita el &lt;strong&gt;{p.fecha}&lt;/strong&gt;&lt;/p&gt;</text:span></text:p>
          <text:p text:style-name="P98"><text:span text:style-name="Source_20_Text"><text:s text:c="6"/>&lt;p&gt;Clave: {p.clave} {p.permuta &amp;&amp; &lt;span className="text-yellow-600 ml-2"&gt;(Acepta permuta)&lt;/span&gt;}&lt;/p&gt;</text:span></text:p>
          <text:p text:style-name="P98"/>
          <text:p text:style-name="P98"><text:span text:style-name="Source_20_Text"><text:s text:c="6"/>{p.para ? (</text:span></text:p>
          <text:p text:style-name="P98"><text:span text:style-name="Source_20_Text"><text:s text:c="8"/>&lt;p className="mt-2 text-green-700"&gt;✅ Aceptada por {nombrePorId(p.para)}&lt;/p&gt;</text:span></text:p>
          <text:p text:style-name="P98"><text:span text:style-name="Source_20_Text"><text:s text:c="6"/>) : (</text:span></text:p>
          <text:p text:style-name="P98"><text:span text:style-name="Source_20_Text"><text:s text:c="8"/>&lt;div className="mt-3 flex flex-col gap-3"&gt;</text:span></text:p>
          <text:p text:style-name="P98"/>
          <text:p text:style-name="P98"><text:span text:style-name="Source_20_Text"><text:s text:c="10"/>{p.permuta ? (</text:span></text:p>
          <text:p text:style-name="P98"><text:span text:style-name="Source_20_Text"><text:s text:c="12"/>&lt;&gt;</text:span></text:p>
          <text:p text:style-name="P98"><text:span text:style-name="Source_20_Text"><text:s text:c="14"/>{/* 👉 Aceptar sin permuta */}</text:span></text:p>
          <text:p text:style-name="P98"><text:span text:style-name="Source_20_Text"><text:s text:c="14"/>&lt;div className="border rounded p-3 bg-gray-50"&gt;</text:span></text:p>
          <text:p text:style-name="P98"><text:span text:style-name="Source_20_Text"><text:s text:c="16"/>&lt;p className="text-sm font-semibold mb-2"&gt;Aceptar sin permuta&lt;/p&gt;</text:span></text:p>
          <text:p text:style-name="P98"><text:span text:style-name="Source_20_Text"><text:s text:c="16"/>&lt;select</text:span></text:p>
          <text:p text:style-name="P98"><text:span text:style-name="Source_20_Text"><text:s text:c="18"/>className="border rounded px-2 py-1 w-full text-sm"</text:span></text:p>
          <text:p text:style-name="P98"><text:span text:style-name="Source_20_Text"><text:s text:c="18"/>value={seleccionPara}</text:span></text:p>
          <text:p text:style-name="P98"><text:span text:style-name="Source_20_Text"><text:s text:c="18"/>onChange={(e) =&gt; setSeleccionPara(e.target.value)}</text:span></text:p>
          <text:p text:style-name="P98"><text:span text:style-name="Source_20_Text"><text:s text:c="16"/>&gt;</text:span></text:p>
          <text:p text:style-name="P98"><text:span text:style-name="Source_20_Text"><text:s text:c="18"/>&lt;option value=""&gt;Selecciona compañero&lt;/option&gt;</text:span></text:p>
          <text:p text:style-name="P98"><text:span text:style-name="Source_20_Text"><text:s text:c="18"/>{trabajadores.map(t =&gt; &lt;option key={t.id} value={t.id}&gt;{t.nombre}&lt;/option&gt;)}</text:span></text:p>
          <text:p text:style-name="P98"><text:span text:style-name="Source_20_Text"><text:s text:c="16"/>&lt;/select&gt;</text:span></text:p>
          <text:p text:style-name="P98"><text:soft-page-break/><text:span text:style-name="Source_20_Text"><text:s text:c="16"/>&lt;button</text:span></text:p>
          <text:p text:style-name="P98"><text:span text:style-name="Source_20_Text"><text:s text:c="18"/>onClick={() =&gt; {</text:span></text:p>
          <text:p text:style-name="P98"><text:span text:style-name="Source_20_Text"><text:s text:c="20"/>setModoAceptacion("sin-permuta");</text:span></text:p>
          <text:p text:style-name="P98"><text:span text:style-name="Source_20_Text"><text:s text:c="20"/>aceptarPeticion(pid);</text:span></text:p>
          <text:p text:style-name="P98"><text:span text:style-name="Source_20_Text"><text:s text:c="18"/>}}</text:span></text:p>
          <text:p text:style-name="P98"><text:span text:style-name="Source_20_Text"><text:s text:c="18"/>className="bg-green-600 text-white px-3 py-1 rounded text-sm mt-2"</text:span></text:p>
          <text:p text:style-name="P98"><text:span text:style-name="Source_20_Text"><text:s text:c="16"/>&gt;</text:span></text:p>
          <text:p text:style-name="P98"><text:span text:style-name="Source_20_Text"><text:s text:c="18"/>Confirmar aceptación sin permuta</text:span></text:p>
          <text:p text:style-name="P98"><text:span text:style-name="Source_20_Text"><text:s text:c="16"/>&lt;/button&gt;</text:span></text:p>
          <text:p text:style-name="P98"><text:span text:style-name="Source_20_Text"><text:s text:c="14"/>&lt;/div&gt;</text:span></text:p>
          <text:p text:style-name="P98"/>
          <text:p text:style-name="P98"><text:span text:style-name="Source_20_Text"><text:s text:c="14"/>{/* 🔁 Aceptar con permuta */}</text:span></text:p>
          <text:p text:style-name="P98"><text:span text:style-name="Source_20_Text"><text:s text:c="14"/>&lt;div className="border rounded p-3 bg-gray-50"&gt;</text:span></text:p>
          <text:p text:style-name="P98"><text:span text:style-name="Source_20_Text"><text:s text:c="16"/>&lt;p className="text-sm font-semibold mb-2"&gt;Aceptar con permuta&lt;/p&gt;</text:span></text:p>
          <text:p text:style-name="P98"/>
          <text:p text:style-name="P98"><text:span text:style-name="Source_20_Text"><text:s text:c="16"/>&lt;select</text:span></text:p>
          <text:p text:style-name="P98"><text:span text:style-name="Source_20_Text"><text:s text:c="18"/>className="border rounded px-2 py-1 w-full text-sm"</text:span></text:p>
          <text:p text:style-name="P98"><text:span text:style-name="Source_20_Text"><text:s text:c="18"/>value={seleccionPara}</text:span></text:p>
          <text:p text:style-name="P98"><text:span text:style-name="Source_20_Text"><text:s text:c="18"/>onChange={(e) =&gt; setSeleccionPara(e.target.value)}</text:span></text:p>
          <text:p text:style-name="P98"><text:span text:style-name="Source_20_Text"><text:s text:c="16"/>&gt;</text:span></text:p>
          <text:p text:style-name="P98"><text:span text:style-name="Source_20_Text"><text:s text:c="18"/>&lt;option value=""&gt;Quien acepta&lt;/option&gt;</text:span></text:p>
          <text:p text:style-name="P98"><text:span text:style-name="Source_20_Text"><text:s text:c="18"/>{trabajadores.map(t =&gt; &lt;option key={t.id} value={t.id}&gt;{t.nombre}&lt;/option&gt;)}</text:span></text:p>
          <text:p text:style-name="P98"><text:span text:style-name="Source_20_Text"><text:s text:c="16"/>&lt;/select&gt;</text:span></text:p>
          <text:p text:style-name="P98"/>
          <text:p text:style-name="P98"><text:span text:style-name="Source_20_Text"><text:s text:c="16"/>&lt;select</text:span></text:p>
          <text:p text:style-name="P98"><text:span text:style-name="Source_20_Text"><text:s text:c="18"/>className="border rounded px-2 py-1 w-full text-sm mt-2"</text:span></text:p>
          <text:p text:style-name="P98"><text:span text:style-name="Source_20_Text"><text:s text:c="18"/>value={nuevoDe}</text:span></text:p>
          <text:p text:style-name="P98"><text:span text:style-name="Source_20_Text"><text:s text:c="18"/>onChange={(e) =&gt; setNuevoDe(e.target.value)}</text:span></text:p>
          <text:p text:style-name="P98"><text:span text:style-name="Source_20_Text"><text:s text:c="16"/>&gt;</text:span></text:p>
          <text:p text:style-name="P98"><text:span text:style-name="Source_20_Text"><text:s text:c="18"/>&lt;option value=""&gt;Quien devuelve&lt;/option&gt;</text:span></text:p>
          <text:p text:style-name="P98"><text:span text:style-name="Source_20_Text"><text:s text:c="18"/>{trabajadores.map(t =&gt; &lt;option key={t.id} value={t.id}&gt;{t.nombre}&lt;/option&gt;)}</text:span></text:p>
          <text:p text:style-name="P98"><text:span text:style-name="Source_20_Text"><text:s text:c="16"/>&lt;/select&gt;</text:span></text:p>
          <text:p text:style-name="P98"/>
          <text:p text:style-name="P98"><text:span text:style-name="Source_20_Text"><text:s text:c="16"/>&lt;input</text:span></text:p>
          <text:p text:style-name="P98"><text:soft-page-break/><text:span text:style-name="Source_20_Text"><text:s text:c="18"/>type="date"</text:span></text:p>
          <text:p text:style-name="P98"><text:span text:style-name="Source_20_Text"><text:s text:c="18"/>className="border rounded px-2 py-1 w-full mt-2"</text:span></text:p>
          <text:p text:style-name="P98"><text:span text:style-name="Source_20_Text"><text:s text:c="18"/>value={nuevaFecha}</text:span></text:p>
          <text:p text:style-name="P98"><text:span text:style-name="Source_20_Text"><text:s text:c="18"/>onChange={(e) =&gt; setNuevaFecha(e.target.value)}</text:span></text:p>
          <text:p text:style-name="P98"><text:span text:style-name="Source_20_Text"><text:s text:c="16"/>/&gt;</text:span></text:p>
          <text:p text:style-name="P98"/>
          <text:p text:style-name="P98"><text:span text:style-name="Source_20_Text"><text:s text:c="16"/>&lt;input</text:span></text:p>
          <text:p text:style-name="P98"><text:span text:style-name="Source_20_Text"><text:s text:c="18"/>type="text"</text:span></text:p>
          <text:p text:style-name="P98"><text:span text:style-name="Source_20_Text"><text:s text:c="18"/>placeholder="Clave de devolución"</text:span></text:p>
          <text:p text:style-name="P98"><text:span text:style-name="Source_20_Text"><text:s text:c="18"/>className="border rounded px-2 py-1 w-full mt-2"</text:span></text:p>
          <text:p text:style-name="P98"><text:span text:style-name="Source_20_Text"><text:s text:c="18"/>value={nuevaClave}</text:span></text:p>
          <text:p text:style-name="P98"><text:span text:style-name="Source_20_Text"><text:s text:c="18"/>onChange={(e) =&gt; setNuevaClave(e.target.value)}</text:span></text:p>
          <text:p text:style-name="P98"><text:span text:style-name="Source_20_Text"><text:s text:c="16"/>/&gt;</text:span></text:p>
          <text:p text:style-name="P98"/>
          <text:p text:style-name="P98"><text:span text:style-name="Source_20_Text"><text:s text:c="16"/>&lt;button</text:span></text:p>
          <text:p text:style-name="P98"><text:span text:style-name="Source_20_Text"><text:s text:c="18"/>onClick={() =&gt; {</text:span></text:p>
          <text:p text:style-name="P98"><text:span text:style-name="Source_20_Text"><text:s text:c="20"/>setModoAceptacion("con-permuta");</text:span></text:p>
          <text:p text:style-name="P98"><text:span text:style-name="Source_20_Text"><text:s text:c="20"/>aceptarPeticion(pid);</text:span></text:p>
          <text:p text:style-name="P98"><text:span text:style-name="Source_20_Text"><text:s text:c="18"/>}}</text:span></text:p>
          <text:p text:style-name="P98"><text:span text:style-name="Source_20_Text"><text:s text:c="18"/>className="bg-purple-700 text-white px-3 py-1 rounded text-sm mt-2"</text:span></text:p>
          <text:p text:style-name="P98"><text:span text:style-name="Source_20_Text"><text:s text:c="16"/>&gt;</text:span></text:p>
          <text:p text:style-name="P98"><text:span text:style-name="Source_20_Text"><text:s text:c="18"/>Confirmar permuta</text:span></text:p>
          <text:p text:style-name="P98"><text:span text:style-name="Source_20_Text"><text:s text:c="16"/>&lt;/button&gt;</text:span></text:p>
          <text:p text:style-name="P98"><text:span text:style-name="Source_20_Text"><text:s text:c="14"/>&lt;/div&gt;</text:span></text:p>
          <text:p text:style-name="P98"><text:span text:style-name="Source_20_Text"><text:s text:c="12"/>&lt;/&gt;</text:span></text:p>
          <text:p text:style-name="P98"><text:span text:style-name="Source_20_Text"><text:s text:c="10"/>) : (</text:span></text:p>
          <text:p text:style-name="P98"><text:span text:style-name="Source_20_Text"><text:s text:c="12"/>&lt;&gt;</text:span></text:p>
          <text:p text:style-name="P98"><text:span text:style-name="Source_20_Text"><text:s text:c="14"/>&lt;select</text:span></text:p>
          <text:p text:style-name="P98"><text:span text:style-name="Source_20_Text"><text:s text:c="16"/>className="border rounded px-2 py-1 w-full text-sm"</text:span></text:p>
          <text:p text:style-name="P98"><text:span text:style-name="Source_20_Text"><text:s text:c="16"/>value={seleccionPara}</text:span></text:p>
          <text:p text:style-name="P98"><text:span text:style-name="Source_20_Text"><text:s text:c="16"/>onChange={(e) =&gt; setSeleccionPara(e.target.value)}</text:span></text:p>
          <text:p text:style-name="P98"><text:span text:style-name="Source_20_Text"><text:s text:c="14"/>&gt;</text:span></text:p>
          <text:p text:style-name="P98"><text:span text:style-name="Source_20_Text"><text:s text:c="16"/>&lt;option value=""&gt;Selecciona compañero&lt;/option&gt;</text:span></text:p>
          <text:p text:style-name="P98"><text:span text:style-name="Source_20_Text"><text:s text:c="16"/>{trabajadores.map(t =&gt; &lt;option key={t.id} value={t.id}&gt;{t.nombre}&lt;/option&gt;)}</text:span></text:p>
          <text:p text:style-name="P98"><text:span text:style-name="Source_20_Text"><text:s text:c="14"/>&lt;/select&gt;</text:span></text:p>
          <text:p text:style-name="P98"><text:soft-page-break/></text:p>
          <text:p text:style-name="P98"><text:span text:style-name="Source_20_Text"><text:s text:c="14"/>&lt;button</text:span></text:p>
          <text:p text:style-name="P98"><text:span text:style-name="Source_20_Text"><text:s text:c="16"/>onClick={() =&gt; {</text:span></text:p>
          <text:p text:style-name="P98"><text:span text:style-name="Source_20_Text"><text:s text:c="18"/>setModoAceptacion("sin-permuta");</text:span></text:p>
          <text:p text:style-name="P98"><text:span text:style-name="Source_20_Text"><text:s text:c="18"/>aceptarPeticion(pid);</text:span></text:p>
          <text:p text:style-name="P98"><text:span text:style-name="Source_20_Text"><text:s text:c="16"/>}}</text:span></text:p>
          <text:p text:style-name="P98"><text:span text:style-name="Source_20_Text"><text:s text:c="16"/>className="bg-green-600 text-white px-3 py-1 rounded text-sm"</text:span></text:p>
          <text:p text:style-name="P98"><text:span text:style-name="Source_20_Text"><text:s text:c="14"/>&gt;</text:span></text:p>
          <text:p text:style-name="P98"><text:span text:style-name="Source_20_Text"><text:s text:c="16"/>Confirmar aceptación</text:span></text:p>
          <text:p text:style-name="P98"><text:span text:style-name="Source_20_Text"><text:s text:c="14"/>&lt;/button&gt;</text:span></text:p>
          <text:p text:style-name="P98"><text:span text:style-name="Source_20_Text"><text:s text:c="12"/>&lt;/&gt;</text:span></text:p>
          <text:p text:style-name="P98"><text:span text:style-name="Source_20_Text"><text:s text:c="10"/>)}</text:span></text:p>
          <text:p text:style-name="P98"><text:span text:style-name="Source_20_Text"><text:s text:c="8"/>&lt;/div&gt;</text:span></text:p>
          <text:p text:style-name="P98"><text:span text:style-name="Source_20_Text"><text:s text:c="6"/>)}</text:span></text:p>
          <text:p text:style-name="P98"><text:span text:style-name="Source_20_Text"><text:s text:c="4"/>&lt;/li&gt;</text:span></text:p>
          <text:p text:style-name="P98"><text:span text:style-name="Source_20_Text"><text:s text:c="2"/>))}</text:span></text:p>
          <text:p text:style-name="P98"><text:span text:style-name="Source_20_Text">&lt;/ul&gt;</text:span></text:p>
          <text:h text:style-name="P94" text:outline-level="2"><text:bookmark-start text:name="__RefHeading___Toc14794_2917578271"/>⚙️ 2. Ajuste en la función <text:span text:style-name="Source_20_Text">aceptarPeticion</text:span><text:bookmark-end text:name="__RefHeading___Toc14794_2917578271"/></text:h>
          <text:p text:style-name="Text_20_body">Aquí tienes el nuevo control para validar <text:span text:style-name="Strong_20_Emphasis">solo los campos necesarios</text:span> según el modo:</text:p>
          <text:p text:style-name="Text_20_body">tsx</text:p>
          <text:p text:style-name="P98"><text:span text:style-name="Source_20_Text">const aceptarPeticion = (pid: string) =&gt; {</text:span></text:p>
          <text:p text:style-name="P98"><text:span text:style-name="Source_20_Text"><text:s text:c="2"/>const p = peticiones[pid];</text:span></text:p>
          <text:p text:style-name="P98"/>
          <text:p text:style-name="P98"><text:span text:style-name="Source_20_Text"><text:s text:c="2"/>if (modoAceptacion === "sin-permuta") {</text:span></text:p>
          <text:p text:style-name="P98"><text:span text:style-name="Source_20_Text"><text:s text:c="4"/>if (!seleccionPara) return alert("⚠️ Selecciona el compañero que acepta.");</text:span></text:p>
          <text:p text:style-name="P98"><text:span text:style-name="Source_20_Text"><text:s text:c="2"/>}</text:span></text:p>
          <text:p text:style-name="P98"/>
          <text:p text:style-name="P98"><text:span text:style-name="Source_20_Text"><text:s text:c="2"/>if (modoAceptacion === "con-permuta") {</text:span></text:p>
          <text:p text:style-name="P98"><text:span text:style-name="Source_20_Text"><text:s text:c="4"/>if (!seleccionPara || !nuevoDe || !nuevaFecha || !nuevaClave) {</text:span></text:p>
          <text:p text:style-name="P98"><text:span text:style-name="Source_20_Text"><text:s text:c="6"/>return alert("⚠️ Completa todos los campos de la permuta.");</text:span></text:p>
          <text:p text:style-name="P98"><text:span text:style-name="Source_20_Text"><text:s text:c="4"/>}</text:span></text:p>
          <text:p text:style-name="P98"><text:span text:style-name="Source_20_Text"><text:s text:c="2"/>}</text:span></text:p>
          <text:p text:style-name="P98"/>
          <text:p text:style-name="P98"><text:span text:style-name="Source_20_Text"><text:s text:c="2"/>let mensaje = "";</text:span></text:p>
          <text:p text:style-name="P98"/>
          <text:p text:style-name="P98"><text:soft-page-break/><text:span text:style-name="Source_20_Text"><text:s text:c="2"/>if (modoAceptacion === "sin-permuta") {</text:span></text:p>
          <text:p text:style-name="P98"><text:span text:style-name="Source_20_Text"><text:s text:c="4"/>mensaje = `¿Confirmas que ${nombrePorId(seleccionPara)} haga la clave ${p.clave} a ${nombrePorId(p.de)}?`;</text:span></text:p>
          <text:p text:style-name="P98"><text:span text:style-name="Source_20_Text"><text:s text:c="4"/>if (p.permuta) {</text:span></text:p>
          <text:p text:style-name="P98"><text:span text:style-name="Source_20_Text"><text:s text:c="6"/>mensaje += `\nRecuerda contactar con el compañero por si desea devolver con otra clave.`;</text:span></text:p>
          <text:p text:style-name="P98"><text:span text:style-name="Source_20_Text"><text:s text:c="4"/>}</text:span></text:p>
          <text:p text:style-name="P98"><text:span text:style-name="Source_20_Text"><text:s text:c="2"/>} else if (modoAceptacion === "con-permuta") {</text:span></text:p>
          <text:p text:style-name="P98"><text:span text:style-name="Source_20_Text"><text:s text:c="4"/>mensaje =</text:span></text:p>
          <text:p text:style-name="P98"><text:span text:style-name="Source_20_Text"><text:s text:c="6"/>`¿Confirmas que ${nombrePorId(seleccionPara)} haga la clave ${p.clave} a ${nombrePorId(p.de)} a cambio de ${nuevaClave}?\n` +</text:span></text:p>
          <text:p text:style-name="P98"><text:span text:style-name="Source_20_Text"><text:s text:c="6"/>`Recuerda asegurar la conformidad del intercambio.`;</text:span></text:p>
          <text:p text:style-name="P98"><text:span text:style-name="Source_20_Text"><text:s text:c="2"/>}</text:span></text:p>
          <text:p text:style-name="P98"/>
          <text:p text:style-name="P98"><text:span text:style-name="Source_20_Text"><text:s text:c="2"/>if (!window.confirm(mensaje)) return;</text:span></text:p>
          <text:p text:style-name="P98"/>
          <text:p text:style-name="P98"><text:span text:style-name="Source_20_Text"><text:s text:c="2"/>update(ref(db, `peticiones/${pid}`), { para: seleccionPara });</text:span></text:p>
          <text:p text:style-name="P98"/>
          <text:p text:style-name="P98"><text:span text:style-name="Source_20_Text"><text:s text:c="2"/>if (modoAceptacion === "con-permuta") {</text:span></text:p>
          <text:p text:style-name="P98"><text:span text:style-name="Source_20_Text"><text:s text:c="4"/>const nuevaPeticion: Peticion = {</text:span></text:p>
          <text:p text:style-name="P98"><text:span text:style-name="Source_20_Text"><text:s text:c="6"/>de: nuevoDe,</text:span></text:p>
          <text:p text:style-name="P98"><text:span text:style-name="Source_20_Text"><text:s text:c="6"/>para: p.de,</text:span></text:p>
          <text:p text:style-name="P98"><text:span text:style-name="Source_20_Text"><text:s text:c="6"/>fecha: nuevaFecha,</text:span></text:p>
          <text:p text:style-name="P98"><text:span text:style-name="Source_20_Text"><text:s text:c="6"/>clave: nuevaClave,</text:span></text:p>
          <text:p text:style-name="P98"><text:span text:style-name="Source_20_Text"><text:s text:c="6"/>permuta: true</text:span></text:p>
          <text:p text:style-name="P98"><text:span text:style-name="Source_20_Text"><text:s text:c="4"/>};</text:span></text:p>
          <text:p text:style-name="P98"><text:span text:style-name="Source_20_Text"><text:s text:c="4"/>push(ref(db, "peticiones"), nuevaPeticion);</text:span></text:p>
          <text:p text:style-name="P98"><text:span text:style-name="Source_20_Text"><text:s text:c="2"/>}</text:span></text:p>
          <text:p text:style-name="P98"/>
          <text:p text:style-name="P98"><text:span text:style-name="Source_20_Text"><text:s text:c="2"/>// Reset</text:span></text:p>
          <text:p text:style-name="P98"><text:span text:style-name="Source_20_Text"><text:s text:c="2"/>setSelectorActivo(null);</text:span></text:p>
          <text:p text:style-name="P98"><text:span text:style-name="Source_20_Text"><text:s text:c="2"/>setSeleccionPara("");</text:span></text:p>
          <text:p text:style-name="P98"><text:span text:style-name="Source_20_Text"><text:s text:c="2"/>setModoAceptacion("sin-permuta");</text:span></text:p>
          <text:p text:style-name="P98"><text:span text:style-name="Source_20_Text"><text:s text:c="2"/>setNuevoDe("");</text:span></text:p>
          <text:p text:style-name="P98"><text:span text:style-name="Source_20_Text"><text:s text:c="2"/>setNuevaFecha("");</text:span></text:p>
          <text:p text:style-name="P98"><text:span text:style-name="Source_20_Text"><text:s text:c="2"/>setNuevaClave("");</text:span></text:p>
          <text:p text:style-name="P98"><text:span text:style-name="Source_20_Text">};</text:span></text:p>
          <text:p text:style-name="Text_20_body"><text:soft-page-break/>¿Lo dejamos redondo o le damos un poco de brillo estético adicional? 🌟 También podríamos mostrar si una permuta ha sido ya devuelta, creando un vínculo visual entre peticiones espejo. Si te interesa eso o filtrar visualmente, lo monto en un segundo. Tú dices.</text:p>
        </text:section>
        <text:section text:style-name="Sect2" text:name="rNNJeGnMEG2pWELDXne7B-user-message">
          <text:p text:style-name="P19">Me gustaría que los formularios quedaran ocultos y que el botón los despliegue, incorporando un botón adicional para confirmar, pues al quedar desplegados hacen que las fichas de las peticiones ocupen mucho espacio en pantalla.</text:p>
        </text:section>
        <text:section text:style-name="Sect2" text:name="tXSjKtjqv1stVMmgRkStc-content-0">
          <text:p text:style-name="P20">¡Buena observación! Vamos a aligerar las fichas y hacerlas más manejables visualmente 🧘. Te propongo:</text:p>
          <text:h text:style-name="P94" text:outline-level="2"><text:bookmark-start text:name="__RefHeading___Toc14796_2917578271"/>✅ Actualizaciones de UI<text:bookmark-end text:name="__RefHeading___Toc14796_2917578271"/></text:h>
          <text:list text:style-name="L92">
            <text:list-item>
              <text:p text:style-name="P121">En lugar de mostrar los formularios abiertos por defecto, cada modo tendrá su propio botón de <text:span text:style-name="Strong_20_Emphasis">despliegue</text:span>.</text:p>
            </text:list-item>
            <text:list-item>
              <text:p text:style-name="P121">Dentro de cada desplegable habrá un botón para <text:span text:style-name="Strong_20_Emphasis">confirmar</text:span> la acción.</text:p>
            </text:list-item>
            <text:list-item>
              <text:p text:style-name="P121">Esto mantiene las fichas compactas y solo se expanden si realmente quieres actuar sobre ellas.</text:p>
            </text:list-item>
          </text:list>
          <text:h text:style-name="P94" text:outline-level="2"><text:bookmark-start text:name="__RefHeading___Toc14798_2917578271"/>🧩 Fragmento de listado con formularios ocultos<text:bookmark-end text:name="__RefHeading___Toc14798_2917578271"/></text:h>
          <text:p text:style-name="Text_20_body">Puedes sustituir el bloque del listado (<text:span text:style-name="Source_20_Text">&lt;ul&gt;</text:span> de peticiones activas) con este:</text:p>
          <text:p text:style-name="Text_20_body">tsx</text:p>
          <text:p text:style-name="P98"><text:span text:style-name="Source_20_Text">&lt;ul className="space-y-4"&gt;</text:span></text:p>
          <text:p text:style-name="P98"><text:span text:style-name="Source_20_Text"><text:s text:c="2"/>{peticionesOrdenadas.map(([pid, p]) =&gt; (</text:span></text:p>
          <text:p text:style-name="P98"><text:span text:style-name="Source_20_Text"><text:s text:c="4"/>&lt;li key={pid} className={`border rounded p-3 shadow-sm text-sm ${p.para ? "border-green-400 bg-green-50" : "bg-white"}`}&gt;</text:span></text:p>
          <text:p text:style-name="P98"><text:span text:style-name="Source_20_Text"><text:s text:c="6"/>&lt;p&gt;&lt;strong&gt;{nombrePorId(p.de)}&lt;/strong&gt; solicita el &lt;strong&gt;{p.fecha}&lt;/strong&gt;&lt;/p&gt;</text:span></text:p>
          <text:p text:style-name="P98"><text:span text:style-name="Source_20_Text"><text:s text:c="6"/>&lt;p&gt;Clave: {p.clave} {p.permuta &amp;&amp; &lt;span className="text-yellow-600 ml-2"&gt;(Acepta permuta)&lt;/span&gt;}&lt;/p&gt;</text:span></text:p>
          <text:p text:style-name="P98"/>
          <text:p text:style-name="P98"><text:span text:style-name="Source_20_Text"><text:s text:c="6"/>{p.para ? (</text:span></text:p>
          <text:p text:style-name="P98"><text:span text:style-name="Source_20_Text"><text:s text:c="8"/>&lt;p className="mt-2 text-green-700"&gt;✅ Aceptada por {nombrePorId(p.para)}&lt;/p&gt;</text:span></text:p>
          <text:p text:style-name="P98"><text:span text:style-name="Source_20_Text"><text:s text:c="6"/>) : (</text:span></text:p>
          <text:p text:style-name="P98"><text:span text:style-name="Source_20_Text"><text:s text:c="8"/>&lt;div className="mt-3 flex flex-col gap-3"&gt;</text:span></text:p>
          <text:p text:style-name="P98"/>
          <text:p text:style-name="P98"><text:span text:style-name="Source_20_Text"><text:s text:c="10"/>{p.permuta ? (</text:span></text:p>
          <text:p text:style-name="P98"><text:span text:style-name="Source_20_Text"><text:s text:c="12"/>&lt;&gt;</text:span></text:p>
          <text:p text:style-name="P98"><text:span text:style-name="Source_20_Text"><text:s text:c="14"/>&lt;details&gt;</text:span></text:p>
          <text:p text:style-name="P98"><text:span text:style-name="Source_20_Text"><text:s text:c="16"/>&lt;summary className="cursor-pointer text-green-700 font-semibold"&gt;👉 Aceptar sin permuta&lt;/summary&gt;</text:span></text:p>
          <text:p text:style-name="P98"><text:span text:style-name="Source_20_Text"><text:s text:c="16"/>&lt;div className="mt-2 flex flex-col gap-2 text-sm"&gt;</text:span></text:p>
          <text:p text:style-name="P98"><text:soft-page-break/><text:span text:style-name="Source_20_Text"><text:s text:c="18"/>&lt;select</text:span></text:p>
          <text:p text:style-name="P98"><text:span text:style-name="Source_20_Text"><text:s text:c="20"/>className="border rounded px-2 py-1 w-full"</text:span></text:p>
          <text:p text:style-name="P98"><text:span text:style-name="Source_20_Text"><text:s text:c="20"/>value={seleccionPara}</text:span></text:p>
          <text:p text:style-name="P98"><text:span text:style-name="Source_20_Text"><text:s text:c="20"/>onChange={(e) =&gt; setSeleccionPara(e.target.value)}</text:span></text:p>
          <text:p text:style-name="P98"><text:span text:style-name="Source_20_Text"><text:s text:c="18"/>&gt;</text:span></text:p>
          <text:p text:style-name="P98"><text:span text:style-name="Source_20_Text"><text:s text:c="20"/>&lt;option value=""&gt;Selecciona compañero&lt;/option&gt;</text:span></text:p>
          <text:p text:style-name="P98"><text:span text:style-name="Source_20_Text"><text:s text:c="20"/>{trabajadores.map(t =&gt; &lt;option key={t.id} value={t.id}&gt;{t.nombre}&lt;/option&gt;)}</text:span></text:p>
          <text:p text:style-name="P98"><text:span text:style-name="Source_20_Text"><text:s text:c="18"/>&lt;/select&gt;</text:span></text:p>
          <text:p text:style-name="P98"><text:span text:style-name="Source_20_Text"><text:s text:c="18"/>&lt;button</text:span></text:p>
          <text:p text:style-name="P98"><text:span text:style-name="Source_20_Text"><text:s text:c="20"/>onClick={() =&gt; {</text:span></text:p>
          <text:p text:style-name="P98"><text:span text:style-name="Source_20_Text"><text:s text:c="22"/>setModoAceptacion("sin-permuta");</text:span></text:p>
          <text:p text:style-name="P98"><text:span text:style-name="Source_20_Text"><text:s text:c="22"/>aceptarPeticion(pid);</text:span></text:p>
          <text:p text:style-name="P98"><text:span text:style-name="Source_20_Text"><text:s text:c="20"/>}}</text:span></text:p>
          <text:p text:style-name="P98"><text:span text:style-name="Source_20_Text"><text:s text:c="20"/>className="bg-green-600 text-white px-3 py-1 rounded"</text:span></text:p>
          <text:p text:style-name="P98"><text:span text:style-name="Source_20_Text"><text:s text:c="18"/>&gt;</text:span></text:p>
          <text:p text:style-name="P98"><text:span text:style-name="Source_20_Text"><text:s text:c="20"/>Confirmar sin permuta</text:span></text:p>
          <text:p text:style-name="P98"><text:span text:style-name="Source_20_Text"><text:s text:c="18"/>&lt;/button&gt;</text:span></text:p>
          <text:p text:style-name="P98"><text:span text:style-name="Source_20_Text"><text:s text:c="16"/>&lt;/div&gt;</text:span></text:p>
          <text:p text:style-name="P98"><text:span text:style-name="Source_20_Text"><text:s text:c="14"/>&lt;/details&gt;</text:span></text:p>
          <text:p text:style-name="P98"/>
          <text:p text:style-name="P98"><text:span text:style-name="Source_20_Text"><text:s text:c="14"/>&lt;details&gt;</text:span></text:p>
          <text:p text:style-name="P98"><text:span text:style-name="Source_20_Text"><text:s text:c="16"/>&lt;summary className="cursor-pointer text-purple-700 font-semibold"&gt;🔁 Aceptar con permuta&lt;/summary&gt;</text:span></text:p>
          <text:p text:style-name="P98"><text:span text:style-name="Source_20_Text"><text:s text:c="16"/>&lt;div className="mt-2 flex flex-col gap-2 text-sm"&gt;</text:span></text:p>
          <text:p text:style-name="P98"><text:span text:style-name="Source_20_Text"><text:s text:c="18"/>&lt;select</text:span></text:p>
          <text:p text:style-name="P98"><text:span text:style-name="Source_20_Text"><text:s text:c="20"/>className="border rounded px-2 py-1 w-full"</text:span></text:p>
          <text:p text:style-name="P98"><text:span text:style-name="Source_20_Text"><text:s text:c="20"/>value={seleccionPara}</text:span></text:p>
          <text:p text:style-name="P98"><text:span text:style-name="Source_20_Text"><text:s text:c="20"/>onChange={(e) =&gt; setSeleccionPara(e.target.value)}</text:span></text:p>
          <text:p text:style-name="P98"><text:span text:style-name="Source_20_Text"><text:s text:c="18"/>&gt;</text:span></text:p>
          <text:p text:style-name="P98"><text:span text:style-name="Source_20_Text"><text:s text:c="20"/>&lt;option value=""&gt;Quien acepta&lt;/option&gt;</text:span></text:p>
          <text:p text:style-name="P98"><text:span text:style-name="Source_20_Text"><text:s text:c="20"/>{trabajadores.map(t =&gt; &lt;option key={t.id} value={t.id}&gt;{t.nombre}&lt;/option&gt;)}</text:span></text:p>
          <text:p text:style-name="P98"><text:span text:style-name="Source_20_Text"><text:s text:c="18"/>&lt;/select&gt;</text:span></text:p>
          <text:p text:style-name="P98"/>
          <text:p text:style-name="P98"><text:span text:style-name="Source_20_Text"><text:s text:c="18"/>&lt;select</text:span></text:p>
          <text:p text:style-name="P98"><text:span text:style-name="Source_20_Text"><text:s text:c="20"/>className="border rounded px-2 py-1 w-full"</text:span></text:p>
          <text:p text:style-name="P98"><text:soft-page-break/><text:span text:style-name="Source_20_Text"><text:s text:c="20"/>value={nuevoDe}</text:span></text:p>
          <text:p text:style-name="P98"><text:span text:style-name="Source_20_Text"><text:s text:c="20"/>onChange={(e) =&gt; setNuevoDe(e.target.value)}</text:span></text:p>
          <text:p text:style-name="P98"><text:span text:style-name="Source_20_Text"><text:s text:c="18"/>&gt;</text:span></text:p>
          <text:p text:style-name="P98"><text:span text:style-name="Source_20_Text"><text:s text:c="20"/>&lt;option value=""&gt;Quien devuelve&lt;/option&gt;</text:span></text:p>
          <text:p text:style-name="P98"><text:span text:style-name="Source_20_Text"><text:s text:c="20"/>{trabajadores.map(t =&gt; &lt;option key={t.id} value={t.id}&gt;{t.nombre}&lt;/option&gt;)}</text:span></text:p>
          <text:p text:style-name="P98"><text:span text:style-name="Source_20_Text"><text:s text:c="18"/>&lt;/select&gt;</text:span></text:p>
          <text:p text:style-name="P98"/>
          <text:p text:style-name="P98"><text:span text:style-name="Source_20_Text"><text:s text:c="18"/>&lt;input</text:span></text:p>
          <text:p text:style-name="P98"><text:span text:style-name="Source_20_Text"><text:s text:c="20"/>type="date"</text:span></text:p>
          <text:p text:style-name="P98"><text:span text:style-name="Source_20_Text"><text:s text:c="20"/>className="border rounded px-2 py-1 w-full"</text:span></text:p>
          <text:p text:style-name="P98"><text:span text:style-name="Source_20_Text"><text:s text:c="20"/>value={nuevaFecha}</text:span></text:p>
          <text:p text:style-name="P98"><text:span text:style-name="Source_20_Text"><text:s text:c="20"/>onChange={(e) =&gt; setNuevaFecha(e.target.value)}</text:span></text:p>
          <text:p text:style-name="P98"><text:span text:style-name="Source_20_Text"><text:s text:c="18"/>/&gt;</text:span></text:p>
          <text:p text:style-name="P98"/>
          <text:p text:style-name="P98"><text:span text:style-name="Source_20_Text"><text:s text:c="18"/>&lt;input</text:span></text:p>
          <text:p text:style-name="P98"><text:span text:style-name="Source_20_Text"><text:s text:c="20"/>type="text"</text:span></text:p>
          <text:p text:style-name="P98"><text:span text:style-name="Source_20_Text"><text:s text:c="20"/>placeholder="Clave de devolución"</text:span></text:p>
          <text:p text:style-name="P98"><text:span text:style-name="Source_20_Text"><text:s text:c="20"/>className="border rounded px-2 py-1 w-full"</text:span></text:p>
          <text:p text:style-name="P98"><text:span text:style-name="Source_20_Text"><text:s text:c="20"/>value={nuevaClave}</text:span></text:p>
          <text:p text:style-name="P98"><text:span text:style-name="Source_20_Text"><text:s text:c="20"/>onChange={(e) =&gt; setNuevaClave(e.target.value)}</text:span></text:p>
          <text:p text:style-name="P98"><text:span text:style-name="Source_20_Text"><text:s text:c="18"/>/&gt;</text:span></text:p>
          <text:p text:style-name="P98"/>
          <text:p text:style-name="P98"><text:span text:style-name="Source_20_Text"><text:s text:c="18"/>&lt;button</text:span></text:p>
          <text:p text:style-name="P98"><text:span text:style-name="Source_20_Text"><text:s text:c="20"/>onClick={() =&gt; {</text:span></text:p>
          <text:p text:style-name="P98"><text:span text:style-name="Source_20_Text"><text:s text:c="22"/>setModoAceptacion("con-permuta");</text:span></text:p>
          <text:p text:style-name="P98"><text:span text:style-name="Source_20_Text"><text:s text:c="22"/>aceptarPeticion(pid);</text:span></text:p>
          <text:p text:style-name="P98"><text:span text:style-name="Source_20_Text"><text:s text:c="20"/>}}</text:span></text:p>
          <text:p text:style-name="P98"><text:span text:style-name="Source_20_Text"><text:s text:c="20"/>className="bg-purple-700 text-white px-3 py-1 rounded"</text:span></text:p>
          <text:p text:style-name="P98"><text:span text:style-name="Source_20_Text"><text:s text:c="18"/>&gt;</text:span></text:p>
          <text:p text:style-name="P98"><text:span text:style-name="Source_20_Text"><text:s text:c="20"/>Confirmar permuta</text:span></text:p>
          <text:p text:style-name="P98"><text:span text:style-name="Source_20_Text"><text:s text:c="18"/>&lt;/button&gt;</text:span></text:p>
          <text:p text:style-name="P98"><text:span text:style-name="Source_20_Text"><text:s text:c="16"/>&lt;/div&gt;</text:span></text:p>
          <text:p text:style-name="P98"><text:span text:style-name="Source_20_Text"><text:s text:c="14"/>&lt;/details&gt;</text:span></text:p>
          <text:p text:style-name="P98"><text:span text:style-name="Source_20_Text"><text:s text:c="12"/>&lt;/&gt;</text:span></text:p>
          <text:p text:style-name="P98"><text:span text:style-name="Source_20_Text"><text:s text:c="10"/>) : (</text:span></text:p>
          <text:p text:style-name="P98"><text:span text:style-name="Source_20_Text"><text:s text:c="12"/>&lt;details&gt;</text:span></text:p>
          <text:p text:style-name="P98"><text:soft-page-break/><text:span text:style-name="Source_20_Text"><text:s text:c="14"/>&lt;summary className="cursor-pointer text-blue-600 font-semibold"&gt;✅ Aceptar petición&lt;/summary&gt;</text:span></text:p>
          <text:p text:style-name="P98"><text:span text:style-name="Source_20_Text"><text:s text:c="14"/>&lt;div className="mt-2 flex flex-col gap-2 text-sm"&gt;</text:span></text:p>
          <text:p text:style-name="P98"><text:span text:style-name="Source_20_Text"><text:s text:c="16"/>&lt;select</text:span></text:p>
          <text:p text:style-name="P98"><text:span text:style-name="Source_20_Text"><text:s text:c="18"/>className="border rounded px-2 py-1 w-full"</text:span></text:p>
          <text:p text:style-name="P98"><text:span text:style-name="Source_20_Text"><text:s text:c="18"/>value={seleccionPara}</text:span></text:p>
          <text:p text:style-name="P98"><text:span text:style-name="Source_20_Text"><text:s text:c="18"/>onChange={(e) =&gt; setSeleccionPara(e.target.value)}</text:span></text:p>
          <text:p text:style-name="P98"><text:span text:style-name="Source_20_Text"><text:s text:c="16"/>&gt;</text:span></text:p>
          <text:p text:style-name="P98"><text:span text:style-name="Source_20_Text"><text:s text:c="18"/>&lt;option value=""&gt;Selecciona compañero&lt;/option&gt;</text:span></text:p>
          <text:p text:style-name="P98"><text:span text:style-name="Source_20_Text"><text:s text:c="18"/>{trabajadores.map(t =&gt; &lt;option key={t.id} value={t.id}&gt;{t.nombre}&lt;/option&gt;)}</text:span></text:p>
          <text:p text:style-name="P98"><text:span text:style-name="Source_20_Text"><text:s text:c="16"/>&lt;/select&gt;</text:span></text:p>
          <text:p text:style-name="P98"/>
          <text:p text:style-name="P98"><text:span text:style-name="Source_20_Text"><text:s text:c="16"/>&lt;button</text:span></text:p>
          <text:p text:style-name="P98"><text:span text:style-name="Source_20_Text"><text:s text:c="18"/>onClick={() =&gt; {</text:span></text:p>
          <text:p text:style-name="P98"><text:span text:style-name="Source_20_Text"><text:s text:c="20"/>setModoAceptacion("sin-permuta");</text:span></text:p>
          <text:p text:style-name="P98"><text:span text:style-name="Source_20_Text"><text:s text:c="20"/>aceptarPeticion(pid);</text:span></text:p>
          <text:p text:style-name="P98"><text:span text:style-name="Source_20_Text"><text:s text:c="18"/>}}</text:span></text:p>
          <text:p text:style-name="P98"><text:span text:style-name="Source_20_Text"><text:s text:c="18"/>className="bg-green-600 text-white px-3 py-1 rounded"</text:span></text:p>
          <text:p text:style-name="P98"><text:span text:style-name="Source_20_Text"><text:s text:c="16"/>&gt;</text:span></text:p>
          <text:p text:style-name="P98"><text:span text:style-name="Source_20_Text"><text:s text:c="18"/>Confirmar</text:span></text:p>
          <text:p text:style-name="P98"><text:span text:style-name="Source_20_Text"><text:s text:c="16"/>&lt;/button&gt;</text:span></text:p>
          <text:p text:style-name="P98"><text:span text:style-name="Source_20_Text"><text:s text:c="14"/>&lt;/div&gt;</text:span></text:p>
          <text:p text:style-name="P98"><text:span text:style-name="Source_20_Text"><text:s text:c="12"/>&lt;/details&gt;</text:span></text:p>
          <text:p text:style-name="P98"><text:span text:style-name="Source_20_Text"><text:s text:c="10"/>)}</text:span></text:p>
          <text:p text:style-name="P98"><text:span text:style-name="Source_20_Text"><text:s text:c="8"/>&lt;/div&gt;</text:span></text:p>
          <text:p text:style-name="P98"><text:span text:style-name="Source_20_Text"><text:s text:c="6"/>)}</text:span></text:p>
          <text:p text:style-name="P98"><text:span text:style-name="Source_20_Text"><text:s text:c="4"/>&lt;/li&gt;</text:span></text:p>
          <text:p text:style-name="P98"><text:span text:style-name="Source_20_Text"><text:s text:c="2"/>))}</text:span></text:p>
          <text:p text:style-name="P98"><text:span text:style-name="Source_20_Text">&lt;/ul&gt;</text:span></text:p>
          <text:p text:style-name="Text_20_body">¿Quieres que lo integre ya todo en el <text:span text:style-name="Source_20_Text">Bolsa.tsx</text:span> de forma compacta y final, con este comportamiento desplegable? Lo dejo para pegar y ejecutar sin más 🎯. O si quieres una vista tipo acordeón más elegante… también puedo montar eso.</text:p>
        </text:section>
        <text:section text:style-name="Sect2" text:name="hxyGrYnVu8ZgARFjiVnuj-user-message">
          <text:p text:style-name="P19">Aceptar con permuta, debería tener un combo de trabajadores. Ese es el trabajador que acepta trabajar la clave solicitada. Y a mayores, la clave de devolución y la fecha, sería una nueva petición ya con el "de": trabajador del combo, "para": trabajador de la petición original que acepta permuta, fecha y clave. Corrige esto, por favor. Y gracias. Me estoy liando un poco contigo, además de cosas que podría implementar yo, pero prefiero que me lo hagas tú.</text:p>
        </text:section>
        <text:section text:style-name="Sect2" text:name="pY1FRNkHxL6Fs7yV7AtXD-content-0">
          <text:p text:style-name="P20"><text:soft-page-break/>Gracias por confiar en mí, Carlos. Entiendo perfectamente lo que necesitas: que al confirmar una permuta, el trabajador que acepta la clave solicitada sea seleccionado desde un combo (no fijado previamente), y que ese mismo trabajador aparezca como quien <text:span text:style-name="Strong_20_Emphasis">devuelve</text:span> la clave en la petición creada. El compañero original que había solicitado aparece como receptor de la devolución.</text:p>
          <text:p text:style-name="Text_20_body">Vamos a afinarlo como un reloj suizo 🕰️:</text:p>
          <text:h text:style-name="P94" text:outline-level="2"><text:bookmark-start text:name="__RefHeading___Toc14800_2917578271"/>✅ Cambios en la lógica<text:bookmark-end text:name="__RefHeading___Toc14800_2917578271"/></text:h>
          <text:h text:style-name="P95" text:outline-level="3"><text:bookmark-start text:name="__RefHeading___Toc14802_2917578271"/>🔄 Aceptar con permuta debe registrar:<text:bookmark-end text:name="__RefHeading___Toc14802_2917578271"/></text:h>
          <text:list text:style-name="L93">
            <text:list-item>
              <text:p text:style-name="P122"><text:span text:style-name="Strong_20_Emphasis">para (de la original)</text:span> → trabajador elegido en combo (quien acepta)</text:p>
            </text:list-item>
            <text:list-item>
              <text:p text:style-name="P122"><text:span text:style-name="Strong_20_Emphasis">nueva petición (permuta)</text:span>:</text:p>
              <text:list>
                <text:list-item>
                  <text:p text:style-name="P122"><text:span text:style-name="Source_20_Text">de</text:span>: trabajador que ha aceptado la clave original</text:p>
                </text:list-item>
                <text:list-item>
                  <text:p text:style-name="P122"><text:span text:style-name="Source_20_Text">para</text:span>: trabajador que hizo la petición original</text:p>
                </text:list-item>
                <text:list-item>
                  <text:p text:style-name="P122"><text:span text:style-name="Source_20_Text">fecha</text:span>: elegida por el admin</text:p>
                </text:list-item>
                <text:list-item>
                  <text:p text:style-name="P122"><text:span text:style-name="Source_20_Text">clave</text:span>: clave ofrecida como devolución</text:p>
                </text:list-item>
                <text:list-item>
                  <text:p text:style-name="P122"><text:span text:style-name="Source_20_Text">permuta: true</text:span></text:p>
                </text:list-item>
              </text:list>
            </text:list-item>
          </text:list>
          <text:h text:style-name="P94" text:outline-level="2"><text:bookmark-start text:name="__RefHeading___Toc14804_2917578271"/>⚙️ Versión corregida de <text:span text:style-name="Source_20_Text">aceptarPeticion</text:span><text:bookmark-end text:name="__RefHeading___Toc14804_2917578271"/></text:h>
          <text:p text:style-name="Text_20_body">Reemplaza tu función actual por esta:</text:p>
          <text:p text:style-name="Text_20_body">tsx</text:p>
          <text:p text:style-name="P98"><text:span text:style-name="Source_20_Text">const aceptarPeticion = (pid: string) =&gt; {</text:span></text:p>
          <text:p text:style-name="P98"><text:span text:style-name="Source_20_Text"><text:s text:c="2"/>const p = peticiones[pid];</text:span></text:p>
          <text:p text:style-name="P98"/>
          <text:p text:style-name="P98"><text:span text:style-name="Source_20_Text"><text:s text:c="2"/>if (modoAceptacion === "sin-permuta") {</text:span></text:p>
          <text:p text:style-name="P98"><text:span text:style-name="Source_20_Text"><text:s text:c="4"/>if (!seleccionPara) return alert("⚠️ Selecciona el trabajador que acepta la clave.");</text:span></text:p>
          <text:p text:style-name="P98"><text:span text:style-name="Source_20_Text"><text:s text:c="4"/>const mensaje = `¿Confirmas que ${nombrePorId(seleccionPara)} haga la clave ${p.clave} a ${nombrePorId(p.de)}?\nRecuerda contactar con el compañero para contrastar conformidad.`;</text:span></text:p>
          <text:p text:style-name="P98"><text:span text:style-name="Source_20_Text"><text:s text:c="4"/>if (!window.confirm(mensaje)) return;</text:span></text:p>
          <text:p text:style-name="P98"/>
          <text:p text:style-name="P98"><text:span text:style-name="Source_20_Text"><text:s text:c="4"/>update(ref(db, `peticiones/${pid}`), { para: seleccionPara });</text:span></text:p>
          <text:p text:style-name="P98"/>
          <text:p text:style-name="P98"><text:span text:style-name="Source_20_Text"><text:s text:c="2"/>} else if (modoAceptacion === "con-permuta") {</text:span></text:p>
          <text:p text:style-name="P98"><text:span text:style-name="Source_20_Text"><text:s text:c="4"/>if (!seleccionPara || !nuevaFecha || !nuevaClave) {</text:span></text:p>
          <text:p text:style-name="P98"><text:span text:style-name="Source_20_Text"><text:s text:c="6"/>return alert("⚠️ Selecciona el trabajador que acepta y completa fecha y clave de devolución.");</text:span></text:p>
          <text:p text:style-name="P98"><text:span text:style-name="Source_20_Text"><text:s text:c="4"/>}</text:span></text:p>
          <text:p text:style-name="P98"><text:soft-page-break/></text:p>
          <text:p text:style-name="P98"><text:span text:style-name="Source_20_Text"><text:s text:c="4"/>const mensaje = `¿Confirmas que ${nombrePorId(seleccionPara)} haga la clave ${p.clave} a ${nombrePorId(p.de)} a cambio de ${nuevaClave}?\nRecuerda asegurar la conformidad del intercambio.`;</text:span></text:p>
          <text:p text:style-name="P98"><text:span text:style-name="Source_20_Text"><text:s text:c="4"/>if (!window.confirm(mensaje)) return;</text:span></text:p>
          <text:p text:style-name="P98"/>
          <text:p text:style-name="P98"><text:span text:style-name="Source_20_Text"><text:s text:c="4"/>// Actualiza petición original</text:span></text:p>
          <text:p text:style-name="P98"><text:span text:style-name="Source_20_Text"><text:s text:c="4"/>update(ref(db, `peticiones/${pid}`), { para: seleccionPara });</text:span></text:p>
          <text:p text:style-name="P98"/>
          <text:p text:style-name="P98"><text:span text:style-name="Source_20_Text"><text:s text:c="4"/>// Crea nueva petición como devolución</text:span></text:p>
          <text:p text:style-name="P98"><text:span text:style-name="Source_20_Text"><text:s text:c="4"/>const nuevaPeticion: Peticion = {</text:span></text:p>
          <text:p text:style-name="P98"><text:span text:style-name="Source_20_Text"><text:s text:c="6"/>de: seleccionPara,</text:span></text:p>
          <text:p text:style-name="P98"><text:span text:style-name="Source_20_Text"><text:s text:c="6"/>para: p.de,</text:span></text:p>
          <text:p text:style-name="P98"><text:span text:style-name="Source_20_Text"><text:s text:c="6"/>fecha: nuevaFecha,</text:span></text:p>
          <text:p text:style-name="P98"><text:span text:style-name="Source_20_Text"><text:s text:c="6"/>clave: nuevaClave,</text:span></text:p>
          <text:p text:style-name="P98"><text:span text:style-name="Source_20_Text"><text:s text:c="6"/>permuta: true</text:span></text:p>
          <text:p text:style-name="P98"><text:span text:style-name="Source_20_Text"><text:s text:c="4"/>};</text:span></text:p>
          <text:p text:style-name="P98"/>
          <text:p text:style-name="P98"><text:span text:style-name="Source_20_Text"><text:s text:c="4"/>push(ref(db, "peticiones"), nuevaPeticion);</text:span></text:p>
          <text:p text:style-name="P98"><text:span text:style-name="Source_20_Text"><text:s text:c="2"/>}</text:span></text:p>
          <text:p text:style-name="P98"/>
          <text:p text:style-name="P98"><text:span text:style-name="Source_20_Text"><text:s text:c="2"/>// Resetear estados</text:span></text:p>
          <text:p text:style-name="P98"><text:span text:style-name="Source_20_Text"><text:s text:c="2"/>setSelectorActivo(null);</text:span></text:p>
          <text:p text:style-name="P98"><text:span text:style-name="Source_20_Text"><text:s text:c="2"/>setSeleccionPara("");</text:span></text:p>
          <text:p text:style-name="P98"><text:span text:style-name="Source_20_Text"><text:s text:c="2"/>setModoAceptacion("sin-permuta");</text:span></text:p>
          <text:p text:style-name="P98"><text:span text:style-name="Source_20_Text"><text:s text:c="2"/>setNuevoDe("");</text:span></text:p>
          <text:p text:style-name="P98"><text:span text:style-name="Source_20_Text"><text:s text:c="2"/>setNuevaFecha("");</text:span></text:p>
          <text:p text:style-name="P98"><text:span text:style-name="Source_20_Text"><text:s text:c="2"/>setNuevaClave("");</text:span></text:p>
          <text:p text:style-name="P98"><text:span text:style-name="Source_20_Text">};</text:span></text:p>
          <text:h text:style-name="P94" text:outline-level="2"><text:bookmark-start text:name="__RefHeading___Toc14806_2917578271"/>👀 ¿Qué queda?<text:bookmark-end text:name="__RefHeading___Toc14806_2917578271"/></text:h>
          <text:list text:style-name="L94">
            <text:list-item>
              <text:p text:style-name="P123">Te paso en otro mensaje el bloque del listado con los desplegables adaptados para este nuevo flujo.</text:p>
            </text:list-item>
            <text:list-item>
              <text:p text:style-name="P123">No te preocupes por liarte. Tú estás pensando en la lógica y el diseño general, yo soy el que se remanga y lo escribe 🧑‍🔧</text:p>
            </text:list-item>
          </text:list>
          <text:p text:style-name="Text_20_body">¿Quieres que el mensaje de confirmación incluya un resumen tipo ficha antes de pulsar “Confirmar”? También puedo ayudarte a destacar visualmente las peticiones que son resultado de permuta. Tú dime.</text:p>
        </text:section>
        <text:section text:style-name="Sect2" text:name="Fck2M5ZcgCeh4e1ov83FT-user-message">
          <text:p text:style-name="P19"><text:soft-page-break/>Estoy corrigiendo aún unas cosas, pero necesito que cada vez que se abre un summary de esos, se cerraran los demás automáticamente.</text:p>
        </text:section>
        <text:section text:style-name="Sect2" text:name="Nd8N6131tgDySGtpzhC7w-content-0">
          <text:p text:style-name="P20">Eso está muy bien pensado, Carlos — así evitas el efecto “menú desplegado sin control” 🧻. Por defecto, los <text:span text:style-name="Source_20_Text">&lt;details&gt;</text:span> de HTML no se comunican entre sí, así que vamos a hacerles un poquito de <text:span text:style-name="Emphasis">coaching</text:span> con JavaScript 😄</text:p>
          <text:h text:style-name="P94" text:outline-level="2"><text:bookmark-start text:name="__RefHeading___Toc14808_2917578271"/>✅ Solución: cerrar otros <text:span text:style-name="Source_20_Text">&lt;details&gt;</text:span> cuando se abre uno<text:bookmark-end text:name="__RefHeading___Toc14808_2917578271"/></text:h>
          <text:p text:style-name="Text_20_body">Solo necesitas añadir un pequeño script que escuche el evento <text:span text:style-name="Source_20_Text">toggle</text:span> y cierre todos los demás:</text:p>
          <text:p text:style-name="Text_20_body">tsx</text:p>
          <text:p text:style-name="P98"><text:span text:style-name="Source_20_Text">useEffect(() =&gt; {</text:span></text:p>
          <text:p text:style-name="P98"><text:span text:style-name="Source_20_Text"><text:s text:c="2"/>const detalles = document.querySelectorAll("details");</text:span></text:p>
          <text:p text:style-name="P98"/>
          <text:p text:style-name="P98"><text:span text:style-name="Source_20_Text"><text:s text:c="2"/>const handleToggle = (e: Event) =&gt; {</text:span></text:p>
          <text:p text:style-name="P98"><text:span text:style-name="Source_20_Text"><text:s text:c="4"/>const target = e.target as HTMLDetailsElement;</text:span></text:p>
          <text:p text:style-name="P98"><text:span text:style-name="Source_20_Text"><text:s text:c="4"/>if (target.open) {</text:span></text:p>
          <text:p text:style-name="P98"><text:span text:style-name="Source_20_Text"><text:s text:c="6"/>detalles.forEach((d) =&gt; {</text:span></text:p>
          <text:p text:style-name="P98"><text:span text:style-name="Source_20_Text"><text:s text:c="8"/>if (d !== target &amp;&amp; d.open) d.open = false;</text:span></text:p>
          <text:p text:style-name="P98"><text:span text:style-name="Source_20_Text"><text:s text:c="6"/>});</text:span></text:p>
          <text:p text:style-name="P98"><text:span text:style-name="Source_20_Text"><text:s text:c="4"/>}</text:span></text:p>
          <text:p text:style-name="P98"><text:span text:style-name="Source_20_Text"><text:s text:c="2"/>};</text:span></text:p>
          <text:p text:style-name="P98"/>
          <text:p text:style-name="P98"><text:span text:style-name="Source_20_Text"><text:s text:c="2"/>detalles.forEach((d) =&gt; d.addEventListener("toggle", handleToggle));</text:span></text:p>
          <text:p text:style-name="P98"><text:span text:style-name="Source_20_Text"><text:s text:c="2"/>return () =&gt; detalles.forEach((d) =&gt; d.removeEventListener("toggle", handleToggle));</text:span></text:p>
          <text:p text:style-name="P98"><text:span text:style-name="Source_20_Text">}, []);</text:span></text:p>
          <text:p text:style-name="Text_20_body">📦 Puedes meter este efecto al final de tus hooks de <text:span text:style-name="Source_20_Text">Bolsa.tsx</text:span>. No afecta la lógica de peticiones ni requiere cambios en JSX.</text:p>
          <text:h text:style-name="P94" text:outline-level="2"><text:bookmark-start text:name="__RefHeading___Toc14810_2917578271"/>🔍 ¿Qué hace?<text:bookmark-end text:name="__RefHeading___Toc14810_2917578271"/></text:h>
          <text:list text:style-name="L95">
            <text:list-item>
              <text:p text:style-name="P124">Detecta si un <text:span text:style-name="Source_20_Text">&lt;details&gt;</text:span> se está abriendo.</text:p>
            </text:list-item>
            <text:list-item>
              <text:p text:style-name="P124">Cierra todos los demás abiertos en ese momento.</text:p>
            </text:list-item>
            <text:list-item>
              <text:p text:style-name="P124">Lo hace sin tocar tu estado de React y funciona solo en el DOM.</text:p>
            </text:list-item>
          </text:list>
          <text:p text:style-name="Text_20_body">¿Quieres que se autoabra el último que fue usado, o que recuerde en qué solicitud te quedaste al recargar? También se puede añadir un toque suave de animación para que el cierre no sea tan brusco. Tú mandas 🤝.</text:p>
        </text:section>
        <text:section text:style-name="Sect2" text:name="Py9BDbC7ezmNtkjoJJBej-user-message">
          <text:p text:style-name="P19">Te paso casi todo el código, porque esto no me funciona: const Bolsa: React.FC = () =&gt; { const [trabajadores, setTrabajadores] = useState&lt;Trabajador[]&gt;([]); const [peticiones, setPeticiones] = useState&lt;{ [id: string]: Peticion }&gt;({}); const [nuevoDe, setNuevoDe] = useState(""); const [nuevaFecha, setNuevaFecha] = useState(""); const [nuevaClave, setNuevaClave] = useState(""); <text:soft-page-break/>const [permuta, setPermuta] = useState(false); const [selectorActivo, setSelectorActivo] = useState&lt;string | null&gt;(null); const [seleccionPara, setSeleccionPara] = useState(""); const [modoAceptacion, setModoAceptacion] = useState&lt;"sin-permuta" | "con-permuta"&gt;("sin-permuta"); const nombrePorId = (id: string) =&gt; trabajadores.find((t) =&gt; t.id === id)?.nombre || "¿?"; useEffect(() =&gt; { onValue(ref(db, "trabajadores"), snap =&gt; { const data = snap.val() || []; const lista = data .map((t: any, index: number) =&gt; t ? { id: index.toString(), nombre: t.nombre } : null) .filter(Boolean) as Trabajador[]; lista.sort((a, b) =&gt; a.nombre.localeCompare(b.nombre)); setTrabajadores(lista); }); onValue(ref(db, "peticiones"), snap =&gt; { setPeticiones(snap.val() || {}); }); }, []); useEffect(() =&gt; { const detalles = document.querySelectorAll("details"); const handleToggle = (e: Event) =&gt; { const target = e.target as HTMLDetailsElement; if (target.open) { detalles.forEach((d) =&gt; { if (d !== target &amp;&amp; d.open) d.open = false; }); } }; detalles.forEach((d) =&gt; d.addEventListener("toggle", handleToggle)); return () =&gt; detalles.forEach((d) =&gt; d.removeEventListener("toggle", handleToggle)); }, []); const enviarPeticion = () =&gt; { if (!nuevoDe || !nuevaFecha || !nuevaClave) return alert("⚠️ Completa todos los campos."); const confirmar = window.confirm(`¿Confirmas pedir ayuda para el ${nuevaFecha}?`); if (!confirmar) return; push(ref(db, "peticiones"), { de: nuevoDe, para: "", fecha: nuevaFecha, clave: nuevaClave, permuta }); setNuevoDe(""); setNuevaFecha(""); setNuevaClave(""); setPermuta(false); }; const aceptarPeticion = (pid: string) =&gt; { const p = peticiones[pid]; if (modoAceptacion === "sin-permuta") { if (!seleccionPara) return alert("⚠️ Selecciona el trabajador que acepta la clave."); const mensaje = `¿Confirmas que ${nombrePorId(seleccionPara)} haga la clave ${p.clave} a ${nombrePorId(p.de)}?\nRecuerda contactar con el compañero para contrastar conformidad.`; if (!window.confirm(mensaje)) return; update(ref(db, `peticiones/${pid}`), { para: seleccionPara }); } else if (modoAceptacion === "con-permuta") { if (!seleccionPara || !nuevaFecha || !nuevaClave) { return alert("⚠️ Selecciona el trabajador que acepta y completa fecha y clave de devolución."); } const mensaje = `¿Confirmas que ${nombrePorId(seleccionPara)} haga la clave ${p.clave} a ${nombrePorId(p.de)} a cambio de ${nuevaClave}?\nRecuerda asegurar la conformidad del intercambio.`; if (!window.confirm(mensaje)) return; // Actualiza petición original update(ref(db, `peticiones/${pid}`), { para: seleccionPara }); // Crea nueva petición como devolución const nuevaPeticion: Peticion = { de: seleccionPara, para: p.de, fecha: nuevaFecha, clave: nuevaClave, permuta: true }; push(ref(db, "peticiones"), nuevaPeticion); } // Resetear estados setSelectorActivo(null); setSeleccionPara(""); setModoAceptacion("sin-permuta"); setNuevoDe(""); setNuevaFecha(""); setNuevaClave(""); }; const peticionesOrdenadas = Object.entries(peticiones).sort((a, b) =&gt; { const fechaA = new Date(a[1].fecha).getTime(); const fechaB = new Date(b[1].fecha).getTime(); return fechaB - fechaA; }); return ( [...] &lt;ul className="space-y-4"&gt; {peticionesOrdenadas.map(([pid, p]) =&gt; ( &lt;li key={pid} className={`border rounded p-3 shadow-sm text-sm ${p.para ? "border-green-400 bg-green-50" : "bg-white"}`}&gt; &lt;p&gt;&lt;strong&gt;{nombrePorId(p.de)}&lt;/strong&gt; solicita el &lt;strong&gt;{p.fecha}&lt;/strong&gt;&lt;/p&gt; &lt;p&gt;Clave: {p.clave} {p.permuta &amp;&amp; &lt;span className="text-yellow-600 ml-2"&gt;(Acepta permuta)&lt;/span&gt;}&lt;/p&gt; {p.para ? ( &lt;p className="mt-2 text-green-700"&gt;✅ Aceptada por {nombrePorId(p.para)}&lt;/p&gt; ) : ( &lt;div className="mt-3 flex flex-col gap-3"&gt; {p.permuta ? ( &lt;&gt; &lt;details&gt; &lt;summary className="cursor-pointer text-green-700 font-semibold"&gt;👉 Aceptar sin permuta&lt;/summary&gt; &lt;div className="mt-2 flex flex-col gap-2 text-sm"&gt; &lt;select className="border rounded px-2 py-1 w-full" value={seleccionPara} onChange={(e) =&gt; setSeleccionPara(e.target.value)} &gt; &lt;option value=""&gt;Selecciona compañero&lt;/option&gt; {trabajadores.map(t =&gt; &lt;option key={t.id} value={t.id}&gt;{t.nombre}&lt;/option&gt;)} &lt;/select&gt; &lt;button onClick={() =&gt; { setModoAceptacion("sin-permuta"); aceptarPeticion(pid); }} className="bg-green-600 text-white px-3 py-1 rounded" &gt; Confirmar sin permuta &lt;/button&gt; &lt;/div&gt; &lt;/details&gt; &lt;details&gt; &lt;summary className="cursor-pointer text-purple-700 font-semibold"&gt;🔁 Aceptar con permuta&lt;/summary&gt; &lt;div className="mt-2 flex flex-col gap-2 text-sm"&gt; &lt;select className="border rounded px-2 py-1 w-full" value={seleccionPara} onChange={(e) =&gt; setSeleccionPara(e.target.value)} &gt; &lt;option value=""&gt;Selecciona compañero&lt;/option&gt; {trabajadores.map(t =&gt; &lt;option key={t.id} value={t.id}&gt;{t.nombre}&lt;/option&gt;)} &lt;/select&gt; &lt;input <text:soft-page-break/>type="date" className="border rounded px-2 py-1 w-full" value={nuevaFecha} onChange={(e) =&gt; setNuevaFecha(e.target.value)} /&gt; &lt;input type="text" placeholder="Clave de devolución" className="border rounded px-2 py-1 w-full" value={nuevaClave} onChange={(e) =&gt; setNuevaClave(e.target.value)} /&gt; &lt;button onClick={() =&gt; { setModoAceptacion("con-permuta"); aceptarPeticion(pid); }} className="bg-purple-700 text-white px-3 py-1 rounded" &gt; Confirmar permuta &lt;/button&gt; &lt;/div&gt; &lt;/details&gt; &lt;/&gt; ) : ( &lt;details&gt; &lt;summary className="cursor-pointer text-blue-600 font-semibold"&gt;✅ Aceptar petición&lt;/summary&gt; &lt;div className="mt-2 flex flex-col gap-2 text-sm"&gt; &lt;select className="border rounded px-2 py-1 w-full" value={seleccionPara} onChange={(e) =&gt; setSeleccionPara(e.target.value)} &gt; &lt;option value=""&gt;Selecciona compañero&lt;/option&gt; {trabajadores.map(t =&gt; &lt;option key={t.id} value={t.id}&gt;{t.nombre}&lt;/option&gt;)} &lt;/select&gt; &lt;button onClick={() =&gt; { setModoAceptacion("sin-permuta"); aceptarPeticion(pid); }} className="bg-green-600 text-white px-3 py-1 rounded" &gt; Confirmar &lt;/button&gt; &lt;/div&gt; &lt;/details&gt; )} &lt;/div&gt; )} &lt;/li&gt; ))} &lt;/ul&gt; &lt;/div&gt; Tampoco he conseguido que al cambiar el combo de trabajadores para las aceptaciones que aceptan permuta, se me cambie el correspondiente, porque siempre se me cambia el de aceptaciones que aceptan permita sin permuta.</text:p>
        </text:section>
        <text:section text:style-name="Sect2" text:name="AirUy2SCDddPntyTe2PRq-content-0">
          <text:p text:style-name="P20">Gracias por compartirlo tan completo, Carlos 🙌. Vamos a ordenar y resolver esto con precisión:</text:p>
          <text:h text:style-name="P94" text:outline-level="2"><text:bookmark-start text:name="__RefHeading___Toc14812_2917578271"/>🧠 Problema 1: los <text:span text:style-name="Source_20_Text">&lt;details&gt;</text:span> no se cierran entre sí<text:bookmark-end text:name="__RefHeading___Toc14812_2917578271"/></text:h>
          <text:p text:style-name="Text_20_body">El efecto que has escrito es correcto en concepto, pero no se ejecuta cuando los elementos <text:span text:style-name="Source_20_Text">&lt;details&gt;</text:span> aún <text:span text:style-name="Strong_20_Emphasis">no están presentes</text:span> en el DOM. Esto ocurre porque React renderiza después del primer <text:span text:style-name="Source_20_Text">useEffect</text:span>.</text:p>
          <text:h text:style-name="P95" text:outline-level="3"><text:bookmark-start text:name="__RefHeading___Toc14814_2917578271"/>✅ Solución: usa delegación desde <text:span text:style-name="Source_20_Text">document</text:span> con un <text:span text:style-name="Source_20_Text">toggle</text:span> global<text:bookmark-end text:name="__RefHeading___Toc14814_2917578271"/></text:h>
          <text:p text:style-name="Text_20_body">Reemplaza tu segundo <text:span text:style-name="Source_20_Text">useEffect</text:span> con este que se conecta directamente al documento:</text:p>
          <text:p text:style-name="Text_20_body">tsx</text:p>
          <text:p text:style-name="P98"><text:span text:style-name="Source_20_Text">useEffect(() =&gt; {</text:span></text:p>
          <text:p text:style-name="P98"><text:span text:style-name="Source_20_Text"><text:s text:c="2"/>const handleToggle = (e: Event) =&gt; {</text:span></text:p>
          <text:p text:style-name="P98"><text:span text:style-name="Source_20_Text"><text:s text:c="4"/>const target = e.target as HTMLDetailsElement;</text:span></text:p>
          <text:p text:style-name="P98"><text:span text:style-name="Source_20_Text"><text:s text:c="4"/>if (target.tagName !== "DETAILS" || !target.open) return;</text:span></text:p>
          <text:p text:style-name="P98"/>
          <text:p text:style-name="P98"><text:span text:style-name="Source_20_Text"><text:s text:c="4"/>document.querySelectorAll("details").forEach((d) =&gt; {</text:span></text:p>
          <text:p text:style-name="P98"><text:span text:style-name="Source_20_Text"><text:s text:c="6"/>if (d !== target &amp;&amp; d.open) d.open = false;</text:span></text:p>
          <text:p text:style-name="P98"><text:span text:style-name="Source_20_Text"><text:s text:c="4"/>});</text:span></text:p>
          <text:p text:style-name="P98"><text:span text:style-name="Source_20_Text"><text:s text:c="2"/>};</text:span></text:p>
          <text:p text:style-name="P98"/>
          <text:p text:style-name="P98"><text:span text:style-name="Source_20_Text"><text:s text:c="2"/>document.addEventListener("toggle", handleToggle, true);</text:span></text:p>
          <text:p text:style-name="P98"><text:span text:style-name="Source_20_Text"><text:s text:c="2"/>return () =&gt; {</text:span></text:p>
          <text:p text:style-name="P98"><text:span text:style-name="Source_20_Text"><text:s text:c="4"/>document.removeEventListener("toggle", handleToggle, true);</text:span></text:p>
          <text:p text:style-name="P98"><text:span text:style-name="Source_20_Text"><text:s text:c="2"/>};</text:span></text:p>
          <text:p text:style-name="P98"><text:span text:style-name="Source_20_Text">}, []);</text:span></text:p>
          <text:p text:style-name="Text_20_body">💡 Esto asegura que solo un <text:span text:style-name="Source_20_Text">&lt;details&gt;</text:span> esté abierto a la vez, sin importar cuándo se renderiza.</text:p>
          <text:h text:style-name="P94" text:outline-level="2"><text:bookmark-start text:name="__RefHeading___Toc14816_2917578271"/><text:soft-page-break/>🧠 Problema 2: múltiples combos comparten el mismo estado <text:span text:style-name="Source_20_Text">seleccionPara</text:span><text:bookmark-end text:name="__RefHeading___Toc14816_2917578271"/></text:h>
          <text:p text:style-name="Text_20_body">Actualmente, estás usando <text:span text:style-name="Source_20_Text">seleccionPara</text:span> como si fuera único para toda la lista. Pero en realidad <text:span text:style-name="Strong_20_Emphasis">cada petición necesita su propio seleccionador independiente</text:span>.</text:p>
          <text:h text:style-name="P95" text:outline-level="3"><text:bookmark-start text:name="__RefHeading___Toc14818_2917578271"/>✅ Solución: convertir <text:span text:style-name="Source_20_Text">seleccionPara</text:span> en un diccionario por ID de petición<text:bookmark-end text:name="__RefHeading___Toc14818_2917578271"/></text:h>
          <text:p text:style-name="Text_20_body">Reemplaza tu estado así:</text:p>
          <text:p text:style-name="Text_20_body">tsx</text:p>
          <text:p text:style-name="P98"><text:span text:style-name="Source_20_Text">const [seleccionParaMap, setSeleccionParaMap] = useState&lt;Record&lt;string, string&gt;&gt;({});</text:span></text:p>
          <text:p text:style-name="Text_20_body">Y al renderizar el combo (por ejemplo, en la petición con <text:span text:style-name="Source_20_Text">pid</text:span>):</text:p>
          <text:p text:style-name="Text_20_body">tsx</text:p>
          <text:p text:style-name="P98"><text:span text:style-name="Source_20_Text">&lt;select</text:span></text:p>
          <text:p text:style-name="P98"><text:span text:style-name="Source_20_Text"><text:s text:c="2"/>value={seleccionParaMap[pid] || ""}</text:span></text:p>
          <text:p text:style-name="P98"><text:span text:style-name="Source_20_Text"><text:s text:c="2"/>onChange={(e) =&gt; {</text:span></text:p>
          <text:p text:style-name="P98"><text:span text:style-name="Source_20_Text"><text:s text:c="4"/>setSeleccionParaMap(prev =&gt; ({ ...prev, [pid]: e.target.value }));</text:span></text:p>
          <text:p text:style-name="P98"><text:span text:style-name="Source_20_Text"><text:s text:c="2"/>}}</text:span></text:p>
          <text:p text:style-name="P98"><text:span text:style-name="Source_20_Text"><text:s text:c="2"/>className="border rounded px-2 py-1 w-full"</text:span></text:p>
          <text:p text:style-name="P98"><text:span text:style-name="Source_20_Text">&gt;</text:span></text:p>
          <text:p text:style-name="P98"><text:span text:style-name="Source_20_Text"><text:s text:c="2"/>&lt;option value=""&gt;Selecciona compañero&lt;/option&gt;</text:span></text:p>
          <text:p text:style-name="P98"><text:span text:style-name="Source_20_Text"><text:s text:c="2"/>{trabajadores.map(t =&gt; &lt;option key={t.id} value={t.id}&gt;{t.nombre}&lt;/option&gt;)}</text:span></text:p>
          <text:p text:style-name="P98"><text:span text:style-name="Source_20_Text">&lt;/select&gt;</text:span></text:p>
          <text:p text:style-name="Text_20_body">Luego, en <text:span text:style-name="Source_20_Text">aceptarPeticion</text:span>, obtén el valor así:</text:p>
          <text:p text:style-name="Text_20_body">tsx</text:p>
          <text:p text:style-name="P98"><text:span text:style-name="Source_20_Text">const seleccionPara = seleccionParaMap[pid];</text:span></text:p>
          <text:p text:style-name="Text_20_body">Y funciona igual con la validación.</text:p>
          <text:h text:style-name="P94" text:outline-level="2"><text:bookmark-start text:name="__RefHeading___Toc14820_2917578271"/>✅ Bonus: limpieza automática tras confirmar<text:bookmark-end text:name="__RefHeading___Toc14820_2917578271"/></text:h>
          <text:p text:style-name="Text_20_body">Añade esto al final de <text:span text:style-name="Source_20_Text">aceptarPeticion</text:span>:</text:p>
          <text:p text:style-name="Text_20_body">tsx</text:p>
          <text:p text:style-name="P98"><text:span text:style-name="Source_20_Text">setSeleccionParaMap(prev =&gt; ({ ...prev, [pid]: "" }));</text:span></text:p>
          <text:p text:style-name="Text_20_body">Así limpias solo el campo usado, y el resto se mantiene intacto.</text:p>
          <text:p text:style-name="Text_20_body">¿Quieres que te pase el fichero completo ya con esto integrado? También podemos añadir una visualización tipo “mini resumen” en cada <text:span text:style-name="Source_20_Text">&lt;details&gt;</text:span> al desplegar, para que tengas confirmación visual del compañero elegido, clave y fecha. Tú mandas 😄</text:p>
        </text:section>
        <text:section text:style-name="Sect2" text:name="mCKKjWWDqJ8KhXM7x2EST-user-message">
          <text:p text:style-name="P19"><text:soft-page-break/>Estoy teniendo un último problemilla con la lógica. Te voy a ir pasando fragmentos de código. Se supone, que al pulsar el botón ahí, guardamos modoAceptacion "con-permuta". Sin embargo, la primera vez que pulso el botón siempre le llega "sin-permuta": const [modoAceptacion, setModoAceptacion] = useState&lt;"sin-permuta" | "con-permuta"&gt;("sin-permuta"); [...] const aceptarPeticion = (pid: string) =&gt; { const p = peticiones[pid]; if (modoAceptacion === "sin-permuta") { if (!seleccionPara) return alert("⚠️ Selecciona el trabajador que acepta la clave."); const mensaje = `¿Confirmas que ${nombrePorId(seleccionPara)} haga la clave ${p.clave} a ${nombrePorId(p.de)}?\nRecuerda contactar con el compañero para contrastar conformidad.`; if (!window.confirm(mensaje)) return; update(ref(db, `peticiones/${pid}`), { para: seleccionPara }); } else if (modoAceptacion === "con-permuta") { [...] &lt;details&gt; &lt;summary className="cursor-pointer text-purple-700 font-semibold"&gt;🔁 Aceptar con permuta&lt;/summary&gt; &lt;div className="mt-2 flex flex-col gap-2 text-sm"&gt; &lt;select className="border rounded px-2 py-1 w-full" value={seleccionPara} onChange={(e) =&gt; setSeleccionPara(e.target.value)} &gt; &lt;option value=""&gt;Selecciona compañero&lt;/option&gt; {trabajadores.map(t =&gt; &lt;option key={t.id} value={t.id}&gt;{t.nombre}&lt;/option&gt;)} &lt;/select&gt; &lt;input type="date" className="border rounded px-2 py-1 w-full" value={nuevaFecha} onChange={(e) =&gt; setNuevaFecha(e.target.value)} /&gt; &lt;input type="text" placeholder="Clave de devolución" className="border rounded px-2 py-1 w-full" value={clavePermuta} onChange={(e) =&gt; setClavePermuta(e.target.value)} /&gt; &lt;button onClick={() =&gt; { setModoAceptacion("con-permuta"); aceptarPeticion(pid); }} className="bg-purple-700 text-white px-3 py-1 rounded" &gt; Confirmar permuta &lt;/button&gt; &lt;/div&gt; &lt;/details&gt;</text:p>
        </text:section>
        <text:section text:style-name="Sect2" text:name="a7FKod1o8QPo7JYsvBmJQ-content-0">
          <text:p text:style-name="P20">Gracias por explicarlo con tanto detalle, Carlos — la raíz del problema está en cómo funciona <text:span text:style-name="Source_20_Text">setState</text:span> en React.</text:p>
          <text:h text:style-name="P94" text:outline-level="2"><text:bookmark-start text:name="__RefHeading___Toc14822_2917578271"/>🧠 ¿Por qué siempre llega <text:span text:style-name="Source_20_Text">"sin-permuta"</text:span>?<text:bookmark-end text:name="__RefHeading___Toc14822_2917578271"/></text:h>
          <text:p text:style-name="Text_20_body">La razón es que <text:span text:style-name="Source_20_Text">setModoAceptacion("con-permuta")</text:span> no actualiza inmediatamente el valor de <text:span text:style-name="Source_20_Text">modoAceptacion</text:span>. React programa el cambio de estado de forma asíncrona y no lo aplica hasta el siguiente render. Por tanto, en la misma ejecución, <text:span text:style-name="Source_20_Text">modoAceptacion</text:span> sigue siendo <text:span text:style-name="Source_20_Text">"sin-permuta"</text:span> cuando llamas a <text:span text:style-name="Source_20_Text">aceptarPeticion(pid)</text:span>.</text:p>
          <text:h text:style-name="P94" text:outline-level="2"><text:bookmark-start text:name="__RefHeading___Toc14824_2917578271"/>✅ Solución: evita el uso de <text:span text:style-name="Source_20_Text">modoAceptacion</text:span> en esta situación<text:bookmark-end text:name="__RefHeading___Toc14824_2917578271"/></text:h>
          <text:p text:style-name="Text_20_body">Como ya estás llamando a <text:span text:style-name="Source_20_Text">aceptarPeticion(pid)</text:span> desde dos botones distintos (uno para sin permuta, otro para con permuta), puedes pasar el modo como argumento directamente.</text:p>
          <text:h text:style-name="P95" text:outline-level="3"><text:bookmark-start text:name="__RefHeading___Toc14826_2917578271"/>✏️ Cambia la firma de la función:<text:bookmark-end text:name="__RefHeading___Toc14826_2917578271"/></text:h>
          <text:p text:style-name="Text_20_body">tsx</text:p>
          <text:p text:style-name="P98"><text:span text:style-name="Source_20_Text">const aceptarPeticion = (pid: string, modo: "sin-permuta" | "con-permuta") =&gt; {</text:span></text:p>
          <text:p text:style-name="P98"><text:span text:style-name="Source_20_Text"><text:s text:c="2"/>const p = peticiones[pid];</text:span></text:p>
          <text:h text:style-name="P95" text:outline-level="3"><text:bookmark-start text:name="__RefHeading___Toc14828_2917578271"/>✅ Luego, ajusta los botones así:<text:bookmark-end text:name="__RefHeading___Toc14828_2917578271"/></text:h>
          <text:p text:style-name="Text_20_body">tsx</text:p>
          <text:p text:style-name="P98"><text:span text:style-name="Source_20_Text">&lt;button</text:span></text:p>
          <text:p text:style-name="P98"><text:span text:style-name="Source_20_Text"><text:s text:c="2"/>onClick={() =&gt; aceptarPeticion(pid, "sin-permuta")}</text:span></text:p>
          <text:p text:style-name="P98"><text:span text:style-name="Source_20_Text"><text:s text:c="2"/>className="bg-green-600 text-white px-3 py-1 rounded text-sm mt-2"</text:span></text:p>
          <text:p text:style-name="P98"><text:span text:style-name="Source_20_Text">&gt;</text:span></text:p>
          <text:p text:style-name="P98"><text:soft-page-break/><text:span text:style-name="Source_20_Text"><text:s text:c="2"/>Confirmar sin permuta</text:span></text:p>
          <text:p text:style-name="P98"><text:span text:style-name="Source_20_Text">&lt;/button&gt;</text:span></text:p>
          <text:p text:style-name="P98"/>
          <text:p text:style-name="P98"><text:span text:style-name="Source_20_Text">&lt;button</text:span></text:p>
          <text:p text:style-name="P98"><text:span text:style-name="Source_20_Text"><text:s text:c="2"/>onClick={() =&gt; aceptarPeticion(pid, "con-permuta")}</text:span></text:p>
          <text:p text:style-name="P98"><text:span text:style-name="Source_20_Text"><text:s text:c="2"/>className="bg-purple-700 text-white px-3 py-1 rounded text-sm mt-2"</text:span></text:p>
          <text:p text:style-name="P98"><text:span text:style-name="Source_20_Text">&gt;</text:span></text:p>
          <text:p text:style-name="P98"><text:span text:style-name="Source_20_Text"><text:s text:c="2"/>Confirmar permuta</text:span></text:p>
          <text:p text:style-name="P98"><text:span text:style-name="Source_20_Text">&lt;/button&gt;</text:span></text:p>
          <text:p text:style-name="Text_20_body">Y dentro de la función, ya usas el parámetro <text:span text:style-name="Source_20_Text">modo</text:span> en lugar de <text:span text:style-name="Source_20_Text">modoAceptacion</text:span>.</text:p>
          <text:h text:style-name="P94" text:outline-level="2"><text:bookmark-start text:name="__RefHeading___Toc14830_2917578271"/>🎯 Ventajas<text:bookmark-end text:name="__RefHeading___Toc14830_2917578271"/></text:h>
          <text:list text:style-name="L96">
            <text:list-item>
              <text:p text:style-name="P125">El flujo ya no depende del estado en proceso.</text:p>
            </text:list-item>
            <text:list-item>
              <text:p text:style-name="P125">La función <text:span text:style-name="Source_20_Text">aceptarPeticion</text:span> se vuelve más confiable y directa.</text:p>
            </text:list-item>
            <text:list-item>
              <text:p text:style-name="P125">Puedes seguir usando <text:span text:style-name="Source_20_Text">modoAceptacion</text:span> si lo necesitas para mostrar o ocultar formularios, pero no para la lógica de la acción.</text:p>
            </text:list-item>
          </text:list>
          <text:p text:style-name="Text_20_body">¿Te gustaría que te pase el bloque entero final con estos cambios ya integrados en el <text:span text:style-name="Source_20_Text">return</text:span> y la función? También puedo ayudarte a limitar que sólo se abra una petición a la vez con este nuevo modelo. ¡Vamos cerrando filas! 😄</text:p>
        </text:section>
        <text:section text:style-name="Sect2" text:name="c7JJqWoyGosi2wUPk9UbS-user-message">
          <text:p text:style-name="P19">Perfecto. Vamos con otro tema. ¿Podría trabajar sobre una base de datos en local y otra en producción?</text:p>
        </text:section>
        <text:section text:style-name="Sect2" text:name="8i5a252kRTRUAEdfazCHK-content-0">
          <text:p text:style-name="P20">Sí, Carlos, eso es completamente viable y, de hecho, bastante común en entornos de desarrollo profesional. Aquí te explico cómo puedes organizarlo 👇</text:p>
          <text:h text:style-name="P94" text:outline-level="2"><text:bookmark-start text:name="__RefHeading___Toc14832_2917578271"/>🧩 ¿Cómo trabajar con dos bases de datos?<text:bookmark-end text:name="__RefHeading___Toc14832_2917578271"/></text:h>
          <text:p text:style-name="Text_20_body">Puedes tener una <text:span text:style-name="Emphasis">base de datos local</text:span> para pruebas y desarrollo, y una <text:span text:style-name="Emphasis">base de datos en producción</text:span> para los datos reales de tu aplicación en uso. La clave es gestionar cuál se usa en función del entorno:</text:p>
          <text:h text:style-name="P95" text:outline-level="3"><text:bookmark-start text:name="__RefHeading___Toc14834_2917578271"/>🔀 Diferencia por entorno<text:bookmark-end text:name="__RefHeading___Toc14834_2917578271"/></text:h>
          <text:p text:style-name="Text_20_body">Usa una variable de entorno para controlar a qué base de datos conectarte:</text:p>
          <text:p text:style-name="Text_20_body">ts</text:p>
          <text:p text:style-name="P98"><text:span text:style-name="Source_20_Text">const db = process.env.NODE_ENV === "production"</text:span></text:p>
          <text:p text:style-name="P98"><text:span text:style-name="Source_20_Text"><text:s text:c="2"/>? dbRemota // base de datos en producción</text:span></text:p>
          <text:p text:style-name="P98"><text:span text:style-name="Source_20_Text"><text:s text:c="2"/>: dbLocal; // base de datos local</text:span></text:p>
          <text:h text:style-name="P95" text:outline-level="3"><text:bookmark-start text:name="__RefHeading___Toc14836_2917578271"/>📁 Variables de entorno (por ejemplo, en <text:span text:style-name="Source_20_Text">.env</text:span>)<text:bookmark-end text:name="__RefHeading___Toc14836_2917578271"/></text:h>
          <text:p text:style-name="Text_20_body">env</text:p>
          <text:p text:style-name="P98"><text:span text:style-name="Source_20_Text">NODE_ENV=development</text:span></text:p>
          <text:p text:style-name="Text_20_body"><text:soft-page-break/>Y en producción puedes tener:</text:p>
          <text:p text:style-name="Text_20_body">env</text:p>
          <text:p text:style-name="P98"><text:span text:style-name="Source_20_Text">NODE_ENV=production</text:span></text:p>
          <text:h text:style-name="P95" text:outline-level="3"><text:bookmark-start text:name="__RefHeading___Toc14838_2917578271"/>🔧 En Next.js, React, Node…<text:bookmark-end text:name="__RefHeading___Toc14838_2917578271"/></text:h>
          <text:p text:style-name="Text_20_body">Cada uno tiene su forma de gestionar esto, pero todos permiten definir variables de entorno para configurar cuál es la fuente de datos correcta según el modo de ejecución.</text:p>
          <text:h text:style-name="P94" text:outline-level="2"><text:bookmark-start text:name="__RefHeading___Toc14840_2917578271"/>🛠️ Ejemplo usando Firebase<text:bookmark-end text:name="__RefHeading___Toc14840_2917578271"/></text:h>
          <text:p text:style-name="Text_20_body">Si estás usando Firebase, puedes tener dos proyectos diferentes:</text:p>
          <text:list text:style-name="L97">
            <text:list-item>
              <text:p text:style-name="P126">Un proyecto de Firebase para desarrollo</text:p>
            </text:list-item>
            <text:list-item>
              <text:p text:style-name="P126">Otro para producción</text:p>
            </text:list-item>
          </text:list>
          <text:p text:style-name="Text_20_body">Luego defines en tu configuración qué credenciales cargar:</text:p>
          <text:p text:style-name="Text_20_body">ts</text:p>
          <text:p text:style-name="P98"><text:span text:style-name="Source_20_Text">const firebaseConfig = process.env.NODE_ENV === "production"</text:span></text:p>
          <text:p text:style-name="P98"><text:span text:style-name="Source_20_Text"><text:s text:c="2"/>? {</text:span></text:p>
          <text:p text:style-name="P98"><text:span text:style-name="Source_20_Text"><text:s text:c="6"/>apiKey: "...prod",</text:span></text:p>
          <text:p text:style-name="P98"><text:span text:style-name="Source_20_Text"><text:s text:c="6"/>authDomain: "...prod",</text:span></text:p>
          <text:p text:style-name="P98"><text:span text:style-name="Source_20_Text"><text:s text:c="6"/>projectId: "...prod",</text:span></text:p>
          <text:p text:style-name="P98"><text:span text:style-name="Source_20_Text"><text:s text:c="4"/>}</text:span></text:p>
          <text:p text:style-name="P98"><text:span text:style-name="Source_20_Text"><text:s text:c="2"/>: {</text:span></text:p>
          <text:p text:style-name="P98"><text:span text:style-name="Source_20_Text"><text:s text:c="6"/>apiKey: "...dev",</text:span></text:p>
          <text:p text:style-name="P98"><text:span text:style-name="Source_20_Text"><text:s text:c="6"/>authDomain: "...dev",</text:span></text:p>
          <text:p text:style-name="P98"><text:span text:style-name="Source_20_Text"><text:s text:c="6"/>projectId: "...dev",</text:span></text:p>
          <text:p text:style-name="P98"><text:span text:style-name="Source_20_Text"><text:s text:c="4"/>};</text:span></text:p>
          <text:h text:style-name="P94" text:outline-level="2"><text:bookmark-start text:name="__RefHeading___Toc14842_2917578271"/>✅ Beneficios<text:bookmark-end text:name="__RefHeading___Toc14842_2917578271"/></text:h>
          <text:list text:style-name="L98">
            <text:list-item>
              <text:p text:style-name="P127">Te permite probar sin comprometer datos reales</text:p>
            </text:list-item>
            <text:list-item>
              <text:p text:style-name="P127">Evitas romper nada en producción por error</text:p>
            </text:list-item>
            <text:list-item>
              <text:p text:style-name="P127">Puedes hacer mocks o pruebas más agresivas localmente</text:p>
            </text:list-item>
          </text:list>
          <text:p text:style-name="Text_20_body">Si quieres, puedo ayudarte a montar el sistema para alternar entre entornos, o incluso definir un script que suba los datos locales a producción con seguridad. ¿Te apetece montar eso juntos? 🧪🚀</text:p>
        </text:section>
        <text:p text:style-name="P19">Hoy</text:p>
        <text:section text:style-name="Sect2" text:name="EQZ3RPGK3fxtoNh9KUf96-user-message">
          <text:p text:style-name="P19">Actualmente estoy utilizando esta config de Firebase, donde ahí ya tengo una url a una database. // src/firebase/config.js import { initializeApp } from "firebase/app"; import { getDatabase, ref, get, set, push, update, remove, onValue } from "firebase/database"; const firebaseConfig = { apiKey: import.meta.env.VITE_API_KEY, authDomain: "contadorcis.firebaseapp.com", databaseURL: "https://contadorcis-default-rtdb.firebaseio.com", projectId: "contadorcis", storageBucket: <text:soft-page-break/>"contadorcis.firebasestorage.app", messagingSenderId: "1075325804169", appId: "1:1075325804169:web:c888b4601c36a72b6e7058", measurementId: "G-YL4TB0ECVJ" }; const app = initializeApp(firebaseConfig); const db = getDatabase(app); export { db, ref, get, set, push, update, remove, onValue }; No sé si podría crear otra realtimedatabase dentro del mismo proyecto firebase y modificáramos este config.</text:p>
        </text:section>
        <text:section text:style-name="Sect2" text:name="2kmmvrrWpaQfjyRm9dzD4-content-0">
          <text:p text:style-name="P20">La estructura de Firebase te permite tener <text:span text:style-name="Strong_20_Emphasis">una sola Realtime Database por proyecto</text:span>, así que no se puede crear otra Realtime Database dentro del mismo proyecto como tal. Pero sí puedes tener <text:span text:style-name="Strong_20_Emphasis">varios proyectos de Firebase</text:span>, cada uno con su propia base de datos, y alternar entre ellos fácilmente en tu código según el entorno.</text:p>
          <text:h text:style-name="P94" text:outline-level="2"><text:bookmark-start text:name="__RefHeading___Toc14844_2917578271"/>🎯 Estrategia recomendada: dos proyectos de Firebase<text:bookmark-end text:name="__RefHeading___Toc14844_2917578271"/></text:h>
          <text:list text:style-name="L99">
            <text:list-item>
              <text:p text:style-name="P128"><text:span text:style-name="Strong_20_Emphasis">Crea un segundo proyecto Firebase</text:span> (por ejemplo, <text:span text:style-name="Source_20_Text">contadorcis-dev</text:span>)</text:p>
            </text:list-item>
            <text:list-item>
              <text:p text:style-name="P128">Configura su Realtime Database como hiciste en el actual</text:p>
            </text:list-item>
            <text:list-item>
              <text:p text:style-name="P128">Copia sus credenciales en tu <text:span text:style-name="Source_20_Text">.env.development.local</text:span></text:p>
            </text:list-item>
          </text:list>
          <text:h text:style-name="P95" text:outline-level="3"><text:bookmark-start text:name="__RefHeading___Toc14846_2917578271"/>🧠 En tu <text:span text:style-name="Source_20_Text">config.js</text:span>, adapta así:<text:bookmark-end text:name="__RefHeading___Toc14846_2917578271"/></text:h>
          <text:p text:style-name="Text_20_body">ts</text:p>
          <text:p text:style-name="P98"><text:span text:style-name="Source_20_Text">const firebaseConfig = {</text:span></text:p>
          <text:p text:style-name="P98"><text:span text:style-name="Source_20_Text"><text:s text:c="2"/>apiKey: import.meta.env.VITE_API_KEY,</text:span></text:p>
          <text:p text:style-name="P98"><text:span text:style-name="Source_20_Text"><text:s text:c="2"/>authDomain: import.meta.env.VITE_AUTH_DOMAIN,</text:span></text:p>
          <text:p text:style-name="P98"><text:span text:style-name="Source_20_Text"><text:s text:c="2"/>databaseURL: import.meta.env.VITE_DATABASE_URL,</text:span></text:p>
          <text:p text:style-name="P98"><text:span text:style-name="Source_20_Text"><text:s text:c="2"/>projectId: import.meta.env.VITE_PROJECT_ID,</text:span></text:p>
          <text:p text:style-name="P98"><text:span text:style-name="Source_20_Text"><text:s text:c="2"/>storageBucket: import.meta.env.VITE_STORAGE_BUCKET,</text:span></text:p>
          <text:p text:style-name="P98"><text:span text:style-name="Source_20_Text"><text:s text:c="2"/>messagingSenderId: import.meta.env.VITE_SENDER_ID,</text:span></text:p>
          <text:p text:style-name="P98"><text:span text:style-name="Source_20_Text"><text:s text:c="2"/>appId: import.meta.env.VITE_APP_ID,</text:span></text:p>
          <text:p text:style-name="P98"><text:span text:style-name="Source_20_Text"><text:s text:c="2"/>measurementId: import.meta.env.VITE_MEASUREMENT_ID</text:span></text:p>
          <text:p text:style-name="P98"><text:span text:style-name="Source_20_Text">};</text:span></text:p>
          <text:h text:style-name="P95" text:outline-level="3"><text:bookmark-start text:name="__RefHeading___Toc14848_2917578271"/>📁 Y en tu entorno de desarrollo local:<text:bookmark-end text:name="__RefHeading___Toc14848_2917578271"/></text:h>
          <text:p text:style-name="Text_20_body">env</text:p>
          <text:p text:style-name="P98"><text:span text:style-name="Source_20_Text">VITE_API_KEY=xxxxx</text:span></text:p>
          <text:p text:style-name="P98"><text:span text:style-name="Source_20_Text">VITE_AUTH_DOMAIN=contadorcis-dev.firebaseapp.com</text:span></text:p>
          <text:p text:style-name="P98"><text:span text:style-name="Source_20_Text">VITE_DATABASE_URL=https://contadorcis-dev-default-rtdb.firebaseio.com</text:span></text:p>
          <text:p text:style-name="P98"><text:span text:style-name="Source_20_Text">VITE_PROJECT_ID=contadorcis-dev</text:span></text:p>
          <text:p text:style-name="P98"><text:span text:style-name="Source_20_Text">...</text:span></text:p>
          <text:p text:style-name="Text_20_body">Igual para producción, en <text:span text:style-name="Source_20_Text">.env.production.local</text:span>.</text:p>
          <text:h text:style-name="P94" text:outline-level="2"><text:bookmark-start text:name="__RefHeading___Toc14850_2917578271"/>🧪 ¿Y si quieres usar ambas a la vez?<text:bookmark-end text:name="__RefHeading___Toc14850_2917578271"/></text:h>
          <text:p text:style-name="Text_20_body">Se puede. Puedes inicializar dos apps Firebase así:</text:p>
          <text:p text:style-name="Text_20_body"><text:soft-page-break/>ts</text:p>
          <text:p text:style-name="P98"><text:span text:style-name="Source_20_Text">import { initializeApp } from "firebase/app";</text:span></text:p>
          <text:p text:style-name="P98"><text:span text:style-name="Source_20_Text">import { getDatabase } from "firebase/database";</text:span></text:p>
          <text:p text:style-name="P98"/>
          <text:p text:style-name="P98"><text:span text:style-name="Source_20_Text">const prodApp = initializeApp(prodConfig, "prod");</text:span></text:p>
          <text:p text:style-name="P98"><text:span text:style-name="Source_20_Text">const devApp = initializeApp(devConfig, "dev");</text:span></text:p>
          <text:p text:style-name="P98"/>
          <text:p text:style-name="P98"><text:span text:style-name="Source_20_Text">const dbProd = getDatabase(prodApp);</text:span></text:p>
          <text:p text:style-name="P98"><text:span text:style-name="Source_20_Text">const dbDev = getDatabase(devApp);</text:span></text:p>
          <text:p text:style-name="Text_20_body">Y luego elegir cuál usar según la acción. Incluso puedes tener <text:span text:style-name="Source_20_Text">dbLocal</text:span> para pruebas manuales y <text:span text:style-name="Source_20_Text">dbProd</text:span> para sincronización real.</text:p>
          <text:p text:style-name="Text_20_body">¿Quieres que prepare dos archivos de configuración (<text:span text:style-name="Source_20_Text">firebaseConfig.local.ts</text:span> y <text:span text:style-name="Source_20_Text">firebaseConfig.prod.ts</text:span>) y un pequeño switch automático que elija según <text:span text:style-name="Source_20_Text">NODE_ENV</text:span>? También podría añadir una pequeña consola visual en tu app que te indique con qué base estás conectando 🧭. Tú mandas.</text:p>
          <text:p text:style-name="P78"><text:a xlink:type="simple" xlink:href="https://github.com/vape-tool/VapeTool-Webapp-Elm/tree/2f5dcc047088f163fdcf8bc9f04723ef769586ef/public%2Fmain.js" office:target-frame-name="_blank" xlink:show="new" text:style-name="Internet_20_link" text:visited-style-name="Visited_20_Internet_20_Link">1github.com</text:a></text:p>
        </text:section>
        <text:section text:style-name="Sect2" text:name="k6h4YgDPvGNwx6nHns5r3-user-message">
          <text:p text:style-name="P19">Hazlo, porque ya estoy creando el nuevo proyecto de firebase llamado contador-cis-dev y ya está creada la base de datos.</text:p>
        </text:section>
        <text:section text:style-name="Sect2" text:name="oFC7ChSnMsAbkXNswksjZ-content-0">
          <text:p text:style-name="P20">¡Perfecto, Carlos! Ya que tienes el nuevo proyecto y su Realtime Database en marcha, vamos a armar el setup modular para que puedas trabajar con ambos entornos cómodamente.</text:p>
          <text:h text:style-name="P94" text:outline-level="2"><text:bookmark-start text:name="__RefHeading___Toc14852_2917578271"/>⚙️ Paso 1: Archivos de configuración<text:bookmark-end text:name="__RefHeading___Toc14852_2917578271"/></text:h>
          <text:p text:style-name="Text_20_body">Crea dos archivos en <text:span text:style-name="Source_20_Text">src/firebase/</text:span>:</text:p>
          <text:h text:style-name="P95" text:outline-level="3"><text:bookmark-start text:name="__RefHeading___Toc14854_2917578271"/>🔸 <text:span text:style-name="Source_20_Text">firebaseConfig.local.ts</text:span><text:bookmark-end text:name="__RefHeading___Toc14854_2917578271"/></text:h>
          <text:p text:style-name="Text_20_body">ts</text:p>
          <text:p text:style-name="P98"><text:span text:style-name="Source_20_Text">import { initializeApp } from "firebase/app";</text:span></text:p>
          <text:p text:style-name="P98"><text:span text:style-name="Source_20_Text">import { getDatabase } from "firebase/database";</text:span></text:p>
          <text:p text:style-name="P98"/>
          <text:p text:style-name="P98"><text:span text:style-name="Source_20_Text">const localConfig = {</text:span></text:p>
          <text:p text:style-name="P98"><text:span text:style-name="Source_20_Text"><text:s text:c="2"/>apiKey: "TU_API_KEY_DEV",</text:span></text:p>
          <text:p text:style-name="P98"><text:span text:style-name="Source_20_Text"><text:s text:c="2"/>authDomain: "contador-cis-dev.firebaseapp.com",</text:span></text:p>
          <text:p text:style-name="P98"><text:span text:style-name="Source_20_Text"><text:s text:c="2"/>databaseURL: "https://contador-cis-dev-default-rtdb.firebaseio.com",</text:span></text:p>
          <text:p text:style-name="P98"><text:span text:style-name="Source_20_Text"><text:s text:c="2"/>projectId: "contador-cis-dev",</text:span></text:p>
          <text:p text:style-name="P98"><text:span text:style-name="Source_20_Text"><text:s text:c="2"/>storageBucket: "contador-cis-dev.appspot.com",</text:span></text:p>
          <text:p text:style-name="P98"><text:span text:style-name="Source_20_Text"><text:s text:c="2"/>messagingSenderId: "TU_SENDER_ID",</text:span></text:p>
          <text:p text:style-name="P98"><text:span text:style-name="Source_20_Text"><text:s text:c="2"/>appId: "TU_APP_ID",</text:span></text:p>
          <text:p text:style-name="P98"><text:span text:style-name="Source_20_Text"><text:s text:c="2"/>measurementId: "TU_MEASUREMENT_ID"</text:span></text:p>
          <text:p text:style-name="P98"><text:soft-page-break/><text:span text:style-name="Source_20_Text">};</text:span></text:p>
          <text:p text:style-name="P98"/>
          <text:p text:style-name="P98"><text:span text:style-name="Source_20_Text">const localApp = initializeApp(localConfig, "local");</text:span></text:p>
          <text:p text:style-name="P98"><text:span text:style-name="Source_20_Text">const dbLocal = getDatabase(localApp);</text:span></text:p>
          <text:p text:style-name="P98"/>
          <text:p text:style-name="P98"><text:span text:style-name="Source_20_Text">export { dbLocal };</text:span></text:p>
          <text:h text:style-name="P95" text:outline-level="3"><text:bookmark-start text:name="__RefHeading___Toc14856_2917578271"/>🔹 <text:span text:style-name="Source_20_Text">firebaseConfig.prod.ts</text:span><text:bookmark-end text:name="__RefHeading___Toc14856_2917578271"/></text:h>
          <text:p text:style-name="Text_20_body">ts</text:p>
          <text:p text:style-name="P98"><text:span text:style-name="Source_20_Text">import { initializeApp } from "firebase/app";</text:span></text:p>
          <text:p text:style-name="P98"><text:span text:style-name="Source_20_Text">import { getDatabase } from "firebase/database";</text:span></text:p>
          <text:p text:style-name="P98"/>
          <text:p text:style-name="P98"><text:span text:style-name="Source_20_Text">const prodConfig = {</text:span></text:p>
          <text:p text:style-name="P98"><text:span text:style-name="Source_20_Text"><text:s text:c="2"/>apiKey: "TU_API_KEY_PROD",</text:span></text:p>
          <text:p text:style-name="P98"><text:span text:style-name="Source_20_Text"><text:s text:c="2"/>authDomain: "contadorcis.firebaseapp.com",</text:span></text:p>
          <text:p text:style-name="P98"><text:span text:style-name="Source_20_Text"><text:s text:c="2"/>databaseURL: "https://contadorcis-default-rtdb.firebaseio.com",</text:span></text:p>
          <text:p text:style-name="P98"><text:span text:style-name="Source_20_Text"><text:s text:c="2"/>projectId: "contadorcis",</text:span></text:p>
          <text:p text:style-name="P98"><text:span text:style-name="Source_20_Text"><text:s text:c="2"/>storageBucket: "contadorcis.appspot.com",</text:span></text:p>
          <text:p text:style-name="P98"><text:span text:style-name="Source_20_Text"><text:s text:c="2"/>messagingSenderId: "TU_SENDER_ID",</text:span></text:p>
          <text:p text:style-name="P98"><text:span text:style-name="Source_20_Text"><text:s text:c="2"/>appId: "TU_APP_ID",</text:span></text:p>
          <text:p text:style-name="P98"><text:span text:style-name="Source_20_Text"><text:s text:c="2"/>measurementId: "TU_MEASUREMENT_ID"</text:span></text:p>
          <text:p text:style-name="P98"><text:span text:style-name="Source_20_Text">};</text:span></text:p>
          <text:p text:style-name="P98"/>
          <text:p text:style-name="P98"><text:span text:style-name="Source_20_Text">const prodApp = initializeApp(prodConfig, "prod");</text:span></text:p>
          <text:p text:style-name="P98"><text:span text:style-name="Source_20_Text">const dbProd = getDatabase(prodApp);</text:span></text:p>
          <text:p text:style-name="P98"/>
          <text:p text:style-name="P98"><text:span text:style-name="Source_20_Text">export { dbProd };</text:span></text:p>
          <text:p text:style-name="Text_20_body">Asegúrate de remplazar las credenciales por las reales. Puedes usar <text:span text:style-name="Source_20_Text">.env</text:span> si prefieres.</text:p>
          <text:h text:style-name="P94" text:outline-level="2"><text:bookmark-start text:name="__RefHeading___Toc14858_2917578271"/>🔄 Paso 2: Switch automático según entorno<text:bookmark-end text:name="__RefHeading___Toc14858_2917578271"/></text:h>
          <text:p text:style-name="Text_20_body">Crea <text:span text:style-name="Source_20_Text">firebase.ts</text:span> como punto de acceso principal:</text:p>
          <text:p text:style-name="Text_20_body">ts</text:p>
          <text:p text:style-name="P98"><text:span text:style-name="Source_20_Text">import { dbLocal } from "./firebaseConfig.local";</text:span></text:p>
          <text:p text:style-name="P98"><text:span text:style-name="Source_20_Text">import { dbProd } from "./firebaseConfig.prod";</text:span></text:p>
          <text:p text:style-name="P98"/>
          <text:p text:style-name="P98"><text:span text:style-name="Source_20_Text">const db =</text:span></text:p>
          <text:p text:style-name="P98"><text:span text:style-name="Source_20_Text"><text:s text:c="2"/>import.meta.env.MODE === "development"</text:span></text:p>
          <text:p text:style-name="P98"><text:soft-page-break/><text:span text:style-name="Source_20_Text"><text:s text:c="4"/>? dbLocal</text:span></text:p>
          <text:p text:style-name="P98"><text:span text:style-name="Source_20_Text"><text:s text:c="4"/>: dbProd;</text:span></text:p>
          <text:p text:style-name="P98"/>
          <text:p text:style-name="P98"><text:span text:style-name="Source_20_Text">export { db };</text:span></text:p>
          <text:h text:style-name="P94" text:outline-level="2"><text:bookmark-start text:name="__RefHeading___Toc14860_2917578271"/>🧭 Extra: mini consola visual (opcional)<text:bookmark-end text:name="__RefHeading___Toc14860_2917578271"/></text:h>
          <text:p text:style-name="Text_20_body">Puedes agregar en tu app algo como:</text:p>
          <text:p text:style-name="Text_20_body">tsx</text:p>
          <text:p text:style-name="P98"><text:span text:style-name="Source_20_Text">&lt;span style={{ fontSize: '12px', color: '#666' }}&gt;</text:span></text:p>
          <text:p text:style-name="P98"><text:span text:style-name="Source_20_Text"><text:s text:c="2"/>🔌 Conectado a: &lt;strong&gt;{import.meta.env.MODE}&lt;/strong&gt;</text:span></text:p>
          <text:p text:style-name="P98"><text:span text:style-name="Source_20_Text">&lt;/span&gt;</text:span></text:p>
          <text:p text:style-name="Text_20_body">¿Te gustaría que te prepare también un hook (<text:span text:style-name="Source_20_Text">useFirebaseDB</text:span>) para abstraer los métodos como <text:span text:style-name="Source_20_Text">get</text:span>, <text:span text:style-name="Source_20_Text">set</text:span>, etc. y mantenerlo más limpio aún? Podemos hacerlo elegante 😉.</text:p>
        </text:section>
        <text:p text:style-name="Text_20_body"/>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space Neon" svg:font-family="'Monaspace Neon', ui-monospace, SFMono-Regular, 'SF Mono', Menlo, Consolas, 'Liberation Mono', monospac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master-page-name="">
      <style:paragraph-properties fo:margin-top="0.423cm" fo:margin-bottom="0.212cm" style:contextual-spacing="false" fo:text-align="center" style:justify-single-word="false" style:page-number="auto"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5T12:34:30.900017900</meta:creation-date>
    <dc:date>2025-08-01T16:14:01.647797800</dc:date>
    <meta:editing-duration>PT1H29M54S</meta:editing-duration>
    <meta:editing-cycles>10</meta:editing-cycles>
    <meta:generator>LibreOffice/25.2.4.3$Windows_X86_64 LibreOffice_project/33e196637044ead23f5c3226cde09b47731f7e27</meta:generator>
    <meta:document-statistic meta:table-count="6" meta:image-count="0" meta:object-count="0" meta:page-count="217" meta:paragraph-count="6904" meta:word-count="42806" meta:character-count="356734" meta:non-whitespace-character-count="281426"/>
  </office:meta>
</office:document-meta>
</file>